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8in"/>
    </style:style>
    <style:style style:name="co2" style:family="table-column">
      <style:table-column-properties fo:break-before="auto" style:column-width="0.5409in"/>
    </style:style>
    <style:style style:name="co3" style:family="table-column">
      <style:table-column-properties fo:break-before="auto" style:column-width="0.7354in"/>
    </style:style>
    <style:style style:name="co4" style:family="table-column">
      <style:table-column-properties fo:break-before="auto" style:column-width="0.925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4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Adj Close</text:p>
          </table:table-cell>
          <table:table-cell table:style-name="Default"/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2013-10-04</text:p>
          </table:table-cell>
          <table:table-cell office:value-type="float" office:value="176.4" calcext:value-type="float">
            <text:p>176.4</text:p>
          </table:table-cell>
          <table:table-cell office:value-type="float" office:value="181.18" calcext:value-type="float">
            <text:p>181.18</text:p>
          </table:table-cell>
          <table:table-cell office:value-type="float" office:value="172.65" calcext:value-type="float">
            <text:p>172.65</text:p>
          </table:table-cell>
          <table:table-cell office:value-type="float" office:value="180.98" calcext:value-type="float">
            <text:p>180.98</text:p>
          </table:table-cell>
          <table:table-cell office:value-type="float" office:value="14371900" calcext:value-type="float">
            <text:p>14371900</text:p>
          </table:table-cell>
          <table:table-cell office:value-type="float" office:value="180.98" calcext:value-type="float">
            <text:p>180.98</text:p>
          </table:table-cell>
          <table:table-cell table:formula="of:=([.G2]-[.G3])/[.G3]" office:value-type="percentage" office:value="0.0442559575327447" calcext:value-type="percentage">
            <text:p>4.43%</text:p>
          </table:table-cell>
          <table:table-cell/>
          <table:table-cell table:style-name="ce2" table:formula="of:=AVERAGE([.H2:.H824])" office:value-type="percentage" office:value="0.00315895078313484" calcext:value-type="percentage">
            <text:p>0.32%</text:p>
          </table:table-cell>
          <table:table-cell table:style-name="ce2" table:formula="of:=SUM([.H2:.H824])" office:value-type="percentage" office:value="2.59981649451998" calcext:value-type="percentage">
            <text:p>259.98%</text:p>
          </table:table-cell>
          <table:table-cell/>
          <table:table-cell office:value-type="float" office:value="-0.25" calcext:value-type="float">
            <text:p>-0.25</text:p>
          </table:table-cell>
          <table:table-cell/>
          <table:table-cell table:formula="of:=SUM([.M2:.M824])" office:value-type="float" office:value="259.99" calcext:value-type="float">
            <text:p>259.99</text:p>
          </table:table-cell>
        </table:table-row>
        <table:table-row table:style-name="ro1">
          <table:table-cell office:value-type="string" calcext:value-type="string">
            <text:p>2013-10-03</text:p>
          </table:table-cell>
          <table:table-cell office:value-type="float" office:value="175.05" calcext:value-type="float">
            <text:p>175.05</text:p>
          </table:table-cell>
          <table:table-cell office:value-type="float" office:value="179.69" calcext:value-type="float">
            <text:p>179.69</text:p>
          </table:table-cell>
          <table:table-cell office:value-type="float" office:value="168" calcext:value-type="float">
            <text:p>168</text:p>
          </table:table-cell>
          <table:table-cell office:value-type="float" office:value="173.31" calcext:value-type="float">
            <text:p>173.31</text:p>
          </table:table-cell>
          <table:table-cell office:value-type="float" office:value="23816500" calcext:value-type="float">
            <text:p>23816500</text:p>
          </table:table-cell>
          <table:table-cell office:value-type="float" office:value="173.31" calcext:value-type="float">
            <text:p>173.31</text:p>
          </table:table-cell>
          <table:table-cell table:formula="of:=([.G3]-[.G4])/[.G4]" office:value-type="percentage" office:value="-0.0422216081790549" calcext:value-type="percentage">
            <text:p>-4.22%</text:p>
          </table:table-cell>
          <table:table-cell/>
          <table:table-cell table:style-name="ce3" table:formula="of:=(1-[.J2]/100)" office:value-type="float" office:value="0.999968410492169" calcext:value-type="float">
            <text:p>0.9999684105</text:p>
          </table:table-cell>
          <table:table-cell table:number-columns-repeated="2"/>
          <table:table-cell office:value-type="float" office:value="-7.85" calcext:value-type="float">
            <text:p>-7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02</text:p>
          </table:table-cell>
          <table:table-cell office:value-type="float" office:value="188.59" calcext:value-type="float">
            <text:p>188.59</text:p>
          </table:table-cell>
          <table:table-cell office:value-type="float" office:value="191.83" calcext:value-type="float">
            <text:p>191.83</text:p>
          </table:table-cell>
          <table:table-cell office:value-type="float" office:value="175.4" calcext:value-type="float">
            <text:p>175.4</text:p>
          </table:table-cell>
          <table:table-cell office:value-type="float" office:value="180.95" calcext:value-type="float">
            <text:p>180.95</text:p>
          </table:table-cell>
          <table:table-cell office:value-type="float" office:value="20775400" calcext:value-type="float">
            <text:p>20775400</text:p>
          </table:table-cell>
          <table:table-cell office:value-type="float" office:value="180.95" calcext:value-type="float">
            <text:p>180.95</text:p>
          </table:table-cell>
          <table:table-cell table:formula="of:=([.G4]-[.G5])/[.G5]" office:value-type="percentage" office:value="-0.0624352331606218" calcext:value-type="percentage">
            <text:p>-6.24%</text:p>
          </table:table-cell>
          <table:table-cell/>
          <table:table-cell table:style-name="ce2" table:formula="of:=(1-([.J2]/100))^(365-1)" office:value-type="percentage" office:value="0.988567095626929" calcext:value-type="percentage">
            <text:p>98.86%</text:p>
          </table:table-cell>
          <table:table-cell table:number-columns-repeated="2"/>
          <table:table-cell office:value-type="float" office:value="-12.57" calcext:value-type="float">
            <text:p>-12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01</text:p>
          </table:table-cell>
          <table:table-cell office:value-type="float" office:value="193.96" calcext:value-type="float">
            <text:p>193.96</text:p>
          </table:table-cell>
          <table:table-cell office:value-type="float" office:value="194.23" calcext:value-type="float">
            <text:p>194.23</text:p>
          </table:table-cell>
          <table:table-cell office:value-type="float" office:value="188.37" calcext:value-type="float">
            <text:p>188.37</text:p>
          </table:table-cell>
          <table:table-cell office:value-type="float" office:value="193" calcext:value-type="float">
            <text:p>193</text:p>
          </table:table-cell>
          <table:table-cell office:value-type="float" office:value="7755900" calcext:value-type="float">
            <text:p>7755900</text:p>
          </table:table-cell>
          <table:table-cell office:value-type="float" office:value="193" calcext:value-type="float">
            <text:p>193</text:p>
          </table:table-cell>
          <table:table-cell table:formula="of:=([.G5]-[.G6])/[.G6]" office:value-type="percentage" office:value="-0.00191343021151163" calcext:value-type="percentage">
            <text:p>-0.19%</text:p>
          </table:table-cell>
          <table:table-cell/>
          <table:table-cell table:formula="of:=[.J3]^364" office:value-type="float" office:value="0.988567095626929" calcext:value-type="float">
            <text:p>0.9885670956</text:p>
          </table:table-cell>
          <table:table-cell table:number-columns-repeated="2"/>
          <table:table-cell office:value-type="float" office:value="-16.09" calcext:value-type="float">
            <text:p>-16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30</text:p>
          </table:table-cell>
          <table:table-cell office:value-type="float" office:value="189" calcext:value-type="float">
            <text:p>189</text:p>
          </table:table-cell>
          <table:table-cell office:value-type="float" office:value="194.5" calcext:value-type="float">
            <text:p>194.5</text:p>
          </table:table-cell>
          <table:table-cell office:value-type="float" office:value="188" calcext:value-type="float">
            <text:p>188</text:p>
          </table:table-cell>
          <table:table-cell office:value-type="float" office:value="193.37" calcext:value-type="float">
            <text:p>193.37</text:p>
          </table:table-cell>
          <table:table-cell office:value-type="float" office:value="8924700" calcext:value-type="float">
            <text:p>8924700</text:p>
          </table:table-cell>
          <table:table-cell office:value-type="float" office:value="193.37" calcext:value-type="float">
            <text:p>193.37</text:p>
          </table:table-cell>
          <table:table-cell table:formula="of:=([.G6]-[.G7])/[.G7]" office:value-type="percentage" office:value="0.012938711367208" calcext:value-type="percentage">
            <text:p>1.29%</text:p>
          </table:table-cell>
          <table:table-cell table:number-columns-repeated="4"/>
          <table:table-cell office:value-type="float" office:value="-1.92" calcext:value-type="float">
            <text:p>-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27</text:p>
          </table:table-cell>
          <table:table-cell office:value-type="float" office:value="187.52" calcext:value-type="float">
            <text:p>187.52</text:p>
          </table:table-cell>
          <table:table-cell office:value-type="float" office:value="191.28" calcext:value-type="float">
            <text:p>191.28</text:p>
          </table:table-cell>
          <table:table-cell office:value-type="float" office:value="186.43" calcext:value-type="float">
            <text:p>186.43</text:p>
          </table:table-cell>
          <table:table-cell office:value-type="float" office:value="190.9" calcext:value-type="float">
            <text:p>190.9</text:p>
          </table:table-cell>
          <table:table-cell office:value-type="float" office:value="5916400" calcext:value-type="float">
            <text:p>5916400</text:p>
          </table:table-cell>
          <table:table-cell office:value-type="float" office:value="190.9" calcext:value-type="float">
            <text:p>190.9</text:p>
          </table:table-cell>
          <table:table-cell table:formula="of:=([.G7]-[.G8])/[.G8]" office:value-type="percentage" office:value="0.0119804919423241" calcext:value-type="percentage">
            <text:p>1.20%</text:p>
          </table:table-cell>
          <table:table-cell table:number-columns-repeated="4"/>
          <table:table-cell office:value-type="float" office:value="10.51" calcext:value-type="float">
            <text:p>1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26</text:p>
          </table:table-cell>
          <table:table-cell office:value-type="float" office:value="186.7" calcext:value-type="float">
            <text:p>186.7</text:p>
          </table:table-cell>
          <table:table-cell office:value-type="float" office:value="189.68" calcext:value-type="float">
            <text:p>189.68</text:p>
          </table:table-cell>
          <table:table-cell office:value-type="float" office:value="185.61" calcext:value-type="float">
            <text:p>185.61</text:p>
          </table:table-cell>
          <table:table-cell office:value-type="float" office:value="188.64" calcext:value-type="float">
            <text:p>188.64</text:p>
          </table:table-cell>
          <table:table-cell office:value-type="float" office:value="6614400" calcext:value-type="float">
            <text:p>6614400</text:p>
          </table:table-cell>
          <table:table-cell office:value-type="float" office:value="188.64" calcext:value-type="float">
            <text:p>188.64</text:p>
          </table:table-cell>
          <table:table-cell table:formula="of:=([.G8]-[.G9])/[.G9]" office:value-type="percentage" office:value="0.0183545670481536" calcext:value-type="percentage">
            <text:p>1.84%</text:p>
          </table:table-cell>
          <table:table-cell table:number-columns-repeated="4"/>
          <table:table-cell office:value-type="float" office:value="-0.34" calcext:value-type="float">
            <text:p>-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25</text:p>
          </table:table-cell>
          <table:table-cell office:value-type="float" office:value="183.56" calcext:value-type="float">
            <text:p>183.56</text:p>
          </table:table-cell>
          <table:table-cell office:value-type="float" office:value="186.3" calcext:value-type="float">
            <text:p>186.3</text:p>
          </table:table-cell>
          <table:table-cell office:value-type="float" office:value="180.5" calcext:value-type="float">
            <text:p>180.5</text:p>
          </table:table-cell>
          <table:table-cell office:value-type="float" office:value="185.24" calcext:value-type="float">
            <text:p>185.24</text:p>
          </table:table-cell>
          <table:table-cell office:value-type="float" office:value="8252700" calcext:value-type="float">
            <text:p>8252700</text:p>
          </table:table-cell>
          <table:table-cell office:value-type="float" office:value="185.24" calcext:value-type="float">
            <text:p>185.24</text:p>
          </table:table-cell>
          <table:table-cell table:formula="of:=([.G9]-[.G10])/[.G10]" office:value-type="percentage" office:value="0.0159600723962047" calcext:value-type="percentage">
            <text:p>1.60%</text:p>
          </table:table-cell>
          <table:table-cell table:number-columns-repeated="4"/>
          <table:table-cell office:value-type="float" office:value="-2.01" calcext:value-type="float">
            <text:p>-2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24</text:p>
          </table:table-cell>
          <table:table-cell office:value-type="float" office:value="179.14" calcext:value-type="float">
            <text:p>179.14</text:p>
          </table:table-cell>
          <table:table-cell office:value-type="float" office:value="184.96" calcext:value-type="float">
            <text:p>184.96</text:p>
          </table:table-cell>
          <table:table-cell office:value-type="float" office:value="177.65" calcext:value-type="float">
            <text:p>177.65</text:p>
          </table:table-cell>
          <table:table-cell office:value-type="float" office:value="182.33" calcext:value-type="float">
            <text:p>182.33</text:p>
          </table:table-cell>
          <table:table-cell office:value-type="float" office:value="6273400" calcext:value-type="float">
            <text:p>6273400</text:p>
          </table:table-cell>
          <table:table-cell office:value-type="float" office:value="182.33" calcext:value-type="float">
            <text:p>182.33</text:p>
          </table:table-cell>
          <table:table-cell table:formula="of:=([.G10]-[.G11])/[.G11]" office:value-type="percentage" office:value="0.00673623764562972" calcext:value-type="percentage">
            <text:p>0.67%</text:p>
          </table:table-cell>
          <table:table-cell table:number-columns-repeated="4"/>
          <table:table-cell office:value-type="float" office:value="6.39" calcext:value-type="float">
            <text:p>6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23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5.48" calcext:value-type="float">
            <text:p>185.48</text:p>
          </table:table-cell>
          <table:table-cell office:value-type="float" office:value="177.11" calcext:value-type="float">
            <text:p>177.11</text:p>
          </table:table-cell>
          <table:table-cell office:value-type="float" office:value="181.11" calcext:value-type="float">
            <text:p>181.11</text:p>
          </table:table-cell>
          <table:table-cell office:value-type="float" office:value="8173400" calcext:value-type="float">
            <text:p>8173400</text:p>
          </table:table-cell>
          <table:table-cell office:value-type="float" office:value="181.11" calcext:value-type="float">
            <text:p>181.11</text:p>
          </table:table-cell>
          <table:table-cell table:formula="of:=([.G11]-[.G12])/[.G12]" office:value-type="percentage" office:value="-0.0124325208571894" calcext:value-type="percentage">
            <text:p>-1.24%</text:p>
          </table:table-cell>
          <table:table-cell/>
          <table:table-cell table:style-name="ce2" table:formula="of:=AVERAGE([.H2:.H193])" office:value-type="percentage" office:value="0.00961061034656653" calcext:value-type="percentage">
            <text:p>0.96%</text:p>
          </table:table-cell>
          <table:table-cell table:number-columns-repeated="2"/>
          <table:table-cell office:value-type="float" office:value="9.37" calcext:value-type="float">
            <text:p>9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20</text:p>
          </table:table-cell>
          <table:table-cell office:value-type="float" office:value="178.9" calcext:value-type="float">
            <text:p>178.9</text:p>
          </table:table-cell>
          <table:table-cell office:value-type="float" office:value="185.83" calcext:value-type="float">
            <text:p>185.83</text:p>
          </table:table-cell>
          <table:table-cell office:value-type="float" office:value="178.56" calcext:value-type="float">
            <text:p>178.56</text:p>
          </table:table-cell>
          <table:table-cell office:value-type="float" office:value="183.39" calcext:value-type="float">
            <text:p>183.39</text:p>
          </table:table-cell>
          <table:table-cell office:value-type="float" office:value="13401700" calcext:value-type="float">
            <text:p>13401700</text:p>
          </table:table-cell>
          <table:table-cell office:value-type="float" office:value="183.39" calcext:value-type="float">
            <text:p>183.39</text:p>
          </table:table-cell>
          <table:table-cell table:formula="of:=([.G12]-[.G13])/[.G13]" office:value-type="percentage" office:value="0.030744154676259" calcext:value-type="percentage">
            <text:p>3.07%</text:p>
          </table:table-cell>
          <table:table-cell/>
          <table:table-cell table:style-name="ce2" table:formula="of:=(1+[.J11]/100)^365" office:value-type="percentage" office:value="1.03569949832811" calcext:value-type="percentage">
            <text:p>103.57%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19</text:p>
          </table:table-cell>
          <table:table-cell office:value-type="float" office:value="170.8" calcext:value-type="float">
            <text:p>170.8</text:p>
          </table:table-cell>
          <table:table-cell office:value-type="float" office:value="180.47" calcext:value-type="float">
            <text:p>180.47</text:p>
          </table:table-cell>
          <table:table-cell office:value-type="float" office:value="169.08" calcext:value-type="float">
            <text:p>169.08</text:p>
          </table:table-cell>
          <table:table-cell office:value-type="float" office:value="177.92" calcext:value-type="float">
            <text:p>177.92</text:p>
          </table:table-cell>
          <table:table-cell office:value-type="float" office:value="15594600" calcext:value-type="float">
            <text:p>15594600</text:p>
          </table:table-cell>
          <table:table-cell office:value-type="float" office:value="177.92" calcext:value-type="float">
            <text:p>177.92</text:p>
          </table:table-cell>
          <table:table-cell table:formula="of:=([.G13]-[.G14])/[.G14]" office:value-type="percentage" office:value="0.0703886415593791" calcext:value-type="percentage">
            <text:p>7.04%</text:p>
          </table:table-cell>
          <table:table-cell table:number-columns-repeated="4"/>
          <table:table-cell office:value-type="float" office:value="3.77" calcext:value-type="float">
            <text:p>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18</text:p>
          </table:table-cell>
          <table:table-cell office:value-type="float" office:value="167.07" calcext:value-type="float">
            <text:p>167.07</text:p>
          </table:table-cell>
          <table:table-cell office:value-type="float" office:value="167.45" calcext:value-type="float">
            <text:p>167.45</text:p>
          </table:table-cell>
          <table:table-cell office:value-type="float" office:value="164.2" calcext:value-type="float">
            <text:p>164.2</text:p>
          </table:table-cell>
          <table:table-cell office:value-type="float" office:value="166.22" calcext:value-type="float">
            <text:p>166.22</text:p>
          </table:table-cell>
          <table:table-cell office:value-type="float" office:value="5439700" calcext:value-type="float">
            <text:p>5439700</text:p>
          </table:table-cell>
          <table:table-cell office:value-type="float" office:value="166.22" calcext:value-type="float">
            <text:p>166.22</text:p>
          </table:table-cell>
          <table:table-cell table:formula="of:=([.G14]-[.G15])/[.G15]" office:value-type="percentage" office:value="-0.0000601576129458636" calcext:value-type="percentage">
            <text:p>-0.01%</text:p>
          </table:table-cell>
          <table:table-cell table:number-columns-repeated="4"/>
          <table:table-cell office:value-type="float" office:value="6.15" calcext:value-type="float">
            <text:p>6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17</text:p>
          </table:table-cell>
          <table:table-cell office:value-type="float" office:value="165.08" calcext:value-type="float">
            <text:p>165.08</text:p>
          </table:table-cell>
          <table:table-cell office:value-type="float" office:value="168.42" calcext:value-type="float">
            <text:p>168.42</text:p>
          </table:table-cell>
          <table:table-cell office:value-type="float" office:value="163.36" calcext:value-type="float">
            <text:p>163.36</text:p>
          </table:table-cell>
          <table:table-cell office:value-type="float" office:value="166.23" calcext:value-type="float">
            <text:p>166.23</text:p>
          </table:table-cell>
          <table:table-cell office:value-type="float" office:value="5496900" calcext:value-type="float">
            <text:p>5496900</text:p>
          </table:table-cell>
          <table:table-cell office:value-type="float" office:value="166.23" calcext:value-type="float">
            <text:p>166.23</text:p>
          </table:table-cell>
          <table:table-cell table:formula="of:=([.G15]-[.G16])/[.G16]" office:value-type="percentage" office:value="-0.00210109256813557" calcext:value-type="percentage">
            <text:p>-0.21%</text:p>
          </table:table-cell>
          <table:table-cell table:number-columns-repeated="4"/>
          <table:table-cell office:value-type="float" office:value="-7.35" calcext:value-type="float">
            <text:p>-7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16</text:p>
          </table:table-cell>
          <table:table-cell office:value-type="float" office:value="168" calcext:value-type="float">
            <text:p>168</text:p>
          </table:table-cell>
          <table:table-cell office:value-type="float" office:value="170.85" calcext:value-type="float">
            <text:p>170.85</text:p>
          </table:table-cell>
          <table:table-cell office:value-type="float" office:value="165.85" calcext:value-type="float">
            <text:p>165.85</text:p>
          </table:table-cell>
          <table:table-cell office:value-type="float" office:value="166.58" calcext:value-type="float">
            <text:p>166.58</text:p>
          </table:table-cell>
          <table:table-cell office:value-type="float" office:value="7574900" calcext:value-type="float">
            <text:p>7574900</text:p>
          </table:table-cell>
          <table:table-cell office:value-type="float" office:value="166.58" calcext:value-type="float">
            <text:p>166.58</text:p>
          </table:table-cell>
          <table:table-cell table:formula="of:=([.G16]-[.G17])/[.G17]" office:value-type="percentage" office:value="0.00628246949377806" calcext:value-type="percentage">
            <text:p>0.63%</text:p>
          </table:table-cell>
          <table:table-cell table:number-columns-repeated="4"/>
          <table:table-cell office:value-type="float" office:value="-0.39" calcext:value-type="float">
            <text:p>-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13</text:p>
          </table:table-cell>
          <table:table-cell office:value-type="float" office:value="162.77" calcext:value-type="float">
            <text:p>162.77</text:p>
          </table:table-cell>
          <table:table-cell office:value-type="float" office:value="166.37" calcext:value-type="float">
            <text:p>166.37</text:p>
          </table:table-cell>
          <table:table-cell office:value-type="float" office:value="162.16" calcext:value-type="float">
            <text:p>162.16</text:p>
          </table:table-cell>
          <table:table-cell office:value-type="float" office:value="165.54" calcext:value-type="float">
            <text:p>165.54</text:p>
          </table:table-cell>
          <table:table-cell office:value-type="float" office:value="5401200" calcext:value-type="float">
            <text:p>5401200</text:p>
          </table:table-cell>
          <table:table-cell office:value-type="float" office:value="165.54" calcext:value-type="float">
            <text:p>165.54</text:p>
          </table:table-cell>
          <table:table-cell table:formula="of:=([.G17]-[.G18])/[.G18]" office:value-type="percentage" office:value="0.00369853877402525" calcext:value-type="percentage">
            <text:p>0.37%</text:p>
          </table:table-cell>
          <table:table-cell table:number-columns-repeated="4"/>
          <table:table-cell office:value-type="float" office:value="3.86" calcext:value-type="float">
            <text:p>3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12</text:p>
          </table:table-cell>
          <table:table-cell office:value-type="float" office:value="164" calcext:value-type="float">
            <text:p>164</text:p>
          </table:table-cell>
          <table:table-cell office:value-type="float" office:value="166.76" calcext:value-type="float">
            <text:p>166.76</text:p>
          </table:table-cell>
          <table:table-cell office:value-type="float" office:value="160.51" calcext:value-type="float">
            <text:p>160.51</text:p>
          </table:table-cell>
          <table:table-cell office:value-type="float" office:value="164.93" calcext:value-type="float">
            <text:p>164.93</text:p>
          </table:table-cell>
          <table:table-cell office:value-type="float" office:value="6108400" calcext:value-type="float">
            <text:p>6108400</text:p>
          </table:table-cell>
          <table:table-cell office:value-type="float" office:value="164.93" calcext:value-type="float">
            <text:p>164.93</text:p>
          </table:table-cell>
          <table:table-cell table:formula="of:=([.G18]-[.G19])/[.G19]" office:value-type="percentage" office:value="0.00862279843444225" calcext:value-type="percentage">
            <text:p>0.86%</text:p>
          </table:table-cell>
          <table:table-cell table:number-columns-repeated="4"/>
          <table:table-cell office:value-type="float" office:value="1.38" calcext:value-type="float">
            <text:p>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11</text:p>
          </table:table-cell>
          <table:table-cell office:value-type="float" office:value="166.41" calcext:value-type="float">
            <text:p>166.41</text:p>
          </table:table-cell>
          <table:table-cell office:value-type="float" office:value="167.9" calcext:value-type="float">
            <text:p>167.9</text:p>
          </table:table-cell>
          <table:table-cell office:value-type="float" office:value="162.13" calcext:value-type="float">
            <text:p>162.13</text:p>
          </table:table-cell>
          <table:table-cell office:value-type="float" office:value="163.52" calcext:value-type="float">
            <text:p>163.52</text:p>
          </table:table-cell>
          <table:table-cell office:value-type="float" office:value="5816400" calcext:value-type="float">
            <text:p>5816400</text:p>
          </table:table-cell>
          <table:table-cell office:value-type="float" office:value="163.52" calcext:value-type="float">
            <text:p>163.52</text:p>
          </table:table-cell>
          <table:table-cell table:formula="of:=([.G19]-[.G20])/[.G20]" office:value-type="percentage" office:value="-0.0171304922762517" calcext:value-type="percentage">
            <text:p>-1.71%</text:p>
          </table:table-cell>
          <table:table-cell table:number-columns-repeated="4"/>
          <table:table-cell office:value-type="float" office:value="-1.6" calcext:value-type="float">
            <text:p>-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10</text:p>
          </table:table-cell>
          <table:table-cell office:value-type="float" office:value="161.45" calcext:value-type="float">
            <text:p>161.45</text:p>
          </table:table-cell>
          <table:table-cell office:value-type="float" office:value="167.5" calcext:value-type="float">
            <text:p>167.5</text:p>
          </table:table-cell>
          <table:table-cell office:value-type="float" office:value="160.63" calcext:value-type="float">
            <text:p>160.63</text:p>
          </table:table-cell>
          <table:table-cell office:value-type="float" office:value="166.37" calcext:value-type="float">
            <text:p>166.37</text:p>
          </table:table-cell>
          <table:table-cell office:value-type="float" office:value="8955800" calcext:value-type="float">
            <text:p>8955800</text:p>
          </table:table-cell>
          <table:table-cell office:value-type="float" office:value="166.37" calcext:value-type="float">
            <text:p>166.37</text:p>
          </table:table-cell>
          <table:table-cell table:formula="of:=([.G20]-[.G21])/[.G21]" office:value-type="percentage" office:value="0.0352831362787804" calcext:value-type="percentage">
            <text:p>3.53%</text:p>
          </table:table-cell>
          <table:table-cell table:number-columns-repeated="4"/>
          <table:table-cell office:value-type="float" office:value="-1.91" calcext:value-type="float">
            <text:p>-1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09</text:p>
          </table:table-cell>
          <table:table-cell office:value-type="float" office:value="163.12" calcext:value-type="float">
            <text:p>163.12</text:p>
          </table:table-cell>
          <table:table-cell office:value-type="float" office:value="164.5" calcext:value-type="float">
            <text:p>164.5</text:p>
          </table:table-cell>
          <table:table-cell office:value-type="float" office:value="158.51" calcext:value-type="float">
            <text:p>158.51</text:p>
          </table:table-cell>
          <table:table-cell office:value-type="float" office:value="160.7" calcext:value-type="float">
            <text:p>160.7</text:p>
          </table:table-cell>
          <table:table-cell office:value-type="float" office:value="14321400" calcext:value-type="float">
            <text:p>14321400</text:p>
          </table:table-cell>
          <table:table-cell office:value-type="float" office:value="160.7" calcext:value-type="float">
            <text:p>160.7</text:p>
          </table:table-cell>
          <table:table-cell table:formula="of:=([.G21]-[.G22])/[.G22]" office:value-type="percentage" office:value="-0.0375516559861053" calcext:value-type="percentage">
            <text:p>-3.76%</text:p>
          </table:table-cell>
          <table:table-cell table:number-columns-repeated="4"/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06</text:p>
          </table:table-cell>
          <table:table-cell office:value-type="float" office:value="168.57" calcext:value-type="float">
            <text:p>168.57</text:p>
          </table:table-cell>
          <table:table-cell office:value-type="float" office:value="169.7" calcext:value-type="float">
            <text:p>169.7</text:p>
          </table:table-cell>
          <table:table-cell office:value-type="float" office:value="165.15" calcext:value-type="float">
            <text:p>165.15</text:p>
          </table:table-cell>
          <table:table-cell office:value-type="float" office:value="166.97" calcext:value-type="float">
            <text:p>166.97</text:p>
          </table:table-cell>
          <table:table-cell office:value-type="float" office:value="8603400" calcext:value-type="float">
            <text:p>8603400</text:p>
          </table:table-cell>
          <table:table-cell office:value-type="float" office:value="166.97" calcext:value-type="float">
            <text:p>166.97</text:p>
          </table:table-cell>
          <table:table-cell table:formula="of:=([.G22]-[.G23])/[.G23]" office:value-type="percentage" office:value="-0.0174189372094392" calcext:value-type="percentage">
            <text:p>-1.74%</text:p>
          </table:table-cell>
          <table:table-cell table:number-columns-repeated="4"/>
          <table:table-cell office:value-type="float" office:value="-1.79" calcext:value-type="float">
            <text:p>-1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05</text:p>
          </table:table-cell>
          <table:table-cell office:value-type="float" office:value="170.1" calcext:value-type="float">
            <text:p>170.1</text:p>
          </table:table-cell>
          <table:table-cell office:value-type="float" office:value="171.5" calcext:value-type="float">
            <text:p>171.5</text:p>
          </table:table-cell>
          <table:table-cell office:value-type="float" office:value="168.25" calcext:value-type="float">
            <text:p>168.25</text:p>
          </table:table-cell>
          <table:table-cell office:value-type="float" office:value="169.93" calcext:value-type="float">
            <text:p>169.93</text:p>
          </table:table-cell>
          <table:table-cell office:value-type="float" office:value="6685300" calcext:value-type="float">
            <text:p>6685300</text:p>
          </table:table-cell>
          <table:table-cell office:value-type="float" office:value="169.93" calcext:value-type="float">
            <text:p>169.93</text:p>
          </table:table-cell>
          <table:table-cell table:formula="of:=([.G23]-[.G24])/[.G24]" office:value-type="percentage" office:value="-0.0040440745516352" calcext:value-type="percentage">
            <text:p>-0.40%</text:p>
          </table:table-cell>
          <table:table-cell table:number-columns-repeated="4"/>
          <table:table-cell office:value-type="float" office:value="-2.01" calcext:value-type="float">
            <text:p>-2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04</text:p>
          </table:table-cell>
          <table:table-cell office:value-type="float" office:value="169.77" calcext:value-type="float">
            <text:p>169.77</text:p>
          </table:table-cell>
          <table:table-cell office:value-type="float" office:value="171.62" calcext:value-type="float">
            <text:p>171.62</text:p>
          </table:table-cell>
          <table:table-cell office:value-type="float" office:value="165.56" calcext:value-type="float">
            <text:p>165.56</text:p>
          </table:table-cell>
          <table:table-cell office:value-type="float" office:value="170.62" calcext:value-type="float">
            <text:p>170.62</text:p>
          </table:table-cell>
          <table:table-cell office:value-type="float" office:value="11464400" calcext:value-type="float">
            <text:p>11464400</text:p>
          </table:table-cell>
          <table:table-cell office:value-type="float" office:value="170.62" calcext:value-type="float">
            <text:p>170.62</text:p>
          </table:table-cell>
          <table:table-cell table:formula="of:=([.G24]-[.G25])/[.G25]" office:value-type="percentage" office:value="0.00994435894400383" calcext:value-type="percentage">
            <text:p>0.99%</text:p>
          </table:table-cell>
          <table:table-cell table:number-columns-repeated="4"/>
          <table:table-cell office:value-type="float" office:value="4.91" calcext:value-type="float">
            <text:p>4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03</text:p>
          </table:table-cell>
          <table:table-cell office:value-type="float" office:value="173.4" calcext:value-type="float">
            <text:p>173.4</text:p>
          </table:table-cell>
          <table:table-cell office:value-type="float" office:value="173.7" calcext:value-type="float">
            <text:p>173.7</text:p>
          </table:table-cell>
          <table:table-cell office:value-type="float" office:value="166.4" calcext:value-type="float">
            <text:p>166.4</text:p>
          </table:table-cell>
          <table:table-cell office:value-type="float" office:value="168.94" calcext:value-type="float">
            <text:p>168.94</text:p>
          </table:table-cell>
          <table:table-cell office:value-type="float" office:value="12032500" calcext:value-type="float">
            <text:p>12032500</text:p>
          </table:table-cell>
          <table:table-cell office:value-type="float" office:value="168.94" calcext:value-type="float">
            <text:p>168.94</text:p>
          </table:table-cell>
          <table:table-cell table:formula="of:=([.G25]-[.G26])/[.G26]" office:value-type="percentage" office:value="-0.00035502958579883" calcext:value-type="percentage">
            <text:p>-0.04%</text:p>
          </table:table-cell>
          <table:table-cell table:number-columns-repeated="4"/>
          <table:table-cell office:value-type="float" office:value="4.92" calcext:value-type="float">
            <text:p>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30</text:p>
          </table:table-cell>
          <table:table-cell office:value-type="float" office:value="166.37" calcext:value-type="float">
            <text:p>166.37</text:p>
          </table:table-cell>
          <table:table-cell office:value-type="float" office:value="169.21" calcext:value-type="float">
            <text:p>169.21</text:p>
          </table:table-cell>
          <table:table-cell office:value-type="float" office:value="163.96" calcext:value-type="float">
            <text:p>163.96</text:p>
          </table:table-cell>
          <table:table-cell office:value-type="float" office:value="169" calcext:value-type="float">
            <text:p>169</text:p>
          </table:table-cell>
          <table:table-cell office:value-type="float" office:value="11002200" calcext:value-type="float">
            <text:p>11002200</text:p>
          </table:table-cell>
          <table:table-cell office:value-type="float" office:value="169" calcext:value-type="float">
            <text:p>169</text:p>
          </table:table-cell>
          <table:table-cell table:formula="of:=([.G26]-[.G27])/[.G27]" office:value-type="percentage" office:value="0.0177044441768036" calcext:value-type="percentage">
            <text:p>1.77%</text:p>
          </table:table-cell>
          <table:table-cell table:number-columns-repeated="4"/>
          <table:table-cell office:value-type="float" office:value="-3.14" calcext:value-type="float">
            <text:p>-3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29</text:p>
          </table:table-cell>
          <table:table-cell office:value-type="float" office:value="164.22" calcext:value-type="float">
            <text:p>164.22</text:p>
          </table:table-cell>
          <table:table-cell office:value-type="float" office:value="167.75" calcext:value-type="float">
            <text:p>167.75</text:p>
          </table:table-cell>
          <table:table-cell office:value-type="float" office:value="162.51" calcext:value-type="float">
            <text:p>162.51</text:p>
          </table:table-cell>
          <table:table-cell office:value-type="float" office:value="166.06" calcext:value-type="float">
            <text:p>166.06</text:p>
          </table:table-cell>
          <table:table-cell office:value-type="float" office:value="9436000" calcext:value-type="float">
            <text:p>9436000</text:p>
          </table:table-cell>
          <table:table-cell office:value-type="float" office:value="166.06" calcext:value-type="float">
            <text:p>166.06</text:p>
          </table:table-cell>
          <table:table-cell table:formula="of:=([.G27]-[.G28])/[.G28]" office:value-type="percentage" office:value="-0.00234304595974759" calcext:value-type="percentage">
            <text:p>-0.23%</text:p>
          </table:table-cell>
          <table:table-cell table:number-columns-repeated="4"/>
          <table:table-cell office:value-type="float" office:value="-3.81" calcext:value-type="float">
            <text:p>-3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28</text:p>
          </table:table-cell>
          <table:table-cell office:value-type="float" office:value="169.06" calcext:value-type="float">
            <text:p>169.06</text:p>
          </table:table-cell>
          <table:table-cell office:value-type="float" office:value="171.5" calcext:value-type="float">
            <text:p>171.5</text:p>
          </table:table-cell>
          <table:table-cell office:value-type="float" office:value="163.25" calcext:value-type="float">
            <text:p>163.25</text:p>
          </table:table-cell>
          <table:table-cell office:value-type="float" office:value="166.45" calcext:value-type="float">
            <text:p>166.45</text:p>
          </table:table-cell>
          <table:table-cell office:value-type="float" office:value="14740100" calcext:value-type="float">
            <text:p>14740100</text:p>
          </table:table-cell>
          <table:table-cell office:value-type="float" office:value="166.45" calcext:value-type="float">
            <text:p>166.45</text:p>
          </table:table-cell>
          <table:table-cell table:formula="of:=([.G28]-[.G29])/[.G29]" office:value-type="percentage" office:value="-0.00335309262918389" calcext:value-type="percentage">
            <text:p>-0.34%</text:p>
          </table:table-cell>
          <table:table-cell table:number-columns-repeated="4"/>
          <table:table-cell office:value-type="float" office:value="-4.21" calcext:value-type="float">
            <text:p>-4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27</text:p>
          </table:table-cell>
          <table:table-cell office:value-type="float" office:value="162.3" calcext:value-type="float">
            <text:p>162.3</text:p>
          </table:table-cell>
          <table:table-cell office:value-type="float" office:value="168.8" calcext:value-type="float">
            <text:p>168.8</text:p>
          </table:table-cell>
          <table:table-cell office:value-type="float" office:value="160.95" calcext:value-type="float">
            <text:p>160.95</text:p>
          </table:table-cell>
          <table:table-cell office:value-type="float" office:value="167.01" calcext:value-type="float">
            <text:p>167.01</text:p>
          </table:table-cell>
          <table:table-cell office:value-type="float" office:value="17566900" calcext:value-type="float">
            <text:p>17566900</text:p>
          </table:table-cell>
          <table:table-cell office:value-type="float" office:value="167.01" calcext:value-type="float">
            <text:p>167.01</text:p>
          </table:table-cell>
          <table:table-cell table:formula="of:=([.G29]-[.G30])/[.G30]" office:value-type="percentage" office:value="0.0169894044574351" calcext:value-type="percentage">
            <text:p>1.70%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26</text:p>
          </table:table-cell>
          <table:table-cell office:value-type="float" office:value="165.15" calcext:value-type="float">
            <text:p>165.15</text:p>
          </table:table-cell>
          <table:table-cell office:value-type="float" office:value="173" calcext:value-type="float">
            <text:p>173</text:p>
          </table:table-cell>
          <table:table-cell office:value-type="float" office:value="160.25" calcext:value-type="float">
            <text:p>160.25</text:p>
          </table:table-cell>
          <table:table-cell office:value-type="float" office:value="164.22" calcext:value-type="float">
            <text:p>164.22</text:p>
          </table:table-cell>
          <table:table-cell office:value-type="float" office:value="24171100" calcext:value-type="float">
            <text:p>24171100</text:p>
          </table:table-cell>
          <table:table-cell office:value-type="float" office:value="164.22" calcext:value-type="float">
            <text:p>164.22</text:p>
          </table:table-cell>
          <table:table-cell table:formula="of:=([.G30]-[.G31])/[.G31]" office:value-type="percentage" office:value="0.0147058823529411" calcext:value-type="percentage">
            <text:p>1.47%</text:p>
          </table:table-cell>
          <table:table-cell table:number-columns-repeated="4"/>
          <table:table-cell office:value-type="float" office:value="-2.91" calcext:value-type="float">
            <text:p>-2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23</text:p>
          </table:table-cell>
          <table:table-cell office:value-type="float" office:value="157" calcext:value-type="float">
            <text:p>157</text:p>
          </table:table-cell>
          <table:table-cell office:value-type="float" office:value="162.3" calcext:value-type="float">
            <text:p>162.3</text:p>
          </table:table-cell>
          <table:table-cell office:value-type="float" office:value="155" calcext:value-type="float">
            <text:p>155</text:p>
          </table:table-cell>
          <table:table-cell office:value-type="float" office:value="161.84" calcext:value-type="float">
            <text:p>161.84</text:p>
          </table:table-cell>
          <table:table-cell office:value-type="float" office:value="12931900" calcext:value-type="float">
            <text:p>12931900</text:p>
          </table:table-cell>
          <table:table-cell office:value-type="float" office:value="161.84" calcext:value-type="float">
            <text:p>161.84</text:p>
          </table:table-cell>
          <table:table-cell table:formula="of:=([.G31]-[.G32])/[.G32]" office:value-type="percentage" office:value="0.0301718650541057" calcext:value-type="percentage">
            <text:p>3.02%</text:p>
          </table:table-cell>
          <table:table-cell table:number-columns-repeated="4"/>
          <table:table-cell office:value-type="float" office:value="-5.94" calcext:value-type="float">
            <text:p>-5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22</text:p>
          </table:table-cell>
          <table:table-cell office:value-type="float" office:value="149.22" calcext:value-type="float">
            <text:p>149.22</text:p>
          </table:table-cell>
          <table:table-cell office:value-type="float" office:value="157.48" calcext:value-type="float">
            <text:p>157.48</text:p>
          </table:table-cell>
          <table:table-cell office:value-type="float" office:value="148.14" calcext:value-type="float">
            <text:p>148.14</text:p>
          </table:table-cell>
          <table:table-cell office:value-type="float" office:value="157.1" calcext:value-type="float">
            <text:p>157.1</text:p>
          </table:table-cell>
          <table:table-cell office:value-type="float" office:value="10592400" calcext:value-type="float">
            <text:p>10592400</text:p>
          </table:table-cell>
          <table:table-cell office:value-type="float" office:value="157.1" calcext:value-type="float">
            <text:p>157.1</text:p>
          </table:table-cell>
          <table:table-cell table:formula="of:=([.G32]-[.G33])/[.G33]" office:value-type="percentage" office:value="0.0624915460570809" calcext:value-type="percentage">
            <text:p>6.25%</text:p>
          </table:table-cell>
          <table:table-cell table:number-columns-repeated="4"/>
          <table:table-cell office:value-type="float" office:value="-1.68" calcext:value-type="float">
            <text:p>-1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21</text:p>
          </table:table-cell>
          <table:table-cell office:value-type="float" office:value="150" calcext:value-type="float">
            <text:p>150</text:p>
          </table:table-cell>
          <table:table-cell office:value-type="float" office:value="150.31" calcext:value-type="float">
            <text:p>150.31</text:p>
          </table:table-cell>
          <table:table-cell office:value-type="float" office:value="146.25" calcext:value-type="float">
            <text:p>146.25</text:p>
          </table:table-cell>
          <table:table-cell office:value-type="float" office:value="147.86" calcext:value-type="float">
            <text:p>147.86</text:p>
          </table:table-cell>
          <table:table-cell office:value-type="float" office:value="6266300" calcext:value-type="float">
            <text:p>6266300</text:p>
          </table:table-cell>
          <table:table-cell office:value-type="float" office:value="147.86" calcext:value-type="float">
            <text:p>147.86</text:p>
          </table:table-cell>
          <table:table-cell table:formula="of:=([.G33]-[.G34])/[.G34]" office:value-type="percentage" office:value="-0.011498863484423" calcext:value-type="percentage">
            <text:p>-1.15%</text:p>
          </table:table-cell>
          <table:table-cell table:number-columns-repeated="4"/>
          <table:table-cell office:value-type="float" office:value="4.09" calcext:value-type="float">
            <text:p>4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20</text:p>
          </table:table-cell>
          <table:table-cell office:value-type="float" office:value="148.65" calcext:value-type="float">
            <text:p>148.65</text:p>
          </table:table-cell>
          <table:table-cell office:value-type="float" office:value="149.78" calcext:value-type="float">
            <text:p>149.78</text:p>
          </table:table-cell>
          <table:table-cell office:value-type="float" office:value="147" calcext:value-type="float">
            <text:p>147</text:p>
          </table:table-cell>
          <table:table-cell office:value-type="float" office:value="149.58" calcext:value-type="float">
            <text:p>149.58</text:p>
          </table:table-cell>
          <table:table-cell office:value-type="float" office:value="6418200" calcext:value-type="float">
            <text:p>6418200</text:p>
          </table:table-cell>
          <table:table-cell office:value-type="float" office:value="149.58" calcext:value-type="float">
            <text:p>149.58</text:p>
          </table:table-cell>
          <table:table-cell table:formula="of:=([.G34]-[.G35])/[.G35]" office:value-type="percentage" office:value="0.0322981366459628" calcext:value-type="percentage">
            <text:p>3.23%</text:p>
          </table:table-cell>
          <table:table-cell table:number-columns-repeated="4"/>
          <table:table-cell office:value-type="float" office:value="2.51" calcext:value-type="float">
            <text:p>2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19</text:p>
          </table:table-cell>
          <table:table-cell office:value-type="float" office:value="143.43" calcext:value-type="float">
            <text:p>143.43</text:p>
          </table:table-cell>
          <table:table-cell office:value-type="float" office:value="147.38" calcext:value-type="float">
            <text:p>147.38</text:p>
          </table:table-cell>
          <table:table-cell office:value-type="float" office:value="142.83" calcext:value-type="float">
            <text:p>142.83</text:p>
          </table:table-cell>
          <table:table-cell office:value-type="float" office:value="144.9" calcext:value-type="float">
            <text:p>144.9</text:p>
          </table:table-cell>
          <table:table-cell office:value-type="float" office:value="8037700" calcext:value-type="float">
            <text:p>8037700</text:p>
          </table:table-cell>
          <table:table-cell office:value-type="float" office:value="144.9" calcext:value-type="float">
            <text:p>144.9</text:p>
          </table:table-cell>
          <table:table-cell table:formula="of:=([.G35]-[.G36])/[.G36]" office:value-type="percentage" office:value="0.0204225352112676" calcext:value-type="percentage">
            <text:p>2.04%</text:p>
          </table:table-cell>
          <table:table-cell table:number-columns-repeated="4"/>
          <table:table-cell office:value-type="float" office:value="1.97" calcext:value-type="float">
            <text:p>1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16</text:p>
          </table:table-cell>
          <table:table-cell office:value-type="float" office:value="141.63" calcext:value-type="float">
            <text:p>141.63</text:p>
          </table:table-cell>
          <table:table-cell office:value-type="float" office:value="143.91" calcext:value-type="float">
            <text:p>143.91</text:p>
          </table:table-cell>
          <table:table-cell office:value-type="float" office:value="140.97" calcext:value-type="float">
            <text:p>140.97</text:p>
          </table:table-cell>
          <table:table-cell office:value-type="float" office:value="142" calcext:value-type="float">
            <text:p>142</text:p>
          </table:table-cell>
          <table:table-cell office:value-type="float" office:value="7108100" calcext:value-type="float">
            <text:p>7108100</text:p>
          </table:table-cell>
          <table:table-cell office:value-type="float" office:value="142" calcext:value-type="float">
            <text:p>142</text:p>
          </table:table-cell>
          <table:table-cell table:formula="of:=([.G36]-[.G37])/[.G37]" office:value-type="percentage" office:value="0.0166821794229256" calcext:value-type="percentage">
            <text:p>1.67%</text:p>
          </table:table-cell>
          <table:table-cell table:number-columns-repeated="4"/>
          <table:table-cell office:value-type="float" office:value="-1.98" calcext:value-type="float">
            <text:p>-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15</text:p>
          </table:table-cell>
          <table:table-cell office:value-type="float" office:value="136.43" calcext:value-type="float">
            <text:p>136.43</text:p>
          </table:table-cell>
          <table:table-cell office:value-type="float" office:value="143.6" calcext:value-type="float">
            <text:p>143.6</text:p>
          </table:table-cell>
          <table:table-cell office:value-type="float" office:value="135" calcext:value-type="float">
            <text:p>135</text:p>
          </table:table-cell>
          <table:table-cell office:value-type="float" office:value="139.67" calcext:value-type="float">
            <text:p>139.67</text:p>
          </table:table-cell>
          <table:table-cell office:value-type="float" office:value="10179200" calcext:value-type="float">
            <text:p>10179200</text:p>
          </table:table-cell>
          <table:table-cell office:value-type="float" office:value="139.67" calcext:value-type="float">
            <text:p>139.67</text:p>
          </table:table-cell>
          <table:table-cell table:formula="of:=([.G37]-[.G38])/[.G38]" office:value-type="percentage" office:value="0.0022244546498276" calcext:value-type="percentage">
            <text:p>0.22%</text:p>
          </table:table-cell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14</text:p>
          </table:table-cell>
          <table:table-cell office:value-type="float" office:value="142.72" calcext:value-type="float">
            <text:p>142.72</text:p>
          </table:table-cell>
          <table:table-cell office:value-type="float" office:value="144.84" calcext:value-type="float">
            <text:p>144.84</text:p>
          </table:table-cell>
          <table:table-cell office:value-type="float" office:value="138.05" calcext:value-type="float">
            <text:p>138.05</text:p>
          </table:table-cell>
          <table:table-cell office:value-type="float" office:value="139.36" calcext:value-type="float">
            <text:p>139.36</text:p>
          </table:table-cell>
          <table:table-cell office:value-type="float" office:value="11693800" calcext:value-type="float">
            <text:p>11693800</text:p>
          </table:table-cell>
          <table:table-cell office:value-type="float" office:value="139.36" calcext:value-type="float">
            <text:p>139.36</text:p>
          </table:table-cell>
          <table:table-cell table:formula="of:=([.G38]-[.G39])/[.G39]" office:value-type="percentage" office:value="-0.0417382933370006" calcext:value-type="percentage">
            <text:p>-4.17%</text:p>
          </table:table-cell>
          <table:table-cell table:number-columns-repeated="4"/>
          <table:table-cell office:value-type="float" office:value="1.65" calcext:value-type="float">
            <text:p>1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13</text:p>
          </table:table-cell>
          <table:table-cell office:value-type="float" office:value="149.5" calcext:value-type="float">
            <text:p>149.5</text:p>
          </table:table-cell>
          <table:table-cell office:value-type="float" office:value="149.84" calcext:value-type="float">
            <text:p>149.84</text:p>
          </table:table-cell>
          <table:table-cell office:value-type="float" office:value="144.45" calcext:value-type="float">
            <text:p>144.45</text:p>
          </table:table-cell>
          <table:table-cell office:value-type="float" office:value="145.43" calcext:value-type="float">
            <text:p>145.43</text:p>
          </table:table-cell>
          <table:table-cell office:value-type="float" office:value="8748900" calcext:value-type="float">
            <text:p>8748900</text:p>
          </table:table-cell>
          <table:table-cell office:value-type="float" office:value="145.43" calcext:value-type="float">
            <text:p>145.43</text:p>
          </table:table-cell>
          <table:table-cell table:formula="of:=([.G39]-[.G40])/[.G40]" office:value-type="percentage" office:value="-0.0132311032704572" calcext:value-type="percentage">
            <text:p>-1.32%</text:p>
          </table:table-cell>
          <table:table-cell table:number-columns-repeated="4"/>
          <table:table-cell office:value-type="float" office:value="5.39" calcext:value-type="float">
            <text:p>5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12</text:p>
          </table:table-cell>
          <table:table-cell office:value-type="float" office:value="149.43" calcext:value-type="float">
            <text:p>149.43</text:p>
          </table:table-cell>
          <table:table-cell office:value-type="float" office:value="150.5" calcext:value-type="float">
            <text:p>150.5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7.38" calcext:value-type="float">
            <text:p>147.38</text:p>
          </table:table-cell>
          <table:table-cell office:value-type="float" office:value="14912200" calcext:value-type="float">
            <text:p>14912200</text:p>
          </table:table-cell>
          <table:table-cell office:value-type="float" office:value="147.38" calcext:value-type="float">
            <text:p>147.38</text:p>
          </table:table-cell>
          <table:table-cell table:formula="of:=([.G40]-[.G41])/[.G41]" office:value-type="percentage" office:value="-0.0367320261437909" calcext:value-type="percentage">
            <text:p>-3.67%</text:p>
          </table:table-cell>
          <table:table-cell table:number-columns-repeated="4"/>
          <table:table-cell office:value-type="float" office:value="-4.62" calcext:value-type="float">
            <text:p>-4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09</text:p>
          </table:table-cell>
          <table:table-cell office:value-type="float" office:value="152.4" calcext:value-type="float">
            <text:p>152.4</text:p>
          </table:table-cell>
          <table:table-cell office:value-type="float" office:value="155.95" calcext:value-type="float">
            <text:p>155.95</text:p>
          </table:table-cell>
          <table:table-cell office:value-type="float" office:value="151.25" calcext:value-type="float">
            <text:p>151.25</text:p>
          </table:table-cell>
          <table:table-cell office:value-type="float" office:value="153" calcext:value-type="float">
            <text:p>153</text:p>
          </table:table-cell>
          <table:table-cell office:value-type="float" office:value="8927700" calcext:value-type="float">
            <text:p>8927700</text:p>
          </table:table-cell>
          <table:table-cell office:value-type="float" office:value="153" calcext:value-type="float">
            <text:p>153</text:p>
          </table:table-cell>
          <table:table-cell table:formula="of:=([.G41]-[.G42])/[.G42]" office:value-type="percentage" office:value="-0.00312744331508985" calcext:value-type="percentage">
            <text:p>-0.31%</text:p>
          </table:table-cell>
          <table:table-cell table:number-columns-repeated="4"/>
          <table:table-cell office:value-type="float" office:value="3.65" calcext:value-type="float">
            <text:p>3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08</text:p>
          </table:table-cell>
          <table:table-cell office:value-type="float" office:value="154.35" calcext:value-type="float">
            <text:p>154.35</text:p>
          </table:table-cell>
          <table:table-cell office:value-type="float" office:value="158.88" calcext:value-type="float">
            <text:p>158.88</text:p>
          </table:table-cell>
          <table:table-cell office:value-type="float" office:value="150.46" calcext:value-type="float">
            <text:p>150.46</text:p>
          </table:table-cell>
          <table:table-cell office:value-type="float" office:value="153.48" calcext:value-type="float">
            <text:p>153.48</text:p>
          </table:table-cell>
          <table:table-cell office:value-type="float" office:value="27246800" calcext:value-type="float">
            <text:p>27246800</text:p>
          </table:table-cell>
          <table:table-cell office:value-type="float" office:value="153.48" calcext:value-type="float">
            <text:p>153.48</text:p>
          </table:table-cell>
          <table:table-cell table:formula="of:=([.G42]-[.G43])/[.G43]" office:value-type="percentage" office:value="0.143410563957387" calcext:value-type="percentage">
            <text:p>14.34%</text:p>
          </table:table-cell>
          <table:table-cell table:number-columns-repeated="4"/>
          <table:table-cell office:value-type="float" office:value="-0.75" calcext:value-type="float">
            <text:p>-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07</text:p>
          </table:table-cell>
          <table:table-cell office:value-type="float" office:value="141.89" calcext:value-type="float">
            <text:p>141.89</text:p>
          </table:table-cell>
          <table:table-cell office:value-type="float" office:value="141.95" calcext:value-type="float">
            <text:p>141.95</text:p>
          </table:table-cell>
          <table:table-cell office:value-type="float" office:value="132.36" calcext:value-type="float">
            <text:p>132.36</text:p>
          </table:table-cell>
          <table:table-cell office:value-type="float" office:value="134.23" calcext:value-type="float">
            <text:p>134.23</text:p>
          </table:table-cell>
          <table:table-cell office:value-type="float" office:value="18212200" calcext:value-type="float">
            <text:p>18212200</text:p>
          </table:table-cell>
          <table:table-cell office:value-type="float" office:value="134.23" calcext:value-type="float">
            <text:p>134.23</text:p>
          </table:table-cell>
          <table:table-cell table:formula="of:=([.G43]-[.G44])/[.G44]" office:value-type="percentage" office:value="-0.0557157931762224" calcext:value-type="percentage">
            <text:p>-5.57%</text:p>
          </table:table-cell>
          <table:table-cell table:number-columns-repeated="4"/>
          <table:table-cell office:value-type="float" office:value="-0.25" calcext:value-type="float">
            <text:p>-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06</text:p>
          </table:table-cell>
          <table:table-cell office:value-type="float" office:value="144.75" calcext:value-type="float">
            <text:p>144.75</text:p>
          </table:table-cell>
          <table:table-cell office:value-type="float" office:value="145.73" calcext:value-type="float">
            <text:p>145.73</text:p>
          </table:table-cell>
          <table:table-cell office:value-type="float" office:value="141.1" calcext:value-type="float">
            <text:p>141.1</text:p>
          </table:table-cell>
          <table:table-cell office:value-type="float" office:value="142.15" calcext:value-type="float">
            <text:p>142.15</text:p>
          </table:table-cell>
          <table:table-cell office:value-type="float" office:value="9254500" calcext:value-type="float">
            <text:p>9254500</text:p>
          </table:table-cell>
          <table:table-cell office:value-type="float" office:value="142.15" calcext:value-type="float">
            <text:p>142.15</text:p>
          </table:table-cell>
          <table:table-cell table:formula="of:=([.G44]-[.G45])/[.G45]" office:value-type="percentage" office:value="-0.0174868675698092" calcext:value-type="percentage">
            <text:p>-1.75%</text:p>
          </table:table-cell>
          <table:table-cell table:number-columns-repeated="4"/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05</text:p>
          </table:table-cell>
          <table:table-cell office:value-type="float" office:value="140.01" calcext:value-type="float">
            <text:p>140.01</text:p>
          </table:table-cell>
          <table:table-cell office:value-type="float" office:value="144.89" calcext:value-type="float">
            <text:p>144.89</text:p>
          </table:table-cell>
          <table:table-cell office:value-type="float" office:value="139.65" calcext:value-type="float">
            <text:p>139.65</text:p>
          </table:table-cell>
          <table:table-cell office:value-type="float" office:value="144.68" calcext:value-type="float">
            <text:p>144.68</text:p>
          </table:table-cell>
          <table:table-cell office:value-type="float" office:value="10200700" calcext:value-type="float">
            <text:p>10200700</text:p>
          </table:table-cell>
          <table:table-cell office:value-type="float" office:value="144.68" calcext:value-type="float">
            <text:p>144.68</text:p>
          </table:table-cell>
          <table:table-cell table:formula="of:=([.G45]-[.G46])/[.G46]" office:value-type="percentage" office:value="0.0484057971014493" calcext:value-type="percentage">
            <text:p>4.84%</text:p>
          </table:table-cell>
          <table:table-cell table:number-columns-repeated="4"/>
          <table:table-cell office:value-type="float" office:value="-1.96" calcext:value-type="float">
            <text:p>-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02</text:p>
          </table:table-cell>
          <table:table-cell office:value-type="float" office:value="134.59" calcext:value-type="float">
            <text:p>134.59</text:p>
          </table:table-cell>
          <table:table-cell office:value-type="float" office:value="138.25" calcext:value-type="float">
            <text:p>138.25</text:p>
          </table:table-cell>
          <table:table-cell office:value-type="float" office:value="133.61" calcext:value-type="float">
            <text:p>133.61</text:p>
          </table:table-cell>
          <table:table-cell office:value-type="float" office:value="138" calcext:value-type="float">
            <text:p>138</text:p>
          </table:table-cell>
          <table:table-cell office:value-type="float" office:value="6269900" calcext:value-type="float">
            <text:p>6269900</text:p>
          </table:table-cell>
          <table:table-cell office:value-type="float" office:value="138" calcext:value-type="float">
            <text:p>138</text:p>
          </table:table-cell>
          <table:table-cell table:formula="of:=([.G46]-[.G47])/[.G47]" office:value-type="percentage" office:value="0.018074511250461" calcext:value-type="percentage">
            <text:p>1.81%</text:p>
          </table:table-cell>
          <table:table-cell table:number-columns-repeated="4"/>
          <table:table-cell office:value-type="float" office:value="4.98" calcext:value-type="float">
            <text:p>4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01</text:p>
          </table:table-cell>
          <table:table-cell office:value-type="float" office:value="135" calcext:value-type="float">
            <text:p>135</text:p>
          </table:table-cell>
          <table:table-cell office:value-type="float" office:value="136.52" calcext:value-type="float">
            <text:p>136.52</text:p>
          </table:table-cell>
          <table:table-cell office:value-type="float" office:value="132.63" calcext:value-type="float">
            <text:p>132.63</text:p>
          </table:table-cell>
          <table:table-cell office:value-type="float" office:value="135.55" calcext:value-type="float">
            <text:p>135.55</text:p>
          </table:table-cell>
          <table:table-cell office:value-type="float" office:value="5323600" calcext:value-type="float">
            <text:p>5323600</text:p>
          </table:table-cell>
          <table:table-cell office:value-type="float" office:value="135.55" calcext:value-type="float">
            <text:p>135.55</text:p>
          </table:table-cell>
          <table:table-cell table:formula="of:=([.G47]-[.G48])/[.G48]" office:value-type="percentage" office:value="0.00945784927018179" calcext:value-type="percentage">
            <text:p>0.95%</text:p>
          </table:table-cell>
          <table:table-cell table:number-columns-repeated="4"/>
          <table:table-cell office:value-type="float" office:value="2.98" calcext:value-type="float">
            <text:p>2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31</text:p>
          </table:table-cell>
          <table:table-cell office:value-type="float" office:value="132.57" calcext:value-type="float">
            <text:p>132.57</text:p>
          </table:table-cell>
          <table:table-cell office:value-type="float" office:value="134.97" calcext:value-type="float">
            <text:p>134.97</text:p>
          </table:table-cell>
          <table:table-cell office:value-type="float" office:value="131.45" calcext:value-type="float">
            <text:p>131.45</text:p>
          </table:table-cell>
          <table:table-cell office:value-type="float" office:value="134.28" calcext:value-type="float">
            <text:p>134.28</text:p>
          </table:table-cell>
          <table:table-cell office:value-type="float" office:value="6351700" calcext:value-type="float">
            <text:p>6351700</text:p>
          </table:table-cell>
          <table:table-cell office:value-type="float" office:value="134.28" calcext:value-type="float">
            <text:p>134.28</text:p>
          </table:table-cell>
          <table:table-cell table:formula="of:=([.G48]-[.G49])/[.G49]" office:value-type="percentage" office:value="0.0192804007894337" calcext:value-type="percentage">
            <text:p>1.93%</text:p>
          </table:table-cell>
          <table:table-cell table:number-columns-repeated="4"/>
          <table:table-cell office:value-type="float" office:value="-0.05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30</text:p>
          </table:table-cell>
          <table:table-cell office:value-type="float" office:value="134.8" calcext:value-type="float">
            <text:p>134.8</text:p>
          </table:table-cell>
          <table:table-cell office:value-type="float" office:value="137.49" calcext:value-type="float">
            <text:p>137.49</text:p>
          </table:table-cell>
          <table:table-cell office:value-type="float" office:value="128.18" calcext:value-type="float">
            <text:p>128.18</text:p>
          </table:table-cell>
          <table:table-cell office:value-type="float" office:value="131.74" calcext:value-type="float">
            <text:p>131.74</text:p>
          </table:table-cell>
          <table:table-cell office:value-type="float" office:value="13127000" calcext:value-type="float">
            <text:p>13127000</text:p>
          </table:table-cell>
          <table:table-cell office:value-type="float" office:value="131.74" calcext:value-type="float">
            <text:p>131.74</text:p>
          </table:table-cell>
          <table:table-cell table:formula="of:=([.G49]-[.G50])/[.G50]" office:value-type="percentage" office:value="-0.0213935522210667" calcext:value-type="percentage">
            <text:p>-2.14%</text:p>
          </table:table-cell>
          <table:table-cell table:number-columns-repeated="4"/>
          <table:table-cell office:value-type="float" office:value="-2.42" calcext:value-type="float">
            <text:p>-2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29</text:p>
          </table:table-cell>
          <table:table-cell office:value-type="float" office:value="129.32" calcext:value-type="float">
            <text:p>129.32</text:p>
          </table:table-cell>
          <table:table-cell office:value-type="float" office:value="135.37" calcext:value-type="float">
            <text:p>135.37</text:p>
          </table:table-cell>
          <table:table-cell office:value-type="float" office:value="128.25" calcext:value-type="float">
            <text:p>128.25</text:p>
          </table:table-cell>
          <table:table-cell office:value-type="float" office:value="134.62" calcext:value-type="float">
            <text:p>134.62</text:p>
          </table:table-cell>
          <table:table-cell office:value-type="float" office:value="9678900" calcext:value-type="float">
            <text:p>9678900</text:p>
          </table:table-cell>
          <table:table-cell office:value-type="float" office:value="134.62" calcext:value-type="float">
            <text:p>134.62</text:p>
          </table:table-cell>
          <table:table-cell table:formula="of:=([.G50]-[.G51])/[.G51]" office:value-type="percentage" office:value="0.0404204343457765" calcext:value-type="percentage">
            <text:p>4.04%</text:p>
          </table:table-cell>
          <table:table-cell table:number-columns-repeated="4"/>
          <table:table-cell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26</text:p>
          </table:table-cell>
          <table:table-cell office:value-type="float" office:value="128.14" calcext:value-type="float">
            <text:p>128.14</text:p>
          </table:table-cell>
          <table:table-cell office:value-type="float" office:value="130.68" calcext:value-type="float">
            <text:p>130.68</text:p>
          </table:table-cell>
          <table:table-cell office:value-type="float" office:value="126.61" calcext:value-type="float">
            <text:p>126.61</text:p>
          </table:table-cell>
          <table:table-cell office:value-type="float" office:value="129.39" calcext:value-type="float">
            <text:p>129.39</text:p>
          </table:table-cell>
          <table:table-cell office:value-type="float" office:value="9633100" calcext:value-type="float">
            <text:p>9633100</text:p>
          </table:table-cell>
          <table:table-cell office:value-type="float" office:value="129.39" calcext:value-type="float">
            <text:p>129.39</text:p>
          </table:table-cell>
          <table:table-cell table:formula="of:=([.G51]-[.G52])/[.G52]" office:value-type="percentage" office:value="0.0428790199081163" calcext:value-type="percentage">
            <text:p>4.29%</text:p>
          </table:table-cell>
          <table:table-cell table:number-columns-repeated="4"/>
          <table:table-cell office:value-type="float" office:value="-0.91" calcext:value-type="float">
            <text:p>-0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25</text:p>
          </table:table-cell>
          <table:table-cell office:value-type="float" office:value="120.4" calcext:value-type="float">
            <text:p>120.4</text:p>
          </table:table-cell>
          <table:table-cell office:value-type="float" office:value="124.75" calcext:value-type="float">
            <text:p>124.75</text:p>
          </table:table-cell>
          <table:table-cell office:value-type="float" office:value="120.19" calcext:value-type="float">
            <text:p>120.19</text:p>
          </table:table-cell>
          <table:table-cell office:value-type="float" office:value="124.07" calcext:value-type="float">
            <text:p>124.07</text:p>
          </table:table-cell>
          <table:table-cell office:value-type="float" office:value="5284300" calcext:value-type="float">
            <text:p>5284300</text:p>
          </table:table-cell>
          <table:table-cell office:value-type="float" office:value="124.07" calcext:value-type="float">
            <text:p>124.07</text:p>
          </table:table-cell>
          <table:table-cell table:formula="of:=([.G52]-[.G53])/[.G53]" office:value-type="percentage" office:value="0.0194741166803615" calcext:value-type="percentage">
            <text:p>1.95%</text:p>
          </table:table-cell>
          <table:table-cell table:number-columns-repeated="4"/>
          <table:table-cell office:value-type="float" office:value="-2.61" calcext:value-type="float">
            <text:p>-2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24</text:p>
          </table:table-cell>
          <table:table-cell office:value-type="float" office:value="124.47" calcext:value-type="float">
            <text:p>124.47</text:p>
          </table:table-cell>
          <table:table-cell office:value-type="float" office:value="124.5" calcext:value-type="float">
            <text:p>124.5</text:p>
          </table:table-cell>
          <table:table-cell office:value-type="float" office:value="119.56" calcext:value-type="float">
            <text:p>119.56</text:p>
          </table:table-cell>
          <table:table-cell office:value-type="float" office:value="121.7" calcext:value-type="float">
            <text:p>121.7</text:p>
          </table:table-cell>
          <table:table-cell office:value-type="float" office:value="6869000" calcext:value-type="float">
            <text:p>6869000</text:p>
          </table:table-cell>
          <table:table-cell office:value-type="float" office:value="121.7" calcext:value-type="float">
            <text:p>121.7</text:p>
          </table:table-cell>
          <table:table-cell table:formula="of:=([.G53]-[.G54])/[.G54]" office:value-type="percentage" office:value="-0.0084731953723317" calcext:value-type="percentage">
            <text:p>-0.85%</text:p>
          </table:table-cell>
          <table:table-cell table:number-columns-repeated="4"/>
          <table:table-cell office:value-type="float" office:value="2.73" calcext:value-type="float">
            <text:p>2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23</text:p>
          </table:table-cell>
          <table:table-cell office:value-type="float" office:value="124" calcext:value-type="float">
            <text:p>124</text:p>
          </table:table-cell>
          <table:table-cell office:value-type="float" office:value="125.56" calcext:value-type="float">
            <text:p>125.56</text:p>
          </table:table-cell>
          <table:table-cell office:value-type="float" office:value="121.82" calcext:value-type="float">
            <text:p>121.82</text:p>
          </table:table-cell>
          <table:table-cell office:value-type="float" office:value="122.74" calcext:value-type="float">
            <text:p>122.74</text:p>
          </table:table-cell>
          <table:table-cell office:value-type="float" office:value="7736400" calcext:value-type="float">
            <text:p>7736400</text:p>
          </table:table-cell>
          <table:table-cell office:value-type="float" office:value="122.74" calcext:value-type="float">
            <text:p>122.74</text:p>
          </table:table-cell>
          <table:table-cell table:formula="of:=([.G54]-[.G55])/[.G55]" office:value-type="percentage" office:value="0.00253205913583262" calcext:value-type="percentage">
            <text:p>0.25%</text:p>
          </table:table-cell>
          <table:table-cell table:number-columns-repeated="4"/>
          <table:table-cell office:value-type="float" office:value="1.93" calcext:value-type="float">
            <text:p>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22</text:p>
          </table:table-cell>
          <table:table-cell office:value-type="float" office:value="119.89" calcext:value-type="float">
            <text:p>119.89</text:p>
          </table:table-cell>
          <table:table-cell office:value-type="float" office:value="126.68" calcext:value-type="float">
            <text:p>126.68</text:p>
          </table:table-cell>
          <table:table-cell office:value-type="float" office:value="119.88" calcext:value-type="float">
            <text:p>119.88</text:p>
          </table:table-cell>
          <table:table-cell office:value-type="float" office:value="122.43" calcext:value-type="float">
            <text:p>122.43</text:p>
          </table:table-cell>
          <table:table-cell office:value-type="float" office:value="9797800" calcext:value-type="float">
            <text:p>9797800</text:p>
          </table:table-cell>
          <table:table-cell office:value-type="float" office:value="122.43" calcext:value-type="float">
            <text:p>122.43</text:p>
          </table:table-cell>
          <table:table-cell table:formula="of:=([.G55]-[.G56])/[.G56]" office:value-type="percentage" office:value="0.0229779411764706" calcext:value-type="percentage">
            <text:p>2.30%</text:p>
          </table:table-cell>
          <table:table-cell table:number-columns-repeated="4"/>
          <table:table-cell office:value-type="float" office:value="4.07" calcext:value-type="float">
            <text:p>4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19</text:p>
          </table:table-cell>
          <table:table-cell office:value-type="float" office:value="118.5" calcext:value-type="float">
            <text:p>118.5</text:p>
          </table:table-cell>
          <table:table-cell office:value-type="float" office:value="120.55" calcext:value-type="float">
            <text:p>120.55</text:p>
          </table:table-cell>
          <table:table-cell office:value-type="float" office:value="116.51" calcext:value-type="float">
            <text:p>116.51</text:p>
          </table:table-cell>
          <table:table-cell office:value-type="float" office:value="119.68" calcext:value-type="float">
            <text:p>119.68</text:p>
          </table:table-cell>
          <table:table-cell office:value-type="float" office:value="5890300" calcext:value-type="float">
            <text:p>5890300</text:p>
          </table:table-cell>
          <table:table-cell office:value-type="float" office:value="119.68" calcext:value-type="float">
            <text:p>119.68</text:p>
          </table:table-cell>
          <table:table-cell table:formula="of:=([.G56]-[.G57])/[.G57]" office:value-type="percentage" office:value="0.00546080819961359" calcext:value-type="percentage">
            <text:p>0.55%</text:p>
          </table:table-cell>
          <table:table-cell table:number-columns-repeated="4"/>
          <table:table-cell office:value-type="float" office:value="-4.73" calcext:value-type="float">
            <text:p>-4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18</text:p>
          </table:table-cell>
          <table:table-cell office:value-type="float" office:value="120.97" calcext:value-type="float">
            <text:p>120.97</text:p>
          </table:table-cell>
          <table:table-cell office:value-type="float" office:value="122.73" calcext:value-type="float">
            <text:p>122.73</text:p>
          </table:table-cell>
          <table:table-cell office:value-type="float" office:value="116.18" calcext:value-type="float">
            <text:p>116.18</text:p>
          </table:table-cell>
          <table:table-cell office:value-type="float" office:value="119.03" calcext:value-type="float">
            <text:p>119.03</text:p>
          </table:table-cell>
          <table:table-cell office:value-type="float" office:value="11398100" calcext:value-type="float">
            <text:p>11398100</text:p>
          </table:table-cell>
          <table:table-cell office:value-type="float" office:value="119.03" calcext:value-type="float">
            <text:p>119.03</text:p>
          </table:table-cell>
          <table:table-cell table:formula="of:=([.G57]-[.G58])/[.G58]" office:value-type="percentage" office:value="-0.0101455301455301" calcext:value-type="percentage">
            <text:p>-1.01%</text:p>
          </table:table-cell>
          <table:table-cell table:number-columns-repeated="4"/>
          <table:table-cell office:value-type="float" office:value="-3.39" calcext:value-type="float">
            <text:p>-3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17</text:p>
          </table:table-cell>
          <table:table-cell office:value-type="float" office:value="106.52" calcext:value-type="float">
            <text:p>106.52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4.5" calcext:value-type="float">
            <text:p>104.5</text:p>
          </table:table-cell>
          <table:table-cell office:value-type="float" office:value="120.25" calcext:value-type="float">
            <text:p>120.25</text:p>
          </table:table-cell>
          <table:table-cell office:value-type="float" office:value="26029000" calcext:value-type="float">
            <text:p>26029000</text:p>
          </table:table-cell>
          <table:table-cell office:value-type="float" office:value="120.25" calcext:value-type="float">
            <text:p>120.25</text:p>
          </table:table-cell>
          <table:table-cell table:formula="of:=([.G58]-[.G59])/[.G59]" office:value-type="percentage" office:value="0.102705181109583" calcext:value-type="percentage">
            <text:p>10.27%</text:p>
          </table:table-cell>
          <table:table-cell table:number-columns-repeated="4"/>
          <table:table-cell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16</text:p>
          </table:table-cell>
          <table:table-cell office:value-type="float" office:value="126.28" calcext:value-type="float">
            <text:p>126.28</text:p>
          </table:table-cell>
          <table:table-cell office:value-type="float" office:value="126.32" calcext:value-type="float">
            <text:p>126.32</text:p>
          </table:table-cell>
          <table:table-cell office:value-type="float" office:value="107.3" calcext:value-type="float">
            <text:p>107.3</text:p>
          </table:table-cell>
          <table:table-cell office:value-type="float" office:value="109.05" calcext:value-type="float">
            <text:p>109.05</text:p>
          </table:table-cell>
          <table:table-cell office:value-type="float" office:value="32371900" calcext:value-type="float">
            <text:p>32371900</text:p>
          </table:table-cell>
          <table:table-cell office:value-type="float" office:value="109.05" calcext:value-type="float">
            <text:p>109.05</text:p>
          </table:table-cell>
          <table:table-cell table:formula="of:=([.G59]-[.G60])/[.G60]" office:value-type="percentage" office:value="-0.143092880716643" calcext:value-type="percentage">
            <text:p>-14.31%</text:p>
          </table:table-cell>
          <table:table-cell table:number-columns-repeated="4"/>
          <table:table-cell office:value-type="float" office:value="-1.38" calcext:value-type="float">
            <text:p>-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15</text:p>
          </table:table-cell>
          <table:table-cell office:value-type="float" office:value="133.03" calcext:value-type="float">
            <text:p>133.03</text:p>
          </table:table-cell>
          <table:table-cell office:value-type="float" office:value="133.26" calcext:value-type="float">
            <text:p>133.26</text:p>
          </table:table-cell>
          <table:table-cell office:value-type="float" office:value="126.82" calcext:value-type="float">
            <text:p>126.82</text:p>
          </table:table-cell>
          <table:table-cell office:value-type="float" office:value="127.26" calcext:value-type="float">
            <text:p>127.26</text:p>
          </table:table-cell>
          <table:table-cell office:value-type="float" office:value="9922400" calcext:value-type="float">
            <text:p>9922400</text:p>
          </table:table-cell>
          <table:table-cell office:value-type="float" office:value="127.26" calcext:value-type="float">
            <text:p>127.26</text:p>
          </table:table-cell>
          <table:table-cell table:formula="of:=([.G60]-[.G61])/[.G61]" office:value-type="percentage" office:value="-0.0203233256351039" calcext:value-type="percentage">
            <text:p>-2.03%</text:p>
          </table:table-cell>
          <table:table-cell table:number-columns-repeated="4"/>
          <table:table-cell office:value-type="float" office:value="-4.33" calcext:value-type="float">
            <text:p>-4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12</text:p>
          </table:table-cell>
          <table:table-cell office:value-type="float" office:value="125.5" calcext:value-type="float">
            <text:p>125.5</text:p>
          </table:table-cell>
          <table:table-cell office:value-type="float" office:value="129.94" calcext:value-type="float">
            <text:p>129.94</text:p>
          </table:table-cell>
          <table:table-cell office:value-type="float" office:value="124.51" calcext:value-type="float">
            <text:p>124.51</text:p>
          </table:table-cell>
          <table:table-cell office:value-type="float" office:value="129.9" calcext:value-type="float">
            <text:p>129.9</text:p>
          </table:table-cell>
          <table:table-cell office:value-type="float" office:value="11344000" calcext:value-type="float">
            <text:p>11344000</text:p>
          </table:table-cell>
          <table:table-cell office:value-type="float" office:value="129.9" calcext:value-type="float">
            <text:p>129.9</text:p>
          </table:table-cell>
          <table:table-cell table:formula="of:=([.G61]-[.G62])/[.G62]" office:value-type="percentage" office:value="0.0341533317411035" calcext:value-type="percentage">
            <text:p>3.42%</text:p>
          </table:table-cell>
          <table:table-cell table:number-columns-repeated="4"/>
          <table:table-cell office:value-type="float" office:value="-1.56" calcext:value-type="float">
            <text:p>-1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11</text:p>
          </table:table-cell>
          <table:table-cell office:value-type="float" office:value="124.88" calcext:value-type="float">
            <text:p>124.88</text:p>
          </table:table-cell>
          <table:table-cell office:value-type="float" office:value="126.09" calcext:value-type="float">
            <text:p>126.09</text:p>
          </table:table-cell>
          <table:table-cell office:value-type="float" office:value="122.35" calcext:value-type="float">
            <text:p>122.35</text:p>
          </table:table-cell>
          <table:table-cell office:value-type="float" office:value="125.61" calcext:value-type="float">
            <text:p>125.61</text:p>
          </table:table-cell>
          <table:table-cell office:value-type="float" office:value="7483600" calcext:value-type="float">
            <text:p>7483600</text:p>
          </table:table-cell>
          <table:table-cell office:value-type="float" office:value="125.61" calcext:value-type="float">
            <text:p>125.61</text:p>
          </table:table-cell>
          <table:table-cell table:formula="of:=([.G62]-[.G63])/[.G63]" office:value-type="percentage" office:value="0.0273165944221804" calcext:value-type="percentage">
            <text:p>2.73%</text:p>
          </table:table-cell>
          <table:table-cell table:number-columns-repeated="4"/>
          <table:table-cell office:value-type="float" office:value="2.76" calcext:value-type="float">
            <text:p>2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10</text:p>
          </table:table-cell>
          <table:table-cell office:value-type="float" office:value="123.19" calcext:value-type="float">
            <text:p>123.19</text:p>
          </table:table-cell>
          <table:table-cell office:value-type="float" office:value="123.25" calcext:value-type="float">
            <text:p>123.25</text:p>
          </table:table-cell>
          <table:table-cell office:value-type="float" office:value="120.79" calcext:value-type="float">
            <text:p>120.79</text:p>
          </table:table-cell>
          <table:table-cell office:value-type="float" office:value="122.27" calcext:value-type="float">
            <text:p>122.27</text:p>
          </table:table-cell>
          <table:table-cell office:value-type="float" office:value="5600100" calcext:value-type="float">
            <text:p>5600100</text:p>
          </table:table-cell>
          <table:table-cell office:value-type="float" office:value="122.27" calcext:value-type="float">
            <text:p>122.27</text:p>
          </table:table-cell>
          <table:table-cell table:formula="of:=([.G63]-[.G64])/[.G64]" office:value-type="percentage" office:value="-0.0095585257189146" calcext:value-type="percentage">
            <text:p>-0.96%</text:p>
          </table:table-cell>
          <table:table-cell table:number-columns-repeated="4"/>
          <table:table-cell office:value-type="float" office:value="2.14" calcext:value-type="float">
            <text:p>2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09</text:p>
          </table:table-cell>
          <table:table-cell office:value-type="float" office:value="124.64" calcext:value-type="float">
            <text:p>124.64</text:p>
          </table:table-cell>
          <table:table-cell office:value-type="float" office:value="125.32" calcext:value-type="float">
            <text:p>125.32</text:p>
          </table:table-cell>
          <table:table-cell office:value-type="float" office:value="121.91" calcext:value-type="float">
            <text:p>121.91</text:p>
          </table:table-cell>
          <table:table-cell office:value-type="float" office:value="123.45" calcext:value-type="float">
            <text:p>123.45</text:p>
          </table:table-cell>
          <table:table-cell office:value-type="float" office:value="8603300" calcext:value-type="float">
            <text:p>8603300</text:p>
          </table:table-cell>
          <table:table-cell office:value-type="float" office:value="123.45" calcext:value-type="float">
            <text:p>123.45</text:p>
          </table:table-cell>
          <table:table-cell table:formula="of:=([.G64]-[.G65])/[.G65]" office:value-type="percentage" office:value="0.0151303346764247" calcext:value-type="percentage">
            <text:p>1.51%</text:p>
          </table:table-cell>
          <table:table-cell table:number-columns-repeated="4"/>
          <table:table-cell office:value-type="float" office:value="4.24" calcext:value-type="float">
            <text:p>4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08</text:p>
          </table:table-cell>
          <table:table-cell office:value-type="float" office:value="121.37" calcext:value-type="float">
            <text:p>121.37</text:p>
          </table:table-cell>
          <table:table-cell office:value-type="float" office:value="122.18" calcext:value-type="float">
            <text:p>122.18</text:p>
          </table:table-cell>
          <table:table-cell office:value-type="float" office:value="118.82" calcext:value-type="float">
            <text:p>118.82</text:p>
          </table:table-cell>
          <table:table-cell office:value-type="float" office:value="121.61" calcext:value-type="float">
            <text:p>121.61</text:p>
          </table:table-cell>
          <table:table-cell office:value-type="float" office:value="7814200" calcext:value-type="float">
            <text:p>7814200</text:p>
          </table:table-cell>
          <table:table-cell office:value-type="float" office:value="121.61" calcext:value-type="float">
            <text:p>121.61</text:p>
          </table:table-cell>
          <table:table-cell table:formula="of:=([.G65]-[.G66])/[.G66]" office:value-type="percentage" office:value="0.0126571737863269" calcext:value-type="percentage">
            <text:p>1.27%</text:p>
          </table:table-cell>
          <table:table-cell table:number-columns-repeated="4"/>
          <table:table-cell office:value-type="float" office:value="2.71" calcext:value-type="float">
            <text:p>2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05</text:p>
          </table:table-cell>
          <table:table-cell office:value-type="float" office:value="118.32" calcext:value-type="float">
            <text:p>118.32</text:p>
          </table:table-cell>
          <table:table-cell office:value-type="float" office:value="120.28" calcext:value-type="float">
            <text:p>120.28</text:p>
          </table:table-cell>
          <table:table-cell office:value-type="float" office:value="115.7" calcext:value-type="float">
            <text:p>115.7</text:p>
          </table:table-cell>
          <table:table-cell office:value-type="float" office:value="120.09" calcext:value-type="float">
            <text:p>120.09</text:p>
          </table:table-cell>
          <table:table-cell office:value-type="float" office:value="6818700" calcext:value-type="float">
            <text:p>6818700</text:p>
          </table:table-cell>
          <table:table-cell office:value-type="float" office:value="120.09" calcext:value-type="float">
            <text:p>120.09</text:p>
          </table:table-cell>
          <table:table-cell table:formula="of:=([.G66]-[.G67])/[.G67]" office:value-type="percentage" office:value="0.0420860812217981" calcext:value-type="percentage">
            <text:p>4.21%</text:p>
          </table:table-cell>
          <table:table-cell table:number-columns-repeated="4"/>
          <table:table-cell office:value-type="float" office:value="-7.14" calcext:value-type="float">
            <text:p>-7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03</text:p>
          </table:table-cell>
          <table:table-cell office:value-type="float" office:value="118" calcext:value-type="float">
            <text:p>118</text:p>
          </table:table-cell>
          <table:table-cell office:value-type="float" office:value="119.25" calcext:value-type="float">
            <text:p>119.25</text:p>
          </table:table-cell>
          <table:table-cell office:value-type="float" office:value="114.27" calcext:value-type="float">
            <text:p>114.27</text:p>
          </table:table-cell>
          <table:table-cell office:value-type="float" office:value="115.24" calcext:value-type="float">
            <text:p>115.24</text:p>
          </table:table-cell>
          <table:table-cell office:value-type="float" office:value="4806700" calcext:value-type="float">
            <text:p>4806700</text:p>
          </table:table-cell>
          <table:table-cell office:value-type="float" office:value="115.24" calcext:value-type="float">
            <text:p>115.24</text:p>
          </table:table-cell>
          <table:table-cell table:formula="of:=([.G67]-[.G68])/[.G68]" office:value-type="percentage" office:value="-0.0218978102189781" calcext:value-type="percentage">
            <text:p>-2.19%</text:p>
          </table:table-cell>
          <table:table-cell table:number-columns-repeated="4"/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02</text:p>
          </table:table-cell>
          <table:table-cell office:value-type="float" office:value="118.25" calcext:value-type="float">
            <text:p>118.25</text:p>
          </table:table-cell>
          <table:table-cell office:value-type="float" office:value="121.89" calcext:value-type="float">
            <text:p>121.89</text:p>
          </table:table-cell>
          <table:table-cell office:value-type="float" office:value="115.5" calcext:value-type="float">
            <text:p>115.5</text:p>
          </table:table-cell>
          <table:table-cell office:value-type="float" office:value="117.82" calcext:value-type="float">
            <text:p>117.82</text:p>
          </table:table-cell>
          <table:table-cell office:value-type="float" office:value="12064100" calcext:value-type="float">
            <text:p>12064100</text:p>
          </table:table-cell>
          <table:table-cell office:value-type="float" office:value="117.82" calcext:value-type="float">
            <text:p>117.82</text:p>
          </table:table-cell>
          <table:table-cell table:formula="of:=([.G68]-[.G69])/[.G69]" office:value-type="percentage" office:value="0.0054616828810376" calcext:value-type="percentage">
            <text:p>0.55%</text:p>
          </table:table-cell>
          <table:table-cell table:number-columns-repeated="4"/>
          <table:table-cell office:value-type="float" office:value="1.89" calcext:value-type="float">
            <text:p>1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01</text:p>
          </table:table-cell>
          <table:table-cell office:value-type="float" office:value="109.36" calcext:value-type="float">
            <text:p>109.36</text:p>
          </table:table-cell>
          <table:table-cell office:value-type="float" office:value="117.77" calcext:value-type="float">
            <text:p>117.77</text:p>
          </table:table-cell>
          <table:table-cell office:value-type="float" office:value="109.15" calcext:value-type="float">
            <text:p>109.15</text:p>
          </table:table-cell>
          <table:table-cell office:value-type="float" office:value="117.18" calcext:value-type="float">
            <text:p>117.18</text:p>
          </table:table-cell>
          <table:table-cell office:value-type="float" office:value="10903600" calcext:value-type="float">
            <text:p>10903600</text:p>
          </table:table-cell>
          <table:table-cell office:value-type="float" office:value="117.18" calcext:value-type="float">
            <text:p>117.18</text:p>
          </table:table-cell>
          <table:table-cell table:formula="of:=([.G69]-[.G70])/[.G70]" office:value-type="percentage" office:value="0.091467958271237" calcext:value-type="percentage">
            <text:p>9.15%</text:p>
          </table:table-cell>
          <table:table-cell table:number-columns-repeated="4"/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28</text:p>
          </table:table-cell>
          <table:table-cell office:value-type="float" office:value="108.57" calcext:value-type="float">
            <text:p>108.57</text:p>
          </table:table-cell>
          <table:table-cell office:value-type="float" office:value="109.44" calcext:value-type="float">
            <text:p>109.44</text:p>
          </table:table-cell>
          <table:table-cell office:value-type="float" office:value="106.71" calcext:value-type="float">
            <text:p>106.71</text:p>
          </table:table-cell>
          <table:table-cell office:value-type="float" office:value="107.36" calcext:value-type="float">
            <text:p>107.36</text:p>
          </table:table-cell>
          <table:table-cell office:value-type="float" office:value="5748600" calcext:value-type="float">
            <text:p>5748600</text:p>
          </table:table-cell>
          <table:table-cell office:value-type="float" office:value="107.36" calcext:value-type="float">
            <text:p>107.36</text:p>
          </table:table-cell>
          <table:table-cell table:formula="of:=([.G70]-[.G71])/[.G71]" office:value-type="percentage" office:value="-0.0172997711670481" calcext:value-type="percentage">
            <text:p>-1.73%</text:p>
          </table:table-cell>
          <table:table-cell table:number-columns-repeated="4"/>
          <table:table-cell office:value-type="float" office:value="-3.13" calcext:value-type="float">
            <text:p>-3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27</text:p>
          </table:table-cell>
          <table:table-cell office:value-type="float" office:value="106.75" calcext:value-type="float">
            <text:p>106.75</text:p>
          </table:table-cell>
          <table:table-cell office:value-type="float" office:value="110.25" calcext:value-type="float">
            <text:p>110.25</text:p>
          </table:table-cell>
          <table:table-cell office:value-type="float" office:value="106.13" calcext:value-type="float">
            <text:p>106.13</text:p>
          </table:table-cell>
          <table:table-cell office:value-type="float" office:value="109.25" calcext:value-type="float">
            <text:p>109.25</text:p>
          </table:table-cell>
          <table:table-cell office:value-type="float" office:value="8744900" calcext:value-type="float">
            <text:p>8744900</text:p>
          </table:table-cell>
          <table:table-cell office:value-type="float" office:value="109.25" calcext:value-type="float">
            <text:p>109.25</text:p>
          </table:table-cell>
          <table:table-cell table:formula="of:=([.G71]-[.G72])/[.G72]" office:value-type="percentage" office:value="0.0333900870223231" calcext:value-type="percentage">
            <text:p>3.34%</text:p>
          </table:table-cell>
          <table:table-cell table:number-columns-repeated="4"/>
          <table:table-cell office:value-type="float" office:value="-0.15" calcext:value-type="float">
            <text:p>-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26</text:p>
          </table:table-cell>
          <table:table-cell office:value-type="float" office:value="103.8" calcext:value-type="float">
            <text:p>103.8</text:p>
          </table:table-cell>
          <table:table-cell office:value-type="float" office:value="105.87" calcext:value-type="float">
            <text:p>105.87</text:p>
          </table:table-cell>
          <table:table-cell office:value-type="float" office:value="102.66" calcext:value-type="float">
            <text:p>102.66</text:p>
          </table:table-cell>
          <table:table-cell office:value-type="float" office:value="105.72" calcext:value-type="float">
            <text:p>105.72</text:p>
          </table:table-cell>
          <table:table-cell office:value-type="float" office:value="6602600" calcext:value-type="float">
            <text:p>6602600</text:p>
          </table:table-cell>
          <table:table-cell office:value-type="float" office:value="105.72" calcext:value-type="float">
            <text:p>105.72</text:p>
          </table:table-cell>
          <table:table-cell table:formula="of:=([.G72]-[.G73])/[.G73]" office:value-type="percentage" office:value="0.0324218749999999" calcext:value-type="percentage">
            <text:p>3.24%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25</text:p>
          </table:table-cell>
          <table:table-cell office:value-type="float" office:value="103.1" calcext:value-type="float">
            <text:p>103.1</text:p>
          </table:table-cell>
          <table:table-cell office:value-type="float" office:value="104.2" calcext:value-type="float">
            <text:p>104.2</text:p>
          </table:table-cell>
          <table:table-cell office:value-type="float" office:value="100.55" calcext:value-type="float">
            <text:p>100.55</text:p>
          </table:table-cell>
          <table:table-cell office:value-type="float" office:value="102.4" calcext:value-type="float">
            <text:p>102.4</text:p>
          </table:table-cell>
          <table:table-cell office:value-type="float" office:value="5848700" calcext:value-type="float">
            <text:p>5848700</text:p>
          </table:table-cell>
          <table:table-cell office:value-type="float" office:value="102.4" calcext:value-type="float">
            <text:p>102.4</text:p>
          </table:table-cell>
          <table:table-cell table:formula="of:=([.G73]-[.G74])/[.G74]" office:value-type="percentage" office:value="0.00896640063060411" calcext:value-type="percentage">
            <text:p>0.90%</text:p>
          </table:table-cell>
          <table:table-cell table:number-columns-repeated="4"/>
          <table:table-cell office:value-type="float" office:value="-0.93" calcext:value-type="float">
            <text:p>-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24</text:p>
          </table:table-cell>
          <table:table-cell office:value-type="float" office:value="96.5" calcext:value-type="float">
            <text:p>96.5</text:p>
          </table:table-cell>
          <table:table-cell office:value-type="float" office:value="102.87" calcext:value-type="float">
            <text:p>102.87</text:p>
          </table:table-cell>
          <table:table-cell office:value-type="float" office:value="95.3" calcext:value-type="float">
            <text:p>95.3</text:p>
          </table:table-cell>
          <table:table-cell office:value-type="float" office:value="101.49" calcext:value-type="float">
            <text:p>101.49</text:p>
          </table:table-cell>
          <table:table-cell office:value-type="float" office:value="7119800" calcext:value-type="float">
            <text:p>7119800</text:p>
          </table:table-cell>
          <table:table-cell office:value-type="float" office:value="101.49" calcext:value-type="float">
            <text:p>101.49</text:p>
          </table:table-cell>
          <table:table-cell table:formula="of:=([.G74]-[.G75])/[.G75]" office:value-type="percentage" office:value="0.0194876946258162" calcext:value-type="percentage">
            <text:p>1.95%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21</text:p>
          </table:table-cell>
          <table:table-cell table:number-columns-repeated="2" office:value-type="float" office:value="103.7" calcext:value-type="float">
            <text:p>103.7</text:p>
          </table:table-cell>
          <table:table-cell office:value-type="float" office:value="97.5" calcext:value-type="float">
            <text:p>97.5</text:p>
          </table:table-cell>
          <table:table-cell office:value-type="float" office:value="99.55" calcext:value-type="float">
            <text:p>99.55</text:p>
          </table:table-cell>
          <table:table-cell office:value-type="float" office:value="11718600" calcext:value-type="float">
            <text:p>11718600</text:p>
          </table:table-cell>
          <table:table-cell office:value-type="float" office:value="99.55" calcext:value-type="float">
            <text:p>99.55</text:p>
          </table:table-cell>
          <table:table-cell table:formula="of:=([.G75]-[.G76])/[.G76]" office:value-type="percentage" office:value="-0.010928961748634" calcext:value-type="percentage">
            <text:p>-1.09%</text:p>
          </table:table-cell>
          <table:table-cell table:number-columns-repeated="4"/>
          <table:table-cell office:value-type="float" office:value="1.48" calcext:value-type="float">
            <text:p>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20</text:p>
          </table:table-cell>
          <table:table-cell office:value-type="float" office:value="104.65" calcext:value-type="float">
            <text:p>104.65</text:p>
          </table:table-cell>
          <table:table-cell office:value-type="float" office:value="107.13" calcext:value-type="float">
            <text:p>107.13</text:p>
          </table:table-cell>
          <table:table-cell office:value-type="float" office:value="99.45" calcext:value-type="float">
            <text:p>99.45</text:p>
          </table:table-cell>
          <table:table-cell office:value-type="float" office:value="100.65" calcext:value-type="float">
            <text:p>100.65</text:p>
          </table:table-cell>
          <table:table-cell office:value-type="float" office:value="10106500" calcext:value-type="float">
            <text:p>10106500</text:p>
          </table:table-cell>
          <table:table-cell office:value-type="float" office:value="100.65" calcext:value-type="float">
            <text:p>100.65</text:p>
          </table:table-cell>
          <table:table-cell table:formula="of:=([.G76]-[.G77])/[.G77]" office:value-type="percentage" office:value="-0.038498280473825" calcext:value-type="percentage">
            <text:p>-3.85%</text:p>
          </table:table-cell>
          <table:table-cell table:number-columns-repeated="4"/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19</text:p>
          </table:table-cell>
          <table:table-cell office:value-type="float" office:value="102.06" calcext:value-type="float">
            <text:p>102.06</text:p>
          </table:table-cell>
          <table:table-cell office:value-type="float" office:value="106.67" calcext:value-type="float">
            <text:p>106.67</text:p>
          </table:table-cell>
          <table:table-cell office:value-type="float" office:value="102.01" calcext:value-type="float">
            <text:p>102.01</text:p>
          </table:table-cell>
          <table:table-cell office:value-type="float" office:value="104.68" calcext:value-type="float">
            <text:p>104.68</text:p>
          </table:table-cell>
          <table:table-cell office:value-type="float" office:value="8578900" calcext:value-type="float">
            <text:p>8578900</text:p>
          </table:table-cell>
          <table:table-cell office:value-type="float" office:value="104.68" calcext:value-type="float">
            <text:p>104.68</text:p>
          </table:table-cell>
          <table:table-cell table:formula="of:=([.G77]-[.G78])/[.G78]" office:value-type="percentage" office:value="0.0124770287261825" calcext:value-type="percentage">
            <text:p>1.25%</text:p>
          </table:table-cell>
          <table:table-cell table:number-columns-repeated="4"/>
          <table:table-cell office:value-type="float" office:value="-1.01" calcext:value-type="float">
            <text:p>-1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18</text:p>
          </table:table-cell>
          <table:table-cell office:value-type="float" office:value="101.75" calcext:value-type="float">
            <text:p>101.75</text:p>
          </table:table-cell>
          <table:table-cell office:value-type="float" office:value="103.98" calcext:value-type="float">
            <text:p>103.98</text:p>
          </table:table-cell>
          <table:table-cell office:value-type="float" office:value="99.2" calcext:value-type="float">
            <text:p>99.2</text:p>
          </table:table-cell>
          <table:table-cell office:value-type="float" office:value="103.39" calcext:value-type="float">
            <text:p>103.39</text:p>
          </table:table-cell>
          <table:table-cell office:value-type="float" office:value="8795300" calcext:value-type="float">
            <text:p>8795300</text:p>
          </table:table-cell>
          <table:table-cell office:value-type="float" office:value="103.39" calcext:value-type="float">
            <text:p>103.39</text:p>
          </table:table-cell>
          <table:table-cell table:formula="of:=([.G78]-[.G79])/[.G79]" office:value-type="percentage" office:value="0.0116438356164383" calcext:value-type="percentage">
            <text:p>1.16%</text:p>
          </table:table-cell>
          <table:table-cell table:number-columns-repeated="4"/>
          <table:table-cell office:value-type="float" office:value="-1.51" calcext:value-type="float">
            <text:p>-1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17</text:p>
          </table:table-cell>
          <table:table-cell office:value-type="float" office:value="103.6" calcext:value-type="float">
            <text:p>103.6</text:p>
          </table:table-cell>
          <table:table-cell office:value-type="float" office:value="104.75" calcext:value-type="float">
            <text:p>104.75</text:p>
          </table:table-cell>
          <table:table-cell office:value-type="float" office:value="101.2" calcext:value-type="float">
            <text:p>101.2</text:p>
          </table:table-cell>
          <table:table-cell office:value-type="float" office:value="102.2" calcext:value-type="float">
            <text:p>102.2</text:p>
          </table:table-cell>
          <table:table-cell office:value-type="float" office:value="7066200" calcext:value-type="float">
            <text:p>7066200</text:p>
          </table:table-cell>
          <table:table-cell office:value-type="float" office:value="102.2" calcext:value-type="float">
            <text:p>102.2</text:p>
          </table:table-cell>
          <table:table-cell table:formula="of:=([.G79]-[.G80])/[.G80]" office:value-type="percentage" office:value="0.0189431704885345" calcext:value-type="percentage">
            <text:p>1.89%</text:p>
          </table:table-cell>
          <table:table-cell table:number-columns-repeated="4"/>
          <table:table-cell office:value-type="float" office:value="-0.89" calcext:value-type="float">
            <text:p>-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14</text:p>
          </table:table-cell>
          <table:table-cell office:value-type="float" office:value="100" calcext:value-type="float">
            <text:p>100</text:p>
          </table:table-cell>
          <table:table-cell office:value-type="float" office:value="102.52" calcext:value-type="float">
            <text:p>102.52</text:p>
          </table:table-cell>
          <table:table-cell office:value-type="float" office:value="99.33" calcext:value-type="float">
            <text:p>99.33</text:p>
          </table:table-cell>
          <table:table-cell office:value-type="float" office:value="100.3" calcext:value-type="float">
            <text:p>100.3</text:p>
          </table:table-cell>
          <table:table-cell office:value-type="float" office:value="6564700" calcext:value-type="float">
            <text:p>6564700</text:p>
          </table:table-cell>
          <table:table-cell office:value-type="float" office:value="100.3" calcext:value-type="float">
            <text:p>100.3</text:p>
          </table:table-cell>
          <table:table-cell table:formula="of:=([.G80]-[.G81])/[.G81]" office:value-type="percentage" office:value="0.0215929924628233" calcext:value-type="percentage">
            <text:p>2.16%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13</text:p>
          </table:table-cell>
          <table:table-cell office:value-type="float" office:value="99" calcext:value-type="float">
            <text:p>99</text:p>
          </table:table-cell>
          <table:table-cell office:value-type="float" office:value="99.28" calcext:value-type="float">
            <text:p>99.28</text:p>
          </table:table-cell>
          <table:table-cell office:value-type="float" office:value="95.12" calcext:value-type="float">
            <text:p>95.12</text:p>
          </table:table-cell>
          <table:table-cell office:value-type="float" office:value="98.18" calcext:value-type="float">
            <text:p>98.18</text:p>
          </table:table-cell>
          <table:table-cell office:value-type="float" office:value="5961600" calcext:value-type="float">
            <text:p>5961600</text:p>
          </table:table-cell>
          <table:table-cell office:value-type="float" office:value="98.18" calcext:value-type="float">
            <text:p>98.18</text:p>
          </table:table-cell>
          <table:table-cell table:formula="of:=([.G81]-[.G82])/[.G82]" office:value-type="percentage" office:value="0.00460452266448381" calcext:value-type="percentage">
            <text:p>0.46%</text:p>
          </table:table-cell>
          <table:table-cell table:number-columns-repeated="4"/>
          <table:table-cell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12</text:p>
          </table:table-cell>
          <table:table-cell office:value-type="float" office:value="96.8" calcext:value-type="float">
            <text:p>96.8</text:p>
          </table:table-cell>
          <table:table-cell office:value-type="float" office:value="100.48" calcext:value-type="float">
            <text:p>100.48</text:p>
          </table:table-cell>
          <table:table-cell office:value-type="float" office:value="95.75" calcext:value-type="float">
            <text:p>95.75</text:p>
          </table:table-cell>
          <table:table-cell office:value-type="float" office:value="97.73" calcext:value-type="float">
            <text:p>97.73</text:p>
          </table:table-cell>
          <table:table-cell office:value-type="float" office:value="9192700" calcext:value-type="float">
            <text:p>9192700</text:p>
          </table:table-cell>
          <table:table-cell office:value-type="float" office:value="97.73" calcext:value-type="float">
            <text:p>97.73</text:p>
          </table:table-cell>
          <table:table-cell table:formula="of:=([.G82]-[.G83])/[.G83]" office:value-type="percentage" office:value="0.0345083095162486" calcext:value-type="percentage">
            <text:p>3.45%</text:p>
          </table:table-cell>
          <table:table-cell table:number-columns-repeated="4"/>
          <table:table-cell office:value-type="float" office:value="-0.14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11</text:p>
          </table:table-cell>
          <table:table-cell office:value-type="float" office:value="98.18" calcext:value-type="float">
            <text:p>98.18</text:p>
          </table:table-cell>
          <table:table-cell office:value-type="float" office:value="98.68" calcext:value-type="float">
            <text:p>98.68</text:p>
          </table:table-cell>
          <table:table-cell office:value-type="float" office:value="94.05" calcext:value-type="float">
            <text:p>94.05</text:p>
          </table:table-cell>
          <table:table-cell office:value-type="float" office:value="94.47" calcext:value-type="float">
            <text:p>94.47</text:p>
          </table:table-cell>
          <table:table-cell office:value-type="float" office:value="7394000" calcext:value-type="float">
            <text:p>7394000</text:p>
          </table:table-cell>
          <table:table-cell office:value-type="float" office:value="94.47" calcext:value-type="float">
            <text:p>94.47</text:p>
          </table:table-cell>
          <table:table-cell table:formula="of:=([.G83]-[.G84])/[.G84]" office:value-type="percentage" office:value="-0.0557721139430285" calcext:value-type="percentage">
            <text:p>-5.58%</text:p>
          </table:table-cell>
          <table:table-cell table:number-columns-repeated="4"/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10</text:p>
          </table:table-cell>
          <table:table-cell office:value-type="float" office:value="98.93" calcext:value-type="float">
            <text:p>98.93</text:p>
          </table:table-cell>
          <table:table-cell office:value-type="float" office:value="102.52" calcext:value-type="float">
            <text:p>102.52</text:p>
          </table:table-cell>
          <table:table-cell office:value-type="float" office:value="98.57" calcext:value-type="float">
            <text:p>98.57</text:p>
          </table:table-cell>
          <table:table-cell office:value-type="float" office:value="100.05" calcext:value-type="float">
            <text:p>100.05</text:p>
          </table:table-cell>
          <table:table-cell office:value-type="float" office:value="9228600" calcext:value-type="float">
            <text:p>9228600</text:p>
          </table:table-cell>
          <table:table-cell office:value-type="float" office:value="100.05" calcext:value-type="float">
            <text:p>100.05</text:p>
          </table:table-cell>
          <table:table-cell table:formula="of:=([.G84]-[.G85])/[.G85]" office:value-type="percentage" office:value="-0.0195021560172482" calcext:value-type="percentage">
            <text:p>-1.95%</text:p>
          </table:table-cell>
          <table:table-cell table:number-columns-repeated="4"/>
          <table:table-cell office:value-type="float" office:value="2.45" calcext:value-type="float">
            <text:p>2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07</text:p>
          </table:table-cell>
          <table:table-cell office:value-type="float" office:value="98" calcext:value-type="float">
            <text:p>98</text:p>
          </table:table-cell>
          <table:table-cell office:value-type="float" office:value="102.9" calcext:value-type="float">
            <text:p>102.9</text:p>
          </table:table-cell>
          <table:table-cell office:value-type="float" office:value="96.7" calcext:value-type="float">
            <text:p>96.7</text:p>
          </table:table-cell>
          <table:table-cell office:value-type="float" office:value="102.04" calcext:value-type="float">
            <text:p>102.04</text:p>
          </table:table-cell>
          <table:table-cell office:value-type="float" office:value="10711600" calcext:value-type="float">
            <text:p>10711600</text:p>
          </table:table-cell>
          <table:table-cell office:value-type="float" office:value="102.04" calcext:value-type="float">
            <text:p>102.04</text:p>
          </table:table-cell>
          <table:table-cell table:formula="of:=([.G85]-[.G86])/[.G86]" office:value-type="percentage" office:value="0.0481766820749873" calcext:value-type="percentage">
            <text:p>4.82%</text:p>
          </table:table-cell>
          <table:table-cell table:number-columns-repeated="4"/>
          <table:table-cell office:value-type="float" office:value="-1.69" calcext:value-type="float">
            <text:p>-1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06</text:p>
          </table:table-cell>
          <table:table-cell office:value-type="float" office:value="95.25" calcext:value-type="float">
            <text:p>95.25</text:p>
          </table:table-cell>
          <table:table-cell office:value-type="float" office:value="99.27" calcext:value-type="float">
            <text:p>99.27</text:p>
          </table:table-cell>
          <table:table-cell office:value-type="float" office:value="95.11" calcext:value-type="float">
            <text:p>95.11</text:p>
          </table:table-cell>
          <table:table-cell office:value-type="float" office:value="97.35" calcext:value-type="float">
            <text:p>97.35</text:p>
          </table:table-cell>
          <table:table-cell office:value-type="float" office:value="9510900" calcext:value-type="float">
            <text:p>9510900</text:p>
          </table:table-cell>
          <table:table-cell office:value-type="float" office:value="97.35" calcext:value-type="float">
            <text:p>97.35</text:p>
          </table:table-cell>
          <table:table-cell table:formula="of:=([.G86]-[.G87])/[.G87]" office:value-type="percentage" office:value="0.0207612456747404" calcext:value-type="percentage">
            <text:p>2.08%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05</text:p>
          </table:table-cell>
          <table:table-cell office:value-type="float" office:value="93.66" calcext:value-type="float">
            <text:p>93.66</text:p>
          </table:table-cell>
          <table:table-cell office:value-type="float" office:value="97.97" calcext:value-type="float">
            <text:p>97.97</text:p>
          </table:table-cell>
          <table:table-cell office:value-type="float" office:value="89.11" calcext:value-type="float">
            <text:p>89.11</text:p>
          </table:table-cell>
          <table:table-cell office:value-type="float" office:value="95.37" calcext:value-type="float">
            <text:p>95.37</text:p>
          </table:table-cell>
          <table:table-cell office:value-type="float" office:value="12224800" calcext:value-type="float">
            <text:p>12224800</text:p>
          </table:table-cell>
          <table:table-cell office:value-type="float" office:value="95.37" calcext:value-type="float">
            <text:p>95.37</text:p>
          </table:table-cell>
          <table:table-cell table:formula="of:=([.G87]-[.G88])/[.G88]" office:value-type="percentage" office:value="0.00558835934204978" calcext:value-type="percentage">
            <text:p>0.56%</text:p>
          </table:table-cell>
          <table:table-cell table:number-columns-repeated="4"/>
          <table:table-cell office:value-type="float" office:value="3.07" calcext:value-type="float">
            <text:p>3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04</text:p>
          </table:table-cell>
          <table:table-cell office:value-type="float" office:value="92.75" calcext:value-type="float">
            <text:p>92.75</text:p>
          </table:table-cell>
          <table:table-cell office:value-type="float" office:value="96.42" calcext:value-type="float">
            <text:p>96.42</text:p>
          </table:table-cell>
          <table:table-cell office:value-type="float" office:value="92.4" calcext:value-type="float">
            <text:p>92.4</text:p>
          </table:table-cell>
          <table:table-cell office:value-type="float" office:value="94.84" calcext:value-type="float">
            <text:p>94.84</text:p>
          </table:table-cell>
          <table:table-cell office:value-type="float" office:value="8856100" calcext:value-type="float">
            <text:p>8856100</text:p>
          </table:table-cell>
          <table:table-cell office:value-type="float" office:value="94.84" calcext:value-type="float">
            <text:p>94.84</text:p>
          </table:table-cell>
          <table:table-cell table:formula="of:=([.G88]-[.G89])/[.G89]" office:value-type="percentage" office:value="0.0243006804190517" calcext:value-type="percentage">
            <text:p>2.43%</text:p>
          </table:table-cell>
          <table:table-cell table:number-columns-repeated="4"/>
          <table:table-cell office:value-type="float" office:value="-1.97" calcext:value-type="float">
            <text:p>-1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03</text:p>
          </table:table-cell>
          <table:table-cell table:number-columns-repeated="2" office:value-type="float" office:value="97.62" calcext:value-type="float">
            <text:p>97.62</text:p>
          </table:table-cell>
          <table:table-cell office:value-type="float" office:value="88.25" calcext:value-type="float">
            <text:p>88.25</text:p>
          </table:table-cell>
          <table:table-cell office:value-type="float" office:value="92.59" calcext:value-type="float">
            <text:p>92.59</text:p>
          </table:table-cell>
          <table:table-cell office:value-type="float" office:value="19139600" calcext:value-type="float">
            <text:p>19139600</text:p>
          </table:table-cell>
          <table:table-cell office:value-type="float" office:value="92.59" calcext:value-type="float">
            <text:p>92.59</text:p>
          </table:table-cell>
          <table:table-cell table:formula="of:=([.G89]-[.G90])/[.G90]" office:value-type="percentage" office:value="-0.0528846153846154" calcext:value-type="percentage">
            <text:p>-5.29%</text:p>
          </table:table-cell>
          <table:table-cell table:number-columns-repeated="4"/>
          <table:table-cell office:value-type="float" office:value="-0.75" calcext:value-type="float">
            <text:p>-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31</text:p>
          </table:table-cell>
          <table:table-cell office:value-type="float" office:value="106.26" calcext:value-type="float">
            <text:p>106.26</text:p>
          </table:table-cell>
          <table:table-cell office:value-type="float" office:value="106.44" calcext:value-type="float">
            <text:p>106.44</text:p>
          </table:table-cell>
          <table:table-cell office:value-type="float" office:value="97.73" calcext:value-type="float">
            <text:p>97.73</text:p>
          </table:table-cell>
          <table:table-cell office:value-type="float" office:value="97.76" calcext:value-type="float">
            <text:p>97.76</text:p>
          </table:table-cell>
          <table:table-cell office:value-type="float" office:value="15172000" calcext:value-type="float">
            <text:p>15172000</text:p>
          </table:table-cell>
          <table:table-cell office:value-type="float" office:value="97.76" calcext:value-type="float">
            <text:p>97.76</text:p>
          </table:table-cell>
          <table:table-cell table:formula="of:=([.G90]-[.G91])/[.G91]" office:value-type="percentage" office:value="-0.0685088137208194" calcext:value-type="percentage">
            <text:p>-6.85%</text:p>
          </table:table-cell>
          <table:table-cell table:number-columns-repeated="4"/>
          <table:table-cell office:value-type="float" office:value="2.45" calcext:value-type="float">
            <text:p>2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30</text:p>
          </table:table-cell>
          <table:table-cell office:value-type="float" office:value="102.46" calcext:value-type="float">
            <text:p>102.46</text:p>
          </table:table-cell>
          <table:table-cell office:value-type="float" office:value="109.54" calcext:value-type="float">
            <text:p>109.54</text:p>
          </table:table-cell>
          <table:table-cell office:value-type="float" office:value="101.2" calcext:value-type="float">
            <text:p>101.2</text:p>
          </table:table-cell>
          <table:table-cell office:value-type="float" office:value="104.95" calcext:value-type="float">
            <text:p>104.95</text:p>
          </table:table-cell>
          <table:table-cell office:value-type="float" office:value="16133700" calcext:value-type="float">
            <text:p>16133700</text:p>
          </table:table-cell>
          <table:table-cell office:value-type="float" office:value="104.95" calcext:value-type="float">
            <text:p>104.95</text:p>
          </table:table-cell>
          <table:table-cell table:formula="of:=([.G91]-[.G92])/[.G92]" office:value-type="percentage" office:value="0.00305839625346466" calcext:value-type="percentage">
            <text:p>0.31%</text:p>
          </table:table-cell>
          <table:table-cell table:number-columns-repeated="4"/>
          <table:table-cell office:value-type="float" office:value="14.38" calcext:value-type="float">
            <text:p>14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29</text:p>
          </table:table-cell>
          <table:table-cell office:value-type="float" office:value="113.55" calcext:value-type="float">
            <text:p>113.55</text:p>
          </table:table-cell>
          <table:table-cell office:value-type="float" office:value="114.9" calcext:value-type="float">
            <text:p>114.9</text:p>
          </table:table-cell>
          <table:table-cell office:value-type="float" office:value="99" calcext:value-type="float">
            <text:p>99</text:p>
          </table:table-cell>
          <table:table-cell office:value-type="float" office:value="104.63" calcext:value-type="float">
            <text:p>104.63</text:p>
          </table:table-cell>
          <table:table-cell office:value-type="float" office:value="25099500" calcext:value-type="float">
            <text:p>25099500</text:p>
          </table:table-cell>
          <table:table-cell office:value-type="float" office:value="104.63" calcext:value-type="float">
            <text:p>104.63</text:p>
          </table:table-cell>
          <table:table-cell table:formula="of:=([.G92]-[.G93])/[.G93]" office:value-type="percentage" office:value="-0.0516631922414575" calcext:value-type="percentage">
            <text:p>-5.17%</text:p>
          </table:table-cell>
          <table:table-cell table:number-columns-repeated="4"/>
          <table:table-cell office:value-type="float" office:value="-1.85" calcext:value-type="float">
            <text:p>-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28</text:p>
          </table:table-cell>
          <table:table-cell office:value-type="float" office:value="101.55" calcext:value-type="float">
            <text:p>101.55</text:p>
          </table:table-cell>
          <table:table-cell office:value-type="float" office:value="110.75" calcext:value-type="float">
            <text:p>110.75</text:p>
          </table:table-cell>
          <table:table-cell office:value-type="float" office:value="100.3" calcext:value-type="float">
            <text:p>100.3</text:p>
          </table:table-cell>
          <table:table-cell office:value-type="float" office:value="110.33" calcext:value-type="float">
            <text:p>110.33</text:p>
          </table:table-cell>
          <table:table-cell office:value-type="float" office:value="19691900" calcext:value-type="float">
            <text:p>19691900</text:p>
          </table:table-cell>
          <table:table-cell office:value-type="float" office:value="110.33" calcext:value-type="float">
            <text:p>110.33</text:p>
          </table:table-cell>
          <table:table-cell table:formula="of:=([.G93]-[.G94])/[.G94]" office:value-type="percentage" office:value="0.13648537288834" calcext:value-type="percentage">
            <text:p>13.65%</text:p>
          </table:table-cell>
          <table:table-cell table:number-columns-repeated="4"/>
          <table:table-cell office:value-type="float" office:value="2.21" calcext:value-type="float">
            <text:p>2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24</text:p>
          </table:table-cell>
          <table:table-cell office:value-type="float" office:value="92.6" calcext:value-type="float">
            <text:p>92.6</text:p>
          </table:table-cell>
          <table:table-cell office:value-type="float" office:value="97.95" calcext:value-type="float">
            <text:p>97.95</text:p>
          </table:table-cell>
          <table:table-cell office:value-type="float" office:value="92" calcext:value-type="float">
            <text:p>92</text:p>
          </table:table-cell>
          <table:table-cell office:value-type="float" office:value="97.08" calcext:value-type="float">
            <text:p>97.08</text:p>
          </table:table-cell>
          <table:table-cell office:value-type="float" office:value="16124200" calcext:value-type="float">
            <text:p>16124200</text:p>
          </table:table-cell>
          <table:table-cell office:value-type="float" office:value="97.08" calcext:value-type="float">
            <text:p>97.08</text:p>
          </table:table-cell>
          <table:table-cell table:formula="of:=([.G94]-[.G95])/[.G95]" office:value-type="percentage" office:value="0.0469103849886767" calcext:value-type="percentage">
            <text:p>4.69%</text:p>
          </table:table-cell>
          <table:table-cell table:number-columns-repeated="4"/>
          <table:table-cell office:value-type="float" office:value="-1.4" calcext:value-type="float">
            <text:p>-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23</text:p>
          </table:table-cell>
          <table:table-cell office:value-type="float" office:value="84.81" calcext:value-type="float">
            <text:p>84.81</text:p>
          </table:table-cell>
          <table:table-cell office:value-type="float" office:value="93.01" calcext:value-type="float">
            <text:p>93.01</text:p>
          </table:table-cell>
          <table:table-cell office:value-type="float" office:value="83.05" calcext:value-type="float">
            <text:p>83.05</text:p>
          </table:table-cell>
          <table:table-cell office:value-type="float" office:value="92.73" calcext:value-type="float">
            <text:p>92.73</text:p>
          </table:table-cell>
          <table:table-cell office:value-type="float" office:value="12022200" calcext:value-type="float">
            <text:p>12022200</text:p>
          </table:table-cell>
          <table:table-cell office:value-type="float" office:value="92.73" calcext:value-type="float">
            <text:p>92.73</text:p>
          </table:table-cell>
          <table:table-cell table:formula="of:=([.G95]-[.G96])/[.G96]" office:value-type="percentage" office:value="0.0629298486932601" calcext:value-type="percentage">
            <text:p>6.29%</text:p>
          </table:table-cell>
          <table:table-cell table:number-columns-repeated="4"/>
          <table:table-cell office:value-type="float" office:value="19.2" calcext:value-type="float">
            <text:p>1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22</text:p>
          </table:table-cell>
          <table:table-cell office:value-type="float" office:value="86.37" calcext:value-type="float">
            <text:p>86.37</text:p>
          </table:table-cell>
          <table:table-cell office:value-type="float" office:value="90.96" calcext:value-type="float">
            <text:p>90.96</text:p>
          </table:table-cell>
          <table:table-cell office:value-type="float" office:value="85.5" calcext:value-type="float">
            <text:p>85.5</text:p>
          </table:table-cell>
          <table:table-cell office:value-type="float" office:value="87.24" calcext:value-type="float">
            <text:p>87.24</text:p>
          </table:table-cell>
          <table:table-cell office:value-type="float" office:value="8568000" calcext:value-type="float">
            <text:p>8568000</text:p>
          </table:table-cell>
          <table:table-cell office:value-type="float" office:value="87.24" calcext:value-type="float">
            <text:p>87.24</text:p>
          </table:table-cell>
          <table:table-cell table:formula="of:=([.G96]-[.G97])/[.G97]" office:value-type="percentage" office:value="-0.00399588994177427" calcext:value-type="percentage">
            <text:p>-0.40%</text:p>
          </table:table-cell>
          <table:table-cell table:number-columns-repeated="4"/>
          <table:table-cell office:value-type="float" office:value="-4.5" calcext:value-type="float">
            <text:p>-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21</text:p>
          </table:table-cell>
          <table:table-cell office:value-type="float" office:value="88.5" calcext:value-type="float">
            <text:p>88.5</text:p>
          </table:table-cell>
          <table:table-cell office:value-type="float" office:value="89.99" calcext:value-type="float">
            <text:p>89.99</text:p>
          </table:table-cell>
          <table:table-cell office:value-type="float" office:value="85.28" calcext:value-type="float">
            <text:p>85.28</text:p>
          </table:table-cell>
          <table:table-cell office:value-type="float" office:value="87.59" calcext:value-type="float">
            <text:p>87.59</text:p>
          </table:table-cell>
          <table:table-cell office:value-type="float" office:value="8998200" calcext:value-type="float">
            <text:p>8998200</text:p>
          </table:table-cell>
          <table:table-cell office:value-type="float" office:value="87.59" calcext:value-type="float">
            <text:p>87.59</text:p>
          </table:table-cell>
          <table:table-cell table:formula="of:=([.G97]-[.G98])/[.G98]" office:value-type="percentage" office:value="-0.0261285301311985" calcext:value-type="percentage">
            <text:p>-2.61%</text:p>
          </table:table-cell>
          <table:table-cell table:number-columns-repeated="4"/>
          <table:table-cell office:value-type="float" office:value="6.42" calcext:value-type="float">
            <text:p>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20</text:p>
          </table:table-cell>
          <table:table-cell office:value-type="float" office:value="91.12" calcext:value-type="float">
            <text:p>91.12</text:p>
          </table:table-cell>
          <table:table-cell office:value-type="float" office:value="92.5" calcext:value-type="float">
            <text:p>92.5</text:p>
          </table:table-cell>
          <table:table-cell office:value-type="float" office:value="88.63" calcext:value-type="float">
            <text:p>88.63</text:p>
          </table:table-cell>
          <table:table-cell office:value-type="float" office:value="89.94" calcext:value-type="float">
            <text:p>89.94</text:p>
          </table:table-cell>
          <table:table-cell office:value-type="float" office:value="8348400" calcext:value-type="float">
            <text:p>8348400</text:p>
          </table:table-cell>
          <table:table-cell office:value-type="float" office:value="89.94" calcext:value-type="float">
            <text:p>89.94</text:p>
          </table:table-cell>
          <table:table-cell table:formula="of:=([.G98]-[.G99])/[.G99]" office:value-type="percentage" office:value="-0.0170491803278689" calcext:value-type="percentage">
            <text:p>-1.70%</text:p>
          </table:table-cell>
          <table:table-cell table:number-columns-repeated="4"/>
          <table:table-cell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17</text:p>
          </table:table-cell>
          <table:table-cell office:value-type="float" office:value="92.5" calcext:value-type="float">
            <text:p>92.5</text:p>
          </table:table-cell>
          <table:table-cell office:value-type="float" office:value="94.44" calcext:value-type="float">
            <text:p>94.44</text:p>
          </table:table-cell>
          <table:table-cell office:value-type="float" office:value="87.5" calcext:value-type="float">
            <text:p>87.5</text:p>
          </table:table-cell>
          <table:table-cell office:value-type="float" office:value="91.5" calcext:value-type="float">
            <text:p>91.5</text:p>
          </table:table-cell>
          <table:table-cell office:value-type="float" office:value="19002200" calcext:value-type="float">
            <text:p>19002200</text:p>
          </table:table-cell>
          <table:table-cell office:value-type="float" office:value="91.5" calcext:value-type="float">
            <text:p>91.5</text:p>
          </table:table-cell>
          <table:table-cell table:formula="of:=([.G99]-[.G100])/[.G100]" office:value-type="percentage" office:value="-0.00813008130081301" calcext:value-type="percentage">
            <text:p>-0.81%</text:p>
          </table:table-cell>
          <table:table-cell table:number-columns-repeated="4"/>
          <table:table-cell office:value-type="float" office:value="-3.67" calcext:value-type="float">
            <text:p>-3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16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88.66" calcext:value-type="float">
            <text:p>88.66</text:p>
          </table:table-cell>
          <table:table-cell office:value-type="float" office:value="92.25" calcext:value-type="float">
            <text:p>92.25</text:p>
          </table:table-cell>
          <table:table-cell office:value-type="float" office:value="21614000" calcext:value-type="float">
            <text:p>21614000</text:p>
          </table:table-cell>
          <table:table-cell office:value-type="float" office:value="92.25" calcext:value-type="float">
            <text:p>92.25</text:p>
          </table:table-cell>
          <table:table-cell table:formula="of:=([.G100]-[.G101])/[.G101]" office:value-type="percentage" office:value="0.0873408769448373" calcext:value-type="percentage">
            <text:p>8.73%</text:p>
          </table:table-cell>
          <table:table-cell table:number-columns-repeated="4"/>
          <table:table-cell office:value-type="float" office:value="-0.61" calcext:value-type="float">
            <text:p>-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15</text:p>
          </table:table-cell>
          <table:table-cell office:value-type="float" office:value="81.8" calcext:value-type="float">
            <text:p>81.8</text:p>
          </table:table-cell>
          <table:table-cell office:value-type="float" office:value="86.88" calcext:value-type="float">
            <text:p>86.88</text:p>
          </table:table-cell>
          <table:table-cell office:value-type="float" office:value="78.11" calcext:value-type="float">
            <text:p>78.11</text:p>
          </table:table-cell>
          <table:table-cell office:value-type="float" office:value="84.84" calcext:value-type="float">
            <text:p>84.84</text:p>
          </table:table-cell>
          <table:table-cell office:value-type="float" office:value="16878700" calcext:value-type="float">
            <text:p>16878700</text:p>
          </table:table-cell>
          <table:table-cell office:value-type="float" office:value="84.84" calcext:value-type="float">
            <text:p>84.84</text:p>
          </table:table-cell>
          <table:table-cell table:formula="of:=([.G101]-[.G102])/[.G102]" office:value-type="percentage" office:value="0.019221528111485" calcext:value-type="percentage">
            <text:p>1.92%</text:p>
          </table:table-cell>
          <table:table-cell table:number-columns-repeated="4"/>
          <table:table-cell office:value-type="float" office:value="1.36" calcext:value-type="float">
            <text:p>1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14</text:p>
          </table:table-cell>
          <table:table-cell office:value-type="float" office:value="94.22" calcext:value-type="float">
            <text:p>94.22</text:p>
          </table:table-cell>
          <table:table-cell office:value-type="float" office:value="97.12" calcext:value-type="float">
            <text:p>97.12</text:p>
          </table:table-cell>
          <table:table-cell office:value-type="float" office:value="81.15" calcext:value-type="float">
            <text:p>81.15</text:p>
          </table:table-cell>
          <table:table-cell office:value-type="float" office:value="83.24" calcext:value-type="float">
            <text:p>83.24</text:p>
          </table:table-cell>
          <table:table-cell office:value-type="float" office:value="37163900" calcext:value-type="float">
            <text:p>37163900</text:p>
          </table:table-cell>
          <table:table-cell office:value-type="float" office:value="83.24" calcext:value-type="float">
            <text:p>83.24</text:p>
          </table:table-cell>
          <table:table-cell table:formula="of:=([.G102]-[.G103])/[.G103]" office:value-type="percentage" office:value="-0.0519362186788155" calcext:value-type="percentage">
            <text:p>-5.19%</text:p>
          </table:table-cell>
          <table:table-cell table:number-columns-repeated="4"/>
          <table:table-cell office:value-type="float" office:value="3.68" calcext:value-type="float">
            <text:p>3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13</text:p>
          </table:table-cell>
          <table:table-cell office:value-type="float" office:value="80.99" calcext:value-type="float">
            <text:p>80.99</text:p>
          </table:table-cell>
          <table:table-cell office:value-type="float" office:value="88" calcext:value-type="float">
            <text:p>88</text:p>
          </table:table-cell>
          <table:table-cell office:value-type="float" office:value="79.15" calcext:value-type="float">
            <text:p>79.15</text:p>
          </table:table-cell>
          <table:table-cell office:value-type="float" office:value="87.8" calcext:value-type="float">
            <text:p>87.8</text:p>
          </table:table-cell>
          <table:table-cell office:value-type="float" office:value="22416900" calcext:value-type="float">
            <text:p>22416900</text:p>
          </table:table-cell>
          <table:table-cell office:value-type="float" office:value="87.8" calcext:value-type="float">
            <text:p>87.8</text:p>
          </table:table-cell>
          <table:table-cell table:formula="of:=([.G103]-[.G104])/[.G104]" office:value-type="percentage" office:value="0.14382490880667" calcext:value-type="percentage">
            <text:p>14.38%</text:p>
          </table:table-cell>
          <table:table-cell table:number-columns-repeated="4"/>
          <table:table-cell office:value-type="float" office:value="7.78" calcext:value-type="float">
            <text:p>7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10</text:p>
          </table:table-cell>
          <table:table-cell office:value-type="float" office:value="69.65" calcext:value-type="float">
            <text:p>69.65</text:p>
          </table:table-cell>
          <table:table-cell office:value-type="float" office:value="81" calcext:value-type="float">
            <text:p>81</text:p>
          </table:table-cell>
          <table:table-cell office:value-type="float" office:value="69.25" calcext:value-type="float">
            <text:p>69.25</text:p>
          </table:table-cell>
          <table:table-cell office:value-type="float" office:value="76.76" calcext:value-type="float">
            <text:p>76.76</text:p>
          </table:table-cell>
          <table:table-cell office:value-type="float" office:value="25082600" calcext:value-type="float">
            <text:p>25082600</text:p>
          </table:table-cell>
          <table:table-cell office:value-type="float" office:value="76.76" calcext:value-type="float">
            <text:p>76.76</text:p>
          </table:table-cell>
          <table:table-cell table:formula="of:=([.G104]-[.G105])/[.G105]" office:value-type="percentage" office:value="0.106051873198847" calcext:value-type="percentage">
            <text:p>10.61%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09</text:p>
          </table:table-cell>
          <table:table-cell office:value-type="float" office:value="70.12" calcext:value-type="float">
            <text:p>70.12</text:p>
          </table:table-cell>
          <table:table-cell office:value-type="float" office:value="75.77" calcext:value-type="float">
            <text:p>75.77</text:p>
          </table:table-cell>
          <table:table-cell office:value-type="float" office:value="63.69" calcext:value-type="float">
            <text:p>63.69</text:p>
          </table:table-cell>
          <table:table-cell office:value-type="float" office:value="69.4" calcext:value-type="float">
            <text:p>69.4</text:p>
          </table:table-cell>
          <table:table-cell office:value-type="float" office:value="28605000" calcext:value-type="float">
            <text:p>28605000</text:p>
          </table:table-cell>
          <table:table-cell office:value-type="float" office:value="69.4" calcext:value-type="float">
            <text:p>69.4</text:p>
          </table:table-cell>
          <table:table-cell table:formula="of:=([.G105]-[.G106])/[.G106]" office:value-type="percentage" office:value="0.243950528768597" calcext:value-type="percentage">
            <text:p>24.40%</text:p>
          </table:table-cell>
          <table:table-cell table:number-columns-repeated="4"/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08</text:p>
          </table:table-cell>
          <table:table-cell office:value-type="float" office:value="57.5" calcext:value-type="float">
            <text:p>57.5</text:p>
          </table:table-cell>
          <table:table-cell office:value-type="float" office:value="58.2" calcext:value-type="float">
            <text:p>58.2</text:p>
          </table:table-cell>
          <table:table-cell office:value-type="float" office:value="55.71" calcext:value-type="float">
            <text:p>55.71</text:p>
          </table:table-cell>
          <table:table-cell office:value-type="float" office:value="55.79" calcext:value-type="float">
            <text:p>55.79</text:p>
          </table:table-cell>
          <table:table-cell office:value-type="float" office:value="6769900" calcext:value-type="float">
            <text:p>6769900</text:p>
          </table:table-cell>
          <table:table-cell office:value-type="float" office:value="55.79" calcext:value-type="float">
            <text:p>55.79</text:p>
          </table:table-cell>
          <table:table-cell table:formula="of:=([.G106]-[.G107])/[.G107]" office:value-type="percentage" office:value="0.0050441361916772" calcext:value-type="percentage">
            <text:p>0.50%</text:p>
          </table:table-cell>
          <table:table-cell table:number-columns-repeated="4"/>
          <table:table-cell office:value-type="float" office:value="-0.42" calcext:value-type="float">
            <text:p>-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07</text:p>
          </table:table-cell>
          <table:table-cell office:value-type="float" office:value="62" calcext:value-type="float">
            <text:p>62</text:p>
          </table:table-cell>
          <table:table-cell office:value-type="float" office:value="62.37" calcext:value-type="float">
            <text:p>62.37</text:p>
          </table:table-cell>
          <table:table-cell office:value-type="float" office:value="55.12" calcext:value-type="float">
            <text:p>55.12</text:p>
          </table:table-cell>
          <table:table-cell office:value-type="float" office:value="55.51" calcext:value-type="float">
            <text:p>55.51</text:p>
          </table:table-cell>
          <table:table-cell office:value-type="float" office:value="9991000" calcext:value-type="float">
            <text:p>9991000</text:p>
          </table:table-cell>
          <table:table-cell office:value-type="float" office:value="55.51" calcext:value-type="float">
            <text:p>55.51</text:p>
          </table:table-cell>
          <table:table-cell table:formula="of:=([.G107]-[.G108])/[.G108]" office:value-type="percentage" office:value="-0.0670588235294118" calcext:value-type="percentage">
            <text:p>-6.71%</text:p>
          </table:table-cell>
          <table:table-cell table:number-columns-repeated="4"/>
          <table:table-cell office:value-type="float" office:value="-2.8" calcext:value-type="float">
            <text:p>-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06</text:p>
          </table:table-cell>
          <table:table-cell office:value-type="float" office:value="56.39" calcext:value-type="float">
            <text:p>56.39</text:p>
          </table:table-cell>
          <table:table-cell office:value-type="float" office:value="59.66" calcext:value-type="float">
            <text:p>59.66</text:p>
          </table:table-cell>
          <table:table-cell office:value-type="float" office:value="55.5" calcext:value-type="float">
            <text:p>55.5</text:p>
          </table:table-cell>
          <table:table-cell office:value-type="float" office:value="59.5" calcext:value-type="float">
            <text:p>59.5</text:p>
          </table:table-cell>
          <table:table-cell office:value-type="float" office:value="4366700" calcext:value-type="float">
            <text:p>4366700</text:p>
          </table:table-cell>
          <table:table-cell office:value-type="float" office:value="59.5" calcext:value-type="float">
            <text:p>59.5</text:p>
          </table:table-cell>
          <table:table-cell table:formula="of:=([.G108]-[.G109])/[.G109]" office:value-type="percentage" office:value="0.0907424381301559" calcext:value-type="percentage">
            <text:p>9.07%</text:p>
          </table:table-cell>
          <table:table-cell table:number-columns-repeated="4"/>
          <table:table-cell office:value-type="float" office:value="2.91" calcext:value-type="float">
            <text:p>2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03</text:p>
          </table:table-cell>
          <table:table-cell table:number-columns-repeated="2" office:value-type="float" office:value="56.47" calcext:value-type="float">
            <text:p>56.47</text:p>
          </table:table-cell>
          <table:table-cell office:value-type="float" office:value="54.5" calcext:value-type="float">
            <text:p>54.5</text:p>
          </table:table-cell>
          <table:table-cell office:value-type="float" office:value="54.55" calcext:value-type="float">
            <text:p>54.55</text:p>
          </table:table-cell>
          <table:table-cell office:value-type="float" office:value="3378700" calcext:value-type="float">
            <text:p>3378700</text:p>
          </table:table-cell>
          <table:table-cell office:value-type="float" office:value="54.55" calcext:value-type="float">
            <text:p>54.55</text:p>
          </table:table-cell>
          <table:table-cell table:formula="of:=([.G109]-[.G110])/[.G110]" office:value-type="percentage" office:value="0.00813158381075583" calcext:value-type="percentage">
            <text:p>0.81%</text:p>
          </table:table-cell>
          <table:table-cell table:number-columns-repeated="4"/>
          <table:table-cell office:value-type="float" office:value="-2.77" calcext:value-type="float">
            <text:p>-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02</text:p>
          </table:table-cell>
          <table:table-cell office:value-type="float" office:value="53.85" calcext:value-type="float">
            <text:p>53.85</text:p>
          </table:table-cell>
          <table:table-cell office:value-type="float" office:value="55.27" calcext:value-type="float">
            <text:p>55.27</text:p>
          </table:table-cell>
          <table:table-cell office:value-type="float" office:value="53.7" calcext:value-type="float">
            <text:p>53.7</text:p>
          </table:table-cell>
          <table:table-cell office:value-type="float" office:value="54.11" calcext:value-type="float">
            <text:p>54.11</text:p>
          </table:table-cell>
          <table:table-cell office:value-type="float" office:value="3050400" calcext:value-type="float">
            <text:p>3050400</text:p>
          </table:table-cell>
          <table:table-cell office:value-type="float" office:value="54.11" calcext:value-type="float">
            <text:p>54.11</text:p>
          </table:table-cell>
          <table:table-cell table:formula="of:=([.G110]-[.G111])/[.G111]" office:value-type="percentage" office:value="0.015578078078078" calcext:value-type="percentage">
            <text:p>1.56%</text:p>
          </table:table-cell>
          <table:table-cell table:number-columns-repeated="4"/>
          <table:table-cell office:value-type="float" office:value="-5.82" calcext:value-type="float">
            <text:p>-5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01</text:p>
          </table:table-cell>
          <table:table-cell table:number-columns-repeated="2" office:value-type="float" office:value="55.99" calcext:value-type="float">
            <text:p>55.99</text:p>
          </table:table-cell>
          <table:table-cell office:value-type="float" office:value="53" calcext:value-type="float">
            <text:p>53</text:p>
          </table:table-cell>
          <table:table-cell office:value-type="float" office:value="53.28" calcext:value-type="float">
            <text:p>53.28</text:p>
          </table:table-cell>
          <table:table-cell office:value-type="float" office:value="2742800" calcext:value-type="float">
            <text:p>2742800</text:p>
          </table:table-cell>
          <table:table-cell office:value-type="float" office:value="53.28" calcext:value-type="float">
            <text:p>53.28</text:p>
          </table:table-cell>
          <table:table-cell table:formula="of:=([.G111]-[.G112])/[.G112]" office:value-type="percentage" office:value="-0.0131505834413781" calcext:value-type="percentage">
            <text:p>-1.32%</text:p>
          </table:table-cell>
          <table:table-cell table:number-columns-repeated="4"/>
          <table:table-cell office:value-type="float" office:value="-2.66" calcext:value-type="float">
            <text:p>-2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30</text:p>
          </table:table-cell>
          <table:table-cell office:value-type="float" office:value="56" calcext:value-type="float">
            <text:p>56</text:p>
          </table:table-cell>
          <table:table-cell office:value-type="float" office:value="58.18" calcext:value-type="float">
            <text:p>58.18</text:p>
          </table:table-cell>
          <table:table-cell office:value-type="float" office:value="53.76" calcext:value-type="float">
            <text:p>53.76</text:p>
          </table:table-cell>
          <table:table-cell office:value-type="float" office:value="53.99" calcext:value-type="float">
            <text:p>53.99</text:p>
          </table:table-cell>
          <table:table-cell office:value-type="float" office:value="5522600" calcext:value-type="float">
            <text:p>5522600</text:p>
          </table:table-cell>
          <table:table-cell office:value-type="float" office:value="53.99" calcext:value-type="float">
            <text:p>53.99</text:p>
          </table:table-cell>
          <table:table-cell table:formula="of:=([.G112]-[.G113])/[.G113]" office:value-type="percentage" office:value="-0.0172915908263559" calcext:value-type="percentage">
            <text:p>-1.73%</text:p>
          </table:table-cell>
          <table:table-cell table:number-columns-repeated="4"/>
          <table:table-cell office:value-type="float" office:value="-3.75" calcext:value-type="float">
            <text:p>-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29</text:p>
          </table:table-cell>
          <table:table-cell office:value-type="float" office:value="51.76" calcext:value-type="float">
            <text:p>51.76</text:p>
          </table:table-cell>
          <table:table-cell office:value-type="float" office:value="54.99" calcext:value-type="float">
            <text:p>54.99</text:p>
          </table:table-cell>
          <table:table-cell office:value-type="float" office:value="51.2" calcext:value-type="float">
            <text:p>51.2</text:p>
          </table:table-cell>
          <table:table-cell office:value-type="float" office:value="54.94" calcext:value-type="float">
            <text:p>54.94</text:p>
          </table:table-cell>
          <table:table-cell office:value-type="float" office:value="3639700" calcext:value-type="float">
            <text:p>3639700</text:p>
          </table:table-cell>
          <table:table-cell office:value-type="float" office:value="54.94" calcext:value-type="float">
            <text:p>54.94</text:p>
          </table:table-cell>
          <table:table-cell table:formula="of:=([.G113]-[.G114])/[.G114]" office:value-type="percentage" office:value="0.0730468749999999" calcext:value-type="percentage">
            <text:p>7.30%</text:p>
          </table:table-cell>
          <table:table-cell table:number-columns-repeated="4"/>
          <table:table-cell office:value-type="float" office:value="4.12" calcext:value-type="float">
            <text:p>4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26</text:p>
          </table:table-cell>
          <table:table-cell office:value-type="float" office:value="53.13" calcext:value-type="float">
            <text:p>53.13</text:p>
          </table:table-cell>
          <table:table-cell office:value-type="float" office:value="53.74" calcext:value-type="float">
            <text:p>53.74</text:p>
          </table:table-cell>
          <table:table-cell office:value-type="float" office:value="50.62" calcext:value-type="float">
            <text:p>50.62</text:p>
          </table:table-cell>
          <table:table-cell office:value-type="float" office:value="51.2" calcext:value-type="float">
            <text:p>51.2</text:p>
          </table:table-cell>
          <table:table-cell office:value-type="float" office:value="3622100" calcext:value-type="float">
            <text:p>3622100</text:p>
          </table:table-cell>
          <table:table-cell office:value-type="float" office:value="51.2" calcext:value-type="float">
            <text:p>51.2</text:p>
          </table:table-cell>
          <table:table-cell table:formula="of:=([.G114]-[.G115])/[.G115]" office:value-type="percentage" office:value="-0.0153846153846153" calcext:value-type="percentage">
            <text:p>-1.54%</text:p>
          </table:table-cell>
          <table:table-cell table:number-columns-repeated="4"/>
          <table:table-cell office:value-type="float" office:value="2.57" calcext:value-type="float">
            <text:p>2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25</text:p>
          </table:table-cell>
          <table:table-cell office:value-type="float" office:value="50.5" calcext:value-type="float">
            <text:p>50.5</text:p>
          </table:table-cell>
          <table:table-cell office:value-type="float" office:value="52.4" calcext:value-type="float">
            <text:p>52.4</text:p>
          </table:table-cell>
          <table:table-cell office:value-type="float" office:value="50.5" calcext:value-type="float">
            <text:p>50.5</text:p>
          </table:table-cell>
          <table:table-cell office:value-type="float" office:value="52" calcext:value-type="float">
            <text:p>52</text:p>
          </table:table-cell>
          <table:table-cell office:value-type="float" office:value="2795900" calcext:value-type="float">
            <text:p>2795900</text:p>
          </table:table-cell>
          <table:table-cell office:value-type="float" office:value="52" calcext:value-type="float">
            <text:p>52</text:p>
          </table:table-cell>
          <table:table-cell table:formula="of:=([.G115]-[.G116])/[.G116]" office:value-type="percentage" office:value="0.0311322625421376" calcext:value-type="percentage">
            <text:p>3.11%</text:p>
          </table:table-cell>
          <table:table-cell table:number-columns-repeated="4"/>
          <table:table-cell office:value-type="float" office:value="-0.99" calcext:value-type="float">
            <text:p>-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24</text:p>
          </table:table-cell>
          <table:table-cell office:value-type="float" office:value="50.9" calcext:value-type="float">
            <text:p>50.9</text:p>
          </table:table-cell>
          <table:table-cell office:value-type="float" office:value="51.05" calcext:value-type="float">
            <text:p>51.05</text:p>
          </table:table-cell>
          <table:table-cell office:value-type="float" office:value="48.98" calcext:value-type="float">
            <text:p>48.98</text:p>
          </table:table-cell>
          <table:table-cell office:value-type="float" office:value="50.43" calcext:value-type="float">
            <text:p>50.43</text:p>
          </table:table-cell>
          <table:table-cell office:value-type="float" office:value="2630000" calcext:value-type="float">
            <text:p>2630000</text:p>
          </table:table-cell>
          <table:table-cell office:value-type="float" office:value="50.43" calcext:value-type="float">
            <text:p>50.43</text:p>
          </table:table-cell>
          <table:table-cell table:formula="of:=([.G116]-[.G117])/[.G117]" office:value-type="percentage" office:value="-0.0113703195451872" calcext:value-type="percentage">
            <text:p>-1.14%</text:p>
          </table:table-cell>
          <table:table-cell table:number-columns-repeated="4"/>
          <table:table-cell office:value-type="float" office:value="-1.65" calcext:value-type="float">
            <text:p>-1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23</text:p>
          </table:table-cell>
          <table:table-cell office:value-type="float" office:value="51" calcext:value-type="float">
            <text:p>51</text:p>
          </table:table-cell>
          <table:table-cell office:value-type="float" office:value="52.92" calcext:value-type="float">
            <text:p>52.92</text:p>
          </table:table-cell>
          <table:table-cell office:value-type="float" office:value="50.66" calcext:value-type="float">
            <text:p>50.66</text:p>
          </table:table-cell>
          <table:table-cell office:value-type="float" office:value="51.01" calcext:value-type="float">
            <text:p>51.01</text:p>
          </table:table-cell>
          <table:table-cell office:value-type="float" office:value="3733800" calcext:value-type="float">
            <text:p>3733800</text:p>
          </table:table-cell>
          <table:table-cell office:value-type="float" office:value="51.01" calcext:value-type="float">
            <text:p>51.01</text:p>
          </table:table-cell>
          <table:table-cell table:formula="of:=([.G117]-[.G118])/[.G118]" office:value-type="percentage" office:value="0.0163379159195059" calcext:value-type="percentage">
            <text:p>1.63%</text:p>
          </table:table-cell>
          <table:table-cell table:number-columns-repeated="4"/>
          <table:table-cell office:value-type="float" office:value="-3.08" calcext:value-type="float">
            <text:p>-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22</text:p>
          </table:table-cell>
          <table:table-cell office:value-type="float" office:value="48.6" calcext:value-type="float">
            <text:p>48.6</text:p>
          </table:table-cell>
          <table:table-cell office:value-type="float" office:value="50.2" calcext:value-type="float">
            <text:p>50.2</text:p>
          </table:table-cell>
          <table:table-cell office:value-type="float" office:value="47.75" calcext:value-type="float">
            <text:p>47.75</text:p>
          </table:table-cell>
          <table:table-cell office:value-type="float" office:value="50.19" calcext:value-type="float">
            <text:p>50.19</text:p>
          </table:table-cell>
          <table:table-cell office:value-type="float" office:value="3939400" calcext:value-type="float">
            <text:p>3939400</text:p>
          </table:table-cell>
          <table:table-cell office:value-type="float" office:value="50.19" calcext:value-type="float">
            <text:p>50.19</text:p>
          </table:table-cell>
          <table:table-cell table:formula="of:=([.G118]-[.G119])/[.G119]" office:value-type="percentage" office:value="0.0493414175203847" calcext:value-type="percentage">
            <text:p>4.93%</text:p>
          </table:table-cell>
          <table:table-cell table:number-columns-repeated="4"/>
          <table:table-cell office:value-type="float" office:value="-6.61" calcext:value-type="float">
            <text:p>-6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19</text:p>
          </table:table-cell>
          <table:table-cell office:value-type="float" office:value="47.46" calcext:value-type="float">
            <text:p>47.46</text:p>
          </table:table-cell>
          <table:table-cell office:value-type="float" office:value="49.88" calcext:value-type="float">
            <text:p>49.88</text:p>
          </table:table-cell>
          <table:table-cell office:value-type="float" office:value="47.07" calcext:value-type="float">
            <text:p>47.07</text:p>
          </table:table-cell>
          <table:table-cell office:value-type="float" office:value="47.83" calcext:value-type="float">
            <text:p>47.83</text:p>
          </table:table-cell>
          <table:table-cell office:value-type="float" office:value="3011700" calcext:value-type="float">
            <text:p>3011700</text:p>
          </table:table-cell>
          <table:table-cell office:value-type="float" office:value="47.83" calcext:value-type="float">
            <text:p>47.83</text:p>
          </table:table-cell>
          <table:table-cell table:formula="of:=([.G119]-[.G120])/[.G120]" office:value-type="percentage" office:value="0.0183095592931658" calcext:value-type="percentage">
            <text:p>1.83%</text:p>
          </table:table-cell>
          <table:table-cell table:number-columns-repeated="4"/>
          <table:table-cell office:value-type="float" office:value="3.75" calcext:value-type="float">
            <text:p>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18</text:p>
          </table:table-cell>
          <table:table-cell office:value-type="float" office:value="45.98" calcext:value-type="float">
            <text:p>45.98</text:p>
          </table:table-cell>
          <table:table-cell office:value-type="float" office:value="47.6" calcext:value-type="float">
            <text:p>47.6</text:p>
          </table:table-cell>
          <table:table-cell office:value-type="float" office:value="45.39" calcext:value-type="float">
            <text:p>45.39</text:p>
          </table:table-cell>
          <table:table-cell office:value-type="float" office:value="46.97" calcext:value-type="float">
            <text:p>46.97</text:p>
          </table:table-cell>
          <table:table-cell office:value-type="float" office:value="3367900" calcext:value-type="float">
            <text:p>3367900</text:p>
          </table:table-cell>
          <table:table-cell office:value-type="float" office:value="46.97" calcext:value-type="float">
            <text:p>46.97</text:p>
          </table:table-cell>
          <table:table-cell table:formula="of:=([.G120]-[.G121])/[.G121]" office:value-type="percentage" office:value="0.0334433443344334" calcext:value-type="percentage">
            <text:p>3.34%</text:p>
          </table:table-cell>
          <table:table-cell table:number-columns-repeated="4"/>
          <table:table-cell office:value-type="float" office:value="4.09" calcext:value-type="float">
            <text:p>4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17</text:p>
          </table:table-cell>
          <table:table-cell office:value-type="float" office:value="45.5" calcext:value-type="float">
            <text:p>45.5</text:p>
          </table:table-cell>
          <table:table-cell office:value-type="float" office:value="45.95" calcext:value-type="float">
            <text:p>45.95</text:p>
          </table:table-cell>
          <table:table-cell office:value-type="float" office:value="44.54" calcext:value-type="float">
            <text:p>44.54</text:p>
          </table:table-cell>
          <table:table-cell office:value-type="float" office:value="45.45" calcext:value-type="float">
            <text:p>45.45</text:p>
          </table:table-cell>
          <table:table-cell office:value-type="float" office:value="2118500" calcext:value-type="float">
            <text:p>2118500</text:p>
          </table:table-cell>
          <table:table-cell office:value-type="float" office:value="45.45" calcext:value-type="float">
            <text:p>45.45</text:p>
          </table:table-cell>
          <table:table-cell table:formula="of:=([.G121]-[.G122])/[.G122]" office:value-type="percentage" office:value="-0.00307084887036632" calcext:value-type="percentage">
            <text:p>-0.31%</text:p>
          </table:table-cell>
          <table:table-cell table:number-columns-repeated="4"/>
          <table:table-cell office:value-type="float" office:value="1.79" calcext:value-type="float">
            <text:p>1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16</text:p>
          </table:table-cell>
          <table:table-cell office:value-type="float" office:value="44.19" calcext:value-type="float">
            <text:p>44.19</text:p>
          </table:table-cell>
          <table:table-cell office:value-type="float" office:value="46.14" calcext:value-type="float">
            <text:p>46.14</text:p>
          </table:table-cell>
          <table:table-cell office:value-type="float" office:value="43.91" calcext:value-type="float">
            <text:p>43.91</text:p>
          </table:table-cell>
          <table:table-cell office:value-type="float" office:value="45.59" calcext:value-type="float">
            <text:p>45.59</text:p>
          </table:table-cell>
          <table:table-cell office:value-type="float" office:value="3180400" calcext:value-type="float">
            <text:p>3180400</text:p>
          </table:table-cell>
          <table:table-cell office:value-type="float" office:value="45.59" calcext:value-type="float">
            <text:p>45.59</text:p>
          </table:table-cell>
          <table:table-cell table:formula="of:=([.G122]-[.G123])/[.G123]" office:value-type="percentage" office:value="0.0528868360277138" calcext:value-type="percentage">
            <text:p>5.29%</text:p>
          </table:table-cell>
          <table:table-cell table:number-columns-repeated="4"/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15</text:p>
          </table:table-cell>
          <table:table-cell office:value-type="float" office:value="43.5" calcext:value-type="float">
            <text:p>43.5</text:p>
          </table:table-cell>
          <table:table-cell office:value-type="float" office:value="43.8" calcext:value-type="float">
            <text:p>43.8</text:p>
          </table:table-cell>
          <table:table-cell office:value-type="float" office:value="42.51" calcext:value-type="float">
            <text:p>42.51</text:p>
          </table:table-cell>
          <table:table-cell office:value-type="float" office:value="43.3" calcext:value-type="float">
            <text:p>43.3</text:p>
          </table:table-cell>
          <table:table-cell office:value-type="float" office:value="1681400" calcext:value-type="float">
            <text:p>1681400</text:p>
          </table:table-cell>
          <table:table-cell office:value-type="float" office:value="43.3" calcext:value-type="float">
            <text:p>43.3</text:p>
          </table:table-cell>
          <table:table-cell table:formula="of:=([.G123]-[.G124])/[.G124]" office:value-type="percentage" office:value="-0.0102857142857144" calcext:value-type="percentage">
            <text:p>-1.03%</text:p>
          </table:table-cell>
          <table:table-cell table:number-columns-repeated="4"/>
          <table:table-cell office:value-type="float" office:value="1.77" calcext:value-type="float">
            <text:p>1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12</text:p>
          </table:table-cell>
          <table:table-cell office:value-type="float" office:value="43.25" calcext:value-type="float">
            <text:p>43.25</text:p>
          </table:table-cell>
          <table:table-cell office:value-type="float" office:value="45.14" calcext:value-type="float">
            <text:p>45.14</text:p>
          </table:table-cell>
          <table:table-cell office:value-type="float" office:value="43.05" calcext:value-type="float">
            <text:p>43.05</text:p>
          </table:table-cell>
          <table:table-cell office:value-type="float" office:value="43.75" calcext:value-type="float">
            <text:p>43.75</text:p>
          </table:table-cell>
          <table:table-cell office:value-type="float" office:value="3149400" calcext:value-type="float">
            <text:p>3149400</text:p>
          </table:table-cell>
          <table:table-cell office:value-type="float" office:value="43.75" calcext:value-type="float">
            <text:p>43.75</text:p>
          </table:table-cell>
          <table:table-cell table:formula="of:=([.G124]-[.G125])/[.G125]" office:value-type="percentage" office:value="0.00367056664372555" calcext:value-type="percentage">
            <text:p>0.37%</text:p>
          </table:table-cell>
          <table:table-cell table:number-columns-repeated="4"/>
          <table:table-cell office:value-type="float" office:value="1.15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11</text:p>
          </table:table-cell>
          <table:table-cell office:value-type="float" office:value="42.06" calcext:value-type="float">
            <text:p>42.06</text:p>
          </table:table-cell>
          <table:table-cell office:value-type="float" office:value="44.55" calcext:value-type="float">
            <text:p>44.55</text:p>
          </table:table-cell>
          <table:table-cell office:value-type="float" office:value="41.75" calcext:value-type="float">
            <text:p>41.75</text:p>
          </table:table-cell>
          <table:table-cell office:value-type="float" office:value="43.59" calcext:value-type="float">
            <text:p>43.59</text:p>
          </table:table-cell>
          <table:table-cell office:value-type="float" office:value="3447400" calcext:value-type="float">
            <text:p>3447400</text:p>
          </table:table-cell>
          <table:table-cell office:value-type="float" office:value="43.59" calcext:value-type="float">
            <text:p>43.59</text:p>
          </table:table-cell>
          <table:table-cell table:formula="of:=([.G125]-[.G126])/[.G126]" office:value-type="percentage" office:value="0.041328236980411" calcext:value-type="percentage">
            <text:p>4.13%</text:p>
          </table:table-cell>
          <table:table-cell table:number-columns-repeated="4"/>
          <table:table-cell office:value-type="float" office:value="-7.78" calcext:value-type="float">
            <text:p>-7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10</text:p>
          </table:table-cell>
          <table:table-cell office:value-type="float" office:value="40.7" calcext:value-type="float">
            <text:p>40.7</text:p>
          </table:table-cell>
          <table:table-cell office:value-type="float" office:value="42.01" calcext:value-type="float">
            <text:p>42.01</text:p>
          </table:table-cell>
          <table:table-cell office:value-type="float" office:value="40.61" calcext:value-type="float">
            <text:p>40.61</text:p>
          </table:table-cell>
          <table:table-cell office:value-type="float" office:value="41.86" calcext:value-type="float">
            <text:p>41.86</text:p>
          </table:table-cell>
          <table:table-cell office:value-type="float" office:value="2121100" calcext:value-type="float">
            <text:p>2121100</text:p>
          </table:table-cell>
          <table:table-cell office:value-type="float" office:value="41.86" calcext:value-type="float">
            <text:p>41.86</text:p>
          </table:table-cell>
          <table:table-cell table:formula="of:=([.G126]-[.G127])/[.G127]" office:value-type="percentage" office:value="0.0335802469135802" calcext:value-type="percentage">
            <text:p>3.36%</text:p>
          </table:table-cell>
          <table:table-cell table:number-columns-repeated="4"/>
          <table:table-cell office:value-type="float" office:value="-15.09" calcext:value-type="float">
            <text:p>-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09</text:p>
          </table:table-cell>
          <table:table-cell office:value-type="float" office:value="41.8" calcext:value-type="float">
            <text:p>41.8</text:p>
          </table:table-cell>
          <table:table-cell office:value-type="float" office:value="41.83" calcext:value-type="float">
            <text:p>41.83</text:p>
          </table:table-cell>
          <table:table-cell office:value-type="float" office:value="40.33" calcext:value-type="float">
            <text:p>40.33</text:p>
          </table:table-cell>
          <table:table-cell office:value-type="float" office:value="40.5" calcext:value-type="float">
            <text:p>40.5</text:p>
          </table:table-cell>
          <table:table-cell office:value-type="float" office:value="1696100" calcext:value-type="float">
            <text:p>1696100</text:p>
          </table:table-cell>
          <table:table-cell office:value-type="float" office:value="40.5" calcext:value-type="float">
            <text:p>40.5</text:p>
          </table:table-cell>
          <table:table-cell table:formula="of:=([.G127]-[.G128])/[.G128]" office:value-type="percentage" office:value="-0.0317953621802534" calcext:value-type="percentage">
            <text:p>-3.18%</text:p>
          </table:table-cell>
          <table:table-cell table:number-columns-repeated="4"/>
          <table:table-cell office:value-type="float" office:value="3.37" calcext:value-type="float">
            <text:p>3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08</text:p>
          </table:table-cell>
          <table:table-cell office:value-type="float" office:value="41.97" calcext:value-type="float">
            <text:p>41.97</text:p>
          </table:table-cell>
          <table:table-cell office:value-type="float" office:value="42.55" calcext:value-type="float">
            <text:p>42.55</text:p>
          </table:table-cell>
          <table:table-cell office:value-type="float" office:value="41.51" calcext:value-type="float">
            <text:p>41.51</text:p>
          </table:table-cell>
          <table:table-cell office:value-type="float" office:value="41.83" calcext:value-type="float">
            <text:p>41.83</text:p>
          </table:table-cell>
          <table:table-cell office:value-type="float" office:value="1679000" calcext:value-type="float">
            <text:p>1679000</text:p>
          </table:table-cell>
          <table:table-cell office:value-type="float" office:value="41.83" calcext:value-type="float">
            <text:p>41.83</text:p>
          </table:table-cell>
          <table:table-cell table:formula="of:=([.G128]-[.G129])/[.G129]" office:value-type="percentage" office:value="0.0111191684795746" calcext:value-type="percentage">
            <text:p>1.11%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0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0.5" calcext:value-type="float">
            <text:p>40.5</text:p>
          </table:table-cell>
          <table:table-cell office:value-type="float" office:value="41.37" calcext:value-type="float">
            <text:p>41.37</text:p>
          </table:table-cell>
          <table:table-cell office:value-type="float" office:value="1552400" calcext:value-type="float">
            <text:p>1552400</text:p>
          </table:table-cell>
          <table:table-cell office:value-type="float" office:value="41.37" calcext:value-type="float">
            <text:p>41.37</text:p>
          </table:table-cell>
          <table:table-cell table:formula="of:=([.G129]-[.G130])/[.G130]" office:value-type="percentage" office:value="-0.0152344679838134" calcext:value-type="percentage">
            <text:p>-1.52%</text:p>
          </table:table-cell>
          <table:table-cell table:number-columns-repeated="4"/>
          <table:table-cell office:value-type="float" office:value="-4.44" calcext:value-type="float">
            <text:p>-4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04</text:p>
          </table:table-cell>
          <table:table-cell office:value-type="float" office:value="41.11" calcext:value-type="float">
            <text:p>41.11</text:p>
          </table:table-cell>
          <table:table-cell office:value-type="float" office:value="42.25" calcext:value-type="float">
            <text:p>42.25</text:p>
          </table:table-cell>
          <table:table-cell office:value-type="float" office:value="40.81" calcext:value-type="float">
            <text:p>40.81</text:p>
          </table:table-cell>
          <table:table-cell office:value-type="float" office:value="42.01" calcext:value-type="float">
            <text:p>42.01</text:p>
          </table:table-cell>
          <table:table-cell office:value-type="float" office:value="2264800" calcext:value-type="float">
            <text:p>2264800</text:p>
          </table:table-cell>
          <table:table-cell office:value-type="float" office:value="42.01" calcext:value-type="float">
            <text:p>42.01</text:p>
          </table:table-cell>
          <table:table-cell table:formula="of:=([.G130]-[.G131])/[.G131]" office:value-type="percentage" office:value="0.0221411192214111" calcext:value-type="percentage">
            <text:p>2.21%</text:p>
          </table:table-cell>
          <table:table-cell table:number-columns-repeated="4"/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03</text:p>
          </table:table-cell>
          <table:table-cell office:value-type="float" office:value="43.1" calcext:value-type="float">
            <text:p>43.1</text:p>
          </table:table-cell>
          <table:table-cell office:value-type="float" office:value="43.47" calcext:value-type="float">
            <text:p>43.47</text:p>
          </table:table-cell>
          <table:table-cell office:value-type="float" office:value="40.21" calcext:value-type="float">
            <text:p>40.21</text:p>
          </table:table-cell>
          <table:table-cell office:value-type="float" office:value="41.1" calcext:value-type="float">
            <text:p>41.1</text:p>
          </table:table-cell>
          <table:table-cell office:value-type="float" office:value="5643600" calcext:value-type="float">
            <text:p>5643600</text:p>
          </table:table-cell>
          <table:table-cell office:value-type="float" office:value="41.1" calcext:value-type="float">
            <text:p>41.1</text:p>
          </table:table-cell>
          <table:table-cell table:formula="of:=([.G131]-[.G132])/[.G132]" office:value-type="percentage" office:value="-0.0730717185385657" calcext:value-type="percentage">
            <text:p>-7.31%</text:p>
          </table:table-cell>
          <table:table-cell table:number-columns-repeated="4"/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02</text:p>
          </table:table-cell>
          <table:table-cell office:value-type="float" office:value="43.6" calcext:value-type="float">
            <text:p>43.6</text:p>
          </table:table-cell>
          <table:table-cell office:value-type="float" office:value="45.5" calcext:value-type="float">
            <text:p>45.5</text:p>
          </table:table-cell>
          <table:table-cell office:value-type="float" office:value="43.51" calcext:value-type="float">
            <text:p>43.51</text:p>
          </table:table-cell>
          <table:table-cell office:value-type="float" office:value="44.34" calcext:value-type="float">
            <text:p>44.34</text:p>
          </table:table-cell>
          <table:table-cell office:value-type="float" office:value="6652400" calcext:value-type="float">
            <text:p>6652400</text:p>
          </table:table-cell>
          <table:table-cell office:value-type="float" office:value="44.34" calcext:value-type="float">
            <text:p>44.34</text:p>
          </table:table-cell>
          <table:table-cell table:formula="of:=([.G132]-[.G133])/[.G133]" office:value-type="percentage" office:value="0.00933302982016853" calcext:value-type="percentage">
            <text:p>0.93%</text:p>
          </table:table-cell>
          <table:table-cell table:number-columns-repeated="4"/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01</text:p>
          </table:table-cell>
          <table:table-cell office:value-type="float" office:value="42.36" calcext:value-type="float">
            <text:p>42.36</text:p>
          </table:table-cell>
          <table:table-cell office:value-type="float" office:value="46.68" calcext:value-type="float">
            <text:p>46.68</text:p>
          </table:table-cell>
          <table:table-cell office:value-type="float" office:value="41.7" calcext:value-type="float">
            <text:p>41.7</text:p>
          </table:table-cell>
          <table:table-cell office:value-type="float" office:value="43.93" calcext:value-type="float">
            <text:p>43.93</text:p>
          </table:table-cell>
          <table:table-cell office:value-type="float" office:value="14098500" calcext:value-type="float">
            <text:p>14098500</text:p>
          </table:table-cell>
          <table:table-cell office:value-type="float" office:value="43.93" calcext:value-type="float">
            <text:p>43.93</text:p>
          </table:table-cell>
          <table:table-cell table:formula="of:=([.G133]-[.G134])/[.G134]" office:value-type="percentage" office:value="0.159408814990763" calcext:value-type="percentage">
            <text:p>15.94%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28</text:p>
          </table:table-cell>
          <table:table-cell office:value-type="float" office:value="38.23" calcext:value-type="float">
            <text:p>38.23</text:p>
          </table:table-cell>
          <table:table-cell office:value-type="float" office:value="38.24" calcext:value-type="float">
            <text:p>38.24</text:p>
          </table:table-cell>
          <table:table-cell office:value-type="float" office:value="37.75" calcext:value-type="float">
            <text:p>37.75</text:p>
          </table:table-cell>
          <table:table-cell office:value-type="float" office:value="37.89" calcext:value-type="float">
            <text:p>37.89</text:p>
          </table:table-cell>
          <table:table-cell office:value-type="float" office:value="1158700" calcext:value-type="float">
            <text:p>1158700</text:p>
          </table:table-cell>
          <table:table-cell office:value-type="float" office:value="37.89" calcext:value-type="float">
            <text:p>37.89</text:p>
          </table:table-cell>
          <table:table-cell table:formula="of:=([.G134]-[.G135])/[.G135]" office:value-type="percentage" office:value="-0.0070754716981131" calcext:value-type="percentage">
            <text:p>-0.71%</text:p>
          </table:table-cell>
          <table:table-cell table:number-columns-repeated="4"/>
          <table:table-cell office:value-type="float" office:value="3.91" calcext:value-type="float">
            <text:p>3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27</text:p>
          </table:table-cell>
          <table:table-cell office:value-type="float" office:value="37.94" calcext:value-type="float">
            <text:p>37.94</text:p>
          </table:table-cell>
          <table:table-cell office:value-type="float" office:value="38.38" calcext:value-type="float">
            <text:p>38.38</text:p>
          </table:table-cell>
          <table:table-cell office:value-type="float" office:value="37.31" calcext:value-type="float">
            <text:p>37.31</text:p>
          </table:table-cell>
          <table:table-cell office:value-type="float" office:value="38.16" calcext:value-type="float">
            <text:p>38.16</text:p>
          </table:table-cell>
          <table:table-cell office:value-type="float" office:value="1296300" calcext:value-type="float">
            <text:p>1296300</text:p>
          </table:table-cell>
          <table:table-cell office:value-type="float" office:value="38.16" calcext:value-type="float">
            <text:p>38.16</text:p>
          </table:table-cell>
          <table:table-cell table:formula="of:=([.G135]-[.G136])/[.G136]" office:value-type="percentage" office:value="0.00792393026941356" calcext:value-type="percentage">
            <text:p>0.79%</text:p>
          </table:table-cell>
          <table:table-cell table:number-columns-repeated="4"/>
          <table:table-cell office:value-type="float" office:value="1.29" calcext:value-type="float">
            <text:p>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26</text:p>
          </table:table-cell>
          <table:table-cell office:value-type="float" office:value="37.98" calcext:value-type="float">
            <text:p>37.98</text:p>
          </table:table-cell>
          <table:table-cell office:value-type="float" office:value="38.22" calcext:value-type="float">
            <text:p>38.22</text:p>
          </table:table-cell>
          <table:table-cell office:value-type="float" office:value="37.66" calcext:value-type="float">
            <text:p>37.66</text:p>
          </table:table-cell>
          <table:table-cell office:value-type="float" office:value="37.86" calcext:value-type="float">
            <text:p>37.86</text:p>
          </table:table-cell>
          <table:table-cell office:value-type="float" office:value="1808200" calcext:value-type="float">
            <text:p>1808200</text:p>
          </table:table-cell>
          <table:table-cell office:value-type="float" office:value="37.86" calcext:value-type="float">
            <text:p>37.86</text:p>
          </table:table-cell>
          <table:table-cell table:formula="of:=([.G136]-[.G137])/[.G137]" office:value-type="percentage" office:value="0.00879296562749796" calcext:value-type="percentage">
            <text:p>0.88%</text:p>
          </table:table-cell>
          <table:table-cell table:number-columns-repeated="4"/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25</text:p>
          </table:table-cell>
          <table:table-cell office:value-type="float" office:value="37.1" calcext:value-type="float">
            <text:p>37.1</text:p>
          </table:table-cell>
          <table:table-cell office:value-type="float" office:value="38.52" calcext:value-type="float">
            <text:p>38.52</text:p>
          </table:table-cell>
          <table:table-cell office:value-type="float" office:value="36.77" calcext:value-type="float">
            <text:p>36.77</text:p>
          </table:table-cell>
          <table:table-cell office:value-type="float" office:value="37.53" calcext:value-type="float">
            <text:p>37.53</text:p>
          </table:table-cell>
          <table:table-cell office:value-type="float" office:value="2378800" calcext:value-type="float">
            <text:p>2378800</text:p>
          </table:table-cell>
          <table:table-cell office:value-type="float" office:value="37.53" calcext:value-type="float">
            <text:p>37.53</text:p>
          </table:table-cell>
          <table:table-cell table:formula="of:=([.G137]-[.G138])/[.G138]" office:value-type="percentage" office:value="0.0248498088476243" calcext:value-type="percentage">
            <text:p>2.48%</text:p>
          </table:table-cell>
          <table:table-cell table:number-columns-repeated="4"/>
          <table:table-cell office:value-type="float" office:value="-5.24" calcext:value-type="float">
            <text:p>-5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22</text:p>
          </table:table-cell>
          <table:table-cell office:value-type="float" office:value="36.2" calcext:value-type="float">
            <text:p>36.2</text:p>
          </table:table-cell>
          <table:table-cell office:value-type="float" office:value="36.8" calcext:value-type="float">
            <text:p>36.8</text:p>
          </table:table-cell>
          <table:table-cell office:value-type="float" office:value="36.2" calcext:value-type="float">
            <text:p>36.2</text:p>
          </table:table-cell>
          <table:table-cell office:value-type="float" office:value="36.62" calcext:value-type="float">
            <text:p>36.62</text:p>
          </table:table-cell>
          <table:table-cell office:value-type="float" office:value="440200" calcext:value-type="float">
            <text:p>440200</text:p>
          </table:table-cell>
          <table:table-cell office:value-type="float" office:value="36.62" calcext:value-type="float">
            <text:p>36.62</text:p>
          </table:table-cell>
          <table:table-cell table:formula="of:=([.G138]-[.G139])/[.G139]" office:value-type="percentage" office:value="0.0169397389613996" calcext:value-type="percentage">
            <text:p>1.69%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21</text:p>
          </table:table-cell>
          <table:table-cell office:value-type="float" office:value="35.95" calcext:value-type="float">
            <text:p>35.95</text:p>
          </table:table-cell>
          <table:table-cell office:value-type="float" office:value="37.06" calcext:value-type="float">
            <text:p>37.06</text:p>
          </table:table-cell>
          <table:table-cell office:value-type="float" office:value="35.74" calcext:value-type="float">
            <text:p>35.74</text:p>
          </table:table-cell>
          <table:table-cell office:value-type="float" office:value="36.01" calcext:value-type="float">
            <text:p>36.01</text:p>
          </table:table-cell>
          <table:table-cell office:value-type="float" office:value="1146300" calcext:value-type="float">
            <text:p>1146300</text:p>
          </table:table-cell>
          <table:table-cell office:value-type="float" office:value="36.01" calcext:value-type="float">
            <text:p>36.01</text:p>
          </table:table-cell>
          <table:table-cell table:formula="of:=([.G139]-[.G140])/[.G140]" office:value-type="percentage" office:value="0.00166898470097344" calcext:value-type="percentage">
            <text:p>0.17%</text:p>
          </table:table-cell>
          <table:table-cell table:number-columns-repeated="4"/>
          <table:table-cell office:value-type="float" office:value="-2.74" calcext:value-type="float">
            <text:p>-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20</text:p>
          </table:table-cell>
          <table:table-cell office:value-type="float" office:value="35.26" calcext:value-type="float">
            <text:p>35.26</text:p>
          </table:table-cell>
          <table:table-cell office:value-type="float" office:value="36.07" calcext:value-type="float">
            <text:p>36.07</text:p>
          </table:table-cell>
          <table:table-cell office:value-type="float" office:value="35.16" calcext:value-type="float">
            <text:p>35.16</text:p>
          </table:table-cell>
          <table:table-cell office:value-type="float" office:value="35.95" calcext:value-type="float">
            <text:p>35.95</text:p>
          </table:table-cell>
          <table:table-cell office:value-type="float" office:value="1423000" calcext:value-type="float">
            <text:p>1423000</text:p>
          </table:table-cell>
          <table:table-cell office:value-type="float" office:value="35.95" calcext:value-type="float">
            <text:p>35.95</text:p>
          </table:table-cell>
          <table:table-cell table:formula="of:=([.G140]-[.G141])/[.G141]" office:value-type="percentage" office:value="0.0248004561003422" calcext:value-type="percentage">
            <text:p>2.48%</text:p>
          </table:table-cell>
          <table:table-cell table:number-columns-repeated="4"/>
          <table:table-cell office:value-type="float" office:value="-1.79" calcext:value-type="float">
            <text:p>-1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19</text:p>
          </table:table-cell>
          <table:table-cell office:value-type="float" office:value="35.25" calcext:value-type="float">
            <text:p>35.25</text:p>
          </table:table-cell>
          <table:table-cell office:value-type="float" office:value="35.6" calcext:value-type="float">
            <text:p>35.6</text:p>
          </table:table-cell>
          <table:table-cell office:value-type="float" office:value="34.94" calcext:value-type="float">
            <text:p>34.94</text:p>
          </table:table-cell>
          <table:table-cell office:value-type="float" office:value="35.08" calcext:value-type="float">
            <text:p>35.08</text:p>
          </table:table-cell>
          <table:table-cell office:value-type="float" office:value="1098500" calcext:value-type="float">
            <text:p>1098500</text:p>
          </table:table-cell>
          <table:table-cell office:value-type="float" office:value="35.08" calcext:value-type="float">
            <text:p>35.08</text:p>
          </table:table-cell>
          <table:table-cell table:formula="of:=([.G141]-[.G142])/[.G142]" office:value-type="percentage" office:value="-0.00199146514935989" calcext:value-type="percentage">
            <text:p>-0.20%</text:p>
          </table:table-cell>
          <table:table-cell table:number-columns-repeated="4"/>
          <table:table-cell office:value-type="float" office:value="-0.43" calcext:value-type="float">
            <text:p>-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18</text:p>
          </table:table-cell>
          <table:table-cell office:value-type="float" office:value="35.3" calcext:value-type="float">
            <text:p>35.3</text:p>
          </table:table-cell>
          <table:table-cell office:value-type="float" office:value="36.06" calcext:value-type="float">
            <text:p>36.06</text:p>
          </table:table-cell>
          <table:table-cell office:value-type="float" office:value="34.92" calcext:value-type="float">
            <text:p>34.92</text:p>
          </table:table-cell>
          <table:table-cell office:value-type="float" office:value="35.15" calcext:value-type="float">
            <text:p>35.15</text:p>
          </table:table-cell>
          <table:table-cell office:value-type="float" office:value="1316100" calcext:value-type="float">
            <text:p>1316100</text:p>
          </table:table-cell>
          <table:table-cell office:value-type="float" office:value="35.15" calcext:value-type="float">
            <text:p>35.15</text:p>
          </table:table-cell>
          <table:table-cell table:formula="of:=([.G142]-[.G143])/[.G143]" office:value-type="percentage" office:value="-0.0039671294984415" calcext:value-type="percentage">
            <text:p>-0.40%</text:p>
          </table:table-cell>
          <table:table-cell table:number-columns-repeated="4"/>
          <table:table-cell office:value-type="float" office:value="-6.28" calcext:value-type="float">
            <text:p>-6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15</text:p>
          </table:table-cell>
          <table:table-cell office:value-type="float" office:value="36.64" calcext:value-type="float">
            <text:p>36.64</text:p>
          </table:table-cell>
          <table:table-cell office:value-type="float" office:value="36.65" calcext:value-type="float">
            <text:p>36.65</text:p>
          </table:table-cell>
          <table:table-cell office:value-type="float" office:value="35.21" calcext:value-type="float">
            <text:p>35.21</text:p>
          </table:table-cell>
          <table:table-cell office:value-type="float" office:value="35.29" calcext:value-type="float">
            <text:p>35.29</text:p>
          </table:table-cell>
          <table:table-cell office:value-type="float" office:value="3279600" calcext:value-type="float">
            <text:p>3279600</text:p>
          </table:table-cell>
          <table:table-cell office:value-type="float" office:value="35.29" calcext:value-type="float">
            <text:p>35.29</text:p>
          </table:table-cell>
          <table:table-cell table:formula="of:=([.G143]-[.G144])/[.G144]" office:value-type="percentage" office:value="-0.0423337856173678" calcext:value-type="percentage">
            <text:p>-4.23%</text:p>
          </table:table-cell>
          <table:table-cell table:number-columns-repeated="4"/>
          <table:table-cell office:value-type="float" office:value="-5.87" calcext:value-type="float">
            <text:p>-5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14</text:p>
          </table:table-cell>
          <table:table-cell office:value-type="float" office:value="38.9" calcext:value-type="float">
            <text:p>38.9</text:p>
          </table:table-cell>
          <table:table-cell office:value-type="float" office:value="38.91" calcext:value-type="float">
            <text:p>38.91</text:p>
          </table:table-cell>
          <table:table-cell office:value-type="float" office:value="36.77" calcext:value-type="float">
            <text:p>36.77</text:p>
          </table:table-cell>
          <table:table-cell office:value-type="float" office:value="36.85" calcext:value-type="float">
            <text:p>36.85</text:p>
          </table:table-cell>
          <table:table-cell office:value-type="float" office:value="2021000" calcext:value-type="float">
            <text:p>2021000</text:p>
          </table:table-cell>
          <table:table-cell office:value-type="float" office:value="36.85" calcext:value-type="float">
            <text:p>36.85</text:p>
          </table:table-cell>
          <table:table-cell table:formula="of:=([.G144]-[.G145])/[.G145]" office:value-type="percentage" office:value="-0.0546434068753206" calcext:value-type="percentage">
            <text:p>-5.46%</text:p>
          </table:table-cell>
          <table:table-cell table:number-columns-repeated="4"/>
          <table:table-cell office:value-type="float" office:value="1.86" calcext:value-type="float">
            <text:p>1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13</text:p>
          </table:table-cell>
          <table:table-cell office:value-type="float" office:value="39" calcext:value-type="float">
            <text:p>39</text:p>
          </table:table-cell>
          <table:table-cell office:value-type="float" office:value="39.49" calcext:value-type="float">
            <text:p>39.49</text:p>
          </table:table-cell>
          <table:table-cell office:value-type="float" office:value="38.81" calcext:value-type="float">
            <text:p>38.81</text:p>
          </table:table-cell>
          <table:table-cell office:value-type="float" office:value="38.98" calcext:value-type="float">
            <text:p>38.98</text:p>
          </table:table-cell>
          <table:table-cell office:value-type="float" office:value="822000" calcext:value-type="float">
            <text:p>822000</text:p>
          </table:table-cell>
          <table:table-cell office:value-type="float" office:value="38.98" calcext:value-type="float">
            <text:p>38.98</text:p>
          </table:table-cell>
          <table:table-cell table:formula="of:=([.G145]-[.G146])/[.G146]" office:value-type="percentage" office:value="-0.00357873210633948" calcext:value-type="percentage">
            <text:p>-0.36%</text:p>
          </table:table-cell>
          <table:table-cell table:number-columns-repeated="4"/>
          <table:table-cell office:value-type="float" office:value="6.29" calcext:value-type="float">
            <text:p>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12</text:p>
          </table:table-cell>
          <table:table-cell office:value-type="float" office:value="38.9" calcext:value-type="float">
            <text:p>38.9</text:p>
          </table:table-cell>
          <table:table-cell office:value-type="float" office:value="39.38" calcext:value-type="float">
            <text:p>39.38</text:p>
          </table:table-cell>
          <table:table-cell office:value-type="float" office:value="38.85" calcext:value-type="float">
            <text:p>38.85</text:p>
          </table:table-cell>
          <table:table-cell office:value-type="float" office:value="39.12" calcext:value-type="float">
            <text:p>39.12</text:p>
          </table:table-cell>
          <table:table-cell office:value-type="float" office:value="1275100" calcext:value-type="float">
            <text:p>1275100</text:p>
          </table:table-cell>
          <table:table-cell office:value-type="float" office:value="39.12" calcext:value-type="float">
            <text:p>39.12</text:p>
          </table:table-cell>
          <table:table-cell table:formula="of:=([.G146]-[.G147])/[.G147]" office:value-type="percentage" office:value="0.000511508951406548" calcext:value-type="percentage">
            <text:p>0.05%</text:p>
          </table:table-cell>
          <table:table-cell table:number-columns-repeated="4"/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11</text:p>
          </table:table-cell>
          <table:table-cell office:value-type="float" office:value="38.87" calcext:value-type="float">
            <text:p>38.87</text:p>
          </table:table-cell>
          <table:table-cell office:value-type="float" office:value="39.44" calcext:value-type="float">
            <text:p>39.44</text:p>
          </table:table-cell>
          <table:table-cell office:value-type="float" office:value="38.65" calcext:value-type="float">
            <text:p>38.65</text:p>
          </table:table-cell>
          <table:table-cell office:value-type="float" office:value="39.1" calcext:value-type="float">
            <text:p>39.1</text:p>
          </table:table-cell>
          <table:table-cell office:value-type="float" office:value="1579500" calcext:value-type="float">
            <text:p>1579500</text:p>
          </table:table-cell>
          <table:table-cell office:value-type="float" office:value="39.1" calcext:value-type="float">
            <text:p>39.1</text:p>
          </table:table-cell>
          <table:table-cell table:formula="of:=([.G147]-[.G148])/[.G148]" office:value-type="percentage" office:value="0.0163763971926177" calcext:value-type="percentage">
            <text:p>1.64%</text:p>
          </table:table-cell>
          <table:table-cell table:number-columns-repeated="4"/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08</text:p>
          </table:table-cell>
          <table:table-cell office:value-type="float" office:value="38.06" calcext:value-type="float">
            <text:p>38.06</text:p>
          </table:table-cell>
          <table:table-cell office:value-type="float" office:value="39.44" calcext:value-type="float">
            <text:p>39.44</text:p>
          </table:table-cell>
          <table:table-cell office:value-type="float" office:value="37.36" calcext:value-type="float">
            <text:p>37.36</text:p>
          </table:table-cell>
          <table:table-cell office:value-type="float" office:value="38.47" calcext:value-type="float">
            <text:p>38.47</text:p>
          </table:table-cell>
          <table:table-cell office:value-type="float" office:value="912100" calcext:value-type="float">
            <text:p>912100</text:p>
          </table:table-cell>
          <table:table-cell office:value-type="float" office:value="38.47" calcext:value-type="float">
            <text:p>38.47</text:p>
          </table:table-cell>
          <table:table-cell table:formula="of:=([.G148]-[.G149])/[.G149]" office:value-type="percentage" office:value="0.00627779230970447" calcext:value-type="percentage">
            <text:p>0.63%</text:p>
          </table:table-cell>
          <table:table-cell table:number-columns-repeated="4"/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07</text:p>
          </table:table-cell>
          <table:table-cell office:value-type="float" office:value="37.73" calcext:value-type="float">
            <text:p>37.73</text:p>
          </table:table-cell>
          <table:table-cell office:value-type="float" office:value="38.65" calcext:value-type="float">
            <text:p>38.65</text:p>
          </table:table-cell>
          <table:table-cell office:value-type="float" office:value="36.88" calcext:value-type="float">
            <text:p>36.88</text:p>
          </table:table-cell>
          <table:table-cell office:value-type="float" office:value="38.23" calcext:value-type="float">
            <text:p>38.23</text:p>
          </table:table-cell>
          <table:table-cell office:value-type="float" office:value="1158300" calcext:value-type="float">
            <text:p>1158300</text:p>
          </table:table-cell>
          <table:table-cell office:value-type="float" office:value="38.23" calcext:value-type="float">
            <text:p>38.23</text:p>
          </table:table-cell>
          <table:table-cell table:formula="of:=([.G149]-[.G150])/[.G150]" office:value-type="percentage" office:value="0.0143274078004776" calcext:value-type="percentage">
            <text:p>1.43%</text:p>
          </table:table-cell>
          <table:table-cell table:number-columns-repeated="4"/>
          <table:table-cell office:value-type="float" office:value="-3.65" calcext:value-type="float">
            <text:p>-3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06</text:p>
          </table:table-cell>
          <table:table-cell office:value-type="float" office:value="37.01" calcext:value-type="float">
            <text:p>37.01</text:p>
          </table:table-cell>
          <table:table-cell office:value-type="float" office:value="37.88" calcext:value-type="float">
            <text:p>37.88</text:p>
          </table:table-cell>
          <table:table-cell office:value-type="float" office:value="36.97" calcext:value-type="float">
            <text:p>36.97</text:p>
          </table:table-cell>
          <table:table-cell office:value-type="float" office:value="37.69" calcext:value-type="float">
            <text:p>37.69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37.69" calcext:value-type="float">
            <text:p>37.69</text:p>
          </table:table-cell>
          <table:table-cell table:formula="of:=([.G150]-[.G151])/[.G151]" office:value-type="percentage" office:value="0.0283765347885402" calcext:value-type="percentage">
            <text:p>2.84%</text:p>
          </table:table-cell>
          <table:table-cell table:number-columns-repeated="4"/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05</text:p>
          </table:table-cell>
          <table:table-cell office:value-type="float" office:value="36" calcext:value-type="float">
            <text:p>36</text:p>
          </table:table-cell>
          <table:table-cell office:value-type="float" office:value="36.92" calcext:value-type="float">
            <text:p>36.92</text:p>
          </table:table-cell>
          <table:table-cell office:value-type="float" office:value="35.79" calcext:value-type="float">
            <text:p>35.79</text:p>
          </table:table-cell>
          <table:table-cell office:value-type="float" office:value="36.65" calcext:value-type="float">
            <text:p>36.65</text:p>
          </table:table-cell>
          <table:table-cell office:value-type="float" office:value="2087000" calcext:value-type="float">
            <text:p>2087000</text:p>
          </table:table-cell>
          <table:table-cell office:value-type="float" office:value="36.65" calcext:value-type="float">
            <text:p>36.65</text:p>
          </table:table-cell>
          <table:table-cell table:formula="of:=([.G151]-[.G152])/[.G152]" office:value-type="percentage" office:value="0.0300730747611018" calcext:value-type="percentage">
            <text:p>3.01%</text:p>
          </table:table-cell>
          <table:table-cell table:number-columns-repeated="4"/>
          <table:table-cell office:value-type="float" office:value="-0.79" calcext:value-type="float">
            <text:p>-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04</text:p>
          </table:table-cell>
          <table:table-cell office:value-type="float" office:value="34.77" calcext:value-type="float">
            <text:p>34.77</text:p>
          </table:table-cell>
          <table:table-cell office:value-type="float" office:value="35.83" calcext:value-type="float">
            <text:p>35.83</text:p>
          </table:table-cell>
          <table:table-cell office:value-type="float" office:value="34.7" calcext:value-type="float">
            <text:p>34.7</text:p>
          </table:table-cell>
          <table:table-cell office:value-type="float" office:value="35.58" calcext:value-type="float">
            <text:p>35.58</text:p>
          </table:table-cell>
          <table:table-cell office:value-type="float" office:value="1757700" calcext:value-type="float">
            <text:p>1757700</text:p>
          </table:table-cell>
          <table:table-cell office:value-type="float" office:value="35.58" calcext:value-type="float">
            <text:p>35.58</text:p>
          </table:table-cell>
          <table:table-cell table:formula="of:=([.G152]-[.G153])/[.G153]" office:value-type="percentage" office:value="0.0268398268398268" calcext:value-type="percentage">
            <text:p>2.68%</text:p>
          </table:table-cell>
          <table:table-cell table:number-columns-repeated="4"/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01</text:p>
          </table:table-cell>
          <table:table-cell office:value-type="float" office:value="35" calcext:value-type="float">
            <text:p>35</text:p>
          </table:table-cell>
          <table:table-cell office:value-type="float" office:value="35.08" calcext:value-type="float">
            <text:p>35.08</text:p>
          </table:table-cell>
          <table:table-cell office:value-type="float" office:value="34.25" calcext:value-type="float">
            <text:p>34.25</text:p>
          </table:table-cell>
          <table:table-cell office:value-type="float" office:value="34.65" calcext:value-type="float">
            <text:p>34.65</text:p>
          </table:table-cell>
          <table:table-cell office:value-type="float" office:value="1546600" calcext:value-type="float">
            <text:p>1546600</text:p>
          </table:table-cell>
          <table:table-cell office:value-type="float" office:value="34.65" calcext:value-type="float">
            <text:p>34.65</text:p>
          </table:table-cell>
          <table:table-cell table:formula="of:=([.G153]-[.G154])/[.G154]" office:value-type="percentage" office:value="-0.00516795865633074" calcext:value-type="percentage">
            <text:p>-0.52%</text:p>
          </table:table-cell>
          <table:table-cell table:number-columns-repeated="4"/>
          <table:table-cell office:value-type="float" office:value="-1.29" calcext:value-type="float">
            <text:p>-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28</text:p>
          </table:table-cell>
          <table:table-cell office:value-type="float" office:value="35.89" calcext:value-type="float">
            <text:p>35.89</text:p>
          </table:table-cell>
          <table:table-cell office:value-type="float" office:value="36.1" calcext:value-type="float">
            <text:p>36.1</text:p>
          </table:table-cell>
          <table:table-cell office:value-type="float" office:value="34.37" calcext:value-type="float">
            <text:p>34.37</text:p>
          </table:table-cell>
          <table:table-cell office:value-type="float" office:value="34.83" calcext:value-type="float">
            <text:p>34.83</text:p>
          </table:table-cell>
          <table:table-cell office:value-type="float" office:value="1964900" calcext:value-type="float">
            <text:p>1964900</text:p>
          </table:table-cell>
          <table:table-cell office:value-type="float" office:value="34.83" calcext:value-type="float">
            <text:p>34.83</text:p>
          </table:table-cell>
          <table:table-cell table:formula="of:=([.G154]-[.G155])/[.G155]" office:value-type="percentage" office:value="-0.00769230769230778" calcext:value-type="percentage">
            <text:p>-0.77%</text:p>
          </table:table-cell>
          <table:table-cell table:number-columns-repeated="4"/>
          <table:table-cell office:value-type="float" office:value="-0.72" calcext:value-type="float">
            <text:p>-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27</text:p>
          </table:table-cell>
          <table:table-cell office:value-type="float" office:value="34.41" calcext:value-type="float">
            <text:p>34.41</text:p>
          </table:table-cell>
          <table:table-cell office:value-type="float" office:value="35.41" calcext:value-type="float">
            <text:p>35.41</text:p>
          </table:table-cell>
          <table:table-cell office:value-type="float" office:value="34.4" calcext:value-type="float">
            <text:p>34.4</text:p>
          </table:table-cell>
          <table:table-cell office:value-type="float" office:value="35.1" calcext:value-type="float">
            <text:p>35.1</text:p>
          </table:table-cell>
          <table:table-cell office:value-type="float" office:value="1959200" calcext:value-type="float">
            <text:p>1959200</text:p>
          </table:table-cell>
          <table:table-cell office:value-type="float" office:value="35.1" calcext:value-type="float">
            <text:p>35.1</text:p>
          </table:table-cell>
          <table:table-cell table:formula="of:=([.G155]-[.G156])/[.G156]" office:value-type="percentage" office:value="0.0194597734533837" calcext:value-type="percentage">
            <text:p>1.95%</text:p>
          </table:table-cell>
          <table:table-cell table:number-columns-repeated="4"/>
          <table:table-cell office:value-type="float" office:value="-1.66" calcext:value-type="float">
            <text:p>-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26</text:p>
          </table:table-cell>
          <table:table-cell office:value-type="float" office:value="34.46" calcext:value-type="float">
            <text:p>34.46</text:p>
          </table:table-cell>
          <table:table-cell office:value-type="float" office:value="34.96" calcext:value-type="float">
            <text:p>34.96</text:p>
          </table:table-cell>
          <table:table-cell office:value-type="float" office:value="33.8" calcext:value-type="float">
            <text:p>33.8</text:p>
          </table:table-cell>
          <table:table-cell office:value-type="float" office:value="34.43" calcext:value-type="float">
            <text:p>34.43</text:p>
          </table:table-cell>
          <table:table-cell office:value-type="float" office:value="2762900" calcext:value-type="float">
            <text:p>2762900</text:p>
          </table:table-cell>
          <table:table-cell office:value-type="float" office:value="34.43" calcext:value-type="float">
            <text:p>34.43</text:p>
          </table:table-cell>
          <table:table-cell table:formula="of:=([.G156]-[.G157])/[.G157]" office:value-type="percentage" office:value="0.00145433391506682" calcext:value-type="percentage">
            <text:p>0.15%</text:p>
          </table:table-cell>
          <table:table-cell table:number-columns-repeated="4"/>
          <table:table-cell office:value-type="float" office:value="6.16" calcext:value-type="float">
            <text:p>6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25</text:p>
          </table:table-cell>
          <table:table-cell office:value-type="float" office:value="36.15" calcext:value-type="float">
            <text:p>36.15</text:p>
          </table:table-cell>
          <table:table-cell office:value-type="float" office:value="36.75" calcext:value-type="float">
            <text:p>36.75</text:p>
          </table:table-cell>
          <table:table-cell office:value-type="float" office:value="34.34" calcext:value-type="float">
            <text:p>34.34</text:p>
          </table:table-cell>
          <table:table-cell office:value-type="float" office:value="34.38" calcext:value-type="float">
            <text:p>34.38</text:p>
          </table:table-cell>
          <table:table-cell office:value-type="float" office:value="2889400" calcext:value-type="float">
            <text:p>2889400</text:p>
          </table:table-cell>
          <table:table-cell office:value-type="float" office:value="34.38" calcext:value-type="float">
            <text:p>34.38</text:p>
          </table:table-cell>
          <table:table-cell table:formula="of:=([.G157]-[.G158])/[.G158]" office:value-type="percentage" office:value="-0.0479091664358903" calcext:value-type="percentage">
            <text:p>-4.79%</text:p>
          </table:table-cell>
          <table:table-cell table:number-columns-repeated="4"/>
          <table:table-cell office:value-type="float" office:value="-5.23" calcext:value-type="float">
            <text:p>-5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22</text:p>
          </table:table-cell>
          <table:table-cell office:value-type="float" office:value="35.72" calcext:value-type="float">
            <text:p>35.72</text:p>
          </table:table-cell>
          <table:table-cell office:value-type="float" office:value="36.39" calcext:value-type="float">
            <text:p>36.39</text:p>
          </table:table-cell>
          <table:table-cell office:value-type="float" office:value="35.6" calcext:value-type="float">
            <text:p>35.6</text:p>
          </table:table-cell>
          <table:table-cell office:value-type="float" office:value="36.11" calcext:value-type="float">
            <text:p>36.11</text:p>
          </table:table-cell>
          <table:table-cell office:value-type="float" office:value="2547300" calcext:value-type="float">
            <text:p>2547300</text:p>
          </table:table-cell>
          <table:table-cell office:value-type="float" office:value="36.11" calcext:value-type="float">
            <text:p>36.11</text:p>
          </table:table-cell>
          <table:table-cell table:formula="of:=([.G158]-[.G159])/[.G159]" office:value-type="percentage" office:value="0.027019340159272" calcext:value-type="percentage">
            <text:p>2.70%</text:p>
          </table:table-cell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21</text:p>
          </table:table-cell>
          <table:table-cell office:value-type="float" office:value="36.49" calcext:value-type="float">
            <text:p>36.49</text:p>
          </table:table-cell>
          <table:table-cell office:value-type="float" office:value="37.39" calcext:value-type="float">
            <text:p>37.39</text:p>
          </table:table-cell>
          <table:table-cell office:value-type="float" office:value="34.54" calcext:value-type="float">
            <text:p>34.54</text:p>
          </table:table-cell>
          <table:table-cell office:value-type="float" office:value="35.16" calcext:value-type="float">
            <text:p>35.16</text:p>
          </table:table-cell>
          <table:table-cell office:value-type="float" office:value="9037800" calcext:value-type="float">
            <text:p>9037800</text:p>
          </table:table-cell>
          <table:table-cell office:value-type="float" office:value="35.16" calcext:value-type="float">
            <text:p>35.16</text:p>
          </table:table-cell>
          <table:table-cell table:formula="of:=([.G159]-[.G160])/[.G160]" office:value-type="percentage" office:value="-0.0877010897768553" calcext:value-type="percentage">
            <text:p>-8.77%</text:p>
          </table:table-cell>
          <table:table-cell table:number-columns-repeated="4"/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20</text:p>
          </table:table-cell>
          <table:table-cell office:value-type="float" office:value="39.3" calcext:value-type="float">
            <text:p>39.3</text:p>
          </table:table-cell>
          <table:table-cell office:value-type="float" office:value="39.65" calcext:value-type="float">
            <text:p>39.65</text:p>
          </table:table-cell>
          <table:table-cell office:value-type="float" office:value="38.46" calcext:value-type="float">
            <text:p>38.46</text:p>
          </table:table-cell>
          <table:table-cell office:value-type="float" office:value="38.54" calcext:value-type="float">
            <text:p>38.54</text:p>
          </table:table-cell>
          <table:table-cell office:value-type="float" office:value="3122000" calcext:value-type="float">
            <text:p>3122000</text:p>
          </table:table-cell>
          <table:table-cell office:value-type="float" office:value="38.54" calcext:value-type="float">
            <text:p>38.54</text:p>
          </table:table-cell>
          <table:table-cell table:formula="of:=([.G160]-[.G161])/[.G161]" office:value-type="percentage" office:value="-0.0188391038696538" calcext:value-type="percentage">
            <text:p>-1.88%</text:p>
          </table:table-cell>
          <table:table-cell table:number-columns-repeated="4"/>
          <table:table-cell office:value-type="float" office:value="-0.73" calcext:value-type="float">
            <text:p>-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19</text:p>
          </table:table-cell>
          <table:table-cell office:value-type="float" office:value="37.36" calcext:value-type="float">
            <text:p>37.36</text:p>
          </table:table-cell>
          <table:table-cell office:value-type="float" office:value="39.29" calcext:value-type="float">
            <text:p>39.29</text:p>
          </table:table-cell>
          <table:table-cell office:value-type="float" office:value="37.31" calcext:value-type="float">
            <text:p>37.31</text:p>
          </table:table-cell>
          <table:table-cell office:value-type="float" office:value="39.28" calcext:value-type="float">
            <text:p>39.28</text:p>
          </table:table-cell>
          <table:table-cell office:value-type="float" office:value="2701400" calcext:value-type="float">
            <text:p>2701400</text:p>
          </table:table-cell>
          <table:table-cell office:value-type="float" office:value="39.28" calcext:value-type="float">
            <text:p>39.28</text:p>
          </table:table-cell>
          <table:table-cell table:formula="of:=([.G161]-[.G162])/[.G162]" office:value-type="percentage" office:value="0.0604751619870411" calcext:value-type="percentage">
            <text:p>6.05%</text:p>
          </table:table-cell>
          <table:table-cell table:number-columns-repeated="4"/>
          <table:table-cell office:value-type="float" office:value="-1.04" calcext:value-type="float">
            <text:p>-1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15</text:p>
          </table:table-cell>
          <table:table-cell office:value-type="float" office:value="38.5" calcext:value-type="float">
            <text:p>38.5</text:p>
          </table:table-cell>
          <table:table-cell office:value-type="float" office:value="38.51" calcext:value-type="float">
            <text:p>38.51</text:p>
          </table:table-cell>
          <table:table-cell office:value-type="float" office:value="36.95" calcext:value-type="float">
            <text:p>36.95</text:p>
          </table:table-cell>
          <table:table-cell office:value-type="float" office:value="37.04" calcext:value-type="float">
            <text:p>37.04</text:p>
          </table:table-cell>
          <table:table-cell office:value-type="float" office:value="2017600" calcext:value-type="float">
            <text:p>2017600</text:p>
          </table:table-cell>
          <table:table-cell office:value-type="float" office:value="37.04" calcext:value-type="float">
            <text:p>37.04</text:p>
          </table:table-cell>
          <table:table-cell table:formula="of:=([.G162]-[.G163])/[.G163]" office:value-type="percentage" office:value="-0.0321400574862818" calcext:value-type="percentage">
            <text:p>-3.21%</text:p>
          </table:table-cell>
          <table:table-cell table:number-columns-repeated="4"/>
          <table:table-cell office:value-type="float" office:value="8.27" calcext:value-type="float">
            <text:p>8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14</text:p>
          </table:table-cell>
          <table:table-cell office:value-type="float" office:value="38.64" calcext:value-type="float">
            <text:p>38.6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21" calcext:value-type="float">
            <text:p>38.21</text:p>
          </table:table-cell>
          <table:table-cell office:value-type="float" office:value="38.27" calcext:value-type="float">
            <text:p>38.27</text:p>
          </table:table-cell>
          <table:table-cell office:value-type="float" office:value="990700" calcext:value-type="float">
            <text:p>990700</text:p>
          </table:table-cell>
          <table:table-cell office:value-type="float" office:value="38.27" calcext:value-type="float">
            <text:p>38.27</text:p>
          </table:table-cell>
          <table:table-cell table:formula="of:=([.G163]-[.G164])/[.G164]" office:value-type="percentage" office:value="-0.00468140442132639" calcext:value-type="percentage">
            <text:p>-0.47%</text:p>
          </table:table-cell>
          <table:table-cell table:number-columns-repeated="4"/>
          <table:table-cell office:value-type="float" office:value="-4.57" calcext:value-type="float">
            <text:p>-4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13</text:p>
          </table:table-cell>
          <table:table-cell office:value-type="float" office:value="38.3" calcext:value-type="float">
            <text:p>38.3</text:p>
          </table:table-cell>
          <table:table-cell office:value-type="float" office:value="39" calcext:value-type="float">
            <text:p>39</text:p>
          </table:table-cell>
          <table:table-cell office:value-type="float" office:value="38.05" calcext:value-type="float">
            <text:p>38.05</text:p>
          </table:table-cell>
          <table:table-cell office:value-type="float" office:value="38.45" calcext:value-type="float">
            <text:p>38.45</text:p>
          </table:table-cell>
          <table:table-cell office:value-type="float" office:value="966800" calcext:value-type="float">
            <text:p>966800</text:p>
          </table:table-cell>
          <table:table-cell office:value-type="float" office:value="38.45" calcext:value-type="float">
            <text:p>38.45</text:p>
          </table:table-cell>
          <table:table-cell table:formula="of:=([.G164]-[.G165])/[.G165]" office:value-type="percentage" office:value="0.0147796252309317" calcext:value-type="percentage">
            <text:p>1.48%</text:p>
          </table:table-cell>
          <table:table-cell table:number-columns-repeated="4"/>
          <table:table-cell office:value-type="float" office:value="-1.78" calcext:value-type="float">
            <text:p>-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12</text:p>
          </table:table-cell>
          <table:table-cell office:value-type="float" office:value="38.45" calcext:value-type="float">
            <text:p>38.45</text:p>
          </table:table-cell>
          <table:table-cell office:value-type="float" office:value="38.87" calcext:value-type="float">
            <text:p>38.87</text:p>
          </table:table-cell>
          <table:table-cell office:value-type="float" office:value="37.29" calcext:value-type="float">
            <text:p>37.29</text:p>
          </table:table-cell>
          <table:table-cell office:value-type="float" office:value="37.89" calcext:value-type="float">
            <text:p>37.89</text:p>
          </table:table-cell>
          <table:table-cell office:value-type="float" office:value="2261300" calcext:value-type="float">
            <text:p>2261300</text:p>
          </table:table-cell>
          <table:table-cell office:value-type="float" office:value="37.89" calcext:value-type="float">
            <text:p>37.89</text:p>
          </table:table-cell>
          <table:table-cell table:formula="of:=([.G165]-[.G166])/[.G166]" office:value-type="percentage" office:value="-0.0137948984903696" calcext:value-type="percentage">
            <text:p>-1.38%</text:p>
          </table:table-cell>
          <table:table-cell table:number-columns-repeated="4"/>
          <table:table-cell office:value-type="float" office:value="-5.65" calcext:value-type="float">
            <text:p>-5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11</text:p>
          </table:table-cell>
          <table:table-cell office:value-type="float" office:value="37.98" calcext:value-type="float">
            <text:p>37.98</text:p>
          </table:table-cell>
          <table:table-cell office:value-type="float" office:value="39.15" calcext:value-type="float">
            <text:p>39.15</text:p>
          </table:table-cell>
          <table:table-cell office:value-type="float" office:value="37.5" calcext:value-type="float">
            <text:p>37.5</text:p>
          </table:table-cell>
          <table:table-cell office:value-type="float" office:value="38.42" calcext:value-type="float">
            <text:p>38.42</text:p>
          </table:table-cell>
          <table:table-cell office:value-type="float" office:value="3266200" calcext:value-type="float">
            <text:p>3266200</text:p>
          </table:table-cell>
          <table:table-cell office:value-type="float" office:value="38.42" calcext:value-type="float">
            <text:p>38.42</text:p>
          </table:table-cell>
          <table:table-cell table:formula="of:=([.G166]-[.G167])/[.G167]" office:value-type="percentage" office:value="-0.0208970438328237" calcext:value-type="percentage">
            <text:p>-2.09%</text:p>
          </table:table-cell>
          <table:table-cell table:number-columns-repeated="4"/>
          <table:table-cell office:value-type="float" office:value="-0.18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08</text:p>
          </table:table-cell>
          <table:table-cell office:value-type="float" office:value="39.45" calcext:value-type="float">
            <text:p>39.45</text:p>
          </table:table-cell>
          <table:table-cell office:value-type="float" office:value="40" calcext:value-type="float">
            <text:p>40</text:p>
          </table:table-cell>
          <table:table-cell office:value-type="float" office:value="39.14" calcext:value-type="float">
            <text:p>39.14</text:p>
          </table:table-cell>
          <table:table-cell office:value-type="float" office:value="39.24" calcext:value-type="float">
            <text:p>39.24</text:p>
          </table:table-cell>
          <table:table-cell office:value-type="float" office:value="1139800" calcext:value-type="float">
            <text:p>1139800</text:p>
          </table:table-cell>
          <table:table-cell office:value-type="float" office:value="39.24" calcext:value-type="float">
            <text:p>39.24</text:p>
          </table:table-cell>
          <table:table-cell table:formula="of:=([.G167]-[.G168])/[.G168]" office:value-type="percentage" office:value="-0.00607902735562297" calcext:value-type="percentage">
            <text:p>-0.61%</text:p>
          </table:table-cell>
          <table:table-cell table:number-columns-repeated="4"/>
          <table:table-cell office:value-type="float" office:value="3.21" calcext:value-type="float">
            <text:p>3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07</text:p>
          </table:table-cell>
          <table:table-cell office:value-type="float" office:value="39.19" calcext:value-type="float">
            <text:p>39.19</text:p>
          </table:table-cell>
          <table:table-cell office:value-type="float" office:value="39.68" calcext:value-type="float">
            <text:p>39.68</text:p>
          </table:table-cell>
          <table:table-cell office:value-type="float" office:value="38.95" calcext:value-type="float">
            <text:p>38.95</text:p>
          </table:table-cell>
          <table:table-cell office:value-type="float" office:value="39.48" calcext:value-type="float">
            <text:p>39.48</text:p>
          </table:table-cell>
          <table:table-cell office:value-type="float" office:value="1196600" calcext:value-type="float">
            <text:p>1196600</text:p>
          </table:table-cell>
          <table:table-cell office:value-type="float" office:value="39.48" calcext:value-type="float">
            <text:p>39.48</text:p>
          </table:table-cell>
          <table:table-cell table:formula="of:=([.G168]-[.G169])/[.G169]" office:value-type="percentage" office:value="0.00791422006637721" calcext:value-type="percentage">
            <text:p>0.79%</text:p>
          </table:table-cell>
          <table:table-cell table:number-columns-repeated="4"/>
          <table:table-cell office:value-type="float" office:value="4.79" calcext:value-type="float">
            <text:p>4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06</text:p>
          </table:table-cell>
          <table:table-cell office:value-type="float" office:value="38.18" calcext:value-type="float">
            <text:p>38.18</text:p>
          </table:table-cell>
          <table:table-cell office:value-type="float" office:value="39.39" calcext:value-type="float">
            <text:p>39.39</text:p>
          </table:table-cell>
          <table:table-cell office:value-type="float" office:value="37.9" calcext:value-type="float">
            <text:p>37.9</text:p>
          </table:table-cell>
          <table:table-cell office:value-type="float" office:value="39.17" calcext:value-type="float">
            <text:p>39.17</text:p>
          </table:table-cell>
          <table:table-cell office:value-type="float" office:value="1893200" calcext:value-type="float">
            <text:p>1893200</text:p>
          </table:table-cell>
          <table:table-cell office:value-type="float" office:value="39.17" calcext:value-type="float">
            <text:p>39.17</text:p>
          </table:table-cell>
          <table:table-cell table:formula="of:=([.G169]-[.G170])/[.G170]" office:value-type="percentage" office:value="0.027275111460792" calcext:value-type="percentage">
            <text:p>2.73%</text:p>
          </table:table-cell>
          <table:table-cell table:number-columns-repeated="4"/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05</text:p>
          </table:table-cell>
          <table:table-cell office:value-type="float" office:value="38" calcext:value-type="float">
            <text:p>38</text:p>
          </table:table-cell>
          <table:table-cell office:value-type="float" office:value="38.65" calcext:value-type="float">
            <text:p>38.65</text:p>
          </table:table-cell>
          <table:table-cell office:value-type="float" office:value="37.68" calcext:value-type="float">
            <text:p>37.68</text:p>
          </table:table-cell>
          <table:table-cell office:value-type="float" office:value="38.13" calcext:value-type="float">
            <text:p>38.13</text:p>
          </table:table-cell>
          <table:table-cell office:value-type="float" office:value="1310200" calcext:value-type="float">
            <text:p>1310200</text:p>
          </table:table-cell>
          <table:table-cell office:value-type="float" office:value="38.13" calcext:value-type="float">
            <text:p>38.13</text:p>
          </table:table-cell>
          <table:table-cell table:formula="of:=([.G170]-[.G171])/[.G171]" office:value-type="percentage" office:value="0.0103338632750398" calcext:value-type="percentage">
            <text:p>1.03%</text:p>
          </table:table-cell>
          <table:table-cell table:number-columns-repeated="4"/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04</text:p>
          </table:table-cell>
          <table:table-cell office:value-type="float" office:value="38.4" calcext:value-type="float">
            <text:p>38.4</text:p>
          </table:table-cell>
          <table:table-cell office:value-type="float" office:value="38.42" calcext:value-type="float">
            <text:p>38.42</text:p>
          </table:table-cell>
          <table:table-cell office:value-type="float" office:value="37.59" calcext:value-type="float">
            <text:p>37.59</text:p>
          </table:table-cell>
          <table:table-cell office:value-type="float" office:value="37.74" calcext:value-type="float">
            <text:p>37.74</text:p>
          </table:table-cell>
          <table:table-cell office:value-type="float" office:value="1128000" calcext:value-type="float">
            <text:p>1128000</text:p>
          </table:table-cell>
          <table:table-cell office:value-type="float" office:value="37.74" calcext:value-type="float">
            <text:p>37.74</text:p>
          </table:table-cell>
          <table:table-cell table:formula="of:=([.G171]-[.G172])/[.G172]" office:value-type="percentage" office:value="-0.0146214099216709" calcext:value-type="percentage">
            <text:p>-1.46%</text:p>
          </table:table-cell>
          <table:table-cell table:number-columns-repeated="4"/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01</text:p>
          </table:table-cell>
          <table:table-cell office:value-type="float" office:value="38.17" calcext:value-type="float">
            <text:p>38.17</text:p>
          </table:table-cell>
          <table:table-cell office:value-type="float" office:value="38.5" calcext:value-type="float">
            <text:p>38.5</text:p>
          </table:table-cell>
          <table:table-cell office:value-type="float" office:value="37.62" calcext:value-type="float">
            <text:p>37.62</text:p>
          </table:table-cell>
          <table:table-cell office:value-type="float" office:value="38.3" calcext:value-type="float">
            <text:p>38.3</text:p>
          </table:table-cell>
          <table:table-cell office:value-type="float" office:value="1100600" calcext:value-type="float">
            <text:p>1100600</text:p>
          </table:table-cell>
          <table:table-cell office:value-type="float" office:value="38.3" calcext:value-type="float">
            <text:p>38.3</text:p>
          </table:table-cell>
          <table:table-cell table:formula="of:=([.G172]-[.G173])/[.G173]" office:value-type="percentage" office:value="0.0210610503865636" calcext:value-type="percentage">
            <text:p>2.11%</text:p>
          </table:table-cell>
          <table:table-cell table:number-columns-repeated="4"/>
          <table:table-cell office:value-type="float" office:value="1.42" calcext:value-type="float">
            <text:p>1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31</text:p>
          </table:table-cell>
          <table:table-cell table:number-columns-repeated="2" office:value-type="float" office:value="37.87" calcext:value-type="float">
            <text:p>37.87</text:p>
          </table:table-cell>
          <table:table-cell office:value-type="float" office:value="36.93" calcext:value-type="float">
            <text:p>36.93</text:p>
          </table:table-cell>
          <table:table-cell office:value-type="float" office:value="37.51" calcext:value-type="float">
            <text:p>37.51</text:p>
          </table:table-cell>
          <table:table-cell office:value-type="float" office:value="901400" calcext:value-type="float">
            <text:p>901400</text:p>
          </table:table-cell>
          <table:table-cell office:value-type="float" office:value="37.51" calcext:value-type="float">
            <text:p>37.51</text:p>
          </table:table-cell>
          <table:table-cell table:formula="of:=([.G173]-[.G174])/[.G174]" office:value-type="percentage" office:value="-0.000266524520256" calcext:value-type="percentage">
            <text:p>-0.03%</text:p>
          </table:table-cell>
          <table:table-cell table:number-columns-repeated="4"/>
          <table:table-cell office:value-type="float" office:value="2.42" calcext:value-type="float">
            <text:p>2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30</text:p>
          </table:table-cell>
          <table:table-cell office:value-type="float" office:value="37.85" calcext:value-type="float">
            <text:p>37.85</text:p>
          </table:table-cell>
          <table:table-cell office:value-type="float" office:value="38" calcext:value-type="float">
            <text:p>38</text:p>
          </table:table-cell>
          <table:table-cell office:value-type="float" office:value="37.43" calcext:value-type="float">
            <text:p>37.43</text:p>
          </table:table-cell>
          <table:table-cell office:value-type="float" office:value="37.52" calcext:value-type="float">
            <text:p>37.52</text:p>
          </table:table-cell>
          <table:table-cell office:value-type="float" office:value="968100" calcext:value-type="float">
            <text:p>968100</text:p>
          </table:table-cell>
          <table:table-cell office:value-type="float" office:value="37.52" calcext:value-type="float">
            <text:p>37.52</text:p>
          </table:table-cell>
          <table:table-cell table:formula="of:=([.G174]-[.G175])/[.G175]" office:value-type="percentage" office:value="-0.01133069828722" calcext:value-type="percentage">
            <text:p>-1.13%</text:p>
          </table:table-cell>
          <table:table-cell table:number-columns-repeated="4"/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29</text:p>
          </table:table-cell>
          <table:table-cell office:value-type="float" office:value="38.1" calcext:value-type="float">
            <text:p>38.1</text:p>
          </table:table-cell>
          <table:table-cell office:value-type="float" office:value="38.44" calcext:value-type="float">
            <text:p>38.44</text:p>
          </table:table-cell>
          <table:table-cell office:value-type="float" office:value="37.13" calcext:value-type="float">
            <text:p>37.13</text:p>
          </table:table-cell>
          <table:table-cell office:value-type="float" office:value="37.95" calcext:value-type="float">
            <text:p>37.95</text:p>
          </table:table-cell>
          <table:table-cell office:value-type="float" office:value="1426600" calcext:value-type="float">
            <text:p>1426600</text:p>
          </table:table-cell>
          <table:table-cell office:value-type="float" office:value="37.95" calcext:value-type="float">
            <text:p>37.95</text:p>
          </table:table-cell>
          <table:table-cell table:formula="of:=([.G175]-[.G176])/[.G176]" office:value-type="percentage" office:value="-0.00210360241914274" calcext:value-type="percentage">
            <text:p>-0.21%</text:p>
          </table:table-cell>
          <table:table-cell table:number-columns-repeated="4"/>
          <table:table-cell office:value-type="float" office:value="-1.12" calcext:value-type="float">
            <text:p>-1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28</text:p>
          </table:table-cell>
          <table:table-cell office:value-type="float" office:value="36.86" calcext:value-type="float">
            <text:p>36.86</text:p>
          </table:table-cell>
          <table:table-cell office:value-type="float" office:value="38.71" calcext:value-type="float">
            <text:p>38.71</text:p>
          </table:table-cell>
          <table:table-cell office:value-type="float" office:value="36.86" calcext:value-type="float">
            <text:p>36.86</text:p>
          </table:table-cell>
          <table:table-cell office:value-type="float" office:value="38.03" calcext:value-type="float">
            <text:p>38.03</text:p>
          </table:table-cell>
          <table:table-cell office:value-type="float" office:value="1986000" calcext:value-type="float">
            <text:p>1986000</text:p>
          </table:table-cell>
          <table:table-cell office:value-type="float" office:value="38.03" calcext:value-type="float">
            <text:p>38.03</text:p>
          </table:table-cell>
          <table:table-cell table:formula="of:=([.G176]-[.G177])/[.G177]" office:value-type="percentage" office:value="0.0283937263385615" calcext:value-type="percentage">
            <text:p>2.84%</text:p>
          </table:table-cell>
          <table:table-cell table:number-columns-repeated="4"/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25</text:p>
          </table:table-cell>
          <table:table-cell office:value-type="float" office:value="37" calcext:value-type="float">
            <text:p>37</text:p>
          </table:table-cell>
          <table:table-cell office:value-type="float" office:value="37.54" calcext:value-type="float">
            <text:p>37.54</text:p>
          </table:table-cell>
          <table:table-cell office:value-type="float" office:value="36.8" calcext:value-type="float">
            <text:p>36.8</text:p>
          </table:table-cell>
          <table:table-cell office:value-type="float" office:value="36.98" calcext:value-type="float">
            <text:p>36.98</text:p>
          </table:table-cell>
          <table:table-cell office:value-type="float" office:value="1287800" calcext:value-type="float">
            <text:p>1287800</text:p>
          </table:table-cell>
          <table:table-cell office:value-type="float" office:value="36.98" calcext:value-type="float">
            <text:p>36.98</text:p>
          </table:table-cell>
          <table:table-cell table:formula="of:=([.G177]-[.G178])/[.G178]" office:value-type="percentage" office:value="-0.000270343336036905" calcext:value-type="percentage">
            <text:p>-0.03%</text:p>
          </table:table-cell>
          <table:table-cell table:number-columns-repeated="4"/>
          <table:table-cell office:value-type="float" office:value="-2.87" calcext:value-type="float">
            <text:p>-2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24</text:p>
          </table:table-cell>
          <table:table-cell office:value-type="float" office:value="36" calcext:value-type="float">
            <text:p>36</text:p>
          </table:table-cell>
          <table:table-cell office:value-type="float" office:value="37.72" calcext:value-type="float">
            <text:p>37.72</text:p>
          </table:table-cell>
          <table:table-cell office:value-type="float" office:value="35.84" calcext:value-type="float">
            <text:p>35.84</text:p>
          </table:table-cell>
          <table:table-cell office:value-type="float" office:value="36.99" calcext:value-type="float">
            <text:p>36.99</text:p>
          </table:table-cell>
          <table:table-cell office:value-type="float" office:value="1970400" calcext:value-type="float">
            <text:p>1970400</text:p>
          </table:table-cell>
          <table:table-cell office:value-type="float" office:value="36.99" calcext:value-type="float">
            <text:p>36.99</text:p>
          </table:table-cell>
          <table:table-cell table:formula="of:=([.G178]-[.G179])/[.G179]" office:value-type="percentage" office:value="0.0275000000000001" calcext:value-type="percentage">
            <text:p>2.75%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23</text:p>
          </table:table-cell>
          <table:table-cell office:value-type="float" office:value="35.02" calcext:value-type="float">
            <text:p>35.02</text:p>
          </table:table-cell>
          <table:table-cell office:value-type="float" office:value="36.24" calcext:value-type="float">
            <text:p>36.24</text:p>
          </table:table-cell>
          <table:table-cell office:value-type="float" office:value="34.96" calcext:value-type="float">
            <text:p>34.96</text:p>
          </table:table-cell>
          <table:table-cell office:value-type="float" office:value="36" calcext:value-type="float">
            <text:p>36</text:p>
          </table:table-cell>
          <table:table-cell office:value-type="float" office:value="1564300" calcext:value-type="float">
            <text:p>1564300</text:p>
          </table:table-cell>
          <table:table-cell office:value-type="float" office:value="36" calcext:value-type="float">
            <text:p>36</text:p>
          </table:table-cell>
          <table:table-cell table:formula="of:=([.G179]-[.G180])/[.G180]" office:value-type="percentage" office:value="0.0230179028132993" calcext:value-type="percentage">
            <text:p>2.30%</text:p>
          </table:table-cell>
          <table:table-cell table:number-columns-repeated="4"/>
          <table:table-cell office:value-type="float" office:value="-3.41" calcext:value-type="float">
            <text:p>-3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22</text:p>
          </table:table-cell>
          <table:table-cell office:value-type="float" office:value="34.56" calcext:value-type="float">
            <text:p>34.56</text:p>
          </table:table-cell>
          <table:table-cell office:value-type="float" office:value="35.55" calcext:value-type="float">
            <text:p>35.55</text:p>
          </table:table-cell>
          <table:table-cell office:value-type="float" office:value="34.26" calcext:value-type="float">
            <text:p>34.26</text:p>
          </table:table-cell>
          <table:table-cell office:value-type="float" office:value="35.19" calcext:value-type="float">
            <text:p>35.19</text:p>
          </table:table-cell>
          <table:table-cell office:value-type="float" office:value="1920200" calcext:value-type="float">
            <text:p>1920200</text:p>
          </table:table-cell>
          <table:table-cell office:value-type="float" office:value="35.19" calcext:value-type="float">
            <text:p>35.19</text:p>
          </table:table-cell>
          <table:table-cell table:formula="of:=([.G180]-[.G181])/[.G181]" office:value-type="percentage" office:value="0.019409038238702" calcext:value-type="percentage">
            <text:p>1.94%</text:p>
          </table:table-cell>
          <table:table-cell table:number-columns-repeated="4"/>
          <table:table-cell office:value-type="float" office:value="-1.29" calcext:value-type="float">
            <text:p>-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18</text:p>
          </table:table-cell>
          <table:table-cell office:value-type="float" office:value="34.74" calcext:value-type="float">
            <text:p>34.74</text:p>
          </table:table-cell>
          <table:table-cell office:value-type="float" office:value="34.78" calcext:value-type="float">
            <text:p>34.78</text:p>
          </table:table-cell>
          <table:table-cell office:value-type="float" office:value="33.82" calcext:value-type="float">
            <text:p>33.82</text:p>
          </table:table-cell>
          <table:table-cell office:value-type="float" office:value="34.52" calcext:value-type="float">
            <text:p>34.52</text:p>
          </table:table-cell>
          <table:table-cell office:value-type="float" office:value="3555100" calcext:value-type="float">
            <text:p>3555100</text:p>
          </table:table-cell>
          <table:table-cell office:value-type="float" office:value="34.52" calcext:value-type="float">
            <text:p>34.52</text:p>
          </table:table-cell>
          <table:table-cell table:formula="of:=([.G181]-[.G182])/[.G182]" office:value-type="percentage" office:value="0.00407213496218733" calcext:value-type="percentage">
            <text:p>0.41%</text:p>
          </table:table-cell>
          <table:table-cell table:number-columns-repeated="4"/>
          <table:table-cell office:value-type="float" office:value="-0.57" calcext:value-type="float">
            <text:p>-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17</text:p>
          </table:table-cell>
          <table:table-cell office:value-type="float" office:value="34.16" calcext:value-type="float">
            <text:p>34.16</text:p>
          </table:table-cell>
          <table:table-cell office:value-type="float" office:value="34.85" calcext:value-type="float">
            <text:p>34.85</text:p>
          </table:table-cell>
          <table:table-cell office:value-type="float" office:value="33.92" calcext:value-type="float">
            <text:p>33.92</text:p>
          </table:table-cell>
          <table:table-cell office:value-type="float" office:value="34.38" calcext:value-type="float">
            <text:p>34.38</text:p>
          </table:table-cell>
          <table:table-cell office:value-type="float" office:value="1436700" calcext:value-type="float">
            <text:p>1436700</text:p>
          </table:table-cell>
          <table:table-cell office:value-type="float" office:value="34.38" calcext:value-type="float">
            <text:p>34.38</text:p>
          </table:table-cell>
          <table:table-cell table:formula="of:=([.G182]-[.G183])/[.G183]" office:value-type="percentage" office:value="0.0082111436950147" calcext:value-type="percentage">
            <text:p>0.82%</text:p>
          </table:table-cell>
          <table:table-cell table:number-columns-repeated="4"/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16</text:p>
          </table:table-cell>
          <table:table-cell office:value-type="float" office:value="33.85" calcext:value-type="float">
            <text:p>33.85</text:p>
          </table:table-cell>
          <table:table-cell office:value-type="float" office:value="34.23" calcext:value-type="float">
            <text:p>34.23</text:p>
          </table:table-cell>
          <table:table-cell office:value-type="float" office:value="33.73" calcext:value-type="float">
            <text:p>33.73</text:p>
          </table:table-cell>
          <table:table-cell office:value-type="float" office:value="34.1" calcext:value-type="float">
            <text:p>34.1</text:p>
          </table:table-cell>
          <table:table-cell office:value-type="float" office:value="1378200" calcext:value-type="float">
            <text:p>1378200</text:p>
          </table:table-cell>
          <table:table-cell office:value-type="float" office:value="34.1" calcext:value-type="float">
            <text:p>34.1</text:p>
          </table:table-cell>
          <table:table-cell table:formula="of:=([.G183]-[.G184])/[.G184]" office:value-type="percentage" office:value="0.00589970501474935" calcext:value-type="percentage">
            <text:p>0.59%</text:p>
          </table:table-cell>
          <table:table-cell table:number-columns-repeated="4"/>
          <table:table-cell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15</text:p>
          </table:table-cell>
          <table:table-cell office:value-type="float" office:value="33.11" calcext:value-type="float">
            <text:p>33.11</text:p>
          </table:table-cell>
          <table:table-cell office:value-type="float" office:value="34.25" calcext:value-type="float">
            <text:p>34.25</text:p>
          </table:table-cell>
          <table:table-cell office:value-type="float" office:value="33.08" calcext:value-type="float">
            <text:p>33.08</text:p>
          </table:table-cell>
          <table:table-cell office:value-type="float" office:value="33.9" calcext:value-type="float">
            <text:p>33.9</text:p>
          </table:table-cell>
          <table:table-cell office:value-type="float" office:value="1624200" calcext:value-type="float">
            <text:p>1624200</text:p>
          </table:table-cell>
          <table:table-cell office:value-type="float" office:value="33.9" calcext:value-type="float">
            <text:p>33.9</text:p>
          </table:table-cell>
          <table:table-cell table:formula="of:=([.G184]-[.G185])/[.G185]" office:value-type="percentage" office:value="0.0192423331328924" calcext:value-type="percentage">
            <text:p>1.92%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14</text:p>
          </table:table-cell>
          <table:table-cell office:value-type="float" office:value="33.08" calcext:value-type="float">
            <text:p>33.08</text:p>
          </table:table-cell>
          <table:table-cell office:value-type="float" office:value="33.38" calcext:value-type="float">
            <text:p>33.38</text:p>
          </table:table-cell>
          <table:table-cell office:value-type="float" office:value="32.85" calcext:value-type="float">
            <text:p>32.85</text:p>
          </table:table-cell>
          <table:table-cell office:value-type="float" office:value="33.26" calcext:value-type="float">
            <text:p>33.26</text:p>
          </table:table-cell>
          <table:table-cell office:value-type="float" office:value="925100" calcext:value-type="float">
            <text:p>925100</text:p>
          </table:table-cell>
          <table:table-cell office:value-type="float" office:value="33.26" calcext:value-type="float">
            <text:p>33.26</text:p>
          </table:table-cell>
          <table:table-cell table:formula="of:=([.G185]-[.G186])/[.G186]" office:value-type="percentage" office:value="0.0106350653296871" calcext:value-type="percentage">
            <text:p>1.06%</text:p>
          </table:table-cell>
          <table:table-cell table:number-columns-repeated="4"/>
          <table:table-cell office:value-type="float" office:value="-2.38" calcext:value-type="float">
            <text:p>-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11</text:p>
          </table:table-cell>
          <table:table-cell table:number-columns-repeated="2" office:value-type="float" office:value="34.04" calcext:value-type="float">
            <text:p>34.04</text:p>
          </table:table-cell>
          <table:table-cell office:value-type="float" office:value="32.11" calcext:value-type="float">
            <text:p>32.11</text:p>
          </table:table-cell>
          <table:table-cell office:value-type="float" office:value="32.91" calcext:value-type="float">
            <text:p>32.91</text:p>
          </table:table-cell>
          <table:table-cell office:value-type="float" office:value="1563200" calcext:value-type="float">
            <text:p>1563200</text:p>
          </table:table-cell>
          <table:table-cell office:value-type="float" office:value="32.91" calcext:value-type="float">
            <text:p>32.91</text:p>
          </table:table-cell>
          <table:table-cell table:formula="of:=([.G186]-[.G187])/[.G187]" office:value-type="percentage" office:value="-0.0184909036683568" calcext:value-type="percentage">
            <text:p>-1.85%</text:p>
          </table:table-cell>
          <table:table-cell table:number-columns-repeated="4"/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10</text:p>
          </table:table-cell>
          <table:table-cell office:value-type="float" office:value="33.87" calcext:value-type="float">
            <text:p>33.87</text:p>
          </table:table-cell>
          <table:table-cell office:value-type="float" office:value="33.99" calcext:value-type="float">
            <text:p>33.99</text:p>
          </table:table-cell>
          <table:table-cell office:value-type="float" office:value="33.38" calcext:value-type="float">
            <text:p>33.38</text:p>
          </table:table-cell>
          <table:table-cell office:value-type="float" office:value="33.53" calcext:value-type="float">
            <text:p>33.53</text:p>
          </table:table-cell>
          <table:table-cell office:value-type="float" office:value="922500" calcext:value-type="float">
            <text:p>922500</text:p>
          </table:table-cell>
          <table:table-cell office:value-type="float" office:value="33.53" calcext:value-type="float">
            <text:p>33.53</text:p>
          </table:table-cell>
          <table:table-cell table:formula="of:=([.G187]-[.G188])/[.G188]" office:value-type="percentage" office:value="-0.00326991676575504" calcext:value-type="percentage">
            <text:p>-0.33%</text:p>
          </table:table-cell>
          <table:table-cell table:number-columns-repeated="4"/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09</text:p>
          </table:table-cell>
          <table:table-cell office:value-type="float" office:value="34.01" calcext:value-type="float">
            <text:p>34.01</text:p>
          </table:table-cell>
          <table:table-cell office:value-type="float" office:value="34.19" calcext:value-type="float">
            <text:p>34.19</text:p>
          </table:table-cell>
          <table:table-cell office:value-type="float" office:value="33.4" calcext:value-type="float">
            <text:p>33.4</text:p>
          </table:table-cell>
          <table:table-cell office:value-type="float" office:value="33.64" calcext:value-type="float">
            <text:p>33.64</text:p>
          </table:table-cell>
          <table:table-cell office:value-type="float" office:value="698000" calcext:value-type="float">
            <text:p>698000</text:p>
          </table:table-cell>
          <table:table-cell office:value-type="float" office:value="33.64" calcext:value-type="float">
            <text:p>33.64</text:p>
          </table:table-cell>
          <table:table-cell table:formula="of:=([.G188]-[.G189])/[.G189]" office:value-type="percentage" office:value="-0.00118764845605698" calcext:value-type="percentage">
            <text:p>-0.12%</text:p>
          </table:table-cell>
          <table:table-cell table:number-columns-repeated="4"/>
          <table:table-cell office:value-type="float" office:value="1.88" calcext:value-type="float">
            <text:p>1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08</text:p>
          </table:table-cell>
          <table:table-cell table:number-columns-repeated="2" office:value-type="float" office:value="34.5" calcext:value-type="float">
            <text:p>34.5</text:p>
          </table:table-cell>
          <table:table-cell office:value-type="float" office:value="33.11" calcext:value-type="float">
            <text:p>33.11</text:p>
          </table:table-cell>
          <table:table-cell office:value-type="float" office:value="33.68" calcext:value-type="float">
            <text:p>33.68</text:p>
          </table:table-cell>
          <table:table-cell office:value-type="float" office:value="1284000" calcext:value-type="float">
            <text:p>1284000</text:p>
          </table:table-cell>
          <table:table-cell office:value-type="float" office:value="33.68" calcext:value-type="float">
            <text:p>33.68</text:p>
          </table:table-cell>
          <table:table-cell table:formula="of:=([.G189]-[.G190])/[.G190]" office:value-type="percentage" office:value="-0.0192195690157252" calcext:value-type="percentage">
            <text:p>-1.92%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07</text:p>
          </table:table-cell>
          <table:table-cell table:number-columns-repeated="2" office:value-type="float" office:value="34.8" calcext:value-type="float">
            <text:p>34.8</text:p>
          </table:table-cell>
          <table:table-cell office:value-type="float" office:value="33.9" calcext:value-type="float">
            <text:p>33.9</text:p>
          </table:table-cell>
          <table:table-cell office:value-type="float" office:value="34.34" calcext:value-type="float">
            <text:p>34.34</text:p>
          </table:table-cell>
          <table:table-cell office:value-type="float" office:value="442000" calcext:value-type="float">
            <text:p>442000</text:p>
          </table:table-cell>
          <table:table-cell office:value-type="float" office:value="34.34" calcext:value-type="float">
            <text:p>34.34</text:p>
          </table:table-cell>
          <table:table-cell table:formula="of:=([.G190]-[.G191])/[.G191]" office:value-type="percentage" office:value="-0.00174418604651149" calcext:value-type="percentage">
            <text:p>-0.17%</text:p>
          </table:table-cell>
          <table:table-cell table:number-columns-repeated="4"/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04</text:p>
          </table:table-cell>
          <table:table-cell table:number-columns-repeated="2" office:value-type="float" office:value="34.8" calcext:value-type="float">
            <text:p>34.8</text:p>
          </table:table-cell>
          <table:table-cell office:value-type="float" office:value="33.92" calcext:value-type="float">
            <text:p>33.92</text:p>
          </table:table-cell>
          <table:table-cell office:value-type="float" office:value="34.4" calcext:value-type="float">
            <text:p>34.4</text:p>
          </table:table-cell>
          <table:table-cell office:value-type="float" office:value="674000" calcext:value-type="float">
            <text:p>674000</text:p>
          </table:table-cell>
          <table:table-cell office:value-type="float" office:value="34.4" calcext:value-type="float">
            <text:p>34.4</text:p>
          </table:table-cell>
          <table:table-cell table:formula="of:=([.G191]-[.G192])/[.G192]" office:value-type="percentage" office:value="-0.010641357492091" calcext:value-type="percentage">
            <text:p>-1.06%</text:p>
          </table:table-cell>
          <table:table-cell table:number-columns-repeated="4"/>
          <table:table-cell office:value-type="float" office:value="-0.88" calcext:value-type="float">
            <text:p>-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03</text:p>
          </table:table-cell>
          <table:table-cell office:value-type="float" office:value="35.18" calcext:value-type="float">
            <text:p>35.18</text:p>
          </table:table-cell>
          <table:table-cell office:value-type="float" office:value="35.45" calcext:value-type="float">
            <text:p>35.45</text:p>
          </table:table-cell>
          <table:table-cell office:value-type="float" office:value="34.75" calcext:value-type="float">
            <text:p>34.75</text:p>
          </table:table-cell>
          <table:table-cell office:value-type="float" office:value="34.77" calcext:value-type="float">
            <text:p>34.77</text:p>
          </table:table-cell>
          <table:table-cell office:value-type="float" office:value="742000" calcext:value-type="float">
            <text:p>742000</text:p>
          </table:table-cell>
          <table:table-cell office:value-type="float" office:value="34.77" calcext:value-type="float">
            <text:p>34.77</text:p>
          </table:table-cell>
          <table:table-cell table:formula="of:=([.G192]-[.G193])/[.G193]" office:value-type="percentage" office:value="-0.0166855203619908" calcext:value-type="percentage">
            <text:p>-1.67%</text:p>
          </table:table-cell>
          <table:table-cell table:number-columns-repeated="4"/>
          <table:table-cell office:value-type="float" office:value="17.04" calcext:value-type="float">
            <text:p>17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02</text:p>
          </table:table-cell>
          <table:table-cell office:value-type="float" office:value="35" calcext:value-type="float">
            <text:p>35</text:p>
          </table:table-cell>
          <table:table-cell office:value-type="float" office:value="35.45" calcext:value-type="float">
            <text:p>35.45</text:p>
          </table:table-cell>
          <table:table-cell office:value-type="float" office:value="34.71" calcext:value-type="float">
            <text:p>34.71</text:p>
          </table:table-cell>
          <table:table-cell office:value-type="float" office:value="35.36" calcext:value-type="float">
            <text:p>35.36</text:p>
          </table:table-cell>
          <table:table-cell office:value-type="float" office:value="1194800" calcext:value-type="float">
            <text:p>1194800</text:p>
          </table:table-cell>
          <table:table-cell office:value-type="float" office:value="35.36" calcext:value-type="float">
            <text:p>35.36</text:p>
          </table:table-cell>
          <table:table-cell table:formula="of:=([.G193]-[.G194])/[.G194]" office:value-type="percentage" office:value="0.0439917330971362" calcext:value-type="percentage">
            <text:p>4.40%</text:p>
          </table:table-cell>
          <table:table-cell table:number-columns-repeated="4"/>
          <table:table-cell office:value-type="float" office:value="-3.93" calcext:value-type="float">
            <text:p>-3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31</text:p>
          </table:table-cell>
          <table:table-cell office:value-type="float" office:value="33" calcext:value-type="float">
            <text:p>33</text:p>
          </table:table-cell>
          <table:table-cell office:value-type="float" office:value="33.97" calcext:value-type="float">
            <text:p>33.97</text:p>
          </table:table-cell>
          <table:table-cell office:value-type="float" office:value="33" calcext:value-type="float">
            <text:p>33</text:p>
          </table:table-cell>
          <table:table-cell office:value-type="float" office:value="33.87" calcext:value-type="float">
            <text:p>33.87</text:p>
          </table:table-cell>
          <table:table-cell office:value-type="float" office:value="594900" calcext:value-type="float">
            <text:p>594900</text:p>
          </table:table-cell>
          <table:table-cell office:value-type="float" office:value="33.87" calcext:value-type="float">
            <text:p>33.87</text:p>
          </table:table-cell>
          <table:table-cell table:formula="of:=([.G194]-[.G195])/[.G195]" office:value-type="percentage" office:value="0.0195665261890427" calcext:value-type="percentage">
            <text:p>1.96%</text:p>
          </table:table-cell>
          <table:table-cell table:number-columns-repeated="4"/>
          <table:table-cell office:value-type="float" office:value="-3.11" calcext:value-type="float">
            <text:p>-3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28</text:p>
          </table:table-cell>
          <table:table-cell office:value-type="float" office:value="33.38" calcext:value-type="float">
            <text:p>33.38</text:p>
          </table:table-cell>
          <table:table-cell office:value-type="float" office:value="33.65" calcext:value-type="float">
            <text:p>33.65</text:p>
          </table:table-cell>
          <table:table-cell office:value-type="float" office:value="33.02" calcext:value-type="float">
            <text:p>33.02</text:p>
          </table:table-cell>
          <table:table-cell office:value-type="float" office:value="33.22" calcext:value-type="float">
            <text:p>33.22</text:p>
          </table:table-cell>
          <table:table-cell office:value-type="float" office:value="414100" calcext:value-type="float">
            <text:p>414100</text:p>
          </table:table-cell>
          <table:table-cell office:value-type="float" office:value="33.22" calcext:value-type="float">
            <text:p>33.22</text:p>
          </table:table-cell>
          <table:table-cell table:formula="of:=([.G195]-[.G196])/[.G196]" office:value-type="percentage" office:value="-0.0139507272187592" calcext:value-type="percentage">
            <text:p>-1.40%</text:p>
          </table:table-cell>
          <table:table-cell table:number-columns-repeated="4"/>
          <table:table-cell office:value-type="float" office:value="3.37" calcext:value-type="float">
            <text:p>3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27</text:p>
          </table:table-cell>
          <table:table-cell office:value-type="float" office:value="33.5" calcext:value-type="float">
            <text:p>33.5</text:p>
          </table:table-cell>
          <table:table-cell office:value-type="float" office:value="33.91" calcext:value-type="float">
            <text:p>33.91</text:p>
          </table:table-cell>
          <table:table-cell office:value-type="float" office:value="33" calcext:value-type="float">
            <text:p>33</text:p>
          </table:table-cell>
          <table:table-cell office:value-type="float" office:value="33.69" calcext:value-type="float">
            <text:p>33.69</text:p>
          </table:table-cell>
          <table:table-cell office:value-type="float" office:value="561100" calcext:value-type="float">
            <text:p>561100</text:p>
          </table:table-cell>
          <table:table-cell office:value-type="float" office:value="33.69" calcext:value-type="float">
            <text:p>33.69</text:p>
          </table:table-cell>
          <table:table-cell table:formula="of:=([.G196]-[.G197])/[.G197]" office:value-type="percentage" office:value="0.00297707651086616" calcext:value-type="percentage">
            <text:p>0.30%</text:p>
          </table:table-cell>
          <table:table-cell table:number-columns-repeated="4"/>
          <table:table-cell office:value-type="float" office:value="-0.79" calcext:value-type="float">
            <text:p>-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26</text:p>
          </table:table-cell>
          <table:table-cell office:value-type="float" office:value="33.96" calcext:value-type="float">
            <text:p>33.96</text:p>
          </table:table-cell>
          <table:table-cell office:value-type="float" office:value="34.5" calcext:value-type="float">
            <text:p>34.5</text:p>
          </table:table-cell>
          <table:table-cell office:value-type="float" office:value="33.5" calcext:value-type="float">
            <text:p>33.5</text:p>
          </table:table-cell>
          <table:table-cell office:value-type="float" office:value="33.59" calcext:value-type="float">
            <text:p>33.59</text:p>
          </table:table-cell>
          <table:table-cell office:value-type="float" office:value="601400" calcext:value-type="float">
            <text:p>601400</text:p>
          </table:table-cell>
          <table:table-cell office:value-type="float" office:value="33.59" calcext:value-type="float">
            <text:p>33.59</text:p>
          </table:table-cell>
          <table:table-cell table:formula="of:=([.G197]-[.G198])/[.G198]" office:value-type="percentage" office:value="-0.0201283547257876" calcext:value-type="percentage">
            <text:p>-2.01%</text:p>
          </table:table-cell>
          <table:table-cell table:number-columns-repeated="4"/>
          <table:table-cell office:value-type="float" office:value="2.83" calcext:value-type="float">
            <text:p>2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24</text:p>
          </table:table-cell>
          <table:table-cell office:value-type="float" office:value="33.64" calcext:value-type="float">
            <text:p>33.64</text:p>
          </table:table-cell>
          <table:table-cell office:value-type="float" office:value="34.35" calcext:value-type="float">
            <text:p>34.35</text:p>
          </table:table-cell>
          <table:table-cell office:value-type="float" office:value="33.55" calcext:value-type="float">
            <text:p>33.55</text:p>
          </table:table-cell>
          <table:table-cell office:value-type="float" office:value="34.28" calcext:value-type="float">
            <text:p>34.28</text:p>
          </table:table-cell>
          <table:table-cell office:value-type="float" office:value="375800" calcext:value-type="float">
            <text:p>375800</text:p>
          </table:table-cell>
          <table:table-cell office:value-type="float" office:value="34.28" calcext:value-type="float">
            <text:p>34.28</text:p>
          </table:table-cell>
          <table:table-cell table:formula="of:=([.G198]-[.G199])/[.G199]" office:value-type="percentage" office:value="0.00823529411764709" calcext:value-type="percentage">
            <text:p>0.82%</text:p>
          </table:table-cell>
          <table:table-cell table:number-columns-repeated="4"/>
          <table:table-cell office:value-type="float" office:value="-2.75" calcext:value-type="float">
            <text:p>-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21</text:p>
          </table:table-cell>
          <table:table-cell office:value-type="float" office:value="33.94" calcext:value-type="float">
            <text:p>33.94</text:p>
          </table:table-cell>
          <table:table-cell office:value-type="float" office:value="34.17" calcext:value-type="float">
            <text:p>34.17</text:p>
          </table:table-cell>
          <table:table-cell office:value-type="float" office:value="33.58" calcext:value-type="float">
            <text:p>33.58</text:p>
          </table:table-cell>
          <table:table-cell office:value-type="float" office:value="34" calcext:value-type="float">
            <text:p>34</text:p>
          </table:table-cell>
          <table:table-cell office:value-type="float" office:value="1492400" calcext:value-type="float">
            <text:p>1492400</text:p>
          </table:table-cell>
          <table:table-cell office:value-type="float" office:value="34" calcext:value-type="float">
            <text:p>34</text:p>
          </table:table-cell>
          <table:table-cell table:formula="of:=([.G199]-[.G200])/[.G200]" office:value-type="percentage" office:value="-0.0124891083357537" calcext:value-type="percentage">
            <text:p>-1.25%</text:p>
          </table:table-cell>
          <table:table-cell table:number-columns-repeated="4"/>
          <table:table-cell office:value-type="float" office:value="-4.61" calcext:value-type="float">
            <text:p>-4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20</text:p>
          </table:table-cell>
          <table:table-cell office:value-type="float" office:value="34.51" calcext:value-type="float">
            <text:p>34.51</text:p>
          </table:table-cell>
          <table:table-cell office:value-type="float" office:value="34.79" calcext:value-type="float">
            <text:p>34.79</text:p>
          </table:table-cell>
          <table:table-cell office:value-type="float" office:value="34.05" calcext:value-type="float">
            <text:p>34.05</text:p>
          </table:table-cell>
          <table:table-cell office:value-type="float" office:value="34.43" calcext:value-type="float">
            <text:p>34.43</text:p>
          </table:table-cell>
          <table:table-cell office:value-type="float" office:value="921200" calcext:value-type="float">
            <text:p>921200</text:p>
          </table:table-cell>
          <table:table-cell office:value-type="float" office:value="34.43" calcext:value-type="float">
            <text:p>34.43</text:p>
          </table:table-cell>
          <table:table-cell table:formula="of:=([.G200]-[.G201])/[.G201]" office:value-type="percentage" office:value="-0.00520080901473562" calcext:value-type="percentage">
            <text:p>-0.52%</text:p>
          </table:table-cell>
          <table:table-cell table:number-columns-repeated="4"/>
          <table:table-cell office:value-type="float" office:value="-2.45" calcext:value-type="float">
            <text:p>-2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19</text:p>
          </table:table-cell>
          <table:table-cell office:value-type="float" office:value="34.75" calcext:value-type="float">
            <text:p>34.75</text:p>
          </table:table-cell>
          <table:table-cell office:value-type="float" office:value="35.26" calcext:value-type="float">
            <text:p>35.26</text:p>
          </table:table-cell>
          <table:table-cell office:value-type="float" office:value="34.52" calcext:value-type="float">
            <text:p>34.52</text:p>
          </table:table-cell>
          <table:table-cell office:value-type="float" office:value="34.61" calcext:value-type="float">
            <text:p>34.61</text:p>
          </table:table-cell>
          <table:table-cell office:value-type="float" office:value="1298800" calcext:value-type="float">
            <text:p>1298800</text:p>
          </table:table-cell>
          <table:table-cell office:value-type="float" office:value="34.61" calcext:value-type="float">
            <text:p>34.61</text:p>
          </table:table-cell>
          <table:table-cell table:formula="of:=([.G201]-[.G202])/[.G202]" office:value-type="percentage" office:value="0.000578201792425441" calcext:value-type="percentage">
            <text:p>0.06%</text:p>
          </table:table-cell>
          <table:table-cell table:number-columns-repeated="4"/>
          <table:table-cell office:value-type="float" office:value="1.14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18</text:p>
          </table:table-cell>
          <table:table-cell office:value-type="float" office:value="34.26" calcext:value-type="float">
            <text:p>34.26</text:p>
          </table:table-cell>
          <table:table-cell office:value-type="float" office:value="35.07" calcext:value-type="float">
            <text:p>35.07</text:p>
          </table:table-cell>
          <table:table-cell office:value-type="float" office:value="34.26" calcext:value-type="float">
            <text:p>34.26</text:p>
          </table:table-cell>
          <table:table-cell office:value-type="float" office:value="34.59" calcext:value-type="float">
            <text:p>34.59</text:p>
          </table:table-cell>
          <table:table-cell office:value-type="float" office:value="1553900" calcext:value-type="float">
            <text:p>1553900</text:p>
          </table:table-cell>
          <table:table-cell office:value-type="float" office:value="34.59" calcext:value-type="float">
            <text:p>34.59</text:p>
          </table:table-cell>
          <table:table-cell table:formula="of:=([.G202]-[.G203])/[.G203]" office:value-type="percentage" office:value="0.00552325581395363" calcext:value-type="percentage">
            <text:p>0.55%</text:p>
          </table:table-cell>
          <table:table-cell table:number-columns-repeated="4"/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17</text:p>
          </table:table-cell>
          <table:table-cell office:value-type="float" office:value="33.77" calcext:value-type="float">
            <text:p>33.77</text:p>
          </table:table-cell>
          <table:table-cell office:value-type="float" office:value="34.5" calcext:value-type="float">
            <text:p>34.5</text:p>
          </table:table-cell>
          <table:table-cell office:value-type="float" office:value="33.75" calcext:value-type="float">
            <text:p>33.75</text:p>
          </table:table-cell>
          <table:table-cell office:value-type="float" office:value="34.4" calcext:value-type="float">
            <text:p>34.4</text:p>
          </table:table-cell>
          <table:table-cell office:value-type="float" office:value="824900" calcext:value-type="float">
            <text:p>824900</text:p>
          </table:table-cell>
          <table:table-cell office:value-type="float" office:value="34.4" calcext:value-type="float">
            <text:p>34.4</text:p>
          </table:table-cell>
          <table:table-cell table:formula="of:=([.G203]-[.G204])/[.G204]" office:value-type="percentage" office:value="0.0174504584442472" calcext:value-type="percentage">
            <text:p>1.75%</text:p>
          </table:table-cell>
          <table:table-cell table:number-columns-repeated="4"/>
          <table:table-cell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14</text:p>
          </table:table-cell>
          <table:table-cell office:value-type="float" office:value="33.78" calcext:value-type="float">
            <text:p>33.78</text:p>
          </table:table-cell>
          <table:table-cell office:value-type="float" office:value="34.4" calcext:value-type="float">
            <text:p>34.4</text:p>
          </table:table-cell>
          <table:table-cell office:value-type="float" office:value="33.59" calcext:value-type="float">
            <text:p>33.59</text:p>
          </table:table-cell>
          <table:table-cell office:value-type="float" office:value="33.81" calcext:value-type="float">
            <text:p>33.81</text:p>
          </table:table-cell>
          <table:table-cell office:value-type="float" office:value="1023000" calcext:value-type="float">
            <text:p>1023000</text:p>
          </table:table-cell>
          <table:table-cell office:value-type="float" office:value="33.81" calcext:value-type="float">
            <text:p>33.81</text:p>
          </table:table-cell>
          <table:table-cell table:formula="of:=([.G204]-[.G205])/[.G205]" office:value-type="percentage" office:value="0.00595060993751868" calcext:value-type="percentage">
            <text:p>0.60%</text:p>
          </table:table-cell>
          <table:table-cell table:number-columns-repeated="4"/>
          <table:table-cell office:value-type="float" office:value="-2.15" calcext:value-type="float">
            <text:p>-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13</text:p>
          </table:table-cell>
          <table:table-cell office:value-type="float" office:value="35.26" calcext:value-type="float">
            <text:p>35.26</text:p>
          </table:table-cell>
          <table:table-cell office:value-type="float" office:value="35.3" calcext:value-type="float">
            <text:p>35.3</text:p>
          </table:table-cell>
          <table:table-cell office:value-type="float" office:value="32.75" calcext:value-type="float">
            <text:p>32.75</text:p>
          </table:table-cell>
          <table:table-cell office:value-type="float" office:value="33.61" calcext:value-type="float">
            <text:p>33.61</text:p>
          </table:table-cell>
          <table:table-cell office:value-type="float" office:value="2151300" calcext:value-type="float">
            <text:p>2151300</text:p>
          </table:table-cell>
          <table:table-cell office:value-type="float" office:value="33.61" calcext:value-type="float">
            <text:p>33.61</text:p>
          </table:table-cell>
          <table:table-cell table:formula="of:=([.G205]-[.G206])/[.G206]" office:value-type="percentage" office:value="-0.0467952353942144" calcext:value-type="percentage">
            <text:p>-4.68%</text:p>
          </table:table-cell>
          <table:table-cell table:number-columns-repeated="4"/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12</text:p>
          </table:table-cell>
          <table:table-cell office:value-type="float" office:value="35.21" calcext:value-type="float">
            <text:p>35.21</text:p>
          </table:table-cell>
          <table:table-cell office:value-type="float" office:value="35.8" calcext:value-type="float">
            <text:p>35.8</text:p>
          </table:table-cell>
          <table:table-cell office:value-type="float" office:value="34.95" calcext:value-type="float">
            <text:p>34.95</text:p>
          </table:table-cell>
          <table:table-cell office:value-type="float" office:value="35.26" calcext:value-type="float">
            <text:p>35.26</text:p>
          </table:table-cell>
          <table:table-cell office:value-type="float" office:value="2063800" calcext:value-type="float">
            <text:p>2063800</text:p>
          </table:table-cell>
          <table:table-cell office:value-type="float" office:value="35.26" calcext:value-type="float">
            <text:p>35.26</text:p>
          </table:table-cell>
          <table:table-cell table:formula="of:=([.G206]-[.G207])/[.G207]" office:value-type="percentage" office:value="-0.00056689342403637" calcext:value-type="percentage">
            <text:p>-0.06%</text:p>
          </table:table-cell>
          <table:table-cell table:number-columns-repeated="4"/>
          <table:table-cell office:value-type="float" office:value="2.34" calcext:value-type="float">
            <text:p>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11</text:p>
          </table:table-cell>
          <table:table-cell office:value-type="float" office:value="34.6" calcext:value-type="float">
            <text:p>34.6</text:p>
          </table:table-cell>
          <table:table-cell office:value-type="float" office:value="35.5" calcext:value-type="float">
            <text:p>35.5</text:p>
          </table:table-cell>
          <table:table-cell office:value-type="float" office:value="34.46" calcext:value-type="float">
            <text:p>34.46</text:p>
          </table:table-cell>
          <table:table-cell office:value-type="float" office:value="35.28" calcext:value-type="float">
            <text:p>35.28</text:p>
          </table:table-cell>
          <table:table-cell office:value-type="float" office:value="1572600" calcext:value-type="float">
            <text:p>1572600</text:p>
          </table:table-cell>
          <table:table-cell office:value-type="float" office:value="35.28" calcext:value-type="float">
            <text:p>35.28</text:p>
          </table:table-cell>
          <table:table-cell table:formula="of:=([.G207]-[.G208])/[.G208]" office:value-type="percentage" office:value="0.0205380387619323" calcext:value-type="percentage">
            <text:p>2.05%</text:p>
          </table:table-cell>
          <table:table-cell table:number-columns-repeated="4"/>
          <table:table-cell office:value-type="float" office:value="3.84" calcext:value-type="float">
            <text:p>3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10</text:p>
          </table:table-cell>
          <table:table-cell office:value-type="float" office:value="34.43" calcext:value-type="float">
            <text:p>34.43</text:p>
          </table:table-cell>
          <table:table-cell office:value-type="float" office:value="34.8" calcext:value-type="float">
            <text:p>34.8</text:p>
          </table:table-cell>
          <table:table-cell office:value-type="float" office:value="34.18" calcext:value-type="float">
            <text:p>34.18</text:p>
          </table:table-cell>
          <table:table-cell office:value-type="float" office:value="34.57" calcext:value-type="float">
            <text:p>34.57</text:p>
          </table:table-cell>
          <table:table-cell office:value-type="float" office:value="929800" calcext:value-type="float">
            <text:p>929800</text:p>
          </table:table-cell>
          <table:table-cell office:value-type="float" office:value="34.57" calcext:value-type="float">
            <text:p>34.57</text:p>
          </table:table-cell>
          <table:table-cell table:formula="of:=([.G208]-[.G209])/[.G209]" office:value-type="percentage" office:value="0.0117061750073163" calcext:value-type="percentage">
            <text:p>1.17%</text:p>
          </table:table-cell>
          <table:table-cell table:number-columns-repeated="4"/>
          <table:table-cell office:value-type="float" office:value="-1.31" calcext:value-type="float">
            <text:p>-1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07</text:p>
          </table:table-cell>
          <table:table-cell office:value-type="float" office:value="34.3" calcext:value-type="float">
            <text:p>34.3</text:p>
          </table:table-cell>
          <table:table-cell office:value-type="float" office:value="34.49" calcext:value-type="float">
            <text:p>34.49</text:p>
          </table:table-cell>
          <table:table-cell office:value-type="float" office:value="33.85" calcext:value-type="float">
            <text:p>33.85</text:p>
          </table:table-cell>
          <table:table-cell office:value-type="float" office:value="34.17" calcext:value-type="float">
            <text:p>34.17</text:p>
          </table:table-cell>
          <table:table-cell office:value-type="float" office:value="664400" calcext:value-type="float">
            <text:p>664400</text:p>
          </table:table-cell>
          <table:table-cell office:value-type="float" office:value="34.17" calcext:value-type="float">
            <text:p>34.17</text:p>
          </table:table-cell>
          <table:table-cell table:formula="of:=([.G209]-[.G210])/[.G210]" office:value-type="percentage" office:value="0.0079646017699116" calcext:value-type="percentage">
            <text:p>0.80%</text:p>
          </table:table-cell>
          <table:table-cell table:number-columns-repeated="4"/>
          <table:table-cell office:value-type="float" office:value="2.05" calcext:value-type="float">
            <text:p>2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06</text:p>
          </table:table-cell>
          <table:table-cell office:value-type="float" office:value="33.82" calcext:value-type="float">
            <text:p>33.82</text:p>
          </table:table-cell>
          <table:table-cell office:value-type="float" office:value="34.8" calcext:value-type="float">
            <text:p>34.8</text:p>
          </table:table-cell>
          <table:table-cell office:value-type="float" office:value="33.5" calcext:value-type="float">
            <text:p>33.5</text:p>
          </table:table-cell>
          <table:table-cell office:value-type="float" office:value="33.9" calcext:value-type="float">
            <text:p>33.9</text:p>
          </table:table-cell>
          <table:table-cell office:value-type="float" office:value="660400" calcext:value-type="float">
            <text:p>660400</text:p>
          </table:table-cell>
          <table:table-cell office:value-type="float" office:value="33.9" calcext:value-type="float">
            <text:p>33.9</text:p>
          </table:table-cell>
          <table:table-cell table:formula="of:=([.G210]-[.G211])/[.G211]" office:value-type="percentage" office:value="0.00563630970038558" calcext:value-type="percentage">
            <text:p>0.56%</text:p>
          </table:table-cell>
          <table:table-cell table:number-columns-repeated="4"/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05</text:p>
          </table:table-cell>
          <table:table-cell office:value-type="float" office:value="33.82" calcext:value-type="float">
            <text:p>33.82</text:p>
          </table:table-cell>
          <table:table-cell office:value-type="float" office:value="34.19" calcext:value-type="float">
            <text:p>34.19</text:p>
          </table:table-cell>
          <table:table-cell office:value-type="float" office:value="33.58" calcext:value-type="float">
            <text:p>33.58</text:p>
          </table:table-cell>
          <table:table-cell office:value-type="float" office:value="33.71" calcext:value-type="float">
            <text:p>33.71</text:p>
          </table:table-cell>
          <table:table-cell office:value-type="float" office:value="661500" calcext:value-type="float">
            <text:p>661500</text:p>
          </table:table-cell>
          <table:table-cell office:value-type="float" office:value="33.71" calcext:value-type="float">
            <text:p>33.71</text:p>
          </table:table-cell>
          <table:table-cell table:formula="of:=([.G211]-[.G212])/[.G212]" office:value-type="percentage" office:value="-0.00560471976401173" calcext:value-type="percentage">
            <text:p>-0.56%</text:p>
          </table:table-cell>
          <table:table-cell table:number-columns-repeated="4"/>
          <table:table-cell office:value-type="float" office:value="2.14" calcext:value-type="float">
            <text:p>2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04</text:p>
          </table:table-cell>
          <table:table-cell office:value-type="float" office:value="34.08" calcext:value-type="float">
            <text:p>34.08</text:p>
          </table:table-cell>
          <table:table-cell office:value-type="float" office:value="34.8" calcext:value-type="float">
            <text:p>34.8</text:p>
          </table:table-cell>
          <table:table-cell office:value-type="float" office:value="33.55" calcext:value-type="float">
            <text:p>33.55</text:p>
          </table:table-cell>
          <table:table-cell office:value-type="float" office:value="33.9" calcext:value-type="float">
            <text:p>33.9</text:p>
          </table:table-cell>
          <table:table-cell office:value-type="float" office:value="1263300" calcext:value-type="float">
            <text:p>1263300</text:p>
          </table:table-cell>
          <table:table-cell office:value-type="float" office:value="33.9" calcext:value-type="float">
            <text:p>33.9</text:p>
          </table:table-cell>
          <table:table-cell table:formula="of:=([.G212]-[.G213])/[.G213]" office:value-type="percentage" office:value="-0.0207972270363951" calcext:value-type="percentage">
            <text:p>-2.08%</text:p>
          </table:table-cell>
          <table:table-cell table:number-columns-repeated="4"/>
          <table:table-cell office:value-type="float" office:value="-0.22" calcext:value-type="float">
            <text:p>-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03</text:p>
          </table:table-cell>
          <table:table-cell office:value-type="float" office:value="33.89" calcext:value-type="float">
            <text:p>33.89</text:p>
          </table:table-cell>
          <table:table-cell office:value-type="float" office:value="35" calcext:value-type="float">
            <text:p>35</text:p>
          </table:table-cell>
          <table:table-cell office:value-type="float" office:value="33.5" calcext:value-type="float">
            <text:p>33.5</text:p>
          </table:table-cell>
          <table:table-cell office:value-type="float" office:value="34.62" calcext:value-type="float">
            <text:p>34.62</text:p>
          </table:table-cell>
          <table:table-cell office:value-type="float" office:value="2085700" calcext:value-type="float">
            <text:p>2085700</text:p>
          </table:table-cell>
          <table:table-cell office:value-type="float" office:value="34.62" calcext:value-type="float">
            <text:p>34.62</text:p>
          </table:table-cell>
          <table:table-cell table:formula="of:=([.G213]-[.G214])/[.G214]" office:value-type="percentage" office:value="0.0236546422235363" calcext:value-type="percentage">
            <text:p>2.37%</text:p>
          </table:table-cell>
          <table:table-cell table:number-columns-repeated="4"/>
          <table:table-cell office:value-type="float" office:value="-0.54" calcext:value-type="float">
            <text:p>-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30</text:p>
          </table:table-cell>
          <table:table-cell office:value-type="float" office:value="33.63" calcext:value-type="float">
            <text:p>33.63</text:p>
          </table:table-cell>
          <table:table-cell office:value-type="float" office:value="34.28" calcext:value-type="float">
            <text:p>34.28</text:p>
          </table:table-cell>
          <table:table-cell office:value-type="float" office:value="33.01" calcext:value-type="float">
            <text:p>33.01</text:p>
          </table:table-cell>
          <table:table-cell office:value-type="float" office:value="33.82" calcext:value-type="float">
            <text:p>33.82</text:p>
          </table:table-cell>
          <table:table-cell office:value-type="float" office:value="1420300" calcext:value-type="float">
            <text:p>1420300</text:p>
          </table:table-cell>
          <table:table-cell office:value-type="float" office:value="33.82" calcext:value-type="float">
            <text:p>33.82</text:p>
          </table:table-cell>
          <table:table-cell table:formula="of:=([.G214]-[.G215])/[.G215]" office:value-type="percentage" office:value="0.00385871178391222" calcext:value-type="percentage">
            <text:p>0.39%</text:p>
          </table:table-cell>
          <table:table-cell table:number-columns-repeated="4"/>
          <table:table-cell office:value-type="float" office:value="-2.11" calcext:value-type="float">
            <text:p>-2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29</text:p>
          </table:table-cell>
          <table:table-cell office:value-type="float" office:value="33.44" calcext:value-type="float">
            <text:p>33.44</text:p>
          </table:table-cell>
          <table:table-cell office:value-type="float" office:value="34" calcext:value-type="float">
            <text:p>34</text:p>
          </table:table-cell>
          <table:table-cell office:value-type="float" office:value="32.87" calcext:value-type="float">
            <text:p>32.87</text:p>
          </table:table-cell>
          <table:table-cell office:value-type="float" office:value="33.69" calcext:value-type="float">
            <text:p>33.69</text:p>
          </table:table-cell>
          <table:table-cell office:value-type="float" office:value="1103400" calcext:value-type="float">
            <text:p>1103400</text:p>
          </table:table-cell>
          <table:table-cell office:value-type="float" office:value="33.69" calcext:value-type="float">
            <text:p>33.69</text:p>
          </table:table-cell>
          <table:table-cell table:formula="of:=([.G215]-[.G216])/[.G216]" office:value-type="percentage" office:value="0.0138429130303943" calcext:value-type="percentage">
            <text:p>1.38%</text:p>
          </table:table-cell>
          <table:table-cell table:number-columns-repeated="4"/>
          <table:table-cell office:value-type="float" office:value="-0.67" calcext:value-type="float">
            <text:p>-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28</text:p>
          </table:table-cell>
          <table:table-cell office:value-type="float" office:value="32" calcext:value-type="float">
            <text:p>32</text:p>
          </table:table-cell>
          <table:table-cell office:value-type="float" office:value="34.29" calcext:value-type="float">
            <text:p>34.29</text:p>
          </table:table-cell>
          <table:table-cell office:value-type="float" office:value="31.91" calcext:value-type="float">
            <text:p>31.91</text:p>
          </table:table-cell>
          <table:table-cell office:value-type="float" office:value="33.23" calcext:value-type="float">
            <text:p>33.23</text:p>
          </table:table-cell>
          <table:table-cell office:value-type="float" office:value="1525200" calcext:value-type="float">
            <text:p>1525200</text:p>
          </table:table-cell>
          <table:table-cell office:value-type="float" office:value="33.23" calcext:value-type="float">
            <text:p>33.23</text:p>
          </table:table-cell>
          <table:table-cell table:formula="of:=([.G216]-[.G217])/[.G217]" office:value-type="percentage" office:value="0.0335925349922239" calcext:value-type="percentage">
            <text:p>3.36%</text:p>
          </table:table-cell>
          <table:table-cell table:number-columns-repeated="4"/>
          <table:table-cell office:value-type="float" office:value="-0.94" calcext:value-type="float">
            <text:p>-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27</text:p>
          </table:table-cell>
          <table:table-cell office:value-type="float" office:value="32.13" calcext:value-type="float">
            <text:p>32.13</text:p>
          </table:table-cell>
          <table:table-cell office:value-type="float" office:value="32.66" calcext:value-type="float">
            <text:p>32.66</text:p>
          </table:table-cell>
          <table:table-cell office:value-type="float" office:value="31.52" calcext:value-type="float">
            <text:p>31.52</text:p>
          </table:table-cell>
          <table:table-cell office:value-type="float" office:value="32.15" calcext:value-type="float">
            <text:p>32.15</text:p>
          </table:table-cell>
          <table:table-cell office:value-type="float" office:value="910800" calcext:value-type="float">
            <text:p>910800</text:p>
          </table:table-cell>
          <table:table-cell office:value-type="float" office:value="32.15" calcext:value-type="float">
            <text:p>32.15</text:p>
          </table:table-cell>
          <table:table-cell table:formula="of:=([.G217]-[.G218])/[.G218]" office:value-type="percentage" office:value="-0.00371862410907978" calcext:value-type="percentage">
            <text:p>-0.37%</text:p>
          </table:table-cell>
          <table:table-cell table:number-columns-repeated="4"/>
          <table:table-cell office:value-type="float" office:value="2.57" calcext:value-type="float">
            <text:p>2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26</text:p>
          </table:table-cell>
          <table:table-cell office:value-type="float" office:value="32.1" calcext:value-type="float">
            <text:p>32.1</text:p>
          </table:table-cell>
          <table:table-cell office:value-type="float" office:value="32.3" calcext:value-type="float">
            <text:p>32.3</text:p>
          </table:table-cell>
          <table:table-cell office:value-type="float" office:value="31.62" calcext:value-type="float">
            <text:p>31.62</text:p>
          </table:table-cell>
          <table:table-cell office:value-type="float" office:value="32.27" calcext:value-type="float">
            <text:p>32.27</text:p>
          </table:table-cell>
          <table:table-cell office:value-type="float" office:value="495800" calcext:value-type="float">
            <text:p>495800</text:p>
          </table:table-cell>
          <table:table-cell office:value-type="float" office:value="32.27" calcext:value-type="float">
            <text:p>32.27</text:p>
          </table:table-cell>
          <table:table-cell table:formula="of:=([.G218]-[.G219])/[.G219]" office:value-type="percentage" office:value="0.00435729847494555" calcext:value-type="percentage">
            <text:p>0.44%</text:p>
          </table:table-cell>
          <table:table-cell table:number-columns-repeated="4"/>
          <table:table-cell office:value-type="float" office:value="2.91" calcext:value-type="float">
            <text:p>2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23</text:p>
          </table:table-cell>
          <table:table-cell office:value-type="float" office:value="32.6" calcext:value-type="float">
            <text:p>32.6</text:p>
          </table:table-cell>
          <table:table-cell office:value-type="float" office:value="32.83" calcext:value-type="float">
            <text:p>32.83</text:p>
          </table:table-cell>
          <table:table-cell office:value-type="float" office:value="31.7" calcext:value-type="float">
            <text:p>31.7</text:p>
          </table:table-cell>
          <table:table-cell office:value-type="float" office:value="32.13" calcext:value-type="float">
            <text:p>32.13</text:p>
          </table:table-cell>
          <table:table-cell office:value-type="float" office:value="430300" calcext:value-type="float">
            <text:p>430300</text:p>
          </table:table-cell>
          <table:table-cell office:value-type="float" office:value="32.13" calcext:value-type="float">
            <text:p>32.13</text:p>
          </table:table-cell>
          <table:table-cell table:formula="of:=([.G219]-[.G220])/[.G220]" office:value-type="percentage" office:value="-0.0104712041884816" calcext:value-type="percentage">
            <text:p>-1.05%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21</text:p>
          </table:table-cell>
          <table:table-cell office:value-type="float" office:value="32.61" calcext:value-type="float">
            <text:p>32.61</text:p>
          </table:table-cell>
          <table:table-cell office:value-type="float" office:value="33.47" calcext:value-type="float">
            <text:p>33.47</text:p>
          </table:table-cell>
          <table:table-cell office:value-type="float" office:value="32.29" calcext:value-type="float">
            <text:p>32.29</text:p>
          </table:table-cell>
          <table:table-cell office:value-type="float" office:value="32.47" calcext:value-type="float">
            <text:p>32.47</text:p>
          </table:table-cell>
          <table:table-cell office:value-type="float" office:value="963200" calcext:value-type="float">
            <text:p>963200</text:p>
          </table:table-cell>
          <table:table-cell office:value-type="float" office:value="32.47" calcext:value-type="float">
            <text:p>32.47</text:p>
          </table:table-cell>
          <table:table-cell table:formula="of:=([.G220]-[.G221])/[.G221]" office:value-type="percentage" office:value="-0.0160606060606061" calcext:value-type="percentage">
            <text:p>-1.61%</text:p>
          </table:table-cell>
          <table:table-cell table:number-columns-repeated="4"/>
          <table:table-cell office:value-type="float" office:value="-4.45" calcext:value-type="float">
            <text:p>-4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20</text:p>
          </table:table-cell>
          <table:table-cell office:value-type="float" office:value="32.8" calcext:value-type="float">
            <text:p>32.8</text:p>
          </table:table-cell>
          <table:table-cell office:value-type="float" office:value="33.1" calcext:value-type="float">
            <text:p>33.1</text:p>
          </table:table-cell>
          <table:table-cell office:value-type="float" office:value="31.91" calcext:value-type="float">
            <text:p>31.91</text:p>
          </table:table-cell>
          <table:table-cell office:value-type="float" office:value="33" calcext:value-type="float">
            <text:p>33</text:p>
          </table:table-cell>
          <table:table-cell office:value-type="float" office:value="922500" calcext:value-type="float">
            <text:p>922500</text:p>
          </table:table-cell>
          <table:table-cell office:value-type="float" office:value="33" calcext:value-type="float">
            <text:p>33</text:p>
          </table:table-cell>
          <table:table-cell table:formula="of:=([.G221]-[.G222])/[.G222]" office:value-type="percentage" office:value="0.0024301336573511" calcext:value-type="percentage">
            <text:p>0.24%</text:p>
          </table:table-cell>
          <table:table-cell table:number-columns-repeated="4"/>
          <table:table-cell office:value-type="float" office:value="2.22" calcext:value-type="float">
            <text:p>2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19</text:p>
          </table:table-cell>
          <table:table-cell office:value-type="float" office:value="32.07" calcext:value-type="float">
            <text:p>32.07</text:p>
          </table:table-cell>
          <table:table-cell office:value-type="float" office:value="33.25" calcext:value-type="float">
            <text:p>33.25</text:p>
          </table:table-cell>
          <table:table-cell office:value-type="float" office:value="31.84" calcext:value-type="float">
            <text:p>31.84</text:p>
          </table:table-cell>
          <table:table-cell office:value-type="float" office:value="32.92" calcext:value-type="float">
            <text:p>32.92</text:p>
          </table:table-cell>
          <table:table-cell office:value-type="float" office:value="1392400" calcext:value-type="float">
            <text:p>1392400</text:p>
          </table:table-cell>
          <table:table-cell office:value-type="float" office:value="32.92" calcext:value-type="float">
            <text:p>32.92</text:p>
          </table:table-cell>
          <table:table-cell table:formula="of:=([.G222]-[.G223])/[.G223]" office:value-type="percentage" office:value="0.0339195979899498" calcext:value-type="percentage">
            <text:p>3.39%</text:p>
          </table:table-cell>
          <table:table-cell table:number-columns-repeated="4"/>
          <table:table-cell office:value-type="float" office:value="-0.43" calcext:value-type="float">
            <text:p>-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16</text:p>
          </table:table-cell>
          <table:table-cell office:value-type="float" office:value="31.15" calcext:value-type="float">
            <text:p>31.15</text:p>
          </table:table-cell>
          <table:table-cell office:value-type="float" office:value="32" calcext:value-type="float">
            <text:p>32</text:p>
          </table:table-cell>
          <table:table-cell office:value-type="float" office:value="30.59" calcext:value-type="float">
            <text:p>30.59</text:p>
          </table:table-cell>
          <table:table-cell office:value-type="float" office:value="31.84" calcext:value-type="float">
            <text:p>31.84</text:p>
          </table:table-cell>
          <table:table-cell office:value-type="float" office:value="908700" calcext:value-type="float">
            <text:p>908700</text:p>
          </table:table-cell>
          <table:table-cell office:value-type="float" office:value="31.84" calcext:value-type="float">
            <text:p>31.84</text:p>
          </table:table-cell>
          <table:table-cell table:formula="of:=([.G223]-[.G224])/[.G224]" office:value-type="percentage" office:value="0.0330953926022063" calcext:value-type="percentage">
            <text:p>3.31%</text:p>
          </table:table-cell>
          <table:table-cell table:number-columns-repeated="4"/>
          <table:table-cell office:value-type="float" office:value="-3.45" calcext:value-type="float">
            <text:p>-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15</text:p>
          </table:table-cell>
          <table:table-cell office:value-type="float" office:value="31.3" calcext:value-type="float">
            <text:p>31.3</text:p>
          </table:table-cell>
          <table:table-cell office:value-type="float" office:value="31.44" calcext:value-type="float">
            <text:p>31.44</text:p>
          </table:table-cell>
          <table:table-cell office:value-type="float" office:value="30.5" calcext:value-type="float">
            <text:p>30.5</text:p>
          </table:table-cell>
          <table:table-cell office:value-type="float" office:value="30.82" calcext:value-type="float">
            <text:p>30.82</text:p>
          </table:table-cell>
          <table:table-cell office:value-type="float" office:value="984000" calcext:value-type="float">
            <text:p>984000</text:p>
          </table:table-cell>
          <table:table-cell office:value-type="float" office:value="30.82" calcext:value-type="float">
            <text:p>30.82</text:p>
          </table:table-cell>
          <table:table-cell table:formula="of:=([.G224]-[.G225])/[.G225]" office:value-type="percentage" office:value="-0.0178457616316125" calcext:value-type="percentage">
            <text:p>-1.78%</text:p>
          </table:table-cell>
          <table:table-cell table:number-columns-repeated="4"/>
          <table:table-cell office:value-type="float" office:value="-2.41" calcext:value-type="float">
            <text:p>-2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14</text:p>
          </table:table-cell>
          <table:table-cell office:value-type="float" office:value="31.96" calcext:value-type="float">
            <text:p>31.96</text:p>
          </table:table-cell>
          <table:table-cell office:value-type="float" office:value="32.12" calcext:value-type="float">
            <text:p>32.12</text:p>
          </table:table-cell>
          <table:table-cell office:value-type="float" office:value="31.2" calcext:value-type="float">
            <text:p>31.2</text:p>
          </table:table-cell>
          <table:table-cell office:value-type="float" office:value="31.38" calcext:value-type="float">
            <text:p>31.38</text:p>
          </table:table-cell>
          <table:table-cell office:value-type="float" office:value="871300" calcext:value-type="float">
            <text:p>871300</text:p>
          </table:table-cell>
          <table:table-cell office:value-type="float" office:value="31.38" calcext:value-type="float">
            <text:p>31.38</text:p>
          </table:table-cell>
          <table:table-cell table:formula="of:=([.G225]-[.G226])/[.G226]" office:value-type="percentage" office:value="-0.00727617842454921" calcext:value-type="percentage">
            <text:p>-0.73%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13</text:p>
          </table:table-cell>
          <table:table-cell office:value-type="float" office:value="31.29" calcext:value-type="float">
            <text:p>31.29</text:p>
          </table:table-cell>
          <table:table-cell office:value-type="float" office:value="32" calcext:value-type="float">
            <text:p>32</text:p>
          </table:table-cell>
          <table:table-cell office:value-type="float" office:value="30.72" calcext:value-type="float">
            <text:p>30.72</text:p>
          </table:table-cell>
          <table:table-cell office:value-type="float" office:value="31.61" calcext:value-type="float">
            <text:p>31.61</text:p>
          </table:table-cell>
          <table:table-cell office:value-type="float" office:value="998300" calcext:value-type="float">
            <text:p>998300</text:p>
          </table:table-cell>
          <table:table-cell office:value-type="float" office:value="31.61" calcext:value-type="float">
            <text:p>31.61</text:p>
          </table:table-cell>
          <table:table-cell table:formula="of:=([.G226]-[.G227])/[.G227]" office:value-type="percentage" office:value="0.0173801094303186" calcext:value-type="percentage">
            <text:p>1.74%</text:p>
          </table:table-cell>
          <table:table-cell table:number-columns-repeated="4"/>
          <table:table-cell office:value-type="float" office:value="7.02" calcext:value-type="float">
            <text:p>7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12</text:p>
          </table:table-cell>
          <table:table-cell office:value-type="float" office:value="30.29" calcext:value-type="float">
            <text:p>30.29</text:p>
          </table:table-cell>
          <table:table-cell office:value-type="float" office:value="31.42" calcext:value-type="float">
            <text:p>31.42</text:p>
          </table:table-cell>
          <table:table-cell office:value-type="float" office:value="30.16" calcext:value-type="float">
            <text:p>30.16</text:p>
          </table:table-cell>
          <table:table-cell office:value-type="float" office:value="31.07" calcext:value-type="float">
            <text:p>31.07</text:p>
          </table:table-cell>
          <table:table-cell office:value-type="float" office:value="555900" calcext:value-type="float">
            <text:p>555900</text:p>
          </table:table-cell>
          <table:table-cell office:value-type="float" office:value="31.07" calcext:value-type="float">
            <text:p>31.07</text:p>
          </table:table-cell>
          <table:table-cell table:formula="of:=([.G227]-[.G228])/[.G228]" office:value-type="percentage" office:value="0.0247361477572559" calcext:value-type="percentage">
            <text:p>2.47%</text:p>
          </table:table-cell>
          <table:table-cell table:number-columns-repeated="4"/>
          <table:table-cell office:value-type="float" office:value="-0.82" calcext:value-type="float">
            <text:p>-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09</text:p>
          </table:table-cell>
          <table:table-cell office:value-type="float" office:value="30.6" calcext:value-type="float">
            <text:p>30.6</text:p>
          </table:table-cell>
          <table:table-cell office:value-type="float" office:value="30.93" calcext:value-type="float">
            <text:p>30.93</text:p>
          </table:table-cell>
          <table:table-cell office:value-type="float" office:value="29.85" calcext:value-type="float">
            <text:p>29.85</text:p>
          </table:table-cell>
          <table:table-cell office:value-type="float" office:value="30.32" calcext:value-type="float">
            <text:p>30.32</text:p>
          </table:table-cell>
          <table:table-cell office:value-type="float" office:value="863000" calcext:value-type="float">
            <text:p>863000</text:p>
          </table:table-cell>
          <table:table-cell office:value-type="float" office:value="30.32" calcext:value-type="float">
            <text:p>30.32</text:p>
          </table:table-cell>
          <table:table-cell table:formula="of:=([.G228]-[.G229])/[.G229]" office:value-type="percentage" office:value="-0.0316192909613541" calcext:value-type="percentage">
            <text:p>-3.16%</text:p>
          </table:table-cell>
          <table:table-cell table:number-columns-repeated="4"/>
          <table:table-cell office:value-type="float" office:value="-4.11" calcext:value-type="float">
            <text:p>-4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08</text:p>
          </table:table-cell>
          <table:table-cell office:value-type="float" office:value="31.01" calcext:value-type="float">
            <text:p>31.01</text:p>
          </table:table-cell>
          <table:table-cell office:value-type="float" office:value="31.88" calcext:value-type="float">
            <text:p>31.88</text:p>
          </table:table-cell>
          <table:table-cell office:value-type="float" office:value="30.94" calcext:value-type="float">
            <text:p>30.94</text:p>
          </table:table-cell>
          <table:table-cell office:value-type="float" office:value="31.31" calcext:value-type="float">
            <text:p>31.31</text:p>
          </table:table-cell>
          <table:table-cell office:value-type="float" office:value="1274000" calcext:value-type="float">
            <text:p>1274000</text:p>
          </table:table-cell>
          <table:table-cell office:value-type="float" office:value="31.31" calcext:value-type="float">
            <text:p>31.31</text:p>
          </table:table-cell>
          <table:table-cell table:formula="of:=([.G229]-[.G230])/[.G230]" office:value-type="percentage" office:value="-0.00729232720355106" calcext:value-type="percentage">
            <text:p>-0.73%</text:p>
          </table:table-cell>
          <table:table-cell table:number-columns-repeated="4"/>
          <table:table-cell office:value-type="float" office:value="-0.37" calcext:value-type="float">
            <text:p>-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07</text:p>
          </table:table-cell>
          <table:table-cell office:value-type="float" office:value="31" calcext:value-type="float">
            <text:p>31</text:p>
          </table:table-cell>
          <table:table-cell office:value-type="float" office:value="32.05" calcext:value-type="float">
            <text:p>32.05</text:p>
          </table:table-cell>
          <table:table-cell office:value-type="float" office:value="30.81" calcext:value-type="float">
            <text:p>30.81</text:p>
          </table:table-cell>
          <table:table-cell office:value-type="float" office:value="31.54" calcext:value-type="float">
            <text:p>31.54</text:p>
          </table:table-cell>
          <table:table-cell office:value-type="float" office:value="1714500" calcext:value-type="float">
            <text:p>1714500</text:p>
          </table:table-cell>
          <table:table-cell office:value-type="float" office:value="31.54" calcext:value-type="float">
            <text:p>31.54</text:p>
          </table:table-cell>
          <table:table-cell table:formula="of:=([.G230]-[.G231])/[.G231]" office:value-type="percentage" office:value="0.0125200642054575" calcext:value-type="percentage">
            <text:p>1.25%</text:p>
          </table:table-cell>
          <table:table-cell table:number-columns-repeated="4"/>
          <table:table-cell office:value-type="float" office:value="8.46" calcext:value-type="float">
            <text:p>8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06</text:p>
          </table:table-cell>
          <table:table-cell office:value-type="float" office:value="30.61" calcext:value-type="float">
            <text:p>30.61</text:p>
          </table:table-cell>
          <table:table-cell office:value-type="float" office:value="31.2" calcext:value-type="float">
            <text:p>31.2</text:p>
          </table:table-cell>
          <table:table-cell office:value-type="float" office:value="29.95" calcext:value-type="float">
            <text:p>29.95</text:p>
          </table:table-cell>
          <table:table-cell office:value-type="float" office:value="31.15" calcext:value-type="float">
            <text:p>31.15</text:p>
          </table:table-cell>
          <table:table-cell office:value-type="float" office:value="2324000" calcext:value-type="float">
            <text:p>2324000</text:p>
          </table:table-cell>
          <table:table-cell office:value-type="float" office:value="31.15" calcext:value-type="float">
            <text:p>31.15</text:p>
          </table:table-cell>
          <table:table-cell table:formula="of:=([.G231]-[.G232])/[.G232]" office:value-type="percentage" office:value="-0.0111111111111112" calcext:value-type="percentage">
            <text:p>-1.11%</text:p>
          </table:table-cell>
          <table:table-cell table:number-columns-repeated="4"/>
          <table:table-cell office:value-type="float" office:value="1.73" calcext:value-type="float">
            <text:p>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05</text:p>
          </table:table-cell>
          <table:table-cell office:value-type="float" office:value="29.8" calcext:value-type="float">
            <text:p>29.8</text:p>
          </table:table-cell>
          <table:table-cell office:value-type="float" office:value="31.58" calcext:value-type="float">
            <text:p>31.58</text:p>
          </table:table-cell>
          <table:table-cell office:value-type="float" office:value="29.33" calcext:value-type="float">
            <text:p>29.33</text:p>
          </table:table-cell>
          <table:table-cell office:value-type="float" office:value="31.5" calcext:value-type="float">
            <text:p>31.5</text:p>
          </table:table-cell>
          <table:table-cell office:value-type="float" office:value="2048900" calcext:value-type="float">
            <text:p>2048900</text:p>
          </table:table-cell>
          <table:table-cell office:value-type="float" office:value="31.5" calcext:value-type="float">
            <text:p>31.5</text:p>
          </table:table-cell>
          <table:table-cell table:formula="of:=([.G232]-[.G233])/[.G233]" office:value-type="percentage" office:value="0.0892116182572613" calcext:value-type="percentage">
            <text:p>8.92%</text:p>
          </table:table-cell>
          <table:table-cell table:number-columns-repeated="4"/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02</text:p>
          </table:table-cell>
          <table:table-cell office:value-type="float" office:value="29.27" calcext:value-type="float">
            <text:p>29.27</text:p>
          </table:table-cell>
          <table:table-cell office:value-type="float" office:value="29.55" calcext:value-type="float">
            <text:p>29.55</text:p>
          </table:table-cell>
          <table:table-cell office:value-type="float" office:value="28.55" calcext:value-type="float">
            <text:p>28.55</text:p>
          </table:table-cell>
          <table:table-cell office:value-type="float" office:value="28.92" calcext:value-type="float">
            <text:p>28.92</text:p>
          </table:table-cell>
          <table:table-cell office:value-type="float" office:value="1030300" calcext:value-type="float">
            <text:p>1030300</text:p>
          </table:table-cell>
          <table:table-cell office:value-type="float" office:value="28.92" calcext:value-type="float">
            <text:p>28.92</text:p>
          </table:table-cell>
          <table:table-cell table:formula="of:=([.G233]-[.G234])/[.G234]" office:value-type="percentage" office:value="-0.0112820512820512" calcext:value-type="percentage">
            <text:p>-1.13%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01</text:p>
          </table:table-cell>
          <table:table-cell office:value-type="float" office:value="28.25" calcext:value-type="float">
            <text:p>28.25</text:p>
          </table:table-cell>
          <table:table-cell office:value-type="float" office:value="29.49" calcext:value-type="float">
            <text:p>29.49</text:p>
          </table:table-cell>
          <table:table-cell office:value-type="float" office:value="28.2" calcext:value-type="float">
            <text:p>28.2</text:p>
          </table:table-cell>
          <table:table-cell office:value-type="float" office:value="29.25" calcext:value-type="float">
            <text:p>29.25</text:p>
          </table:table-cell>
          <table:table-cell office:value-type="float" office:value="1024100" calcext:value-type="float">
            <text:p>1024100</text:p>
          </table:table-cell>
          <table:table-cell office:value-type="float" office:value="29.25" calcext:value-type="float">
            <text:p>29.25</text:p>
          </table:table-cell>
          <table:table-cell table:formula="of:=([.G234]-[.G235])/[.G235]" office:value-type="percentage" office:value="0.0398151439744046" calcext:value-type="percentage">
            <text:p>3.98%</text:p>
          </table:table-cell>
          <table:table-cell table:number-columns-repeated="4"/>
          <table:table-cell office:value-type="float" office:value="-5.37" calcext:value-type="float">
            <text:p>-5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31</text:p>
          </table:table-cell>
          <table:table-cell office:value-type="float" office:value="27.7" calcext:value-type="float">
            <text:p>27.7</text:p>
          </table:table-cell>
          <table:table-cell office:value-type="float" office:value="28.35" calcext:value-type="float">
            <text:p>28.35</text:p>
          </table:table-cell>
          <table:table-cell office:value-type="float" office:value="27.37" calcext:value-type="float">
            <text:p>27.37</text:p>
          </table:table-cell>
          <table:table-cell office:value-type="float" office:value="28.13" calcext:value-type="float">
            <text:p>28.13</text:p>
          </table:table-cell>
          <table:table-cell office:value-type="float" office:value="775200" calcext:value-type="float">
            <text:p>775200</text:p>
          </table:table-cell>
          <table:table-cell office:value-type="float" office:value="28.13" calcext:value-type="float">
            <text:p>28.13</text:p>
          </table:table-cell>
          <table:table-cell table:formula="of:=([.G235]-[.G236])/[.G236]" office:value-type="percentage" office:value="0.0273922571219869" calcext:value-type="percentage">
            <text:p>2.74%</text:p>
          </table:table-cell>
          <table:table-cell table:number-columns-repeated="4"/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26</text:p>
          </table:table-cell>
          <table:table-cell office:value-type="float" office:value="27.53" calcext:value-type="float">
            <text:p>27.53</text:p>
          </table:table-cell>
          <table:table-cell office:value-type="float" office:value="27.8" calcext:value-type="float">
            <text:p>27.8</text:p>
          </table:table-cell>
          <table:table-cell office:value-type="float" office:value="27.02" calcext:value-type="float">
            <text:p>27.02</text:p>
          </table:table-cell>
          <table:table-cell office:value-type="float" office:value="27.38" calcext:value-type="float">
            <text:p>27.38</text:p>
          </table:table-cell>
          <table:table-cell office:value-type="float" office:value="477400" calcext:value-type="float">
            <text:p>477400</text:p>
          </table:table-cell>
          <table:table-cell office:value-type="float" office:value="27.38" calcext:value-type="float">
            <text:p>27.38</text:p>
          </table:table-cell>
          <table:table-cell table:formula="of:=([.G236]-[.G237])/[.G237]" office:value-type="percentage" office:value="-0.0050872093023256" calcext:value-type="percentage">
            <text:p>-0.51%</text:p>
          </table:table-cell>
          <table:table-cell table:number-columns-repeated="4"/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25</text:p>
          </table:table-cell>
          <table:table-cell table:number-columns-repeated="2" office:value-type="float" office:value="27.8" calcext:value-type="float">
            <text:p>27.8</text:p>
          </table:table-cell>
          <table:table-cell office:value-type="float" office:value="27.45" calcext:value-type="float">
            <text:p>27.45</text:p>
          </table:table-cell>
          <table:table-cell office:value-type="float" office:value="27.52" calcext:value-type="float">
            <text:p>27.52</text:p>
          </table:table-cell>
          <table:table-cell office:value-type="float" office:value="577700" calcext:value-type="float">
            <text:p>577700</text:p>
          </table:table-cell>
          <table:table-cell office:value-type="float" office:value="27.52" calcext:value-type="float">
            <text:p>27.52</text:p>
          </table:table-cell>
          <table:table-cell table:formula="of:=([.G237]-[.G238])/[.G238]" office:value-type="percentage" office:value="0.00364697301239963" calcext:value-type="percentage">
            <text:p>0.36%</text:p>
          </table:table-cell>
          <table:table-cell table:number-columns-repeated="4"/>
          <table:table-cell office:value-type="float" office:value="-4.75" calcext:value-type="float">
            <text:p>-4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24</text:p>
          </table:table-cell>
          <table:table-cell table:number-columns-repeated="2" office:value-type="float" office:value="28.52" calcext:value-type="float">
            <text:p>28.52</text:p>
          </table:table-cell>
          <table:table-cell office:value-type="float" office:value="27.25" calcext:value-type="float">
            <text:p>27.25</text:p>
          </table:table-cell>
          <table:table-cell office:value-type="float" office:value="27.42" calcext:value-type="float">
            <text:p>27.42</text:p>
          </table:table-cell>
          <table:table-cell office:value-type="float" office:value="1016400" calcext:value-type="float">
            <text:p>1016400</text:p>
          </table:table-cell>
          <table:table-cell office:value-type="float" office:value="27.42" calcext:value-type="float">
            <text:p>27.42</text:p>
          </table:table-cell>
          <table:table-cell table:formula="of:=([.G238]-[.G239])/[.G239]" office:value-type="percentage" office:value="-0.0341669601972525" calcext:value-type="percentage">
            <text:p>-3.42%</text:p>
          </table:table-cell>
          <table:table-cell table:number-columns-repeated="4"/>
          <table:table-cell office:value-type="float" office:value="-1.15" calcext:value-type="float">
            <text:p>-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23</text:p>
          </table:table-cell>
          <table:table-cell office:value-type="float" office:value="27.38" calcext:value-type="float">
            <text:p>27.38</text:p>
          </table:table-cell>
          <table:table-cell office:value-type="float" office:value="28.56" calcext:value-type="float">
            <text:p>28.56</text:p>
          </table:table-cell>
          <table:table-cell office:value-type="float" office:value="27.37" calcext:value-type="float">
            <text:p>27.37</text:p>
          </table:table-cell>
          <table:table-cell office:value-type="float" office:value="28.39" calcext:value-type="float">
            <text:p>28.39</text:p>
          </table:table-cell>
          <table:table-cell office:value-type="float" office:value="749000" calcext:value-type="float">
            <text:p>749000</text:p>
          </table:table-cell>
          <table:table-cell office:value-type="float" office:value="28.39" calcext:value-type="float">
            <text:p>28.39</text:p>
          </table:table-cell>
          <table:table-cell table:formula="of:=([.G239]-[.G240])/[.G240]" office:value-type="percentage" office:value="0.0193895870736086" calcext:value-type="percentage">
            <text:p>1.94%</text:p>
          </table:table-cell>
          <table:table-cell table:number-columns-repeated="4"/>
          <table:table-cell office:value-type="float" office:value="-4.41" calcext:value-type="float">
            <text:p>-4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22</text:p>
          </table:table-cell>
          <table:table-cell office:value-type="float" office:value="27.99" calcext:value-type="float">
            <text:p>27.99</text:p>
          </table:table-cell>
          <table:table-cell office:value-type="float" office:value="28" calcext:value-type="float">
            <text:p>28</text:p>
          </table:table-cell>
          <table:table-cell office:value-type="float" office:value="27.36" calcext:value-type="float">
            <text:p>27.36</text:p>
          </table:table-cell>
          <table:table-cell office:value-type="float" office:value="27.85" calcext:value-type="float">
            <text:p>27.85</text:p>
          </table:table-cell>
          <table:table-cell office:value-type="float" office:value="470200" calcext:value-type="float">
            <text:p>470200</text:p>
          </table:table-cell>
          <table:table-cell office:value-type="float" office:value="27.85" calcext:value-type="float">
            <text:p>27.85</text:p>
          </table:table-cell>
          <table:table-cell table:formula="of:=([.G240]-[.G241])/[.G241]" office:value-type="percentage" office:value="0.00396539293439088" calcext:value-type="percentage">
            <text:p>0.40%</text:p>
          </table:table-cell>
          <table:table-cell table:number-columns-repeated="4"/>
          <table:table-cell office:value-type="float" office:value="1.84" calcext:value-type="float">
            <text:p>1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19</text:p>
          </table:table-cell>
          <table:table-cell office:value-type="float" office:value="27.83" calcext:value-type="float">
            <text:p>27.83</text:p>
          </table:table-cell>
          <table:table-cell office:value-type="float" office:value="28.2" calcext:value-type="float">
            <text:p>28.2</text:p>
          </table:table-cell>
          <table:table-cell office:value-type="float" office:value="27.3" calcext:value-type="float">
            <text:p>27.3</text:p>
          </table:table-cell>
          <table:table-cell office:value-type="float" office:value="27.74" calcext:value-type="float">
            <text:p>27.74</text:p>
          </table:table-cell>
          <table:table-cell office:value-type="float" office:value="1027400" calcext:value-type="float">
            <text:p>1027400</text:p>
          </table:table-cell>
          <table:table-cell office:value-type="float" office:value="27.74" calcext:value-type="float">
            <text:p>27.74</text:p>
          </table:table-cell>
          <table:table-cell table:formula="of:=([.G241]-[.G242])/[.G242]" office:value-type="percentage" office:value="-0.0106990014265336" calcext:value-type="percentage">
            <text:p>-1.07%</text:p>
          </table:table-cell>
          <table:table-cell table:number-columns-repeated="4"/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18</text:p>
          </table:table-cell>
          <table:table-cell table:number-columns-repeated="2" office:value-type="float" office:value="28.99" calcext:value-type="float">
            <text:p>28.99</text:p>
          </table:table-cell>
          <table:table-cell office:value-type="float" office:value="27.78" calcext:value-type="float">
            <text:p>27.78</text:p>
          </table:table-cell>
          <table:table-cell office:value-type="float" office:value="28.04" calcext:value-type="float">
            <text:p>28.04</text:p>
          </table:table-cell>
          <table:table-cell office:value-type="float" office:value="741000" calcext:value-type="float">
            <text:p>741000</text:p>
          </table:table-cell>
          <table:table-cell office:value-type="float" office:value="28.04" calcext:value-type="float">
            <text:p>28.04</text:p>
          </table:table-cell>
          <table:table-cell table:formula="of:=([.G242]-[.G243])/[.G243]" office:value-type="percentage" office:value="-0.0270645385149202" calcext:value-type="percentage">
            <text:p>-2.71%</text:p>
          </table:table-cell>
          <table:table-cell table:number-columns-repeated="4"/>
          <table:table-cell office:value-type="float" office:value="2.05" calcext:value-type="float">
            <text:p>2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17</text:p>
          </table:table-cell>
          <table:table-cell office:value-type="float" office:value="28.25" calcext:value-type="float">
            <text:p>28.25</text:p>
          </table:table-cell>
          <table:table-cell office:value-type="float" office:value="28.84" calcext:value-type="float">
            <text:p>28.84</text:p>
          </table:table-cell>
          <table:table-cell office:value-type="float" office:value="27.8" calcext:value-type="float">
            <text:p>27.8</text:p>
          </table:table-cell>
          <table:table-cell office:value-type="float" office:value="28.82" calcext:value-type="float">
            <text:p>28.82</text:p>
          </table:table-cell>
          <table:table-cell office:value-type="float" office:value="668000" calcext:value-type="float">
            <text:p>668000</text:p>
          </table:table-cell>
          <table:table-cell office:value-type="float" office:value="28.82" calcext:value-type="float">
            <text:p>28.82</text:p>
          </table:table-cell>
          <table:table-cell table:formula="of:=([.G243]-[.G244])/[.G244]" office:value-type="percentage" office:value="0.0270848182466145" calcext:value-type="percentage">
            <text:p>2.71%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16</text:p>
          </table:table-cell>
          <table:table-cell office:value-type="float" office:value="27.67" calcext:value-type="float">
            <text:p>27.67</text:p>
          </table:table-cell>
          <table:table-cell office:value-type="float" office:value="28.09" calcext:value-type="float">
            <text:p>28.09</text:p>
          </table:table-cell>
          <table:table-cell office:value-type="float" office:value="27.34" calcext:value-type="float">
            <text:p>27.34</text:p>
          </table:table-cell>
          <table:table-cell office:value-type="float" office:value="28.06" calcext:value-type="float">
            <text:p>28.06</text:p>
          </table:table-cell>
          <table:table-cell office:value-type="float" office:value="479300" calcext:value-type="float">
            <text:p>479300</text:p>
          </table:table-cell>
          <table:table-cell office:value-type="float" office:value="28.06" calcext:value-type="float">
            <text:p>28.06</text:p>
          </table:table-cell>
          <table:table-cell table:formula="of:=([.G244]-[.G245])/[.G245]" office:value-type="percentage" office:value="0.0267105744603001" calcext:value-type="percentage">
            <text:p>2.67%</text:p>
          </table:table-cell>
          <table:table-cell table:number-columns-repeated="4"/>
          <table:table-cell office:value-type="float" office:value="-4.48" calcext:value-type="float">
            <text:p>-4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15</text:p>
          </table:table-cell>
          <table:table-cell office:value-type="float" office:value="28.02" calcext:value-type="float">
            <text:p>28.02</text:p>
          </table:table-cell>
          <table:table-cell office:value-type="float" office:value="28.05" calcext:value-type="float">
            <text:p>28.05</text:p>
          </table:table-cell>
          <table:table-cell office:value-type="float" office:value="26.86" calcext:value-type="float">
            <text:p>26.86</text:p>
          </table:table-cell>
          <table:table-cell office:value-type="float" office:value="27.33" calcext:value-type="float">
            <text:p>27.33</text:p>
          </table:table-cell>
          <table:table-cell office:value-type="float" office:value="1468700" calcext:value-type="float">
            <text:p>1468700</text:p>
          </table:table-cell>
          <table:table-cell office:value-type="float" office:value="27.33" calcext:value-type="float">
            <text:p>27.33</text:p>
          </table:table-cell>
          <table:table-cell table:formula="of:=([.G245]-[.G246])/[.G246]" office:value-type="percentage" office:value="-0.0112156295224313" calcext:value-type="percentage">
            <text:p>-1.12%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12</text:p>
          </table:table-cell>
          <table:table-cell office:value-type="float" office:value="28.32" calcext:value-type="float">
            <text:p>28.32</text:p>
          </table:table-cell>
          <table:table-cell office:value-type="float" office:value="28.73" calcext:value-type="float">
            <text:p>28.73</text:p>
          </table:table-cell>
          <table:table-cell office:value-type="float" office:value="27.5" calcext:value-type="float">
            <text:p>27.5</text:p>
          </table:table-cell>
          <table:table-cell office:value-type="float" office:value="27.64" calcext:value-type="float">
            <text:p>27.64</text:p>
          </table:table-cell>
          <table:table-cell office:value-type="float" office:value="987600" calcext:value-type="float">
            <text:p>987600</text:p>
          </table:table-cell>
          <table:table-cell office:value-type="float" office:value="27.64" calcext:value-type="float">
            <text:p>27.64</text:p>
          </table:table-cell>
          <table:table-cell table:formula="of:=([.G246]-[.G247])/[.G247]" office:value-type="percentage" office:value="-0.0240112994350282" calcext:value-type="percentage">
            <text:p>-2.40%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11</text:p>
          </table:table-cell>
          <table:table-cell office:value-type="float" office:value="28.94" calcext:value-type="float">
            <text:p>28.94</text:p>
          </table:table-cell>
          <table:table-cell office:value-type="float" office:value="28.98" calcext:value-type="float">
            <text:p>28.98</text:p>
          </table:table-cell>
          <table:table-cell office:value-type="float" office:value="28.25" calcext:value-type="float">
            <text:p>28.25</text:p>
          </table:table-cell>
          <table:table-cell office:value-type="float" office:value="28.32" calcext:value-type="float">
            <text:p>28.32</text:p>
          </table:table-cell>
          <table:table-cell office:value-type="float" office:value="450600" calcext:value-type="float">
            <text:p>450600</text:p>
          </table:table-cell>
          <table:table-cell office:value-type="float" office:value="28.32" calcext:value-type="float">
            <text:p>28.32</text:p>
          </table:table-cell>
          <table:table-cell table:formula="of:=([.G247]-[.G248])/[.G248]" office:value-type="percentage" office:value="-0.00281690140845064" calcext:value-type="percentage">
            <text:p>-0.28%</text:p>
          </table:table-cell>
          <table:table-cell table:number-columns-repeated="4"/>
          <table:table-cell office:value-type="float" office:value="-1.85" calcext:value-type="float">
            <text:p>-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10</text:p>
          </table:table-cell>
          <table:table-cell office:value-type="float" office:value="28.39" calcext:value-type="float">
            <text:p>28.39</text:p>
          </table:table-cell>
          <table:table-cell office:value-type="float" office:value="28.72" calcext:value-type="float">
            <text:p>28.72</text:p>
          </table:table-cell>
          <table:table-cell office:value-type="float" office:value="28.01" calcext:value-type="float">
            <text:p>28.01</text:p>
          </table:table-cell>
          <table:table-cell office:value-type="float" office:value="28.4" calcext:value-type="float">
            <text:p>28.4</text:p>
          </table:table-cell>
          <table:table-cell office:value-type="float" office:value="503600" calcext:value-type="float">
            <text:p>503600</text:p>
          </table:table-cell>
          <table:table-cell office:value-type="float" office:value="28.4" calcext:value-type="float">
            <text:p>28.4</text:p>
          </table:table-cell>
          <table:table-cell table:formula="of:=([.G248]-[.G249])/[.G249]" office:value-type="percentage" office:value="0.00105745505815994" calcext:value-type="percentage">
            <text:p>0.11%</text:p>
          </table:table-cell>
          <table:table-cell table:number-columns-repeated="4"/>
          <table:table-cell office:value-type="float" office:value="5.84" calcext:value-type="float">
            <text:p>5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09</text:p>
          </table:table-cell>
          <table:table-cell table:number-columns-repeated="2" office:value-type="float" office:value="29.12" calcext:value-type="float">
            <text:p>29.12</text:p>
          </table:table-cell>
          <table:table-cell office:value-type="float" office:value="28.25" calcext:value-type="float">
            <text:p>28.25</text:p>
          </table:table-cell>
          <table:table-cell office:value-type="float" office:value="28.37" calcext:value-type="float">
            <text:p>28.37</text:p>
          </table:table-cell>
          <table:table-cell office:value-type="float" office:value="1193000" calcext:value-type="float">
            <text:p>1193000</text:p>
          </table:table-cell>
          <table:table-cell office:value-type="float" office:value="28.37" calcext:value-type="float">
            <text:p>28.37</text:p>
          </table:table-cell>
          <table:table-cell table:formula="of:=([.G249]-[.G250])/[.G250]" office:value-type="percentage" office:value="-0.03008547008547" calcext:value-type="percentage">
            <text:p>-3.01%</text:p>
          </table:table-cell>
          <table:table-cell table:number-columns-repeated="4"/>
          <table:table-cell office:value-type="float" office:value="-1.16" calcext:value-type="float">
            <text:p>-1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08</text:p>
          </table:table-cell>
          <table:table-cell office:value-type="float" office:value="28.86" calcext:value-type="float">
            <text:p>28.86</text:p>
          </table:table-cell>
          <table:table-cell office:value-type="float" office:value="29.4" calcext:value-type="float">
            <text:p>29.4</text:p>
          </table:table-cell>
          <table:table-cell office:value-type="float" office:value="28.61" calcext:value-type="float">
            <text:p>28.61</text:p>
          </table:table-cell>
          <table:table-cell office:value-type="float" office:value="29.25" calcext:value-type="float">
            <text:p>29.25</text:p>
          </table:table-cell>
          <table:table-cell office:value-type="float" office:value="889700" calcext:value-type="float">
            <text:p>889700</text:p>
          </table:table-cell>
          <table:table-cell office:value-type="float" office:value="29.25" calcext:value-type="float">
            <text:p>29.25</text:p>
          </table:table-cell>
          <table:table-cell table:formula="of:=([.G250]-[.G251])/[.G251]" office:value-type="percentage" office:value="0.0124610591900311" calcext:value-type="percentage">
            <text:p>1.25%</text:p>
          </table:table-cell>
          <table:table-cell table:number-columns-repeated="4"/>
          <table:table-cell office:value-type="float" office:value="1.84" calcext:value-type="float">
            <text:p>1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05</text:p>
          </table:table-cell>
          <table:table-cell office:value-type="float" office:value="29.7" calcext:value-type="float">
            <text:p>29.7</text:p>
          </table:table-cell>
          <table:table-cell office:value-type="float" office:value="29.81" calcext:value-type="float">
            <text:p>29.81</text:p>
          </table:table-cell>
          <table:table-cell office:value-type="float" office:value="28.68" calcext:value-type="float">
            <text:p>28.68</text:p>
          </table:table-cell>
          <table:table-cell office:value-type="float" office:value="28.89" calcext:value-type="float">
            <text:p>28.89</text:p>
          </table:table-cell>
          <table:table-cell office:value-type="float" office:value="938600" calcext:value-type="float">
            <text:p>938600</text:p>
          </table:table-cell>
          <table:table-cell office:value-type="float" office:value="28.89" calcext:value-type="float">
            <text:p>28.89</text:p>
          </table:table-cell>
          <table:table-cell table:formula="of:=([.G251]-[.G252])/[.G252]" office:value-type="percentage" office:value="-0.0173469387755101" calcext:value-type="percentage">
            <text:p>-1.73%</text:p>
          </table:table-cell>
          <table:table-cell table:number-columns-repeated="4"/>
          <table:table-cell office:value-type="float" office:value="-0.51" calcext:value-type="float">
            <text:p>-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04</text:p>
          </table:table-cell>
          <table:table-cell office:value-type="float" office:value="30" calcext:value-type="float">
            <text:p>30</text:p>
          </table:table-cell>
          <table:table-cell office:value-type="float" office:value="30.1" calcext:value-type="float">
            <text:p>30.1</text:p>
          </table:table-cell>
          <table:table-cell office:value-type="float" office:value="28.65" calcext:value-type="float">
            <text:p>28.65</text:p>
          </table:table-cell>
          <table:table-cell office:value-type="float" office:value="29.4" calcext:value-type="float">
            <text:p>29.4</text:p>
          </table:table-cell>
          <table:table-cell office:value-type="float" office:value="1541300" calcext:value-type="float">
            <text:p>1541300</text:p>
          </table:table-cell>
          <table:table-cell office:value-type="float" office:value="29.4" calcext:value-type="float">
            <text:p>29.4</text:p>
          </table:table-cell>
          <table:table-cell table:formula="of:=([.G252]-[.G253])/[.G253]" office:value-type="percentage" office:value="0.00341296928327638" calcext:value-type="percentage">
            <text:p>0.34%</text:p>
          </table:table-cell>
          <table:table-cell table:number-columns-repeated="4"/>
          <table:table-cell office:value-type="float" office:value="-0.4" calcext:value-type="float">
            <text:p>-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03</text:p>
          </table:table-cell>
          <table:table-cell office:value-type="float" office:value="29.75" calcext:value-type="float">
            <text:p>29.75</text:p>
          </table:table-cell>
          <table:table-cell office:value-type="float" office:value="29.95" calcext:value-type="float">
            <text:p>29.95</text:p>
          </table:table-cell>
          <table:table-cell office:value-type="float" office:value="29.24" calcext:value-type="float">
            <text:p>29.24</text:p>
          </table:table-cell>
          <table:table-cell office:value-type="float" office:value="29.3" calcext:value-type="float">
            <text:p>29.3</text:p>
          </table:table-cell>
          <table:table-cell office:value-type="float" office:value="1052800" calcext:value-type="float">
            <text:p>1052800</text:p>
          </table:table-cell>
          <table:table-cell office:value-type="float" office:value="29.3" calcext:value-type="float">
            <text:p>29.3</text:p>
          </table:table-cell>
          <table:table-cell table:formula="of:=([.G253]-[.G254])/[.G254]" office:value-type="percentage" office:value="-0.0167785234899329" calcext:value-type="percentage">
            <text:p>-1.68%</text:p>
          </table:table-cell>
          <table:table-cell table:number-columns-repeated="4"/>
          <table:table-cell office:value-type="float" office:value="2.37" calcext:value-type="float">
            <text:p>2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02</text:p>
          </table:table-cell>
          <table:table-cell office:value-type="float" office:value="29.28" calcext:value-type="float">
            <text:p>29.28</text:p>
          </table:table-cell>
          <table:table-cell office:value-type="float" office:value="29.89" calcext:value-type="float">
            <text:p>29.89</text:p>
          </table:table-cell>
          <table:table-cell office:value-type="float" office:value="29" calcext:value-type="float">
            <text:p>29</text:p>
          </table:table-cell>
          <table:table-cell office:value-type="float" office:value="29.8" calcext:value-type="float">
            <text:p>29.8</text:p>
          </table:table-cell>
          <table:table-cell office:value-type="float" office:value="729000" calcext:value-type="float">
            <text:p>729000</text:p>
          </table:table-cell>
          <table:table-cell office:value-type="float" office:value="29.8" calcext:value-type="float">
            <text:p>29.8</text:p>
          </table:table-cell>
          <table:table-cell table:formula="of:=([.G254]-[.G255])/[.G255]" office:value-type="percentage" office:value="0.0219478737997257" calcext:value-type="percentage">
            <text:p>2.19%</text:p>
          </table:table-cell>
          <table:table-cell table:number-columns-repeated="4"/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01</text:p>
          </table:table-cell>
          <table:table-cell office:value-type="float" office:value="29.5" calcext:value-type="float">
            <text:p>29.5</text:p>
          </table:table-cell>
          <table:table-cell office:value-type="float" office:value="29.89" calcext:value-type="float">
            <text:p>29.89</text:p>
          </table:table-cell>
          <table:table-cell office:value-type="float" office:value="29" calcext:value-type="float">
            <text:p>29</text:p>
          </table:table-cell>
          <table:table-cell office:value-type="float" office:value="29.16" calcext:value-type="float">
            <text:p>29.16</text:p>
          </table:table-cell>
          <table:table-cell office:value-type="float" office:value="884400" calcext:value-type="float">
            <text:p>884400</text:p>
          </table:table-cell>
          <table:table-cell office:value-type="float" office:value="29.16" calcext:value-type="float">
            <text:p>29.16</text:p>
          </table:table-cell>
          <table:table-cell table:formula="of:=([.G255]-[.G256])/[.G256]" office:value-type="percentage" office:value="-0.00409836065573774" calcext:value-type="percentage">
            <text:p>-0.41%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28</text:p>
          </table:table-cell>
          <table:table-cell office:value-type="float" office:value="28.73" calcext:value-type="float">
            <text:p>28.73</text:p>
          </table:table-cell>
          <table:table-cell office:value-type="float" office:value="29.89" calcext:value-type="float">
            <text:p>29.89</text:p>
          </table:table-cell>
          <table:table-cell office:value-type="float" office:value="28.61" calcext:value-type="float">
            <text:p>28.61</text:p>
          </table:table-cell>
          <table:table-cell office:value-type="float" office:value="29.28" calcext:value-type="float">
            <text:p>29.28</text:p>
          </table:table-cell>
          <table:table-cell office:value-type="float" office:value="4343400" calcext:value-type="float">
            <text:p>4343400</text:p>
          </table:table-cell>
          <table:table-cell office:value-type="float" office:value="29.28" calcext:value-type="float">
            <text:p>29.28</text:p>
          </table:table-cell>
          <table:table-cell table:formula="of:=([.G256]-[.G257])/[.G257]" office:value-type="percentage" office:value="0.0277290277290278" calcext:value-type="percentage">
            <text:p>2.77%</text:p>
          </table:table-cell>
          <table:table-cell table:number-columns-repeated="4"/>
          <table:table-cell office:value-type="float" office:value="-0.38" calcext:value-type="float">
            <text:p>-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27</text:p>
          </table:table-cell>
          <table:table-cell office:value-type="float" office:value="27.82" calcext:value-type="float">
            <text:p>27.82</text:p>
          </table:table-cell>
          <table:table-cell office:value-type="float" office:value="28.54" calcext:value-type="float">
            <text:p>28.54</text:p>
          </table:table-cell>
          <table:table-cell office:value-type="float" office:value="27.6" calcext:value-type="float">
            <text:p>27.6</text:p>
          </table:table-cell>
          <table:table-cell office:value-type="float" office:value="28.49" calcext:value-type="float">
            <text:p>28.49</text:p>
          </table:table-cell>
          <table:table-cell office:value-type="float" office:value="1758600" calcext:value-type="float">
            <text:p>1758600</text:p>
          </table:table-cell>
          <table:table-cell office:value-type="float" office:value="28.49" calcext:value-type="float">
            <text:p>28.49</text:p>
          </table:table-cell>
          <table:table-cell table:formula="of:=([.G257]-[.G258])/[.G258]" office:value-type="percentage" office:value="0.0344952795933188" calcext:value-type="percentage">
            <text:p>3.45%</text:p>
          </table:table-cell>
          <table:table-cell table:number-columns-repeated="4"/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26</text:p>
          </table:table-cell>
          <table:table-cell office:value-type="float" office:value="27.66" calcext:value-type="float">
            <text:p>27.66</text:p>
          </table:table-cell>
          <table:table-cell office:value-type="float" office:value="28.4" calcext:value-type="float">
            <text:p>28.4</text:p>
          </table:table-cell>
          <table:table-cell office:value-type="float" office:value="27.48" calcext:value-type="float">
            <text:p>27.48</text:p>
          </table:table-cell>
          <table:table-cell office:value-type="float" office:value="27.54" calcext:value-type="float">
            <text:p>27.54</text:p>
          </table:table-cell>
          <table:table-cell office:value-type="float" office:value="1527200" calcext:value-type="float">
            <text:p>1527200</text:p>
          </table:table-cell>
          <table:table-cell office:value-type="float" office:value="27.54" calcext:value-type="float">
            <text:p>27.54</text:p>
          </table:table-cell>
          <table:table-cell table:formula="of:=([.G258]-[.G259])/[.G259]" office:value-type="percentage" office:value="-0.00433839479392628" calcext:value-type="percentage">
            <text:p>-0.43%</text:p>
          </table:table-cell>
          <table:table-cell table:number-columns-repeated="4"/>
          <table:table-cell office:value-type="float" office:value="-0.62" calcext:value-type="float">
            <text:p>-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25</text:p>
          </table:table-cell>
          <table:table-cell office:value-type="float" office:value="28.62" calcext:value-type="float">
            <text:p>28.62</text:p>
          </table:table-cell>
          <table:table-cell office:value-type="float" office:value="29.48" calcext:value-type="float">
            <text:p>29.48</text:p>
          </table:table-cell>
          <table:table-cell office:value-type="float" office:value="27.53" calcext:value-type="float">
            <text:p>27.53</text:p>
          </table:table-cell>
          <table:table-cell office:value-type="float" office:value="27.66" calcext:value-type="float">
            <text:p>27.66</text:p>
          </table:table-cell>
          <table:table-cell office:value-type="float" office:value="5680400" calcext:value-type="float">
            <text:p>5680400</text:p>
          </table:table-cell>
          <table:table-cell office:value-type="float" office:value="27.66" calcext:value-type="float">
            <text:p>27.66</text:p>
          </table:table-cell>
          <table:table-cell table:formula="of:=([.G259]-[.G260])/[.G260]" office:value-type="percentage" office:value="-0.0978473581213307" calcext:value-type="percentage">
            <text:p>-9.78%</text:p>
          </table:table-cell>
          <table:table-cell table:number-columns-repeated="4"/>
          <table:table-cell office:value-type="float" office:value="2.66" calcext:value-type="float">
            <text:p>2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24</text:p>
          </table:table-cell>
          <table:table-cell office:value-type="float" office:value="29.51" calcext:value-type="float">
            <text:p>29.51</text:p>
          </table:table-cell>
          <table:table-cell office:value-type="float" office:value="31.03" calcext:value-type="float">
            <text:p>31.03</text:p>
          </table:table-cell>
          <table:table-cell office:value-type="float" office:value="29.4" calcext:value-type="float">
            <text:p>29.4</text:p>
          </table:table-cell>
          <table:table-cell office:value-type="float" office:value="30.66" calcext:value-type="float">
            <text:p>30.66</text:p>
          </table:table-cell>
          <table:table-cell office:value-type="float" office:value="1301900" calcext:value-type="float">
            <text:p>1301900</text:p>
          </table:table-cell>
          <table:table-cell office:value-type="float" office:value="30.66" calcext:value-type="float">
            <text:p>30.66</text:p>
          </table:table-cell>
          <table:table-cell table:formula="of:=([.G260]-[.G261])/[.G261]" office:value-type="percentage" office:value="0.0213191205862758" calcext:value-type="percentage">
            <text:p>2.13%</text:p>
          </table:table-cell>
          <table:table-cell table:number-columns-repeated="4"/>
          <table:table-cell office:value-type="float" office:value="-3.09" calcext:value-type="float">
            <text:p>-3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21</text:p>
          </table:table-cell>
          <table:table-cell office:value-type="float" office:value="31.1" calcext:value-type="float">
            <text:p>31.1</text:p>
          </table:table-cell>
          <table:table-cell office:value-type="float" office:value="31.49" calcext:value-type="float">
            <text:p>31.49</text:p>
          </table:table-cell>
          <table:table-cell office:value-type="float" office:value="29.54" calcext:value-type="float">
            <text:p>29.54</text:p>
          </table:table-cell>
          <table:table-cell office:value-type="float" office:value="30.02" calcext:value-type="float">
            <text:p>30.02</text:p>
          </table:table-cell>
          <table:table-cell office:value-type="float" office:value="1870000" calcext:value-type="float">
            <text:p>1870000</text:p>
          </table:table-cell>
          <table:table-cell office:value-type="float" office:value="30.02" calcext:value-type="float">
            <text:p>30.02</text:p>
          </table:table-cell>
          <table:table-cell table:formula="of:=([.G261]-[.G262])/[.G262]" office:value-type="percentage" office:value="-0.0284789644012945" calcext:value-type="percentage">
            <text:p>-2.85%</text:p>
          </table:table-cell>
          <table:table-cell table:number-columns-repeated="4"/>
          <table:table-cell office:value-type="float" office:value="-1.6" calcext:value-type="float">
            <text:p>-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20</text:p>
          </table:table-cell>
          <table:table-cell office:value-type="float" office:value="30.93" calcext:value-type="float">
            <text:p>30.93</text:p>
          </table:table-cell>
          <table:table-cell office:value-type="float" office:value="31.5" calcext:value-type="float">
            <text:p>31.5</text:p>
          </table:table-cell>
          <table:table-cell office:value-type="float" office:value="30.68" calcext:value-type="float">
            <text:p>30.68</text:p>
          </table:table-cell>
          <table:table-cell office:value-type="float" office:value="30.9" calcext:value-type="float">
            <text:p>30.9</text:p>
          </table:table-cell>
          <table:table-cell office:value-type="float" office:value="912400" calcext:value-type="float">
            <text:p>912400</text:p>
          </table:table-cell>
          <table:table-cell office:value-type="float" office:value="30.9" calcext:value-type="float">
            <text:p>30.9</text:p>
          </table:table-cell>
          <table:table-cell table:formula="of:=([.G262]-[.G263])/[.G263]" office:value-type="percentage" office:value="-0.0048309178743962" calcext:value-type="percentage">
            <text:p>-0.48%</text:p>
          </table:table-cell>
          <table:table-cell table:number-columns-repeated="4"/>
          <table:table-cell office:value-type="float" office:value="-0.63" calcext:value-type="float">
            <text:p>-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19</text:p>
          </table:table-cell>
          <table:table-cell office:value-type="float" office:value="31" calcext:value-type="float">
            <text:p>31</text:p>
          </table:table-cell>
          <table:table-cell office:value-type="float" office:value="31.74" calcext:value-type="float">
            <text:p>31.74</text:p>
          </table:table-cell>
          <table:table-cell office:value-type="float" office:value="30.94" calcext:value-type="float">
            <text:p>30.94</text:p>
          </table:table-cell>
          <table:table-cell office:value-type="float" office:value="31.05" calcext:value-type="float">
            <text:p>31.05</text:p>
          </table:table-cell>
          <table:table-cell office:value-type="float" office:value="1048500" calcext:value-type="float">
            <text:p>1048500</text:p>
          </table:table-cell>
          <table:table-cell office:value-type="float" office:value="31.05" calcext:value-type="float">
            <text:p>31.05</text:p>
          </table:table-cell>
          <table:table-cell table:formula="of:=([.G263]-[.G264])/[.G264]" office:value-type="percentage" office:value="-0.00925335035098912" calcext:value-type="percentage">
            <text:p>-0.93%</text:p>
          </table:table-cell>
          <table:table-cell table:number-columns-repeated="4"/>
          <table:table-cell office:value-type="float" office:value="1.67" calcext:value-type="float">
            <text:p>1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18</text:p>
          </table:table-cell>
          <table:table-cell office:value-type="float" office:value="31.88" calcext:value-type="float">
            <text:p>31.88</text:p>
          </table:table-cell>
          <table:table-cell office:value-type="float" office:value="31.9" calcext:value-type="float">
            <text:p>31.9</text:p>
          </table:table-cell>
          <table:table-cell office:value-type="float" office:value="30.68" calcext:value-type="float">
            <text:p>30.68</text:p>
          </table:table-cell>
          <table:table-cell office:value-type="float" office:value="31.34" calcext:value-type="float">
            <text:p>31.34</text:p>
          </table:table-cell>
          <table:table-cell office:value-type="float" office:value="1788500" calcext:value-type="float">
            <text:p>1788500</text:p>
          </table:table-cell>
          <table:table-cell office:value-type="float" office:value="31.34" calcext:value-type="float">
            <text:p>31.34</text:p>
          </table:table-cell>
          <table:table-cell table:formula="of:=([.G264]-[.G265])/[.G265]" office:value-type="percentage" office:value="-0.0368776889981561" calcext:value-type="percentage">
            <text:p>-3.69%</text:p>
          </table:table-cell>
          <table:table-cell table:number-columns-repeated="4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17</text:p>
          </table:table-cell>
          <table:table-cell office:value-type="float" office:value="32.35" calcext:value-type="float">
            <text:p>32.35</text:p>
          </table:table-cell>
          <table:table-cell office:value-type="float" office:value="32.78" calcext:value-type="float">
            <text:p>32.78</text:p>
          </table:table-cell>
          <table:table-cell office:value-type="float" office:value="31.51" calcext:value-type="float">
            <text:p>31.51</text:p>
          </table:table-cell>
          <table:table-cell office:value-type="float" office:value="32.54" calcext:value-type="float">
            <text:p>32.54</text:p>
          </table:table-cell>
          <table:table-cell office:value-type="float" office:value="3212800" calcext:value-type="float">
            <text:p>3212800</text:p>
          </table:table-cell>
          <table:table-cell office:value-type="float" office:value="32.54" calcext:value-type="float">
            <text:p>32.54</text:p>
          </table:table-cell>
          <table:table-cell table:formula="of:=([.G265]-[.G266])/[.G266]" office:value-type="percentage" office:value="0.0707469562356038" calcext:value-type="percentage">
            <text:p>7.07%</text:p>
          </table:table-cell>
          <table:table-cell table:number-columns-repeated="4"/>
          <table:table-cell office:value-type="float" office:value="-0.11" calcext:value-type="float">
            <text:p>-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14</text:p>
          </table:table-cell>
          <table:table-cell office:value-type="float" office:value="30" calcext:value-type="float">
            <text:p>30</text:p>
          </table:table-cell>
          <table:table-cell office:value-type="float" office:value="30.65" calcext:value-type="float">
            <text:p>30.65</text:p>
          </table:table-cell>
          <table:table-cell office:value-type="float" office:value="29.65" calcext:value-type="float">
            <text:p>29.65</text:p>
          </table:table-cell>
          <table:table-cell office:value-type="float" office:value="30.39" calcext:value-type="float">
            <text:p>30.39</text:p>
          </table:table-cell>
          <table:table-cell office:value-type="float" office:value="1536600" calcext:value-type="float">
            <text:p>1536600</text:p>
          </table:table-cell>
          <table:table-cell office:value-type="float" office:value="30.39" calcext:value-type="float">
            <text:p>30.39</text:p>
          </table:table-cell>
          <table:table-cell table:formula="of:=([.G266]-[.G267])/[.G267]" office:value-type="percentage" office:value="0.0308683853459973" calcext:value-type="percentage">
            <text:p>3.09%</text:p>
          </table:table-cell>
          <table:table-cell table:number-columns-repeated="4"/>
          <table:table-cell office:value-type="float" office:value="-1.27" calcext:value-type="float">
            <text:p>-1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13</text:p>
          </table:table-cell>
          <table:table-cell office:value-type="float" office:value="28.57" calcext:value-type="float">
            <text:p>28.57</text:p>
          </table:table-cell>
          <table:table-cell office:value-type="float" office:value="29.5" calcext:value-type="float">
            <text:p>29.5</text:p>
          </table:table-cell>
          <table:table-cell office:value-type="float" office:value="28.48" calcext:value-type="float">
            <text:p>28.48</text:p>
          </table:table-cell>
          <table:table-cell office:value-type="float" office:value="29.48" calcext:value-type="float">
            <text:p>29.48</text:p>
          </table:table-cell>
          <table:table-cell office:value-type="float" office:value="1484700" calcext:value-type="float">
            <text:p>1484700</text:p>
          </table:table-cell>
          <table:table-cell office:value-type="float" office:value="29.48" calcext:value-type="float">
            <text:p>29.48</text:p>
          </table:table-cell>
          <table:table-cell table:formula="of:=([.G267]-[.G268])/[.G268]" office:value-type="percentage" office:value="0.0424328147100424" calcext:value-type="percentage">
            <text:p>4.24%</text:p>
          </table:table-cell>
          <table:table-cell table:number-columns-repeated="4"/>
          <table:table-cell office:value-type="float" office:value="2.42" calcext:value-type="float">
            <text:p>2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12</text:p>
          </table:table-cell>
          <table:table-cell office:value-type="float" office:value="27.9" calcext:value-type="float">
            <text:p>27.9</text:p>
          </table:table-cell>
          <table:table-cell office:value-type="float" office:value="28.58" calcext:value-type="float">
            <text:p>28.58</text:p>
          </table:table-cell>
          <table:table-cell office:value-type="float" office:value="27.8" calcext:value-type="float">
            <text:p>27.8</text:p>
          </table:table-cell>
          <table:table-cell office:value-type="float" office:value="28.28" calcext:value-type="float">
            <text:p>28.28</text:p>
          </table:table-cell>
          <table:table-cell office:value-type="float" office:value="1145200" calcext:value-type="float">
            <text:p>1145200</text:p>
          </table:table-cell>
          <table:table-cell office:value-type="float" office:value="28.28" calcext:value-type="float">
            <text:p>28.28</text:p>
          </table:table-cell>
          <table:table-cell table:formula="of:=([.G268]-[.G269])/[.G269]" office:value-type="percentage" office:value="0.0172661870503597" calcext:value-type="percentage">
            <text:p>1.73%</text:p>
          </table:table-cell>
          <table:table-cell table:number-columns-repeated="4"/>
          <table:table-cell office:value-type="float" office:value="2.87" calcext:value-type="float">
            <text:p>2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11</text:p>
          </table:table-cell>
          <table:table-cell office:value-type="float" office:value="27.76" calcext:value-type="float">
            <text:p>27.76</text:p>
          </table:table-cell>
          <table:table-cell office:value-type="float" office:value="28.16" calcext:value-type="float">
            <text:p>28.16</text:p>
          </table:table-cell>
          <table:table-cell office:value-type="float" office:value="27.4" calcext:value-type="float">
            <text:p>27.4</text:p>
          </table:table-cell>
          <table:table-cell office:value-type="float" office:value="27.8" calcext:value-type="float">
            <text:p>27.8</text:p>
          </table:table-cell>
          <table:table-cell office:value-type="float" office:value="1014900" calcext:value-type="float">
            <text:p>1014900</text:p>
          </table:table-cell>
          <table:table-cell office:value-type="float" office:value="27.8" calcext:value-type="float">
            <text:p>27.8</text:p>
          </table:table-cell>
          <table:table-cell table:formula="of:=([.G269]-[.G270])/[.G270]" office:value-type="percentage" office:value="0.0157106320789185" calcext:value-type="percentage">
            <text:p>1.57%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10</text:p>
          </table:table-cell>
          <table:table-cell office:value-type="float" office:value="29.2" calcext:value-type="float">
            <text:p>29.2</text:p>
          </table:table-cell>
          <table:table-cell office:value-type="float" office:value="29.35" calcext:value-type="float">
            <text:p>29.35</text:p>
          </table:table-cell>
          <table:table-cell office:value-type="float" office:value="27.3" calcext:value-type="float">
            <text:p>27.3</text:p>
          </table:table-cell>
          <table:table-cell office:value-type="float" office:value="27.37" calcext:value-type="float">
            <text:p>27.37</text:p>
          </table:table-cell>
          <table:table-cell office:value-type="float" office:value="1483300" calcext:value-type="float">
            <text:p>1483300</text:p>
          </table:table-cell>
          <table:table-cell office:value-type="float" office:value="27.37" calcext:value-type="float">
            <text:p>27.37</text:p>
          </table:table-cell>
          <table:table-cell table:formula="of:=([.G270]-[.G271])/[.G271]" office:value-type="percentage" office:value="-0.0674616695059625" calcext:value-type="percentage">
            <text:p>-6.75%</text:p>
          </table:table-cell>
          <table:table-cell table:number-columns-repeated="4"/>
          <table:table-cell office:value-type="float" office:value="2.06" calcext:value-type="float">
            <text:p>2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07</text:p>
          </table:table-cell>
          <table:table-cell office:value-type="float" office:value="28.55" calcext:value-type="float">
            <text:p>28.55</text:p>
          </table:table-cell>
          <table:table-cell office:value-type="float" office:value="29.57" calcext:value-type="float">
            <text:p>29.57</text:p>
          </table:table-cell>
          <table:table-cell office:value-type="float" office:value="28.5" calcext:value-type="float">
            <text:p>28.5</text:p>
          </table:table-cell>
          <table:table-cell office:value-type="float" office:value="29.35" calcext:value-type="float">
            <text:p>29.35</text:p>
          </table:table-cell>
          <table:table-cell office:value-type="float" office:value="953200" calcext:value-type="float">
            <text:p>953200</text:p>
          </table:table-cell>
          <table:table-cell office:value-type="float" office:value="29.35" calcext:value-type="float">
            <text:p>29.35</text:p>
          </table:table-cell>
          <table:table-cell table:formula="of:=([.G271]-[.G272])/[.G272]" office:value-type="percentage" office:value="0.0280210157618214" calcext:value-type="percentage">
            <text:p>2.80%</text:p>
          </table:table-cell>
          <table:table-cell table:number-columns-repeated="4"/>
          <table:table-cell office:value-type="float" office:value="-2.73" calcext:value-type="float">
            <text:p>-2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06</text:p>
          </table:table-cell>
          <table:table-cell office:value-type="float" office:value="28" calcext:value-type="float">
            <text:p>28</text:p>
          </table:table-cell>
          <table:table-cell office:value-type="float" office:value="28.9" calcext:value-type="float">
            <text:p>28.9</text:p>
          </table:table-cell>
          <table:table-cell office:value-type="float" office:value="27.9" calcext:value-type="float">
            <text:p>27.9</text:p>
          </table:table-cell>
          <table:table-cell office:value-type="float" office:value="28.55" calcext:value-type="float">
            <text:p>28.55</text:p>
          </table:table-cell>
          <table:table-cell office:value-type="float" office:value="841700" calcext:value-type="float">
            <text:p>841700</text:p>
          </table:table-cell>
          <table:table-cell office:value-type="float" office:value="28.55" calcext:value-type="float">
            <text:p>28.55</text:p>
          </table:table-cell>
          <table:table-cell table:formula="of:=([.G272]-[.G273])/[.G273]" office:value-type="percentage" office:value="0.0218324982104509" calcext:value-type="percentage">
            <text:p>2.18%</text:p>
          </table:table-cell>
          <table:table-cell table:number-columns-repeated="4"/>
          <table:table-cell office:value-type="float" office:value="-1.72" calcext:value-type="float">
            <text:p>-1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05</text:p>
          </table:table-cell>
          <table:table-cell office:value-type="float" office:value="28.01" calcext:value-type="float">
            <text:p>28.01</text:p>
          </table:table-cell>
          <table:table-cell office:value-type="float" office:value="28.5" calcext:value-type="float">
            <text:p>28.5</text:p>
          </table:table-cell>
          <table:table-cell office:value-type="float" office:value="27.81" calcext:value-type="float">
            <text:p>27.81</text:p>
          </table:table-cell>
          <table:table-cell office:value-type="float" office:value="27.94" calcext:value-type="float">
            <text:p>27.94</text:p>
          </table:table-cell>
          <table:table-cell office:value-type="float" office:value="639300" calcext:value-type="float">
            <text:p>639300</text:p>
          </table:table-cell>
          <table:table-cell office:value-type="float" office:value="27.94" calcext:value-type="float">
            <text:p>27.94</text:p>
          </table:table-cell>
          <table:table-cell table:formula="of:=([.G273]-[.G274])/[.G274]" office:value-type="percentage" office:value="-0.00710732054015634" calcext:value-type="percentage">
            <text:p>-0.71%</text:p>
          </table:table-cell>
          <table:table-cell table:number-columns-repeated="4"/>
          <table:table-cell office:value-type="float" office:value="-1.29" calcext:value-type="float">
            <text:p>-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04</text:p>
          </table:table-cell>
          <table:table-cell office:value-type="float" office:value="28.52" calcext:value-type="float">
            <text:p>28.52</text:p>
          </table:table-cell>
          <table:table-cell office:value-type="float" office:value="28.99" calcext:value-type="float">
            <text:p>28.99</text:p>
          </table:table-cell>
          <table:table-cell office:value-type="float" office:value="27.9" calcext:value-type="float">
            <text:p>27.9</text:p>
          </table:table-cell>
          <table:table-cell office:value-type="float" office:value="28.14" calcext:value-type="float">
            <text:p>28.14</text:p>
          </table:table-cell>
          <table:table-cell office:value-type="float" office:value="752500" calcext:value-type="float">
            <text:p>752500</text:p>
          </table:table-cell>
          <table:table-cell office:value-type="float" office:value="28.14" calcext:value-type="float">
            <text:p>28.14</text:p>
          </table:table-cell>
          <table:table-cell table:formula="of:=([.G274]-[.G275])/[.G275]" office:value-type="percentage" office:value="-0.0133239831697054" calcext:value-type="percentage">
            <text:p>-1.33%</text:p>
          </table:table-cell>
          <table:table-cell table:number-columns-repeated="4"/>
          <table:table-cell office:value-type="float" office:value="1.92" calcext:value-type="float">
            <text:p>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31</text:p>
          </table:table-cell>
          <table:table-cell office:value-type="float" office:value="28.61" calcext:value-type="float">
            <text:p>28.61</text:p>
          </table:table-cell>
          <table:table-cell office:value-type="float" office:value="28.84" calcext:value-type="float">
            <text:p>28.84</text:p>
          </table:table-cell>
          <table:table-cell office:value-type="float" office:value="28.2" calcext:value-type="float">
            <text:p>28.2</text:p>
          </table:table-cell>
          <table:table-cell office:value-type="float" office:value="28.52" calcext:value-type="float">
            <text:p>28.52</text:p>
          </table:table-cell>
          <table:table-cell office:value-type="float" office:value="539800" calcext:value-type="float">
            <text:p>539800</text:p>
          </table:table-cell>
          <table:table-cell office:value-type="float" office:value="28.52" calcext:value-type="float">
            <text:p>28.52</text:p>
          </table:table-cell>
          <table:table-cell table:formula="of:=([.G275]-[.G276])/[.G276]" office:value-type="percentage" office:value="0.00387187609996478" calcext:value-type="percentage">
            <text:p>0.39%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30</text:p>
          </table:table-cell>
          <table:table-cell office:value-type="float" office:value="28.6" calcext:value-type="float">
            <text:p>28.6</text:p>
          </table:table-cell>
          <table:table-cell office:value-type="float" office:value="28.74" calcext:value-type="float">
            <text:p>28.74</text:p>
          </table:table-cell>
          <table:table-cell office:value-type="float" office:value="28.1" calcext:value-type="float">
            <text:p>28.1</text:p>
          </table:table-cell>
          <table:table-cell office:value-type="float" office:value="28.41" calcext:value-type="float">
            <text:p>28.41</text:p>
          </table:table-cell>
          <table:table-cell office:value-type="float" office:value="656400" calcext:value-type="float">
            <text:p>656400</text:p>
          </table:table-cell>
          <table:table-cell office:value-type="float" office:value="28.41" calcext:value-type="float">
            <text:p>28.41</text:p>
          </table:table-cell>
          <table:table-cell table:formula="of:=([.G276]-[.G277])/[.G277]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.13" calcext:value-type="float">
            <text:p>2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29</text:p>
          </table:table-cell>
          <table:table-cell office:value-type="float" office:value="28.49" calcext:value-type="float">
            <text:p>28.49</text:p>
          </table:table-cell>
          <table:table-cell office:value-type="float" office:value="28.64" calcext:value-type="float">
            <text:p>28.64</text:p>
          </table:table-cell>
          <table:table-cell office:value-type="float" office:value="28.02" calcext:value-type="float">
            <text:p>28.02</text:p>
          </table:table-cell>
          <table:table-cell office:value-type="float" office:value="28.41" calcext:value-type="float">
            <text:p>28.41</text:p>
          </table:table-cell>
          <table:table-cell office:value-type="float" office:value="838900" calcext:value-type="float">
            <text:p>838900</text:p>
          </table:table-cell>
          <table:table-cell office:value-type="float" office:value="28.41" calcext:value-type="float">
            <text:p>28.41</text:p>
          </table:table-cell>
          <table:table-cell table:formula="of:=([.G277]-[.G278])/[.G278]" office:value-type="percentage" office:value="-0.00975949808295577" calcext:value-type="percentage">
            <text:p>-0.98%</text:p>
          </table:table-cell>
          <table:table-cell table:number-columns-repeated="4"/>
          <table:table-cell office:value-type="float" office:value="-4.97" calcext:value-type="float">
            <text:p>-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28</text:p>
          </table:table-cell>
          <table:table-cell office:value-type="float" office:value="28.4" calcext:value-type="float">
            <text:p>28.4</text:p>
          </table:table-cell>
          <table:table-cell office:value-type="float" office:value="29.38" calcext:value-type="float">
            <text:p>29.38</text:p>
          </table:table-cell>
          <table:table-cell office:value-type="float" office:value="28" calcext:value-type="float">
            <text:p>28</text:p>
          </table:table-cell>
          <table:table-cell office:value-type="float" office:value="28.69" calcext:value-type="float">
            <text:p>28.69</text:p>
          </table:table-cell>
          <table:table-cell office:value-type="float" office:value="1402700" calcext:value-type="float">
            <text:p>1402700</text:p>
          </table:table-cell>
          <table:table-cell office:value-type="float" office:value="28.69" calcext:value-type="float">
            <text:p>28.69</text:p>
          </table:table-cell>
          <table:table-cell table:formula="of:=([.G278]-[.G279])/[.G279]" office:value-type="percentage" office:value="0.0130649717514125" calcext:value-type="percentage">
            <text:p>1.31%</text:p>
          </table:table-cell>
          <table:table-cell table:number-columns-repeated="4"/>
          <table:table-cell office:value-type="float" office:value="-0.51" calcext:value-type="float">
            <text:p>-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27</text:p>
          </table:table-cell>
          <table:table-cell office:value-type="float" office:value="29.57" calcext:value-type="float">
            <text:p>29.57</text:p>
          </table:table-cell>
          <table:table-cell office:value-type="float" office:value="29.7" calcext:value-type="float">
            <text:p>29.7</text:p>
          </table:table-cell>
          <table:table-cell office:value-type="float" office:value="28.17" calcext:value-type="float">
            <text:p>28.17</text:p>
          </table:table-cell>
          <table:table-cell office:value-type="float" office:value="28.32" calcext:value-type="float">
            <text:p>28.32</text:p>
          </table:table-cell>
          <table:table-cell office:value-type="float" office:value="1350400" calcext:value-type="float">
            <text:p>1350400</text:p>
          </table:table-cell>
          <table:table-cell office:value-type="float" office:value="28.32" calcext:value-type="float">
            <text:p>28.32</text:p>
          </table:table-cell>
          <table:table-cell table:formula="of:=([.G279]-[.G280])/[.G280]" office:value-type="percentage" office:value="-0.04" calcext:value-type="percentage">
            <text:p>-4.00%</text:p>
          </table:table-cell>
          <table:table-cell table:number-columns-repeated="4"/>
          <table:table-cell office:value-type="float" office:value="-9.01" calcext:value-type="float">
            <text:p>-9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24</text:p>
          </table:table-cell>
          <table:table-cell office:value-type="float" office:value="30.06" calcext:value-type="float">
            <text:p>30.06</text:p>
          </table:table-cell>
          <table:table-cell office:value-type="float" office:value="30.24" calcext:value-type="float">
            <text:p>30.24</text:p>
          </table:table-cell>
          <table:table-cell office:value-type="float" office:value="29.41" calcext:value-type="float">
            <text:p>29.41</text:p>
          </table:table-cell>
          <table:table-cell office:value-type="float" office:value="29.5" calcext:value-type="float">
            <text:p>29.5</text:p>
          </table:table-cell>
          <table:table-cell office:value-type="float" office:value="1429400" calcext:value-type="float">
            <text:p>1429400</text:p>
          </table:table-cell>
          <table:table-cell office:value-type="float" office:value="29.5" calcext:value-type="float">
            <text:p>29.5</text:p>
          </table:table-cell>
          <table:table-cell table:formula="of:=([.G280]-[.G281])/[.G281]" office:value-type="percentage" office:value="-0.0400260331923202" calcext:value-type="percentage">
            <text:p>-4.00%</text:p>
          </table:table-cell>
          <table:table-cell table:number-columns-repeated="4"/>
          <table:table-cell office:value-type="float" office:value="-2.06" calcext:value-type="float">
            <text:p>-2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23</text:p>
          </table:table-cell>
          <table:table-cell office:value-type="float" office:value="30" calcext:value-type="float">
            <text:p>30</text:p>
          </table:table-cell>
          <table:table-cell office:value-type="float" office:value="30.85" calcext:value-type="float">
            <text:p>30.85</text:p>
          </table:table-cell>
          <table:table-cell office:value-type="float" office:value="29.65" calcext:value-type="float">
            <text:p>29.65</text:p>
          </table:table-cell>
          <table:table-cell office:value-type="float" office:value="30.73" calcext:value-type="float">
            <text:p>30.73</text:p>
          </table:table-cell>
          <table:table-cell office:value-type="float" office:value="1471000" calcext:value-type="float">
            <text:p>1471000</text:p>
          </table:table-cell>
          <table:table-cell office:value-type="float" office:value="30.73" calcext:value-type="float">
            <text:p>30.73</text:p>
          </table:table-cell>
          <table:table-cell table:formula="of:=([.G281]-[.G282])/[.G282]" office:value-type="percentage" office:value="0.0260434056761269" calcext:value-type="percentage">
            <text:p>2.60%</text:p>
          </table:table-cell>
          <table:table-cell table:number-columns-repeated="4"/>
          <table:table-cell office:value-type="float" office:value="-2.48" calcext:value-type="float">
            <text:p>-2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22</text:p>
          </table:table-cell>
          <table:table-cell office:value-type="float" office:value="29.01" calcext:value-type="float">
            <text:p>29.01</text:p>
          </table:table-cell>
          <table:table-cell office:value-type="float" office:value="30.04" calcext:value-type="float">
            <text:p>30.04</text:p>
          </table:table-cell>
          <table:table-cell office:value-type="float" office:value="29.01" calcext:value-type="float">
            <text:p>29.01</text:p>
          </table:table-cell>
          <table:table-cell office:value-type="float" office:value="29.95" calcext:value-type="float">
            <text:p>29.95</text:p>
          </table:table-cell>
          <table:table-cell office:value-type="float" office:value="775500" calcext:value-type="float">
            <text:p>775500</text:p>
          </table:table-cell>
          <table:table-cell office:value-type="float" office:value="29.95" calcext:value-type="float">
            <text:p>29.95</text:p>
          </table:table-cell>
          <table:table-cell table:formula="of:=([.G282]-[.G283])/[.G283]" office:value-type="percentage" office:value="0.0288560632085194" calcext:value-type="percentage">
            <text:p>2.89%</text:p>
          </table:table-cell>
          <table:table-cell table:number-columns-repeated="4"/>
          <table:table-cell office:value-type="float" office:value="6.01" calcext:value-type="float">
            <text:p>6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21</text:p>
          </table:table-cell>
          <table:table-cell office:value-type="float" office:value="29.58" calcext:value-type="float">
            <text:p>29.5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9.11" calcext:value-type="float">
            <text:p>29.11</text:p>
          </table:table-cell>
          <table:table-cell office:value-type="float" office:value="761600" calcext:value-type="float">
            <text:p>761600</text:p>
          </table:table-cell>
          <table:table-cell office:value-type="float" office:value="29.11" calcext:value-type="float">
            <text:p>29.11</text:p>
          </table:table-cell>
          <table:table-cell table:formula="of:=([.G283]-[.G284])/[.G284]" office:value-type="percentage" office:value="-0.0135547272111149" calcext:value-type="percentage">
            <text:p>-1.36%</text:p>
          </table:table-cell>
          <table:table-cell table:number-columns-repeated="4"/>
          <table:table-cell office:value-type="float" office:value="-4.95" calcext:value-type="float">
            <text:p>-4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20</text:p>
          </table:table-cell>
          <table:table-cell office:value-type="float" office:value="30.15" calcext:value-type="float">
            <text:p>30.15</text:p>
          </table:table-cell>
          <table:table-cell office:value-type="float" office:value="30.39" calcext:value-type="float">
            <text:p>30.39</text:p>
          </table:table-cell>
          <table:table-cell office:value-type="float" office:value="29.1" calcext:value-type="float">
            <text:p>29.1</text:p>
          </table:table-cell>
          <table:table-cell office:value-type="float" office:value="29.51" calcext:value-type="float">
            <text:p>29.51</text:p>
          </table:table-cell>
          <table:table-cell office:value-type="float" office:value="1179100" calcext:value-type="float">
            <text:p>1179100</text:p>
          </table:table-cell>
          <table:table-cell office:value-type="float" office:value="29.51" calcext:value-type="float">
            <text:p>29.51</text:p>
          </table:table-cell>
          <table:table-cell table:formula="of:=([.G284]-[.G285])/[.G285]" office:value-type="percentage" office:value="-0.0166611129623459" calcext:value-type="percentage">
            <text:p>-1.67%</text:p>
          </table:table-cell>
          <table:table-cell table:number-columns-repeated="4"/>
          <table:table-cell office:value-type="float" office:value="6.21" calcext:value-type="float">
            <text:p>6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17</text:p>
          </table:table-cell>
          <table:table-cell office:value-type="float" office:value="30.29" calcext:value-type="float">
            <text:p>30.29</text:p>
          </table:table-cell>
          <table:table-cell office:value-type="float" office:value="30.71" calcext:value-type="float">
            <text:p>30.71</text:p>
          </table:table-cell>
          <table:table-cell office:value-type="float" office:value="29.98" calcext:value-type="float">
            <text:p>29.98</text:p>
          </table:table-cell>
          <table:table-cell office:value-type="float" office:value="30.01" calcext:value-type="float">
            <text:p>30.01</text:p>
          </table:table-cell>
          <table:table-cell office:value-type="float" office:value="508200" calcext:value-type="float">
            <text:p>508200</text:p>
          </table:table-cell>
          <table:table-cell office:value-type="float" office:value="30.01" calcext:value-type="float">
            <text:p>30.01</text:p>
          </table:table-cell>
          <table:table-cell table:formula="of:=([.G285]-[.G286])/[.G286]" office:value-type="percentage" office:value="-0.00957095709570954" calcext:value-type="percentage">
            <text:p>-0.96%</text:p>
          </table:table-cell>
          <table:table-cell table:number-columns-repeated="4"/>
          <table:table-cell office:value-type="float" office:value="3.99" calcext:value-type="float">
            <text:p>3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16</text:p>
          </table:table-cell>
          <table:table-cell office:value-type="float" office:value="29.53" calcext:value-type="float">
            <text:p>29.53</text:p>
          </table:table-cell>
          <table:table-cell office:value-type="float" office:value="30.39" calcext:value-type="float">
            <text:p>30.39</text:p>
          </table:table-cell>
          <table:table-cell office:value-type="float" office:value="29.5" calcext:value-type="float">
            <text:p>29.5</text:p>
          </table:table-cell>
          <table:table-cell office:value-type="float" office:value="30.3" calcext:value-type="float">
            <text:p>30.3</text:p>
          </table:table-cell>
          <table:table-cell office:value-type="float" office:value="669000" calcext:value-type="float">
            <text:p>669000</text:p>
          </table:table-cell>
          <table:table-cell office:value-type="float" office:value="30.3" calcext:value-type="float">
            <text:p>30.3</text:p>
          </table:table-cell>
          <table:table-cell table:formula="of:=([.G286]-[.G287])/[.G287]" office:value-type="percentage" office:value="0.0306122448979593" calcext:value-type="percentage">
            <text:p>3.06%</text:p>
          </table:table-cell>
          <table:table-cell table:number-columns-repeated="4"/>
          <table:table-cell office:value-type="float" office:value="-0.3" calcext:value-type="float">
            <text:p>-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15</text:p>
          </table:table-cell>
          <table:table-cell office:value-type="float" office:value="29.39" calcext:value-type="float">
            <text:p>29.39</text:p>
          </table:table-cell>
          <table:table-cell office:value-type="float" office:value="29.7" calcext:value-type="float">
            <text:p>29.7</text:p>
          </table:table-cell>
          <table:table-cell office:value-type="float" office:value="28.81" calcext:value-type="float">
            <text:p>28.81</text:p>
          </table:table-cell>
          <table:table-cell office:value-type="float" office:value="29.4" calcext:value-type="float">
            <text:p>29.4</text:p>
          </table:table-cell>
          <table:table-cell office:value-type="float" office:value="525400" calcext:value-type="float">
            <text:p>525400</text:p>
          </table:table-cell>
          <table:table-cell office:value-type="float" office:value="29.4" calcext:value-type="float">
            <text:p>29.4</text:p>
          </table:table-cell>
          <table:table-cell table:formula="of:=([.G287]-[.G288])/[.G288]" office:value-type="percentage" office:value="-0.000679809653297183" calcext:value-type="percentage">
            <text:p>-0.07%</text:p>
          </table:table-cell>
          <table:table-cell table:number-columns-repeated="4"/>
          <table:table-cell office:value-type="float" office:value="-0.5" calcext:value-type="float">
            <text:p>-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14</text:p>
          </table:table-cell>
          <table:table-cell office:value-type="float" office:value="30.75" calcext:value-type="float">
            <text:p>30.75</text:p>
          </table:table-cell>
          <table:table-cell office:value-type="float" office:value="31.17" calcext:value-type="float">
            <text:p>31.17</text:p>
          </table:table-cell>
          <table:table-cell office:value-type="float" office:value="29.26" calcext:value-type="float">
            <text:p>29.26</text:p>
          </table:table-cell>
          <table:table-cell office:value-type="float" office:value="29.42" calcext:value-type="float">
            <text:p>29.42</text:p>
          </table:table-cell>
          <table:table-cell office:value-type="float" office:value="793400" calcext:value-type="float">
            <text:p>793400</text:p>
          </table:table-cell>
          <table:table-cell office:value-type="float" office:value="29.42" calcext:value-type="float">
            <text:p>29.42</text:p>
          </table:table-cell>
          <table:table-cell table:formula="of:=([.G288]-[.G289])/[.G289]" office:value-type="percentage" office:value="-0.0561437279435355" calcext:value-type="percentage">
            <text:p>-5.61%</text:p>
          </table:table-cell>
          <table:table-cell table:number-columns-repeated="4"/>
          <table:table-cell office:value-type="float" office:value="-1.03" calcext:value-type="float">
            <text:p>-1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13</text:p>
          </table:table-cell>
          <table:table-cell office:value-type="float" office:value="29.69" calcext:value-type="float">
            <text:p>29.69</text:p>
          </table:table-cell>
          <table:table-cell office:value-type="float" office:value="31.3" calcext:value-type="float">
            <text:p>31.3</text:p>
          </table:table-cell>
          <table:table-cell office:value-type="float" office:value="29.1" calcext:value-type="float">
            <text:p>29.1</text:p>
          </table:table-cell>
          <table:table-cell office:value-type="float" office:value="31.17" calcext:value-type="float">
            <text:p>31.17</text:p>
          </table:table-cell>
          <table:table-cell office:value-type="float" office:value="870100" calcext:value-type="float">
            <text:p>870100</text:p>
          </table:table-cell>
          <table:table-cell office:value-type="float" office:value="31.17" calcext:value-type="float">
            <text:p>31.17</text:p>
          </table:table-cell>
          <table:table-cell table:formula="of:=([.G289]-[.G290])/[.G290]" office:value-type="percentage" office:value="0.0410821643286573" calcext:value-type="percentage">
            <text:p>4.11%</text:p>
          </table:table-cell>
          <table:table-cell table:number-columns-repeated="4"/>
          <table:table-cell office:value-type="float" office:value="-6.08" calcext:value-type="float">
            <text:p>-6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10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4" calcext:value-type="float">
            <text:p>29.9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4" calcext:value-type="float">
            <text:p>29.94</text:p>
          </table:table-cell>
          <table:table-cell office:value-type="float" office:value="707400" calcext:value-type="float">
            <text:p>707400</text:p>
          </table:table-cell>
          <table:table-cell office:value-type="float" office:value="29.94" calcext:value-type="float">
            <text:p>29.94</text:p>
          </table:table-cell>
          <table:table-cell table:formula="of:=([.G290]-[.G291])/[.G291]" office:value-type="percentage" office:value="0.0180210812648759" calcext:value-type="percentage">
            <text:p>1.80%</text:p>
          </table:table-cell>
          <table:table-cell table:number-columns-repeated="4"/>
          <table:table-cell office:value-type="float" office:value="-8.08" calcext:value-type="float">
            <text:p>-8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09</text:p>
          </table:table-cell>
          <table:table-cell office:value-type="float" office:value="29.52" calcext:value-type="float">
            <text:p>29.52</text:p>
          </table:table-cell>
          <table:table-cell office:value-type="float" office:value="30" calcext:value-type="float">
            <text:p>30</text:p>
          </table:table-cell>
          <table:table-cell office:value-type="float" office:value="29.13" calcext:value-type="float">
            <text:p>29.13</text:p>
          </table:table-cell>
          <table:table-cell office:value-type="float" office:value="29.41" calcext:value-type="float">
            <text:p>29.41</text:p>
          </table:table-cell>
          <table:table-cell office:value-type="float" office:value="672600" calcext:value-type="float">
            <text:p>672600</text:p>
          </table:table-cell>
          <table:table-cell office:value-type="float" office:value="29.41" calcext:value-type="float">
            <text:p>29.41</text:p>
          </table:table-cell>
          <table:table-cell table:formula="of:=([.G291]-[.G292])/[.G292]" office:value-type="percentage" office:value="0.0110003437607425" calcext:value-type="percentage">
            <text:p>1.10%</text:p>
          </table:table-cell>
          <table:table-cell table:number-columns-repeated="4"/>
          <table:table-cell office:value-type="float" office:value="-1.57" calcext:value-type="float">
            <text:p>-1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08</text:p>
          </table:table-cell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</text:p>
          </table:table-cell>
          <table:table-cell office:value-type="float" office:value="28.59" calcext:value-type="float">
            <text:p>28.59</text:p>
          </table:table-cell>
          <table:table-cell office:value-type="float" office:value="29.09" calcext:value-type="float">
            <text:p>29.09</text:p>
          </table:table-cell>
          <table:table-cell office:value-type="float" office:value="1308900" calcext:value-type="float">
            <text:p>1308900</text:p>
          </table:table-cell>
          <table:table-cell office:value-type="float" office:value="29.09" calcext:value-type="float">
            <text:p>29.09</text:p>
          </table:table-cell>
          <table:table-cell table:formula="of:=([.G292]-[.G293])/[.G293]" office:value-type="percentage" office:value="-0.0383471074380165" calcext:value-type="percentage">
            <text:p>-3.83%</text:p>
          </table:table-cell>
          <table:table-cell table:number-columns-repeated="4"/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07</text:p>
          </table:table-cell>
          <table:table-cell office:value-type="float" office:value="28.77" calcext:value-type="float">
            <text:p>28.77</text:p>
          </table:table-cell>
          <table:table-cell office:value-type="float" office:value="30.9" calcext:value-type="float">
            <text:p>30.9</text:p>
          </table:table-cell>
          <table:table-cell office:value-type="float" office:value="28.5" calcext:value-type="float">
            <text:p>28.5</text:p>
          </table:table-cell>
          <table:table-cell office:value-type="float" office:value="30.25" calcext:value-type="float">
            <text:p>30.25</text:p>
          </table:table-cell>
          <table:table-cell office:value-type="float" office:value="2387200" calcext:value-type="float">
            <text:p>2387200</text:p>
          </table:table-cell>
          <table:table-cell office:value-type="float" office:value="30.25" calcext:value-type="float">
            <text:p>30.25</text:p>
          </table:table-cell>
          <table:table-cell table:formula="of:=([.G293]-[.G294])/[.G294]" office:value-type="percentage" office:value="0.0700389105058366" calcext:value-type="percentage">
            <text:p>7.00%</text:p>
          </table:table-cell>
          <table:table-cell table:number-columns-repeated="4"/>
          <table:table-cell office:value-type="float" office:value="3.96" calcext:value-type="float">
            <text:p>3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06</text:p>
          </table:table-cell>
          <table:table-cell office:value-type="float" office:value="27.55" calcext:value-type="float">
            <text:p>27.55</text:p>
          </table:table-cell>
          <table:table-cell office:value-type="float" office:value="28.7" calcext:value-type="float">
            <text:p>28.7</text:p>
          </table:table-cell>
          <table:table-cell office:value-type="float" office:value="27.55" calcext:value-type="float">
            <text:p>27.55</text:p>
          </table:table-cell>
          <table:table-cell office:value-type="float" office:value="28.27" calcext:value-type="float">
            <text:p>28.27</text:p>
          </table:table-cell>
          <table:table-cell office:value-type="float" office:value="1528200" calcext:value-type="float">
            <text:p>1528200</text:p>
          </table:table-cell>
          <table:table-cell office:value-type="float" office:value="28.27" calcext:value-type="float">
            <text:p>28.27</text:p>
          </table:table-cell>
          <table:table-cell table:formula="of:=([.G294]-[.G295])/[.G295]" office:value-type="percentage" office:value="0.0366703337000367" calcext:value-type="percentage">
            <text:p>3.67%</text:p>
          </table:table-cell>
          <table:table-cell table:number-columns-repeated="4"/>
          <table:table-cell office:value-type="float" office:value="-3.18" calcext:value-type="float">
            <text:p>-3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03</text:p>
          </table:table-cell>
          <table:table-cell office:value-type="float" office:value="26.9" calcext:value-type="float">
            <text:p>26.9</text:p>
          </table:table-cell>
          <table:table-cell office:value-type="float" office:value="27.55" calcext:value-type="float">
            <text:p>27.55</text:p>
          </table:table-cell>
          <table:table-cell office:value-type="float" office:value="26.74" calcext:value-type="float">
            <text:p>26.74</text:p>
          </table:table-cell>
          <table:table-cell office:value-type="float" office:value="27.27" calcext:value-type="float">
            <text:p>27.27</text:p>
          </table:table-cell>
          <table:table-cell office:value-type="float" office:value="1209500" calcext:value-type="float">
            <text:p>1209500</text:p>
          </table:table-cell>
          <table:table-cell office:value-type="float" office:value="27.27" calcext:value-type="float">
            <text:p>27.27</text:p>
          </table:table-cell>
          <table:table-cell table:formula="of:=([.G295]-[.G296])/[.G296]" office:value-type="percentage" office:value="0.0448275862068965" calcext:value-type="percentage">
            <text:p>4.48%</text:p>
          </table:table-cell>
          <table:table-cell table:number-columns-repeated="4"/>
          <table:table-cell office:value-type="float" office:value="2.68" calcext:value-type="float">
            <text:p>2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02</text:p>
          </table:table-cell>
          <table:table-cell office:value-type="float" office:value="26.84" calcext:value-type="float">
            <text:p>26.84</text:p>
          </table:table-cell>
          <table:table-cell office:value-type="float" office:value="26.85" calcext:value-type="float">
            <text:p>26.85</text:p>
          </table:table-cell>
          <table:table-cell office:value-type="float" office:value="25.52" calcext:value-type="float">
            <text:p>25.52</text:p>
          </table:table-cell>
          <table:table-cell office:value-type="float" office:value="26.1" calcext:value-type="float">
            <text:p>26.1</text:p>
          </table:table-cell>
          <table:table-cell office:value-type="float" office:value="1305100" calcext:value-type="float">
            <text:p>1305100</text:p>
          </table:table-cell>
          <table:table-cell office:value-type="float" office:value="26.1" calcext:value-type="float">
            <text:p>26.1</text:p>
          </table:table-cell>
          <table:table-cell table:formula="of:=([.G296]-[.G297])/[.G297]" office:value-type="percentage" office:value="-0.00571428571428566" calcext:value-type="percentage">
            <text:p>-0.57%</text:p>
          </table:table-cell>
          <table:table-cell table:number-columns-repeated="4"/>
          <table:table-cell office:value-type="float" office:value="4.13" calcext:value-type="float">
            <text:p>4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01</text:p>
          </table:table-cell>
          <table:table-cell table:number-columns-repeated="2" office:value-type="float" office:value="27.99" calcext:value-type="float">
            <text:p>27.99</text:p>
          </table:table-cell>
          <table:table-cell office:value-type="float" office:value="26.03" calcext:value-type="float">
            <text:p>26.03</text:p>
          </table:table-cell>
          <table:table-cell office:value-type="float" office:value="26.25" calcext:value-type="float">
            <text:p>26.25</text:p>
          </table:table-cell>
          <table:table-cell office:value-type="float" office:value="1592300" calcext:value-type="float">
            <text:p>1592300</text:p>
          </table:table-cell>
          <table:table-cell office:value-type="float" office:value="26.25" calcext:value-type="float">
            <text:p>26.25</text:p>
          </table:table-cell>
          <table:table-cell table:formula="of:=([.G297]-[.G298])/[.G298]" office:value-type="percentage" office:value="-0.0426695842450766" calcext:value-type="percentage">
            <text:p>-4.27%</text:p>
          </table:table-cell>
          <table:table-cell table:number-columns-repeated="4"/>
          <table:table-cell office:value-type="float" office:value="-0.32" calcext:value-type="float">
            <text:p>-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31</text:p>
          </table:table-cell>
          <table:table-cell office:value-type="float" office:value="27.54" calcext:value-type="float">
            <text:p>27.54</text:p>
          </table:table-cell>
          <table:table-cell office:value-type="float" office:value="27.97" calcext:value-type="float">
            <text:p>27.97</text:p>
          </table:table-cell>
          <table:table-cell office:value-type="float" office:value="27.35" calcext:value-type="float">
            <text:p>27.35</text:p>
          </table:table-cell>
          <table:table-cell office:value-type="float" office:value="27.42" calcext:value-type="float">
            <text:p>27.42</text:p>
          </table:table-cell>
          <table:table-cell office:value-type="float" office:value="1575100" calcext:value-type="float">
            <text:p>1575100</text:p>
          </table:table-cell>
          <table:table-cell office:value-type="float" office:value="27.42" calcext:value-type="float">
            <text:p>27.42</text:p>
          </table:table-cell>
          <table:table-cell table:formula="of:=([.G298]-[.G299])/[.G299]" office:value-type="percentage" office:value="0.00255941499085924" calcext:value-type="percentage">
            <text:p>0.26%</text:p>
          </table:table-cell>
          <table:table-cell table:number-columns-repeated="4"/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30</text:p>
          </table:table-cell>
          <table:table-cell office:value-type="float" office:value="29.51" calcext:value-type="float">
            <text:p>29.51</text:p>
          </table:table-cell>
          <table:table-cell office:value-type="float" office:value="30.25" calcext:value-type="float">
            <text:p>30.25</text:p>
          </table:table-cell>
          <table:table-cell office:value-type="float" office:value="27.21" calcext:value-type="float">
            <text:p>27.21</text:p>
          </table:table-cell>
          <table:table-cell office:value-type="float" office:value="27.35" calcext:value-type="float">
            <text:p>27.35</text:p>
          </table:table-cell>
          <table:table-cell office:value-type="float" office:value="2065200" calcext:value-type="float">
            <text:p>2065200</text:p>
          </table:table-cell>
          <table:table-cell office:value-type="float" office:value="27.35" calcext:value-type="float">
            <text:p>27.35</text:p>
          </table:table-cell>
          <table:table-cell table:formula="of:=([.G299]-[.G300])/[.G300]" office:value-type="percentage" office:value="-0.0731955269400203" calcext:value-type="percentage">
            <text:p>-7.32%</text:p>
          </table:table-cell>
          <table:table-cell table:number-columns-repeated="4"/>
          <table:table-cell office:value-type="float" office:value="-2.99" calcext:value-type="float">
            <text:p>-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27</text:p>
          </table:table-cell>
          <table:table-cell office:value-type="float" office:value="28.71" calcext:value-type="float">
            <text:p>28.71</text:p>
          </table:table-cell>
          <table:table-cell office:value-type="float" office:value="29.66" calcext:value-type="float">
            <text:p>29.66</text:p>
          </table:table-cell>
          <table:table-cell office:value-type="float" office:value="28.1" calcext:value-type="float">
            <text:p>28.1</text:p>
          </table:table-cell>
          <table:table-cell office:value-type="float" office:value="29.51" calcext:value-type="float">
            <text:p>29.51</text:p>
          </table:table-cell>
          <table:table-cell office:value-type="float" office:value="1673000" calcext:value-type="float">
            <text:p>1673000</text:p>
          </table:table-cell>
          <table:table-cell office:value-type="float" office:value="29.51" calcext:value-type="float">
            <text:p>29.51</text:p>
          </table:table-cell>
          <table:table-cell table:formula="of:=([.G300]-[.G301])/[.G301]" office:value-type="percentage" office:value="0.0490579452541771" calcext:value-type="percentage">
            <text:p>4.91%</text:p>
          </table:table-cell>
          <table:table-cell table:number-columns-repeated="4"/>
          <table:table-cell office:value-type="float" office:value="-3.88" calcext:value-type="float">
            <text:p>-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26</text:p>
          </table:table-cell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</text:p>
          </table:table-cell>
          <table:table-cell office:value-type="float" office:value="27.64" calcext:value-type="float">
            <text:p>27.64</text:p>
          </table:table-cell>
          <table:table-cell office:value-type="float" office:value="28.13" calcext:value-type="float">
            <text:p>28.13</text:p>
          </table:table-cell>
          <table:table-cell office:value-type="float" office:value="2262300" calcext:value-type="float">
            <text:p>2262300</text:p>
          </table:table-cell>
          <table:table-cell office:value-type="float" office:value="28.13" calcext:value-type="float">
            <text:p>28.13</text:p>
          </table:table-cell>
          <table:table-cell table:formula="of:=([.G301]-[.G302])/[.G302]" office:value-type="percentage" office:value="-0.0283246977547496" calcext:value-type="percentage">
            <text:p>-2.83%</text:p>
          </table:table-cell>
          <table:table-cell table:number-columns-repeated="4"/>
          <table:table-cell office:value-type="float" office:value="-0.56" calcext:value-type="float">
            <text:p>-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25</text:p>
          </table:table-cell>
          <table:table-cell office:value-type="float" office:value="29.92" calcext:value-type="float">
            <text:p>29.92</text:p>
          </table:table-cell>
          <table:table-cell office:value-type="float" office:value="29.98" calcext:value-type="float">
            <text:p>29.98</text:p>
          </table:table-cell>
          <table:table-cell office:value-type="float" office:value="28.75" calcext:value-type="float">
            <text:p>28.75</text:p>
          </table:table-cell>
          <table:table-cell office:value-type="float" office:value="28.95" calcext:value-type="float">
            <text:p>28.95</text:p>
          </table:table-cell>
          <table:table-cell office:value-type="float" office:value="2842200" calcext:value-type="float">
            <text:p>2842200</text:p>
          </table:table-cell>
          <table:table-cell office:value-type="float" office:value="28.95" calcext:value-type="float">
            <text:p>28.95</text:p>
          </table:table-cell>
          <table:table-cell table:formula="of:=([.G302]-[.G303])/[.G303]" office:value-type="percentage" office:value="-0.0298257372654156" calcext:value-type="percentage">
            <text:p>-2.98%</text:p>
          </table:table-cell>
          <table:table-cell table:number-columns-repeated="4"/>
          <table:table-cell office:value-type="float" office:value="3.92" calcext:value-type="float">
            <text:p>3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24</text:p>
          </table:table-cell>
          <table:table-cell office:value-type="float" office:value="30.66" calcext:value-type="float">
            <text:p>30.66</text:p>
          </table:table-cell>
          <table:table-cell office:value-type="float" office:value="31.04" calcext:value-type="float">
            <text:p>31.04</text:p>
          </table:table-cell>
          <table:table-cell office:value-type="float" office:value="29.62" calcext:value-type="float">
            <text:p>29.62</text:p>
          </table:table-cell>
          <table:table-cell office:value-type="float" office:value="29.84" calcext:value-type="float">
            <text:p>29.84</text:p>
          </table:table-cell>
          <table:table-cell office:value-type="float" office:value="1500300" calcext:value-type="float">
            <text:p>1500300</text:p>
          </table:table-cell>
          <table:table-cell office:value-type="float" office:value="29.84" calcext:value-type="float">
            <text:p>29.84</text:p>
          </table:table-cell>
          <table:table-cell table:formula="of:=([.G303]-[.G304])/[.G304]" office:value-type="percentage" office:value="-0.0267449445531637" calcext:value-type="percentage">
            <text:p>-2.67%</text:p>
          </table:table-cell>
          <table:table-cell table:number-columns-repeated="4"/>
          <table:table-cell office:value-type="float" office:value="-0.96" calcext:value-type="float">
            <text:p>-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23</text:p>
          </table:table-cell>
          <table:table-cell office:value-type="float" office:value="31.05" calcext:value-type="float">
            <text:p>31.05</text:p>
          </table:table-cell>
          <table:table-cell office:value-type="float" office:value="31.3" calcext:value-type="float">
            <text:p>31.3</text:p>
          </table:table-cell>
          <table:table-cell office:value-type="float" office:value="30.62" calcext:value-type="float">
            <text:p>30.62</text:p>
          </table:table-cell>
          <table:table-cell office:value-type="float" office:value="30.66" calcext:value-type="float">
            <text:p>30.66</text:p>
          </table:table-cell>
          <table:table-cell office:value-type="float" office:value="1386800" calcext:value-type="float">
            <text:p>1386800</text:p>
          </table:table-cell>
          <table:table-cell office:value-type="float" office:value="30.66" calcext:value-type="float">
            <text:p>30.66</text:p>
          </table:table-cell>
          <table:table-cell table:formula="of:=([.G304]-[.G305])/[.G305]" office:value-type="percentage" office:value="-0.0355457691097829" calcext:value-type="percentage">
            <text:p>-3.55%</text:p>
          </table:table-cell>
          <table:table-cell table:number-columns-repeated="4"/>
          <table:table-cell office:value-type="float" office:value="-2.71" calcext:value-type="float">
            <text:p>-2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20</text:p>
          </table:table-cell>
          <table:table-cell office:value-type="float" office:value="32.07" calcext:value-type="float">
            <text:p>32.07</text:p>
          </table:table-cell>
          <table:table-cell office:value-type="float" office:value="32.25" calcext:value-type="float">
            <text:p>32.25</text:p>
          </table:table-cell>
          <table:table-cell office:value-type="float" office:value="31.25" calcext:value-type="float">
            <text:p>31.25</text:p>
          </table:table-cell>
          <table:table-cell office:value-type="float" office:value="31.79" calcext:value-type="float">
            <text:p>31.79</text:p>
          </table:table-cell>
          <table:table-cell office:value-type="float" office:value="1568500" calcext:value-type="float">
            <text:p>1568500</text:p>
          </table:table-cell>
          <table:table-cell office:value-type="float" office:value="31.79" calcext:value-type="float">
            <text:p>31.79</text:p>
          </table:table-cell>
          <table:table-cell table:formula="of:=([.G305]-[.G306])/[.G306]" office:value-type="percentage" office:value="-0.0148744964363187" calcext:value-type="percentage">
            <text:p>-1.49%</text:p>
          </table:table-cell>
          <table:table-cell table:number-columns-repeated="4"/>
          <table:table-cell office:value-type="float" office:value="-0.39" calcext:value-type="float">
            <text:p>-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19</text:p>
          </table:table-cell>
          <table:table-cell office:value-type="float" office:value="32.72" calcext:value-type="float">
            <text:p>32.72</text:p>
          </table:table-cell>
          <table:table-cell office:value-type="float" office:value="33.15" calcext:value-type="float">
            <text:p>33.15</text:p>
          </table:table-cell>
          <table:table-cell office:value-type="float" office:value="32.04" calcext:value-type="float">
            <text:p>32.04</text:p>
          </table:table-cell>
          <table:table-cell office:value-type="float" office:value="32.27" calcext:value-type="float">
            <text:p>32.27</text:p>
          </table:table-cell>
          <table:table-cell office:value-type="float" office:value="1435900" calcext:value-type="float">
            <text:p>1435900</text:p>
          </table:table-cell>
          <table:table-cell office:value-type="float" office:value="32.27" calcext:value-type="float">
            <text:p>32.27</text:p>
          </table:table-cell>
          <table:table-cell table:formula="of:=([.G306]-[.G307])/[.G307]" office:value-type="percentage" office:value="0.00373250388802502" calcext:value-type="percentage">
            <text:p>0.37%</text:p>
          </table:table-cell>
          <table:table-cell table:number-columns-repeated="4"/>
          <table:table-cell office:value-type="float" office:value="5.24" calcext:value-type="float">
            <text:p>5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18</text:p>
          </table:table-cell>
          <table:table-cell office:value-type="float" office:value="31.42" calcext:value-type="float">
            <text:p>31.42</text:p>
          </table:table-cell>
          <table:table-cell office:value-type="float" office:value="33.67" calcext:value-type="float">
            <text:p>33.67</text:p>
          </table:table-cell>
          <table:table-cell office:value-type="float" office:value="31.06" calcext:value-type="float">
            <text:p>31.06</text:p>
          </table:table-cell>
          <table:table-cell office:value-type="float" office:value="32.15" calcext:value-type="float">
            <text:p>32.15</text:p>
          </table:table-cell>
          <table:table-cell office:value-type="float" office:value="2881900" calcext:value-type="float">
            <text:p>2881900</text:p>
          </table:table-cell>
          <table:table-cell office:value-type="float" office:value="32.15" calcext:value-type="float">
            <text:p>32.15</text:p>
          </table:table-cell>
          <table:table-cell table:formula="of:=([.G307]-[.G308])/[.G308]" office:value-type="percentage" office:value="-0.0359820089955023" calcext:value-type="percentage">
            <text:p>-3.60%</text:p>
          </table:table-cell>
          <table:table-cell table:number-columns-repeated="4"/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17</text:p>
          </table:table-cell>
          <table:table-cell office:value-type="float" office:value="35" calcext:value-type="float">
            <text:p>35</text:p>
          </table:table-cell>
          <table:table-cell office:value-type="float" office:value="35.21" calcext:value-type="float">
            <text:p>35.21</text:p>
          </table:table-cell>
          <table:table-cell office:value-type="float" office:value="32.38" calcext:value-type="float">
            <text:p>32.38</text:p>
          </table:table-cell>
          <table:table-cell office:value-type="float" office:value="33.35" calcext:value-type="float">
            <text:p>33.35</text:p>
          </table:table-cell>
          <table:table-cell office:value-type="float" office:value="2569300" calcext:value-type="float">
            <text:p>2569300</text:p>
          </table:table-cell>
          <table:table-cell office:value-type="float" office:value="33.35" calcext:value-type="float">
            <text:p>33.35</text:p>
          </table:table-cell>
          <table:table-cell table:formula="of:=([.G308]-[.G309])/[.G309]" office:value-type="percentage" office:value="-0.0725806451612903" calcext:value-type="percentage">
            <text:p>-7.26%</text:p>
          </table:table-cell>
          <table:table-cell table:number-columns-repeated="4"/>
          <table:table-cell office:value-type="float" office:value="1.97" calcext:value-type="float">
            <text:p>1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16</text:p>
          </table:table-cell>
          <table:table-cell office:value-type="float" office:value="34.32" calcext:value-type="float">
            <text:p>34.32</text:p>
          </table:table-cell>
          <table:table-cell office:value-type="float" office:value="36" calcext:value-type="float">
            <text:p>36</text:p>
          </table:table-cell>
          <table:table-cell office:value-type="float" office:value="33.9" calcext:value-type="float">
            <text:p>33.9</text:p>
          </table:table-cell>
          <table:table-cell office:value-type="float" office:value="35.96" calcext:value-type="float">
            <text:p>35.96</text:p>
          </table:table-cell>
          <table:table-cell office:value-type="float" office:value="1744000" calcext:value-type="float">
            <text:p>1744000</text:p>
          </table:table-cell>
          <table:table-cell office:value-type="float" office:value="35.96" calcext:value-type="float">
            <text:p>35.96</text:p>
          </table:table-cell>
          <table:table-cell table:formula="of:=([.G309]-[.G310])/[.G310]" office:value-type="percentage" office:value="0.0499270072992701" calcext:value-type="percentage">
            <text:p>4.99%</text:p>
          </table:table-cell>
          <table:table-cell table:number-columns-repeated="4"/>
          <table:table-cell office:value-type="float" office:value="3.95" calcext:value-type="float">
            <text:p>3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13</text:p>
          </table:table-cell>
          <table:table-cell office:value-type="float" office:value="32.97" calcext:value-type="float">
            <text:p>32.97</text:p>
          </table:table-cell>
          <table:table-cell office:value-type="float" office:value="34.4" calcext:value-type="float">
            <text:p>34.4</text:p>
          </table:table-cell>
          <table:table-cell office:value-type="float" office:value="32.83" calcext:value-type="float">
            <text:p>32.83</text:p>
          </table:table-cell>
          <table:table-cell office:value-type="float" office:value="34.25" calcext:value-type="float">
            <text:p>34.25</text:p>
          </table:table-cell>
          <table:table-cell office:value-type="float" office:value="1304800" calcext:value-type="float">
            <text:p>1304800</text:p>
          </table:table-cell>
          <table:table-cell office:value-type="float" office:value="34.25" calcext:value-type="float">
            <text:p>34.25</text:p>
          </table:table-cell>
          <table:table-cell table:formula="of:=([.G310]-[.G311])/[.G311]" office:value-type="percentage" office:value="0.047400611620795" calcext:value-type="percentage">
            <text:p>4.74%</text:p>
          </table:table-cell>
          <table:table-cell table:number-columns-repeated="4"/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12</text:p>
          </table:table-cell>
          <table:table-cell office:value-type="float" office:value="31.29" calcext:value-type="float">
            <text:p>31.29</text:p>
          </table:table-cell>
          <table:table-cell office:value-type="float" office:value="33.01" calcext:value-type="float">
            <text:p>33.01</text:p>
          </table:table-cell>
          <table:table-cell office:value-type="float" office:value="30.8" calcext:value-type="float">
            <text:p>30.8</text:p>
          </table:table-cell>
          <table:table-cell office:value-type="float" office:value="32.7" calcext:value-type="float">
            <text:p>32.7</text:p>
          </table:table-cell>
          <table:table-cell office:value-type="float" office:value="1125700" calcext:value-type="float">
            <text:p>1125700</text:p>
          </table:table-cell>
          <table:table-cell office:value-type="float" office:value="32.7" calcext:value-type="float">
            <text:p>32.7</text:p>
          </table:table-cell>
          <table:table-cell table:formula="of:=([.G311]-[.G312])/[.G312]" office:value-type="percentage" office:value="0.0377657886385275" calcext:value-type="percentage">
            <text:p>3.78%</text:p>
          </table:table-cell>
          <table:table-cell table:number-columns-repeated="4"/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11</text:p>
          </table:table-cell>
          <table:table-cell office:value-type="float" office:value="31.57" calcext:value-type="float">
            <text:p>31.57</text:p>
          </table:table-cell>
          <table:table-cell office:value-type="float" office:value="31.68" calcext:value-type="float">
            <text:p>31.68</text:p>
          </table:table-cell>
          <table:table-cell office:value-type="float" office:value="31.01" calcext:value-type="float">
            <text:p>31.01</text:p>
          </table:table-cell>
          <table:table-cell office:value-type="float" office:value="31.51" calcext:value-type="float">
            <text:p>31.51</text:p>
          </table:table-cell>
          <table:table-cell office:value-type="float" office:value="638600" calcext:value-type="float">
            <text:p>638600</text:p>
          </table:table-cell>
          <table:table-cell office:value-type="float" office:value="31.51" calcext:value-type="float">
            <text:p>31.51</text:p>
          </table:table-cell>
          <table:table-cell table:formula="of:=([.G312]-[.G313])/[.G313]" office:value-type="percentage" office:value="0.00767508794371609" calcext:value-type="percentage">
            <text:p>0.77%</text:p>
          </table:table-cell>
          <table:table-cell table:number-columns-repeated="4"/>
          <table:table-cell office:value-type="float" office:value="-0.62" calcext:value-type="float">
            <text:p>-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10</text:p>
          </table:table-cell>
          <table:table-cell office:value-type="float" office:value="31.54" calcext:value-type="float">
            <text:p>31.54</text:p>
          </table:table-cell>
          <table:table-cell office:value-type="float" office:value="32.48" calcext:value-type="float">
            <text:p>32.48</text:p>
          </table:table-cell>
          <table:table-cell office:value-type="float" office:value="30.89" calcext:value-type="float">
            <text:p>30.89</text:p>
          </table:table-cell>
          <table:table-cell office:value-type="float" office:value="31.27" calcext:value-type="float">
            <text:p>31.27</text:p>
          </table:table-cell>
          <table:table-cell office:value-type="float" office:value="758400" calcext:value-type="float">
            <text:p>758400</text:p>
          </table:table-cell>
          <table:table-cell office:value-type="float" office:value="31.27" calcext:value-type="float">
            <text:p>31.27</text:p>
          </table:table-cell>
          <table:table-cell table:formula="of:=([.G313]-[.G314])/[.G314]" office:value-type="percentage" office:value="-0.00698634487138771" calcext:value-type="percentage">
            <text:p>-0.70%</text:p>
          </table:table-cell>
          <table:table-cell table:number-columns-repeated="4"/>
          <table:table-cell office:value-type="float" office:value="-0.85" calcext:value-type="float">
            <text:p>-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09</text:p>
          </table:table-cell>
          <table:table-cell office:value-type="float" office:value="30.94" calcext:value-type="float">
            <text:p>30.94</text:p>
          </table:table-cell>
          <table:table-cell office:value-type="float" office:value="31.83" calcext:value-type="float">
            <text:p>31.83</text:p>
          </table:table-cell>
          <table:table-cell office:value-type="float" office:value="30.67" calcext:value-type="float">
            <text:p>30.67</text:p>
          </table:table-cell>
          <table:table-cell office:value-type="float" office:value="31.49" calcext:value-type="float">
            <text:p>31.49</text:p>
          </table:table-cell>
          <table:table-cell office:value-type="float" office:value="910500" calcext:value-type="float">
            <text:p>910500</text:p>
          </table:table-cell>
          <table:table-cell office:value-type="float" office:value="31.49" calcext:value-type="float">
            <text:p>31.49</text:p>
          </table:table-cell>
          <table:table-cell table:formula="of:=([.G314]-[.G315])/[.G315]" office:value-type="percentage" office:value="0.016134236850597" calcext:value-type="percentage">
            <text:p>1.61%</text:p>
          </table:table-cell>
          <table:table-cell table:number-columns-repeated="4"/>
          <table:table-cell office:value-type="float" office:value="2.93" calcext:value-type="float">
            <text:p>2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06</text:p>
          </table:table-cell>
          <table:table-cell office:value-type="float" office:value="30.99" calcext:value-type="float">
            <text:p>30.99</text:p>
          </table:table-cell>
          <table:table-cell office:value-type="float" office:value="31.73" calcext:value-type="float">
            <text:p>31.73</text:p>
          </table:table-cell>
          <table:table-cell office:value-type="float" office:value="30.8" calcext:value-type="float">
            <text:p>30.8</text:p>
          </table:table-cell>
          <table:table-cell office:value-type="float" office:value="30.99" calcext:value-type="float">
            <text:p>30.99</text:p>
          </table:table-cell>
          <table:table-cell office:value-type="float" office:value="784500" calcext:value-type="float">
            <text:p>784500</text:p>
          </table:table-cell>
          <table:table-cell office:value-type="float" office:value="30.99" calcext:value-type="float">
            <text:p>30.99</text:p>
          </table:table-cell>
          <table:table-cell table:formula="of:=([.G315]-[.G316])/[.G316]" office:value-type="percentage" office:value="-0.00768491834774262" calcext:value-type="percentage">
            <text:p>-0.77%</text:p>
          </table:table-cell>
          <table:table-cell table:number-columns-repeated="4"/>
          <table:table-cell office:value-type="float" office:value="-3.26" calcext:value-type="float">
            <text:p>-3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05</text:p>
          </table:table-cell>
          <table:table-cell office:value-type="float" office:value="30.81" calcext:value-type="float">
            <text:p>30.81</text:p>
          </table:table-cell>
          <table:table-cell office:value-type="float" office:value="31.67" calcext:value-type="float">
            <text:p>31.67</text:p>
          </table:table-cell>
          <table:table-cell office:value-type="float" office:value="30.8" calcext:value-type="float">
            <text:p>30.8</text:p>
          </table:table-cell>
          <table:table-cell office:value-type="float" office:value="31.23" calcext:value-type="float">
            <text:p>31.23</text:p>
          </table:table-cell>
          <table:table-cell office:value-type="float" office:value="1253800" calcext:value-type="float">
            <text:p>1253800</text:p>
          </table:table-cell>
          <table:table-cell office:value-type="float" office:value="31.23" calcext:value-type="float">
            <text:p>31.23</text:p>
          </table:table-cell>
          <table:table-cell table:formula="of:=([.G316]-[.G317])/[.G317]" office:value-type="percentage" office:value="0.0185909980430528" calcext:value-type="percentage">
            <text:p>1.86%</text:p>
          </table:table-cell>
          <table:table-cell table:number-columns-repeated="4"/>
          <table:table-cell office:value-type="float" office:value="2.63" calcext:value-type="float">
            <text:p>2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03</text:p>
          </table:table-cell>
          <table:table-cell office:value-type="float" office:value="30.6" calcext:value-type="float">
            <text:p>30.6</text:p>
          </table:table-cell>
          <table:table-cell office:value-type="float" office:value="31" calcext:value-type="float">
            <text:p>31</text:p>
          </table:table-cell>
          <table:table-cell office:value-type="float" office:value="30.4" calcext:value-type="float">
            <text:p>30.4</text:p>
          </table:table-cell>
          <table:table-cell office:value-type="float" office:value="30.66" calcext:value-type="float">
            <text:p>30.66</text:p>
          </table:table-cell>
          <table:table-cell office:value-type="float" office:value="947000" calcext:value-type="float">
            <text:p>947000</text:p>
          </table:table-cell>
          <table:table-cell office:value-type="float" office:value="30.66" calcext:value-type="float">
            <text:p>30.66</text:p>
          </table:table-cell>
          <table:table-cell table:formula="of:=([.G317]-[.G318])/[.G318]" office:value-type="percentage" office:value="0.00855263157894742" calcext:value-type="percentage">
            <text:p>0.86%</text:p>
          </table:table-cell>
          <table:table-cell table:number-columns-repeated="4"/>
          <table:table-cell office:value-type="float" office:value="-6.11" calcext:value-type="float">
            <text:p>-6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02</text:p>
          </table:table-cell>
          <table:table-cell office:value-type="float" office:value="31.35" calcext:value-type="float">
            <text:p>31.35</text:p>
          </table:table-cell>
          <table:table-cell office:value-type="float" office:value="31.8" calcext:value-type="float">
            <text:p>31.8</text:p>
          </table:table-cell>
          <table:table-cell office:value-type="float" office:value="30.19" calcext:value-type="float">
            <text:p>30.19</text:p>
          </table:table-cell>
          <table:table-cell office:value-type="float" office:value="30.4" calcext:value-type="float">
            <text:p>30.4</text:p>
          </table:table-cell>
          <table:table-cell office:value-type="float" office:value="1315600" calcext:value-type="float">
            <text:p>1315600</text:p>
          </table:table-cell>
          <table:table-cell office:value-type="float" office:value="30.4" calcext:value-type="float">
            <text:p>30.4</text:p>
          </table:table-cell>
          <table:table-cell table:formula="of:=([.G318]-[.G319])/[.G319]" office:value-type="percentage" office:value="-0.0284435922019815" calcext:value-type="percentage">
            <text:p>-2.84%</text:p>
          </table:table-cell>
          <table:table-cell table:number-columns-repeated="4"/>
          <table:table-cell office:value-type="float" office:value="-1.91" calcext:value-type="float">
            <text:p>-1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29</text:p>
          </table:table-cell>
          <table:table-cell table:number-columns-repeated="2" office:value-type="float" office:value="32.8" calcext:value-type="float">
            <text:p>32.8</text:p>
          </table:table-cell>
          <table:table-cell office:value-type="float" office:value="31" calcext:value-type="float">
            <text:p>31</text:p>
          </table:table-cell>
          <table:table-cell office:value-type="float" office:value="31.29" calcext:value-type="float">
            <text:p>31.29</text:p>
          </table:table-cell>
          <table:table-cell office:value-type="float" office:value="1125800" calcext:value-type="float">
            <text:p>1125800</text:p>
          </table:table-cell>
          <table:table-cell office:value-type="float" office:value="31.29" calcext:value-type="float">
            <text:p>31.29</text:p>
          </table:table-cell>
          <table:table-cell table:formula="of:=([.G319]-[.G320])/[.G320]" office:value-type="percentage" office:value="-0.00382043935052534" calcext:value-type="percentage">
            <text:p>-0.38%</text:p>
          </table:table-cell>
          <table:table-cell table:number-columns-repeated="4"/>
          <table:table-cell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28</text:p>
          </table:table-cell>
          <table:table-cell office:value-type="float" office:value="31.9" calcext:value-type="float">
            <text:p>31.9</text:p>
          </table:table-cell>
          <table:table-cell office:value-type="float" office:value="32.11" calcext:value-type="float">
            <text:p>32.11</text:p>
          </table:table-cell>
          <table:table-cell office:value-type="float" office:value="30.62" calcext:value-type="float">
            <text:p>30.62</text:p>
          </table:table-cell>
          <table:table-cell office:value-type="float" office:value="31.41" calcext:value-type="float">
            <text:p>31.41</text:p>
          </table:table-cell>
          <table:table-cell office:value-type="float" office:value="914100" calcext:value-type="float">
            <text:p>914100</text:p>
          </table:table-cell>
          <table:table-cell office:value-type="float" office:value="31.41" calcext:value-type="float">
            <text:p>31.41</text:p>
          </table:table-cell>
          <table:table-cell table:formula="of:=([.G320]-[.G321])/[.G321]" office:value-type="percentage" office:value="-0.0172090112640801" calcext:value-type="percentage">
            <text:p>-1.72%</text:p>
          </table:table-cell>
          <table:table-cell table:number-columns-repeated="4"/>
          <table:table-cell office:value-type="float" office:value="-2.71" calcext:value-type="float">
            <text:p>-2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27</text:p>
          </table:table-cell>
          <table:table-cell office:value-type="float" office:value="31.9" calcext:value-type="float">
            <text:p>31.9</text:p>
          </table:table-cell>
          <table:table-cell office:value-type="float" office:value="32.45" calcext:value-type="float">
            <text:p>32.45</text:p>
          </table:table-cell>
          <table:table-cell office:value-type="float" office:value="31.57" calcext:value-type="float">
            <text:p>31.57</text:p>
          </table:table-cell>
          <table:table-cell office:value-type="float" office:value="31.96" calcext:value-type="float">
            <text:p>31.96</text:p>
          </table:table-cell>
          <table:table-cell office:value-type="float" office:value="1047200" calcext:value-type="float">
            <text:p>1047200</text:p>
          </table:table-cell>
          <table:table-cell office:value-type="float" office:value="31.96" calcext:value-type="float">
            <text:p>31.96</text:p>
          </table:table-cell>
          <table:table-cell table:formula="of:=([.G321]-[.G322])/[.G322]" office:value-type="percentage" office:value="0.0110724454286619" calcext:value-type="percentage">
            <text:p>1.11%</text:p>
          </table:table-cell>
          <table:table-cell table:number-columns-repeated="4"/>
          <table:table-cell office:value-type="float" office:value="-0.29" calcext:value-type="float">
            <text:p>-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26</text:p>
          </table:table-cell>
          <table:table-cell office:value-type="float" office:value="32.05" calcext:value-type="float">
            <text:p>32.05</text:p>
          </table:table-cell>
          <table:table-cell office:value-type="float" office:value="32.35" calcext:value-type="float">
            <text:p>32.35</text:p>
          </table:table-cell>
          <table:table-cell office:value-type="float" office:value="31.39" calcext:value-type="float">
            <text:p>31.39</text:p>
          </table:table-cell>
          <table:table-cell office:value-type="float" office:value="31.61" calcext:value-type="float">
            <text:p>31.61</text:p>
          </table:table-cell>
          <table:table-cell office:value-type="float" office:value="2613900" calcext:value-type="float">
            <text:p>2613900</text:p>
          </table:table-cell>
          <table:table-cell office:value-type="float" office:value="31.61" calcext:value-type="float">
            <text:p>31.61</text:p>
          </table:table-cell>
          <table:table-cell table:formula="of:=([.G322]-[.G323])/[.G323]" office:value-type="percentage" office:value="-0.0453035336756267" calcext:value-type="percentage">
            <text:p>-4.53%</text:p>
          </table:table-cell>
          <table:table-cell table:number-columns-repeated="4"/>
          <table:table-cell office:value-type="float" office:value="7.23" calcext:value-type="float">
            <text:p>7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25</text:p>
          </table:table-cell>
          <table:table-cell office:value-type="float" office:value="33.94" calcext:value-type="float">
            <text:p>33.94</text:p>
          </table:table-cell>
          <table:table-cell office:value-type="float" office:value="34.12" calcext:value-type="float">
            <text:p>34.12</text:p>
          </table:table-cell>
          <table:table-cell office:value-type="float" office:value="32.75" calcext:value-type="float">
            <text:p>32.75</text:p>
          </table:table-cell>
          <table:table-cell office:value-type="float" office:value="33.11" calcext:value-type="float">
            <text:p>33.11</text:p>
          </table:table-cell>
          <table:table-cell office:value-type="float" office:value="1498500" calcext:value-type="float">
            <text:p>1498500</text:p>
          </table:table-cell>
          <table:table-cell office:value-type="float" office:value="33.11" calcext:value-type="float">
            <text:p>33.11</text:p>
          </table:table-cell>
          <table:table-cell table:formula="of:=([.G323]-[.G324])/[.G324]" office:value-type="percentage" office:value="-0.0201242971293282" calcext:value-type="percentage">
            <text:p>-2.01%</text:p>
          </table:table-cell>
          <table:table-cell table:number-columns-repeated="4"/>
          <table:table-cell office:value-type="float" office:value="6.27" calcext:value-type="float">
            <text:p>6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22</text:p>
          </table:table-cell>
          <table:table-cell office:value-type="float" office:value="32.6" calcext:value-type="float">
            <text:p>32.6</text:p>
          </table:table-cell>
          <table:table-cell office:value-type="float" office:value="33.98" calcext:value-type="float">
            <text:p>33.98</text:p>
          </table:table-cell>
          <table:table-cell office:value-type="float" office:value="32.46" calcext:value-type="float">
            <text:p>32.46</text:p>
          </table:table-cell>
          <table:table-cell office:value-type="float" office:value="33.79" calcext:value-type="float">
            <text:p>33.79</text:p>
          </table:table-cell>
          <table:table-cell office:value-type="float" office:value="3046600" calcext:value-type="float">
            <text:p>3046600</text:p>
          </table:table-cell>
          <table:table-cell office:value-type="float" office:value="33.79" calcext:value-type="float">
            <text:p>33.79</text:p>
          </table:table-cell>
          <table:table-cell table:formula="of:=([.G324]-[.G325])/[.G325]" office:value-type="percentage" office:value="0.0497048772910842" calcext:value-type="percentage">
            <text:p>4.97%</text:p>
          </table:table-cell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21</text:p>
          </table:table-cell>
          <table:table-cell office:value-type="float" office:value="34.26" calcext:value-type="float">
            <text:p>34.26</text:p>
          </table:table-cell>
          <table:table-cell office:value-type="float" office:value="34.28" calcext:value-type="float">
            <text:p>34.28</text:p>
          </table:table-cell>
          <table:table-cell office:value-type="float" office:value="31.84" calcext:value-type="float">
            <text:p>31.84</text:p>
          </table:table-cell>
          <table:table-cell office:value-type="float" office:value="32.19" calcext:value-type="float">
            <text:p>32.19</text:p>
          </table:table-cell>
          <table:table-cell office:value-type="float" office:value="1891900" calcext:value-type="float">
            <text:p>1891900</text:p>
          </table:table-cell>
          <table:table-cell office:value-type="float" office:value="32.19" calcext:value-type="float">
            <text:p>32.19</text:p>
          </table:table-cell>
          <table:table-cell table:formula="of:=([.G325]-[.G326])/[.G326]" office:value-type="percentage" office:value="-0.047069271758437" calcext:value-type="percentage">
            <text:p>-4.71%</text:p>
          </table:table-cell>
          <table:table-cell table:number-columns-repeated="4"/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20</text:p>
          </table:table-cell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float" office:value="33.21" calcext:value-type="float">
            <text:p>33.21</text:p>
          </table:table-cell>
          <table:table-cell office:value-type="float" office:value="33.78" calcext:value-type="float">
            <text:p>33.78</text:p>
          </table:table-cell>
          <table:table-cell office:value-type="float" office:value="3422400" calcext:value-type="float">
            <text:p>3422400</text:p>
          </table:table-cell>
          <table:table-cell office:value-type="float" office:value="33.78" calcext:value-type="float">
            <text:p>33.78</text:p>
          </table:table-cell>
          <table:table-cell table:formula="of:=([.G326]-[.G327])/[.G327]" office:value-type="percentage" office:value="0.0526643814272358" calcext:value-type="percentage">
            <text:p>5.27%</text:p>
          </table:table-cell>
          <table:table-cell table:number-columns-repeated="4"/>
          <table:table-cell office:value-type="float" office:value="-0.97" calcext:value-type="float">
            <text:p>-0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19</text:p>
          </table:table-cell>
          <table:table-cell office:value-type="float" office:value="32.02" calcext:value-type="float">
            <text:p>32.02</text:p>
          </table:table-cell>
          <table:table-cell office:value-type="float" office:value="32.66" calcext:value-type="float">
            <text:p>32.66</text:p>
          </table:table-cell>
          <table:table-cell office:value-type="float" office:value="31.5" calcext:value-type="float">
            <text:p>31.5</text:p>
          </table:table-cell>
          <table:table-cell office:value-type="float" office:value="32.09" calcext:value-type="float">
            <text:p>32.09</text:p>
          </table:table-cell>
          <table:table-cell office:value-type="float" office:value="911100" calcext:value-type="float">
            <text:p>911100</text:p>
          </table:table-cell>
          <table:table-cell office:value-type="float" office:value="32.09" calcext:value-type="float">
            <text:p>32.09</text:p>
          </table:table-cell>
          <table:table-cell table:formula="of:=([.G327]-[.G328])/[.G328]" office:value-type="percentage" office:value="0.00785175879396996" calcext:value-type="percentage">
            <text:p>0.79%</text:p>
          </table:table-cell>
          <table:table-cell table:number-columns-repeated="4"/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18</text:p>
          </table:table-cell>
          <table:table-cell office:value-type="float" office:value="29.94" calcext:value-type="float">
            <text:p>29.94</text:p>
          </table:table-cell>
          <table:table-cell office:value-type="float" office:value="32.33" calcext:value-type="float">
            <text:p>32.33</text:p>
          </table:table-cell>
          <table:table-cell office:value-type="float" office:value="29.5" calcext:value-type="float">
            <text:p>29.5</text:p>
          </table:table-cell>
          <table:table-cell office:value-type="float" office:value="31.84" calcext:value-type="float">
            <text:p>31.84</text:p>
          </table:table-cell>
          <table:table-cell office:value-type="float" office:value="1256800" calcext:value-type="float">
            <text:p>1256800</text:p>
          </table:table-cell>
          <table:table-cell office:value-type="float" office:value="31.84" calcext:value-type="float">
            <text:p>31.84</text:p>
          </table:table-cell>
          <table:table-cell table:formula="of:=([.G328]-[.G329])/[.G329]" office:value-type="percentage" office:value="0.06452691407556" calcext:value-type="percentage">
            <text:p>6.45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15</text:p>
          </table:table-cell>
          <table:table-cell office:value-type="float" office:value="29.39" calcext:value-type="float">
            <text:p>29.39</text:p>
          </table:table-cell>
          <table:table-cell office:value-type="float" office:value="29.95" calcext:value-type="float">
            <text:p>29.95</text:p>
          </table:table-cell>
          <table:table-cell office:value-type="float" office:value="28.81" calcext:value-type="float">
            <text:p>28.81</text:p>
          </table:table-cell>
          <table:table-cell office:value-type="float" office:value="29.91" calcext:value-type="float">
            <text:p>29.91</text:p>
          </table:table-cell>
          <table:table-cell office:value-type="float" office:value="646800" calcext:value-type="float">
            <text:p>646800</text:p>
          </table:table-cell>
          <table:table-cell office:value-type="float" office:value="29.91" calcext:value-type="float">
            <text:p>29.91</text:p>
          </table:table-cell>
          <table:table-cell table:formula="of:=([.G329]-[.G330])/[.G330]" office:value-type="percentage" office:value="0.0176930928887377" calcext:value-type="percentage">
            <text:p>1.77%</text:p>
          </table:table-cell>
          <table:table-cell table:number-columns-repeated="4"/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14</text:p>
          </table:table-cell>
          <table:table-cell office:value-type="float" office:value="30.18" calcext:value-type="float">
            <text:p>30.18</text:p>
          </table:table-cell>
          <table:table-cell office:value-type="float" office:value="30.65" calcext:value-type="float">
            <text:p>30.65</text:p>
          </table:table-cell>
          <table:table-cell office:value-type="float" office:value="28.62" calcext:value-type="float">
            <text:p>28.62</text:p>
          </table:table-cell>
          <table:table-cell office:value-type="float" office:value="29.39" calcext:value-type="float">
            <text:p>29.39</text:p>
          </table:table-cell>
          <table:table-cell office:value-type="float" office:value="872200" calcext:value-type="float">
            <text:p>872200</text:p>
          </table:table-cell>
          <table:table-cell office:value-type="float" office:value="29.39" calcext:value-type="float">
            <text:p>29.39</text:p>
          </table:table-cell>
          <table:table-cell table:formula="of:=([.G330]-[.G331])/[.G331]" office:value-type="percentage" office:value="-0.0127645280483708" calcext:value-type="percentage">
            <text:p>-1.28%</text:p>
          </table:table-cell>
          <table:table-cell table:number-columns-repeated="4"/>
          <table:table-cell office:value-type="float" office:value="-2.25" calcext:value-type="float">
            <text:p>-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13</text:p>
          </table:table-cell>
          <table:table-cell office:value-type="float" office:value="29.55" calcext:value-type="float">
            <text:p>29.55</text:p>
          </table:table-cell>
          <table:table-cell office:value-type="float" office:value="30.64" calcext:value-type="float">
            <text:p>30.64</text:p>
          </table:table-cell>
          <table:table-cell office:value-type="float" office:value="29.47" calcext:value-type="float">
            <text:p>29.47</text:p>
          </table:table-cell>
          <table:table-cell office:value-type="float" office:value="29.77" calcext:value-type="float">
            <text:p>29.77</text:p>
          </table:table-cell>
          <table:table-cell office:value-type="float" office:value="844100" calcext:value-type="float">
            <text:p>844100</text:p>
          </table:table-cell>
          <table:table-cell office:value-type="float" office:value="29.77" calcext:value-type="float">
            <text:p>29.77</text:p>
          </table:table-cell>
          <table:table-cell table:formula="of:=([.G331]-[.G332])/[.G332]" office:value-type="percentage" office:value="0.00370869858395143" calcext:value-type="percentage">
            <text:p>0.37%</text:p>
          </table:table-cell>
          <table:table-cell table:number-columns-repeated="4"/>
          <table:table-cell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12</text:p>
          </table:table-cell>
          <table:table-cell office:value-type="float" office:value="29.23" calcext:value-type="float">
            <text:p>29.23</text:p>
          </table:table-cell>
          <table:table-cell office:value-type="float" office:value="29.84" calcext:value-type="float">
            <text:p>29.84</text:p>
          </table:table-cell>
          <table:table-cell office:value-type="float" office:value="28.81" calcext:value-type="float">
            <text:p>28.81</text:p>
          </table:table-cell>
          <table:table-cell office:value-type="float" office:value="29.66" calcext:value-type="float">
            <text:p>29.66</text:p>
          </table:table-cell>
          <table:table-cell office:value-type="float" office:value="569000" calcext:value-type="float">
            <text:p>569000</text:p>
          </table:table-cell>
          <table:table-cell office:value-type="float" office:value="29.66" calcext:value-type="float">
            <text:p>29.66</text:p>
          </table:table-cell>
          <table:table-cell table:formula="of:=([.G332]-[.G333])/[.G333]" office:value-type="percentage" office:value="0.018543956043956" calcext:value-type="percentage">
            <text:p>1.85%</text:p>
          </table:table-cell>
          <table:table-cell table:number-columns-repeated="4"/>
          <table:table-cell office:value-type="float" office:value="-2.72" calcext:value-type="float">
            <text:p>-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11</text:p>
          </table:table-cell>
          <table:table-cell office:value-type="float" office:value="30.31" calcext:value-type="float">
            <text:p>30.31</text:p>
          </table:table-cell>
          <table:table-cell office:value-type="float" office:value="31" calcext:value-type="float">
            <text:p>31</text:p>
          </table:table-cell>
          <table:table-cell office:value-type="float" office:value="28.96" calcext:value-type="float">
            <text:p>28.96</text:p>
          </table:table-cell>
          <table:table-cell office:value-type="float" office:value="29.12" calcext:value-type="float">
            <text:p>29.12</text:p>
          </table:table-cell>
          <table:table-cell office:value-type="float" office:value="636000" calcext:value-type="float">
            <text:p>636000</text:p>
          </table:table-cell>
          <table:table-cell office:value-type="float" office:value="29.12" calcext:value-type="float">
            <text:p>29.12</text:p>
          </table:table-cell>
          <table:table-cell table:formula="of:=([.G333]-[.G334])/[.G334]" office:value-type="percentage" office:value="-0.0319148936170212" calcext:value-type="percentage">
            <text:p>-3.19%</text:p>
          </table:table-cell>
          <table:table-cell table:number-columns-repeated="4"/>
          <table:table-cell office:value-type="float" office:value="-0.83" calcext:value-type="float">
            <text:p>-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08</text:p>
          </table:table-cell>
          <table:table-cell office:value-type="float" office:value="28.86" calcext:value-type="float">
            <text:p>28.86</text:p>
          </table:table-cell>
          <table:table-cell office:value-type="float" office:value="30.19" calcext:value-type="float">
            <text:p>30.19</text:p>
          </table:table-cell>
          <table:table-cell office:value-type="float" office:value="28.15" calcext:value-type="float">
            <text:p>28.15</text:p>
          </table:table-cell>
          <table:table-cell office:value-type="float" office:value="30.08" calcext:value-type="float">
            <text:p>30.08</text:p>
          </table:table-cell>
          <table:table-cell office:value-type="float" office:value="881100" calcext:value-type="float">
            <text:p>881100</text:p>
          </table:table-cell>
          <table:table-cell office:value-type="float" office:value="30.08" calcext:value-type="float">
            <text:p>30.08</text:p>
          </table:table-cell>
          <table:table-cell table:formula="of:=([.G334]-[.G335])/[.G335]" office:value-type="percentage" office:value="0.0397511234013135" calcext:value-type="percentage">
            <text:p>3.98%</text:p>
          </table:table-cell>
          <table:table-cell table:number-columns-repeated="4"/>
          <table:table-cell office:value-type="float" office:value="2.52" calcext:value-type="float">
            <text:p>2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07</text:p>
          </table:table-cell>
          <table:table-cell office:value-type="float" office:value="29.81" calcext:value-type="float">
            <text:p>29.81</text:p>
          </table:table-cell>
          <table:table-cell office:value-type="float" office:value="29.87" calcext:value-type="float">
            <text:p>29.87</text:p>
          </table:table-cell>
          <table:table-cell office:value-type="float" office:value="28.85" calcext:value-type="float">
            <text:p>28.85</text:p>
          </table:table-cell>
          <table:table-cell office:value-type="float" office:value="28.93" calcext:value-type="float">
            <text:p>28.93</text:p>
          </table:table-cell>
          <table:table-cell office:value-type="float" office:value="492100" calcext:value-type="float">
            <text:p>492100</text:p>
          </table:table-cell>
          <table:table-cell office:value-type="float" office:value="28.93" calcext:value-type="float">
            <text:p>28.93</text:p>
          </table:table-cell>
          <table:table-cell table:formula="of:=([.G335]-[.G336])/[.G336]" office:value-type="percentage" office:value="-0.00992470910335384" calcext:value-type="percentage">
            <text:p>-0.99%</text:p>
          </table:table-cell>
          <table:table-cell table:number-columns-repeated="4"/>
          <table:table-cell office:value-type="float" office:value="1.86" calcext:value-type="float">
            <text:p>1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06</text:p>
          </table:table-cell>
          <table:table-cell office:value-type="float" office:value="28.2" calcext:value-type="float">
            <text:p>28.2</text:p>
          </table:table-cell>
          <table:table-cell office:value-type="float" office:value="29.45" calcext:value-type="float">
            <text:p>29.45</text:p>
          </table:table-cell>
          <table:table-cell office:value-type="float" office:value="28.14" calcext:value-type="float">
            <text:p>28.14</text:p>
          </table:table-cell>
          <table:table-cell office:value-type="float" office:value="29.22" calcext:value-type="float">
            <text:p>29.22</text:p>
          </table:table-cell>
          <table:table-cell office:value-type="float" office:value="909900" calcext:value-type="float">
            <text:p>909900</text:p>
          </table:table-cell>
          <table:table-cell office:value-type="float" office:value="29.22" calcext:value-type="float">
            <text:p>29.22</text:p>
          </table:table-cell>
          <table:table-cell table:formula="of:=([.G336]-[.G337])/[.G337]" office:value-type="percentage" office:value="0.0469365818702973" calcext:value-type="percentage">
            <text:p>4.69%</text:p>
          </table:table-cell>
          <table:table-cell table:number-columns-repeated="4"/>
          <table:table-cell office:value-type="float" office:value="-1.05" calcext:value-type="float">
            <text:p>-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05</text:p>
          </table:table-cell>
          <table:table-cell office:value-type="float" office:value="27.84" calcext:value-type="float">
            <text:p>27.84</text:p>
          </table:table-cell>
          <table:table-cell office:value-type="float" office:value="28.39" calcext:value-type="float">
            <text:p>28.39</text:p>
          </table:table-cell>
          <table:table-cell office:value-type="float" office:value="27.56" calcext:value-type="float">
            <text:p>27.56</text:p>
          </table:table-cell>
          <table:table-cell office:value-type="float" office:value="27.91" calcext:value-type="float">
            <text:p>27.91</text:p>
          </table:table-cell>
          <table:table-cell office:value-type="float" office:value="630900" calcext:value-type="float">
            <text:p>630900</text:p>
          </table:table-cell>
          <table:table-cell office:value-type="float" office:value="27.91" calcext:value-type="float">
            <text:p>27.91</text:p>
          </table:table-cell>
          <table:table-cell table:formula="of:=([.G337]-[.G338])/[.G338]" office:value-type="percentage" office:value="0.00107604017216647" calcext:value-type="percentage">
            <text:p>0.11%</text:p>
          </table:table-cell>
          <table:table-cell table:number-columns-repeated="4"/>
          <table:table-cell office:value-type="float" office:value="-0.96" calcext:value-type="float">
            <text:p>-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04</text:p>
          </table:table-cell>
          <table:table-cell office:value-type="float" office:value="28.03" calcext:value-type="float">
            <text:p>28.03</text:p>
          </table:table-cell>
          <table:table-cell office:value-type="float" office:value="28.41" calcext:value-type="float">
            <text:p>28.41</text:p>
          </table:table-cell>
          <table:table-cell office:value-type="float" office:value="27.11" calcext:value-type="float">
            <text:p>27.11</text:p>
          </table:table-cell>
          <table:table-cell office:value-type="float" office:value="27.88" calcext:value-type="float">
            <text:p>27.88</text:p>
          </table:table-cell>
          <table:table-cell office:value-type="float" office:value="1030900" calcext:value-type="float">
            <text:p>1030900</text:p>
          </table:table-cell>
          <table:table-cell office:value-type="float" office:value="27.88" calcext:value-type="float">
            <text:p>27.88</text:p>
          </table:table-cell>
          <table:table-cell table:formula="of:=([.G338]-[.G339])/[.G339]" office:value-type="percentage" office:value="-0.00959147424511544" calcext:value-type="percentage">
            <text:p>-0.96%</text:p>
          </table:table-cell>
          <table:table-cell table:number-columns-repeated="4"/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01</text:p>
          </table:table-cell>
          <table:table-cell office:value-type="float" office:value="28.53" calcext:value-type="float">
            <text:p>28.53</text:p>
          </table:table-cell>
          <table:table-cell office:value-type="float" office:value="29.16" calcext:value-type="float">
            <text:p>29.16</text:p>
          </table:table-cell>
          <table:table-cell office:value-type="float" office:value="27.76" calcext:value-type="float">
            <text:p>27.76</text:p>
          </table:table-cell>
          <table:table-cell office:value-type="float" office:value="28.15" calcext:value-type="float">
            <text:p>28.15</text:p>
          </table:table-cell>
          <table:table-cell office:value-type="float" office:value="885800" calcext:value-type="float">
            <text:p>885800</text:p>
          </table:table-cell>
          <table:table-cell office:value-type="float" office:value="28.15" calcext:value-type="float">
            <text:p>28.15</text:p>
          </table:table-cell>
          <table:table-cell table:formula="of:=([.G339]-[.G340])/[.G340]" office:value-type="percentage" office:value="-0.0457627118644068" calcext:value-type="percentage">
            <text:p>-4.58%</text:p>
          </table:table-cell>
          <table:table-cell table:number-columns-repeated="4"/>
          <table:table-cell office:value-type="float" office:value="3.86" calcext:value-type="float">
            <text:p>3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31</text:p>
          </table:table-cell>
          <table:table-cell office:value-type="float" office:value="30.07" calcext:value-type="float">
            <text:p>30.07</text:p>
          </table:table-cell>
          <table:table-cell office:value-type="float" office:value="30.29" calcext:value-type="float">
            <text:p>30.29</text:p>
          </table:table-cell>
          <table:table-cell office:value-type="float" office:value="28.75" calcext:value-type="float">
            <text:p>28.75</text:p>
          </table:table-cell>
          <table:table-cell office:value-type="float" office:value="29.5" calcext:value-type="float">
            <text:p>29.5</text:p>
          </table:table-cell>
          <table:table-cell office:value-type="float" office:value="1118700" calcext:value-type="float">
            <text:p>1118700</text:p>
          </table:table-cell>
          <table:table-cell office:value-type="float" office:value="29.5" calcext:value-type="float">
            <text:p>29.5</text:p>
          </table:table-cell>
          <table:table-cell table:formula="of:=([.G340]-[.G341])/[.G341]" office:value-type="percentage" office:value="-0.0299243669845446" calcext:value-type="percentage">
            <text:p>-2.99%</text:p>
          </table:table-cell>
          <table:table-cell table:number-columns-repeated="4"/>
          <table:table-cell office:value-type="float" office:value="-1.67" calcext:value-type="float">
            <text:p>-1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30</text:p>
          </table:table-cell>
          <table:table-cell office:value-type="float" office:value="31.08" calcext:value-type="float">
            <text:p>31.08</text:p>
          </table:table-cell>
          <table:table-cell office:value-type="float" office:value="31.42" calcext:value-type="float">
            <text:p>31.42</text:p>
          </table:table-cell>
          <table:table-cell office:value-type="float" office:value="30.24" calcext:value-type="float">
            <text:p>30.24</text:p>
          </table:table-cell>
          <table:table-cell office:value-type="float" office:value="30.41" calcext:value-type="float">
            <text:p>30.41</text:p>
          </table:table-cell>
          <table:table-cell office:value-type="float" office:value="1307200" calcext:value-type="float">
            <text:p>1307200</text:p>
          </table:table-cell>
          <table:table-cell office:value-type="float" office:value="30.41" calcext:value-type="float">
            <text:p>30.41</text:p>
          </table:table-cell>
          <table:table-cell table:formula="of:=([.G341]-[.G342])/[.G342]" office:value-type="percentage" office:value="-0.0403912906279584" calcext:value-type="percentage">
            <text:p>-4.04%</text:p>
          </table:table-cell>
          <table:table-cell table:number-columns-repeated="4"/>
          <table:table-cell office:value-type="float" office:value="-1.67" calcext:value-type="float">
            <text:p>-1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29</text:p>
          </table:table-cell>
          <table:table-cell office:value-type="float" office:value="30.01" calcext:value-type="float">
            <text:p>30.01</text:p>
          </table:table-cell>
          <table:table-cell office:value-type="float" office:value="31.93" calcext:value-type="float">
            <text:p>31.93</text:p>
          </table:table-cell>
          <table:table-cell office:value-type="float" office:value="30.01" calcext:value-type="float">
            <text:p>30.01</text:p>
          </table:table-cell>
          <table:table-cell office:value-type="float" office:value="31.69" calcext:value-type="float">
            <text:p>31.69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31.69" calcext:value-type="float">
            <text:p>31.69</text:p>
          </table:table-cell>
          <table:table-cell table:formula="of:=([.G342]-[.G343])/[.G343]" office:value-type="percentage" office:value="0.0630660852063067" calcext:value-type="percentage">
            <text:p>6.31%</text:p>
          </table:table-cell>
          <table:table-cell table:number-columns-repeated="4"/>
          <table:table-cell office:value-type="float" office:value="-0.59" calcext:value-type="float">
            <text:p>-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25</text:p>
          </table:table-cell>
          <table:table-cell office:value-type="float" office:value="30.16" calcext:value-type="float">
            <text:p>30.16</text:p>
          </table:table-cell>
          <table:table-cell office:value-type="float" office:value="30.41" calcext:value-type="float">
            <text:p>30.41</text:p>
          </table:table-cell>
          <table:table-cell office:value-type="float" office:value="29.2" calcext:value-type="float">
            <text:p>29.2</text:p>
          </table:table-cell>
          <table:table-cell office:value-type="float" office:value="29.81" calcext:value-type="float">
            <text:p>29.81</text:p>
          </table:table-cell>
          <table:table-cell office:value-type="float" office:value="757000" calcext:value-type="float">
            <text:p>757000</text:p>
          </table:table-cell>
          <table:table-cell office:value-type="float" office:value="29.81" calcext:value-type="float">
            <text:p>29.81</text:p>
          </table:table-cell>
          <table:table-cell table:formula="of:=([.G343]-[.G344])/[.G344]" office:value-type="percentage" office:value="-0.0155217965653898" calcext:value-type="percentage">
            <text:p>-1.55%</text:p>
          </table:table-cell>
          <table:table-cell table:number-columns-repeated="4"/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24</text:p>
          </table:table-cell>
          <table:table-cell table:number-columns-repeated="2" office:value-type="float" office:value="31.25" calcext:value-type="float">
            <text:p>31.25</text:p>
          </table:table-cell>
          <table:table-cell office:value-type="float" office:value="29.69" calcext:value-type="float">
            <text:p>29.69</text:p>
          </table:table-cell>
          <table:table-cell office:value-type="float" office:value="30.28" calcext:value-type="float">
            <text:p>30.28</text:p>
          </table:table-cell>
          <table:table-cell office:value-type="float" office:value="1075600" calcext:value-type="float">
            <text:p>1075600</text:p>
          </table:table-cell>
          <table:table-cell office:value-type="float" office:value="30.28" calcext:value-type="float">
            <text:p>30.28</text:p>
          </table:table-cell>
          <table:table-cell table:formula="of:=([.G344]-[.G345])/[.G345]" office:value-type="percentage" office:value="-0.0238555770470664" calcext:value-type="percentage">
            <text:p>-2.39%</text:p>
          </table:table-cell>
          <table:table-cell table:number-columns-repeated="4"/>
          <table:table-cell office:value-type="float" office:value="-0.46" calcext:value-type="float">
            <text:p>-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23</text:p>
          </table:table-cell>
          <table:table-cell office:value-type="float" office:value="30.56" calcext:value-type="float">
            <text:p>30.56</text:p>
          </table:table-cell>
          <table:table-cell office:value-type="float" office:value="31.05" calcext:value-type="float">
            <text:p>31.05</text:p>
          </table:table-cell>
          <table:table-cell office:value-type="float" office:value="29.5" calcext:value-type="float">
            <text:p>29.5</text:p>
          </table:table-cell>
          <table:table-cell office:value-type="float" office:value="31.02" calcext:value-type="float">
            <text:p>31.02</text:p>
          </table:table-cell>
          <table:table-cell office:value-type="float" office:value="1220400" calcext:value-type="float">
            <text:p>1220400</text:p>
          </table:table-cell>
          <table:table-cell office:value-type="float" office:value="31.02" calcext:value-type="float">
            <text:p>31.02</text:p>
          </table:table-cell>
          <table:table-cell table:formula="of:=([.G345]-[.G346])/[.G346]" office:value-type="percentage" office:value="0.00714285714285711" calcext:value-type="percentage">
            <text:p>0.71%</text:p>
          </table:table-cell>
          <table:table-cell table:number-columns-repeated="4"/>
          <table:table-cell office:value-type="float" office:value="-3.22" calcext:value-type="float">
            <text:p>-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22</text:p>
          </table:table-cell>
          <table:table-cell office:value-type="float" office:value="30.1" calcext:value-type="float">
            <text:p>30.1</text:p>
          </table:table-cell>
          <table:table-cell office:value-type="float" office:value="31.34" calcext:value-type="float">
            <text:p>31.34</text:p>
          </table:table-cell>
          <table:table-cell office:value-type="float" office:value="30" calcext:value-type="float">
            <text:p>30</text:p>
          </table:table-cell>
          <table:table-cell office:value-type="float" office:value="30.8" calcext:value-type="float">
            <text:p>30.8</text:p>
          </table:table-cell>
          <table:table-cell office:value-type="float" office:value="2366200" calcext:value-type="float">
            <text:p>2366200</text:p>
          </table:table-cell>
          <table:table-cell office:value-type="float" office:value="30.8" calcext:value-type="float">
            <text:p>30.8</text:p>
          </table:table-cell>
          <table:table-cell table:formula="of:=([.G346]-[.G347])/[.G347]" office:value-type="percentage" office:value="0.0705596107055961" calcext:value-type="percentage">
            <text:p>7.06%</text:p>
          </table:table-cell>
          <table:table-cell table:number-columns-repeated="4"/>
          <table:table-cell office:value-type="float" office:value="1.82" calcext:value-type="float">
            <text:p>1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21</text:p>
          </table:table-cell>
          <table:table-cell office:value-type="float" office:value="27.58" calcext:value-type="float">
            <text:p>27.58</text:p>
          </table:table-cell>
          <table:table-cell office:value-type="float" office:value="29.26" calcext:value-type="float">
            <text:p>29.26</text:p>
          </table:table-cell>
          <table:table-cell office:value-type="float" office:value="27.12" calcext:value-type="float">
            <text:p>27.12</text:p>
          </table:table-cell>
          <table:table-cell office:value-type="float" office:value="28.77" calcext:value-type="float">
            <text:p>28.77</text:p>
          </table:table-cell>
          <table:table-cell office:value-type="float" office:value="1475200" calcext:value-type="float">
            <text:p>1475200</text:p>
          </table:table-cell>
          <table:table-cell office:value-type="float" office:value="28.77" calcext:value-type="float">
            <text:p>28.77</text:p>
          </table:table-cell>
          <table:table-cell table:formula="of:=([.G347]-[.G348])/[.G348]" office:value-type="percentage" office:value="0.0439042089985487" calcext:value-type="percentage">
            <text:p>4.39%</text:p>
          </table:table-cell>
          <table:table-cell table:number-columns-repeated="4"/>
          <table:table-cell office:value-type="float" office:value="-3.02" calcext:value-type="float">
            <text:p>-3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8</text:p>
          </table:table-cell>
          <table:table-cell office:value-type="float" office:value="28.37" calcext:value-type="float">
            <text:p>28.37</text:p>
          </table:table-cell>
          <table:table-cell office:value-type="float" office:value="28.46" calcext:value-type="float">
            <text:p>28.46</text:p>
          </table:table-cell>
          <table:table-cell office:value-type="float" office:value="26.83" calcext:value-type="float">
            <text:p>26.83</text:p>
          </table:table-cell>
          <table:table-cell office:value-type="float" office:value="27.56" calcext:value-type="float">
            <text:p>27.56</text:p>
          </table:table-cell>
          <table:table-cell office:value-type="float" office:value="1616500" calcext:value-type="float">
            <text:p>1616500</text:p>
          </table:table-cell>
          <table:table-cell office:value-type="float" office:value="27.56" calcext:value-type="float">
            <text:p>27.56</text:p>
          </table:table-cell>
          <table:table-cell table:formula="of:=([.G348]-[.G349])/[.G349]" office:value-type="percentage" office:value="-0.0353517675883795" calcext:value-type="percentage">
            <text:p>-3.54%</text:p>
          </table:table-cell>
          <table:table-cell table:number-columns-repeated="4"/>
          <table:table-cell office:value-type="float" office:value="1.46" calcext:value-type="float">
            <text:p>1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7</text:p>
          </table:table-cell>
          <table:table-cell office:value-type="float" office:value="29.3" calcext:value-type="float">
            <text:p>29.3</text:p>
          </table:table-cell>
          <table:table-cell office:value-type="float" office:value="29.79" calcext:value-type="float">
            <text:p>29.79</text:p>
          </table:table-cell>
          <table:table-cell office:value-type="float" office:value="28.24" calcext:value-type="float">
            <text:p>28.24</text:p>
          </table:table-cell>
          <table:table-cell office:value-type="float" office:value="28.57" calcext:value-type="float">
            <text:p>28.57</text:p>
          </table:table-cell>
          <table:table-cell office:value-type="float" office:value="1149000" calcext:value-type="float">
            <text:p>1149000</text:p>
          </table:table-cell>
          <table:table-cell office:value-type="float" office:value="28.57" calcext:value-type="float">
            <text:p>28.57</text:p>
          </table:table-cell>
          <table:table-cell table:formula="of:=([.G349]-[.G350])/[.G350]" office:value-type="percentage" office:value="-0.020904729266621" calcext:value-type="percentage">
            <text:p>-2.09%</text:p>
          </table:table-cell>
          <table:table-cell table:number-columns-repeated="4"/>
          <table:table-cell office:value-type="float" office:value="7.37" calcext:value-type="float">
            <text:p>7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6</text:p>
          </table:table-cell>
          <table:table-cell office:value-type="float" office:value="29.58" calcext:value-type="float">
            <text:p>29.58</text:p>
          </table:table-cell>
          <table:table-cell office:value-type="float" office:value="30.18" calcext:value-type="float">
            <text:p>30.18</text:p>
          </table:table-cell>
          <table:table-cell office:value-type="float" office:value="28.88" calcext:value-type="float">
            <text:p>28.88</text:p>
          </table:table-cell>
          <table:table-cell office:value-type="float" office:value="29.18" calcext:value-type="float">
            <text:p>29.18</text:p>
          </table:table-cell>
          <table:table-cell office:value-type="float" office:value="1257100" calcext:value-type="float">
            <text:p>1257100</text:p>
          </table:table-cell>
          <table:table-cell office:value-type="float" office:value="29.18" calcext:value-type="float">
            <text:p>29.18</text:p>
          </table:table-cell>
          <table:table-cell table:formula="of:=([.G350]-[.G351])/[.G351]" office:value-type="percentage" office:value="-0.00849473326537547" calcext:value-type="percentage">
            <text:p>-0.85%</text:p>
          </table:table-cell>
          <table:table-cell table:number-columns-repeated="4"/>
          <table:table-cell office:value-type="float" office:value="-1.25" calcext:value-type="float">
            <text:p>-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5</text:p>
          </table:table-cell>
          <table:table-cell office:value-type="float" office:value="30.26" calcext:value-type="float">
            <text:p>30.26</text:p>
          </table:table-cell>
          <table:table-cell office:value-type="float" office:value="30.96" calcext:value-type="float">
            <text:p>30.96</text:p>
          </table:table-cell>
          <table:table-cell office:value-type="float" office:value="29.22" calcext:value-type="float">
            <text:p>29.22</text:p>
          </table:table-cell>
          <table:table-cell office:value-type="float" office:value="29.43" calcext:value-type="float">
            <text:p>29.43</text:p>
          </table:table-cell>
          <table:table-cell office:value-type="float" office:value="1585700" calcext:value-type="float">
            <text:p>1585700</text:p>
          </table:table-cell>
          <table:table-cell office:value-type="float" office:value="29.43" calcext:value-type="float">
            <text:p>29.43</text:p>
          </table:table-cell>
          <table:table-cell table:formula="of:=([.G351]-[.G352])/[.G352]" office:value-type="percentage" office:value="-0.0209580838323353" calcext:value-type="percentage">
            <text:p>-2.10%</text:p>
          </table:table-cell>
          <table:table-cell table:number-columns-repeated="4"/>
          <table:table-cell office:value-type="float" office:value="2.14" calcext:value-type="float">
            <text:p>2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4</text:p>
          </table:table-cell>
          <table:table-cell office:value-type="float" office:value="31.92" calcext:value-type="float">
            <text:p>31.92</text:p>
          </table:table-cell>
          <table:table-cell office:value-type="float" office:value="32.13" calcext:value-type="float">
            <text:p>32.13</text:p>
          </table:table-cell>
          <table:table-cell office:value-type="float" office:value="30.05" calcext:value-type="float">
            <text:p>30.05</text:p>
          </table:table-cell>
          <table:table-cell office:value-type="float" office:value="30.06" calcext:value-type="float">
            <text:p>30.06</text:p>
          </table:table-cell>
          <table:table-cell office:value-type="float" office:value="1380900" calcext:value-type="float">
            <text:p>1380900</text:p>
          </table:table-cell>
          <table:table-cell office:value-type="float" office:value="30.06" calcext:value-type="float">
            <text:p>30.06</text:p>
          </table:table-cell>
          <table:table-cell table:formula="of:=([.G352]-[.G353])/[.G353]" office:value-type="percentage" office:value="-0.0679069767441861" calcext:value-type="percentage">
            <text:p>-6.79%</text:p>
          </table:table-cell>
          <table:table-cell table:number-columns-repeated="4"/>
          <table:table-cell office:value-type="float" office:value="2.98" calcext:value-type="float">
            <text:p>2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1</text:p>
          </table:table-cell>
          <table:table-cell office:value-type="float" office:value="32.49" calcext:value-type="float">
            <text:p>32.49</text:p>
          </table:table-cell>
          <table:table-cell office:value-type="float" office:value="33.44" calcext:value-type="float">
            <text:p>33.44</text:p>
          </table:table-cell>
          <table:table-cell office:value-type="float" office:value="32.16" calcext:value-type="float">
            <text:p>32.16</text:p>
          </table:table-cell>
          <table:table-cell office:value-type="float" office:value="32.25" calcext:value-type="float">
            <text:p>32.25</text:p>
          </table:table-cell>
          <table:table-cell office:value-type="float" office:value="1221300" calcext:value-type="float">
            <text:p>1221300</text:p>
          </table:table-cell>
          <table:table-cell office:value-type="float" office:value="32.25" calcext:value-type="float">
            <text:p>32.25</text:p>
          </table:table-cell>
          <table:table-cell table:formula="of:=([.G353]-[.G354])/[.G354]" office:value-type="percentage" office:value="-0.0215412621359224" calcext:value-type="percentage">
            <text:p>-2.15%</text:p>
          </table:table-cell>
          <table:table-cell table:number-columns-repeated="4"/>
          <table:table-cell office:value-type="float" office:value="-3.61" calcext:value-type="float">
            <text:p>-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0</text:p>
          </table:table-cell>
          <table:table-cell office:value-type="float" office:value="32.97" calcext:value-type="float">
            <text:p>32.97</text:p>
          </table:table-cell>
          <table:table-cell office:value-type="float" office:value="34.68" calcext:value-type="float">
            <text:p>34.68</text:p>
          </table:table-cell>
          <table:table-cell office:value-type="float" office:value="32.4" calcext:value-type="float">
            <text:p>32.4</text:p>
          </table:table-cell>
          <table:table-cell office:value-type="float" office:value="32.96" calcext:value-type="float">
            <text:p>32.96</text:p>
          </table:table-cell>
          <table:table-cell office:value-type="float" office:value="5556300" calcext:value-type="float">
            <text:p>5556300</text:p>
          </table:table-cell>
          <table:table-cell office:value-type="float" office:value="32.96" calcext:value-type="float">
            <text:p>32.96</text:p>
          </table:table-cell>
          <table:table-cell table:formula="of:=([.G354]-[.G355])/[.G355]" office:value-type="percentage" office:value="0.0964737192282103" calcext:value-type="percentage">
            <text:p>9.65%</text:p>
          </table:table-cell>
          <table:table-cell table:number-columns-repeated="4"/>
          <table:table-cell office:value-type="float" office:value="-3.21" calcext:value-type="float">
            <text:p>-3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09</text:p>
          </table:table-cell>
          <table:table-cell office:value-type="float" office:value="30.3" calcext:value-type="float">
            <text:p>30.3</text:p>
          </table:table-cell>
          <table:table-cell office:value-type="float" office:value="30.77" calcext:value-type="float">
            <text:p>30.77</text:p>
          </table:table-cell>
          <table:table-cell office:value-type="float" office:value="29.76" calcext:value-type="float">
            <text:p>29.76</text:p>
          </table:table-cell>
          <table:table-cell office:value-type="float" office:value="30.06" calcext:value-type="float">
            <text:p>30.06</text:p>
          </table:table-cell>
          <table:table-cell office:value-type="float" office:value="1947900" calcext:value-type="float">
            <text:p>1947900</text:p>
          </table:table-cell>
          <table:table-cell office:value-type="float" office:value="30.06" calcext:value-type="float">
            <text:p>30.06</text:p>
          </table:table-cell>
          <table:table-cell table:formula="of:=([.G355]-[.G356])/[.G356]" office:value-type="percentage" office:value="-0.00430606160980466" calcext:value-type="percentage">
            <text:p>-0.43%</text:p>
          </table:table-cell>
          <table:table-cell table:number-columns-repeated="4"/>
          <table:table-cell office:value-type="float" office:value="-2.58" calcext:value-type="float">
            <text:p>-2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08</text:p>
          </table:table-cell>
          <table:table-cell office:value-type="float" office:value="32.5" calcext:value-type="float">
            <text:p>32.5</text:p>
          </table:table-cell>
          <table:table-cell office:value-type="float" office:value="32.73" calcext:value-type="float">
            <text:p>32.73</text:p>
          </table:table-cell>
          <table:table-cell office:value-type="float" office:value="29.37" calcext:value-type="float">
            <text:p>29.37</text:p>
          </table:table-cell>
          <table:table-cell office:value-type="float" office:value="30.19" calcext:value-type="float">
            <text:p>30.19</text:p>
          </table:table-cell>
          <table:table-cell office:value-type="float" office:value="3097200" calcext:value-type="float">
            <text:p>3097200</text:p>
          </table:table-cell>
          <table:table-cell office:value-type="float" office:value="30.19" calcext:value-type="float">
            <text:p>30.19</text:p>
          </table:table-cell>
          <table:table-cell table:formula="of:=([.G356]-[.G357])/[.G357]" office:value-type="percentage" office:value="-0.0702186633815829" calcext:value-type="percentage">
            <text:p>-7.02%</text:p>
          </table:table-cell>
          <table:table-cell table:number-columns-repeated="4"/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07</text:p>
          </table:table-cell>
          <table:table-cell office:value-type="float" office:value="31.96" calcext:value-type="float">
            <text:p>31.96</text:p>
          </table:table-cell>
          <table:table-cell office:value-type="float" office:value="32.58" calcext:value-type="float">
            <text:p>32.58</text:p>
          </table:table-cell>
          <table:table-cell office:value-type="float" office:value="31.61" calcext:value-type="float">
            <text:p>31.61</text:p>
          </table:table-cell>
          <table:table-cell office:value-type="float" office:value="32.47" calcext:value-type="float">
            <text:p>32.47</text:p>
          </table:table-cell>
          <table:table-cell office:value-type="float" office:value="1158000" calcext:value-type="float">
            <text:p>1158000</text:p>
          </table:table-cell>
          <table:table-cell office:value-type="float" office:value="32.47" calcext:value-type="float">
            <text:p>32.47</text:p>
          </table:table-cell>
          <table:table-cell table:formula="of:=([.G357]-[.G358])/[.G358]" office:value-type="percentage" office:value="0.0201068174677977" calcext:value-type="percentage">
            <text:p>2.01%</text:p>
          </table:table-cell>
          <table:table-cell table:number-columns-repeated="4"/>
          <table:table-cell office:value-type="float" office:value="-1.93" calcext:value-type="float">
            <text:p>-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04</text:p>
          </table:table-cell>
          <table:table-cell office:value-type="float" office:value="32.32" calcext:value-type="float">
            <text:p>32.32</text:p>
          </table:table-cell>
          <table:table-cell office:value-type="float" office:value="32.46" calcext:value-type="float">
            <text:p>32.46</text:p>
          </table:table-cell>
          <table:table-cell office:value-type="float" office:value="31.4" calcext:value-type="float">
            <text:p>31.4</text:p>
          </table:table-cell>
          <table:table-cell office:value-type="float" office:value="31.83" calcext:value-type="float">
            <text:p>31.83</text:p>
          </table:table-cell>
          <table:table-cell office:value-type="float" office:value="1247500" calcext:value-type="float">
            <text:p>1247500</text:p>
          </table:table-cell>
          <table:table-cell office:value-type="float" office:value="31.83" calcext:value-type="float">
            <text:p>31.83</text:p>
          </table:table-cell>
          <table:table-cell table:formula="of:=([.G358]-[.G359])/[.G359]" office:value-type="percentage" office:value="-0.0194085027726433" calcext:value-type="percentage">
            <text:p>-1.94%</text:p>
          </table:table-cell>
          <table:table-cell table:number-columns-repeated="4"/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03</text:p>
          </table:table-cell>
          <table:table-cell office:value-type="float" office:value="33.91" calcext:value-type="float">
            <text:p>33.91</text:p>
          </table:table-cell>
          <table:table-cell office:value-type="float" office:value="34" calcext:value-type="float">
            <text:p>34</text:p>
          </table:table-cell>
          <table:table-cell office:value-type="float" office:value="32.13" calcext:value-type="float">
            <text:p>32.13</text:p>
          </table:table-cell>
          <table:table-cell office:value-type="float" office:value="32.46" calcext:value-type="float">
            <text:p>32.46</text:p>
          </table:table-cell>
          <table:table-cell office:value-type="float" office:value="841300" calcext:value-type="float">
            <text:p>841300</text:p>
          </table:table-cell>
          <table:table-cell office:value-type="float" office:value="32.46" calcext:value-type="float">
            <text:p>32.46</text:p>
          </table:table-cell>
          <table:table-cell table:formula="of:=([.G359]-[.G360])/[.G360]" office:value-type="percentage" office:value="-0.0436063641720683" calcext:value-type="percentage">
            <text:p>-4.36%</text:p>
          </table:table-cell>
          <table:table-cell table:number-columns-repeated="4"/>
          <table:table-cell office:value-type="float" office:value="2.84" calcext:value-type="float">
            <text:p>2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02</text:p>
          </table:table-cell>
          <table:table-cell office:value-type="float" office:value="33.5" calcext:value-type="float">
            <text:p>33.5</text:p>
          </table:table-cell>
          <table:table-cell office:value-type="float" office:value="34.39" calcext:value-type="float">
            <text:p>34.39</text:p>
          </table:table-cell>
          <table:table-cell office:value-type="float" office:value="33.39" calcext:value-type="float">
            <text:p>33.39</text:p>
          </table:table-cell>
          <table:table-cell office:value-type="float" office:value="33.94" calcext:value-type="float">
            <text:p>33.94</text:p>
          </table:table-cell>
          <table:table-cell office:value-type="float" office:value="497300" calcext:value-type="float">
            <text:p>497300</text:p>
          </table:table-cell>
          <table:table-cell office:value-type="float" office:value="33.94" calcext:value-type="float">
            <text:p>33.94</text:p>
          </table:table-cell>
          <table:table-cell table:formula="of:=([.G360]-[.G361])/[.G361]" office:value-type="percentage" office:value="0.00473653049141494" calcext:value-type="percentage">
            <text:p>0.47%</text:p>
          </table:table-cell>
          <table:table-cell table:number-columns-repeated="4"/>
          <table:table-cell office:value-type="float" office:value="-2.49" calcext:value-type="float">
            <text:p>-2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01</text:p>
          </table:table-cell>
          <table:table-cell office:value-type="float" office:value="33.13" calcext:value-type="float">
            <text:p>33.13</text:p>
          </table:table-cell>
          <table:table-cell office:value-type="float" office:value="34.21" calcext:value-type="float">
            <text:p>34.21</text:p>
          </table:table-cell>
          <table:table-cell office:value-type="float" office:value="33.13" calcext:value-type="float">
            <text:p>33.13</text:p>
          </table:table-cell>
          <table:table-cell office:value-type="float" office:value="33.78" calcext:value-type="float">
            <text:p>33.78</text:p>
          </table:table-cell>
          <table:table-cell office:value-type="float" office:value="659000" calcext:value-type="float">
            <text:p>659000</text:p>
          </table:table-cell>
          <table:table-cell office:value-type="float" office:value="33.78" calcext:value-type="float">
            <text:p>33.78</text:p>
          </table:table-cell>
          <table:table-cell table:formula="of:=([.G361]-[.G362])/[.G362]" office:value-type="percentage" office:value="0.0196196800482946" calcext:value-type="percentage">
            <text:p>1.96%</text:p>
          </table:table-cell>
          <table:table-cell table:number-columns-repeated="4"/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30</text:p>
          </table:table-cell>
          <table:table-cell office:value-type="float" office:value="33.27" calcext:value-type="float">
            <text:p>33.27</text:p>
          </table:table-cell>
          <table:table-cell office:value-type="float" office:value="33.36" calcext:value-type="float">
            <text:p>33.36</text:p>
          </table:table-cell>
          <table:table-cell office:value-type="float" office:value="32.58" calcext:value-type="float">
            <text:p>32.58</text:p>
          </table:table-cell>
          <table:table-cell office:value-type="float" office:value="33.13" calcext:value-type="float">
            <text:p>33.13</text:p>
          </table:table-cell>
          <table:table-cell office:value-type="float" office:value="413900" calcext:value-type="float">
            <text:p>413900</text:p>
          </table:table-cell>
          <table:table-cell office:value-type="float" office:value="33.13" calcext:value-type="float">
            <text:p>33.13</text:p>
          </table:table-cell>
          <table:table-cell table:formula="of:=([.G362]-[.G363])/[.G363]" office:value-type="percentage" office:value="-0.00629874025194964" calcext:value-type="percentage">
            <text:p>-0.63%</text:p>
          </table:table-cell>
          <table:table-cell table:number-columns-repeated="4"/>
          <table:table-cell office:value-type="float" office:value="-0.43" calcext:value-type="float">
            <text:p>-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27</text:p>
          </table:table-cell>
          <table:table-cell office:value-type="float" office:value="33.6" calcext:value-type="float">
            <text:p>33.6</text:p>
          </table:table-cell>
          <table:table-cell office:value-type="float" office:value="33.63" calcext:value-type="float">
            <text:p>33.63</text:p>
          </table:table-cell>
          <table:table-cell office:value-type="float" office:value="32.91" calcext:value-type="float">
            <text:p>32.91</text:p>
          </table:table-cell>
          <table:table-cell office:value-type="float" office:value="33.34" calcext:value-type="float">
            <text:p>33.34</text:p>
          </table:table-cell>
          <table:table-cell office:value-type="float" office:value="591000" calcext:value-type="float">
            <text:p>591000</text:p>
          </table:table-cell>
          <table:table-cell office:value-type="float" office:value="33.34" calcext:value-type="float">
            <text:p>33.34</text:p>
          </table:table-cell>
          <table:table-cell table:formula="of:=([.G363]-[.G364])/[.G364]" office:value-type="percentage" office:value="-0.00447894893998204" calcext:value-type="percentage">
            <text:p>-0.45%</text:p>
          </table:table-cell>
          <table:table-cell table:number-columns-repeated="4"/>
          <table:table-cell office:value-type="float" office:value="2.15" calcext:value-type="float">
            <text:p>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26</text:p>
          </table:table-cell>
          <table:table-cell office:value-type="float" office:value="32.96" calcext:value-type="float">
            <text:p>32.96</text:p>
          </table:table-cell>
          <table:table-cell office:value-type="float" office:value="33.52" calcext:value-type="float">
            <text:p>33.52</text:p>
          </table:table-cell>
          <table:table-cell office:value-type="float" office:value="32.91" calcext:value-type="float">
            <text:p>32.91</text:p>
          </table:table-cell>
          <table:table-cell office:value-type="float" office:value="33.49" calcext:value-type="float">
            <text:p>33.49</text:p>
          </table:table-cell>
          <table:table-cell office:value-type="float" office:value="425300" calcext:value-type="float">
            <text:p>425300</text:p>
          </table:table-cell>
          <table:table-cell office:value-type="float" office:value="33.49" calcext:value-type="float">
            <text:p>33.49</text:p>
          </table:table-cell>
          <table:table-cell table:formula="of:=([.G364]-[.G365])/[.G365]" office:value-type="percentage" office:value="0.0176238225463387" calcext:value-type="percentage">
            <text:p>1.76%</text:p>
          </table:table-cell>
          <table:table-cell table:number-columns-repeated="4"/>
          <table:table-cell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25</text:p>
          </table:table-cell>
          <table:table-cell office:value-type="float" office:value="32.07" calcext:value-type="float">
            <text:p>32.07</text:p>
          </table:table-cell>
          <table:table-cell office:value-type="float" office:value="32.99" calcext:value-type="float">
            <text:p>32.99</text:p>
          </table:table-cell>
          <table:table-cell office:value-type="float" office:value="32.07" calcext:value-type="float">
            <text:p>32.07</text:p>
          </table:table-cell>
          <table:table-cell office:value-type="float" office:value="32.91" calcext:value-type="float">
            <text:p>32.91</text:p>
          </table:table-cell>
          <table:table-cell office:value-type="float" office:value="712200" calcext:value-type="float">
            <text:p>712200</text:p>
          </table:table-cell>
          <table:table-cell office:value-type="float" office:value="32.91" calcext:value-type="float">
            <text:p>32.91</text:p>
          </table:table-cell>
          <table:table-cell table:formula="of:=([.G365]-[.G366])/[.G366]" office:value-type="percentage" office:value="0.034255185417976" calcext:value-type="percentage">
            <text:p>3.43%</text:p>
          </table:table-cell>
          <table:table-cell table:number-columns-repeated="4"/>
          <table:table-cell office:value-type="float" office:value="1.31" calcext:value-type="float">
            <text:p>1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24</text:p>
          </table:table-cell>
          <table:table-cell office:value-type="float" office:value="31.82" calcext:value-type="float">
            <text:p>31.82</text:p>
          </table:table-cell>
          <table:table-cell office:value-type="float" office:value="32.2" calcext:value-type="float">
            <text:p>32.2</text:p>
          </table:table-cell>
          <table:table-cell office:value-type="float" office:value="31" calcext:value-type="float">
            <text:p>31</text:p>
          </table:table-cell>
          <table:table-cell office:value-type="float" office:value="31.82" calcext:value-type="float">
            <text:p>31.82</text:p>
          </table:table-cell>
          <table:table-cell office:value-type="float" office:value="674500" calcext:value-type="float">
            <text:p>674500</text:p>
          </table:table-cell>
          <table:table-cell office:value-type="float" office:value="31.82" calcext:value-type="float">
            <text:p>31.82</text:p>
          </table:table-cell>
          <table:table-cell table:formula="of:=([.G366]-[.G367])/[.G367]" office:value-type="percentage" office:value="-0.00375704445835945" calcext:value-type="percentage">
            <text:p>-0.38%</text:p>
          </table:table-cell>
          <table:table-cell table:number-columns-repeated="4"/>
          <table:table-cell office:value-type="float" office:value="-1.95" calcext:value-type="float">
            <text:p>-1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23</text:p>
          </table:table-cell>
          <table:table-cell office:value-type="float" office:value="32.86" calcext:value-type="float">
            <text:p>32.86</text:p>
          </table:table-cell>
          <table:table-cell office:value-type="float" office:value="32.97" calcext:value-type="float">
            <text:p>32.97</text:p>
          </table:table-cell>
          <table:table-cell office:value-type="float" office:value="31.71" calcext:value-type="float">
            <text:p>31.71</text:p>
          </table:table-cell>
          <table:table-cell office:value-type="float" office:value="31.94" calcext:value-type="float">
            <text:p>31.94</text:p>
          </table:table-cell>
          <table:table-cell office:value-type="float" office:value="890800" calcext:value-type="float">
            <text:p>890800</text:p>
          </table:table-cell>
          <table:table-cell office:value-type="float" office:value="31.94" calcext:value-type="float">
            <text:p>31.94</text:p>
          </table:table-cell>
          <table:table-cell table:formula="of:=([.G367]-[.G368])/[.G368]" office:value-type="percentage" office:value="-0.0367913148371531" calcext:value-type="percentage">
            <text:p>-3.68%</text:p>
          </table:table-cell>
          <table:table-cell table:number-columns-repeated="4"/>
          <table:table-cell office:value-type="float" office:value="-9.65" calcext:value-type="float">
            <text:p>-9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20</text:p>
          </table:table-cell>
          <table:table-cell office:value-type="float" office:value="33.14" calcext:value-type="float">
            <text:p>33.14</text:p>
          </table:table-cell>
          <table:table-cell office:value-type="float" office:value="33.73" calcext:value-type="float">
            <text:p>33.73</text:p>
          </table:table-cell>
          <table:table-cell office:value-type="float" office:value="32.94" calcext:value-type="float">
            <text:p>32.94</text:p>
          </table:table-cell>
          <table:table-cell office:value-type="float" office:value="33.16" calcext:value-type="float">
            <text:p>33.16</text:p>
          </table:table-cell>
          <table:table-cell office:value-type="float" office:value="821800" calcext:value-type="float">
            <text:p>821800</text:p>
          </table:table-cell>
          <table:table-cell office:value-type="float" office:value="33.16" calcext:value-type="float">
            <text:p>33.16</text:p>
          </table:table-cell>
          <table:table-cell table:formula="of:=([.G368]-[.G369])/[.G369]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9</text:p>
          </table:table-cell>
          <table:table-cell office:value-type="float" office:value="32.75" calcext:value-type="float">
            <text:p>32.75</text:p>
          </table:table-cell>
          <table:table-cell office:value-type="float" office:value="33.43" calcext:value-type="float">
            <text:p>33.43</text:p>
          </table:table-cell>
          <table:table-cell office:value-type="float" office:value="32.5" calcext:value-type="float">
            <text:p>32.5</text:p>
          </table:table-cell>
          <table:table-cell office:value-type="float" office:value="33.16" calcext:value-type="float">
            <text:p>33.16</text:p>
          </table:table-cell>
          <table:table-cell office:value-type="float" office:value="774900" calcext:value-type="float">
            <text:p>774900</text:p>
          </table:table-cell>
          <table:table-cell office:value-type="float" office:value="33.16" calcext:value-type="float">
            <text:p>33.16</text:p>
          </table:table-cell>
          <table:table-cell table:formula="of:=([.G369]-[.G370])/[.G370]" office:value-type="percentage" office:value="0.0153092467850582" calcext:value-type="percentage">
            <text:p>1.53%</text:p>
          </table:table-cell>
          <table:table-cell table:number-columns-repeated="4"/>
          <table:table-cell office:value-type="float" office:value="-2.03" calcext:value-type="float">
            <text:p>-2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8</text:p>
          </table:table-cell>
          <table:table-cell office:value-type="float" office:value="32.09" calcext:value-type="float">
            <text:p>32.09</text:p>
          </table:table-cell>
          <table:table-cell office:value-type="float" office:value="32.75" calcext:value-type="float">
            <text:p>32.75</text:p>
          </table:table-cell>
          <table:table-cell office:value-type="float" office:value="31.53" calcext:value-type="float">
            <text:p>31.53</text:p>
          </table:table-cell>
          <table:table-cell office:value-type="float" office:value="32.66" calcext:value-type="float">
            <text:p>32.66</text:p>
          </table:table-cell>
          <table:table-cell office:value-type="float" office:value="823100" calcext:value-type="float">
            <text:p>823100</text:p>
          </table:table-cell>
          <table:table-cell office:value-type="float" office:value="32.66" calcext:value-type="float">
            <text:p>32.66</text:p>
          </table:table-cell>
          <table:table-cell table:formula="of:=([.G370]-[.G371])/[.G371]" office:value-type="percentage" office:value="0.0130272952853596" calcext:value-type="percentage">
            <text:p>1.30%</text:p>
          </table:table-cell>
          <table:table-cell table:number-columns-repeated="4"/>
          <table:table-cell office:value-type="float" office:value="-3.16" calcext:value-type="float">
            <text:p>-3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7</text:p>
          </table:table-cell>
          <table:table-cell office:value-type="float" office:value="32.43" calcext:value-type="float">
            <text:p>32.43</text:p>
          </table:table-cell>
          <table:table-cell office:value-type="float" office:value="33.07" calcext:value-type="float">
            <text:p>33.07</text:p>
          </table:table-cell>
          <table:table-cell office:value-type="float" office:value="32.04" calcext:value-type="float">
            <text:p>32.04</text:p>
          </table:table-cell>
          <table:table-cell office:value-type="float" office:value="32.24" calcext:value-type="float">
            <text:p>32.24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32.24" calcext:value-type="float">
            <text:p>32.24</text:p>
          </table:table-cell>
          <table:table-cell table:formula="of:=([.G371]-[.G372])/[.G372]" office:value-type="percentage" office:value="-0.000310077519379783" calcext:value-type="percentage">
            <text:p>-0.03%</text:p>
          </table:table-cell>
          <table:table-cell table:number-columns-repeated="4"/>
          <table:table-cell office:value-type="float" office:value="-3.12" calcext:value-type="float">
            <text:p>-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6</text:p>
          </table:table-cell>
          <table:table-cell office:value-type="float" office:value="33.41" calcext:value-type="float">
            <text:p>33.41</text:p>
          </table:table-cell>
          <table:table-cell office:value-type="float" office:value="33.7" calcext:value-type="float">
            <text:p>33.7</text:p>
          </table:table-cell>
          <table:table-cell office:value-type="float" office:value="32.09" calcext:value-type="float">
            <text:p>32.09</text:p>
          </table:table-cell>
          <table:table-cell office:value-type="float" office:value="32.25" calcext:value-type="float">
            <text:p>32.25</text:p>
          </table:table-cell>
          <table:table-cell office:value-type="float" office:value="1099600" calcext:value-type="float">
            <text:p>1099600</text:p>
          </table:table-cell>
          <table:table-cell office:value-type="float" office:value="32.25" calcext:value-type="float">
            <text:p>32.25</text:p>
          </table:table-cell>
          <table:table-cell table:formula="of:=([.G372]-[.G373])/[.G373]" office:value-type="percentage" office:value="-0.0398928252456089" calcext:value-type="percentage">
            <text:p>-3.99%</text:p>
          </table:table-cell>
          <table:table-cell table:number-columns-repeated="4"/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3</text:p>
          </table:table-cell>
          <table:table-cell office:value-type="float" office:value="33.94" calcext:value-type="float">
            <text:p>33.94</text:p>
          </table:table-cell>
          <table:table-cell office:value-type="float" office:value="34.04" calcext:value-type="float">
            <text:p>34.04</text:p>
          </table:table-cell>
          <table:table-cell office:value-type="float" office:value="32.85" calcext:value-type="float">
            <text:p>32.85</text:p>
          </table:table-cell>
          <table:table-cell office:value-type="float" office:value="33.59" calcext:value-type="float">
            <text:p>33.59</text:p>
          </table:table-cell>
          <table:table-cell office:value-type="float" office:value="649600" calcext:value-type="float">
            <text:p>649600</text:p>
          </table:table-cell>
          <table:table-cell office:value-type="float" office:value="33.59" calcext:value-type="float">
            <text:p>33.59</text:p>
          </table:table-cell>
          <table:table-cell table:formula="of:=([.G373]-[.G374])/[.G374]" office:value-type="percentage" office:value="0.00448564593301452" calcext:value-type="percentage">
            <text:p>0.45%</text:p>
          </table:table-cell>
          <table:table-cell table:number-columns-repeated="4"/>
          <table:table-cell office:value-type="float" office:value="-2.17" calcext:value-type="float">
            <text:p>-2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2</text:p>
          </table:table-cell>
          <table:table-cell office:value-type="float" office:value="33.77" calcext:value-type="float">
            <text:p>33.77</text:p>
          </table:table-cell>
          <table:table-cell office:value-type="float" office:value="34.48" calcext:value-type="float">
            <text:p>34.48</text:p>
          </table:table-cell>
          <table:table-cell office:value-type="float" office:value="32.92" calcext:value-type="float">
            <text:p>32.92</text:p>
          </table:table-cell>
          <table:table-cell office:value-type="float" office:value="33.44" calcext:value-type="float">
            <text:p>33.44</text:p>
          </table:table-cell>
          <table:table-cell office:value-type="float" office:value="1033900" calcext:value-type="float">
            <text:p>1033900</text:p>
          </table:table-cell>
          <table:table-cell office:value-type="float" office:value="33.44" calcext:value-type="float">
            <text:p>33.44</text:p>
          </table:table-cell>
          <table:table-cell table:formula="of:=([.G374]-[.G375])/[.G375]" office:value-type="percentage" office:value="0.0105772136597158" calcext:value-type="percentage">
            <text:p>1.06%</text:p>
          </table:table-cell>
          <table:table-cell table:number-columns-repeated="4"/>
          <table:table-cell office:value-type="float" office:value="-0.89" calcext:value-type="float">
            <text:p>-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1</text:p>
          </table:table-cell>
          <table:table-cell office:value-type="float" office:value="33.24" calcext:value-type="float">
            <text:p>33.24</text:p>
          </table:table-cell>
          <table:table-cell office:value-type="float" office:value="33.29" calcext:value-type="float">
            <text:p>33.29</text:p>
          </table:table-cell>
          <table:table-cell office:value-type="float" office:value="32.01" calcext:value-type="float">
            <text:p>32.01</text:p>
          </table:table-cell>
          <table:table-cell office:value-type="float" office:value="33.09" calcext:value-type="float">
            <text:p>33.09</text:p>
          </table:table-cell>
          <table:table-cell office:value-type="float" office:value="1105500" calcext:value-type="float">
            <text:p>1105500</text:p>
          </table:table-cell>
          <table:table-cell office:value-type="float" office:value="33.09" calcext:value-type="float">
            <text:p>33.09</text:p>
          </table:table-cell>
          <table:table-cell table:formula="of:=([.G375]-[.G376])/[.G376]" office:value-type="percentage" office:value="0.0194085027726433" calcext:value-type="percentage">
            <text:p>1.94%</text:p>
          </table:table-cell>
          <table:table-cell table:number-columns-repeated="4"/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0</text:p>
          </table:table-cell>
          <table:table-cell office:value-type="float" office:value="33.15" calcext:value-type="float">
            <text:p>33.15</text:p>
          </table:table-cell>
          <table:table-cell office:value-type="float" office:value="33.85" calcext:value-type="float">
            <text:p>33.85</text:p>
          </table:table-cell>
          <table:table-cell office:value-type="float" office:value="32.1" calcext:value-type="float">
            <text:p>32.1</text:p>
          </table:table-cell>
          <table:table-cell office:value-type="float" office:value="32.46" calcext:value-type="float">
            <text:p>32.46</text:p>
          </table:table-cell>
          <table:table-cell office:value-type="float" office:value="1847700" calcext:value-type="float">
            <text:p>1847700</text:p>
          </table:table-cell>
          <table:table-cell office:value-type="float" office:value="32.46" calcext:value-type="float">
            <text:p>32.46</text:p>
          </table:table-cell>
          <table:table-cell table:formula="of:=([.G376]-[.G377])/[.G377]" office:value-type="percentage" office:value="-0.020814479638009" calcext:value-type="percentage">
            <text:p>-2.08%</text:p>
          </table:table-cell>
          <table:table-cell table:number-columns-repeated="4"/>
          <table:table-cell office:value-type="float" office:value="-1.18" calcext:value-type="float">
            <text:p>-1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09</text:p>
          </table:table-cell>
          <table:table-cell office:value-type="float" office:value="34.1" calcext:value-type="float">
            <text:p>34.1</text:p>
          </table:table-cell>
          <table:table-cell office:value-type="float" office:value="34.29" calcext:value-type="float">
            <text:p>34.29</text:p>
          </table:table-cell>
          <table:table-cell office:value-type="float" office:value="33.1" calcext:value-type="float">
            <text:p>33.1</text:p>
          </table:table-cell>
          <table:table-cell office:value-type="float" office:value="33.15" calcext:value-type="float">
            <text:p>33.15</text:p>
          </table:table-cell>
          <table:table-cell office:value-type="float" office:value="1655700" calcext:value-type="float">
            <text:p>1655700</text:p>
          </table:table-cell>
          <table:table-cell office:value-type="float" office:value="33.15" calcext:value-type="float">
            <text:p>33.15</text:p>
          </table:table-cell>
          <table:table-cell table:formula="of:=([.G377]-[.G378])/[.G378]" office:value-type="percentage" office:value="-0.0385730858468677" calcext:value-type="percentage">
            <text:p>-3.86%</text:p>
          </table:table-cell>
          <table:table-cell table:number-columns-repeated="4"/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05</text:p>
          </table:table-cell>
          <table:table-cell office:value-type="float" office:value="35.1" calcext:value-type="float">
            <text:p>35.1</text:p>
          </table:table-cell>
          <table:table-cell office:value-type="float" office:value="35.44" calcext:value-type="float">
            <text:p>35.44</text:p>
          </table:table-cell>
          <table:table-cell office:value-type="float" office:value="34.41" calcext:value-type="float">
            <text:p>34.41</text:p>
          </table:table-cell>
          <table:table-cell office:value-type="float" office:value="34.48" calcext:value-type="float">
            <text:p>34.48</text:p>
          </table:table-cell>
          <table:table-cell office:value-type="float" office:value="1509400" calcext:value-type="float">
            <text:p>1509400</text:p>
          </table:table-cell>
          <table:table-cell office:value-type="float" office:value="34.48" calcext:value-type="float">
            <text:p>34.48</text:p>
          </table:table-cell>
          <table:table-cell table:formula="of:=([.G378]-[.G379])/[.G379]" office:value-type="percentage" office:value="-0.0148571428571429" calcext:value-type="percentage">
            <text:p>-1.49%</text:p>
          </table:table-cell>
          <table:table-cell table:number-columns-repeated="4"/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04</text:p>
          </table:table-cell>
          <table:table-cell office:value-type="float" office:value="35.27" calcext:value-type="float">
            <text:p>35.27</text:p>
          </table:table-cell>
          <table:table-cell office:value-type="float" office:value="35.49" calcext:value-type="float">
            <text:p>35.49</text:p>
          </table:table-cell>
          <table:table-cell office:value-type="float" office:value="34.69" calcext:value-type="float">
            <text:p>34.69</text:p>
          </table:table-cell>
          <table:table-cell office:value-type="float" office:value="35" calcext:value-type="float">
            <text:p>35</text:p>
          </table:table-cell>
          <table:table-cell office:value-type="float" office:value="4481800" calcext:value-type="float">
            <text:p>4481800</text:p>
          </table:table-cell>
          <table:table-cell office:value-type="float" office:value="35" calcext:value-type="float">
            <text:p>35</text:p>
          </table:table-cell>
          <table:table-cell table:formula="of:=([.G379]-[.G380])/[.G380]" office:value-type="percentage" office:value="-0.0791896869244935" calcext:value-type="percentage">
            <text:p>-7.92%</text:p>
          </table:table-cell>
          <table:table-cell table:number-columns-repeated="4"/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03</text:p>
          </table:table-cell>
          <table:table-cell office:value-type="float" office:value="36.7" calcext:value-type="float">
            <text:p>36.7</text:p>
          </table:table-cell>
          <table:table-cell office:value-type="float" office:value="38.47" calcext:value-type="float">
            <text:p>38.47</text:p>
          </table:table-cell>
          <table:table-cell office:value-type="float" office:value="36.67" calcext:value-type="float">
            <text:p>36.67</text:p>
          </table:table-cell>
          <table:table-cell office:value-type="float" office:value="38.01" calcext:value-type="float">
            <text:p>38.01</text:p>
          </table:table-cell>
          <table:table-cell office:value-type="float" office:value="1098100" calcext:value-type="float">
            <text:p>1098100</text:p>
          </table:table-cell>
          <table:table-cell office:value-type="float" office:value="38.01" calcext:value-type="float">
            <text:p>38.01</text:p>
          </table:table-cell>
          <table:table-cell table:formula="of:=([.G380]-[.G381])/[.G381]" office:value-type="percentage" office:value="0.0390924002186987" calcext:value-type="percentage">
            <text:p>3.91%</text:p>
          </table:table-cell>
          <table:table-cell table:number-columns-repeated="4"/>
          <table:table-cell office:value-type="float" office:value="-0.21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02</text:p>
          </table:table-cell>
          <table:table-cell office:value-type="float" office:value="37.33" calcext:value-type="float">
            <text:p>37.33</text:p>
          </table:table-cell>
          <table:table-cell office:value-type="float" office:value="37.97" calcext:value-type="float">
            <text:p>37.97</text:p>
          </table:table-cell>
          <table:table-cell office:value-type="float" office:value="36.53" calcext:value-type="float">
            <text:p>36.53</text:p>
          </table:table-cell>
          <table:table-cell office:value-type="float" office:value="36.58" calcext:value-type="float">
            <text:p>36.58</text:p>
          </table:table-cell>
          <table:table-cell office:value-type="float" office:value="1028600" calcext:value-type="float">
            <text:p>1028600</text:p>
          </table:table-cell>
          <table:table-cell office:value-type="float" office:value="36.58" calcext:value-type="float">
            <text:p>36.58</text:p>
          </table:table-cell>
          <table:table-cell table:formula="of:=([.G381]-[.G382])/[.G382]" office:value-type="percentage" office:value="-0.0177228786251344" calcext:value-type="percentage">
            <text:p>-1.77%</text:p>
          </table:table-cell>
          <table:table-cell table:number-columns-repeated="4"/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30</text:p>
          </table:table-cell>
          <table:table-cell office:value-type="float" office:value="37.52" calcext:value-type="float">
            <text:p>37.52</text:p>
          </table:table-cell>
          <table:table-cell office:value-type="float" office:value="37.94" calcext:value-type="float">
            <text:p>37.94</text:p>
          </table:table-cell>
          <table:table-cell office:value-type="float" office:value="36.68" calcext:value-type="float">
            <text:p>36.68</text:p>
          </table:table-cell>
          <table:table-cell office:value-type="float" office:value="37.24" calcext:value-type="float">
            <text:p>37.24</text:p>
          </table:table-cell>
          <table:table-cell office:value-type="float" office:value="886400" calcext:value-type="float">
            <text:p>886400</text:p>
          </table:table-cell>
          <table:table-cell office:value-type="float" office:value="37.24" calcext:value-type="float">
            <text:p>37.24</text:p>
          </table:table-cell>
          <table:table-cell table:formula="of:=([.G382]-[.G383])/[.G383]" office:value-type="percentage" office:value="-0.00241092954728091" calcext:value-type="percentage">
            <text:p>-0.24%</text:p>
          </table:table-cell>
          <table:table-cell table:number-columns-repeated="4"/>
          <table:table-cell office:value-type="float" office:value="-0.59" calcext:value-type="float">
            <text:p>-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29</text:p>
          </table:table-cell>
          <table:table-cell table:number-columns-repeated="2" office:value-type="float" office:value="38.19" calcext:value-type="float">
            <text:p>38.19</text:p>
          </table:table-cell>
          <table:table-cell office:value-type="float" office:value="37.03" calcext:value-type="float">
            <text:p>37.03</text:p>
          </table:table-cell>
          <table:table-cell office:value-type="float" office:value="37.33" calcext:value-type="float">
            <text:p>37.33</text:p>
          </table:table-cell>
          <table:table-cell office:value-type="float" office:value="796400" calcext:value-type="float">
            <text:p>796400</text:p>
          </table:table-cell>
          <table:table-cell office:value-type="float" office:value="37.33" calcext:value-type="float">
            <text:p>37.33</text:p>
          </table:table-cell>
          <table:table-cell table:formula="of:=([.G383]-[.G384])/[.G384]" office:value-type="percentage" office:value="-0.0137384412153237" calcext:value-type="percentage">
            <text:p>-1.37%</text:p>
          </table:table-cell>
          <table:table-cell table:number-columns-repeated="4"/>
          <table:table-cell office:value-type="float" office:value="-1.68" calcext:value-type="float">
            <text:p>-1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28</text:p>
          </table:table-cell>
          <table:table-cell office:value-type="float" office:value="37.78" calcext:value-type="float">
            <text:p>37.78</text:p>
          </table:table-cell>
          <table:table-cell office:value-type="float" office:value="38.44" calcext:value-type="float">
            <text:p>38.44</text:p>
          </table:table-cell>
          <table:table-cell office:value-type="float" office:value="37.11" calcext:value-type="float">
            <text:p>37.11</text:p>
          </table:table-cell>
          <table:table-cell office:value-type="float" office:value="37.85" calcext:value-type="float">
            <text:p>37.85</text:p>
          </table:table-cell>
          <table:table-cell office:value-type="float" office:value="955000" calcext:value-type="float">
            <text:p>955000</text:p>
          </table:table-cell>
          <table:table-cell office:value-type="float" office:value="37.85" calcext:value-type="float">
            <text:p>37.85</text:p>
          </table:table-cell>
          <table:table-cell table:formula="of:=([.G384]-[.G385])/[.G385]" office:value-type="percentage" office:value="-0.00237216657880855" calcext:value-type="percentage">
            <text:p>-0.24%</text:p>
          </table:table-cell>
          <table:table-cell table:number-columns-repeated="4"/>
          <table:table-cell office:value-type="float" office:value="-1.32" calcext:value-type="float">
            <text:p>-1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27</text:p>
          </table:table-cell>
          <table:table-cell office:value-type="float" office:value="37.16" calcext:value-type="float">
            <text:p>37.16</text:p>
          </table:table-cell>
          <table:table-cell office:value-type="float" office:value="39.95" calcext:value-type="float">
            <text:p>39.95</text:p>
          </table:table-cell>
          <table:table-cell office:value-type="float" office:value="37.03" calcext:value-type="float">
            <text:p>37.03</text:p>
          </table:table-cell>
          <table:table-cell office:value-type="float" office:value="37.94" calcext:value-type="float">
            <text:p>37.94</text:p>
          </table:table-cell>
          <table:table-cell office:value-type="float" office:value="2539200" calcext:value-type="float">
            <text:p>2539200</text:p>
          </table:table-cell>
          <table:table-cell office:value-type="float" office:value="37.94" calcext:value-type="float">
            <text:p>37.94</text:p>
          </table:table-cell>
          <table:table-cell table:formula="of:=([.G385]-[.G386])/[.G386]" office:value-type="percentage" office:value="0.0144385026737968" calcext:value-type="percentage">
            <text:p>1.44%</text:p>
          </table:table-cell>
          <table:table-cell table:number-columns-repeated="4"/>
          <table:table-cell office:value-type="float" office:value="-2.13" calcext:value-type="float">
            <text:p>-2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26</text:p>
          </table:table-cell>
          <table:table-cell office:value-type="float" office:value="35.59" calcext:value-type="float">
            <text:p>35.59</text:p>
          </table:table-cell>
          <table:table-cell office:value-type="float" office:value="38.09" calcext:value-type="float">
            <text:p>38.09</text:p>
          </table:table-cell>
          <table:table-cell office:value-type="float" office:value="35.04" calcext:value-type="float">
            <text:p>35.04</text:p>
          </table:table-cell>
          <table:table-cell office:value-type="float" office:value="37.4" calcext:value-type="float">
            <text:p>37.4</text:p>
          </table:table-cell>
          <table:table-cell office:value-type="float" office:value="3140500" calcext:value-type="float">
            <text:p>3140500</text:p>
          </table:table-cell>
          <table:table-cell office:value-type="float" office:value="37.4" calcext:value-type="float">
            <text:p>37.4</text:p>
          </table:table-cell>
          <table:table-cell table:formula="of:=([.G386]-[.G387])/[.G387]" office:value-type="percentage" office:value="0.0974178403755869" calcext:value-type="percentage">
            <text:p>9.74%</text:p>
          </table:table-cell>
          <table:table-cell table:number-columns-repeated="4"/>
          <table:table-cell office:value-type="float" office:value="-0.77" calcext:value-type="float">
            <text:p>-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23</text:p>
          </table:table-cell>
          <table:table-cell office:value-type="float" office:value="34.26" calcext:value-type="float">
            <text:p>34.26</text:p>
          </table:table-cell>
          <table:table-cell office:value-type="float" office:value="34.63" calcext:value-type="float">
            <text:p>34.63</text:p>
          </table:table-cell>
          <table:table-cell office:value-type="float" office:value="33.15" calcext:value-type="float">
            <text:p>33.15</text:p>
          </table:table-cell>
          <table:table-cell office:value-type="float" office:value="34.08" calcext:value-type="float">
            <text:p>34.08</text:p>
          </table:table-cell>
          <table:table-cell office:value-type="float" office:value="1170600" calcext:value-type="float">
            <text:p>1170600</text:p>
          </table:table-cell>
          <table:table-cell office:value-type="float" office:value="34.08" calcext:value-type="float">
            <text:p>34.08</text:p>
          </table:table-cell>
          <table:table-cell table:formula="of:=([.G387]-[.G388])/[.G388]" office:value-type="percentage" office:value="-0.00930232558139536" calcext:value-type="percentage">
            <text:p>-0.93%</text:p>
          </table:table-cell>
          <table:table-cell table:number-columns-repeated="4"/>
          <table:table-cell office:value-type="float" office:value="1.26" calcext:value-type="float">
            <text:p>1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22</text:p>
          </table:table-cell>
          <table:table-cell office:value-type="float" office:value="34.97" calcext:value-type="float">
            <text:p>34.97</text:p>
          </table:table-cell>
          <table:table-cell office:value-type="float" office:value="35.15" calcext:value-type="float">
            <text:p>35.15</text:p>
          </table:table-cell>
          <table:table-cell office:value-type="float" office:value="34.3" calcext:value-type="float">
            <text:p>34.3</text:p>
          </table:table-cell>
          <table:table-cell office:value-type="float" office:value="34.4" calcext:value-type="float">
            <text:p>34.4</text:p>
          </table:table-cell>
          <table:table-cell office:value-type="float" office:value="522400" calcext:value-type="float">
            <text:p>522400</text:p>
          </table:table-cell>
          <table:table-cell office:value-type="float" office:value="34.4" calcext:value-type="float">
            <text:p>34.4</text:p>
          </table:table-cell>
          <table:table-cell table:formula="of:=([.G388]-[.G389])/[.G389]" office:value-type="percentage" office:value="-0.0213371266002845" calcext:value-type="percentage">
            <text:p>-2.13%</text:p>
          </table:table-cell>
          <table:table-cell table:number-columns-repeated="4"/>
          <table:table-cell office:value-type="float" office:value="1.36" calcext:value-type="float">
            <text:p>1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21</text:p>
          </table:table-cell>
          <table:table-cell office:value-type="float" office:value="34.94" calcext:value-type="float">
            <text:p>34.94</text:p>
          </table:table-cell>
          <table:table-cell office:value-type="float" office:value="35.3" calcext:value-type="float">
            <text:p>35.3</text:p>
          </table:table-cell>
          <table:table-cell office:value-type="float" office:value="34.6" calcext:value-type="float">
            <text:p>34.6</text:p>
          </table:table-cell>
          <table:table-cell office:value-type="float" office:value="35.15" calcext:value-type="float">
            <text:p>35.15</text:p>
          </table:table-cell>
          <table:table-cell office:value-type="float" office:value="607200" calcext:value-type="float">
            <text:p>607200</text:p>
          </table:table-cell>
          <table:table-cell office:value-type="float" office:value="35.15" calcext:value-type="float">
            <text:p>35.15</text:p>
          </table:table-cell>
          <table:table-cell table:formula="of:=([.G389]-[.G390])/[.G390]" office:value-type="percentage" office:value="0.00543478260869559" calcext:value-type="percentage">
            <text:p>0.54%</text:p>
          </table:table-cell>
          <table:table-cell table:number-columns-repeated="4"/>
          <table:table-cell office:value-type="float" office:value="2.21" calcext:value-type="float">
            <text:p>2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20</text:p>
          </table:table-cell>
          <table:table-cell office:value-type="float" office:value="34.98" calcext:value-type="float">
            <text:p>34.98</text:p>
          </table:table-cell>
          <table:table-cell office:value-type="float" office:value="35.2" calcext:value-type="float">
            <text:p>35.2</text:p>
          </table:table-cell>
          <table:table-cell office:value-type="float" office:value="34.57" calcext:value-type="float">
            <text:p>34.57</text:p>
          </table:table-cell>
          <table:table-cell office:value-type="float" office:value="34.96" calcext:value-type="float">
            <text:p>34.96</text:p>
          </table:table-cell>
          <table:table-cell office:value-type="float" office:value="567000" calcext:value-type="float">
            <text:p>567000</text:p>
          </table:table-cell>
          <table:table-cell office:value-type="float" office:value="34.96" calcext:value-type="float">
            <text:p>34.96</text:p>
          </table:table-cell>
          <table:table-cell table:formula="of:=([.G390]-[.G391])/[.G391]" office:value-type="percentage" office:value="-0.000571755288736307" calcext:value-type="percentage">
            <text:p>-0.06%</text:p>
          </table:table-cell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19</text:p>
          </table:table-cell>
          <table:table-cell office:value-type="float" office:value="35.26" calcext:value-type="float">
            <text:p>35.26</text:p>
          </table:table-cell>
          <table:table-cell office:value-type="float" office:value="35.32" calcext:value-type="float">
            <text:p>35.32</text:p>
          </table:table-cell>
          <table:table-cell office:value-type="float" office:value="34.54" calcext:value-type="float">
            <text:p>34.54</text:p>
          </table:table-cell>
          <table:table-cell office:value-type="float" office:value="34.98" calcext:value-type="float">
            <text:p>34.98</text:p>
          </table:table-cell>
          <table:table-cell office:value-type="float" office:value="1015600" calcext:value-type="float">
            <text:p>1015600</text:p>
          </table:table-cell>
          <table:table-cell office:value-type="float" office:value="34.98" calcext:value-type="float">
            <text:p>34.98</text:p>
          </table:table-cell>
          <table:table-cell table:formula="of:=([.G391]-[.G392])/[.G392]" office:value-type="percentage" office:value="-0.00962627406568526" calcext:value-type="percentage">
            <text:p>-0.96%</text:p>
          </table:table-cell>
          <table:table-cell table:number-columns-repeated="4"/>
          <table:table-cell office:value-type="float" office:value="-19.33" calcext:value-type="float">
            <text:p>-19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16</text:p>
          </table:table-cell>
          <table:table-cell office:value-type="float" office:value="34.9" calcext:value-type="float">
            <text:p>34.9</text:p>
          </table:table-cell>
          <table:table-cell office:value-type="float" office:value="35.89" calcext:value-type="float">
            <text:p>35.89</text:p>
          </table:table-cell>
          <table:table-cell office:value-type="float" office:value="34.83" calcext:value-type="float">
            <text:p>34.83</text:p>
          </table:table-cell>
          <table:table-cell office:value-type="float" office:value="35.32" calcext:value-type="float">
            <text:p>35.32</text:p>
          </table:table-cell>
          <table:table-cell office:value-type="float" office:value="729300" calcext:value-type="float">
            <text:p>729300</text:p>
          </table:table-cell>
          <table:table-cell office:value-type="float" office:value="35.32" calcext:value-type="float">
            <text:p>35.32</text:p>
          </table:table-cell>
          <table:table-cell table:formula="of:=([.G392]-[.G393])/[.G393]" office:value-type="percentage" office:value="0.00914285714285715" calcext:value-type="percentage">
            <text:p>0.91%</text:p>
          </table:table-cell>
          <table:table-cell table:number-columns-repeated="4"/>
          <table:table-cell office:value-type="float" office:value="16.72" calcext:value-type="float">
            <text:p>16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15</text:p>
          </table:table-cell>
          <table:table-cell office:value-type="float" office:value="35.28" calcext:value-type="float">
            <text:p>35.28</text:p>
          </table:table-cell>
          <table:table-cell office:value-type="float" office:value="35.48" calcext:value-type="float">
            <text:p>35.48</text:p>
          </table:table-cell>
          <table:table-cell office:value-type="float" office:value="34.78" calcext:value-type="float">
            <text:p>34.78</text:p>
          </table:table-cell>
          <table:table-cell office:value-type="float" office:value="35" calcext:value-type="float">
            <text:p>35</text:p>
          </table:table-cell>
          <table:table-cell office:value-type="float" office:value="571600" calcext:value-type="float">
            <text:p>571600</text:p>
          </table:table-cell>
          <table:table-cell office:value-type="float" office:value="35" calcext:value-type="float">
            <text:p>35</text:p>
          </table:table-cell>
          <table:table-cell table:formula="of:=([.G393]-[.G394])/[.G394]" office:value-type="percentage" office:value="-0.00821762538962877" calcext:value-type="percentage">
            <text:p>-0.82%</text:p>
          </table:table-cell>
          <table:table-cell table:number-columns-repeated="4"/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1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.8" calcext:value-type="float">
            <text:p>34.8</text:p>
          </table:table-cell>
          <table:table-cell office:value-type="float" office:value="35.29" calcext:value-type="float">
            <text:p>35.29</text:p>
          </table:table-cell>
          <table:table-cell office:value-type="float" office:value="851500" calcext:value-type="float">
            <text:p>851500</text:p>
          </table:table-cell>
          <table:table-cell office:value-type="float" office:value="35.29" calcext:value-type="float">
            <text:p>35.29</text:p>
          </table:table-cell>
          <table:table-cell table:formula="of:=([.G394]-[.G395])/[.G395]" office:value-type="percentage" office:value="-0.0221668052091993" calcext:value-type="percentage">
            <text:p>-2.22%</text:p>
          </table:table-cell>
          <table:table-cell table:number-columns-repeated="4"/>
          <table:table-cell office:value-type="float" office:value="-0.19" calcext:value-type="float">
            <text:p>-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13</text:p>
          </table:table-cell>
          <table:table-cell office:value-type="float" office:value="36.51" calcext:value-type="float">
            <text:p>36.51</text:p>
          </table:table-cell>
          <table:table-cell office:value-type="float" office:value="36.59" calcext:value-type="float">
            <text:p>36.59</text:p>
          </table:table-cell>
          <table:table-cell office:value-type="float" office:value="35.5" calcext:value-type="float">
            <text:p>35.5</text:p>
          </table:table-cell>
          <table:table-cell office:value-type="float" office:value="36.09" calcext:value-type="float">
            <text:p>36.09</text:p>
          </table:table-cell>
          <table:table-cell office:value-type="float" office:value="1001600" calcext:value-type="float">
            <text:p>1001600</text:p>
          </table:table-cell>
          <table:table-cell office:value-type="float" office:value="36.09" calcext:value-type="float">
            <text:p>36.09</text:p>
          </table:table-cell>
          <table:table-cell table:formula="of:=([.G395]-[.G396])/[.G396]" office:value-type="percentage" office:value="0.0022216051096919" calcext:value-type="percentage">
            <text:p>0.22%</text:p>
          </table:table-cell>
          <table:table-cell table:number-columns-repeated="4"/>
          <table:table-cell office:value-type="float" office:value="-0.6" calcext:value-type="float">
            <text:p>-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12</text:p>
          </table:table-cell>
          <table:table-cell office:value-type="float" office:value="34.69" calcext:value-type="float">
            <text:p>34.69</text:p>
          </table:table-cell>
          <table:table-cell office:value-type="float" office:value="36.29" calcext:value-type="float">
            <text:p>36.29</text:p>
          </table:table-cell>
          <table:table-cell office:value-type="float" office:value="34.6" calcext:value-type="float">
            <text:p>34.6</text:p>
          </table:table-cell>
          <table:table-cell office:value-type="float" office:value="36.01" calcext:value-type="float">
            <text:p>36.01</text:p>
          </table:table-cell>
          <table:table-cell office:value-type="float" office:value="1963300" calcext:value-type="float">
            <text:p>1963300</text:p>
          </table:table-cell>
          <table:table-cell office:value-type="float" office:value="36.01" calcext:value-type="float">
            <text:p>36.01</text:p>
          </table:table-cell>
          <table:table-cell table:formula="of:=([.G396]-[.G397])/[.G397]" office:value-type="percentage" office:value="0.0365572826712722" calcext:value-type="percentage">
            <text:p>3.66%</text:p>
          </table:table-cell>
          <table:table-cell table:number-columns-repeated="4"/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09</text:p>
          </table:table-cell>
          <table:table-cell office:value-type="float" office:value="33.2" calcext:value-type="float">
            <text:p>33.2</text:p>
          </table:table-cell>
          <table:table-cell office:value-type="float" office:value="35.31" calcext:value-type="float">
            <text:p>35.31</text:p>
          </table:table-cell>
          <table:table-cell office:value-type="float" office:value="33.2" calcext:value-type="float">
            <text:p>33.2</text:p>
          </table:table-cell>
          <table:table-cell office:value-type="float" office:value="34.74" calcext:value-type="float">
            <text:p>34.74</text:p>
          </table:table-cell>
          <table:table-cell office:value-type="float" office:value="1553400" calcext:value-type="float">
            <text:p>1553400</text:p>
          </table:table-cell>
          <table:table-cell office:value-type="float" office:value="34.74" calcext:value-type="float">
            <text:p>34.74</text:p>
          </table:table-cell>
          <table:table-cell table:formula="of:=([.G397]-[.G398])/[.G398]" office:value-type="percentage" office:value="0.0504989416389477" calcext:value-type="percentage">
            <text:p>5.05%</text:p>
          </table:table-cell>
          <table:table-cell table:number-columns-repeated="4"/>
          <table:table-cell office:value-type="float" office:value="2.43" calcext:value-type="float">
            <text:p>2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08</text:p>
          </table:table-cell>
          <table:table-cell office:value-type="float" office:value="33.11" calcext:value-type="float">
            <text:p>33.11</text:p>
          </table:table-cell>
          <table:table-cell office:value-type="float" office:value="33.49" calcext:value-type="float">
            <text:p>33.49</text:p>
          </table:table-cell>
          <table:table-cell office:value-type="float" office:value="33.04" calcext:value-type="float">
            <text:p>33.04</text:p>
          </table:table-cell>
          <table:table-cell office:value-type="float" office:value="33.07" calcext:value-type="float">
            <text:p>33.07</text:p>
          </table:table-cell>
          <table:table-cell office:value-type="float" office:value="633300" calcext:value-type="float">
            <text:p>633300</text:p>
          </table:table-cell>
          <table:table-cell office:value-type="float" office:value="33.07" calcext:value-type="float">
            <text:p>33.07</text:p>
          </table:table-cell>
          <table:table-cell table:formula="of:=([.G398]-[.G399])/[.G399]" office:value-type="percentage" office:value="-0.00150966183574871" calcext:value-type="percentage">
            <text:p>-0.15%</text:p>
          </table:table-cell>
          <table:table-cell table:number-columns-repeated="4"/>
          <table:table-cell office:value-type="float" office:value="2.01" calcext:value-type="float">
            <text:p>2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07</text:p>
          </table:table-cell>
          <table:table-cell office:value-type="float" office:value="33.12" calcext:value-type="float">
            <text:p>33.12</text:p>
          </table:table-cell>
          <table:table-cell office:value-type="float" office:value="33.31" calcext:value-type="float">
            <text:p>33.31</text:p>
          </table:table-cell>
          <table:table-cell office:value-type="float" office:value="32.91" calcext:value-type="float">
            <text:p>32.91</text:p>
          </table:table-cell>
          <table:table-cell office:value-type="float" office:value="33.12" calcext:value-type="float">
            <text:p>33.12</text:p>
          </table:table-cell>
          <table:table-cell office:value-type="float" office:value="364900" calcext:value-type="float">
            <text:p>364900</text:p>
          </table:table-cell>
          <table:table-cell office:value-type="float" office:value="33.12" calcext:value-type="float">
            <text:p>33.12</text:p>
          </table:table-cell>
          <table:table-cell table:formula="of:=([.G399]-[.G400])/[.G400]" office:value-type="percentage" office:value="0.000302023557837451" calcext:value-type="percentage">
            <text:p>0.03%</text:p>
          </table:table-cell>
          <table:table-cell table:number-columns-repeated="4"/>
          <table:table-cell office:value-type="float" office:value="3.47" calcext:value-type="float">
            <text:p>3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06</text:p>
          </table:table-cell>
          <table:table-cell office:value-type="float" office:value="33.25" calcext:value-type="float">
            <text:p>33.25</text:p>
          </table:table-cell>
          <table:table-cell office:value-type="float" office:value="33.28" calcext:value-type="float">
            <text:p>33.28</text:p>
          </table:table-cell>
          <table:table-cell office:value-type="float" office:value="32.62" calcext:value-type="float">
            <text:p>32.62</text:p>
          </table:table-cell>
          <table:table-cell office:value-type="float" office:value="33.11" calcext:value-type="float">
            <text:p>33.11</text:p>
          </table:table-cell>
          <table:table-cell office:value-type="float" office:value="573800" calcext:value-type="float">
            <text:p>573800</text:p>
          </table:table-cell>
          <table:table-cell office:value-type="float" office:value="33.11" calcext:value-type="float">
            <text:p>33.11</text:p>
          </table:table-cell>
          <table:table-cell table:formula="of:=([.G400]-[.G401])/[.G401]" office:value-type="percentage" office:value="-0.0195439739413682" calcext:value-type="percentage">
            <text:p>-1.95%</text:p>
          </table:table-cell>
          <table:table-cell table:number-columns-repeated="4"/>
          <table:table-cell office:value-type="float" office:value="1.35" calcext:value-type="float">
            <text:p>1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05</text:p>
          </table:table-cell>
          <table:table-cell office:value-type="float" office:value="34.35" calcext:value-type="float">
            <text:p>34.35</text:p>
          </table:table-cell>
          <table:table-cell office:value-type="float" office:value="34.4" calcext:value-type="float">
            <text:p>34.4</text:p>
          </table:table-cell>
          <table:table-cell office:value-type="float" office:value="33.46" calcext:value-type="float">
            <text:p>33.46</text:p>
          </table:table-cell>
          <table:table-cell office:value-type="float" office:value="33.77" calcext:value-type="float">
            <text:p>33.77</text:p>
          </table:table-cell>
          <table:table-cell office:value-type="float" office:value="467000" calcext:value-type="float">
            <text:p>467000</text:p>
          </table:table-cell>
          <table:table-cell office:value-type="float" office:value="33.77" calcext:value-type="float">
            <text:p>33.77</text:p>
          </table:table-cell>
          <table:table-cell table:formula="of:=([.G401]-[.G402])/[.G402]" office:value-type="percentage" office:value="-0.00793184488836651" calcext:value-type="percentage">
            <text:p>-0.79%</text:p>
          </table:table-cell>
          <table:table-cell table:number-columns-repeated="4"/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02</text:p>
          </table:table-cell>
          <table:table-cell office:value-type="float" office:value="34.4" calcext:value-type="float">
            <text:p>34.4</text:p>
          </table:table-cell>
          <table:table-cell office:value-type="float" office:value="34.5" calcext:value-type="float">
            <text:p>34.5</text:p>
          </table:table-cell>
          <table:table-cell office:value-type="float" office:value="33.71" calcext:value-type="float">
            <text:p>33.71</text:p>
          </table:table-cell>
          <table:table-cell office:value-type="float" office:value="34.04" calcext:value-type="float">
            <text:p>34.04</text:p>
          </table:table-cell>
          <table:table-cell office:value-type="float" office:value="550000" calcext:value-type="float">
            <text:p>550000</text:p>
          </table:table-cell>
          <table:table-cell office:value-type="float" office:value="34.04" calcext:value-type="float">
            <text:p>34.04</text:p>
          </table:table-cell>
          <table:table-cell table:formula="of:=([.G402]-[.G403])/[.G403]" office:value-type="percentage" office:value="-0.0107526881720429" calcext:value-type="percentage">
            <text:p>-1.08%</text:p>
          </table:table-cell>
          <table:table-cell table:number-columns-repeated="4"/>
          <table:table-cell office:value-type="float" office:value="-1.69" calcext:value-type="float">
            <text:p>-1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01</text:p>
          </table:table-cell>
          <table:table-cell office:value-type="float" office:value="33.51" calcext:value-type="float">
            <text:p>33.51</text:p>
          </table:table-cell>
          <table:table-cell office:value-type="float" office:value="34.5" calcext:value-type="float">
            <text:p>34.5</text:p>
          </table:table-cell>
          <table:table-cell office:value-type="float" office:value="33.31" calcext:value-type="float">
            <text:p>33.31</text:p>
          </table:table-cell>
          <table:table-cell office:value-type="float" office:value="34.41" calcext:value-type="float">
            <text:p>34.41</text:p>
          </table:table-cell>
          <table:table-cell office:value-type="float" office:value="703500" calcext:value-type="float">
            <text:p>703500</text:p>
          </table:table-cell>
          <table:table-cell office:value-type="float" office:value="34.41" calcext:value-type="float">
            <text:p>34.41</text:p>
          </table:table-cell>
          <table:table-cell table:formula="of:=([.G403]-[.G404])/[.G404]" office:value-type="percentage" office:value="0.0299311583358276" calcext:value-type="percentage">
            <text:p>2.99%</text:p>
          </table:table-cell>
          <table:table-cell table:number-columns-repeated="4"/>
          <table:table-cell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29</text:p>
          </table:table-cell>
          <table:table-cell office:value-type="float" office:value="33.81" calcext:value-type="float">
            <text:p>33.81</text:p>
          </table:table-cell>
          <table:table-cell office:value-type="float" office:value="34.12" calcext:value-type="float">
            <text:p>34.12</text:p>
          </table:table-cell>
          <table:table-cell office:value-type="float" office:value="33.14" calcext:value-type="float">
            <text:p>33.14</text:p>
          </table:table-cell>
          <table:table-cell office:value-type="float" office:value="33.41" calcext:value-type="float">
            <text:p>33.41</text:p>
          </table:table-cell>
          <table:table-cell office:value-type="float" office:value="535700" calcext:value-type="float">
            <text:p>535700</text:p>
          </table:table-cell>
          <table:table-cell office:value-type="float" office:value="33.41" calcext:value-type="float">
            <text:p>33.41</text:p>
          </table:table-cell>
          <table:table-cell table:formula="of:=([.G404]-[.G405])/[.G405]" office:value-type="percentage" office:value="-0.0118308192842356" calcext:value-type="percentage">
            <text:p>-1.18%</text:p>
          </table:table-cell>
          <table:table-cell table:number-columns-repeated="4"/>
          <table:table-cell office:value-type="float" office:value="2.27" calcext:value-type="float">
            <text:p>2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28</text:p>
          </table:table-cell>
          <table:table-cell office:value-type="float" office:value="33.64" calcext:value-type="float">
            <text:p>33.64</text:p>
          </table:table-cell>
          <table:table-cell office:value-type="float" office:value="34.44" calcext:value-type="float">
            <text:p>34.44</text:p>
          </table:table-cell>
          <table:table-cell office:value-type="float" office:value="33.17" calcext:value-type="float">
            <text:p>33.17</text:p>
          </table:table-cell>
          <table:table-cell office:value-type="float" office:value="33.81" calcext:value-type="float">
            <text:p>33.81</text:p>
          </table:table-cell>
          <table:table-cell office:value-type="float" office:value="612200" calcext:value-type="float">
            <text:p>612200</text:p>
          </table:table-cell>
          <table:table-cell office:value-type="float" office:value="33.81" calcext:value-type="float">
            <text:p>33.81</text:p>
          </table:table-cell>
          <table:table-cell table:formula="of:=([.G405]-[.G406])/[.G406]" office:value-type="percentage" office:value="0.00565139797739455" calcext:value-type="percentage">
            <text:p>0.57%</text:p>
          </table:table-cell>
          <table:table-cell table:number-columns-repeated="4"/>
          <table:table-cell office:value-type="float" office:value="2.98" calcext:value-type="float">
            <text:p>2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27</text:p>
          </table:table-cell>
          <table:table-cell office:value-type="float" office:value="33.41" calcext:value-type="float">
            <text:p>33.4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3.62" calcext:value-type="float">
            <text:p>33.62</text:p>
          </table:table-cell>
          <table:table-cell office:value-type="float" office:value="606000" calcext:value-type="float">
            <text:p>606000</text:p>
          </table:table-cell>
          <table:table-cell office:value-type="float" office:value="33.62" calcext:value-type="float">
            <text:p>33.62</text:p>
          </table:table-cell>
          <table:table-cell table:formula="of:=([.G406]-[.G407])/[.G407]" office:value-type="percentage" office:value="-0.00385185185185193" calcext:value-type="percentage">
            <text:p>-0.39%</text:p>
          </table:table-cell>
          <table:table-cell table:number-columns-repeated="4"/>
          <table:table-cell office:value-type="float" office:value="2.09" calcext:value-type="float">
            <text:p>2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24</text:p>
          </table:table-cell>
          <table:table-cell office:value-type="float" office:value="34.23" calcext:value-type="float">
            <text:p>34.23</text:p>
          </table:table-cell>
          <table:table-cell office:value-type="float" office:value="34.52" calcext:value-type="float">
            <text:p>34.52</text:p>
          </table:table-cell>
          <table:table-cell office:value-type="float" office:value="33.27" calcext:value-type="float">
            <text:p>33.27</text:p>
          </table:table-cell>
          <table:table-cell office:value-type="float" office:value="33.75" calcext:value-type="float">
            <text:p>33.75</text:p>
          </table:table-cell>
          <table:table-cell office:value-type="float" office:value="959900" calcext:value-type="float">
            <text:p>959900</text:p>
          </table:table-cell>
          <table:table-cell office:value-type="float" office:value="33.75" calcext:value-type="float">
            <text:p>33.75</text:p>
          </table:table-cell>
          <table:table-cell table:formula="of:=([.G407]-[.G408])/[.G408]" office:value-type="percentage" office:value="-0.0225890529973936" calcext:value-type="percentage">
            <text:p>-2.26%</text:p>
          </table:table-cell>
          <table:table-cell table:number-columns-repeated="4"/>
          <table:table-cell office:value-type="float" office:value="-0.63" calcext:value-type="float">
            <text:p>-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23</text:p>
          </table:table-cell>
          <table:table-cell office:value-type="float" office:value="33.99" calcext:value-type="float">
            <text:p>33.99</text:p>
          </table:table-cell>
          <table:table-cell office:value-type="float" office:value="34.97" calcext:value-type="float">
            <text:p>34.97</text:p>
          </table:table-cell>
          <table:table-cell office:value-type="float" office:value="33.56" calcext:value-type="float">
            <text:p>33.56</text:p>
          </table:table-cell>
          <table:table-cell office:value-type="float" office:value="34.53" calcext:value-type="float">
            <text:p>34.53</text:p>
          </table:table-cell>
          <table:table-cell office:value-type="float" office:value="820400" calcext:value-type="float">
            <text:p>820400</text:p>
          </table:table-cell>
          <table:table-cell office:value-type="float" office:value="34.53" calcext:value-type="float">
            <text:p>34.53</text:p>
          </table:table-cell>
          <table:table-cell table:formula="of:=([.G408]-[.G409])/[.G409]" office:value-type="percentage" office:value="0.0090590298071304" calcext:value-type="percentage">
            <text:p>0.91%</text:p>
          </table:table-cell>
          <table:table-cell table:number-columns-repeated="4"/>
          <table:table-cell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22</text:p>
          </table:table-cell>
          <table:table-cell office:value-type="float" office:value="34.5" calcext:value-type="float">
            <text:p>34.5</text:p>
          </table:table-cell>
          <table:table-cell office:value-type="float" office:value="34.72" calcext:value-type="float">
            <text:p>34.72</text:p>
          </table:table-cell>
          <table:table-cell office:value-type="float" office:value="32.5" calcext:value-type="float">
            <text:p>32.5</text:p>
          </table:table-cell>
          <table:table-cell office:value-type="float" office:value="34.22" calcext:value-type="float">
            <text:p>34.22</text:p>
          </table:table-cell>
          <table:table-cell office:value-type="float" office:value="1654600" calcext:value-type="float">
            <text:p>1654600</text:p>
          </table:table-cell>
          <table:table-cell office:value-type="float" office:value="34.22" calcext:value-type="float">
            <text:p>34.22</text:p>
          </table:table-cell>
          <table:table-cell table:formula="of:=([.G409]-[.G410])/[.G410]" office:value-type="percentage" office:value="-0.00811594202898554" calcext:value-type="percentage">
            <text:p>-0.81%</text:p>
          </table:table-cell>
          <table:table-cell table:number-columns-repeated="4"/>
          <table:table-cell office:value-type="float" office:value="2.04" calcext:value-type="float">
            <text:p>2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21</text:p>
          </table:table-cell>
          <table:table-cell table:number-columns-repeated="2" office:value-type="float" office:value="34.87" calcext:value-type="float">
            <text:p>34.87</text:p>
          </table:table-cell>
          <table:table-cell office:value-type="float" office:value="33.81" calcext:value-type="float">
            <text:p>33.81</text:p>
          </table:table-cell>
          <table:table-cell office:value-type="float" office:value="34.5" calcext:value-type="float">
            <text:p>34.5</text:p>
          </table:table-cell>
          <table:table-cell office:value-type="float" office:value="1135800" calcext:value-type="float">
            <text:p>1135800</text:p>
          </table:table-cell>
          <table:table-cell office:value-type="float" office:value="34.5" calcext:value-type="float">
            <text:p>34.5</text:p>
          </table:table-cell>
          <table:table-cell table:formula="of:=([.G410]-[.G411])/[.G411]" office:value-type="percentage" office:value="-0.013440091507006" calcext:value-type="percentage">
            <text:p>-1.34%</text:p>
          </table:table-cell>
          <table:table-cell table:number-columns-repeated="4"/>
          <table:table-cell office:value-type="float" office:value="-4.54" calcext:value-type="float">
            <text:p>-4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17</text:p>
          </table:table-cell>
          <table:table-cell office:value-type="float" office:value="33.99" calcext:value-type="float">
            <text:p>33.99</text:p>
          </table:table-cell>
          <table:table-cell office:value-type="float" office:value="34.97" calcext:value-type="float">
            <text:p>34.97</text:p>
          </table:table-cell>
          <table:table-cell office:value-type="float" office:value="33.5" calcext:value-type="float">
            <text:p>33.5</text:p>
          </table:table-cell>
          <table:table-cell office:value-type="float" office:value="34.97" calcext:value-type="float">
            <text:p>34.97</text:p>
          </table:table-cell>
          <table:table-cell office:value-type="float" office:value="1376700" calcext:value-type="float">
            <text:p>1376700</text:p>
          </table:table-cell>
          <table:table-cell office:value-type="float" office:value="34.97" calcext:value-type="float">
            <text:p>34.97</text:p>
          </table:table-cell>
          <table:table-cell table:formula="of:=([.G411]-[.G412])/[.G412]" office:value-type="percentage" office:value="0.0231129315389116" calcext:value-type="percentage">
            <text:p>2.31%</text:p>
          </table:table-cell>
          <table:table-cell table:number-columns-repeated="4"/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16</text:p>
          </table:table-cell>
          <table:table-cell office:value-type="float" office:value="33.5" calcext:value-type="float">
            <text:p>33.5</text:p>
          </table:table-cell>
          <table:table-cell office:value-type="float" office:value="34.51" calcext:value-type="float">
            <text:p>34.51</text:p>
          </table:table-cell>
          <table:table-cell office:value-type="float" office:value="32.54" calcext:value-type="float">
            <text:p>32.54</text:p>
          </table:table-cell>
          <table:table-cell office:value-type="float" office:value="34.18" calcext:value-type="float">
            <text:p>34.18</text:p>
          </table:table-cell>
          <table:table-cell office:value-type="float" office:value="2219700" calcext:value-type="float">
            <text:p>2219700</text:p>
          </table:table-cell>
          <table:table-cell office:value-type="float" office:value="34.18" calcext:value-type="float">
            <text:p>34.18</text:p>
          </table:table-cell>
          <table:table-cell table:formula="of:=([.G412]-[.G413])/[.G413]" office:value-type="percentage" office:value="0.0172619047619047" calcext:value-type="percentage">
            <text:p>1.73%</text:p>
          </table:table-cell>
          <table:table-cell table:number-columns-repeated="4"/>
          <table:table-cell office:value-type="float" office:value="5.34" calcext:value-type="float">
            <text:p>5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15</text:p>
          </table:table-cell>
          <table:table-cell office:value-type="float" office:value="33.1" calcext:value-type="float">
            <text:p>33.1</text:p>
          </table:table-cell>
          <table:table-cell office:value-type="float" office:value="34.41" calcext:value-type="float">
            <text:p>34.41</text:p>
          </table:table-cell>
          <table:table-cell office:value-type="float" office:value="32.27" calcext:value-type="float">
            <text:p>32.27</text:p>
          </table:table-cell>
          <table:table-cell office:value-type="float" office:value="33.6" calcext:value-type="float">
            <text:p>33.6</text:p>
          </table:table-cell>
          <table:table-cell office:value-type="float" office:value="2761800" calcext:value-type="float">
            <text:p>2761800</text:p>
          </table:table-cell>
          <table:table-cell office:value-type="float" office:value="33.6" calcext:value-type="float">
            <text:p>33.6</text:p>
          </table:table-cell>
          <table:table-cell table:formula="of:=([.G413]-[.G414])/[.G414]" office:value-type="percentage" office:value="0.0129635212541453" calcext:value-type="percentage">
            <text:p>1.30%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14</text:p>
          </table:table-cell>
          <table:table-cell office:value-type="float" office:value="31.74" calcext:value-type="float">
            <text:p>31.74</text:p>
          </table:table-cell>
          <table:table-cell office:value-type="float" office:value="33.79" calcext:value-type="float">
            <text:p>33.79</text:p>
          </table:table-cell>
          <table:table-cell office:value-type="float" office:value="31.4" calcext:value-type="float">
            <text:p>31.4</text:p>
          </table:table-cell>
          <table:table-cell office:value-type="float" office:value="33.17" calcext:value-type="float">
            <text:p>33.17</text:p>
          </table:table-cell>
          <table:table-cell office:value-type="float" office:value="1810800" calcext:value-type="float">
            <text:p>1810800</text:p>
          </table:table-cell>
          <table:table-cell office:value-type="float" office:value="33.17" calcext:value-type="float">
            <text:p>33.17</text:p>
          </table:table-cell>
          <table:table-cell table:formula="of:=([.G414]-[.G415])/[.G415]" office:value-type="percentage" office:value="0.0533502699269611" calcext:value-type="percentage">
            <text:p>5.34%</text:p>
          </table:table-cell>
          <table:table-cell table:number-columns-repeated="4"/>
          <table:table-cell office:value-type="float" office:value="1.73" calcext:value-type="float">
            <text:p>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13</text:p>
          </table:table-cell>
          <table:table-cell office:value-type="float" office:value="31.55" calcext:value-type="float">
            <text:p>31.55</text:p>
          </table:table-cell>
          <table:table-cell office:value-type="float" office:value="32.06" calcext:value-type="float">
            <text:p>32.06</text:p>
          </table:table-cell>
          <table:table-cell office:value-type="float" office:value="30.9" calcext:value-type="float">
            <text:p>30.9</text:p>
          </table:table-cell>
          <table:table-cell office:value-type="float" office:value="31.49" calcext:value-type="float">
            <text:p>31.49</text:p>
          </table:table-cell>
          <table:table-cell office:value-type="float" office:value="1157900" calcext:value-type="float">
            <text:p>1157900</text:p>
          </table:table-cell>
          <table:table-cell office:value-type="float" office:value="31.49" calcext:value-type="float">
            <text:p>31.49</text:p>
          </table:table-cell>
          <table:table-cell table:formula="of:=([.G415]-[.G416])/[.G416]" office:value-type="percentage" office:value="0.0125401929260449" calcext:value-type="percentage">
            <text:p>1.25%</text:p>
          </table:table-cell>
          <table:table-cell table:number-columns-repeated="4"/>
          <table:table-cell office:value-type="float" office:value="2.31" calcext:value-type="float">
            <text:p>2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10</text:p>
          </table:table-cell>
          <table:table-cell office:value-type="float" office:value="32.26" calcext:value-type="float">
            <text:p>32.26</text:p>
          </table:table-cell>
          <table:table-cell office:value-type="float" office:value="32.27" calcext:value-type="float">
            <text:p>32.27</text:p>
          </table:table-cell>
          <table:table-cell office:value-type="float" office:value="29.84" calcext:value-type="float">
            <text:p>29.84</text:p>
          </table:table-cell>
          <table:table-cell office:value-type="float" office:value="31.1" calcext:value-type="float">
            <text:p>31.1</text:p>
          </table:table-cell>
          <table:table-cell office:value-type="float" office:value="1874200" calcext:value-type="float">
            <text:p>1874200</text:p>
          </table:table-cell>
          <table:table-cell office:value-type="float" office:value="31.1" calcext:value-type="float">
            <text:p>31.1</text:p>
          </table:table-cell>
          <table:table-cell table:formula="of:=([.G416]-[.G417])/[.G417]" office:value-type="percentage" office:value="-0.0454266421117249" calcext:value-type="percentage">
            <text:p>-4.54%</text:p>
          </table:table-cell>
          <table:table-cell table:number-columns-repeated="4"/>
          <table:table-cell office:value-type="float" office:value="-1.34" calcext:value-type="float">
            <text:p>-1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09</text:p>
          </table:table-cell>
          <table:table-cell office:value-type="float" office:value="32" calcext:value-type="float">
            <text:p>32</text:p>
          </table:table-cell>
          <table:table-cell office:value-type="float" office:value="32.9" calcext:value-type="float">
            <text:p>32.9</text:p>
          </table:table-cell>
          <table:table-cell office:value-type="float" office:value="31.43" calcext:value-type="float">
            <text:p>31.43</text:p>
          </table:table-cell>
          <table:table-cell office:value-type="float" office:value="32.58" calcext:value-type="float">
            <text:p>32.58</text:p>
          </table:table-cell>
          <table:table-cell office:value-type="float" office:value="1277100" calcext:value-type="float">
            <text:p>1277100</text:p>
          </table:table-cell>
          <table:table-cell office:value-type="float" office:value="32.58" calcext:value-type="float">
            <text:p>32.58</text:p>
          </table:table-cell>
          <table:table-cell table:formula="of:=([.G417]-[.G418])/[.G418]" office:value-type="percentage" office:value="0.0203570310053241" calcext:value-type="percentage">
            <text:p>2.04%</text:p>
          </table:table-cell>
          <table:table-cell table:number-columns-repeated="4"/>
          <table:table-cell office:value-type="float" office:value="-0.81" calcext:value-type="float">
            <text:p>-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08</text:p>
          </table:table-cell>
          <table:table-cell office:value-type="float" office:value="31.6" calcext:value-type="float">
            <text:p>31.6</text:p>
          </table:table-cell>
          <table:table-cell office:value-type="float" office:value="32.01" calcext:value-type="float">
            <text:p>32.01</text:p>
          </table:table-cell>
          <table:table-cell office:value-type="float" office:value="31.29" calcext:value-type="float">
            <text:p>31.29</text:p>
          </table:table-cell>
          <table:table-cell office:value-type="float" office:value="31.93" calcext:value-type="float">
            <text:p>31.93</text:p>
          </table:table-cell>
          <table:table-cell office:value-type="float" office:value="623700" calcext:value-type="float">
            <text:p>623700</text:p>
          </table:table-cell>
          <table:table-cell office:value-type="float" office:value="31.93" calcext:value-type="float">
            <text:p>31.93</text:p>
          </table:table-cell>
          <table:table-cell table:formula="of:=([.G418]-[.G419])/[.G419]" office:value-type="percentage" office:value="0.0104430379746835" calcext:value-type="percentage">
            <text:p>1.04%</text:p>
          </table:table-cell>
          <table:table-cell table:number-columns-repeated="4"/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07</text:p>
          </table:table-cell>
          <table:table-cell table:number-columns-repeated="2" office:value-type="float" office:value="31.8" calcext:value-type="float">
            <text:p>31.8</text:p>
          </table:table-cell>
          <table:table-cell office:value-type="float" office:value="30.82" calcext:value-type="float">
            <text:p>30.82</text:p>
          </table:table-cell>
          <table:table-cell office:value-type="float" office:value="31.6" calcext:value-type="float">
            <text:p>31.6</text:p>
          </table:table-cell>
          <table:table-cell office:value-type="float" office:value="1021600" calcext:value-type="float">
            <text:p>1021600</text:p>
          </table:table-cell>
          <table:table-cell office:value-type="float" office:value="31.6" calcext:value-type="float">
            <text:p>31.6</text:p>
          </table:table-cell>
          <table:table-cell table:formula="of:=([.G419]-[.G420])/[.G420]" office:value-type="percentage" office:value="-0.00628930817610061" calcext:value-type="percentage">
            <text:p>-0.63%</text:p>
          </table:table-cell>
          <table:table-cell table:number-columns-repeated="4"/>
          <table:table-cell office:value-type="float" office:value="-2.26" calcext:value-type="float">
            <text:p>-2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06</text:p>
          </table:table-cell>
          <table:table-cell office:value-type="float" office:value="31.1" calcext:value-type="float">
            <text:p>31.1</text:p>
          </table:table-cell>
          <table:table-cell office:value-type="float" office:value="31.9" calcext:value-type="float">
            <text:p>31.9</text:p>
          </table:table-cell>
          <table:table-cell office:value-type="float" office:value="31.05" calcext:value-type="float">
            <text:p>31.05</text:p>
          </table:table-cell>
          <table:table-cell office:value-type="float" office:value="31.8" calcext:value-type="float">
            <text:p>31.8</text:p>
          </table:table-cell>
          <table:table-cell office:value-type="float" office:value="652100" calcext:value-type="float">
            <text:p>652100</text:p>
          </table:table-cell>
          <table:table-cell office:value-type="float" office:value="31.8" calcext:value-type="float">
            <text:p>31.8</text:p>
          </table:table-cell>
          <table:table-cell table:formula="of:=([.G420]-[.G421])/[.G421]" office:value-type="percentage" office:value="0.0208667736757625" calcext:value-type="percentage">
            <text:p>2.09%</text:p>
          </table:table-cell>
          <table:table-cell table:number-columns-repeated="4"/>
          <table:table-cell office:value-type="float" office:value="-0.39" calcext:value-type="float">
            <text:p>-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03</text:p>
          </table:table-cell>
          <table:table-cell office:value-type="float" office:value="30.41" calcext:value-type="float">
            <text:p>30.41</text:p>
          </table:table-cell>
          <table:table-cell office:value-type="float" office:value="31.33" calcext:value-type="float">
            <text:p>31.33</text:p>
          </table:table-cell>
          <table:table-cell office:value-type="float" office:value="30.25" calcext:value-type="float">
            <text:p>30.25</text:p>
          </table:table-cell>
          <table:table-cell office:value-type="float" office:value="31.15" calcext:value-type="float">
            <text:p>31.15</text:p>
          </table:table-cell>
          <table:table-cell office:value-type="float" office:value="764500" calcext:value-type="float">
            <text:p>764500</text:p>
          </table:table-cell>
          <table:table-cell office:value-type="float" office:value="31.15" calcext:value-type="float">
            <text:p>31.15</text:p>
          </table:table-cell>
          <table:table-cell table:formula="of:=([.G421]-[.G422])/[.G422]" office:value-type="percentage" office:value="0.0297520661157024" calcext:value-type="percentage">
            <text:p>2.98%</text:p>
          </table:table-cell>
          <table:table-cell table:number-columns-repeated="4"/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02</text:p>
          </table:table-cell>
          <table:table-cell office:value-type="float" office:value="29.72" calcext:value-type="float">
            <text:p>29.72</text:p>
          </table:table-cell>
          <table:table-cell office:value-type="float" office:value="30.88" calcext:value-type="float">
            <text:p>30.88</text:p>
          </table:table-cell>
          <table:table-cell office:value-type="float" office:value="29.61" calcext:value-type="float">
            <text:p>29.61</text:p>
          </table:table-cell>
          <table:table-cell office:value-type="float" office:value="30.25" calcext:value-type="float">
            <text:p>30.25</text:p>
          </table:table-cell>
          <table:table-cell office:value-type="float" office:value="805700" calcext:value-type="float">
            <text:p>805700</text:p>
          </table:table-cell>
          <table:table-cell office:value-type="float" office:value="30.25" calcext:value-type="float">
            <text:p>30.25</text:p>
          </table:table-cell>
          <table:table-cell table:formula="of:=([.G422]-[.G423])/[.G423]" office:value-type="percentage" office:value="0.0226504394861393" calcext:value-type="percentage">
            <text:p>2.27%</text:p>
          </table:table-cell>
          <table:table-cell table:number-columns-repeated="4"/>
          <table:table-cell office:value-type="float" office:value="-1.18" calcext:value-type="float">
            <text:p>-1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01</text:p>
          </table:table-cell>
          <table:table-cell office:value-type="float" office:value="29.07" calcext:value-type="float">
            <text:p>29.07</text:p>
          </table:table-cell>
          <table:table-cell office:value-type="float" office:value="29.7" calcext:value-type="float">
            <text:p>29.7</text:p>
          </table:table-cell>
          <table:table-cell office:value-type="float" office:value="29" calcext:value-type="float">
            <text:p>29</text:p>
          </table:table-cell>
          <table:table-cell office:value-type="float" office:value="29.58" calcext:value-type="float">
            <text:p>29.58</text:p>
          </table:table-cell>
          <table:table-cell office:value-type="float" office:value="523200" calcext:value-type="float">
            <text:p>523200</text:p>
          </table:table-cell>
          <table:table-cell office:value-type="float" office:value="29.58" calcext:value-type="float">
            <text:p>29.58</text:p>
          </table:table-cell>
          <table:table-cell table:formula="of:=([.G423]-[.G424])/[.G424]" office:value-type="percentage" office:value="0.0175438596491227" calcext:value-type="percentage">
            <text:p>1.75%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31</text:p>
          </table:table-cell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</text:p>
          </table:table-cell>
          <table:table-cell office:value-type="float" office:value="28.87" calcext:value-type="float">
            <text:p>28.87</text:p>
          </table:table-cell>
          <table:table-cell office:value-type="float" office:value="29.07" calcext:value-type="float">
            <text:p>29.07</text:p>
          </table:table-cell>
          <table:table-cell office:value-type="float" office:value="956400" calcext:value-type="float">
            <text:p>956400</text:p>
          </table:table-cell>
          <table:table-cell office:value-type="float" office:value="29.07" calcext:value-type="float">
            <text:p>29.07</text:p>
          </table:table-cell>
          <table:table-cell table:formula="of:=([.G424]-[.G425])/[.G425]" office:value-type="percentage" office:value="-0.0169090294217112" calcext:value-type="percentage">
            <text:p>-1.69%</text:p>
          </table:table-cell>
          <table:table-cell table:number-columns-repeated="4"/>
          <table:table-cell office:value-type="float" office:value="-1.08" calcext:value-type="float">
            <text:p>-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30</text:p>
          </table:table-cell>
          <table:table-cell office:value-type="float" office:value="29.49" calcext:value-type="float">
            <text:p>29.49</text:p>
          </table:table-cell>
          <table:table-cell office:value-type="float" office:value="29.61" calcext:value-type="float">
            <text:p>29.61</text:p>
          </table:table-cell>
          <table:table-cell office:value-type="float" office:value="28.53" calcext:value-type="float">
            <text:p>28.53</text:p>
          </table:table-cell>
          <table:table-cell office:value-type="float" office:value="29.57" calcext:value-type="float">
            <text:p>29.57</text:p>
          </table:table-cell>
          <table:table-cell office:value-type="float" office:value="729000" calcext:value-type="float">
            <text:p>729000</text:p>
          </table:table-cell>
          <table:table-cell office:value-type="float" office:value="29.57" calcext:value-type="float">
            <text:p>29.57</text:p>
          </table:table-cell>
          <table:table-cell table:formula="of:=([.G425]-[.G426])/[.G426]" office:value-type="percentage" office:value="0.00818274803955002" calcext:value-type="percentage">
            <text:p>0.82%</text:p>
          </table:table-cell>
          <table:table-cell table:number-columns-repeated="4"/>
          <table:table-cell office:value-type="float" office:value="-0.79" calcext:value-type="float">
            <text:p>-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27</text:p>
          </table:table-cell>
          <table:table-cell office:value-type="float" office:value="28.5" calcext:value-type="float">
            <text:p>28.5</text:p>
          </table:table-cell>
          <table:table-cell office:value-type="float" office:value="29.72" calcext:value-type="float">
            <text:p>29.72</text:p>
          </table:table-cell>
          <table:table-cell office:value-type="float" office:value="28.5" calcext:value-type="float">
            <text:p>28.5</text:p>
          </table:table-cell>
          <table:table-cell office:value-type="float" office:value="29.33" calcext:value-type="float">
            <text:p>29.33</text:p>
          </table:table-cell>
          <table:table-cell office:value-type="float" office:value="748400" calcext:value-type="float">
            <text:p>748400</text:p>
          </table:table-cell>
          <table:table-cell office:value-type="float" office:value="29.33" calcext:value-type="float">
            <text:p>29.33</text:p>
          </table:table-cell>
          <table:table-cell table:formula="of:=([.G426]-[.G427])/[.G427]" office:value-type="percentage" office:value="0.0134761575673807" calcext:value-type="percentage">
            <text:p>1.35%</text:p>
          </table:table-cell>
          <table:table-cell table:number-columns-repeated="4"/>
          <table:table-cell office:value-type="float" office:value="-1.95" calcext:value-type="float">
            <text:p>-1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26</text:p>
          </table:table-cell>
          <table:table-cell office:value-type="float" office:value="28.07" calcext:value-type="float">
            <text:p>28.07</text:p>
          </table:table-cell>
          <table:table-cell office:value-type="float" office:value="29.58" calcext:value-type="float">
            <text:p>29.58</text:p>
          </table:table-cell>
          <table:table-cell office:value-type="float" office:value="28" calcext:value-type="float">
            <text:p>28</text:p>
          </table:table-cell>
          <table:table-cell office:value-type="float" office:value="28.94" calcext:value-type="float">
            <text:p>28.94</text:p>
          </table:table-cell>
          <table:table-cell office:value-type="float" office:value="1271100" calcext:value-type="float">
            <text:p>1271100</text:p>
          </table:table-cell>
          <table:table-cell office:value-type="float" office:value="28.94" calcext:value-type="float">
            <text:p>28.94</text:p>
          </table:table-cell>
          <table:table-cell table:formula="of:=([.G427]-[.G428])/[.G428]" office:value-type="percentage" office:value="0.0346800143010369" calcext:value-type="percentage">
            <text:p>3.47%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25</text:p>
          </table:table-cell>
          <table:table-cell office:value-type="float" office:value="27.27" calcext:value-type="float">
            <text:p>27.27</text:p>
          </table:table-cell>
          <table:table-cell office:value-type="float" office:value="28.01" calcext:value-type="float">
            <text:p>28.01</text:p>
          </table:table-cell>
          <table:table-cell office:value-type="float" office:value="27.05" calcext:value-type="float">
            <text:p>27.05</text:p>
          </table:table-cell>
          <table:table-cell office:value-type="float" office:value="27.97" calcext:value-type="float">
            <text:p>27.97</text:p>
          </table:table-cell>
          <table:table-cell office:value-type="float" office:value="611200" calcext:value-type="float">
            <text:p>611200</text:p>
          </table:table-cell>
          <table:table-cell office:value-type="float" office:value="27.97" calcext:value-type="float">
            <text:p>27.97</text:p>
          </table:table-cell>
          <table:table-cell table:formula="of:=([.G428]-[.G429])/[.G429]" office:value-type="percentage" office:value="0.0200583515681983" calcext:value-type="percentage">
            <text:p>2.01%</text:p>
          </table:table-cell>
          <table:table-cell table:number-columns-repeated="4"/>
          <table:table-cell office:value-type="float" office:value="-0.15" calcext:value-type="float">
            <text:p>-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24</text:p>
          </table:table-cell>
          <table:table-cell office:value-type="float" office:value="26.63" calcext:value-type="float">
            <text:p>26.63</text:p>
          </table:table-cell>
          <table:table-cell office:value-type="float" office:value="27.68" calcext:value-type="float">
            <text:p>27.68</text:p>
          </table:table-cell>
          <table:table-cell office:value-type="float" office:value="26.44" calcext:value-type="float">
            <text:p>26.44</text:p>
          </table:table-cell>
          <table:table-cell office:value-type="float" office:value="27.42" calcext:value-type="float">
            <text:p>27.42</text:p>
          </table:table-cell>
          <table:table-cell office:value-type="float" office:value="858000" calcext:value-type="float">
            <text:p>858000</text:p>
          </table:table-cell>
          <table:table-cell office:value-type="float" office:value="27.42" calcext:value-type="float">
            <text:p>27.42</text:p>
          </table:table-cell>
          <table:table-cell table:formula="of:=([.G429]-[.G430])/[.G430]" office:value-type="percentage" office:value="0.0242809114680613" calcext:value-type="percentage">
            <text:p>2.43%</text:p>
          </table:table-cell>
          <table:table-cell table:number-columns-repeated="4"/>
          <table:table-cell office:value-type="float" office:value="5.05" calcext:value-type="float">
            <text:p>5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23</text:p>
          </table:table-cell>
          <table:table-cell office:value-type="float" office:value="26.81" calcext:value-type="float">
            <text:p>26.81</text:p>
          </table:table-cell>
          <table:table-cell office:value-type="float" office:value="27.21" calcext:value-type="float">
            <text:p>27.21</text:p>
          </table:table-cell>
          <table:table-cell office:value-type="float" office:value="26.6" calcext:value-type="float">
            <text:p>26.6</text:p>
          </table:table-cell>
          <table:table-cell office:value-type="float" office:value="26.77" calcext:value-type="float">
            <text:p>26.77</text:p>
          </table:table-cell>
          <table:table-cell office:value-type="float" office:value="594600" calcext:value-type="float">
            <text:p>594600</text:p>
          </table:table-cell>
          <table:table-cell office:value-type="float" office:value="26.77" calcext:value-type="float">
            <text:p>26.77</text:p>
          </table:table-cell>
          <table:table-cell table:formula="of:=([.G430]-[.G431])/[.G431]" office:value-type="percentage" office:value="0.00639097744360895" calcext:value-type="percentage">
            <text:p>0.64%</text:p>
          </table:table-cell>
          <table:table-cell table:number-columns-repeated="4"/>
          <table:table-cell office:value-type="float" office:value="3.66" calcext:value-type="float">
            <text:p>3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20</text:p>
          </table:table-cell>
          <table:table-cell office:value-type="float" office:value="26.9" calcext:value-type="float">
            <text:p>26.9</text:p>
          </table:table-cell>
          <table:table-cell office:value-type="float" office:value="27" calcext:value-type="float">
            <text:p>27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662300" calcext:value-type="float">
            <text:p>662300</text:p>
          </table:table-cell>
          <table:table-cell office:value-type="float" office:value="26.6" calcext:value-type="float">
            <text:p>26.6</text:p>
          </table:table-cell>
          <table:table-cell table:formula="of:=([.G431]-[.G432])/[.G432]" office:value-type="percentage" office:value="-0.00597907324364724" calcext:value-type="percentage">
            <text:p>-0.60%</text:p>
          </table:table-cell>
          <table:table-cell table:number-columns-repeated="4"/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19</text:p>
          </table:table-cell>
          <table:table-cell office:value-type="float" office:value="27.19" calcext:value-type="float">
            <text:p>27.19</text:p>
          </table:table-cell>
          <table:table-cell office:value-type="float" office:value="27.74" calcext:value-type="float">
            <text:p>27.74</text:p>
          </table:table-cell>
          <table:table-cell office:value-type="float" office:value="26.61" calcext:value-type="float">
            <text:p>26.61</text:p>
          </table:table-cell>
          <table:table-cell office:value-type="float" office:value="26.76" calcext:value-type="float">
            <text:p>26.76</text:p>
          </table:table-cell>
          <table:table-cell office:value-type="float" office:value="1246300" calcext:value-type="float">
            <text:p>1246300</text:p>
          </table:table-cell>
          <table:table-cell office:value-type="float" office:value="26.76" calcext:value-type="float">
            <text:p>26.76</text:p>
          </table:table-cell>
          <table:table-cell table:formula="of:=([.G432]-[.G433])/[.G433]" office:value-type="percentage" office:value="-0.00186497575531508" calcext:value-type="percentage">
            <text:p>-0.19%</text:p>
          </table:table-cell>
          <table:table-cell table:number-columns-repeated="4"/>
          <table:table-cell office:value-type="float" office:value="-2.22" calcext:value-type="float">
            <text:p>-2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18</text:p>
          </table:table-cell>
          <table:table-cell office:value-type="float" office:value="26.69" calcext:value-type="float">
            <text:p>26.69</text:p>
          </table:table-cell>
          <table:table-cell office:value-type="float" office:value="26.88" calcext:value-type="float">
            <text:p>26.88</text:p>
          </table:table-cell>
          <table:table-cell office:value-type="float" office:value="26.25" calcext:value-type="float">
            <text:p>26.25</text:p>
          </table:table-cell>
          <table:table-cell office:value-type="float" office:value="26.81" calcext:value-type="float">
            <text:p>26.81</text:p>
          </table:table-cell>
          <table:table-cell office:value-type="float" office:value="1260200" calcext:value-type="float">
            <text:p>1260200</text:p>
          </table:table-cell>
          <table:table-cell office:value-type="float" office:value="26.81" calcext:value-type="float">
            <text:p>26.81</text:p>
          </table:table-cell>
          <table:table-cell table:formula="of:=([.G433]-[.G434])/[.G434]" office:value-type="percentage" office:value="0.00789473684210516" calcext:value-type="percentage">
            <text:p>0.79%</text:p>
          </table:table-cell>
          <table:table-cell table:number-columns-repeated="4"/>
          <table:table-cell office:value-type="float" office:value="-0.82" calcext:value-type="float">
            <text:p>-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17</text:p>
          </table:table-cell>
          <table:table-cell office:value-type="float" office:value="26.62" calcext:value-type="float">
            <text:p>26.62</text:p>
          </table:table-cell>
          <table:table-cell office:value-type="float" office:value="27.34" calcext:value-type="float">
            <text:p>27.34</text:p>
          </table:table-cell>
          <table:table-cell office:value-type="float" office:value="26.41" calcext:value-type="float">
            <text:p>26.41</text:p>
          </table:table-cell>
          <table:table-cell office:value-type="float" office:value="26.6" calcext:value-type="float">
            <text:p>26.6</text:p>
          </table:table-cell>
          <table:table-cell office:value-type="float" office:value="4651600" calcext:value-type="float">
            <text:p>4651600</text:p>
          </table:table-cell>
          <table:table-cell office:value-type="float" office:value="26.6" calcext:value-type="float">
            <text:p>26.6</text:p>
          </table:table-cell>
          <table:table-cell table:formula="of:=([.G434]-[.G435])/[.G435]" office:value-type="percentage" office:value="0.167178587099605" calcext:value-type="percentage">
            <text:p>16.72%</text:p>
          </table:table-cell>
          <table:table-cell table:number-columns-repeated="4"/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13</text:p>
          </table:table-cell>
          <table:table-cell office:value-type="float" office:value="28.4" calcext:value-type="float">
            <text:p>28.4</text:p>
          </table:table-cell>
          <table:table-cell office:value-type="float" office:value="28.5" calcext:value-type="float">
            <text:p>28.5</text:p>
          </table:table-cell>
          <table:table-cell office:value-type="float" office:value="22.64" calcext:value-type="float">
            <text:p>22.64</text:p>
          </table:table-cell>
          <table:table-cell office:value-type="float" office:value="22.79" calcext:value-type="float">
            <text:p>22.79</text:p>
          </table:table-cell>
          <table:table-cell office:value-type="float" office:value="5500400" calcext:value-type="float">
            <text:p>5500400</text:p>
          </table:table-cell>
          <table:table-cell office:value-type="float" office:value="22.79" calcext:value-type="float">
            <text:p>22.79</text:p>
          </table:table-cell>
          <table:table-cell table:formula="of:=([.G435]-[.G436])/[.G436]" office:value-type="percentage" office:value="-0.193274336283186" calcext:value-type="percentage">
            <text:p>-19.33%</text:p>
          </table:table-cell>
          <table:table-cell table:number-columns-repeated="4"/>
          <table:table-cell office:value-type="float" office:value="-0.96" calcext:value-type="float">
            <text:p>-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12</text:p>
          </table:table-cell>
          <table:table-cell office:value-type="float" office:value="28.48" calcext:value-type="float">
            <text:p>28.48</text:p>
          </table:table-cell>
          <table:table-cell office:value-type="float" office:value="28.62" calcext:value-type="float">
            <text:p>28.62</text:p>
          </table:table-cell>
          <table:table-cell office:value-type="float" office:value="27.81" calcext:value-type="float">
            <text:p>27.81</text:p>
          </table:table-cell>
          <table:table-cell office:value-type="float" office:value="28.25" calcext:value-type="float">
            <text:p>28.25</text:p>
          </table:table-cell>
          <table:table-cell office:value-type="float" office:value="729300" calcext:value-type="float">
            <text:p>729300</text:p>
          </table:table-cell>
          <table:table-cell office:value-type="float" office:value="28.25" calcext:value-type="float">
            <text:p>28.25</text:p>
          </table:table-cell>
          <table:table-cell table:formula="of:=([.G436]-[.G437])/[.G437]" office:value-type="percentage" office:value="0.000708466170740332" calcext:value-type="percentage">
            <text:p>0.07%</text:p>
          </table:table-cell>
          <table:table-cell table:number-columns-repeated="4"/>
          <table:table-cell office:value-type="float" office:value="-0.06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11</text:p>
          </table:table-cell>
          <table:table-cell office:value-type="float" office:value="27.62" calcext:value-type="float">
            <text:p>27.62</text:p>
          </table:table-cell>
          <table:table-cell office:value-type="float" office:value="28.38" calcext:value-type="float">
            <text:p>28.38</text:p>
          </table:table-cell>
          <table:table-cell office:value-type="float" office:value="27.3" calcext:value-type="float">
            <text:p>27.3</text:p>
          </table:table-cell>
          <table:table-cell office:value-type="float" office:value="28.23" calcext:value-type="float">
            <text:p>28.23</text:p>
          </table:table-cell>
          <table:table-cell office:value-type="float" office:value="672300" calcext:value-type="float">
            <text:p>672300</text:p>
          </table:table-cell>
          <table:table-cell office:value-type="float" office:value="28.23" calcext:value-type="float">
            <text:p>28.23</text:p>
          </table:table-cell>
          <table:table-cell table:formula="of:=([.G437]-[.G438])/[.G438]" office:value-type="percentage" office:value="0.0220854453294714" calcext:value-type="percentage">
            <text:p>2.21%</text:p>
          </table:table-cell>
          <table:table-cell table:number-columns-repeated="4"/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10</text:p>
          </table:table-cell>
          <table:table-cell office:value-type="float" office:value="27.44" calcext:value-type="float">
            <text:p>27.44</text:p>
          </table:table-cell>
          <table:table-cell office:value-type="float" office:value="27.76" calcext:value-type="float">
            <text:p>27.76</text:p>
          </table:table-cell>
          <table:table-cell office:value-type="float" office:value="27.25" calcext:value-type="float">
            <text:p>27.25</text:p>
          </table:table-cell>
          <table:table-cell office:value-type="float" office:value="27.62" calcext:value-type="float">
            <text:p>27.62</text:p>
          </table:table-cell>
          <table:table-cell office:value-type="float" office:value="671800" calcext:value-type="float">
            <text:p>671800</text:p>
          </table:table-cell>
          <table:table-cell office:value-type="float" office:value="27.62" calcext:value-type="float">
            <text:p>27.62</text:p>
          </table:table-cell>
          <table:table-cell table:formula="of:=([.G438]-[.G439])/[.G439]" office:value-type="percentage" office:value="0.0135779816513762" calcext:value-type="percentage">
            <text:p>1.36%</text:p>
          </table:table-cell>
          <table:table-cell table:number-columns-repeated="4"/>
          <table:table-cell office:value-type="float" office:value="-2.13" calcext:value-type="float">
            <text:p>-2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09</text:p>
          </table:table-cell>
          <table:table-cell office:value-type="float" office:value="27" calcext:value-type="float">
            <text:p>27</text:p>
          </table:table-cell>
          <table:table-cell office:value-type="float" office:value="27.49" calcext:value-type="float">
            <text:p>27.49</text:p>
          </table:table-cell>
          <table:table-cell office:value-type="float" office:value="26.12" calcext:value-type="float">
            <text:p>26.12</text:p>
          </table:table-cell>
          <table:table-cell office:value-type="float" office:value="27.25" calcext:value-type="float">
            <text:p>27.25</text:p>
          </table:table-cell>
          <table:table-cell office:value-type="float" office:value="897000" calcext:value-type="float">
            <text:p>897000</text:p>
          </table:table-cell>
          <table:table-cell office:value-type="float" office:value="27.25" calcext:value-type="float">
            <text:p>27.25</text:p>
          </table:table-cell>
          <table:table-cell table:formula="of:=([.G439]-[.G440])/[.G440]" office:value-type="percentage" office:value="0.0126347082868822" calcext:value-type="percentage">
            <text:p>1.26%</text:p>
          </table:table-cell>
          <table:table-cell table:number-columns-repeated="4"/>
          <table:table-cell office:value-type="float" office:value="-0.93" calcext:value-type="float">
            <text:p>-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06</text:p>
          </table:table-cell>
          <table:table-cell office:value-type="float" office:value="27.2" calcext:value-type="float">
            <text:p>27.2</text:p>
          </table:table-cell>
          <table:table-cell office:value-type="float" office:value="27.79" calcext:value-type="float">
            <text:p>27.79</text:p>
          </table:table-cell>
          <table:table-cell office:value-type="float" office:value="26.41" calcext:value-type="float">
            <text:p>26.41</text:p>
          </table:table-cell>
          <table:table-cell office:value-type="float" office:value="26.91" calcext:value-type="float">
            <text:p>26.91</text:p>
          </table:table-cell>
          <table:table-cell office:value-type="float" office:value="986300" calcext:value-type="float">
            <text:p>986300</text:p>
          </table:table-cell>
          <table:table-cell office:value-type="float" office:value="26.91" calcext:value-type="float">
            <text:p>26.91</text:p>
          </table:table-cell>
          <table:table-cell table:formula="of:=([.G440]-[.G441])/[.G441]" office:value-type="percentage" office:value="-0.00774336283185844" calcext:value-type="percentage">
            <text:p>-0.77%</text:p>
          </table:table-cell>
          <table:table-cell table:number-columns-repeated="4"/>
          <table:table-cell office:value-type="float" office:value="9.74" calcext:value-type="float">
            <text:p>9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05</text:p>
          </table:table-cell>
          <table:table-cell office:value-type="float" office:value="27.76" calcext:value-type="float">
            <text:p>27.76</text:p>
          </table:table-cell>
          <table:table-cell office:value-type="float" office:value="27.93" calcext:value-type="float">
            <text:p>27.93</text:p>
          </table:table-cell>
          <table:table-cell office:value-type="float" office:value="26.85" calcext:value-type="float">
            <text:p>26.85</text:p>
          </table:table-cell>
          <table:table-cell office:value-type="float" office:value="27.12" calcext:value-type="float">
            <text:p>27.12</text:p>
          </table:table-cell>
          <table:table-cell office:value-type="float" office:value="1005500" calcext:value-type="float">
            <text:p>1005500</text:p>
          </table:table-cell>
          <table:table-cell office:value-type="float" office:value="27.12" calcext:value-type="float">
            <text:p>27.12</text:p>
          </table:table-cell>
          <table:table-cell table:formula="of:=([.G441]-[.G442])/[.G442]" office:value-type="percentage" office:value="-0.0212919523637676" calcext:value-type="percentage">
            <text:p>-2.13%</text:p>
          </table:table-cell>
          <table:table-cell table:number-columns-repeated="4"/>
          <table:table-cell office:value-type="float" office:value="1.44" calcext:value-type="float">
            <text:p>1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04</text:p>
          </table:table-cell>
          <table:table-cell office:value-type="float" office:value="28.21" calcext:value-type="float">
            <text:p>28.21</text:p>
          </table:table-cell>
          <table:table-cell office:value-type="float" office:value="28.67" calcext:value-type="float">
            <text:p>28.67</text:p>
          </table:table-cell>
          <table:table-cell office:value-type="float" office:value="27.5" calcext:value-type="float">
            <text:p>27.5</text:p>
          </table:table-cell>
          <table:table-cell office:value-type="float" office:value="27.71" calcext:value-type="float">
            <text:p>27.71</text:p>
          </table:table-cell>
          <table:table-cell office:value-type="float" office:value="630100" calcext:value-type="float">
            <text:p>630100</text:p>
          </table:table-cell>
          <table:table-cell office:value-type="float" office:value="27.71" calcext:value-type="float">
            <text:p>27.71</text:p>
          </table:table-cell>
          <table:table-cell table:formula="of:=([.G442]-[.G443])/[.G443]" office:value-type="percentage" office:value="-0.0131766381766381" calcext:value-type="percentage">
            <text:p>-1.32%</text:p>
          </table:table-cell>
          <table:table-cell table:number-columns-repeated="4"/>
          <table:table-cell office:value-type="float" office:value="-0.24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03</text:p>
          </table:table-cell>
          <table:table-cell office:value-type="float" office:value="28.94" calcext:value-type="float">
            <text:p>28.94</text:p>
          </table:table-cell>
          <table:table-cell office:value-type="float" office:value="29.5" calcext:value-type="float">
            <text:p>29.5</text:p>
          </table:table-cell>
          <table:table-cell office:value-type="float" office:value="27.65" calcext:value-type="float">
            <text:p>27.65</text:p>
          </table:table-cell>
          <table:table-cell office:value-type="float" office:value="28.08" calcext:value-type="float">
            <text:p>28.08</text:p>
          </table:table-cell>
          <table:table-cell office:value-type="float" office:value="928100" calcext:value-type="float">
            <text:p>928100</text:p>
          </table:table-cell>
          <table:table-cell office:value-type="float" office:value="28.08" calcext:value-type="float">
            <text:p>28.08</text:p>
          </table:table-cell>
          <table:table-cell table:formula="of:=([.G443]-[.G444])/[.G444]" office:value-type="percentage" office:value="-0.0168067226890756" calcext:value-type="percentage">
            <text:p>-1.68%</text:p>
          </table:table-cell>
          <table:table-cell table:number-columns-repeated="4"/>
          <table:table-cell office:value-type="float" office:value="-1.37" calcext:value-type="float">
            <text:p>-1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30</text:p>
          </table:table-cell>
          <table:table-cell office:value-type="float" office:value="28.49" calcext:value-type="float">
            <text:p>28.49</text:p>
          </table:table-cell>
          <table:table-cell office:value-type="float" office:value="28.98" calcext:value-type="float">
            <text:p>28.98</text:p>
          </table:table-cell>
          <table:table-cell office:value-type="float" office:value="28.25" calcext:value-type="float">
            <text:p>28.25</text:p>
          </table:table-cell>
          <table:table-cell office:value-type="float" office:value="28.56" calcext:value-type="float">
            <text:p>28.56</text:p>
          </table:table-cell>
          <table:table-cell office:value-type="float" office:value="339800" calcext:value-type="float">
            <text:p>339800</text:p>
          </table:table-cell>
          <table:table-cell office:value-type="float" office:value="28.56" calcext:value-type="float">
            <text:p>28.56</text:p>
          </table:table-cell>
          <table:table-cell table:formula="of:=([.G444]-[.G445])/[.G445]" office:value-type="percentage" office:value="-0.00591715976331367" calcext:value-type="percentage">
            <text:p>-0.59%</text:p>
          </table:table-cell>
          <table:table-cell table:number-columns-repeated="4"/>
          <table:table-cell office:value-type="float" office:value="-0.24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29</text:p>
          </table:table-cell>
          <table:table-cell office:value-type="float" office:value="28.59" calcext:value-type="float">
            <text:p>28.59</text:p>
          </table:table-cell>
          <table:table-cell office:value-type="float" office:value="29.34" calcext:value-type="float">
            <text:p>29.34</text:p>
          </table:table-cell>
          <table:table-cell office:value-type="float" office:value="28.55" calcext:value-type="float">
            <text:p>28.55</text:p>
          </table:table-cell>
          <table:table-cell office:value-type="float" office:value="28.73" calcext:value-type="float">
            <text:p>28.73</text:p>
          </table:table-cell>
          <table:table-cell office:value-type="float" office:value="488200" calcext:value-type="float">
            <text:p>488200</text:p>
          </table:table-cell>
          <table:table-cell office:value-type="float" office:value="28.73" calcext:value-type="float">
            <text:p>28.73</text:p>
          </table:table-cell>
          <table:table-cell table:formula="of:=([.G445]-[.G446])/[.G446]" office:value-type="percentage" office:value="0.00771659066994033" calcext:value-type="percentage">
            <text:p>0.77%</text:p>
          </table:table-cell>
          <table:table-cell table:number-columns-repeated="4"/>
          <table:table-cell office:value-type="float" office:value="-1.77" calcext:value-type="float">
            <text:p>-1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28</text:p>
          </table:table-cell>
          <table:table-cell office:value-type="float" office:value="28.99" calcext:value-type="float">
            <text:p>28.99</text:p>
          </table:table-cell>
          <table:table-cell office:value-type="float" office:value="29.24" calcext:value-type="float">
            <text:p>29.24</text:p>
          </table:table-cell>
          <table:table-cell office:value-type="float" office:value="28.04" calcext:value-type="float">
            <text:p>28.04</text:p>
          </table:table-cell>
          <table:table-cell office:value-type="float" office:value="28.51" calcext:value-type="float">
            <text:p>28.51</text:p>
          </table:table-cell>
          <table:table-cell office:value-type="float" office:value="575200" calcext:value-type="float">
            <text:p>575200</text:p>
          </table:table-cell>
          <table:table-cell office:value-type="float" office:value="28.51" calcext:value-type="float">
            <text:p>28.51</text:p>
          </table:table-cell>
          <table:table-cell table:formula="of:=([.G446]-[.G447])/[.G447]" office:value-type="percentage" office:value="-0.00210010500525022" calcext:value-type="percentage">
            <text:p>-0.21%</text:p>
          </table:table-cell>
          <table:table-cell table:number-columns-repeated="4"/>
          <table:table-cell office:value-type="float" office:value="3.91" calcext:value-type="float">
            <text:p>3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27</text:p>
          </table:table-cell>
          <table:table-cell office:value-type="float" office:value="27.66" calcext:value-type="float">
            <text:p>27.66</text:p>
          </table:table-cell>
          <table:table-cell office:value-type="float" office:value="28.77" calcext:value-type="float">
            <text:p>28.77</text:p>
          </table:table-cell>
          <table:table-cell office:value-type="float" office:value="27.64" calcext:value-type="float">
            <text:p>27.64</text:p>
          </table:table-cell>
          <table:table-cell office:value-type="float" office:value="28.57" calcext:value-type="float">
            <text:p>28.57</text:p>
          </table:table-cell>
          <table:table-cell office:value-type="float" office:value="777500" calcext:value-type="float">
            <text:p>777500</text:p>
          </table:table-cell>
          <table:table-cell office:value-type="float" office:value="28.57" calcext:value-type="float">
            <text:p>28.57</text:p>
          </table:table-cell>
          <table:table-cell table:formula="of:=([.G447]-[.G448])/[.G448]" office:value-type="percentage" office:value="0.0240143369175628" calcext:value-type="percentage">
            <text:p>2.40%</text:p>
          </table:table-cell>
          <table:table-cell table:number-columns-repeated="4"/>
          <table:table-cell office:value-type="float" office:value="-7.92" calcext:value-type="float">
            <text:p>-7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2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.52" calcext:value-type="float">
            <text:p>27.52</text:p>
          </table:table-cell>
          <table:table-cell office:value-type="float" office:value="27.9" calcext:value-type="float">
            <text:p>27.9</text:p>
          </table:table-cell>
          <table:table-cell office:value-type="float" office:value="591400" calcext:value-type="float">
            <text:p>591400</text:p>
          </table:table-cell>
          <table:table-cell office:value-type="float" office:value="27.9" calcext:value-type="float">
            <text:p>27.9</text:p>
          </table:table-cell>
          <table:table-cell table:formula="of:=([.G448]-[.G449])/[.G449]" office:value-type="percentage" office:value="0.00468131076701473" calcext:value-type="percentage">
            <text:p>0.47%</text:p>
          </table:table-cell>
          <table:table-cell table:number-columns-repeated="4"/>
          <table:table-cell office:value-type="float" office:value="-1.49" calcext:value-type="float">
            <text:p>-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22</text:p>
          </table:table-cell>
          <table:table-cell office:value-type="float" office:value="27.6" calcext:value-type="float">
            <text:p>27.6</text:p>
          </table:table-cell>
          <table:table-cell office:value-type="float" office:value="28.05" calcext:value-type="float">
            <text:p>28.05</text:p>
          </table:table-cell>
          <table:table-cell office:value-type="float" office:value="27.3" calcext:value-type="float">
            <text:p>27.3</text:p>
          </table:table-cell>
          <table:table-cell office:value-type="float" office:value="27.77" calcext:value-type="float">
            <text:p>27.77</text:p>
          </table:table-cell>
          <table:table-cell office:value-type="float" office:value="1009400" calcext:value-type="float">
            <text:p>1009400</text:p>
          </table:table-cell>
          <table:table-cell office:value-type="float" office:value="27.77" calcext:value-type="float">
            <text:p>27.77</text:p>
          </table:table-cell>
          <table:table-cell table:formula="of:=([.G449]-[.G450])/[.G450]" office:value-type="percentage" office:value="0.0072542618788538" calcext:value-type="percentage">
            <text:p>0.73%</text:p>
          </table:table-cell>
          <table:table-cell table:number-columns-repeated="4"/>
          <table:table-cell office:value-type="float" office:value="-3.86" calcext:value-type="float">
            <text:p>-3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21</text:p>
          </table:table-cell>
          <table:table-cell office:value-type="float" office:value="27.91" calcext:value-type="float">
            <text:p>27.91</text:p>
          </table:table-cell>
          <table:table-cell office:value-type="float" office:value="28.07" calcext:value-type="float">
            <text:p>28.07</text:p>
          </table:table-cell>
          <table:table-cell office:value-type="float" office:value="26.03" calcext:value-type="float">
            <text:p>26.03</text:p>
          </table:table-cell>
          <table:table-cell office:value-type="float" office:value="27.57" calcext:value-type="float">
            <text:p>27.57</text:p>
          </table:table-cell>
          <table:table-cell office:value-type="float" office:value="1705500" calcext:value-type="float">
            <text:p>1705500</text:p>
          </table:table-cell>
          <table:table-cell office:value-type="float" office:value="27.57" calcext:value-type="float">
            <text:p>27.57</text:p>
          </table:table-cell>
          <table:table-cell table:formula="of:=([.G450]-[.G451])/[.G451]" office:value-type="percentage" office:value="-0.0118279569892473" calcext:value-type="percentage">
            <text:p>-1.18%</text:p>
          </table:table-cell>
          <table:table-cell table:number-columns-repeated="4"/>
          <table:table-cell office:value-type="float" office:value="-2.08" calcext:value-type="float">
            <text:p>-2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20</text:p>
          </table:table-cell>
          <table:table-cell office:value-type="float" office:value="28.05" calcext:value-type="float">
            <text:p>28.05</text:p>
          </table:table-cell>
          <table:table-cell office:value-type="float" office:value="28.45" calcext:value-type="float">
            <text:p>28.45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" calcext:value-type="float">
            <text:p>27.9</text:p>
          </table:table-cell>
          <table:table-cell office:value-type="float" office:value="843300" calcext:value-type="float">
            <text:p>843300</text:p>
          </table:table-cell>
          <table:table-cell office:value-type="float" office:value="27.9" calcext:value-type="float">
            <text:p>27.9</text:p>
          </table:table-cell>
          <table:table-cell table:formula="of:=([.G451]-[.G452])/[.G452]" office:value-type="percentage" office:value="0.00540540540540535" calcext:value-type="percentage">
            <text:p>0.54%</text:p>
          </table:table-cell>
          <table:table-cell table:number-columns-repeated="4"/>
          <table:table-cell office:value-type="float" office:value="1.94" calcext:value-type="float">
            <text:p>1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19</text:p>
          </table:table-cell>
          <table:table-cell office:value-type="float" office:value="28.09" calcext:value-type="float">
            <text:p>28.09</text:p>
          </table:table-cell>
          <table:table-cell office:value-type="float" office:value="28.5" calcext:value-type="float">
            <text:p>28.5</text:p>
          </table:table-cell>
          <table:table-cell office:value-type="float" office:value="27.37" calcext:value-type="float">
            <text:p>27.37</text:p>
          </table:table-cell>
          <table:table-cell office:value-type="float" office:value="27.75" calcext:value-type="float">
            <text:p>27.75</text:p>
          </table:table-cell>
          <table:table-cell office:value-type="float" office:value="987000" calcext:value-type="float">
            <text:p>987000</text:p>
          </table:table-cell>
          <table:table-cell office:value-type="float" office:value="27.75" calcext:value-type="float">
            <text:p>27.75</text:p>
          </table:table-cell>
          <table:table-cell table:formula="of:=([.G452]-[.G453])/[.G453]" office:value-type="percentage" office:value="-0.00892857142857143" calcext:value-type="percentage">
            <text:p>-0.89%</text:p>
          </table:table-cell>
          <table:table-cell table:number-columns-repeated="4"/>
          <table:table-cell office:value-type="float" office:value="1.06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16</text:p>
          </table:table-cell>
          <table:table-cell office:value-type="float" office:value="28.79" calcext:value-type="float">
            <text:p>28.79</text:p>
          </table:table-cell>
          <table:table-cell office:value-type="float" office:value="28.93" calcext:value-type="float">
            <text:p>28.93</text:p>
          </table:table-cell>
          <table:table-cell office:value-type="float" office:value="27.98" calcext:value-type="float">
            <text:p>27.98</text:p>
          </table:table-cell>
          <table:table-cell office:value-type="float" office:value="28" calcext:value-type="float">
            <text:p>28</text:p>
          </table:table-cell>
          <table:table-cell office:value-type="float" office:value="1029700" calcext:value-type="float">
            <text:p>1029700</text:p>
          </table:table-cell>
          <table:table-cell office:value-type="float" office:value="28" calcext:value-type="float">
            <text:p>28</text:p>
          </table:table-cell>
          <table:table-cell table:formula="of:=([.G453]-[.G454])/[.G454]" office:value-type="percentage" office:value="-0.0216631726065689" calcext:value-type="percentage">
            <text:p>-2.17%</text:p>
          </table:table-cell>
          <table:table-cell table:number-columns-repeated="4"/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15</text:p>
          </table:table-cell>
          <table:table-cell office:value-type="float" office:value="28.67" calcext:value-type="float">
            <text:p>28.67</text:p>
          </table:table-cell>
          <table:table-cell office:value-type="float" office:value="29.17" calcext:value-type="float">
            <text:p>29.17</text:p>
          </table:table-cell>
          <table:table-cell office:value-type="float" office:value="28.12" calcext:value-type="float">
            <text:p>28.12</text:p>
          </table:table-cell>
          <table:table-cell office:value-type="float" office:value="28.62" calcext:value-type="float">
            <text:p>28.62</text:p>
          </table:table-cell>
          <table:table-cell office:value-type="float" office:value="700300" calcext:value-type="float">
            <text:p>700300</text:p>
          </table:table-cell>
          <table:table-cell office:value-type="float" office:value="28.62" calcext:value-type="float">
            <text:p>28.62</text:p>
          </table:table-cell>
          <table:table-cell table:formula="of:=([.G454]-[.G455])/[.G455]" office:value-type="percentage" office:value="0.00315457413249211" calcext:value-type="percentage">
            <text:p>0.32%</text:p>
          </table:table-cell>
          <table:table-cell table:number-columns-repeated="4"/>
          <table:table-cell office:value-type="float" office:value="-3.99" calcext:value-type="float">
            <text:p>-3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14</text:p>
          </table:table-cell>
          <table:table-cell office:value-type="float" office:value="29.5" calcext:value-type="float">
            <text:p>29.5</text:p>
          </table:table-cell>
          <table:table-cell office:value-type="float" office:value="29.68" calcext:value-type="float">
            <text:p>29.68</text:p>
          </table:table-cell>
          <table:table-cell office:value-type="float" office:value="28" calcext:value-type="float">
            <text:p>28</text:p>
          </table:table-cell>
          <table:table-cell office:value-type="float" office:value="28.53" calcext:value-type="float">
            <text:p>28.53</text:p>
          </table:table-cell>
          <table:table-cell office:value-type="float" office:value="1163900" calcext:value-type="float">
            <text:p>1163900</text:p>
          </table:table-cell>
          <table:table-cell office:value-type="float" office:value="28.53" calcext:value-type="float">
            <text:p>28.53</text:p>
          </table:table-cell>
          <table:table-cell table:formula="of:=([.G455]-[.G456])/[.G456]" office:value-type="percentage" office:value="-0.031239388794567" calcext:value-type="percentage">
            <text:p>-3.12%</text:p>
          </table:table-cell>
          <table:table-cell table:number-columns-repeated="4"/>
          <table:table-cell office:value-type="float" office:value="-0.03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13</text:p>
          </table:table-cell>
          <table:table-cell office:value-type="float" office:value="30.57" calcext:value-type="float">
            <text:p>30.57</text:p>
          </table:table-cell>
          <table:table-cell office:value-type="float" office:value="30.93" calcext:value-type="float">
            <text:p>30.93</text:p>
          </table:table-cell>
          <table:table-cell office:value-type="float" office:value="28.91" calcext:value-type="float">
            <text:p>28.91</text:p>
          </table:table-cell>
          <table:table-cell office:value-type="float" office:value="29.45" calcext:value-type="float">
            <text:p>29.45</text:p>
          </table:table-cell>
          <table:table-cell office:value-type="float" office:value="994100" calcext:value-type="float">
            <text:p>994100</text:p>
          </table:table-cell>
          <table:table-cell office:value-type="float" office:value="29.45" calcext:value-type="float">
            <text:p>29.45</text:p>
          </table:table-cell>
          <table:table-cell table:formula="of:=([.G456]-[.G457])/[.G457]" office:value-type="percentage" office:value="-0.0315685629727064" calcext:value-type="percentage">
            <text:p>-3.16%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12</text:p>
          </table:table-cell>
          <table:table-cell office:value-type="float" office:value="30.44" calcext:value-type="float">
            <text:p>30.44</text:p>
          </table:table-cell>
          <table:table-cell office:value-type="float" office:value="30.62" calcext:value-type="float">
            <text:p>30.62</text:p>
          </table:table-cell>
          <table:table-cell office:value-type="float" office:value="30.02" calcext:value-type="float">
            <text:p>30.02</text:p>
          </table:table-cell>
          <table:table-cell office:value-type="float" office:value="30.41" calcext:value-type="float">
            <text:p>30.41</text:p>
          </table:table-cell>
          <table:table-cell office:value-type="float" office:value="758700" calcext:value-type="float">
            <text:p>758700</text:p>
          </table:table-cell>
          <table:table-cell office:value-type="float" office:value="30.41" calcext:value-type="float">
            <text:p>30.41</text:p>
          </table:table-cell>
          <table:table-cell table:formula="of:=([.G457]-[.G458])/[.G458]" office:value-type="percentage" office:value="-0.0202963917525773" calcext:value-type="percentage">
            <text:p>-2.03%</text:p>
          </table:table-cell>
          <table:table-cell table:number-columns-repeated="4"/>
          <table:table-cell office:value-type="float" office:value="1.53" calcext:value-type="float">
            <text:p>1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09</text:p>
          </table:table-cell>
          <table:table-cell office:value-type="float" office:value="30.54" calcext:value-type="float">
            <text:p>30.54</text:p>
          </table:table-cell>
          <table:table-cell office:value-type="float" office:value="31.12" calcext:value-type="float">
            <text:p>31.12</text:p>
          </table:table-cell>
          <table:table-cell office:value-type="float" office:value="30.28" calcext:value-type="float">
            <text:p>30.28</text:p>
          </table:table-cell>
          <table:table-cell office:value-type="float" office:value="31.04" calcext:value-type="float">
            <text:p>31.04</text:p>
          </table:table-cell>
          <table:table-cell office:value-type="float" office:value="1239500" calcext:value-type="float">
            <text:p>1239500</text:p>
          </table:table-cell>
          <table:table-cell office:value-type="float" office:value="31.04" calcext:value-type="float">
            <text:p>31.04</text:p>
          </table:table-cell>
          <table:table-cell table:formula="of:=([.G458]-[.G459])/[.G459]" office:value-type="percentage" office:value="0.0048559404337973" calcext:value-type="percentage">
            <text:p>0.49%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08</text:p>
          </table:table-cell>
          <table:table-cell office:value-type="float" office:value="30.84" calcext:value-type="float">
            <text:p>30.84</text:p>
          </table:table-cell>
          <table:table-cell office:value-type="float" office:value="31.65" calcext:value-type="float">
            <text:p>31.65</text:p>
          </table:table-cell>
          <table:table-cell office:value-type="float" office:value="29.61" calcext:value-type="float">
            <text:p>29.61</text:p>
          </table:table-cell>
          <table:table-cell office:value-type="float" office:value="30.89" calcext:value-type="float">
            <text:p>30.89</text:p>
          </table:table-cell>
          <table:table-cell office:value-type="float" office:value="3305800" calcext:value-type="float">
            <text:p>3305800</text:p>
          </table:table-cell>
          <table:table-cell office:value-type="float" office:value="30.89" calcext:value-type="float">
            <text:p>30.89</text:p>
          </table:table-cell>
          <table:table-cell table:formula="of:=([.G459]-[.G460])/[.G460]" office:value-type="percentage" office:value="-0.0965194501316173" calcext:value-type="percentage">
            <text:p>-9.65%</text:p>
          </table:table-cell>
          <table:table-cell table:number-columns-repeated="4"/>
          <table:table-cell office:value-type="float" office:value="-3.68" calcext:value-type="float">
            <text:p>-3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07</text:p>
          </table:table-cell>
          <table:table-cell office:value-type="float" office:value="34.63" calcext:value-type="float">
            <text:p>34.63</text:p>
          </table:table-cell>
          <table:table-cell office:value-type="float" office:value="34.89" calcext:value-type="float">
            <text:p>34.89</text:p>
          </table:table-cell>
          <table:table-cell office:value-type="float" office:value="33.8" calcext:value-type="float">
            <text:p>33.8</text:p>
          </table:table-cell>
          <table:table-cell office:value-type="float" office:value="34.19" calcext:value-type="float">
            <text:p>34.19</text:p>
          </table:table-cell>
          <table:table-cell office:value-type="float" office:value="674300" calcext:value-type="float">
            <text:p>674300</text:p>
          </table:table-cell>
          <table:table-cell office:value-type="float" office:value="34.19" calcext:value-type="float">
            <text:p>34.19</text:p>
          </table:table-cell>
          <table:table-cell table:formula="of:=([.G460]-[.G461])/[.G461]" office:value-type="percentage" office:value="-0.0195010037281331" calcext:value-type="percentage">
            <text:p>-1.95%</text:p>
          </table:table-cell>
          <table:table-cell table:number-columns-repeated="4"/>
          <table:table-cell office:value-type="float" office:value="-0.38" calcext:value-type="float">
            <text:p>-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06</text:p>
          </table:table-cell>
          <table:table-cell office:value-type="float" office:value="34.2" calcext:value-type="float">
            <text:p>34.2</text:p>
          </table:table-cell>
          <table:table-cell office:value-type="float" office:value="34.98" calcext:value-type="float">
            <text:p>34.98</text:p>
          </table:table-cell>
          <table:table-cell office:value-type="float" office:value="34.03" calcext:value-type="float">
            <text:p>34.03</text:p>
          </table:table-cell>
          <table:table-cell office:value-type="float" office:value="34.87" calcext:value-type="float">
            <text:p>34.87</text:p>
          </table:table-cell>
          <table:table-cell office:value-type="float" office:value="951800" calcext:value-type="float">
            <text:p>951800</text:p>
          </table:table-cell>
          <table:table-cell office:value-type="float" office:value="34.87" calcext:value-type="float">
            <text:p>34.87</text:p>
          </table:table-cell>
          <table:table-cell table:formula="of:=([.G461]-[.G462])/[.G462]" office:value-type="percentage" office:value="0.0130737943056361" calcext:value-type="percentage">
            <text:p>1.31%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05</text:p>
          </table:table-cell>
          <table:table-cell office:value-type="float" office:value="33.53" calcext:value-type="float">
            <text:p>33.53</text:p>
          </table:table-cell>
          <table:table-cell office:value-type="float" office:value="35" calcext:value-type="float">
            <text:p>35</text:p>
          </table:table-cell>
          <table:table-cell office:value-type="float" office:value="33.43" calcext:value-type="float">
            <text:p>33.43</text:p>
          </table:table-cell>
          <table:table-cell office:value-type="float" office:value="34.42" calcext:value-type="float">
            <text:p>34.42</text:p>
          </table:table-cell>
          <table:table-cell office:value-type="float" office:value="1160100" calcext:value-type="float">
            <text:p>1160100</text:p>
          </table:table-cell>
          <table:table-cell office:value-type="float" office:value="34.42" calcext:value-type="float">
            <text:p>34.42</text:p>
          </table:table-cell>
          <table:table-cell table:formula="of:=([.G462]-[.G463])/[.G463]" office:value-type="percentage" office:value="0.0336336336336338" calcext:value-type="percentage">
            <text:p>3.36%</text:p>
          </table:table-cell>
          <table:table-cell table:number-columns-repeated="4"/>
          <table:table-cell office:value-type="float" office:value="1.76" calcext:value-type="float">
            <text:p>1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02</text:p>
          </table:table-cell>
          <table:table-cell office:value-type="float" office:value="32.83" calcext:value-type="float">
            <text:p>32.83</text:p>
          </table:table-cell>
          <table:table-cell office:value-type="float" office:value="33.69" calcext:value-type="float">
            <text:p>33.69</text:p>
          </table:table-cell>
          <table:table-cell office:value-type="float" office:value="32.4" calcext:value-type="float">
            <text:p>32.4</text:p>
          </table:table-cell>
          <table:table-cell office:value-type="float" office:value="33.3" calcext:value-type="float">
            <text:p>33.3</text:p>
          </table:table-cell>
          <table:table-cell office:value-type="float" office:value="802800" calcext:value-type="float">
            <text:p>802800</text:p>
          </table:table-cell>
          <table:table-cell office:value-type="float" office:value="33.3" calcext:value-type="float">
            <text:p>33.3</text:p>
          </table:table-cell>
          <table:table-cell table:formula="of:=([.G463]-[.G464])/[.G464]" office:value-type="percentage" office:value="0.0214723926380367" calcext:value-type="percentage">
            <text:p>2.15%</text:p>
          </table:table-cell>
          <table:table-cell table:number-columns-repeated="4"/>
          <table:table-cell office:value-type="float" office:value="-0.45" calcext:value-type="float">
            <text:p>-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01</text:p>
          </table:table-cell>
          <table:table-cell office:value-type="float" office:value="32.57" calcext:value-type="float">
            <text:p>32.57</text:p>
          </table:table-cell>
          <table:table-cell office:value-type="float" office:value="33.99" calcext:value-type="float">
            <text:p>33.99</text:p>
          </table:table-cell>
          <table:table-cell office:value-type="float" office:value="31.98" calcext:value-type="float">
            <text:p>31.98</text:p>
          </table:table-cell>
          <table:table-cell office:value-type="float" office:value="32.6" calcext:value-type="float">
            <text:p>32.6</text:p>
          </table:table-cell>
          <table:table-cell office:value-type="float" office:value="1030200" calcext:value-type="float">
            <text:p>1030200</text:p>
          </table:table-cell>
          <table:table-cell office:value-type="float" office:value="32.6" calcext:value-type="float">
            <text:p>32.6</text:p>
          </table:table-cell>
          <table:table-cell table:formula="of:=([.G464]-[.G465])/[.G465]" office:value-type="percentage" office:value="-0.00427611484422726" calcext:value-type="percentage">
            <text:p>-0.43%</text:p>
          </table:table-cell>
          <table:table-cell table:number-columns-repeated="4"/>
          <table:table-cell office:value-type="float" office:value="-0.63" calcext:value-type="float">
            <text:p>-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30</text:p>
          </table:table-cell>
          <table:table-cell office:value-type="float" office:value="32.5" calcext:value-type="float">
            <text:p>32.5</text:p>
          </table:table-cell>
          <table:table-cell office:value-type="float" office:value="32.93" calcext:value-type="float">
            <text:p>32.93</text:p>
          </table:table-cell>
          <table:table-cell office:value-type="float" office:value="32.22" calcext:value-type="float">
            <text:p>32.22</text:p>
          </table:table-cell>
          <table:table-cell office:value-type="float" office:value="32.74" calcext:value-type="float">
            <text:p>32.74</text:p>
          </table:table-cell>
          <table:table-cell office:value-type="float" office:value="760300" calcext:value-type="float">
            <text:p>760300</text:p>
          </table:table-cell>
          <table:table-cell office:value-type="float" office:value="32.74" calcext:value-type="float">
            <text:p>32.74</text:p>
          </table:table-cell>
          <table:table-cell table:formula="of:=([.G465]-[.G466])/[.G466]" office:value-type="percentage" office:value="0.0311811023622048" calcext:value-type="percentage">
            <text:p>3.12%</text:p>
          </table:table-cell>
          <table:table-cell table:number-columns-repeated="4"/>
          <table:table-cell office:value-type="float" office:value="1.96" calcext:value-type="float">
            <text:p>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29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office:value-type="float" office:value="31.63" calcext:value-type="float">
            <text:p>31.63</text:p>
          </table:table-cell>
          <table:table-cell office:value-type="float" office:value="31.75" calcext:value-type="float">
            <text:p>31.75</text:p>
          </table:table-cell>
          <table:table-cell office:value-type="float" office:value="591100" calcext:value-type="float">
            <text:p>591100</text:p>
          </table:table-cell>
          <table:table-cell office:value-type="float" office:value="31.75" calcext:value-type="float">
            <text:p>31.75</text:p>
          </table:table-cell>
          <table:table-cell table:formula="of:=([.G466]-[.G467])/[.G467]" office:value-type="percentage" office:value="-0.0248771498771499" calcext:value-type="percentage">
            <text:p>-2.49%</text:p>
          </table:table-cell>
          <table:table-cell table:number-columns-repeated="4"/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28</text:p>
          </table:table-cell>
          <table:table-cell office:value-type="float" office:value="32" calcext:value-type="float">
            <text:p>32</text:p>
          </table:table-cell>
          <table:table-cell office:value-type="float" office:value="33.28" calcext:value-type="float">
            <text:p>33.28</text:p>
          </table:table-cell>
          <table:table-cell office:value-type="float" office:value="31.81" calcext:value-type="float">
            <text:p>31.81</text:p>
          </table:table-cell>
          <table:table-cell office:value-type="float" office:value="32.56" calcext:value-type="float">
            <text:p>32.56</text:p>
          </table:table-cell>
          <table:table-cell office:value-type="float" office:value="681200" calcext:value-type="float">
            <text:p>681200</text:p>
          </table:table-cell>
          <table:table-cell office:value-type="float" office:value="32.56" calcext:value-type="float">
            <text:p>32.56</text:p>
          </table:table-cell>
          <table:table-cell table:formula="of:=([.G467]-[.G468])/[.G468]" office:value-type="percentage" office:value="0.0284270372710045" calcext:value-type="percentage">
            <text:p>2.84%</text:p>
          </table:table-cell>
          <table:table-cell table:number-columns-repeated="4"/>
          <table:table-cell office:value-type="float" office:value="-4.36" calcext:value-type="float">
            <text:p>-4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25</text:p>
          </table:table-cell>
          <table:table-cell office:value-type="float" office:value="31.55" calcext:value-type="float">
            <text:p>31.55</text:p>
          </table:table-cell>
          <table:table-cell office:value-type="float" office:value="32.41" calcext:value-type="float">
            <text:p>32.41</text:p>
          </table:table-cell>
          <table:table-cell office:value-type="float" office:value="31.08" calcext:value-type="float">
            <text:p>31.08</text:p>
          </table:table-cell>
          <table:table-cell office:value-type="float" office:value="31.66" calcext:value-type="float">
            <text:p>31.66</text:p>
          </table:table-cell>
          <table:table-cell office:value-type="float" office:value="239600" calcext:value-type="float">
            <text:p>239600</text:p>
          </table:table-cell>
          <table:table-cell office:value-type="float" office:value="31.66" calcext:value-type="float">
            <text:p>31.66</text:p>
          </table:table-cell>
          <table:table-cell table:formula="of:=([.G468]-[.G469])/[.G469]" office:value-type="percentage" office:value="0.00667726550079494" calcext:value-type="percentage">
            <text:p>0.67%</text:p>
          </table:table-cell>
          <table:table-cell table:number-columns-repeated="4"/>
          <table:table-cell office:value-type="float" office:value="-1.94" calcext:value-type="float">
            <text:p>-1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23</text:p>
          </table:table-cell>
          <table:table-cell office:value-type="float" office:value="31.76" calcext:value-type="float">
            <text:p>31.76</text:p>
          </table:table-cell>
          <table:table-cell office:value-type="float" office:value="32.05" calcext:value-type="float">
            <text:p>32.05</text:p>
          </table:table-cell>
          <table:table-cell office:value-type="float" office:value="31.25" calcext:value-type="float">
            <text:p>31.25</text:p>
          </table:table-cell>
          <table:table-cell office:value-type="float" office:value="31.45" calcext:value-type="float">
            <text:p>31.45</text:p>
          </table:table-cell>
          <table:table-cell office:value-type="float" office:value="451800" calcext:value-type="float">
            <text:p>451800</text:p>
          </table:table-cell>
          <table:table-cell office:value-type="float" office:value="31.45" calcext:value-type="float">
            <text:p>31.45</text:p>
          </table:table-cell>
          <table:table-cell table:formula="of:=([.G469]-[.G470])/[.G470]" office:value-type="percentage" office:value="-0.0193327096975367" calcext:value-type="percentage">
            <text:p>-1.93%</text:p>
          </table:table-cell>
          <table:table-cell table:number-columns-repeated="4"/>
          <table:table-cell office:value-type="float" office:value="2.01" calcext:value-type="float">
            <text:p>2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22</text:p>
          </table:table-cell>
          <table:table-cell office:value-type="float" office:value="31.76" calcext:value-type="float">
            <text:p>31.76</text:p>
          </table:table-cell>
          <table:table-cell office:value-type="float" office:value="32.79" calcext:value-type="float">
            <text:p>32.79</text:p>
          </table:table-cell>
          <table:table-cell office:value-type="float" office:value="31.05" calcext:value-type="float">
            <text:p>31.05</text:p>
          </table:table-cell>
          <table:table-cell office:value-type="float" office:value="32.07" calcext:value-type="float">
            <text:p>32.07</text:p>
          </table:table-cell>
          <table:table-cell office:value-type="float" office:value="732600" calcext:value-type="float">
            <text:p>732600</text:p>
          </table:table-cell>
          <table:table-cell office:value-type="float" office:value="32.07" calcext:value-type="float">
            <text:p>32.07</text:p>
          </table:table-cell>
          <table:table-cell table:formula="of:=([.G470]-[.G471])/[.G471]" office:value-type="percentage" office:value="0.0097607052896725" calcext:value-type="percentage">
            <text:p>0.98%</text:p>
          </table:table-cell>
          <table:table-cell table:number-columns-repeated="4"/>
          <table:table-cell office:value-type="float" office:value="-7.02" calcext:value-type="float">
            <text:p>-7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21</text:p>
          </table:table-cell>
          <table:table-cell table:number-columns-repeated="2" office:value-type="float" office:value="32.44" calcext:value-type="float">
            <text:p>32.44</text:p>
          </table:table-cell>
          <table:table-cell office:value-type="float" office:value="31.05" calcext:value-type="float">
            <text:p>31.05</text:p>
          </table:table-cell>
          <table:table-cell office:value-type="float" office:value="31.76" calcext:value-type="float">
            <text:p>31.76</text:p>
          </table:table-cell>
          <table:table-cell office:value-type="float" office:value="1031600" calcext:value-type="float">
            <text:p>1031600</text:p>
          </table:table-cell>
          <table:table-cell office:value-type="float" office:value="31.76" calcext:value-type="float">
            <text:p>31.76</text:p>
          </table:table-cell>
          <table:table-cell table:formula="of:=([.G471]-[.G472])/[.G472]" office:value-type="percentage" office:value="-0.0257668711656442" calcext:value-type="percentage">
            <text:p>-2.58%</text:p>
          </table:table-cell>
          <table:table-cell table:number-columns-repeated="4"/>
          <table:table-cell office:value-type="float" office:value="-0.43" calcext:value-type="float">
            <text:p>-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18</text:p>
          </table:table-cell>
          <table:table-cell office:value-type="float" office:value="33.64" calcext:value-type="float">
            <text:p>33.64</text:p>
          </table:table-cell>
          <table:table-cell office:value-type="float" office:value="34.11" calcext:value-type="float">
            <text:p>34.11</text:p>
          </table:table-cell>
          <table:table-cell office:value-type="float" office:value="32.54" calcext:value-type="float">
            <text:p>32.54</text:p>
          </table:table-cell>
          <table:table-cell office:value-type="float" office:value="32.6" calcext:value-type="float">
            <text:p>32.6</text:p>
          </table:table-cell>
          <table:table-cell office:value-type="float" office:value="902800" calcext:value-type="float">
            <text:p>902800</text:p>
          </table:table-cell>
          <table:table-cell office:value-type="float" office:value="32.6" calcext:value-type="float">
            <text:p>32.6</text:p>
          </table:table-cell>
          <table:table-cell table:formula="of:=([.G472]-[.G473])/[.G473]" office:value-type="percentage" office:value="-0.0320665083135391" calcext:value-type="percentage">
            <text:p>-3.21%</text:p>
          </table:table-cell>
          <table:table-cell table:number-columns-repeated="4"/>
          <table:table-cell office:value-type="float" office:value="9.65" calcext:value-type="float">
            <text:p>9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17</text:p>
          </table:table-cell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33.19" calcext:value-type="float">
            <text:p>33.19</text:p>
          </table:table-cell>
          <table:table-cell office:value-type="float" office:value="33.68" calcext:value-type="float">
            <text:p>33.68</text:p>
          </table:table-cell>
          <table:table-cell office:value-type="float" office:value="1349300" calcext:value-type="float">
            <text:p>1349300</text:p>
          </table:table-cell>
          <table:table-cell office:value-type="float" office:value="33.68" calcext:value-type="float">
            <text:p>33.68</text:p>
          </table:table-cell>
          <table:table-cell table:formula="of:=([.G473]-[.G474])/[.G474]" office:value-type="percentage" office:value="-0.0360618202633085" calcext:value-type="percentage">
            <text:p>-3.61%</text:p>
          </table:table-cell>
          <table:table-cell table:number-columns-repeated="4"/>
          <table:table-cell office:value-type="float" office:value="-2.15" calcext:value-type="float">
            <text:p>-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16</text:p>
          </table:table-cell>
          <table:table-cell office:value-type="float" office:value="33.48" calcext:value-type="float">
            <text:p>33.48</text:p>
          </table:table-cell>
          <table:table-cell office:value-type="float" office:value="35" calcext:value-type="float">
            <text:p>35</text:p>
          </table:table-cell>
          <table:table-cell office:value-type="float" office:value="33.4" calcext:value-type="float">
            <text:p>33.4</text:p>
          </table:table-cell>
          <table:table-cell office:value-type="float" office:value="34.94" calcext:value-type="float">
            <text:p>34.94</text:p>
          </table:table-cell>
          <table:table-cell office:value-type="float" office:value="1833200" calcext:value-type="float">
            <text:p>1833200</text:p>
          </table:table-cell>
          <table:table-cell office:value-type="float" office:value="34.94" calcext:value-type="float">
            <text:p>34.94</text:p>
          </table:table-cell>
          <table:table-cell table:formula="of:=([.G474]-[.G475])/[.G475]" office:value-type="percentage" office:value="0.0297671676982021" calcext:value-type="percentage">
            <text:p>2.98%</text:p>
          </table:table-cell>
          <table:table-cell table:number-columns-repeated="4"/>
          <table:table-cell office:value-type="float" office:value="-6.79" calcext:value-type="float">
            <text:p>-6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15</text:p>
          </table:table-cell>
          <table:table-cell office:value-type="float" office:value="32.92" calcext:value-type="float">
            <text:p>32.92</text:p>
          </table:table-cell>
          <table:table-cell office:value-type="float" office:value="34.4" calcext:value-type="float">
            <text:p>34.4</text:p>
          </table:table-cell>
          <table:table-cell office:value-type="float" office:value="32.73" calcext:value-type="float">
            <text:p>32.73</text:p>
          </table:table-cell>
          <table:table-cell office:value-type="float" office:value="33.93" calcext:value-type="float">
            <text:p>33.93</text:p>
          </table:table-cell>
          <table:table-cell office:value-type="float" office:value="891000" calcext:value-type="float">
            <text:p>891000</text:p>
          </table:table-cell>
          <table:table-cell office:value-type="float" office:value="33.93" calcext:value-type="float">
            <text:p>33.93</text:p>
          </table:table-cell>
          <table:table-cell table:formula="of:=([.G475]-[.G476])/[.G476]" office:value-type="percentage" office:value="0.0213726670680313" calcext:value-type="percentage">
            <text:p>2.14%</text:p>
          </table:table-cell>
          <table:table-cell table:number-columns-repeated="4"/>
          <table:table-cell office:value-type="float" office:value="-2.1" calcext:value-type="float">
            <text:p>-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14</text:p>
          </table:table-cell>
          <table:table-cell office:value-type="float" office:value="33" calcext:value-type="float">
            <text:p>33</text:p>
          </table:table-cell>
          <table:table-cell office:value-type="float" office:value="33.54" calcext:value-type="float">
            <text:p>33.54</text:p>
          </table:table-cell>
          <table:table-cell office:value-type="float" office:value="32.62" calcext:value-type="float">
            <text:p>32.62</text:p>
          </table:table-cell>
          <table:table-cell office:value-type="float" office:value="33.22" calcext:value-type="float">
            <text:p>33.22</text:p>
          </table:table-cell>
          <table:table-cell office:value-type="float" office:value="1325700" calcext:value-type="float">
            <text:p>1325700</text:p>
          </table:table-cell>
          <table:table-cell office:value-type="float" office:value="33.22" calcext:value-type="float">
            <text:p>33.22</text:p>
          </table:table-cell>
          <table:table-cell table:formula="of:=([.G476]-[.G477])/[.G477]" office:value-type="percentage" office:value="-0.0124851367419739" calcext:value-type="percentage">
            <text:p>-1.25%</text:p>
          </table:table-cell>
          <table:table-cell table:number-columns-repeated="4"/>
          <table:table-cell office:value-type="float" office:value="-0.85" calcext:value-type="float">
            <text:p>-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11</text:p>
          </table:table-cell>
          <table:table-cell office:value-type="float" office:value="31.9" calcext:value-type="float">
            <text:p>31.9</text:p>
          </table:table-cell>
          <table:table-cell office:value-type="float" office:value="34.5" calcext:value-type="float">
            <text:p>34.5</text:p>
          </table:table-cell>
          <table:table-cell office:value-type="float" office:value="30.57" calcext:value-type="float">
            <text:p>30.57</text:p>
          </table:table-cell>
          <table:table-cell office:value-type="float" office:value="33.64" calcext:value-type="float">
            <text:p>33.64</text:p>
          </table:table-cell>
          <table:table-cell office:value-type="float" office:value="3868300" calcext:value-type="float">
            <text:p>3868300</text:p>
          </table:table-cell>
          <table:table-cell office:value-type="float" office:value="33.64" calcext:value-type="float">
            <text:p>33.64</text:p>
          </table:table-cell>
          <table:table-cell table:formula="of:=([.G477]-[.G478])/[.G478]" office:value-type="percentage" office:value="0.073731248005107" calcext:value-type="percentage">
            <text:p>7.37%</text:p>
          </table:table-cell>
          <table:table-cell table:number-columns-repeated="4"/>
          <table:table-cell office:value-type="float" office:value="-2.09" calcext:value-type="float">
            <text:p>-2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10</text:p>
          </table:table-cell>
          <table:table-cell office:value-type="float" office:value="30.94" calcext:value-type="float">
            <text:p>30.94</text:p>
          </table:table-cell>
          <table:table-cell office:value-type="float" office:value="31.5" calcext:value-type="float">
            <text:p>31.5</text:p>
          </table:table-cell>
          <table:table-cell office:value-type="float" office:value="30.65" calcext:value-type="float">
            <text:p>30.65</text:p>
          </table:table-cell>
          <table:table-cell office:value-type="float" office:value="31.33" calcext:value-type="float">
            <text:p>31.33</text:p>
          </table:table-cell>
          <table:table-cell office:value-type="float" office:value="747300" calcext:value-type="float">
            <text:p>747300</text:p>
          </table:table-cell>
          <table:table-cell office:value-type="float" office:value="31.33" calcext:value-type="float">
            <text:p>31.33</text:p>
          </table:table-cell>
          <table:table-cell table:formula="of:=([.G478]-[.G479])/[.G479]" office:value-type="percentage" office:value="0.0145725388601036" calcext:value-type="percentage">
            <text:p>1.46%</text:p>
          </table:table-cell>
          <table:table-cell table:number-columns-repeated="4"/>
          <table:table-cell office:value-type="float" office:value="-3.54" calcext:value-type="float">
            <text:p>-3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09</text:p>
          </table:table-cell>
          <table:table-cell office:value-type="float" office:value="30.87" calcext:value-type="float">
            <text:p>30.87</text:p>
          </table:table-cell>
          <table:table-cell office:value-type="float" office:value="31.49" calcext:value-type="float">
            <text:p>31.49</text:p>
          </table:table-cell>
          <table:table-cell office:value-type="float" office:value="30.3" calcext:value-type="float">
            <text:p>30.3</text:p>
          </table:table-cell>
          <table:table-cell office:value-type="float" office:value="30.88" calcext:value-type="float">
            <text:p>30.88</text:p>
          </table:table-cell>
          <table:table-cell office:value-type="float" office:value="953700" calcext:value-type="float">
            <text:p>953700</text:p>
          </table:table-cell>
          <table:table-cell office:value-type="float" office:value="30.88" calcext:value-type="float">
            <text:p>30.88</text:p>
          </table:table-cell>
          <table:table-cell table:formula="of:=([.G479]-[.G480])/[.G480]" office:value-type="percentage" office:value="-0.0301507537688442" calcext:value-type="percentage">
            <text:p>-3.02%</text:p>
          </table:table-cell>
          <table:table-cell table:number-columns-repeated="4"/>
          <table:table-cell office:value-type="float" office:value="4.39" calcext:value-type="float">
            <text:p>4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08</text:p>
          </table:table-cell>
          <table:table-cell office:value-type="float" office:value="31.37" calcext:value-type="float">
            <text:p>31.37</text:p>
          </table:table-cell>
          <table:table-cell office:value-type="float" office:value="32" calcext:value-type="float">
            <text:p>32</text:p>
          </table:table-cell>
          <table:table-cell office:value-type="float" office:value="30.72" calcext:value-type="float">
            <text:p>30.72</text:p>
          </table:table-cell>
          <table:table-cell office:value-type="float" office:value="31.84" calcext:value-type="float">
            <text:p>31.84</text:p>
          </table:table-cell>
          <table:table-cell office:value-type="float" office:value="1167900" calcext:value-type="float">
            <text:p>1167900</text:p>
          </table:table-cell>
          <table:table-cell office:value-type="float" office:value="31.84" calcext:value-type="float">
            <text:p>31.84</text:p>
          </table:table-cell>
          <table:table-cell table:formula="of:=([.G480]-[.G481])/[.G481]" office:value-type="percentage" office:value="0.0182283338663256" calcext:value-type="percentage">
            <text:p>1.82%</text:p>
          </table:table-cell>
          <table:table-cell table:number-columns-repeated="4"/>
          <table:table-cell office:value-type="float" office:value="7.06" calcext:value-type="float">
            <text:p>7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07</text:p>
          </table:table-cell>
          <table:table-cell office:value-type="float" office:value="31.64" calcext:value-type="float">
            <text:p>31.64</text:p>
          </table:table-cell>
          <table:table-cell office:value-type="float" office:value="32" calcext:value-type="float">
            <text:p>32</text:p>
          </table:table-cell>
          <table:table-cell office:value-type="float" office:value="30.75" calcext:value-type="float">
            <text:p>30.75</text:p>
          </table:table-cell>
          <table:table-cell office:value-type="float" office:value="31.27" calcext:value-type="float">
            <text:p>31.27</text:p>
          </table:table-cell>
          <table:table-cell office:value-type="float" office:value="1266300" calcext:value-type="float">
            <text:p>1266300</text:p>
          </table:table-cell>
          <table:table-cell office:value-type="float" office:value="31.27" calcext:value-type="float">
            <text:p>31.27</text:p>
          </table:table-cell>
          <table:table-cell table:formula="of:=([.G481]-[.G482])/[.G482]" office:value-type="percentage" office:value="-0.0321881770349738" calcext:value-type="percentage">
            <text:p>-3.22%</text:p>
          </table:table-cell>
          <table:table-cell table:number-columns-repeated="4"/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04</text:p>
          </table:table-cell>
          <table:table-cell office:value-type="float" office:value="31.46" calcext:value-type="float">
            <text:p>31.46</text:p>
          </table:table-cell>
          <table:table-cell office:value-type="float" office:value="32.4" calcext:value-type="float">
            <text:p>32.4</text:p>
          </table:table-cell>
          <table:table-cell office:value-type="float" office:value="30.51" calcext:value-type="float">
            <text:p>30.51</text:p>
          </table:table-cell>
          <table:table-cell office:value-type="float" office:value="32.31" calcext:value-type="float">
            <text:p>32.31</text:p>
          </table:table-cell>
          <table:table-cell office:value-type="float" office:value="3032900" calcext:value-type="float">
            <text:p>3032900</text:p>
          </table:table-cell>
          <table:table-cell office:value-type="float" office:value="32.31" calcext:value-type="float">
            <text:p>32.31</text:p>
          </table:table-cell>
          <table:table-cell table:formula="of:=([.G482]-[.G483])/[.G483]" office:value-type="percentage" office:value="-0.00462107208872454" calcext:value-type="percentage">
            <text:p>-0.46%</text:p>
          </table:table-cell>
          <table:table-cell table:number-columns-repeated="4"/>
          <table:table-cell office:value-type="float" office:value="-2.39" calcext:value-type="float">
            <text:p>-2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03</text:p>
          </table:table-cell>
          <table:table-cell office:value-type="float" office:value="30" calcext:value-type="float">
            <text:p>30</text:p>
          </table:table-cell>
          <table:table-cell office:value-type="float" office:value="32.49" calcext:value-type="float">
            <text:p>32.49</text:p>
          </table:table-cell>
          <table:table-cell office:value-type="float" office:value="29.53" calcext:value-type="float">
            <text:p>29.53</text:p>
          </table:table-cell>
          <table:table-cell office:value-type="float" office:value="32.46" calcext:value-type="float">
            <text:p>32.46</text:p>
          </table:table-cell>
          <table:table-cell office:value-type="float" office:value="2509700" calcext:value-type="float">
            <text:p>2509700</text:p>
          </table:table-cell>
          <table:table-cell office:value-type="float" office:value="32.46" calcext:value-type="float">
            <text:p>32.46</text:p>
          </table:table-cell>
          <table:table-cell table:formula="of:=([.G483]-[.G484])/[.G484]" office:value-type="percentage" office:value="0.130616509926855" calcext:value-type="percentage">
            <text:p>13.06%</text:p>
          </table:table-cell>
          <table:table-cell table:number-columns-repeated="4"/>
          <table:table-cell office:value-type="float" office:value="-1.55" calcext:value-type="float">
            <text:p>-1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02</text:p>
          </table:table-cell>
          <table:table-cell office:value-type="float" office:value="29" calcext:value-type="float">
            <text:p>29</text:p>
          </table:table-cell>
          <table:table-cell office:value-type="float" office:value="29.26" calcext:value-type="float">
            <text:p>29.26</text:p>
          </table:table-cell>
          <table:table-cell office:value-type="float" office:value="28.25" calcext:value-type="float">
            <text:p>28.25</text:p>
          </table:table-cell>
          <table:table-cell office:value-type="float" office:value="28.71" calcext:value-type="float">
            <text:p>28.71</text:p>
          </table:table-cell>
          <table:table-cell office:value-type="float" office:value="875300" calcext:value-type="float">
            <text:p>875300</text:p>
          </table:table-cell>
          <table:table-cell office:value-type="float" office:value="28.71" calcext:value-type="float">
            <text:p>28.71</text:p>
          </table:table-cell>
          <table:table-cell table:formula="of:=([.G484]-[.G485])/[.G485]" office:value-type="percentage" office:value="-0.00588642659279772" calcext:value-type="percentage">
            <text:p>-0.59%</text:p>
          </table:table-cell>
          <table:table-cell table:number-columns-repeated="4"/>
          <table:table-cell office:value-type="float" office:value="6.31" calcext:value-type="float">
            <text:p>6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01</text:p>
          </table:table-cell>
          <table:table-cell office:value-type="float" office:value="28.39" calcext:value-type="float">
            <text:p>28.39</text:p>
          </table:table-cell>
          <table:table-cell office:value-type="float" office:value="28.92" calcext:value-type="float">
            <text:p>28.92</text:p>
          </table:table-cell>
          <table:table-cell office:value-type="float" office:value="28" calcext:value-type="float">
            <text:p>28</text:p>
          </table:table-cell>
          <table:table-cell office:value-type="float" office:value="28.88" calcext:value-type="float">
            <text:p>28.88</text:p>
          </table:table-cell>
          <table:table-cell office:value-type="float" office:value="635200" calcext:value-type="float">
            <text:p>635200</text:p>
          </table:table-cell>
          <table:table-cell office:value-type="float" office:value="28.88" calcext:value-type="float">
            <text:p>28.88</text:p>
          </table:table-cell>
          <table:table-cell table:formula="of:=([.G485]-[.G486])/[.G486]" office:value-type="percentage" office:value="-0.0166836908409943" calcext:value-type="percentage">
            <text:p>-1.67%</text:p>
          </table:table-cell>
          <table:table-cell table:number-columns-repeated="4"/>
          <table:table-cell office:value-type="float" office:value="-4.04" calcext:value-type="float">
            <text:p>-4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31</text:p>
          </table:table-cell>
          <table:table-cell office:value-type="float" office:value="29.5" calcext:value-type="float">
            <text:p>29.5</text:p>
          </table:table-cell>
          <table:table-cell office:value-type="float" office:value="29.51" calcext:value-type="float">
            <text:p>29.51</text:p>
          </table:table-cell>
          <table:table-cell office:value-type="float" office:value="28.75" calcext:value-type="float">
            <text:p>28.75</text:p>
          </table:table-cell>
          <table:table-cell office:value-type="float" office:value="29.37" calcext:value-type="float">
            <text:p>29.37</text:p>
          </table:table-cell>
          <table:table-cell office:value-type="float" office:value="1134000" calcext:value-type="float">
            <text:p>1134000</text:p>
          </table:table-cell>
          <table:table-cell office:value-type="float" office:value="29.37" calcext:value-type="float">
            <text:p>29.37</text:p>
          </table:table-cell>
          <table:table-cell table:formula="of:=([.G486]-[.G487])/[.G487]" office:value-type="percentage" office:value="-0.016739203213927" calcext:value-type="percentage">
            <text:p>-1.67%</text:p>
          </table:table-cell>
          <table:table-cell table:number-columns-repeated="4"/>
          <table:table-cell office:value-type="float" office:value="-2.99" calcext:value-type="float">
            <text:p>-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28</text:p>
          </table:table-cell>
          <table:table-cell office:value-type="float" office:value="28.5" calcext:value-type="float">
            <text:p>28.5</text:p>
          </table:table-cell>
          <table:table-cell office:value-type="float" office:value="30" calcext:value-type="float">
            <text:p>30</text:p>
          </table:table-cell>
          <table:table-cell office:value-type="float" office:value="28.01" calcext:value-type="float">
            <text:p>28.01</text:p>
          </table:table-cell>
          <table:table-cell office:value-type="float" office:value="29.87" calcext:value-type="float">
            <text:p>29.87</text:p>
          </table:table-cell>
          <table:table-cell office:value-type="float" office:value="1264000" calcext:value-type="float">
            <text:p>1264000</text:p>
          </table:table-cell>
          <table:table-cell office:value-type="float" office:value="29.87" calcext:value-type="float">
            <text:p>29.87</text:p>
          </table:table-cell>
          <table:table-cell table:formula="of:=([.G487]-[.G488])/[.G488]" office:value-type="percentage" office:value="0.0385952712100139" calcext:value-type="percentage">
            <text:p>3.86%</text:p>
          </table:table-cell>
          <table:table-cell table:number-columns-repeated="4"/>
          <table:table-cell office:value-type="float" office:value="-4.58" calcext:value-type="float">
            <text:p>-4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27</text:p>
          </table:table-cell>
          <table:table-cell office:value-type="float" office:value="28.34" calcext:value-type="float">
            <text:p>28.34</text:p>
          </table:table-cell>
          <table:table-cell office:value-type="float" office:value="28.95" calcext:value-type="float">
            <text:p>28.95</text:p>
          </table:table-cell>
          <table:table-cell office:value-type="float" office:value="28.11" calcext:value-type="float">
            <text:p>28.11</text:p>
          </table:table-cell>
          <table:table-cell office:value-type="float" office:value="28.76" calcext:value-type="float">
            <text:p>28.76</text:p>
          </table:table-cell>
          <table:table-cell office:value-type="float" office:value="869400" calcext:value-type="float">
            <text:p>869400</text:p>
          </table:table-cell>
          <table:table-cell office:value-type="float" office:value="28.76" calcext:value-type="float">
            <text:p>28.76</text:p>
          </table:table-cell>
          <table:table-cell table:formula="of:=([.G488]-[.G489])/[.G489]" office:value-type="percentage" office:value="0.0278770550393138" calcext:value-type="percentage">
            <text:p>2.79%</text:p>
          </table:table-cell>
          <table:table-cell table:number-columns-repeated="4"/>
          <table:table-cell office:value-type="float" office:value="-0.96" calcext:value-type="float">
            <text:p>-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26</text:p>
          </table:table-cell>
          <table:table-cell office:value-type="float" office:value="28.19" calcext:value-type="float">
            <text:p>28.19</text:p>
          </table:table-cell>
          <table:table-cell office:value-type="float" office:value="28.37" calcext:value-type="float">
            <text:p>28.37</text:p>
          </table:table-cell>
          <table:table-cell office:value-type="float" office:value="27.4" calcext:value-type="float">
            <text:p>27.4</text:p>
          </table:table-cell>
          <table:table-cell office:value-type="float" office:value="27.98" calcext:value-type="float">
            <text:p>27.98</text:p>
          </table:table-cell>
          <table:table-cell office:value-type="float" office:value="510500" calcext:value-type="float">
            <text:p>510500</text:p>
          </table:table-cell>
          <table:table-cell office:value-type="float" office:value="27.98" calcext:value-type="float">
            <text:p>27.98</text:p>
          </table:table-cell>
          <table:table-cell table:formula="of:=([.G489]-[.G490])/[.G490]" office:value-type="percentage" office:value="-0.00955752212389379" calcext:value-type="percentage">
            <text:p>-0.96%</text:p>
          </table:table-cell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25</text:p>
          </table:table-cell>
          <table:table-cell office:value-type="float" office:value="28.23" calcext:value-type="float">
            <text:p>28.23</text:p>
          </table:table-cell>
          <table:table-cell office:value-type="float" office:value="28.86" calcext:value-type="float">
            <text:p>28.86</text:p>
          </table:table-cell>
          <table:table-cell office:value-type="float" office:value="27.8" calcext:value-type="float">
            <text:p>27.8</text:p>
          </table:table-cell>
          <table:table-cell office:value-type="float" office:value="28.25" calcext:value-type="float">
            <text:p>28.25</text:p>
          </table:table-cell>
          <table:table-cell office:value-type="float" office:value="654400" calcext:value-type="float">
            <text:p>654400</text:p>
          </table:table-cell>
          <table:table-cell office:value-type="float" office:value="28.25" calcext:value-type="float">
            <text:p>28.25</text:p>
          </table:table-cell>
          <table:table-cell table:formula="of:=([.G490]-[.G491])/[.G491]" office:value-type="percentage" office:value="-0.010507880910683" calcext:value-type="percentage">
            <text:p>-1.05%</text:p>
          </table:table-cell>
          <table:table-cell table:number-columns-repeated="4"/>
          <table:table-cell office:value-type="float" office:value="4.69" calcext:value-type="float">
            <text:p>4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24</text:p>
          </table:table-cell>
          <table:table-cell office:value-type="float" office:value="27.87" calcext:value-type="float">
            <text:p>27.87</text:p>
          </table:table-cell>
          <table:table-cell office:value-type="float" office:value="28.89" calcext:value-type="float">
            <text:p>28.89</text:p>
          </table:table-cell>
          <table:table-cell office:value-type="float" office:value="27.75" calcext:value-type="float">
            <text:p>27.75</text:p>
          </table:table-cell>
          <table:table-cell office:value-type="float" office:value="28.55" calcext:value-type="float">
            <text:p>28.55</text:p>
          </table:table-cell>
          <table:table-cell office:value-type="float" office:value="940600" calcext:value-type="float">
            <text:p>940600</text:p>
          </table:table-cell>
          <table:table-cell office:value-type="float" office:value="28.55" calcext:value-type="float">
            <text:p>28.55</text:p>
          </table:table-cell>
          <table:table-cell table:formula="of:=([.G491]-[.G492])/[.G492]" office:value-type="percentage" office:value="0.0185515519086693" calcext:value-type="percentage">
            <text:p>1.86%</text:p>
          </table:table-cell>
          <table:table-cell table:number-columns-repeated="4"/>
          <table:table-cell office:value-type="float" office:value="-0.99" calcext:value-type="float">
            <text:p>-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21</text:p>
          </table:table-cell>
          <table:table-cell office:value-type="float" office:value="27.4" calcext:value-type="float">
            <text:p>27.4</text:p>
          </table:table-cell>
          <table:table-cell office:value-type="float" office:value="28.3" calcext:value-type="float">
            <text:p>28.3</text:p>
          </table:table-cell>
          <table:table-cell office:value-type="float" office:value="27.01" calcext:value-type="float">
            <text:p>27.01</text:p>
          </table:table-cell>
          <table:table-cell office:value-type="float" office:value="28.03" calcext:value-type="float">
            <text:p>28.03</text:p>
          </table:table-cell>
          <table:table-cell office:value-type="float" office:value="1142600" calcext:value-type="float">
            <text:p>1142600</text:p>
          </table:table-cell>
          <table:table-cell office:value-type="float" office:value="28.03" calcext:value-type="float">
            <text:p>28.03</text:p>
          </table:table-cell>
          <table:table-cell table:formula="of:=([.G492]-[.G493])/[.G493]" office:value-type="percentage" office:value="0.0252377468910022" calcext:value-type="percentage">
            <text:p>2.52%</text:p>
          </table:table-cell>
          <table:table-cell table:number-columns-repeated="4"/>
          <table:table-cell office:value-type="float" office:value="3.98" calcext:value-type="float">
            <text:p>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20</text:p>
          </table:table-cell>
          <table:table-cell office:value-type="float" office:value="27.44" calcext:value-type="float">
            <text:p>27.44</text:p>
          </table:table-cell>
          <table:table-cell office:value-type="float" office:value="27.47" calcext:value-type="float">
            <text:p>27.47</text:p>
          </table:table-cell>
          <table:table-cell office:value-type="float" office:value="27" calcext:value-type="float">
            <text:p>27</text:p>
          </table:table-cell>
          <table:table-cell office:value-type="float" office:value="27.34" calcext:value-type="float">
            <text:p>27.34</text:p>
          </table:table-cell>
          <table:table-cell office:value-type="float" office:value="999700" calcext:value-type="float">
            <text:p>999700</text:p>
          </table:table-cell>
          <table:table-cell office:value-type="float" office:value="27.34" calcext:value-type="float">
            <text:p>27.34</text:p>
          </table:table-cell>
          <table:table-cell table:formula="of:=([.G493]-[.G494])/[.G494]" office:value-type="percentage" office:value="-0.00834240116068192" calcext:value-type="percentage">
            <text:p>-0.83%</text:p>
          </table:table-cell>
          <table:table-cell table:number-columns-repeated="4"/>
          <table:table-cell office:value-type="float" office:value="-3.19" calcext:value-type="float">
            <text:p>-3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19</text:p>
          </table:table-cell>
          <table:table-cell office:value-type="float" office:value="28.02" calcext:value-type="float">
            <text:p>28.02</text:p>
          </table:table-cell>
          <table:table-cell office:value-type="float" office:value="28.06" calcext:value-type="float">
            <text:p>28.06</text:p>
          </table:table-cell>
          <table:table-cell office:value-type="float" office:value="27.3" calcext:value-type="float">
            <text:p>27.3</text:p>
          </table:table-cell>
          <table:table-cell office:value-type="float" office:value="27.57" calcext:value-type="float">
            <text:p>27.57</text:p>
          </table:table-cell>
          <table:table-cell office:value-type="float" office:value="792900" calcext:value-type="float">
            <text:p>792900</text:p>
          </table:table-cell>
          <table:table-cell office:value-type="float" office:value="27.57" calcext:value-type="float">
            <text:p>27.57</text:p>
          </table:table-cell>
          <table:table-cell table:formula="of:=([.G494]-[.G495])/[.G495]" office:value-type="percentage" office:value="-0.0271700776287932" calcext:value-type="percentage">
            <text:p>-2.72%</text:p>
          </table:table-cell>
          <table:table-cell table:number-columns-repeated="4"/>
          <table:table-cell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18</text:p>
          </table:table-cell>
          <table:table-cell office:value-type="float" office:value="27.3" calcext:value-type="float">
            <text:p>27.3</text:p>
          </table:table-cell>
          <table:table-cell office:value-type="float" office:value="28.43" calcext:value-type="float">
            <text:p>28.43</text:p>
          </table:table-cell>
          <table:table-cell office:value-type="float" office:value="26.71" calcext:value-type="float">
            <text:p>26.71</text:p>
          </table:table-cell>
          <table:table-cell office:value-type="float" office:value="28.34" calcext:value-type="float">
            <text:p>28.34</text:p>
          </table:table-cell>
          <table:table-cell office:value-type="float" office:value="999700" calcext:value-type="float">
            <text:p>999700</text:p>
          </table:table-cell>
          <table:table-cell office:value-type="float" office:value="28.34" calcext:value-type="float">
            <text:p>28.34</text:p>
          </table:table-cell>
          <table:table-cell table:formula="of:=([.G495]-[.G496])/[.G496]" office:value-type="percentage" office:value="0.0335521517140772" calcext:value-type="percentage">
            <text:p>3.36%</text:p>
          </table:table-cell>
          <table:table-cell table:number-columns-repeated="4"/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17</text:p>
          </table:table-cell>
          <table:table-cell office:value-type="float" office:value="27.86" calcext:value-type="float">
            <text:p>27.86</text:p>
          </table:table-cell>
          <table:table-cell office:value-type="float" office:value="28" calcext:value-type="float">
            <text:p>28</text:p>
          </table:table-cell>
          <table:table-cell office:value-type="float" office:value="27.26" calcext:value-type="float">
            <text:p>27.26</text:p>
          </table:table-cell>
          <table:table-cell office:value-type="float" office:value="27.42" calcext:value-type="float">
            <text:p>27.42</text:p>
          </table:table-cell>
          <table:table-cell office:value-type="float" office:value="754500" calcext:value-type="float">
            <text:p>754500</text:p>
          </table:table-cell>
          <table:table-cell office:value-type="float" office:value="27.42" calcext:value-type="float">
            <text:p>27.42</text:p>
          </table:table-cell>
          <table:table-cell table:formula="of:=([.G496]-[.G497])/[.G497]" office:value-type="percentage" office:value="-0.0224598930481283" calcext:value-type="percentage">
            <text:p>-2.25%</text:p>
          </table:table-cell>
          <table:table-cell table:number-columns-repeated="4"/>
          <table:table-cell office:value-type="float" office:value="-1.28" calcext:value-type="float">
            <text:p>-1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14</text:p>
          </table:table-cell>
          <table:table-cell office:value-type="float" office:value="28" calcext:value-type="float">
            <text:p>28</text:p>
          </table:table-cell>
          <table:table-cell office:value-type="float" office:value="28.55" calcext:value-type="float">
            <text:p>28.55</text:p>
          </table:table-cell>
          <table:table-cell office:value-type="float" office:value="27.26" calcext:value-type="float">
            <text:p>27.26</text:p>
          </table:table-cell>
          <table:table-cell office:value-type="float" office:value="28.05" calcext:value-type="float">
            <text:p>28.05</text:p>
          </table:table-cell>
          <table:table-cell office:value-type="float" office:value="1400500" calcext:value-type="float">
            <text:p>1400500</text:p>
          </table:table-cell>
          <table:table-cell office:value-type="float" office:value="28.05" calcext:value-type="float">
            <text:p>28.05</text:p>
          </table:table-cell>
          <table:table-cell table:formula="of:=([.G497]-[.G498])/[.G498]" office:value-type="percentage" office:value="0.00393700787401573" calcext:value-type="percentage">
            <text:p>0.39%</text:p>
          </table:table-cell>
          <table:table-cell table:number-columns-repeated="4"/>
          <table:table-cell office:value-type="float" office:value="1.77" calcext:value-type="float">
            <text:p>1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13</text:p>
          </table:table-cell>
          <table:table-cell office:value-type="float" office:value="27.63" calcext:value-type="float">
            <text:p>27.63</text:p>
          </table:table-cell>
          <table:table-cell office:value-type="float" office:value="28.47" calcext:value-type="float">
            <text:p>28.47</text:p>
          </table:table-cell>
          <table:table-cell office:value-type="float" office:value="27.44" calcext:value-type="float">
            <text:p>27.44</text:p>
          </table:table-cell>
          <table:table-cell office:value-type="float" office:value="27.94" calcext:value-type="float">
            <text:p>27.94</text:p>
          </table:table-cell>
          <table:table-cell office:value-type="float" office:value="1043500" calcext:value-type="float">
            <text:p>1043500</text:p>
          </table:table-cell>
          <table:table-cell office:value-type="float" office:value="27.94" calcext:value-type="float">
            <text:p>27.94</text:p>
          </table:table-cell>
          <table:table-cell table:formula="of:=([.G498]-[.G499])/[.G499]" office:value-type="percentage" office:value="0.0050359712230216" calcext:value-type="percentage">
            <text:p>0.50%</text:p>
          </table:table-cell>
          <table:table-cell table:number-columns-repeated="4"/>
          <table:table-cell office:value-type="float" office:value="6.45" calcext:value-type="float">
            <text:p>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12</text:p>
          </table:table-cell>
          <table:table-cell office:value-type="float" office:value="27.25" calcext:value-type="float">
            <text:p>27.25</text:p>
          </table:table-cell>
          <table:table-cell office:value-type="float" office:value="28" calcext:value-type="float">
            <text:p>28</text:p>
          </table:table-cell>
          <table:table-cell office:value-type="float" office:value="27.2" calcext:value-type="float">
            <text:p>27.2</text:p>
          </table:table-cell>
          <table:table-cell office:value-type="float" office:value="27.8" calcext:value-type="float">
            <text:p>27.8</text:p>
          </table:table-cell>
          <table:table-cell office:value-type="float" office:value="1123400" calcext:value-type="float">
            <text:p>1123400</text:p>
          </table:table-cell>
          <table:table-cell office:value-type="float" office:value="27.8" calcext:value-type="float">
            <text:p>27.8</text:p>
          </table:table-cell>
          <table:table-cell table:formula="of:=([.G499]-[.G500])/[.G500]" office:value-type="percentage" office:value="0.006881564650489" calcext:value-type="percentage">
            <text:p>0.69%</text:p>
          </table:table-cell>
          <table:table-cell table:number-columns-repeated="4"/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11</text:p>
          </table:table-cell>
          <table:table-cell office:value-type="float" office:value="27.51" calcext:value-type="float">
            <text:p>27.51</text:p>
          </table:table-cell>
          <table:table-cell office:value-type="float" office:value="27.77" calcext:value-type="float">
            <text:p>27.77</text:p>
          </table:table-cell>
          <table:table-cell office:value-type="float" office:value="27.09" calcext:value-type="float">
            <text:p>27.09</text:p>
          </table:table-cell>
          <table:table-cell office:value-type="float" office:value="27.61" calcext:value-type="float">
            <text:p>27.61</text:p>
          </table:table-cell>
          <table:table-cell office:value-type="float" office:value="575700" calcext:value-type="float">
            <text:p>575700</text:p>
          </table:table-cell>
          <table:table-cell office:value-type="float" office:value="27.61" calcext:value-type="float">
            <text:p>27.61</text:p>
          </table:table-cell>
          <table:table-cell table:formula="of:=([.G500]-[.G501])/[.G501]" office:value-type="percentage" office:value="-0.00968436154949783" calcext:value-type="percentage">
            <text:p>-0.97%</text:p>
          </table:table-cell>
          <table:table-cell table:number-columns-repeated="4"/>
          <table:table-cell office:value-type="float" office:value="5.27" calcext:value-type="float">
            <text:p>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10</text:p>
          </table:table-cell>
          <table:table-cell office:value-type="float" office:value="27.31" calcext:value-type="float">
            <text:p>27.31</text:p>
          </table:table-cell>
          <table:table-cell office:value-type="float" office:value="28.18" calcext:value-type="float">
            <text:p>28.18</text:p>
          </table:table-cell>
          <table:table-cell office:value-type="float" office:value="27" calcext:value-type="float">
            <text:p>27</text:p>
          </table:table-cell>
          <table:table-cell office:value-type="float" office:value="27.88" calcext:value-type="float">
            <text:p>27.88</text:p>
          </table:table-cell>
          <table:table-cell office:value-type="float" office:value="923500" calcext:value-type="float">
            <text:p>923500</text:p>
          </table:table-cell>
          <table:table-cell office:value-type="float" office:value="27.88" calcext:value-type="float">
            <text:p>27.88</text:p>
          </table:table-cell>
          <table:table-cell table:formula="of:=([.G501]-[.G502])/[.G502]" office:value-type="percentage" office:value="0.0329751759911078" calcext:value-type="percentage">
            <text:p>3.30%</text:p>
          </table:table-cell>
          <table:table-cell table:number-columns-repeated="4"/>
          <table:table-cell office:value-type="float" office:value="-4.71" calcext:value-type="float">
            <text:p>-4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07</text:p>
          </table:table-cell>
          <table:table-cell office:value-type="float" office:value="26.98" calcext:value-type="float">
            <text:p>26.98</text:p>
          </table:table-cell>
          <table:table-cell office:value-type="float" office:value="27.6" calcext:value-type="float">
            <text:p>27.6</text:p>
          </table:table-cell>
          <table:table-cell office:value-type="float" office:value="26.05" calcext:value-type="float">
            <text:p>26.05</text:p>
          </table:table-cell>
          <table:table-cell office:value-type="float" office:value="26.99" calcext:value-type="float">
            <text:p>26.99</text:p>
          </table:table-cell>
          <table:table-cell office:value-type="float" office:value="1311600" calcext:value-type="float">
            <text:p>1311600</text:p>
          </table:table-cell>
          <table:table-cell office:value-type="float" office:value="26.99" calcext:value-type="float">
            <text:p>26.99</text:p>
          </table:table-cell>
          <table:table-cell table:formula="of:=([.G502]-[.G503])/[.G503]" office:value-type="percentage" office:value="0.00111275964391682" calcext:value-type="percentage">
            <text:p>0.11%</text:p>
          </table:table-cell>
          <table:table-cell table:number-columns-repeated="4"/>
          <table:table-cell office:value-type="float" office:value="4.97" calcext:value-type="float">
            <text:p>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06</text:p>
          </table:table-cell>
          <table:table-cell office:value-type="float" office:value="25.37" calcext:value-type="float">
            <text:p>25.37</text:p>
          </table:table-cell>
          <table:table-cell office:value-type="float" office:value="27.6" calcext:value-type="float">
            <text:p>27.6</text:p>
          </table:table-cell>
          <table:table-cell office:value-type="float" office:value="25.02" calcext:value-type="float">
            <text:p>25.02</text:p>
          </table:table-cell>
          <table:table-cell office:value-type="float" office:value="26.96" calcext:value-type="float">
            <text:p>26.96</text:p>
          </table:table-cell>
          <table:table-cell office:value-type="float" office:value="1769100" calcext:value-type="float">
            <text:p>1769100</text:p>
          </table:table-cell>
          <table:table-cell office:value-type="float" office:value="26.96" calcext:value-type="float">
            <text:p>26.96</text:p>
          </table:table-cell>
          <table:table-cell table:formula="of:=([.G503]-[.G504])/[.G504]" office:value-type="percentage" office:value="0.0626724477729602" calcext:value-type="percentage">
            <text:p>6.27%</text:p>
          </table:table-cell>
          <table:table-cell table:number-columns-repeated="4"/>
          <table:table-cell office:value-type="float" office:value="-2.01" calcext:value-type="float">
            <text:p>-2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05</text:p>
          </table:table-cell>
          <table:table-cell office:value-type="float" office:value="24.03" calcext:value-type="float">
            <text:p>24.03</text:p>
          </table:table-cell>
          <table:table-cell office:value-type="float" office:value="25.84" calcext:value-type="float">
            <text:p>25.84</text:p>
          </table:table-cell>
          <table:table-cell office:value-type="float" office:value="23.35" calcext:value-type="float">
            <text:p>23.35</text:p>
          </table:table-cell>
          <table:table-cell office:value-type="float" office:value="25.37" calcext:value-type="float">
            <text:p>25.37</text:p>
          </table:table-cell>
          <table:table-cell office:value-type="float" office:value="1229500" calcext:value-type="float">
            <text:p>1229500</text:p>
          </table:table-cell>
          <table:table-cell office:value-type="float" office:value="25.37" calcext:value-type="float">
            <text:p>25.37</text:p>
          </table:table-cell>
          <table:table-cell table:formula="of:=([.G504]-[.G505])/[.G505]" office:value-type="percentage" office:value="0.0722738799661877" calcext:value-type="percentage">
            <text:p>7.23%</text:p>
          </table:table-cell>
          <table:table-cell table:number-columns-repeated="4"/>
          <table:table-cell office:value-type="float" office:value="-4.53" calcext:value-type="float">
            <text:p>-4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04</text:p>
          </table:table-cell>
          <table:table-cell office:value-type="float" office:value="23.29" calcext:value-type="float">
            <text:p>23.29</text:p>
          </table:table-cell>
          <table:table-cell office:value-type="float" office:value="24.32" calcext:value-type="float">
            <text:p>24.32</text:p>
          </table:table-cell>
          <table:table-cell office:value-type="float" office:value="22.93" calcext:value-type="float">
            <text:p>22.93</text:p>
          </table:table-cell>
          <table:table-cell office:value-type="float" office:value="23.66" calcext:value-type="float">
            <text:p>23.66</text:p>
          </table:table-cell>
          <table:table-cell office:value-type="float" office:value="1200300" calcext:value-type="float">
            <text:p>1200300</text:p>
          </table:table-cell>
          <table:table-cell office:value-type="float" office:value="23.66" calcext:value-type="float">
            <text:p>23.66</text:p>
          </table:table-cell>
          <table:table-cell table:formula="of:=([.G505]-[.G506])/[.G506]" office:value-type="percentage" office:value="-0.00294985250737464" calcext:value-type="percentage">
            <text:p>-0.29%</text:p>
          </table:table-cell>
          <table:table-cell table:number-columns-repeated="4"/>
          <table:table-cell office:value-type="float" office:value="1.11" calcext:value-type="float">
            <text:p>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03</text:p>
          </table:table-cell>
          <table:table-cell office:value-type="float" office:value="24.95" calcext:value-type="float">
            <text:p>24.95</text:p>
          </table:table-cell>
          <table:table-cell office:value-type="float" office:value="25" calcext:value-type="float">
            <text:p>25</text:p>
          </table:table-cell>
          <table:table-cell office:value-type="float" office:value="23.25" calcext:value-type="float">
            <text:p>23.25</text:p>
          </table:table-cell>
          <table:table-cell office:value-type="float" office:value="23.73" calcext:value-type="float">
            <text:p>23.73</text:p>
          </table:table-cell>
          <table:table-cell office:value-type="float" office:value="1023200" calcext:value-type="float">
            <text:p>1023200</text:p>
          </table:table-cell>
          <table:table-cell office:value-type="float" office:value="23.73" calcext:value-type="float">
            <text:p>23.73</text:p>
          </table:table-cell>
          <table:table-cell table:formula="of:=([.G506]-[.G507])/[.G507]" office:value-type="percentage" office:value="-0.027060270602706" calcext:value-type="percentage">
            <text:p>-2.71%</text:p>
          </table:table-cell>
          <table:table-cell table:number-columns-repeated="4"/>
          <table:table-cell office:value-type="float" office:value="-1.72" calcext:value-type="float">
            <text:p>-1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30</text:p>
          </table:table-cell>
          <table:table-cell office:value-type="float" office:value="24.8" calcext:value-type="float">
            <text:p>24.8</text:p>
          </table:table-cell>
          <table:table-cell office:value-type="float" office:value="24.89" calcext:value-type="float">
            <text:p>24.89</text:p>
          </table:table-cell>
          <table:table-cell office:value-type="float" office:value="23.49" calcext:value-type="float">
            <text:p>23.49</text:p>
          </table:table-cell>
          <table:table-cell office:value-type="float" office:value="24.39" calcext:value-type="float">
            <text:p>24.39</text:p>
          </table:table-cell>
          <table:table-cell office:value-type="float" office:value="1336100" calcext:value-type="float">
            <text:p>1336100</text:p>
          </table:table-cell>
          <table:table-cell office:value-type="float" office:value="24.39" calcext:value-type="float">
            <text:p>24.39</text:p>
          </table:table-cell>
          <table:table-cell table:formula="of:=([.G507]-[.G508])/[.G508]" office:value-type="percentage" office:value="0.0111940298507463" calcext:value-type="percentage">
            <text:p>1.12%</text:p>
          </table:table-cell>
          <table:table-cell table:number-columns-repeated="4"/>
          <table:table-cell office:value-type="float" office:value="-0.38" calcext:value-type="float">
            <text:p>-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29</text:p>
          </table:table-cell>
          <table:table-cell office:value-type="float" office:value="25.72" calcext:value-type="float">
            <text:p>25.72</text:p>
          </table:table-cell>
          <table:table-cell office:value-type="float" office:value="25.82" calcext:value-type="float">
            <text:p>25.82</text:p>
          </table:table-cell>
          <table:table-cell office:value-type="float" office:value="23.55" calcext:value-type="float">
            <text:p>23.55</text:p>
          </table:table-cell>
          <table:table-cell office:value-type="float" office:value="24.12" calcext:value-type="float">
            <text:p>24.12</text:p>
          </table:table-cell>
          <table:table-cell office:value-type="float" office:value="929600" calcext:value-type="float">
            <text:p>929600</text:p>
          </table:table-cell>
          <table:table-cell office:value-type="float" office:value="24.12" calcext:value-type="float">
            <text:p>24.12</text:p>
          </table:table-cell>
          <table:table-cell table:formula="of:=([.G508]-[.G509])/[.G509]" office:value-type="percentage" office:value="-0.019113460756405" calcext:value-type="percentage">
            <text:p>-1.91%</text:p>
          </table:table-cell>
          <table:table-cell table:number-columns-repeated="4"/>
          <table:table-cell office:value-type="float" office:value="-2.84" calcext:value-type="float">
            <text:p>-2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28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24.51" calcext:value-type="float">
            <text:p>24.51</text:p>
          </table:table-cell>
          <table:table-cell office:value-type="float" office:value="24.59" calcext:value-type="float">
            <text:p>24.59</text:p>
          </table:table-cell>
          <table:table-cell office:value-type="float" office:value="723300" calcext:value-type="float">
            <text:p>723300</text:p>
          </table:table-cell>
          <table:table-cell office:value-type="float" office:value="24.59" calcext:value-type="float">
            <text:p>24.59</text:p>
          </table:table-cell>
          <table:table-cell table:formula="of:=([.G509]-[.G510])/[.G510]" office:value-type="percentage" office:value="-0.0610920198549065" calcext:value-type="percentage">
            <text:p>-6.11%</text:p>
          </table:table-cell>
          <table:table-cell table:number-columns-repeated="4"/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27</text:p>
          </table:table-cell>
          <table:table-cell office:value-type="float" office:value="26" calcext:value-type="float">
            <text:p>26</text:p>
          </table:table-cell>
          <table:table-cell office:value-type="float" office:value="26.99" calcext:value-type="float">
            <text:p>26.99</text:p>
          </table:table-cell>
          <table:table-cell office:value-type="float" office:value="25.57" calcext:value-type="float">
            <text:p>25.57</text:p>
          </table:table-cell>
          <table:table-cell office:value-type="float" office:value="26.19" calcext:value-type="float">
            <text:p>26.19</text:p>
          </table:table-cell>
          <table:table-cell office:value-type="float" office:value="674500" calcext:value-type="float">
            <text:p>674500</text:p>
          </table:table-cell>
          <table:table-cell office:value-type="float" office:value="26.19" calcext:value-type="float">
            <text:p>26.19</text:p>
          </table:table-cell>
          <table:table-cell table:formula="of:=([.G510]-[.G511])/[.G511]" office:value-type="percentage" office:value="0.0262539184952979" calcext:value-type="percentage">
            <text:p>2.63%</text:p>
          </table:table-cell>
          <table:table-cell table:number-columns-repeated="4"/>
          <table:table-cell office:value-type="float" office:value="1.86" calcext:value-type="float">
            <text:p>1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26</text:p>
          </table:table-cell>
          <table:table-cell table:number-columns-repeated="2" office:value-type="float" office:value="26.52" calcext:value-type="float">
            <text:p>26.52</text:p>
          </table:table-cell>
          <table:table-cell office:value-type="float" office:value="24.9" calcext:value-type="float">
            <text:p>24.9</text:p>
          </table:table-cell>
          <table:table-cell office:value-type="float" office:value="25.52" calcext:value-type="float">
            <text:p>25.52</text:p>
          </table:table-cell>
          <table:table-cell office:value-type="float" office:value="934800" calcext:value-type="float">
            <text:p>934800</text:p>
          </table:table-cell>
          <table:table-cell office:value-type="float" office:value="25.52" calcext:value-type="float">
            <text:p>25.52</text:p>
          </table:table-cell>
          <table:table-cell table:formula="of:=([.G511]-[.G512])/[.G512]" office:value-type="percentage" office:value="-0.0326004548900682" calcext:value-type="percentage">
            <text:p>-3.26%</text:p>
          </table:table-cell>
          <table:table-cell table:number-columns-repeated="4"/>
          <table:table-cell office:value-type="float" office:value="-0.77" calcext:value-type="float">
            <text:p>-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23</text:p>
          </table:table-cell>
          <table:table-cell office:value-type="float" office:value="25.49" calcext:value-type="float">
            <text:p>25.49</text:p>
          </table:table-cell>
          <table:table-cell office:value-type="float" office:value="26.62" calcext:value-type="float">
            <text:p>26.62</text:p>
          </table:table-cell>
          <table:table-cell office:value-type="float" office:value="25.35" calcext:value-type="float">
            <text:p>25.35</text:p>
          </table:table-cell>
          <table:table-cell office:value-type="float" office:value="26.38" calcext:value-type="float">
            <text:p>26.38</text:p>
          </table:table-cell>
          <table:table-cell office:value-type="float" office:value="1156400" calcext:value-type="float">
            <text:p>1156400</text:p>
          </table:table-cell>
          <table:table-cell office:value-type="float" office:value="26.38" calcext:value-type="float">
            <text:p>26.38</text:p>
          </table:table-cell>
          <table:table-cell table:formula="of:=([.G512]-[.G513])/[.G513]" office:value-type="percentage" office:value="0.0292625829106516" calcext:value-type="percentage">
            <text:p>2.93%</text:p>
          </table:table-cell>
          <table:table-cell table:number-columns-repeated="4"/>
          <table:table-cell office:value-type="float" office:value="1.61" calcext:value-type="float">
            <text:p>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22</text:p>
          </table:table-cell>
          <table:table-cell office:value-type="float" office:value="25.64" calcext:value-type="float">
            <text:p>25.64</text:p>
          </table:table-cell>
          <table:table-cell office:value-type="float" office:value="26.11" calcext:value-type="float">
            <text:p>26.11</text:p>
          </table:table-cell>
          <table:table-cell office:value-type="float" office:value="24.88" calcext:value-type="float">
            <text:p>24.88</text:p>
          </table:table-cell>
          <table:table-cell office:value-type="float" office:value="25.63" calcext:value-type="float">
            <text:p>25.63</text:p>
          </table:table-cell>
          <table:table-cell office:value-type="float" office:value="775800" calcext:value-type="float">
            <text:p>775800</text:p>
          </table:table-cell>
          <table:table-cell office:value-type="float" office:value="25.63" calcext:value-type="float">
            <text:p>25.63</text:p>
          </table:table-cell>
          <table:table-cell table:formula="of:=([.G513]-[.G514])/[.G514]" office:value-type="percentage" office:value="-0.00851063829787243" calcext:value-type="percentage">
            <text:p>-0.85%</text:p>
          </table:table-cell>
          <table:table-cell table:number-columns-repeated="4"/>
          <table:table-cell office:value-type="float" office:value="-0.7" calcext:value-type="float">
            <text:p>-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21</text:p>
          </table:table-cell>
          <table:table-cell office:value-type="float" office:value="25.95" calcext:value-type="float">
            <text:p>25.95</text:p>
          </table:table-cell>
          <table:table-cell office:value-type="float" office:value="26.95" calcext:value-type="float">
            <text:p>26.95</text:p>
          </table:table-cell>
          <table:table-cell office:value-type="float" office:value="25.7" calcext:value-type="float">
            <text:p>25.7</text:p>
          </table:table-cell>
          <table:table-cell office:value-type="float" office:value="25.85" calcext:value-type="float">
            <text:p>25.85</text:p>
          </table:table-cell>
          <table:table-cell office:value-type="float" office:value="987600" calcext:value-type="float">
            <text:p>987600</text:p>
          </table:table-cell>
          <table:table-cell office:value-type="float" office:value="25.85" calcext:value-type="float">
            <text:p>25.85</text:p>
          </table:table-cell>
          <table:table-cell table:formula="of:=([.G514]-[.G515])/[.G515]" office:value-type="percentage" office:value="-0.00615148019992311" calcext:value-type="percentage">
            <text:p>-0.62%</text:p>
          </table:table-cell>
          <table:table-cell table:number-columns-repeated="4"/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20</text:p>
          </table:table-cell>
          <table:table-cell office:value-type="float" office:value="25.98" calcext:value-type="float">
            <text:p>25.98</text:p>
          </table:table-cell>
          <table:table-cell office:value-type="float" office:value="26.6" calcext:value-type="float">
            <text:p>26.6</text:p>
          </table:table-cell>
          <table:table-cell office:value-type="float" office:value="25.67" calcext:value-type="float">
            <text:p>25.67</text:p>
          </table:table-cell>
          <table:table-cell office:value-type="float" office:value="26.01" calcext:value-type="float">
            <text:p>26.01</text:p>
          </table:table-cell>
          <table:table-cell office:value-type="float" office:value="1180400" calcext:value-type="float">
            <text:p>1180400</text:p>
          </table:table-cell>
          <table:table-cell office:value-type="float" office:value="26.01" calcext:value-type="float">
            <text:p>26.01</text:p>
          </table:table-cell>
          <table:table-cell table:formula="of:=([.G515]-[.G516])/[.G516]" office:value-type="percentage" office:value="0.00931315483119915" calcext:value-type="percentage">
            <text:p>0.93%</text:p>
          </table:table-cell>
          <table:table-cell table:number-columns-repeated="4"/>
          <table:table-cell office:value-type="float" office:value="3.78" calcext:value-type="float">
            <text:p>3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19</text:p>
          </table:table-cell>
          <table:table-cell office:value-type="float" office:value="24.95" calcext:value-type="float">
            <text:p>24.95</text:p>
          </table:table-cell>
          <table:table-cell office:value-type="float" office:value="25.81" calcext:value-type="float">
            <text:p>25.81</text:p>
          </table:table-cell>
          <table:table-cell office:value-type="float" office:value="23.82" calcext:value-type="float">
            <text:p>23.82</text:p>
          </table:table-cell>
          <table:table-cell office:value-type="float" office:value="25.77" calcext:value-type="float">
            <text:p>25.77</text:p>
          </table:table-cell>
          <table:table-cell office:value-type="float" office:value="1157400" calcext:value-type="float">
            <text:p>1157400</text:p>
          </table:table-cell>
          <table:table-cell office:value-type="float" office:value="25.77" calcext:value-type="float">
            <text:p>25.77</text:p>
          </table:table-cell>
          <table:table-cell table:formula="of:=([.G516]-[.G517])/[.G517]" office:value-type="percentage" office:value="-0.00116279069767446" calcext:value-type="percentage">
            <text:p>-0.12%</text:p>
          </table:table-cell>
          <table:table-cell table:number-columns-repeated="4"/>
          <table:table-cell office:value-type="float" office:value="4.74" calcext:value-type="float">
            <text:p>4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16</text:p>
          </table:table-cell>
          <table:table-cell office:value-type="float" office:value="24.78" calcext:value-type="float">
            <text:p>24.78</text:p>
          </table:table-cell>
          <table:table-cell office:value-type="float" office:value="25.84" calcext:value-type="float">
            <text:p>25.84</text:p>
          </table:table-cell>
          <table:table-cell office:value-type="float" office:value="24.49" calcext:value-type="float">
            <text:p>24.49</text:p>
          </table:table-cell>
          <table:table-cell office:value-type="float" office:value="25.8" calcext:value-type="float">
            <text:p>25.8</text:p>
          </table:table-cell>
          <table:table-cell office:value-type="float" office:value="1417100" calcext:value-type="float">
            <text:p>1417100</text:p>
          </table:table-cell>
          <table:table-cell office:value-type="float" office:value="25.8" calcext:value-type="float">
            <text:p>25.8</text:p>
          </table:table-cell>
          <table:table-cell table:formula="of:=([.G517]-[.G518])/[.G518]" office:value-type="percentage" office:value="0.0394842868654311" calcext:value-type="percentage">
            <text:p>3.95%</text:p>
          </table:table-cell>
          <table:table-cell table:number-columns-repeated="4"/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15</text:p>
          </table:table-cell>
          <table:table-cell office:value-type="float" office:value="24.58" calcext:value-type="float">
            <text:p>24.58</text:p>
          </table:table-cell>
          <table:table-cell office:value-type="float" office:value="24.93" calcext:value-type="float">
            <text:p>24.93</text:p>
          </table:table-cell>
          <table:table-cell office:value-type="float" office:value="24.33" calcext:value-type="float">
            <text:p>24.33</text:p>
          </table:table-cell>
          <table:table-cell office:value-type="float" office:value="24.82" calcext:value-type="float">
            <text:p>24.82</text:p>
          </table:table-cell>
          <table:table-cell office:value-type="float" office:value="562600" calcext:value-type="float">
            <text:p>562600</text:p>
          </table:table-cell>
          <table:table-cell office:value-type="float" office:value="24.82" calcext:value-type="float">
            <text:p>24.82</text:p>
          </table:table-cell>
          <table:table-cell table:formula="of:=([.G518]-[.G519])/[.G519]" office:value-type="percentage" office:value="0.0197206244864421" calcext:value-type="percentage">
            <text:p>1.97%</text:p>
          </table:table-cell>
          <table:table-cell table:number-columns-repeated="4"/>
          <table:table-cell office:value-type="float" office:value="-7.26" calcext:value-type="float">
            <text:p>-7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14</text:p>
          </table:table-cell>
          <table:table-cell office:value-type="float" office:value="24.25" calcext:value-type="float">
            <text:p>24.25</text:p>
          </table:table-cell>
          <table:table-cell office:value-type="float" office:value="24.84" calcext:value-type="float">
            <text:p>24.84</text:p>
          </table:table-cell>
          <table:table-cell office:value-type="float" office:value="23.79" calcext:value-type="float">
            <text:p>23.79</text:p>
          </table:table-cell>
          <table:table-cell office:value-type="float" office:value="24.34" calcext:value-type="float">
            <text:p>24.34</text:p>
          </table:table-cell>
          <table:table-cell office:value-type="float" office:value="830800" calcext:value-type="float">
            <text:p>830800</text:p>
          </table:table-cell>
          <table:table-cell office:value-type="float" office:value="24.34" calcext:value-type="float">
            <text:p>24.34</text:p>
          </table:table-cell>
          <table:table-cell table:formula="of:=([.G519]-[.G520])/[.G520]" office:value-type="percentage" office:value="0.0107973421926911" calcext:value-type="percentage">
            <text:p>1.08%</text:p>
          </table:table-cell>
          <table:table-cell table:number-columns-repeated="4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13</text:p>
          </table:table-cell>
          <table:table-cell office:value-type="float" office:value="23.01" calcext:value-type="float">
            <text:p>23.01</text:p>
          </table:table-cell>
          <table:table-cell office:value-type="float" office:value="24.1" calcext:value-type="float">
            <text:p>24.1</text:p>
          </table:table-cell>
          <table:table-cell office:value-type="float" office:value="22.75" calcext:value-type="float">
            <text:p>22.75</text:p>
          </table:table-cell>
          <table:table-cell office:value-type="float" office:value="24.08" calcext:value-type="float">
            <text:p>24.08</text:p>
          </table:table-cell>
          <table:table-cell office:value-type="float" office:value="726500" calcext:value-type="float">
            <text:p>726500</text:p>
          </table:table-cell>
          <table:table-cell office:value-type="float" office:value="24.08" calcext:value-type="float">
            <text:p>24.08</text:p>
          </table:table-cell>
          <table:table-cell table:formula="of:=([.G520]-[.G521])/[.G521]" office:value-type="percentage" office:value="0.0524475524475524" calcext:value-type="percentage">
            <text:p>5.24%</text:p>
          </table:table-cell>
          <table:table-cell table:number-columns-repeated="4"/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12</text:p>
          </table:table-cell>
          <table:table-cell office:value-type="float" office:value="22.5" calcext:value-type="float">
            <text:p>22.5</text:p>
          </table:table-cell>
          <table:table-cell office:value-type="float" office:value="23.31" calcext:value-type="float">
            <text:p>23.31</text:p>
          </table:table-cell>
          <table:table-cell office:value-type="float" office:value="22.45" calcext:value-type="float">
            <text:p>22.45</text:p>
          </table:table-cell>
          <table:table-cell office:value-type="float" office:value="22.88" calcext:value-type="float">
            <text:p>22.88</text:p>
          </table:table-cell>
          <table:table-cell office:value-type="float" office:value="566600" calcext:value-type="float">
            <text:p>566600</text:p>
          </table:table-cell>
          <table:table-cell office:value-type="float" office:value="22.88" calcext:value-type="float">
            <text:p>22.88</text:p>
          </table:table-cell>
          <table:table-cell table:formula="of:=([.G521]-[.G522])/[.G522]" office:value-type="percentage" office:value="-0.00391815411406181" calcext:value-type="percentage">
            <text:p>-0.39%</text:p>
          </table:table-cell>
          <table:table-cell table:number-columns-repeated="4"/>
          <table:table-cell office:value-type="float" office:value="-1.49" calcext:value-type="float">
            <text:p>-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09</text:p>
          </table:table-cell>
          <table:table-cell office:value-type="float" office:value="23.37" calcext:value-type="float">
            <text:p>23.37</text:p>
          </table:table-cell>
          <table:table-cell office:value-type="float" office:value="23.57" calcext:value-type="float">
            <text:p>23.57</text:p>
          </table:table-cell>
          <table:table-cell office:value-type="float" office:value="22.55" calcext:value-type="float">
            <text:p>22.55</text:p>
          </table:table-cell>
          <table:table-cell office:value-type="float" office:value="22.97" calcext:value-type="float">
            <text:p>22.97</text:p>
          </table:table-cell>
          <table:table-cell office:value-type="float" office:value="669300" calcext:value-type="float">
            <text:p>669300</text:p>
          </table:table-cell>
          <table:table-cell office:value-type="float" office:value="22.97" calcext:value-type="float">
            <text:p>22.97</text:p>
          </table:table-cell>
          <table:table-cell table:formula="of:=([.G522]-[.G523])/[.G523]" office:value-type="percentage" office:value="-0.0271071579839051" calcext:value-type="percentage">
            <text:p>-2.71%</text:p>
          </table:table-cell>
          <table:table-cell table:number-columns-repeated="4"/>
          <table:table-cell office:value-type="float" office:value="-3.55" calcext:value-type="float">
            <text:p>-3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08</text:p>
          </table:table-cell>
          <table:table-cell office:value-type="float" office:value="23.58" calcext:value-type="float">
            <text:p>23.58</text:p>
          </table:table-cell>
          <table:table-cell office:value-type="float" office:value="24.03" calcext:value-type="float">
            <text:p>24.03</text:p>
          </table:table-cell>
          <table:table-cell office:value-type="float" office:value="23.28" calcext:value-type="float">
            <text:p>23.28</text:p>
          </table:table-cell>
          <table:table-cell office:value-type="float" office:value="23.61" calcext:value-type="float">
            <text:p>23.61</text:p>
          </table:table-cell>
          <table:table-cell office:value-type="float" office:value="505700" calcext:value-type="float">
            <text:p>505700</text:p>
          </table:table-cell>
          <table:table-cell office:value-type="float" office:value="23.61" calcext:value-type="float">
            <text:p>23.61</text:p>
          </table:table-cell>
          <table:table-cell table:formula="of:=([.G523]-[.G524])/[.G524]" office:value-type="percentage" office:value="-0.00964765100671143" calcext:value-type="percentage">
            <text:p>-0.96%</text:p>
          </table:table-cell>
          <table:table-cell table:number-columns-repeated="4"/>
          <table:table-cell office:value-type="float" office:value="-2.67" calcext:value-type="float">
            <text:p>-2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07</text:p>
          </table:table-cell>
          <table:table-cell office:value-type="float" office:value="23.39" calcext:value-type="float">
            <text:p>23.39</text:p>
          </table:table-cell>
          <table:table-cell office:value-type="float" office:value="24" calcext:value-type="float">
            <text:p>24</text:p>
          </table:table-cell>
          <table:table-cell office:value-type="float" office:value="23.28" calcext:value-type="float">
            <text:p>23.28</text:p>
          </table:table-cell>
          <table:table-cell office:value-type="float" office:value="23.84" calcext:value-type="float">
            <text:p>23.84</text:p>
          </table:table-cell>
          <table:table-cell office:value-type="float" office:value="459200" calcext:value-type="float">
            <text:p>459200</text:p>
          </table:table-cell>
          <table:table-cell office:value-type="float" office:value="23.84" calcext:value-type="float">
            <text:p>23.84</text:p>
          </table:table-cell>
          <table:table-cell table:formula="of:=([.G524]-[.G525])/[.G525]" office:value-type="percentage" office:value="0.039232781168265" calcext:value-type="percentage">
            <text:p>3.92%</text:p>
          </table:table-cell>
          <table:table-cell table:number-columns-repeated="4"/>
          <table:table-cell office:value-type="float" office:value="-2.98" calcext:value-type="float">
            <text:p>-2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06</text:p>
          </table:table-cell>
          <table:table-cell office:value-type="float" office:value="22.5" calcext:value-type="float">
            <text:p>22.5</text:p>
          </table:table-cell>
          <table:table-cell office:value-type="float" office:value="23.2" calcext:value-type="float">
            <text:p>23.2</text:p>
          </table:table-cell>
          <table:table-cell office:value-type="float" office:value="22.29" calcext:value-type="float">
            <text:p>22.29</text:p>
          </table:table-cell>
          <table:table-cell office:value-type="float" office:value="22.94" calcext:value-type="float">
            <text:p>22.94</text:p>
          </table:table-cell>
          <table:table-cell office:value-type="float" office:value="809800" calcext:value-type="float">
            <text:p>809800</text:p>
          </table:table-cell>
          <table:table-cell office:value-type="float" office:value="22.94" calcext:value-type="float">
            <text:p>22.94</text:p>
          </table:table-cell>
          <table:table-cell table:formula="of:=([.G525]-[.G526])/[.G526]" office:value-type="percentage" office:value="-0.00563502384048544" calcext:value-type="percentage">
            <text:p>-0.56%</text:p>
          </table:table-cell>
          <table:table-cell table:number-columns-repeated="4"/>
          <table:table-cell office:value-type="float" office:value="-2.83" calcext:value-type="float">
            <text:p>-2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02</text:p>
          </table:table-cell>
          <table:table-cell office:value-type="float" office:value="23.66" calcext:value-type="float">
            <text:p>23.66</text:p>
          </table:table-cell>
          <table:table-cell office:value-type="float" office:value="23.99" calcext:value-type="float">
            <text:p>23.99</text:p>
          </table:table-cell>
          <table:table-cell office:value-type="float" office:value="22.68" calcext:value-type="float">
            <text:p>22.68</text:p>
          </table:table-cell>
          <table:table-cell office:value-type="float" office:value="23.07" calcext:value-type="float">
            <text:p>23.07</text:p>
          </table:table-cell>
          <table:table-cell office:value-type="float" office:value="769900" calcext:value-type="float">
            <text:p>769900</text:p>
          </table:table-cell>
          <table:table-cell office:value-type="float" office:value="23.07" calcext:value-type="float">
            <text:p>23.07</text:p>
          </table:table-cell>
          <table:table-cell table:formula="of:=([.G526]-[.G527])/[.G527]" office:value-type="percentage" office:value="-0.03875" calcext:value-type="percentage">
            <text:p>-3.88%</text:p>
          </table:table-cell>
          <table:table-cell table:number-columns-repeated="4"/>
          <table:table-cell office:value-type="float" office:value="4.91" calcext:value-type="float">
            <text:p>4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01</text:p>
          </table:table-cell>
          <table:table-cell office:value-type="float" office:value="24.66" calcext:value-type="float">
            <text:p>24.66</text:p>
          </table:table-cell>
          <table:table-cell office:value-type="float" office:value="24.87" calcext:value-type="float">
            <text:p>24.87</text:p>
          </table:table-cell>
          <table:table-cell office:value-type="float" office:value="23.84" calcext:value-type="float">
            <text:p>23.84</text:p>
          </table:table-cell>
          <table:table-cell office:value-type="float" office:value="24" calcext:value-type="float">
            <text:p>24</text:p>
          </table:table-cell>
          <table:table-cell office:value-type="float" office:value="848100" calcext:value-type="float">
            <text:p>848100</text:p>
          </table:table-cell>
          <table:table-cell office:value-type="float" office:value="24" calcext:value-type="float">
            <text:p>24</text:p>
          </table:table-cell>
          <table:table-cell table:formula="of:=([.G527]-[.G528])/[.G528]" office:value-type="percentage" office:value="-0.0299110751818916" calcext:value-type="percentage">
            <text:p>-2.99%</text:p>
          </table:table-cell>
          <table:table-cell table:number-columns-repeated="4"/>
          <table:table-cell office:value-type="float" office:value="-7.32" calcext:value-type="float">
            <text:p>-7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31</text:p>
          </table:table-cell>
          <table:table-cell office:value-type="float" office:value="24.8" calcext:value-type="float">
            <text:p>24.8</text:p>
          </table:table-cell>
          <table:table-cell office:value-type="float" office:value="25.5" calcext:value-type="float">
            <text:p>25.5</text:p>
          </table:table-cell>
          <table:table-cell office:value-type="float" office:value="24.28" calcext:value-type="float">
            <text:p>24.28</text:p>
          </table:table-cell>
          <table:table-cell office:value-type="float" office:value="24.74" calcext:value-type="float">
            <text:p>24.74</text:p>
          </table:table-cell>
          <table:table-cell office:value-type="float" office:value="823800" calcext:value-type="float">
            <text:p>823800</text:p>
          </table:table-cell>
          <table:table-cell office:value-type="float" office:value="24.74" calcext:value-type="float">
            <text:p>24.74</text:p>
          </table:table-cell>
          <table:table-cell table:formula="of:=([.G528]-[.G529])/[.G529]" office:value-type="percentage" office:value="0.00446609825416157" calcext:value-type="percentage">
            <text:p>0.45%</text:p>
          </table:table-cell>
          <table:table-cell table:number-columns-repeated="4"/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30</text:p>
          </table:table-cell>
          <table:table-cell office:value-type="float" office:value="24.5" calcext:value-type="float">
            <text:p>24.5</text:p>
          </table:table-cell>
          <table:table-cell office:value-type="float" office:value="24.77" calcext:value-type="float">
            <text:p>24.77</text:p>
          </table:table-cell>
          <table:table-cell office:value-type="float" office:value="24.09" calcext:value-type="float">
            <text:p>24.09</text:p>
          </table:table-cell>
          <table:table-cell office:value-type="float" office:value="24.63" calcext:value-type="float">
            <text:p>24.63</text:p>
          </table:table-cell>
          <table:table-cell office:value-type="float" office:value="366200" calcext:value-type="float">
            <text:p>366200</text:p>
          </table:table-cell>
          <table:table-cell office:value-type="float" office:value="24.63" calcext:value-type="float">
            <text:p>24.63</text:p>
          </table:table-cell>
          <table:table-cell table:formula="of:=([.G529]-[.G530])/[.G530]" office:value-type="percentage" office:value="-0.00323755564548773" calcext:value-type="percentage">
            <text:p>-0.32%</text:p>
          </table:table-cell>
          <table:table-cell table:number-columns-repeated="4"/>
          <table:table-cell office:value-type="float" office:value="-4.27" calcext:value-type="float">
            <text:p>-4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29</text:p>
          </table:table-cell>
          <table:table-cell office:value-type="float" office:value="24.22" calcext:value-type="float">
            <text:p>24.22</text:p>
          </table:table-cell>
          <table:table-cell office:value-type="float" office:value="24.85" calcext:value-type="float">
            <text:p>24.85</text:p>
          </table:table-cell>
          <table:table-cell office:value-type="float" office:value="24.02" calcext:value-type="float">
            <text:p>24.02</text:p>
          </table:table-cell>
          <table:table-cell office:value-type="float" office:value="24.71" calcext:value-type="float">
            <text:p>24.71</text:p>
          </table:table-cell>
          <table:table-cell office:value-type="float" office:value="803400" calcext:value-type="float">
            <text:p>803400</text:p>
          </table:table-cell>
          <table:table-cell office:value-type="float" office:value="24.71" calcext:value-type="float">
            <text:p>24.71</text:p>
          </table:table-cell>
          <table:table-cell table:formula="of:=([.G530]-[.G531])/[.G531]" office:value-type="percentage" office:value="0.0412979351032449" calcext:value-type="percentage">
            <text:p>4.13%</text:p>
          </table:table-cell>
          <table:table-cell table:number-columns-repeated="4"/>
          <table:table-cell office:value-type="float" office:value="-0.57" calcext:value-type="float">
            <text:p>-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26</text:p>
          </table:table-cell>
          <table:table-cell office:value-type="float" office:value="22.71" calcext:value-type="float">
            <text:p>22.71</text:p>
          </table:table-cell>
          <table:table-cell office:value-type="float" office:value="23.95" calcext:value-type="float">
            <text:p>23.95</text:p>
          </table:table-cell>
          <table:table-cell office:value-type="float" office:value="22.07" calcext:value-type="float">
            <text:p>22.07</text:p>
          </table:table-cell>
          <table:table-cell office:value-type="float" office:value="23.73" calcext:value-type="float">
            <text:p>23.73</text:p>
          </table:table-cell>
          <table:table-cell office:value-type="float" office:value="761800" calcext:value-type="float">
            <text:p>761800</text:p>
          </table:table-cell>
          <table:table-cell office:value-type="float" office:value="23.73" calcext:value-type="float">
            <text:p>23.73</text:p>
          </table:table-cell>
          <table:table-cell table:formula="of:=([.G531]-[.G532])/[.G532]" office:value-type="percentage" office:value="0.0268282128948508" calcext:value-type="percentage">
            <text:p>2.68%</text:p>
          </table:table-cell>
          <table:table-cell table:number-columns-repeated="4"/>
          <table:table-cell office:value-type="float" office:value="4.48" calcext:value-type="float">
            <text:p>4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25</text:p>
          </table:table-cell>
          <table:table-cell table:number-columns-repeated="2" office:value-type="float" office:value="23.87" calcext:value-type="float">
            <text:p>23.87</text:p>
          </table:table-cell>
          <table:table-cell office:value-type="float" office:value="22.9" calcext:value-type="float">
            <text:p>22.9</text:p>
          </table:table-cell>
          <table:table-cell office:value-type="float" office:value="23.11" calcext:value-type="float">
            <text:p>23.11</text:p>
          </table:table-cell>
          <table:table-cell office:value-type="float" office:value="679800" calcext:value-type="float">
            <text:p>679800</text:p>
          </table:table-cell>
          <table:table-cell office:value-type="float" office:value="23.11" calcext:value-type="float">
            <text:p>23.11</text:p>
          </table:table-cell>
          <table:table-cell table:formula="of:=([.G532]-[.G533])/[.G533]" office:value-type="percentage" office:value="-0.0318391286133222" calcext:value-type="percentage">
            <text:p>-3.18%</text:p>
          </table:table-cell>
          <table:table-cell table:number-columns-repeated="4"/>
          <table:table-cell office:value-type="float" office:value="3.67" calcext:value-type="float">
            <text:p>3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24</text:p>
          </table:table-cell>
          <table:table-cell office:value-type="float" office:value="23.1" calcext:value-type="float">
            <text:p>23.1</text:p>
          </table:table-cell>
          <table:table-cell office:value-type="float" office:value="23.93" calcext:value-type="float">
            <text:p>23.93</text:p>
          </table:table-cell>
          <table:table-cell office:value-type="float" office:value="22.83" calcext:value-type="float">
            <text:p>22.83</text:p>
          </table:table-cell>
          <table:table-cell office:value-type="float" office:value="23.87" calcext:value-type="float">
            <text:p>23.87</text:p>
          </table:table-cell>
          <table:table-cell office:value-type="float" office:value="684300" calcext:value-type="float">
            <text:p>684300</text:p>
          </table:table-cell>
          <table:table-cell office:value-type="float" office:value="23.87" calcext:value-type="float">
            <text:p>23.87</text:p>
          </table:table-cell>
          <table:table-cell table:formula="of:=([.G533]-[.G534])/[.G534]" office:value-type="percentage" office:value="0.0396341463414634" calcext:value-type="percentage">
            <text:p>3.96%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23</text:p>
          </table:table-cell>
          <table:table-cell office:value-type="float" office:value="21.93" calcext:value-type="float">
            <text:p>21.93</text:p>
          </table:table-cell>
          <table:table-cell office:value-type="float" office:value="23.11" calcext:value-type="float">
            <text:p>23.11</text:p>
          </table:table-cell>
          <table:table-cell office:value-type="float" office:value="21.5" calcext:value-type="float">
            <text:p>21.5</text:p>
          </table:table-cell>
          <table:table-cell office:value-type="float" office:value="22.96" calcext:value-type="float">
            <text:p>22.96</text:p>
          </table:table-cell>
          <table:table-cell office:value-type="float" office:value="869000" calcext:value-type="float">
            <text:p>869000</text:p>
          </table:table-cell>
          <table:table-cell office:value-type="float" office:value="22.96" calcext:value-type="float">
            <text:p>22.96</text:p>
          </table:table-cell>
          <table:table-cell table:formula="of:=([.G534]-[.G535])/[.G535]" office:value-type="percentage" office:value="0.0460136674259682" calcext:value-type="percentage">
            <text:p>4.60%</text:p>
          </table:table-cell>
          <table:table-cell table:number-columns-repeated="4"/>
          <table:table-cell office:value-type="float" office:value="-3.83" calcext:value-type="float">
            <text:p>-3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22</text:p>
          </table:table-cell>
          <table:table-cell office:value-type="float" office:value="23.11" calcext:value-type="float">
            <text:p>23.11</text:p>
          </table:table-cell>
          <table:table-cell office:value-type="float" office:value="23.8" calcext:value-type="float">
            <text:p>23.8</text:p>
          </table:table-cell>
          <table:table-cell office:value-type="float" office:value="21.68" calcext:value-type="float">
            <text:p>21.68</text:p>
          </table:table-cell>
          <table:table-cell office:value-type="float" office:value="21.95" calcext:value-type="float">
            <text:p>21.95</text:p>
          </table:table-cell>
          <table:table-cell office:value-type="float" office:value="986100" calcext:value-type="float">
            <text:p>986100</text:p>
          </table:table-cell>
          <table:table-cell office:value-type="float" office:value="21.95" calcext:value-type="float">
            <text:p>21.95</text:p>
          </table:table-cell>
          <table:table-cell table:formula="of:=([.G535]-[.G536])/[.G536]" office:value-type="percentage" office:value="-0.0156950672645741" calcext:value-type="percentage">
            <text:p>-1.57%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19</text:p>
          </table:table-cell>
          <table:table-cell office:value-type="float" office:value="23.86" calcext:value-type="float">
            <text:p>23.86</text:p>
          </table:table-cell>
          <table:table-cell office:value-type="float" office:value="24.22" calcext:value-type="float">
            <text:p>24.22</text:p>
          </table:table-cell>
          <table:table-cell office:value-type="float" office:value="22" calcext:value-type="float">
            <text:p>22</text:p>
          </table:table-cell>
          <table:table-cell office:value-type="float" office:value="22.3" calcext:value-type="float">
            <text:p>22.3</text:p>
          </table:table-cell>
          <table:table-cell office:value-type="float" office:value="1375300" calcext:value-type="float">
            <text:p>1375300</text:p>
          </table:table-cell>
          <table:table-cell office:value-type="float" office:value="22.3" calcext:value-type="float">
            <text:p>22.3</text:p>
          </table:table-cell>
          <table:table-cell table:formula="of:=([.G536]-[.G537])/[.G537]" office:value-type="percentage" office:value="-0.0807914262159934" calcext:value-type="percentage">
            <text:p>-8.08%</text:p>
          </table:table-cell>
          <table:table-cell table:number-columns-repeated="4"/>
          <table:table-cell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18</text:p>
          </table:table-cell>
          <table:table-cell office:value-type="float" office:value="25" calcext:value-type="float">
            <text:p>25</text:p>
          </table:table-cell>
          <table:table-cell office:value-type="float" office:value="25.15" calcext:value-type="float">
            <text:p>25.15</text:p>
          </table:table-cell>
          <table:table-cell office:value-type="float" office:value="23.47" calcext:value-type="float">
            <text:p>23.47</text:p>
          </table:table-cell>
          <table:table-cell office:value-type="float" office:value="24.26" calcext:value-type="float">
            <text:p>24.26</text:p>
          </table:table-cell>
          <table:table-cell office:value-type="float" office:value="1056600" calcext:value-type="float">
            <text:p>1056600</text:p>
          </table:table-cell>
          <table:table-cell office:value-type="float" office:value="24.26" calcext:value-type="float">
            <text:p>24.26</text:p>
          </table:table-cell>
          <table:table-cell table:formula="of:=([.G537]-[.G538])/[.G538]" office:value-type="percentage" office:value="-0.0607820363917924" calcext:value-type="percentage">
            <text:p>-6.08%</text:p>
          </table:table-cell>
          <table:table-cell table:number-columns-repeated="4"/>
          <table:table-cell office:value-type="float" office:value="4.11" calcext:value-type="float">
            <text:p>4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17</text:p>
          </table:table-cell>
          <table:table-cell office:value-type="float" office:value="26.39" calcext:value-type="float">
            <text:p>26.39</text:p>
          </table:table-cell>
          <table:table-cell office:value-type="float" office:value="26.65" calcext:value-type="float">
            <text:p>26.65</text:p>
          </table:table-cell>
          <table:table-cell office:value-type="float" office:value="25.51" calcext:value-type="float">
            <text:p>25.51</text:p>
          </table:table-cell>
          <table:table-cell office:value-type="float" office:value="25.83" calcext:value-type="float">
            <text:p>25.83</text:p>
          </table:table-cell>
          <table:table-cell office:value-type="float" office:value="643700" calcext:value-type="float">
            <text:p>643700</text:p>
          </table:table-cell>
          <table:table-cell office:value-type="float" office:value="25.83" calcext:value-type="float">
            <text:p>25.83</text:p>
          </table:table-cell>
          <table:table-cell table:formula="of:=([.G538]-[.G539])/[.G539]" office:value-type="percentage" office:value="-0.010344827586207" calcext:value-type="percentage">
            <text:p>-1.03%</text:p>
          </table:table-cell>
          <table:table-cell table:number-columns-repeated="4"/>
          <table:table-cell office:value-type="float" office:value="-5.61" calcext:value-type="float">
            <text:p>-5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16</text:p>
          </table:table-cell>
          <table:table-cell office:value-type="float" office:value="26.13" calcext:value-type="float">
            <text:p>26.13</text:p>
          </table:table-cell>
          <table:table-cell office:value-type="float" office:value="26.54" calcext:value-type="float">
            <text:p>26.54</text:p>
          </table:table-cell>
          <table:table-cell office:value-type="float" office:value="25.83" calcext:value-type="float">
            <text:p>25.83</text:p>
          </table:table-cell>
          <table:table-cell office:value-type="float" office:value="26.1" calcext:value-type="float">
            <text:p>26.1</text:p>
          </table:table-cell>
          <table:table-cell office:value-type="float" office:value="537700" calcext:value-type="float">
            <text:p>537700</text:p>
          </table:table-cell>
          <table:table-cell office:value-type="float" office:value="26.1" calcext:value-type="float">
            <text:p>26.1</text:p>
          </table:table-cell>
          <table:table-cell table:formula="of:=([.G539]-[.G540])/[.G540]" office:value-type="percentage" office:value="-0.00495615707205486" calcext:value-type="percentage">
            <text:p>-0.50%</text:p>
          </table:table-cell>
          <table:table-cell table:number-columns-repeated="4"/>
          <table:table-cell office:value-type="float" office:value="-0.07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15</text:p>
          </table:table-cell>
          <table:table-cell office:value-type="float" office:value="26.62" calcext:value-type="float">
            <text:p>26.62</text:p>
          </table:table-cell>
          <table:table-cell office:value-type="float" office:value="26.75" calcext:value-type="float">
            <text:p>26.75</text:p>
          </table:table-cell>
          <table:table-cell office:value-type="float" office:value="25.93" calcext:value-type="float">
            <text:p>25.93</text:p>
          </table:table-cell>
          <table:table-cell office:value-type="float" office:value="26.23" calcext:value-type="float">
            <text:p>26.23</text:p>
          </table:table-cell>
          <table:table-cell office:value-type="float" office:value="738600" calcext:value-type="float">
            <text:p>738600</text:p>
          </table:table-cell>
          <table:table-cell office:value-type="float" office:value="26.23" calcext:value-type="float">
            <text:p>26.23</text:p>
          </table:table-cell>
          <table:table-cell table:formula="of:=([.G540]-[.G541])/[.G541]" office:value-type="percentage" office:value="-0.00304066894716831" calcext:value-type="percentage">
            <text:p>-0.30%</text:p>
          </table:table-cell>
          <table:table-cell table:number-columns-repeated="4"/>
          <table:table-cell office:value-type="float" office:value="3.06" calcext:value-type="float">
            <text:p>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12</text:p>
          </table:table-cell>
          <table:table-cell office:value-type="float" office:value="25.6" calcext:value-type="float">
            <text:p>25.6</text:p>
          </table:table-cell>
          <table:table-cell office:value-type="float" office:value="27.14" calcext:value-type="float">
            <text:p>27.14</text:p>
          </table:table-cell>
          <table:table-cell office:value-type="float" office:value="25.36" calcext:value-type="float">
            <text:p>25.36</text:p>
          </table:table-cell>
          <table:table-cell office:value-type="float" office:value="26.31" calcext:value-type="float">
            <text:p>26.31</text:p>
          </table:table-cell>
          <table:table-cell office:value-type="float" office:value="1009100" calcext:value-type="float">
            <text:p>1009100</text:p>
          </table:table-cell>
          <table:table-cell office:value-type="float" office:value="26.31" calcext:value-type="float">
            <text:p>26.31</text:p>
          </table:table-cell>
          <table:table-cell table:formula="of:=([.G541]-[.G542])/[.G542]" office:value-type="percentage" office:value="0.0399209486166007" calcext:value-type="percentage">
            <text:p>3.99%</text:p>
          </table:table-cell>
          <table:table-cell table:number-columns-repeated="4"/>
          <table:table-cell office:value-type="float" office:value="-0.96" calcext:value-type="float">
            <text:p>-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11</text:p>
          </table:table-cell>
          <table:table-cell office:value-type="float" office:value="24.04" calcext:value-type="float">
            <text:p>24.04</text:p>
          </table:table-cell>
          <table:table-cell office:value-type="float" office:value="25.75" calcext:value-type="float">
            <text:p>25.75</text:p>
          </table:table-cell>
          <table:table-cell office:value-type="float" office:value="24" calcext:value-type="float">
            <text:p>24</text:p>
          </table:table-cell>
          <table:table-cell office:value-type="float" office:value="25.3" calcext:value-type="float">
            <text:p>25.3</text:p>
          </table:table-cell>
          <table:table-cell office:value-type="float" office:value="836500" calcext:value-type="float">
            <text:p>836500</text:p>
          </table:table-cell>
          <table:table-cell office:value-type="float" office:value="25.3" calcext:value-type="float">
            <text:p>25.3</text:p>
          </table:table-cell>
          <table:table-cell table:formula="of:=([.G542]-[.G543])/[.G543]" office:value-type="percentage" office:value="0.0621326616288833" calcext:value-type="percentage">
            <text:p>6.21%</text:p>
          </table:table-cell>
          <table:table-cell table:number-columns-repeated="4"/>
          <table:table-cell office:value-type="float" office:value="-1.67" calcext:value-type="float">
            <text:p>-1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10</text:p>
          </table:table-cell>
          <table:table-cell table:number-columns-repeated="2" office:value-type="float" office:value="25.44" calcext:value-type="float">
            <text:p>25.44</text:p>
          </table:table-cell>
          <table:table-cell office:value-type="float" office:value="23.63" calcext:value-type="float">
            <text:p>23.63</text:p>
          </table:table-cell>
          <table:table-cell office:value-type="float" office:value="23.82" calcext:value-type="float">
            <text:p>23.82</text:p>
          </table:table-cell>
          <table:table-cell office:value-type="float" office:value="1564200" calcext:value-type="float">
            <text:p>1564200</text:p>
          </table:table-cell>
          <table:table-cell office:value-type="float" office:value="23.82" calcext:value-type="float">
            <text:p>23.82</text:p>
          </table:table-cell>
          <table:table-cell table:formula="of:=([.G543]-[.G544])/[.G544]" office:value-type="percentage" office:value="-0.0494812450119712" calcext:value-type="percentage">
            <text:p>-4.95%</text:p>
          </table:table-cell>
          <table:table-cell table:number-columns-repeated="4"/>
          <table:table-cell office:value-type="float" office:value="-1.36" calcext:value-type="float">
            <text:p>-1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09</text:p>
          </table:table-cell>
          <table:table-cell office:value-type="float" office:value="24.15" calcext:value-type="float">
            <text:p>24.15</text:p>
          </table:table-cell>
          <table:table-cell office:value-type="float" office:value="25.45" calcext:value-type="float">
            <text:p>25.45</text:p>
          </table:table-cell>
          <table:table-cell office:value-type="float" office:value="23.7" calcext:value-type="float">
            <text:p>23.7</text:p>
          </table:table-cell>
          <table:table-cell office:value-type="float" office:value="25.06" calcext:value-type="float">
            <text:p>25.06</text:p>
          </table:table-cell>
          <table:table-cell office:value-type="float" office:value="1333400" calcext:value-type="float">
            <text:p>1333400</text:p>
          </table:table-cell>
          <table:table-cell office:value-type="float" office:value="25.06" calcext:value-type="float">
            <text:p>25.06</text:p>
          </table:table-cell>
          <table:table-cell table:formula="of:=([.G544]-[.G545])/[.G545]" office:value-type="percentage" office:value="0.060067681895093" calcext:value-type="percentage">
            <text:p>6.01%</text:p>
          </table:table-cell>
          <table:table-cell table:number-columns-repeated="4"/>
          <table:table-cell office:value-type="float" office:value="2.89" calcext:value-type="float">
            <text:p>2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08</text:p>
          </table:table-cell>
          <table:table-cell office:value-type="float" office:value="23.1" calcext:value-type="float">
            <text:p>23.1</text:p>
          </table:table-cell>
          <table:table-cell office:value-type="float" office:value="24.44" calcext:value-type="float">
            <text:p>24.44</text:p>
          </table:table-cell>
          <table:table-cell office:value-type="float" office:value="23.1" calcext:value-type="float">
            <text:p>23.1</text:p>
          </table:table-cell>
          <table:table-cell office:value-type="float" office:value="23.64" calcext:value-type="float">
            <text:p>23.64</text:p>
          </table:table-cell>
          <table:table-cell office:value-type="float" office:value="2608500" calcext:value-type="float">
            <text:p>2608500</text:p>
          </table:table-cell>
          <table:table-cell office:value-type="float" office:value="23.64" calcext:value-type="float">
            <text:p>23.64</text:p>
          </table:table-cell>
          <table:table-cell table:formula="of:=([.G545]-[.G546])/[.G546]" office:value-type="percentage" office:value="-0.0247524752475247" calcext:value-type="percentage">
            <text:p>-2.48%</text:p>
          </table:table-cell>
          <table:table-cell table:number-columns-repeated="4"/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05</text:p>
          </table:table-cell>
          <table:table-cell office:value-type="float" office:value="24.99" calcext:value-type="float">
            <text:p>24.99</text:p>
          </table:table-cell>
          <table:table-cell office:value-type="float" office:value="25.38" calcext:value-type="float">
            <text:p>25.38</text:p>
          </table:table-cell>
          <table:table-cell office:value-type="float" office:value="22.83" calcext:value-type="float">
            <text:p>22.83</text:p>
          </table:table-cell>
          <table:table-cell office:value-type="float" office:value="24.24" calcext:value-type="float">
            <text:p>24.24</text:p>
          </table:table-cell>
          <table:table-cell office:value-type="float" office:value="1964400" calcext:value-type="float">
            <text:p>1964400</text:p>
          </table:table-cell>
          <table:table-cell office:value-type="float" office:value="24.24" calcext:value-type="float">
            <text:p>24.24</text:p>
          </table:table-cell>
          <table:table-cell table:formula="of:=([.G546]-[.G547])/[.G547]" office:value-type="percentage" office:value="-0.0206060606060607" calcext:value-type="percentage">
            <text:p>-2.06%</text:p>
          </table:table-cell>
          <table:table-cell table:number-columns-repeated="4"/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04</text:p>
          </table:table-cell>
          <table:table-cell office:value-type="float" office:value="26.51" calcext:value-type="float">
            <text:p>26.51</text:p>
          </table:table-cell>
          <table:table-cell office:value-type="float" office:value="26.89" calcext:value-type="float">
            <text:p>26.89</text:p>
          </table:table-cell>
          <table:table-cell office:value-type="float" office:value="24.67" calcext:value-type="float">
            <text:p>24.67</text:p>
          </table:table-cell>
          <table:table-cell office:value-type="float" office:value="24.75" calcext:value-type="float">
            <text:p>24.75</text:p>
          </table:table-cell>
          <table:table-cell office:value-type="float" office:value="3064500" calcext:value-type="float">
            <text:p>3064500</text:p>
          </table:table-cell>
          <table:table-cell office:value-type="float" office:value="24.75" calcext:value-type="float">
            <text:p>24.75</text:p>
          </table:table-cell>
          <table:table-cell table:formula="of:=([.G547]-[.G548])/[.G548]" office:value-type="percentage" office:value="-0.0900735294117647" calcext:value-type="percentage">
            <text:p>-9.01%</text:p>
          </table:table-cell>
          <table:table-cell table:number-columns-repeated="4"/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03</text:p>
          </table:table-cell>
          <table:table-cell office:value-type="float" office:value="27.5" calcext:value-type="float">
            <text:p>27.5</text:p>
          </table:table-cell>
          <table:table-cell office:value-type="float" office:value="27.83" calcext:value-type="float">
            <text:p>27.83</text:p>
          </table:table-cell>
          <table:table-cell office:value-type="float" office:value="26.34" calcext:value-type="float">
            <text:p>26.34</text:p>
          </table:table-cell>
          <table:table-cell office:value-type="float" office:value="27.2" calcext:value-type="float">
            <text:p>27.2</text:p>
          </table:table-cell>
          <table:table-cell office:value-type="float" office:value="1794500" calcext:value-type="float">
            <text:p>1794500</text:p>
          </table:table-cell>
          <table:table-cell office:value-type="float" office:value="27.2" calcext:value-type="float">
            <text:p>27.2</text:p>
          </table:table-cell>
          <table:table-cell table:formula="of:=([.G548]-[.G549])/[.G549]" office:value-type="percentage" office:value="-0.0051207022677396" calcext:value-type="percentage">
            <text:p>-0.51%</text:p>
          </table:table-cell>
          <table:table-cell table:number-columns-repeated="4"/>
          <table:table-cell office:value-type="float" office:value="1.31" calcext:value-type="float">
            <text:p>1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02</text:p>
          </table:table-cell>
          <table:table-cell office:value-type="float" office:value="28.69" calcext:value-type="float">
            <text:p>28.69</text:p>
          </table:table-cell>
          <table:table-cell office:value-type="float" office:value="29.2" calcext:value-type="float">
            <text:p>29.2</text:p>
          </table:table-cell>
          <table:table-cell office:value-type="float" office:value="27.27" calcext:value-type="float">
            <text:p>27.27</text:p>
          </table:table-cell>
          <table:table-cell office:value-type="float" office:value="27.34" calcext:value-type="float">
            <text:p>27.34</text:p>
          </table:table-cell>
          <table:table-cell office:value-type="float" office:value="1549400" calcext:value-type="float">
            <text:p>1549400</text:p>
          </table:table-cell>
          <table:table-cell office:value-type="float" office:value="27.34" calcext:value-type="float">
            <text:p>27.34</text:p>
          </table:table-cell>
          <table:table-cell table:formula="of:=([.G549]-[.G550])/[.G550]" office:value-type="percentage" office:value="-0.0497045533541884" calcext:value-type="percentage">
            <text:p>-4.97%</text:p>
          </table:table-cell>
          <table:table-cell table:number-columns-repeated="4"/>
          <table:table-cell office:value-type="float" office:value="-0.98" calcext:value-type="float">
            <text:p>-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01</text:p>
          </table:table-cell>
          <table:table-cell office:value-type="float" office:value="28.67" calcext:value-type="float">
            <text:p>28.67</text:p>
          </table:table-cell>
          <table:table-cell office:value-type="float" office:value="28.98" calcext:value-type="float">
            <text:p>28.98</text:p>
          </table:table-cell>
          <table:table-cell office:value-type="float" office:value="28.21" calcext:value-type="float">
            <text:p>28.21</text:p>
          </table:table-cell>
          <table:table-cell office:value-type="float" office:value="28.77" calcext:value-type="float">
            <text:p>28.77</text:p>
          </table:table-cell>
          <table:table-cell office:value-type="float" office:value="1164900" calcext:value-type="float">
            <text:p>1164900</text:p>
          </table:table-cell>
          <table:table-cell office:value-type="float" office:value="28.77" calcext:value-type="float">
            <text:p>28.77</text:p>
          </table:table-cell>
          <table:table-cell table:formula="of:=([.G550]-[.G551])/[.G551]" office:value-type="percentage" office:value="0.0212992545260915" calcext:value-type="percentage">
            <text:p>2.13%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29</text:p>
          </table:table-cell>
          <table:table-cell office:value-type="float" office:value="27.8" calcext:value-type="float">
            <text:p>27.8</text:p>
          </table:table-cell>
          <table:table-cell office:value-type="float" office:value="28.4" calcext:value-type="float">
            <text:p>28.4</text:p>
          </table:table-cell>
          <table:table-cell office:value-type="float" office:value="27.5" calcext:value-type="float">
            <text:p>27.5</text:p>
          </table:table-cell>
          <table:table-cell office:value-type="float" office:value="28.17" calcext:value-type="float">
            <text:p>28.17</text:p>
          </table:table-cell>
          <table:table-cell office:value-type="float" office:value="948200" calcext:value-type="float">
            <text:p>948200</text:p>
          </table:table-cell>
          <table:table-cell office:value-type="float" office:value="28.17" calcext:value-type="float">
            <text:p>28.17</text:p>
          </table:table-cell>
          <table:table-cell table:formula="of:=([.G551]-[.G552])/[.G552]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28</text:p>
          </table:table-cell>
          <table:table-cell office:value-type="float" office:value="27.6" calcext:value-type="float">
            <text:p>27.6</text:p>
          </table:table-cell>
          <table:table-cell office:value-type="float" office:value="28.55" calcext:value-type="float">
            <text:p>28.55</text:p>
          </table:table-cell>
          <table:table-cell office:value-type="float" office:value="27.54" calcext:value-type="float">
            <text:p>27.54</text:p>
          </table:table-cell>
          <table:table-cell office:value-type="float" office:value="28.17" calcext:value-type="float">
            <text:p>28.17</text:p>
          </table:table-cell>
          <table:table-cell office:value-type="float" office:value="938700" calcext:value-type="float">
            <text:p>938700</text:p>
          </table:table-cell>
          <table:table-cell office:value-type="float" office:value="28.17" calcext:value-type="float">
            <text:p>28.17</text:p>
          </table:table-cell>
          <table:table-cell table:formula="of:=([.G552]-[.G553])/[.G553]" office:value-type="percentage" office:value="0.0191751085383503" calcext:value-type="percentage">
            <text:p>1.92%</text:p>
          </table:table-cell>
          <table:table-cell table:number-columns-repeated="4"/>
          <table:table-cell office:value-type="float" office:value="-1.33" calcext:value-type="float">
            <text:p>-1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27</text:p>
          </table:table-cell>
          <table:table-cell table:number-columns-repeated="2" office:value-type="float" office:value="28.5" calcext:value-type="float">
            <text:p>28.5</text:p>
          </table:table-cell>
          <table:table-cell office:value-type="float" office:value="27.51" calcext:value-type="float">
            <text:p>27.51</text:p>
          </table:table-cell>
          <table:table-cell office:value-type="float" office:value="27.64" calcext:value-type="float">
            <text:p>27.64</text:p>
          </table:table-cell>
          <table:table-cell office:value-type="float" office:value="958500" calcext:value-type="float">
            <text:p>958500</text:p>
          </table:table-cell>
          <table:table-cell office:value-type="float" office:value="27.64" calcext:value-type="float">
            <text:p>27.64</text:p>
          </table:table-cell>
          <table:table-cell table:formula="of:=([.G553]-[.G554])/[.G554]" office:value-type="percentage" office:value="-0.0128571428571428" calcext:value-type="percentage">
            <text:p>-1.29%</text:p>
          </table:table-cell>
          <table:table-cell table:number-columns-repeated="4"/>
          <table:table-cell office:value-type="float" office:value="-0.71" calcext:value-type="float">
            <text:p>-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26</text:p>
          </table:table-cell>
          <table:table-cell office:value-type="float" office:value="28.31" calcext:value-type="float">
            <text:p>28.31</text:p>
          </table:table-cell>
          <table:table-cell office:value-type="float" office:value="28.77" calcext:value-type="float">
            <text:p>28.77</text:p>
          </table:table-cell>
          <table:table-cell office:value-type="float" office:value="27.97" calcext:value-type="float">
            <text:p>27.97</text:p>
          </table:table-cell>
          <table:table-cell office:value-type="float" office:value="28" calcext:value-type="float">
            <text:p>28</text:p>
          </table:table-cell>
          <table:table-cell office:value-type="float" office:value="760600" calcext:value-type="float">
            <text:p>760600</text:p>
          </table:table-cell>
          <table:table-cell office:value-type="float" office:value="28" calcext:value-type="float">
            <text:p>28</text:p>
          </table:table-cell>
          <table:table-cell table:formula="of:=([.G554]-[.G555])/[.G555]" office:value-type="percentage" office:value="-0.0171990171990171" calcext:value-type="percentage">
            <text:p>-1.72%</text:p>
          </table:table-cell>
          <table:table-cell table:number-columns-repeated="4"/>
          <table:table-cell office:value-type="float" office:value="2.18" calcext:value-type="float">
            <text:p>2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25</text:p>
          </table:table-cell>
          <table:table-cell office:value-type="float" office:value="29.01" calcext:value-type="float">
            <text:p>29.01</text:p>
          </table:table-cell>
          <table:table-cell office:value-type="float" office:value="29.25" calcext:value-type="float">
            <text:p>29.25</text:p>
          </table:table-cell>
          <table:table-cell office:value-type="float" office:value="28.44" calcext:value-type="float">
            <text:p>28.44</text:p>
          </table:table-cell>
          <table:table-cell office:value-type="float" office:value="28.49" calcext:value-type="float">
            <text:p>28.49</text:p>
          </table:table-cell>
          <table:table-cell office:value-type="float" office:value="673300" calcext:value-type="float">
            <text:p>673300</text:p>
          </table:table-cell>
          <table:table-cell office:value-type="float" office:value="28.49" calcext:value-type="float">
            <text:p>28.49</text:p>
          </table:table-cell>
          <table:table-cell table:formula="of:=([.G555]-[.G556])/[.G556]" office:value-type="percentage" office:value="-0.0273130761351998" calcext:value-type="percentage">
            <text:p>-2.73%</text:p>
          </table:table-cell>
          <table:table-cell table:number-columns-repeated="4"/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22</text:p>
          </table:table-cell>
          <table:table-cell office:value-type="float" office:value="28.7" calcext:value-type="float">
            <text:p>28.7</text:p>
          </table:table-cell>
          <table:table-cell office:value-type="float" office:value="29.54" calcext:value-type="float">
            <text:p>29.54</text:p>
          </table:table-cell>
          <table:table-cell office:value-type="float" office:value="28.55" calcext:value-type="float">
            <text:p>28.55</text:p>
          </table:table-cell>
          <table:table-cell office:value-type="float" office:value="29.29" calcext:value-type="float">
            <text:p>29.29</text:p>
          </table:table-cell>
          <table:table-cell office:value-type="float" office:value="583500" calcext:value-type="float">
            <text:p>583500</text:p>
          </table:table-cell>
          <table:table-cell office:value-type="float" office:value="29.29" calcext:value-type="float">
            <text:p>29.29</text:p>
          </table:table-cell>
          <table:table-cell table:formula="of:=([.G556]-[.G557])/[.G557]" office:value-type="percentage" office:value="0.0205574912891986" calcext:value-type="percentage">
            <text:p>2.06%</text:p>
          </table:table-cell>
          <table:table-cell table:number-columns-repeated="4"/>
          <table:table-cell office:value-type="float" office:value="-6.75" calcext:value-type="float">
            <text:p>-6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21</text:p>
          </table:table-cell>
          <table:table-cell office:value-type="float" office:value="28.91" calcext:value-type="float">
            <text:p>28.91</text:p>
          </table:table-cell>
          <table:table-cell office:value-type="float" office:value="29.16" calcext:value-type="float">
            <text:p>29.16</text:p>
          </table:table-cell>
          <table:table-cell office:value-type="float" office:value="28.1" calcext:value-type="float">
            <text:p>28.1</text:p>
          </table:table-cell>
          <table:table-cell office:value-type="float" office:value="28.7" calcext:value-type="float">
            <text:p>28.7</text:p>
          </table:table-cell>
          <table:table-cell office:value-type="float" office:value="1011500" calcext:value-type="float">
            <text:p>1011500</text:p>
          </table:table-cell>
          <table:table-cell office:value-type="float" office:value="28.7" calcext:value-type="float">
            <text:p>28.7</text:p>
          </table:table-cell>
          <table:table-cell table:formula="of:=([.G557]-[.G558])/[.G558]" office:value-type="percentage" office:value="0.000348553502962635" calcext:value-type="percentage">
            <text:p>0.03%</text:p>
          </table:table-cell>
          <table:table-cell table:number-columns-repeated="4"/>
          <table:table-cell office:value-type="float" office:value="1.57" calcext:value-type="float">
            <text:p>1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20</text:p>
          </table:table-cell>
          <table:table-cell office:value-type="float" office:value="28" calcext:value-type="float">
            <text:p>28</text:p>
          </table:table-cell>
          <table:table-cell office:value-type="float" office:value="30.44" calcext:value-type="float">
            <text:p>30.44</text:p>
          </table:table-cell>
          <table:table-cell office:value-type="float" office:value="27.8" calcext:value-type="float">
            <text:p>27.8</text:p>
          </table:table-cell>
          <table:table-cell office:value-type="float" office:value="28.69" calcext:value-type="float">
            <text:p>28.69</text:p>
          </table:table-cell>
          <table:table-cell office:value-type="float" office:value="3048300" calcext:value-type="float">
            <text:p>3048300</text:p>
          </table:table-cell>
          <table:table-cell office:value-type="float" office:value="28.69" calcext:value-type="float">
            <text:p>28.69</text:p>
          </table:table-cell>
          <table:table-cell table:formula="of:=([.G558]-[.G559])/[.G559]" office:value-type="percentage" office:value="0.0286841161706705" calcext:value-type="percentage">
            <text:p>2.87%</text:p>
          </table:table-cell>
          <table:table-cell table:number-columns-repeated="4"/>
          <table:table-cell office:value-type="float" office:value="1.73" calcext:value-type="float">
            <text:p>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19</text:p>
          </table:table-cell>
          <table:table-cell office:value-type="float" office:value="27.58" calcext:value-type="float">
            <text:p>27.58</text:p>
          </table:table-cell>
          <table:table-cell office:value-type="float" office:value="28.11" calcext:value-type="float">
            <text:p>28.11</text:p>
          </table:table-cell>
          <table:table-cell office:value-type="float" office:value="27.54" calcext:value-type="float">
            <text:p>27.54</text:p>
          </table:table-cell>
          <table:table-cell office:value-type="float" office:value="27.89" calcext:value-type="float">
            <text:p>27.89</text:p>
          </table:table-cell>
          <table:table-cell office:value-type="float" office:value="1026100" calcext:value-type="float">
            <text:p>1026100</text:p>
          </table:table-cell>
          <table:table-cell office:value-type="float" office:value="27.89" calcext:value-type="float">
            <text:p>27.89</text:p>
          </table:table-cell>
          <table:table-cell table:formula="of:=([.G559]-[.G560])/[.G560]" office:value-type="percentage" office:value="0.0242379728240911" calcext:value-type="percentage">
            <text:p>2.42%</text:p>
          </table:table-cell>
          <table:table-cell table:number-columns-repeated="4"/>
          <table:table-cell office:value-type="float" office:value="4.24" calcext:value-type="float">
            <text:p>4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18</text:p>
          </table:table-cell>
          <table:table-cell office:value-type="float" office:value="27.34" calcext:value-type="float">
            <text:p>27.34</text:p>
          </table:table-cell>
          <table:table-cell office:value-type="float" office:value="27.45" calcext:value-type="float">
            <text:p>27.45</text:p>
          </table:table-cell>
          <table:table-cell office:value-type="float" office:value="26.63" calcext:value-type="float">
            <text:p>26.63</text:p>
          </table:table-cell>
          <table:table-cell office:value-type="float" office:value="27.23" calcext:value-type="float">
            <text:p>27.23</text:p>
          </table:table-cell>
          <table:table-cell office:value-type="float" office:value="851900" calcext:value-type="float">
            <text:p>851900</text:p>
          </table:table-cell>
          <table:table-cell office:value-type="float" office:value="27.23" calcext:value-type="float">
            <text:p>27.23</text:p>
          </table:table-cell>
          <table:table-cell table:formula="of:=([.G560]-[.G561])/[.G561]" office:value-type="percentage" office:value="-0.0126903553299492" calcext:value-type="percentage">
            <text:p>-1.27%</text:p>
          </table:table-cell>
          <table:table-cell table:number-columns-repeated="4"/>
          <table:table-cell office:value-type="float" office:value="3.09" calcext:value-type="float">
            <text:p>3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15</text:p>
          </table:table-cell>
          <table:table-cell office:value-type="float" office:value="27.79" calcext:value-type="float">
            <text:p>27.79</text:p>
          </table:table-cell>
          <table:table-cell office:value-type="float" office:value="27.83" calcext:value-type="float">
            <text:p>27.83</text:p>
          </table:table-cell>
          <table:table-cell office:value-type="float" office:value="27.4" calcext:value-type="float">
            <text:p>27.4</text:p>
          </table:table-cell>
          <table:table-cell office:value-type="float" office:value="27.58" calcext:value-type="float">
            <text:p>27.58</text:p>
          </table:table-cell>
          <table:table-cell office:value-type="float" office:value="709000" calcext:value-type="float">
            <text:p>709000</text:p>
          </table:table-cell>
          <table:table-cell office:value-type="float" office:value="27.58" calcext:value-type="float">
            <text:p>27.58</text:p>
          </table:table-cell>
          <table:table-cell table:formula="of:=([.G561]-[.G562])/[.G562]" office:value-type="percentage" office:value="-0.00108656283955093" calcext:value-type="percentage">
            <text:p>-0.11%</text:p>
          </table:table-cell>
          <table:table-cell table:number-columns-repeated="4"/>
          <table:table-cell office:value-type="float" office:value="7.07" calcext:value-type="float">
            <text:p>7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14</text:p>
          </table:table-cell>
          <table:table-cell office:value-type="float" office:value="28.53" calcext:value-type="float">
            <text:p>28.53</text:p>
          </table:table-cell>
          <table:table-cell office:value-type="float" office:value="28.96" calcext:value-type="float">
            <text:p>28.96</text:p>
          </table:table-cell>
          <table:table-cell office:value-type="float" office:value="27.25" calcext:value-type="float">
            <text:p>27.25</text:p>
          </table:table-cell>
          <table:table-cell office:value-type="float" office:value="27.61" calcext:value-type="float">
            <text:p>27.61</text:p>
          </table:table-cell>
          <table:table-cell office:value-type="float" office:value="1159000" calcext:value-type="float">
            <text:p>1159000</text:p>
          </table:table-cell>
          <table:table-cell office:value-type="float" office:value="27.61" calcext:value-type="float">
            <text:p>27.61</text:p>
          </table:table-cell>
          <table:table-cell table:formula="of:=([.G562]-[.G563])/[.G563]" office:value-type="percentage" office:value="-0.035963687150838" calcext:value-type="percentage">
            <text:p>-3.60%</text:p>
          </table:table-cell>
          <table:table-cell table:number-columns-repeated="4"/>
          <table:table-cell office:value-type="float" office:value="-3.69" calcext:value-type="float">
            <text:p>-3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13</text:p>
          </table:table-cell>
          <table:table-cell office:value-type="float" office:value="28.43" calcext:value-type="float">
            <text:p>28.43</text:p>
          </table:table-cell>
          <table:table-cell office:value-type="float" office:value="29.03" calcext:value-type="float">
            <text:p>29.03</text:p>
          </table:table-cell>
          <table:table-cell office:value-type="float" office:value="27.9" calcext:value-type="float">
            <text:p>27.9</text:p>
          </table:table-cell>
          <table:table-cell office:value-type="float" office:value="28.64" calcext:value-type="float">
            <text:p>28.64</text:p>
          </table:table-cell>
          <table:table-cell office:value-type="float" office:value="1066000" calcext:value-type="float">
            <text:p>1066000</text:p>
          </table:table-cell>
          <table:table-cell office:value-type="float" office:value="28.64" calcext:value-type="float">
            <text:p>28.64</text:p>
          </table:table-cell>
          <table:table-cell table:formula="of:=([.G563]-[.G564])/[.G564]" office:value-type="percentage" office:value="0.0166844160454384" calcext:value-type="percentage">
            <text:p>1.67%</text:p>
          </table:table-cell>
          <table:table-cell table:number-columns-repeated="4"/>
          <table:table-cell office:value-type="float" office:value="-0.93" calcext:value-type="float">
            <text:p>-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12</text:p>
          </table:table-cell>
          <table:table-cell office:value-type="float" office:value="28.37" calcext:value-type="float">
            <text:p>28.37</text:p>
          </table:table-cell>
          <table:table-cell office:value-type="float" office:value="29.09" calcext:value-type="float">
            <text:p>29.09</text:p>
          </table:table-cell>
          <table:table-cell office:value-type="float" office:value="28" calcext:value-type="float">
            <text:p>28</text:p>
          </table:table-cell>
          <table:table-cell office:value-type="float" office:value="28.17" calcext:value-type="float">
            <text:p>28.17</text:p>
          </table:table-cell>
          <table:table-cell office:value-type="float" office:value="1045400" calcext:value-type="float">
            <text:p>1045400</text:p>
          </table:table-cell>
          <table:table-cell office:value-type="float" office:value="28.17" calcext:value-type="float">
            <text:p>28.17</text:p>
          </table:table-cell>
          <table:table-cell table:formula="of:=([.G564]-[.G565])/[.G565]" office:value-type="percentage" office:value="-0.00634920634920634" calcext:value-type="percentage">
            <text:p>-0.63%</text:p>
          </table:table-cell>
          <table:table-cell table:number-columns-repeated="4"/>
          <table:table-cell office:value-type="float" office:value="-0.48" calcext:value-type="float">
            <text:p>-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11</text:p>
          </table:table-cell>
          <table:table-cell office:value-type="float" office:value="28.4" calcext:value-type="float">
            <text:p>28.4</text:p>
          </table:table-cell>
          <table:table-cell office:value-type="float" office:value="28.53" calcext:value-type="float">
            <text:p>28.53</text:p>
          </table:table-cell>
          <table:table-cell office:value-type="float" office:value="28" calcext:value-type="float">
            <text:p>28</text:p>
          </table:table-cell>
          <table:table-cell office:value-type="float" office:value="28.35" calcext:value-type="float">
            <text:p>28.35</text:p>
          </table:table-cell>
          <table:table-cell office:value-type="float" office:value="975800" calcext:value-type="float">
            <text:p>975800</text:p>
          </table:table-cell>
          <table:table-cell office:value-type="float" office:value="28.35" calcext:value-type="float">
            <text:p>28.35</text:p>
          </table:table-cell>
          <table:table-cell table:formula="of:=([.G565]-[.G566])/[.G566]" office:value-type="percentage" office:value="-0.0159666782367233" calcext:value-type="percentage">
            <text:p>-1.60%</text:p>
          </table:table-cell>
          <table:table-cell table:number-columns-repeated="4"/>
          <table:table-cell office:value-type="float" office:value="-2.85" calcext:value-type="float">
            <text:p>-2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08</text:p>
          </table:table-cell>
          <table:table-cell table:number-columns-repeated="2" office:value-type="float" office:value="29.89" calcext:value-type="float">
            <text:p>29.89</text:p>
          </table:table-cell>
          <table:table-cell office:value-type="float" office:value="28.59" calcext:value-type="float">
            <text:p>28.59</text:p>
          </table:table-cell>
          <table:table-cell office:value-type="float" office:value="28.81" calcext:value-type="float">
            <text:p>28.81</text:p>
          </table:table-cell>
          <table:table-cell office:value-type="float" office:value="1240600" calcext:value-type="float">
            <text:p>1240600</text:p>
          </table:table-cell>
          <table:table-cell office:value-type="float" office:value="28.81" calcext:value-type="float">
            <text:p>28.81</text:p>
          </table:table-cell>
          <table:table-cell table:formula="of:=([.G566]-[.G567])/[.G567]" office:value-type="percentage" office:value="-0.030945173225698" calcext:value-type="percentage">
            <text:p>-3.09%</text:p>
          </table:table-cell>
          <table:table-cell table:number-columns-repeated="4"/>
          <table:table-cell office:value-type="float" office:value="2.13" calcext:value-type="float">
            <text:p>2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07</text:p>
          </table:table-cell>
          <table:table-cell office:value-type="float" office:value="29.14" calcext:value-type="float">
            <text:p>29.14</text:p>
          </table:table-cell>
          <table:table-cell office:value-type="float" office:value="30" calcext:value-type="float">
            <text:p>30</text:p>
          </table:table-cell>
          <table:table-cell office:value-type="float" office:value="29.01" calcext:value-type="float">
            <text:p>29.01</text:p>
          </table:table-cell>
          <table:table-cell office:value-type="float" office:value="29.73" calcext:value-type="float">
            <text:p>29.73</text:p>
          </table:table-cell>
          <table:table-cell office:value-type="float" office:value="1327900" calcext:value-type="float">
            <text:p>1327900</text:p>
          </table:table-cell>
          <table:table-cell office:value-type="float" office:value="29.73" calcext:value-type="float">
            <text:p>29.73</text:p>
          </table:table-cell>
          <table:table-cell table:formula="of:=([.G567]-[.G568])/[.G568]" office:value-type="percentage" office:value="0.0265883977900552" calcext:value-type="percentage">
            <text:p>2.66%</text:p>
          </table:table-cell>
          <table:table-cell table:number-columns-repeated="4"/>
          <table:table-cell office:value-type="float" office:value="-9.78" calcext:value-type="float">
            <text:p>-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06</text:p>
          </table:table-cell>
          <table:table-cell table:number-columns-repeated="2" office:value-type="float" office:value="29.14" calcext:value-type="float">
            <text:p>29.14</text:p>
          </table:table-cell>
          <table:table-cell office:value-type="float" office:value="28.55" calcext:value-type="float">
            <text:p>28.55</text:p>
          </table:table-cell>
          <table:table-cell office:value-type="float" office:value="28.96" calcext:value-type="float">
            <text:p>28.96</text:p>
          </table:table-cell>
          <table:table-cell office:value-type="float" office:value="926900" calcext:value-type="float">
            <text:p>926900</text:p>
          </table:table-cell>
          <table:table-cell office:value-type="float" office:value="28.96" calcext:value-type="float">
            <text:p>28.96</text:p>
          </table:table-cell>
          <table:table-cell table:formula="of:=([.G568]-[.G569])/[.G569]" office:value-type="percentage" office:value="-0.00617707618393959" calcext:value-type="percentage">
            <text:p>-0.62%</text:p>
          </table:table-cell>
          <table:table-cell table:number-columns-repeated="4"/>
          <table:table-cell office:value-type="float" office:value="-0.43" calcext:value-type="float">
            <text:p>-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05</text:p>
          </table:table-cell>
          <table:table-cell office:value-type="float" office:value="29.02" calcext:value-type="float">
            <text:p>29.02</text:p>
          </table:table-cell>
          <table:table-cell office:value-type="float" office:value="29.52" calcext:value-type="float">
            <text:p>29.52</text:p>
          </table:table-cell>
          <table:table-cell office:value-type="float" office:value="28.71" calcext:value-type="float">
            <text:p>28.71</text:p>
          </table:table-cell>
          <table:table-cell office:value-type="float" office:value="29.14" calcext:value-type="float">
            <text:p>29.14</text:p>
          </table:table-cell>
          <table:table-cell office:value-type="float" office:value="996000" calcext:value-type="float">
            <text:p>996000</text:p>
          </table:table-cell>
          <table:table-cell office:value-type="float" office:value="29.14" calcext:value-type="float">
            <text:p>29.14</text:p>
          </table:table-cell>
          <table:table-cell table:formula="of:=([.G569]-[.G570])/[.G570]" office:value-type="percentage" office:value="0.00413507925568577" calcext:value-type="percentage">
            <text:p>0.41%</text:p>
          </table:table-cell>
          <table:table-cell table:number-columns-repeated="4"/>
          <table:table-cell office:value-type="float" office:value="3.45" calcext:value-type="float">
            <text:p>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01</text:p>
          </table:table-cell>
          <table:table-cell office:value-type="float" office:value="29.07" calcext:value-type="float">
            <text:p>29.07</text:p>
          </table:table-cell>
          <table:table-cell office:value-type="float" office:value="29.6" calcext:value-type="float">
            <text:p>29.6</text:p>
          </table:table-cell>
          <table:table-cell office:value-type="float" office:value="28.8" calcext:value-type="float">
            <text:p>28.8</text:p>
          </table:table-cell>
          <table:table-cell office:value-type="float" office:value="29.02" calcext:value-type="float">
            <text:p>29.02</text:p>
          </table:table-cell>
          <table:table-cell office:value-type="float" office:value="854900" calcext:value-type="float">
            <text:p>854900</text:p>
          </table:table-cell>
          <table:table-cell office:value-type="float" office:value="29.02" calcext:value-type="float">
            <text:p>29.02</text:p>
          </table:table-cell>
          <table:table-cell table:formula="of:=([.G570]-[.G571])/[.G571]" office:value-type="percentage" office:value="-0.00377617576381735" calcext:value-type="percentage">
            <text:p>-0.38%</text:p>
          </table:table-cell>
          <table:table-cell table:number-columns-repeated="4"/>
          <table:table-cell office:value-type="float" office:value="2.77" calcext:value-type="float">
            <text:p>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30</text:p>
          </table:table-cell>
          <table:table-cell office:value-type="float" office:value="28.5" calcext:value-type="float">
            <text:p>28.5</text:p>
          </table:table-cell>
          <table:table-cell office:value-type="float" office:value="29.33" calcext:value-type="float">
            <text:p>29.33</text:p>
          </table:table-cell>
          <table:table-cell office:value-type="float" office:value="28.4" calcext:value-type="float">
            <text:p>28.4</text:p>
          </table:table-cell>
          <table:table-cell office:value-type="float" office:value="29.13" calcext:value-type="float">
            <text:p>29.13</text:p>
          </table:table-cell>
          <table:table-cell office:value-type="float" office:value="946700" calcext:value-type="float">
            <text:p>946700</text:p>
          </table:table-cell>
          <table:table-cell office:value-type="float" office:value="29.13" calcext:value-type="float">
            <text:p>29.13</text:p>
          </table:table-cell>
          <table:table-cell table:formula="of:=([.G571]-[.G572])/[.G572]" office:value-type="percentage" office:value="0.0296924708377519" calcext:value-type="percentage">
            <text:p>2.97%</text:p>
          </table:table-cell>
          <table:table-cell table:number-columns-repeated="4"/>
          <table:table-cell office:value-type="float" office:value="-0.41" calcext:value-type="float">
            <text:p>-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29</text:p>
          </table:table-cell>
          <table:table-cell office:value-type="float" office:value="28.5" calcext:value-type="float">
            <text:p>28.5</text:p>
          </table:table-cell>
          <table:table-cell office:value-type="float" office:value="29.09" calcext:value-type="float">
            <text:p>29.09</text:p>
          </table:table-cell>
          <table:table-cell office:value-type="float" office:value="28.07" calcext:value-type="float">
            <text:p>28.07</text:p>
          </table:table-cell>
          <table:table-cell office:value-type="float" office:value="28.29" calcext:value-type="float">
            <text:p>28.29</text:p>
          </table:table-cell>
          <table:table-cell office:value-type="float" office:value="1461800" calcext:value-type="float">
            <text:p>1461800</text:p>
          </table:table-cell>
          <table:table-cell office:value-type="float" office:value="28.29" calcext:value-type="float">
            <text:p>28.29</text:p>
          </table:table-cell>
          <table:table-cell table:formula="of:=([.G572]-[.G573])/[.G573]" office:value-type="percentage" office:value="0.00640341515474919" calcext:value-type="percentage">
            <text:p>0.64%</text:p>
          </table:table-cell>
          <table:table-cell table:number-columns-repeated="4"/>
          <table:table-cell office:value-type="float" office:value="2.19" calcext:value-type="float">
            <text:p>2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28</text:p>
          </table:table-cell>
          <table:table-cell office:value-type="float" office:value="27.79" calcext:value-type="float">
            <text:p>27.79</text:p>
          </table:table-cell>
          <table:table-cell office:value-type="float" office:value="28.25" calcext:value-type="float">
            <text:p>28.25</text:p>
          </table:table-cell>
          <table:table-cell office:value-type="float" office:value="27.67" calcext:value-type="float">
            <text:p>27.67</text:p>
          </table:table-cell>
          <table:table-cell office:value-type="float" office:value="28.11" calcext:value-type="float">
            <text:p>28.11</text:p>
          </table:table-cell>
          <table:table-cell office:value-type="float" office:value="889200" calcext:value-type="float">
            <text:p>889200</text:p>
          </table:table-cell>
          <table:table-cell office:value-type="float" office:value="28.11" calcext:value-type="float">
            <text:p>28.11</text:p>
          </table:table-cell>
          <table:table-cell table:formula="of:=([.G573]-[.G574])/[.G574]" office:value-type="percentage" office:value="0.0236707938820101" calcext:value-type="percentage">
            <text:p>2.37%</text:p>
          </table:table-cell>
          <table:table-cell table:number-columns-repeated="4"/>
          <table:table-cell office:value-type="float" office:value="-1.68" calcext:value-type="float">
            <text:p>-1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27</text:p>
          </table:table-cell>
          <table:table-cell office:value-type="float" office:value="27.73" calcext:value-type="float">
            <text:p>27.73</text:p>
          </table:table-cell>
          <table:table-cell office:value-type="float" office:value="28.28" calcext:value-type="float">
            <text:p>28.28</text:p>
          </table:table-cell>
          <table:table-cell office:value-type="float" office:value="27.31" calcext:value-type="float">
            <text:p>27.31</text:p>
          </table:table-cell>
          <table:table-cell office:value-type="float" office:value="27.46" calcext:value-type="float">
            <text:p>27.46</text:p>
          </table:table-cell>
          <table:table-cell office:value-type="float" office:value="1809400" calcext:value-type="float">
            <text:p>1809400</text:p>
          </table:table-cell>
          <table:table-cell office:value-type="float" office:value="27.46" calcext:value-type="float">
            <text:p>27.46</text:p>
          </table:table-cell>
          <table:table-cell table:formula="of:=([.G574]-[.G575])/[.G575]" office:value-type="percentage" office:value="-0.00398984403336958" calcext:value-type="percentage">
            <text:p>-0.40%</text:p>
          </table:table-cell>
          <table:table-cell table:number-columns-repeated="4"/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24</text:p>
          </table:table-cell>
          <table:table-cell office:value-type="float" office:value="27.64" calcext:value-type="float">
            <text:p>27.64</text:p>
          </table:table-cell>
          <table:table-cell office:value-type="float" office:value="27.97" calcext:value-type="float">
            <text:p>27.97</text:p>
          </table:table-cell>
          <table:table-cell office:value-type="float" office:value="27.26" calcext:value-type="float">
            <text:p>27.26</text:p>
          </table:table-cell>
          <table:table-cell office:value-type="float" office:value="27.57" calcext:value-type="float">
            <text:p>27.57</text:p>
          </table:table-cell>
          <table:table-cell office:value-type="float" office:value="3608500" calcext:value-type="float">
            <text:p>3608500</text:p>
          </table:table-cell>
          <table:table-cell office:value-type="float" office:value="27.57" calcext:value-type="float">
            <text:p>27.57</text:p>
          </table:table-cell>
          <table:table-cell table:formula="of:=([.G575]-[.G576])/[.G576]" office:value-type="percentage" office:value="-0.00505232767953809" calcext:value-type="percentage">
            <text:p>-0.51%</text:p>
          </table:table-cell>
          <table:table-cell table:number-columns-repeated="4"/>
          <table:table-cell office:value-type="float" office:value="-1.73" calcext:value-type="float">
            <text:p>-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23</text:p>
          </table:table-cell>
          <table:table-cell office:value-type="float" office:value="27.2" calcext:value-type="float">
            <text:p>27.2</text:p>
          </table:table-cell>
          <table:table-cell office:value-type="float" office:value="27.72" calcext:value-type="float">
            <text:p>27.72</text:p>
          </table:table-cell>
          <table:table-cell office:value-type="float" office:value="26.21" calcext:value-type="float">
            <text:p>26.21</text:p>
          </table:table-cell>
          <table:table-cell office:value-type="float" office:value="27.71" calcext:value-type="float">
            <text:p>27.71</text:p>
          </table:table-cell>
          <table:table-cell office:value-type="float" office:value="1170000" calcext:value-type="float">
            <text:p>1170000</text:p>
          </table:table-cell>
          <table:table-cell office:value-type="float" office:value="27.71" calcext:value-type="float">
            <text:p>27.71</text:p>
          </table:table-cell>
          <table:table-cell table:formula="of:=([.G576]-[.G577])/[.G577]" office:value-type="percentage" office:value="0.0183755972069092" calcext:value-type="percentage">
            <text:p>1.84%</text:p>
          </table:table-cell>
          <table:table-cell table:number-columns-repeated="4"/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22</text:p>
          </table:table-cell>
          <table:table-cell office:value-type="float" office:value="27.37" calcext:value-type="float">
            <text:p>27.37</text:p>
          </table:table-cell>
          <table:table-cell office:value-type="float" office:value="28.25" calcext:value-type="float">
            <text:p>28.25</text:p>
          </table:table-cell>
          <table:table-cell office:value-type="float" office:value="27.1" calcext:value-type="float">
            <text:p>27.1</text:p>
          </table:table-cell>
          <table:table-cell office:value-type="float" office:value="27.21" calcext:value-type="float">
            <text:p>27.21</text:p>
          </table:table-cell>
          <table:table-cell office:value-type="float" office:value="1475600" calcext:value-type="float">
            <text:p>1475600</text:p>
          </table:table-cell>
          <table:table-cell office:value-type="float" office:value="27.21" calcext:value-type="float">
            <text:p>27.21</text:p>
          </table:table-cell>
          <table:table-cell table:formula="of:=([.G577]-[.G578])/[.G578]" office:value-type="percentage" office:value="-0.0116236832546313" calcext:value-type="percentage">
            <text:p>-1.16%</text:p>
          </table:table-cell>
          <table:table-cell table:number-columns-repeated="4"/>
          <table:table-cell office:value-type="float" office:value="-3.01" calcext:value-type="float">
            <text:p>-3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21</text:p>
          </table:table-cell>
          <table:table-cell office:value-type="float" office:value="26.24" calcext:value-type="float">
            <text:p>26.24</text:p>
          </table:table-cell>
          <table:table-cell office:value-type="float" office:value="27.73" calcext:value-type="float">
            <text:p>27.73</text:p>
          </table:table-cell>
          <table:table-cell office:value-type="float" office:value="26" calcext:value-type="float">
            <text:p>26</text:p>
          </table:table-cell>
          <table:table-cell office:value-type="float" office:value="27.53" calcext:value-type="float">
            <text:p>27.53</text:p>
          </table:table-cell>
          <table:table-cell office:value-type="float" office:value="1496000" calcext:value-type="float">
            <text:p>1496000</text:p>
          </table:table-cell>
          <table:table-cell office:value-type="float" office:value="27.53" calcext:value-type="float">
            <text:p>27.53</text:p>
          </table:table-cell>
          <table:table-cell table:formula="of:=([.G578]-[.G579])/[.G579]" office:value-type="percentage" office:value="0.0584390618992695" calcext:value-type="percentage">
            <text:p>5.84%</text:p>
          </table:table-cell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20</text:p>
          </table:table-cell>
          <table:table-cell office:value-type="float" office:value="26.29" calcext:value-type="float">
            <text:p>26.29</text:p>
          </table:table-cell>
          <table:table-cell office:value-type="float" office:value="26.46" calcext:value-type="float">
            <text:p>26.46</text:p>
          </table:table-cell>
          <table:table-cell office:value-type="float" office:value="25.5" calcext:value-type="float">
            <text:p>25.5</text:p>
          </table:table-cell>
          <table:table-cell office:value-type="float" office:value="26.01" calcext:value-type="float">
            <text:p>26.01</text:p>
          </table:table-cell>
          <table:table-cell office:value-type="float" office:value="1537800" calcext:value-type="float">
            <text:p>1537800</text:p>
          </table:table-cell>
          <table:table-cell office:value-type="float" office:value="26.01" calcext:value-type="float">
            <text:p>26.01</text:p>
          </table:table-cell>
          <table:table-cell table:formula="of:=([.G579]-[.G580])/[.G580]" office:value-type="percentage" office:value="-0.0184905660377358" calcext:value-type="percentage">
            <text:p>-1.85%</text:p>
          </table:table-cell>
          <table:table-cell table:number-columns-repeated="4"/>
          <table:table-cell office:value-type="float" office:value="-0.28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17</text:p>
          </table:table-cell>
          <table:table-cell office:value-type="float" office:value="26.87" calcext:value-type="float">
            <text:p>26.87</text:p>
          </table:table-cell>
          <table:table-cell office:value-type="float" office:value="27.7" calcext:value-type="float">
            <text:p>27.7</text:p>
          </table:table-cell>
          <table:table-cell office:value-type="float" office:value="26.14" calcext:value-type="float">
            <text:p>26.14</text:p>
          </table:table-cell>
          <table:table-cell office:value-type="float" office:value="26.5" calcext:value-type="float">
            <text:p>26.5</text:p>
          </table:table-cell>
          <table:table-cell office:value-type="float" office:value="1714000" calcext:value-type="float">
            <text:p>1714000</text:p>
          </table:table-cell>
          <table:table-cell office:value-type="float" office:value="26.5" calcext:value-type="float">
            <text:p>26.5</text:p>
          </table:table-cell>
          <table:table-cell table:formula="of:=([.G580]-[.G581])/[.G581]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-2.4" calcext:value-type="float">
            <text:p>-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16</text:p>
          </table:table-cell>
          <table:table-cell office:value-type="float" office:value="27.67" calcext:value-type="float">
            <text:p>27.67</text:p>
          </table:table-cell>
          <table:table-cell office:value-type="float" office:value="28" calcext:value-type="float">
            <text:p>28</text:p>
          </table:table-cell>
          <table:table-cell office:value-type="float" office:value="25.74" calcext:value-type="float">
            <text:p>25.74</text:p>
          </table:table-cell>
          <table:table-cell office:value-type="float" office:value="26.5" calcext:value-type="float">
            <text:p>26.5</text:p>
          </table:table-cell>
          <table:table-cell office:value-type="float" office:value="1842200" calcext:value-type="float">
            <text:p>1842200</text:p>
          </table:table-cell>
          <table:table-cell office:value-type="float" office:value="26.5" calcext:value-type="float">
            <text:p>26.5</text:p>
          </table:table-cell>
          <table:table-cell table:formula="of:=([.G581]-[.G582])/[.G582]" office:value-type="percentage" office:value="-0.0300146412884334" calcext:value-type="percentage">
            <text:p>-3.00%</text:p>
          </table:table-cell>
          <table:table-cell table:number-columns-repeated="4"/>
          <table:table-cell office:value-type="float" office:value="-1.12" calcext:value-type="float">
            <text:p>-1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15</text:p>
          </table:table-cell>
          <table:table-cell office:value-type="float" office:value="28.44" calcext:value-type="float">
            <text:p>28.44</text:p>
          </table:table-cell>
          <table:table-cell office:value-type="float" office:value="28.45" calcext:value-type="float">
            <text:p>28.45</text:p>
          </table:table-cell>
          <table:table-cell office:value-type="float" office:value="27.07" calcext:value-type="float">
            <text:p>27.07</text:p>
          </table:table-cell>
          <table:table-cell office:value-type="float" office:value="27.32" calcext:value-type="float">
            <text:p>27.32</text:p>
          </table:table-cell>
          <table:table-cell office:value-type="float" office:value="1345000" calcext:value-type="float">
            <text:p>1345000</text:p>
          </table:table-cell>
          <table:table-cell office:value-type="float" office:value="27.32" calcext:value-type="float">
            <text:p>27.32</text:p>
          </table:table-cell>
          <table:table-cell table:formula="of:=([.G582]-[.G583])/[.G583]" office:value-type="percentage" office:value="-0.0447552447552448" calcext:value-type="percentage">
            <text:p>-4.48%</text:p>
          </table:table-cell>
          <table:table-cell table:number-columns-repeated="4"/>
          <table:table-cell office:value-type="float" office:value="2.67" calcext:value-type="float">
            <text:p>2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14</text:p>
          </table:table-cell>
          <table:table-cell office:value-type="float" office:value="28.54" calcext:value-type="float">
            <text:p>28.54</text:p>
          </table:table-cell>
          <table:table-cell office:value-type="float" office:value="29.7" calcext:value-type="float">
            <text:p>29.7</text:p>
          </table:table-cell>
          <table:table-cell office:value-type="float" office:value="28.52" calcext:value-type="float">
            <text:p>28.52</text:p>
          </table:table-cell>
          <table:table-cell office:value-type="float" office:value="28.6" calcext:value-type="float">
            <text:p>28.6</text:p>
          </table:table-cell>
          <table:table-cell office:value-type="float" office:value="1573400" calcext:value-type="float">
            <text:p>1573400</text:p>
          </table:table-cell>
          <table:table-cell office:value-type="float" office:value="28.6" calcext:value-type="float">
            <text:p>28.6</text:p>
          </table:table-cell>
          <table:table-cell table:formula="of:=([.G583]-[.G584])/[.G584]" office:value-type="percentage" office:value="0.00597959901512493" calcext:value-type="percentage">
            <text:p>0.60%</text:p>
          </table:table-cell>
          <table:table-cell table:number-columns-repeated="4"/>
          <table:table-cell office:value-type="float" office:value="2.71" calcext:value-type="float">
            <text:p>2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13</text:p>
          </table:table-cell>
          <table:table-cell office:value-type="float" office:value="28.07" calcext:value-type="float">
            <text:p>28.07</text:p>
          </table:table-cell>
          <table:table-cell office:value-type="float" office:value="28.88" calcext:value-type="float">
            <text:p>28.88</text:p>
          </table:table-cell>
          <table:table-cell office:value-type="float" office:value="27.88" calcext:value-type="float">
            <text:p>27.88</text:p>
          </table:table-cell>
          <table:table-cell office:value-type="float" office:value="28.43" calcext:value-type="float">
            <text:p>28.43</text:p>
          </table:table-cell>
          <table:table-cell office:value-type="float" office:value="1713400" calcext:value-type="float">
            <text:p>1713400</text:p>
          </table:table-cell>
          <table:table-cell office:value-type="float" office:value="28.43" calcext:value-type="float">
            <text:p>28.43</text:p>
          </table:table-cell>
          <table:table-cell table:formula="of:=([.G584]-[.G585])/[.G585]" office:value-type="percentage" office:value="0.02045944005743" calcext:value-type="percentage">
            <text:p>2.05%</text:p>
          </table:table-cell>
          <table:table-cell table:number-columns-repeated="4"/>
          <table:table-cell office:value-type="float" office:value="-2.71" calcext:value-type="float">
            <text:p>-2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10</text:p>
          </table:table-cell>
          <table:table-cell office:value-type="float" office:value="27.52" calcext:value-type="float">
            <text:p>27.52</text:p>
          </table:table-cell>
          <table:table-cell office:value-type="float" office:value="28.3" calcext:value-type="float">
            <text:p>28.3</text:p>
          </table:table-cell>
          <table:table-cell office:value-type="float" office:value="27.35" calcext:value-type="float">
            <text:p>27.35</text:p>
          </table:table-cell>
          <table:table-cell office:value-type="float" office:value="27.86" calcext:value-type="float">
            <text:p>27.86</text:p>
          </table:table-cell>
          <table:table-cell office:value-type="float" office:value="1566600" calcext:value-type="float">
            <text:p>1566600</text:p>
          </table:table-cell>
          <table:table-cell office:value-type="float" office:value="27.86" calcext:value-type="float">
            <text:p>27.86</text:p>
          </table:table-cell>
          <table:table-cell table:formula="of:=([.G585]-[.G586])/[.G586]" office:value-type="percentage" office:value="0.0086893555394641" calcext:value-type="percentage">
            <text:p>0.87%</text:p>
          </table:table-cell>
          <table:table-cell table:number-columns-repeated="4"/>
          <table:table-cell office:value-type="float" office:value="-1.07" calcext:value-type="float">
            <text:p>-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09</text:p>
          </table:table-cell>
          <table:table-cell office:value-type="float" office:value="27.43" calcext:value-type="float">
            <text:p>27.43</text:p>
          </table:table-cell>
          <table:table-cell office:value-type="float" office:value="28.1" calcext:value-type="float">
            <text:p>28.1</text:p>
          </table:table-cell>
          <table:table-cell office:value-type="float" office:value="27.1" calcext:value-type="float">
            <text:p>27.1</text:p>
          </table:table-cell>
          <table:table-cell office:value-type="float" office:value="27.62" calcext:value-type="float">
            <text:p>27.62</text:p>
          </table:table-cell>
          <table:table-cell office:value-type="float" office:value="1603200" calcext:value-type="float">
            <text:p>1603200</text:p>
          </table:table-cell>
          <table:table-cell office:value-type="float" office:value="27.62" calcext:value-type="float">
            <text:p>27.62</text:p>
          </table:table-cell>
          <table:table-cell table:formula="of:=([.G586]-[.G587])/[.G587]" office:value-type="percentage" office:value="0.0184365781710914" calcext:value-type="percentage">
            <text:p>1.84%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08</text:p>
          </table:table-cell>
          <table:table-cell office:value-type="float" office:value="28.44" calcext:value-type="float">
            <text:p>28.44</text:p>
          </table:table-cell>
          <table:table-cell office:value-type="float" office:value="28.6" calcext:value-type="float">
            <text:p>28.6</text:p>
          </table:table-cell>
          <table:table-cell office:value-type="float" office:value="27.02" calcext:value-type="float">
            <text:p>27.02</text:p>
          </table:table-cell>
          <table:table-cell office:value-type="float" office:value="27.12" calcext:value-type="float">
            <text:p>27.12</text:p>
          </table:table-cell>
          <table:table-cell office:value-type="float" office:value="1695900" calcext:value-type="float">
            <text:p>1695900</text:p>
          </table:table-cell>
          <table:table-cell office:value-type="float" office:value="27.12" calcext:value-type="float">
            <text:p>27.12</text:p>
          </table:table-cell>
          <table:table-cell table:formula="of:=([.G587]-[.G588])/[.G588]" office:value-type="percentage" office:value="-0.0440606274233345" calcext:value-type="percentage">
            <text:p>-4.41%</text:p>
          </table:table-cell>
          <table:table-cell table:number-columns-repeated="4"/>
          <table:table-cell office:value-type="float" office:value="1.94" calcext:value-type="float">
            <text:p>1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07</text:p>
          </table:table-cell>
          <table:table-cell office:value-type="float" office:value="28.94" calcext:value-type="float">
            <text:p>28.94</text:p>
          </table:table-cell>
          <table:table-cell office:value-type="float" office:value="29.39" calcext:value-type="float">
            <text:p>29.39</text:p>
          </table:table-cell>
          <table:table-cell office:value-type="float" office:value="28.26" calcext:value-type="float">
            <text:p>28.26</text:p>
          </table:table-cell>
          <table:table-cell office:value-type="float" office:value="28.37" calcext:value-type="float">
            <text:p>28.37</text:p>
          </table:table-cell>
          <table:table-cell office:value-type="float" office:value="1222100" calcext:value-type="float">
            <text:p>1222100</text:p>
          </table:table-cell>
          <table:table-cell office:value-type="float" office:value="28.37" calcext:value-type="float">
            <text:p>28.37</text:p>
          </table:table-cell>
          <table:table-cell table:formula="of:=([.G588]-[.G589])/[.G589]" office:value-type="percentage" office:value="-0.0114982578397212" calcext:value-type="percentage">
            <text:p>-1.15%</text:p>
          </table:table-cell>
          <table:table-cell table:number-columns-repeated="4"/>
          <table:table-cell office:value-type="float" office:value="-3.42" calcext:value-type="float">
            <text:p>-3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06</text:p>
          </table:table-cell>
          <table:table-cell office:value-type="float" office:value="30.1" calcext:value-type="float">
            <text:p>30.1</text:p>
          </table:table-cell>
          <table:table-cell office:value-type="float" office:value="30.13" calcext:value-type="float">
            <text:p>30.13</text:p>
          </table:table-cell>
          <table:table-cell office:value-type="float" office:value="28.26" calcext:value-type="float">
            <text:p>28.26</text:p>
          </table:table-cell>
          <table:table-cell office:value-type="float" office:value="28.7" calcext:value-type="float">
            <text:p>28.7</text:p>
          </table:table-cell>
          <table:table-cell office:value-type="float" office:value="2331100" calcext:value-type="float">
            <text:p>2331100</text:p>
          </table:table-cell>
          <table:table-cell office:value-type="float" office:value="28.7" calcext:value-type="float">
            <text:p>28.7</text:p>
          </table:table-cell>
          <table:table-cell table:formula="of:=([.G589]-[.G590])/[.G590]" office:value-type="percentage" office:value="-0.0474610023232658" calcext:value-type="percentage">
            <text:p>-4.75%</text:p>
          </table:table-cell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03</text:p>
          </table:table-cell>
          <table:table-cell office:value-type="float" office:value="29.95" calcext:value-type="float">
            <text:p>29.95</text:p>
          </table:table-cell>
          <table:table-cell office:value-type="float" office:value="31.5" calcext:value-type="float">
            <text:p>31.5</text:p>
          </table:table-cell>
          <table:table-cell office:value-type="float" office:value="29.5" calcext:value-type="float">
            <text:p>29.5</text:p>
          </table:table-cell>
          <table:table-cell office:value-type="float" office:value="30.13" calcext:value-type="float">
            <text:p>30.13</text:p>
          </table:table-cell>
          <table:table-cell office:value-type="float" office:value="6209200" calcext:value-type="float">
            <text:p>6209200</text:p>
          </table:table-cell>
          <table:table-cell office:value-type="float" office:value="30.13" calcext:value-type="float">
            <text:p>30.13</text:p>
          </table:table-cell>
          <table:table-cell table:formula="of:=([.G590]-[.G591])/[.G591]" office:value-type="percentage" office:value="0.047635605006954" calcext:value-type="percentage">
            <text:p>4.76%</text:p>
          </table:table-cell>
          <table:table-cell table:number-columns-repeated="4"/>
          <table:table-cell office:value-type="float" office:value="-0.51" calcext:value-type="float">
            <text:p>-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02</text:p>
          </table:table-cell>
          <table:table-cell office:value-type="float" office:value="28.52" calcext:value-type="float">
            <text:p>28.52</text:p>
          </table:table-cell>
          <table:table-cell office:value-type="float" office:value="29.32" calcext:value-type="float">
            <text:p>29.32</text:p>
          </table:table-cell>
          <table:table-cell office:value-type="float" office:value="28.51" calcext:value-type="float">
            <text:p>28.51</text:p>
          </table:table-cell>
          <table:table-cell office:value-type="float" office:value="28.76" calcext:value-type="float">
            <text:p>28.76</text:p>
          </table:table-cell>
          <table:table-cell office:value-type="float" office:value="986300" calcext:value-type="float">
            <text:p>986300</text:p>
          </table:table-cell>
          <table:table-cell office:value-type="float" office:value="28.76" calcext:value-type="float">
            <text:p>28.76</text:p>
          </table:table-cell>
          <table:table-cell table:formula="of:=([.G591]-[.G592])/[.G592]" office:value-type="percentage" office:value="0.00841514726507721" calcext:value-type="percentage">
            <text:p>0.84%</text:p>
          </table:table-cell>
          <table:table-cell table:number-columns-repeated="4"/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01</text:p>
          </table:table-cell>
          <table:table-cell office:value-type="float" office:value="30" calcext:value-type="float">
            <text:p>30</text:p>
          </table:table-cell>
          <table:table-cell office:value-type="float" office:value="30.1" calcext:value-type="float">
            <text:p>30.1</text:p>
          </table:table-cell>
          <table:table-cell office:value-type="float" office:value="28.38" calcext:value-type="float">
            <text:p>28.38</text:p>
          </table:table-cell>
          <table:table-cell office:value-type="float" office:value="28.52" calcext:value-type="float">
            <text:p>28.52</text:p>
          </table:table-cell>
          <table:table-cell office:value-type="float" office:value="1529900" calcext:value-type="float">
            <text:p>1529900</text:p>
          </table:table-cell>
          <table:table-cell office:value-type="float" office:value="28.52" calcext:value-type="float">
            <text:p>28.52</text:p>
          </table:table-cell>
          <table:table-cell table:formula="of:=([.G592]-[.G593])/[.G593]" office:value-type="percentage" office:value="-0.0537491705374917" calcext:value-type="percentage">
            <text:p>-5.37%</text:p>
          </table:table-cell>
          <table:table-cell table:number-columns-repeated="4"/>
          <table:table-cell office:value-type="float" office:value="3.98" calcext:value-type="float">
            <text:p>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31</text:p>
          </table:table-cell>
          <table:table-cell office:value-type="float" office:value="29.69" calcext:value-type="float">
            <text:p>29.69</text:p>
          </table:table-cell>
          <table:table-cell office:value-type="float" office:value="30.28" calcext:value-type="float">
            <text:p>30.28</text:p>
          </table:table-cell>
          <table:table-cell office:value-type="float" office:value="29.55" calcext:value-type="float">
            <text:p>29.55</text:p>
          </table:table-cell>
          <table:table-cell office:value-type="float" office:value="30.14" calcext:value-type="float">
            <text:p>30.14</text:p>
          </table:table-cell>
          <table:table-cell office:value-type="float" office:value="3290500" calcext:value-type="float">
            <text:p>3290500</text:p>
          </table:table-cell>
          <table:table-cell office:value-type="float" office:value="30.14" calcext:value-type="float">
            <text:p>30.14</text:p>
          </table:table-cell>
          <table:table-cell table:formula="of:=([.G593]-[.G594])/[.G594]" office:value-type="percentage" office:value="0.0199661590524535" calcext:value-type="percentage">
            <text:p>2.00%</text:p>
          </table:table-cell>
          <table:table-cell table:number-columns-repeated="4"/>
          <table:table-cell office:value-type="float" office:value="-1.13" calcext:value-type="float">
            <text:p>-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27</text:p>
          </table:table-cell>
          <table:table-cell office:value-type="float" office:value="29.54" calcext:value-type="float">
            <text:p>29.54</text:p>
          </table:table-cell>
          <table:table-cell office:value-type="float" office:value="29.67" calcext:value-type="float">
            <text:p>29.67</text:p>
          </table:table-cell>
          <table:table-cell office:value-type="float" office:value="28.82" calcext:value-type="float">
            <text:p>28.82</text:p>
          </table:table-cell>
          <table:table-cell office:value-type="float" office:value="29.55" calcext:value-type="float">
            <text:p>29.55</text:p>
          </table:table-cell>
          <table:table-cell office:value-type="float" office:value="1687100" calcext:value-type="float">
            <text:p>1687100</text:p>
          </table:table-cell>
          <table:table-cell office:value-type="float" office:value="29.55" calcext:value-type="float">
            <text:p>29.55</text:p>
          </table:table-cell>
          <table:table-cell table:formula="of:=([.G594]-[.G595])/[.G595]" office:value-type="percentage" office:value="0.00237449118046134" calcext:value-type="percentage">
            <text:p>0.24%</text:p>
          </table:table-cell>
          <table:table-cell table:number-columns-repeated="4"/>
          <table:table-cell office:value-type="float" office:value="8.92" calcext:value-type="float">
            <text:p>8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26</text:p>
          </table:table-cell>
          <table:table-cell office:value-type="float" office:value="28.82" calcext:value-type="float">
            <text:p>28.82</text:p>
          </table:table-cell>
          <table:table-cell office:value-type="float" office:value="29.76" calcext:value-type="float">
            <text:p>29.76</text:p>
          </table:table-cell>
          <table:table-cell office:value-type="float" office:value="28.1" calcext:value-type="float">
            <text:p>28.1</text:p>
          </table:table-cell>
          <table:table-cell office:value-type="float" office:value="29.48" calcext:value-type="float">
            <text:p>29.48</text:p>
          </table:table-cell>
          <table:table-cell office:value-type="float" office:value="3336900" calcext:value-type="float">
            <text:p>3336900</text:p>
          </table:table-cell>
          <table:table-cell office:value-type="float" office:value="29.48" calcext:value-type="float">
            <text:p>29.48</text:p>
          </table:table-cell>
          <table:table-cell table:formula="of:=([.G595]-[.G596])/[.G596]" office:value-type="percentage" office:value="0.0172532781228433" calcext:value-type="percentage">
            <text:p>1.73%</text:p>
          </table:table-cell>
          <table:table-cell table:number-columns-repeated="4"/>
          <table:table-cell office:value-type="float" office:value="-1.11" calcext:value-type="float">
            <text:p>-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25</text:p>
          </table:table-cell>
          <table:table-cell office:value-type="float" office:value="26.9" calcext:value-type="float">
            <text:p>26.9</text:p>
          </table:table-cell>
          <table:table-cell office:value-type="float" office:value="29.01" calcext:value-type="float">
            <text:p>29.01</text:p>
          </table:table-cell>
          <table:table-cell office:value-type="float" office:value="26.17" calcext:value-type="float">
            <text:p>26.17</text:p>
          </table:table-cell>
          <table:table-cell office:value-type="float" office:value="28.98" calcext:value-type="float">
            <text:p>28.98</text:p>
          </table:table-cell>
          <table:table-cell office:value-type="float" office:value="4693100" calcext:value-type="float">
            <text:p>4693100</text:p>
          </table:table-cell>
          <table:table-cell office:value-type="float" office:value="28.98" calcext:value-type="float">
            <text:p>28.98</text:p>
          </table:table-cell>
          <table:table-cell table:formula="of:=([.G596]-[.G597])/[.G597]" office:value-type="percentage" office:value="0.0845808383233534" calcext:value-type="percentage">
            <text:p>8.46%</text:p>
          </table:table-cell>
          <table:table-cell table:number-columns-repeated="4"/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24</text:p>
          </table:table-cell>
          <table:table-cell office:value-type="float" office:value="27.02" calcext:value-type="float">
            <text:p>27.02</text:p>
          </table:table-cell>
          <table:table-cell office:value-type="float" office:value="27.5" calcext:value-type="float">
            <text:p>27.5</text:p>
          </table:table-cell>
          <table:table-cell office:value-type="float" office:value="26.6" calcext:value-type="float">
            <text:p>26.6</text:p>
          </table:table-cell>
          <table:table-cell office:value-type="float" office:value="26.72" calcext:value-type="float">
            <text:p>26.72</text:p>
          </table:table-cell>
          <table:table-cell office:value-type="float" office:value="613700" calcext:value-type="float">
            <text:p>613700</text:p>
          </table:table-cell>
          <table:table-cell office:value-type="float" office:value="26.72" calcext:value-type="float">
            <text:p>26.72</text:p>
          </table:table-cell>
          <table:table-cell table:formula="of:=([.G597]-[.G598])/[.G598]" office:value-type="percentage" office:value="-0.00372856077554069" calcext:value-type="percentage">
            <text:p>-0.37%</text:p>
          </table:table-cell>
          <table:table-cell table:number-columns-repeated="4"/>
          <table:table-cell office:value-type="float" office:value="-0.73" calcext:value-type="float">
            <text:p>-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23</text:p>
          </table:table-cell>
          <table:table-cell table:number-columns-repeated="2" office:value-type="float" office:value="27.62" calcext:value-type="float">
            <text:p>27.62</text:p>
          </table:table-cell>
          <table:table-cell office:value-type="float" office:value="26.62" calcext:value-type="float">
            <text:p>26.62</text:p>
          </table:table-cell>
          <table:table-cell office:value-type="float" office:value="26.82" calcext:value-type="float">
            <text:p>26.82</text:p>
          </table:table-cell>
          <table:table-cell office:value-type="float" office:value="863600" calcext:value-type="float">
            <text:p>863600</text:p>
          </table:table-cell>
          <table:table-cell office:value-type="float" office:value="26.82" calcext:value-type="float">
            <text:p>26.82</text:p>
          </table:table-cell>
          <table:table-cell table:formula="of:=([.G598]-[.G599])/[.G599]" office:value-type="percentage" office:value="-0.0411154808723632" calcext:value-type="percentage">
            <text:p>-4.11%</text:p>
          </table:table-cell>
          <table:table-cell table:number-columns-repeated="4"/>
          <table:table-cell office:value-type="float" office:value="-3.16" calcext:value-type="float">
            <text:p>-3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20</text:p>
          </table:table-cell>
          <table:table-cell office:value-type="float" office:value="28.26" calcext:value-type="float">
            <text:p>28.26</text:p>
          </table:table-cell>
          <table:table-cell office:value-type="float" office:value="28.28" calcext:value-type="float">
            <text:p>28.28</text:p>
          </table:table-cell>
          <table:table-cell office:value-type="float" office:value="27.35" calcext:value-type="float">
            <text:p>27.35</text:p>
          </table:table-cell>
          <table:table-cell office:value-type="float" office:value="27.97" calcext:value-type="float">
            <text:p>27.97</text:p>
          </table:table-cell>
          <table:table-cell office:value-type="float" office:value="842500" calcext:value-type="float">
            <text:p>842500</text:p>
          </table:table-cell>
          <table:table-cell office:value-type="float" office:value="27.97" calcext:value-type="float">
            <text:p>27.97</text:p>
          </table:table-cell>
          <table:table-cell table:formula="of:=([.G599]-[.G600])/[.G600]" office:value-type="percentage" office:value="-0.00815602836879434" calcext:value-type="percentage">
            <text:p>-0.82%</text:p>
          </table:table-cell>
          <table:table-cell table:number-columns-repeated="4"/>
          <table:table-cell office:value-type="float" office:value="2.47" calcext:value-type="float">
            <text:p>2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19</text:p>
          </table:table-cell>
          <table:table-cell office:value-type="float" office:value="27.03" calcext:value-type="float">
            <text:p>27.03</text:p>
          </table:table-cell>
          <table:table-cell office:value-type="float" office:value="28.44" calcext:value-type="float">
            <text:p>28.44</text:p>
          </table:table-cell>
          <table:table-cell office:value-type="float" office:value="26.6" calcext:value-type="float">
            <text:p>26.6</text:p>
          </table:table-cell>
          <table:table-cell office:value-type="float" office:value="28.2" calcext:value-type="float">
            <text:p>28.2</text:p>
          </table:table-cell>
          <table:table-cell office:value-type="float" office:value="2655100" calcext:value-type="float">
            <text:p>2655100</text:p>
          </table:table-cell>
          <table:table-cell office:value-type="float" office:value="28.2" calcext:value-type="float">
            <text:p>28.2</text:p>
          </table:table-cell>
          <table:table-cell table:formula="of:=([.G600]-[.G601])/[.G601]" office:value-type="percentage" office:value="0.0702087286527513" calcext:value-type="percentage">
            <text:p>7.02%</text:p>
          </table:table-cell>
          <table:table-cell table:number-columns-repeated="4"/>
          <table:table-cell office:value-type="float" office:value="1.74" calcext:value-type="float">
            <text:p>1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18</text:p>
          </table:table-cell>
          <table:table-cell office:value-type="float" office:value="26.1" calcext:value-type="float">
            <text:p>26.1</text:p>
          </table:table-cell>
          <table:table-cell office:value-type="float" office:value="26.47" calcext:value-type="float">
            <text:p>26.47</text:p>
          </table:table-cell>
          <table:table-cell office:value-type="float" office:value="25.52" calcext:value-type="float">
            <text:p>25.52</text:p>
          </table:table-cell>
          <table:table-cell office:value-type="float" office:value="26.35" calcext:value-type="float">
            <text:p>26.35</text:p>
          </table:table-cell>
          <table:table-cell office:value-type="float" office:value="729500" calcext:value-type="float">
            <text:p>729500</text:p>
          </table:table-cell>
          <table:table-cell office:value-type="float" office:value="26.35" calcext:value-type="float">
            <text:p>26.35</text:p>
          </table:table-cell>
          <table:table-cell table:formula="of:=([.G601]-[.G602])/[.G602]" office:value-type="percentage" office:value="0.0150231124807396" calcext:value-type="percentage">
            <text:p>1.50%</text:p>
          </table:table-cell>
          <table:table-cell table:number-columns-repeated="4"/>
          <table:table-cell office:value-type="float" office:value="-0.73" calcext:value-type="float">
            <text:p>-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.72" calcext:value-type="float">
            <text:p>25.72</text:p>
          </table:table-cell>
          <table:table-cell office:value-type="float" office:value="25.96" calcext:value-type="float">
            <text:p>25.96</text:p>
          </table:table-cell>
          <table:table-cell office:value-type="float" office:value="1234200" calcext:value-type="float">
            <text:p>1234200</text:p>
          </table:table-cell>
          <table:table-cell office:value-type="float" office:value="25.96" calcext:value-type="float">
            <text:p>25.96</text:p>
          </table:table-cell>
          <table:table-cell table:formula="of:=([.G602]-[.G603])/[.G603]" office:value-type="percentage" office:value="-0.0240601503759399" calcext:value-type="percentage">
            <text:p>-2.41%</text:p>
          </table:table-cell>
          <table:table-cell table:number-columns-repeated="4"/>
          <table:table-cell office:value-type="float" office:value="-1.78" calcext:value-type="float">
            <text:p>-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16</text:p>
          </table:table-cell>
          <table:table-cell table:number-columns-repeated="2" office:value-type="float" office:value="27.99" calcext:value-type="float">
            <text:p>27.99</text:p>
          </table:table-cell>
          <table:table-cell office:value-type="float" office:value="26.55" calcext:value-type="float">
            <text:p>26.55</text:p>
          </table:table-cell>
          <table:table-cell office:value-type="float" office:value="26.6" calcext:value-type="float">
            <text:p>26.6</text:p>
          </table:table-cell>
          <table:table-cell office:value-type="float" office:value="755700" calcext:value-type="float">
            <text:p>755700</text:p>
          </table:table-cell>
          <table:table-cell office:value-type="float" office:value="26.6" calcext:value-type="float">
            <text:p>26.6</text:p>
          </table:table-cell>
          <table:table-cell table:formula="of:=([.G603]-[.G604])/[.G604]" office:value-type="percentage" office:value="-0.0344827586206896" calcext:value-type="percentage">
            <text:p>-3.45%</text:p>
          </table:table-cell>
          <table:table-cell table:number-columns-repeated="4"/>
          <table:table-cell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13</text:p>
          </table:table-cell>
          <table:table-cell office:value-type="float" office:value="28" calcext:value-type="float">
            <text:p>28</text:p>
          </table:table-cell>
          <table:table-cell office:value-type="float" office:value="28.19" calcext:value-type="float">
            <text:p>28.19</text:p>
          </table:table-cell>
          <table:table-cell office:value-type="float" office:value="27.3" calcext:value-type="float">
            <text:p>27.3</text:p>
          </table:table-cell>
          <table:table-cell office:value-type="float" office:value="27.55" calcext:value-type="float">
            <text:p>27.55</text:p>
          </table:table-cell>
          <table:table-cell office:value-type="float" office:value="661500" calcext:value-type="float">
            <text:p>661500</text:p>
          </table:table-cell>
          <table:table-cell office:value-type="float" office:value="27.55" calcext:value-type="float">
            <text:p>27.55</text:p>
          </table:table-cell>
          <table:table-cell table:formula="of:=([.G604]-[.G605])/[.G605]" office:value-type="percentage" office:value="-0.00433682688832674" calcext:value-type="percentage">
            <text:p>-0.43%</text:p>
          </table:table-cell>
          <table:table-cell table:number-columns-repeated="4"/>
          <table:table-cell office:value-type="float" office:value="3.39" calcext:value-type="float">
            <text:p>3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12</text:p>
          </table:table-cell>
          <table:table-cell office:value-type="float" office:value="27.07" calcext:value-type="float">
            <text:p>27.07</text:p>
          </table:table-cell>
          <table:table-cell office:value-type="float" office:value="27.74" calcext:value-type="float">
            <text:p>27.74</text:p>
          </table:table-cell>
          <table:table-cell office:value-type="float" office:value="26.65" calcext:value-type="float">
            <text:p>26.65</text:p>
          </table:table-cell>
          <table:table-cell office:value-type="float" office:value="27.67" calcext:value-type="float">
            <text:p>27.67</text:p>
          </table:table-cell>
          <table:table-cell office:value-type="float" office:value="628000" calcext:value-type="float">
            <text:p>628000</text:p>
          </table:table-cell>
          <table:table-cell office:value-type="float" office:value="27.67" calcext:value-type="float">
            <text:p>27.67</text:p>
          </table:table-cell>
          <table:table-cell table:formula="of:=([.G605]-[.G606])/[.G606]" office:value-type="percentage" office:value="0.0221647580347248" calcext:value-type="percentage">
            <text:p>2.22%</text:p>
          </table:table-cell>
          <table:table-cell table:number-columns-repeated="4"/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11</text:p>
          </table:table-cell>
          <table:table-cell office:value-type="float" office:value="28.2" calcext:value-type="float">
            <text:p>28.2</text:p>
          </table:table-cell>
          <table:table-cell office:value-type="float" office:value="28.3" calcext:value-type="float">
            <text:p>28.3</text:p>
          </table:table-cell>
          <table:table-cell office:value-type="float" office:value="26.92" calcext:value-type="float">
            <text:p>26.92</text:p>
          </table:table-cell>
          <table:table-cell office:value-type="float" office:value="27.07" calcext:value-type="float">
            <text:p>27.07</text:p>
          </table:table-cell>
          <table:table-cell office:value-type="float" office:value="962500" calcext:value-type="float">
            <text:p>962500</text:p>
          </table:table-cell>
          <table:table-cell office:value-type="float" office:value="27.07" calcext:value-type="float">
            <text:p>27.07</text:p>
          </table:table-cell>
          <table:table-cell table:formula="of:=([.G606]-[.G607])/[.G607]" office:value-type="percentage" office:value="-0.0444758206847864" calcext:value-type="percentage">
            <text:p>-4.45%</text:p>
          </table:table-cell>
          <table:table-cell table:number-columns-repeated="4"/>
          <table:table-cell office:value-type="float" office:value="-1.61" calcext:value-type="float">
            <text:p>-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10</text:p>
          </table:table-cell>
          <table:table-cell office:value-type="float" office:value="28.24" calcext:value-type="float">
            <text:p>28.24</text:p>
          </table:table-cell>
          <table:table-cell office:value-type="float" office:value="28.95" calcext:value-type="float">
            <text:p>28.95</text:p>
          </table:table-cell>
          <table:table-cell office:value-type="float" office:value="27.91" calcext:value-type="float">
            <text:p>27.91</text:p>
          </table:table-cell>
          <table:table-cell office:value-type="float" office:value="28.33" calcext:value-type="float">
            <text:p>28.33</text:p>
          </table:table-cell>
          <table:table-cell office:value-type="float" office:value="1535300" calcext:value-type="float">
            <text:p>1535300</text:p>
          </table:table-cell>
          <table:table-cell office:value-type="float" office:value="28.33" calcext:value-type="float">
            <text:p>28.33</text:p>
          </table:table-cell>
          <table:table-cell table:formula="of:=([.G607]-[.G608])/[.G608]" office:value-type="percentage" office:value="0.0150483697599426" calcext:value-type="percentage">
            <text:p>1.50%</text:p>
          </table:table-cell>
          <table:table-cell table:number-columns-repeated="4"/>
          <table:table-cell office:value-type="float" office:value="-1.05" calcext:value-type="float">
            <text:p>-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0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.85" calcext:value-type="float">
            <text:p>26.85</text:p>
          </table:table-cell>
          <table:table-cell office:value-type="float" office:value="27.91" calcext:value-type="float">
            <text:p>27.91</text:p>
          </table:table-cell>
          <table:table-cell office:value-type="float" office:value="916400" calcext:value-type="float">
            <text:p>916400</text:p>
          </table:table-cell>
          <table:table-cell office:value-type="float" office:value="27.91" calcext:value-type="float">
            <text:p>27.91</text:p>
          </table:table-cell>
          <table:table-cell table:formula="of:=([.G608]-[.G609])/[.G609]" office:value-type="percentage" office:value="0.0291297935103244" calcext:value-type="percentage">
            <text:p>2.91%</text:p>
          </table:table-cell>
          <table:table-cell table:number-columns-repeated="4"/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06</text:p>
          </table:table-cell>
          <table:table-cell office:value-type="float" office:value="26.9" calcext:value-type="float">
            <text:p>26.9</text:p>
          </table:table-cell>
          <table:table-cell office:value-type="float" office:value="27.7" calcext:value-type="float">
            <text:p>27.7</text:p>
          </table:table-cell>
          <table:table-cell office:value-type="float" office:value="26.62" calcext:value-type="float">
            <text:p>26.62</text:p>
          </table:table-cell>
          <table:table-cell office:value-type="float" office:value="27.12" calcext:value-type="float">
            <text:p>27.12</text:p>
          </table:table-cell>
          <table:table-cell office:value-type="float" office:value="981700" calcext:value-type="float">
            <text:p>981700</text:p>
          </table:table-cell>
          <table:table-cell office:value-type="float" office:value="27.12" calcext:value-type="float">
            <text:p>27.12</text:p>
          </table:table-cell>
          <table:table-cell table:formula="of:=([.G609]-[.G610])/[.G610]" office:value-type="percentage" office:value="0.0257186081694402" calcext:value-type="percentage">
            <text:p>2.57%</text:p>
          </table:table-cell>
          <table:table-cell table:number-columns-repeated="4"/>
          <table:table-cell office:value-type="float" office:value="-0.37" calcext:value-type="float">
            <text:p>-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05</text:p>
          </table:table-cell>
          <table:table-cell office:value-type="float" office:value="27.2" calcext:value-type="float">
            <text:p>27.2</text:p>
          </table:table-cell>
          <table:table-cell office:value-type="float" office:value="27.44" calcext:value-type="float">
            <text:p>27.44</text:p>
          </table:table-cell>
          <table:table-cell office:value-type="float" office:value="26.17" calcext:value-type="float">
            <text:p>26.17</text:p>
          </table:table-cell>
          <table:table-cell office:value-type="float" office:value="26.44" calcext:value-type="float">
            <text:p>26.44</text:p>
          </table:table-cell>
          <table:table-cell office:value-type="float" office:value="1218500" calcext:value-type="float">
            <text:p>1218500</text:p>
          </table:table-cell>
          <table:table-cell office:value-type="float" office:value="26.44" calcext:value-type="float">
            <text:p>26.44</text:p>
          </table:table-cell>
          <table:table-cell table:formula="of:=([.G610]-[.G611])/[.G611]" office:value-type="percentage" office:value="-0.00936680404645935" calcext:value-type="percentage">
            <text:p>-0.94%</text:p>
          </table:table-cell>
          <table:table-cell table:number-columns-repeated="4"/>
          <table:table-cell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04</text:p>
          </table:table-cell>
          <table:table-cell office:value-type="float" office:value="26.78" calcext:value-type="float">
            <text:p>26.78</text:p>
          </table:table-cell>
          <table:table-cell office:value-type="float" office:value="27" calcext:value-type="float">
            <text:p>27</text:p>
          </table:table-cell>
          <table:table-cell office:value-type="float" office:value="25.75" calcext:value-type="float">
            <text:p>25.75</text:p>
          </table:table-cell>
          <table:table-cell office:value-type="float" office:value="26.69" calcext:value-type="float">
            <text:p>26.69</text:p>
          </table:table-cell>
          <table:table-cell office:value-type="float" office:value="1044500" calcext:value-type="float">
            <text:p>1044500</text:p>
          </table:table-cell>
          <table:table-cell office:value-type="float" office:value="26.69" calcext:value-type="float">
            <text:p>26.69</text:p>
          </table:table-cell>
          <table:table-cell table:formula="of:=([.G611]-[.G612])/[.G612]" office:value-type="percentage" office:value="-0.00669892072943802" calcext:value-type="percentage">
            <text:p>-0.67%</text:p>
          </table:table-cell>
          <table:table-cell table:number-columns-repeated="4"/>
          <table:table-cell office:value-type="float" office:value="1.38" calcext:value-type="float">
            <text:p>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03</text:p>
          </table:table-cell>
          <table:table-cell office:value-type="float" office:value="27.38" calcext:value-type="float">
            <text:p>27.38</text:p>
          </table:table-cell>
          <table:table-cell office:value-type="float" office:value="27.39" calcext:value-type="float">
            <text:p>27.39</text:p>
          </table:table-cell>
          <table:table-cell office:value-type="float" office:value="26.5" calcext:value-type="float">
            <text:p>26.5</text:p>
          </table:table-cell>
          <table:table-cell office:value-type="float" office:value="26.87" calcext:value-type="float">
            <text:p>26.87</text:p>
          </table:table-cell>
          <table:table-cell office:value-type="float" office:value="913900" calcext:value-type="float">
            <text:p>913900</text:p>
          </table:table-cell>
          <table:table-cell office:value-type="float" office:value="26.87" calcext:value-type="float">
            <text:p>26.87</text:p>
          </table:table-cell>
          <table:table-cell table:formula="of:=([.G612]-[.G613])/[.G613]" office:value-type="percentage" office:value="-0.0211293260473588" calcext:value-type="percentage">
            <text:p>-2.11%</text:p>
          </table:table-cell>
          <table:table-cell table:number-columns-repeated="4"/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02</text:p>
          </table:table-cell>
          <table:table-cell office:value-type="float" office:value="27.6" calcext:value-type="float">
            <text:p>27.6</text:p>
          </table:table-cell>
          <table:table-cell office:value-type="float" office:value="27.8" calcext:value-type="float">
            <text:p>27.8</text:p>
          </table:table-cell>
          <table:table-cell office:value-type="float" office:value="27.06" calcext:value-type="float">
            <text:p>27.06</text:p>
          </table:table-cell>
          <table:table-cell office:value-type="float" office:value="27.45" calcext:value-type="float">
            <text:p>27.45</text:p>
          </table:table-cell>
          <table:table-cell office:value-type="float" office:value="784600" calcext:value-type="float">
            <text:p>784600</text:p>
          </table:table-cell>
          <table:table-cell office:value-type="float" office:value="27.45" calcext:value-type="float">
            <text:p>27.45</text:p>
          </table:table-cell>
          <table:table-cell table:formula="of:=([.G613]-[.G614])/[.G614]" office:value-type="percentage" office:value="-0.00543478260869573" calcext:value-type="percentage">
            <text:p>-0.54%</text:p>
          </table:table-cell>
          <table:table-cell table:number-columns-repeated="4"/>
          <table:table-cell office:value-type="float" office:value="2.37" calcext:value-type="float">
            <text:p>2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29</text:p>
          </table:table-cell>
          <table:table-cell office:value-type="float" office:value="27.69" calcext:value-type="float">
            <text:p>27.69</text:p>
          </table:table-cell>
          <table:table-cell office:value-type="float" office:value="27.87" calcext:value-type="float">
            <text:p>27.87</text:p>
          </table:table-cell>
          <table:table-cell office:value-type="float" office:value="27.42" calcext:value-type="float">
            <text:p>27.42</text:p>
          </table:table-cell>
          <table:table-cell office:value-type="float" office:value="27.6" calcext:value-type="float">
            <text:p>27.6</text:p>
          </table:table-cell>
          <table:table-cell office:value-type="float" office:value="726000" calcext:value-type="float">
            <text:p>726000</text:p>
          </table:table-cell>
          <table:table-cell office:value-type="float" office:value="27.6" calcext:value-type="float">
            <text:p>27.6</text:p>
          </table:table-cell>
          <table:table-cell table:formula="of:=([.G614]-[.G615])/[.G615]" office:value-type="percentage" office:value="-0.00216919739696308" calcext:value-type="percentage">
            <text:p>-0.22%</text:p>
          </table:table-cell>
          <table:table-cell table:number-columns-repeated="4"/>
          <table:table-cell office:value-type="float" office:value="-2.08" calcext:value-type="float">
            <text:p>-2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28</text:p>
          </table:table-cell>
          <table:table-cell office:value-type="float" office:value="27.07" calcext:value-type="float">
            <text:p>27.07</text:p>
          </table:table-cell>
          <table:table-cell office:value-type="float" office:value="27.69" calcext:value-type="float">
            <text:p>27.69</text:p>
          </table:table-cell>
          <table:table-cell office:value-type="float" office:value="26.72" calcext:value-type="float">
            <text:p>26.72</text:p>
          </table:table-cell>
          <table:table-cell office:value-type="float" office:value="27.66" calcext:value-type="float">
            <text:p>27.66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27.66" calcext:value-type="float">
            <text:p>27.66</text:p>
          </table:table-cell>
          <table:table-cell table:formula="of:=([.G615]-[.G616])/[.G616]" office:value-type="percentage" office:value="0.0214180206794683" calcext:value-type="percentage">
            <text:p>2.14%</text:p>
          </table:table-cell>
          <table:table-cell table:number-columns-repeated="4"/>
          <table:table-cell office:value-type="float" office:value="-0.56" calcext:value-type="float">
            <text:p>-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27</text:p>
          </table:table-cell>
          <table:table-cell office:value-type="float" office:value="26.93" calcext:value-type="float">
            <text:p>26.93</text:p>
          </table:table-cell>
          <table:table-cell office:value-type="float" office:value="27.36" calcext:value-type="float">
            <text:p>27.36</text:p>
          </table:table-cell>
          <table:table-cell office:value-type="float" office:value="26.63" calcext:value-type="float">
            <text:p>26.63</text:p>
          </table:table-cell>
          <table:table-cell office:value-type="float" office:value="27.08" calcext:value-type="float">
            <text:p>27.08</text:p>
          </table:table-cell>
          <table:table-cell office:value-type="float" office:value="996900" calcext:value-type="float">
            <text:p>996900</text:p>
          </table:table-cell>
          <table:table-cell office:value-type="float" office:value="27.08" calcext:value-type="float">
            <text:p>27.08</text:p>
          </table:table-cell>
          <table:table-cell table:formula="of:=([.G616]-[.G617])/[.G617]" office:value-type="percentage" office:value="0.00556999628666909" calcext:value-type="percentage">
            <text:p>0.56%</text:p>
          </table:table-cell>
          <table:table-cell table:number-columns-repeated="4"/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26</text:p>
          </table:table-cell>
          <table:table-cell office:value-type="float" office:value="26.66" calcext:value-type="float">
            <text:p>26.66</text:p>
          </table:table-cell>
          <table:table-cell office:value-type="float" office:value="27.25" calcext:value-type="float">
            <text:p>27.25</text:p>
          </table:table-cell>
          <table:table-cell office:value-type="float" office:value="26.31" calcext:value-type="float">
            <text:p>26.31</text:p>
          </table:table-cell>
          <table:table-cell office:value-type="float" office:value="26.93" calcext:value-type="float">
            <text:p>26.93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26.93" calcext:value-type="float">
            <text:p>26.93</text:p>
          </table:table-cell>
          <table:table-cell table:formula="of:=([.G617]-[.G618])/[.G618]" office:value-type="percentage" office:value="0.0204622963243653" calcext:value-type="percentage">
            <text:p>2.05%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25</text:p>
          </table:table-cell>
          <table:table-cell office:value-type="float" office:value="26.7" calcext:value-type="float">
            <text:p>26.7</text:p>
          </table:table-cell>
          <table:table-cell office:value-type="float" office:value="26.73" calcext:value-type="float">
            <text:p>26.73</text:p>
          </table:table-cell>
          <table:table-cell office:value-type="float" office:value="25.97" calcext:value-type="float">
            <text:p>25.97</text:p>
          </table:table-cell>
          <table:table-cell office:value-type="float" office:value="26.39" calcext:value-type="float">
            <text:p>26.39</text:p>
          </table:table-cell>
          <table:table-cell office:value-type="float" office:value="800900" calcext:value-type="float">
            <text:p>800900</text:p>
          </table:table-cell>
          <table:table-cell office:value-type="float" office:value="26.39" calcext:value-type="float">
            <text:p>26.39</text:p>
          </table:table-cell>
          <table:table-cell table:formula="of:=([.G618]-[.G619])/[.G619]" office:value-type="percentage" office:value="-0.013089005235602" calcext:value-type="percentage">
            <text:p>-1.31%</text:p>
          </table:table-cell>
          <table:table-cell table:number-columns-repeated="4"/>
          <table:table-cell office:value-type="float" office:value="1.17" calcext:value-type="float">
            <text:p>1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21</text:p>
          </table:table-cell>
          <table:table-cell office:value-type="float" office:value="25.85" calcext:value-type="float">
            <text:p>25.85</text:p>
          </table:table-cell>
          <table:table-cell office:value-type="float" office:value="26.98" calcext:value-type="float">
            <text:p>26.98</text:p>
          </table:table-cell>
          <table:table-cell office:value-type="float" office:value="25.59" calcext:value-type="float">
            <text:p>25.59</text:p>
          </table:table-cell>
          <table:table-cell office:value-type="float" office:value="26.74" calcext:value-type="float">
            <text:p>26.74</text:p>
          </table:table-cell>
          <table:table-cell office:value-type="float" office:value="1386100" calcext:value-type="float">
            <text:p>1386100</text:p>
          </table:table-cell>
          <table:table-cell office:value-type="float" office:value="26.74" calcext:value-type="float">
            <text:p>26.74</text:p>
          </table:table-cell>
          <table:table-cell table:formula="of:=([.G619]-[.G620])/[.G620]" office:value-type="percentage" office:value="0.0384466019417475" calcext:value-type="percentage">
            <text:p>3.84%</text:p>
          </table:table-cell>
          <table:table-cell table:number-columns-repeated="4"/>
          <table:table-cell office:value-type="float" office:value="2.05" calcext:value-type="float">
            <text:p>2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20</text:p>
          </table:table-cell>
          <table:table-cell office:value-type="float" office:value="25.7" calcext:value-type="float">
            <text:p>25.7</text:p>
          </table:table-cell>
          <table:table-cell office:value-type="float" office:value="26.09" calcext:value-type="float">
            <text:p>26.09</text:p>
          </table:table-cell>
          <table:table-cell office:value-type="float" office:value="25.3" calcext:value-type="float">
            <text:p>25.3</text:p>
          </table:table-cell>
          <table:table-cell office:value-type="float" office:value="25.75" calcext:value-type="float">
            <text:p>25.75</text:p>
          </table:table-cell>
          <table:table-cell office:value-type="float" office:value="837200" calcext:value-type="float">
            <text:p>837200</text:p>
          </table:table-cell>
          <table:table-cell office:value-type="float" office:value="25.75" calcext:value-type="float">
            <text:p>25.75</text:p>
          </table:table-cell>
          <table:table-cell table:formula="of:=([.G620]-[.G621])/[.G621]" office:value-type="percentage" office:value="0.023449920508744" calcext:value-type="percentage">
            <text:p>2.34%</text:p>
          </table:table-cell>
          <table:table-cell table:number-columns-repeated="4"/>
          <table:table-cell office:value-type="float" office:value="-0.06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19</text:p>
          </table:table-cell>
          <table:table-cell table:number-columns-repeated="2" office:value-type="float" office:value="25.26" calcext:value-type="float">
            <text:p>25.26</text:p>
          </table:table-cell>
          <table:table-cell office:value-type="float" office:value="24.65" calcext:value-type="float">
            <text:p>24.65</text:p>
          </table:table-cell>
          <table:table-cell office:value-type="float" office:value="25.16" calcext:value-type="float">
            <text:p>25.16</text:p>
          </table:table-cell>
          <table:table-cell office:value-type="float" office:value="548700" calcext:value-type="float">
            <text:p>548700</text:p>
          </table:table-cell>
          <table:table-cell office:value-type="float" office:value="25.16" calcext:value-type="float">
            <text:p>25.16</text:p>
          </table:table-cell>
          <table:table-cell table:formula="of:=([.G621]-[.G622])/[.G622]" office:value-type="percentage" office:value="0.00519376747902513" calcext:value-type="percentage">
            <text:p>0.52%</text:p>
          </table:table-cell>
          <table:table-cell table:number-columns-repeated="4"/>
          <table:table-cell office:value-type="float" office:value="-4.68" calcext:value-type="float">
            <text:p>-4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18</text:p>
          </table:table-cell>
          <table:table-cell office:value-type="float" office:value="25.13" calcext:value-type="float">
            <text:p>25.13</text:p>
          </table:table-cell>
          <table:table-cell office:value-type="float" office:value="25.62" calcext:value-type="float">
            <text:p>25.62</text:p>
          </table:table-cell>
          <table:table-cell office:value-type="float" office:value="24.36" calcext:value-type="float">
            <text:p>24.36</text:p>
          </table:table-cell>
          <table:table-cell office:value-type="float" office:value="25.03" calcext:value-type="float">
            <text:p>25.03</text:p>
          </table:table-cell>
          <table:table-cell office:value-type="float" office:value="1033900" calcext:value-type="float">
            <text:p>1033900</text:p>
          </table:table-cell>
          <table:table-cell office:value-type="float" office:value="25.03" calcext:value-type="float">
            <text:p>25.03</text:p>
          </table:table-cell>
          <table:table-cell table:formula="of:=([.G622]-[.G623])/[.G623]" office:value-type="percentage" office:value="-0.021501172791243" calcext:value-type="percentage">
            <text:p>-2.15%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15</text:p>
          </table:table-cell>
          <table:table-cell office:value-type="float" office:value="25.65" calcext:value-type="float">
            <text:p>25.65</text:p>
          </table:table-cell>
          <table:table-cell office:value-type="float" office:value="26.18" calcext:value-type="float">
            <text:p>26.18</text:p>
          </table:table-cell>
          <table:table-cell office:value-type="float" office:value="25.41" calcext:value-type="float">
            <text:p>25.41</text:p>
          </table:table-cell>
          <table:table-cell office:value-type="float" office:value="25.58" calcext:value-type="float">
            <text:p>25.58</text:p>
          </table:table-cell>
          <table:table-cell office:value-type="float" office:value="943500" calcext:value-type="float">
            <text:p>943500</text:p>
          </table:table-cell>
          <table:table-cell office:value-type="float" office:value="25.58" calcext:value-type="float">
            <text:p>25.58</text:p>
          </table:table-cell>
          <table:table-cell table:formula="of:=([.G623]-[.G624])/[.G624]" office:value-type="percentage" office:value="0.0175019888623706" calcext:value-type="percentage">
            <text:p>1.75%</text:p>
          </table:table-cell>
          <table:table-cell table:number-columns-repeated="4"/>
          <table:table-cell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14</text:p>
          </table:table-cell>
          <table:table-cell office:value-type="float" office:value="24.87" calcext:value-type="float">
            <text:p>24.87</text:p>
          </table:table-cell>
          <table:table-cell office:value-type="float" office:value="25.28" calcext:value-type="float">
            <text:p>25.28</text:p>
          </table:table-cell>
          <table:table-cell office:value-type="float" office:value="24.2" calcext:value-type="float">
            <text:p>24.2</text:p>
          </table:table-cell>
          <table:table-cell office:value-type="float" office:value="25.14" calcext:value-type="float">
            <text:p>25.14</text:p>
          </table:table-cell>
          <table:table-cell office:value-type="float" office:value="983400" calcext:value-type="float">
            <text:p>983400</text:p>
          </table:table-cell>
          <table:table-cell office:value-type="float" office:value="25.14" calcext:value-type="float">
            <text:p>25.14</text:p>
          </table:table-cell>
          <table:table-cell table:formula="of:=([.G624]-[.G625])/[.G625]" office:value-type="percentage" office:value="0.00842358604091459" calcext:value-type="percentage">
            <text:p>0.84%</text:p>
          </table:table-cell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13</text:p>
          </table:table-cell>
          <table:table-cell office:value-type="float" office:value="25.13" calcext:value-type="float">
            <text:p>25.13</text:p>
          </table:table-cell>
          <table:table-cell office:value-type="float" office:value="25.69" calcext:value-type="float">
            <text:p>25.69</text:p>
          </table:table-cell>
          <table:table-cell office:value-type="float" office:value="24.81" calcext:value-type="float">
            <text:p>24.81</text:p>
          </table:table-cell>
          <table:table-cell office:value-type="float" office:value="24.93" calcext:value-type="float">
            <text:p>24.93</text:p>
          </table:table-cell>
          <table:table-cell office:value-type="float" office:value="1211500" calcext:value-type="float">
            <text:p>1211500</text:p>
          </table:table-cell>
          <table:table-cell office:value-type="float" office:value="24.93" calcext:value-type="float">
            <text:p>24.93</text:p>
          </table:table-cell>
          <table:table-cell table:formula="of:=([.G625]-[.G626])/[.G626]" office:value-type="percentage" office:value="0.0113590263691684" calcext:value-type="percentage">
            <text:p>1.14%</text:p>
          </table:table-cell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12</text:p>
          </table:table-cell>
          <table:table-cell office:value-type="float" office:value="25.08" calcext:value-type="float">
            <text:p>25.08</text:p>
          </table:table-cell>
          <table:table-cell office:value-type="float" office:value="25.21" calcext:value-type="float">
            <text:p>25.21</text:p>
          </table:table-cell>
          <table:table-cell office:value-type="float" office:value="24.3" calcext:value-type="float">
            <text:p>24.3</text:p>
          </table:table-cell>
          <table:table-cell office:value-type="float" office:value="24.65" calcext:value-type="float">
            <text:p>24.65</text:p>
          </table:table-cell>
          <table:table-cell office:value-type="float" office:value="1357400" calcext:value-type="float">
            <text:p>1357400</text:p>
          </table:table-cell>
          <table:table-cell office:value-type="float" office:value="24.65" calcext:value-type="float">
            <text:p>24.65</text:p>
          </table:table-cell>
          <table:table-cell table:formula="of:=([.G626]-[.G627])/[.G627]" office:value-type="percentage" office:value="-0.0245350217649387" calcext:value-type="percentage">
            <text:p>-2.45%</text:p>
          </table:table-cell>
          <table:table-cell table:number-columns-repeated="4"/>
          <table:table-cell office:value-type="float" office:value="-0.52" calcext:value-type="float">
            <text:p>-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11</text:p>
          </table:table-cell>
          <table:table-cell office:value-type="float" office:value="26.47" calcext:value-type="float">
            <text:p>26.47</text:p>
          </table:table-cell>
          <table:table-cell office:value-type="float" office:value="26.53" calcext:value-type="float">
            <text:p>26.53</text:p>
          </table:table-cell>
          <table:table-cell office:value-type="float" office:value="25.02" calcext:value-type="float">
            <text:p>25.02</text:p>
          </table:table-cell>
          <table:table-cell office:value-type="float" office:value="25.27" calcext:value-type="float">
            <text:p>25.27</text:p>
          </table:table-cell>
          <table:table-cell office:value-type="float" office:value="1369400" calcext:value-type="float">
            <text:p>1369400</text:p>
          </table:table-cell>
          <table:table-cell office:value-type="float" office:value="25.27" calcext:value-type="float">
            <text:p>25.27</text:p>
          </table:table-cell>
          <table:table-cell table:formula="of:=([.G627]-[.G628])/[.G628]" office:value-type="percentage" office:value="-0.0460551151377878" calcext:value-type="percentage">
            <text:p>-4.61%</text:p>
          </table:table-cell>
          <table:table-cell table:number-columns-repeated="4"/>
          <table:table-cell office:value-type="float" office:value="-1.25" calcext:value-type="float">
            <text:p>-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08</text:p>
          </table:table-cell>
          <table:table-cell office:value-type="float" office:value="27.58" calcext:value-type="float">
            <text:p>27.58</text:p>
          </table:table-cell>
          <table:table-cell office:value-type="float" office:value="27.6" calcext:value-type="float">
            <text:p>27.6</text:p>
          </table:table-cell>
          <table:table-cell office:value-type="float" office:value="26.36" calcext:value-type="float">
            <text:p>26.36</text:p>
          </table:table-cell>
          <table:table-cell office:value-type="float" office:value="26.49" calcext:value-type="float">
            <text:p>26.49</text:p>
          </table:table-cell>
          <table:table-cell office:value-type="float" office:value="1946400" calcext:value-type="float">
            <text:p>1946400</text:p>
          </table:table-cell>
          <table:table-cell office:value-type="float" office:value="26.49" calcext:value-type="float">
            <text:p>26.49</text:p>
          </table:table-cell>
          <table:table-cell table:formula="of:=([.G628]-[.G629])/[.G629]" office:value-type="percentage" office:value="-0.0275330396475771" calcext:value-type="percentage">
            <text:p>-2.75%</text:p>
          </table:table-cell>
          <table:table-cell table:number-columns-repeated="4"/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07</text:p>
          </table:table-cell>
          <table:table-cell office:value-type="float" office:value="26.85" calcext:value-type="float">
            <text:p>26.85</text:p>
          </table:table-cell>
          <table:table-cell office:value-type="float" office:value="27.94" calcext:value-type="float">
            <text:p>27.94</text:p>
          </table:table-cell>
          <table:table-cell office:value-type="float" office:value="26.45" calcext:value-type="float">
            <text:p>26.45</text:p>
          </table:table-cell>
          <table:table-cell office:value-type="float" office:value="27.24" calcext:value-type="float">
            <text:p>27.24</text:p>
          </table:table-cell>
          <table:table-cell office:value-type="float" office:value="2810300" calcext:value-type="float">
            <text:p>2810300</text:p>
          </table:table-cell>
          <table:table-cell office:value-type="float" office:value="27.24" calcext:value-type="float">
            <text:p>27.24</text:p>
          </table:table-cell>
          <table:table-cell table:formula="of:=([.G629]-[.G630])/[.G630]" office:value-type="percentage" office:value="0.028312570781427" calcext:value-type="percentage">
            <text:p>2.83%</text:p>
          </table:table-cell>
          <table:table-cell table:number-columns-repeated="4"/>
          <table:table-cell office:value-type="float" office:value="-2.01" calcext:value-type="float">
            <text:p>-2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06</text:p>
          </table:table-cell>
          <table:table-cell office:value-type="float" office:value="26.99" calcext:value-type="float">
            <text:p>26.99</text:p>
          </table:table-cell>
          <table:table-cell office:value-type="float" office:value="27.01" calcext:value-type="float">
            <text:p>27.01</text:p>
          </table:table-cell>
          <table:table-cell office:value-type="float" office:value="25.8" calcext:value-type="float">
            <text:p>25.8</text:p>
          </table:table-cell>
          <table:table-cell office:value-type="float" office:value="26.49" calcext:value-type="float">
            <text:p>26.49</text:p>
          </table:table-cell>
          <table:table-cell office:value-type="float" office:value="1288300" calcext:value-type="float">
            <text:p>1288300</text:p>
          </table:table-cell>
          <table:table-cell office:value-type="float" office:value="26.49" calcext:value-type="float">
            <text:p>26.49</text:p>
          </table:table-cell>
          <table:table-cell table:formula="of:=([.G630]-[.G631])/[.G631]" office:value-type="percentage" office:value="-0.00786516853932587" calcext:value-type="percentage">
            <text:p>-0.79%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05</text:p>
          </table:table-cell>
          <table:table-cell office:value-type="float" office:value="25.9" calcext:value-type="float">
            <text:p>25.9</text:p>
          </table:table-cell>
          <table:table-cell office:value-type="float" office:value="27" calcext:value-type="float">
            <text:p>27</text:p>
          </table:table-cell>
          <table:table-cell office:value-type="float" office:value="25.69" calcext:value-type="float">
            <text:p>25.69</text:p>
          </table:table-cell>
          <table:table-cell office:value-type="float" office:value="26.7" calcext:value-type="float">
            <text:p>26.7</text:p>
          </table:table-cell>
          <table:table-cell office:value-type="float" office:value="3180900" calcext:value-type="float">
            <text:p>3180900</text:p>
          </table:table-cell>
          <table:table-cell office:value-type="float" office:value="26.7" calcext:value-type="float">
            <text:p>26.7</text:p>
          </table:table-cell>
          <table:table-cell table:formula="of:=([.G631]-[.G632])/[.G632]" office:value-type="percentage" office:value="0.0336817653890825" calcext:value-type="percentage">
            <text:p>3.37%</text:p>
          </table:table-cell>
          <table:table-cell table:number-columns-repeated="4"/>
          <table:table-cell office:value-type="float" office:value="-1.4" calcext:value-type="float">
            <text:p>-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04</text:p>
          </table:table-cell>
          <table:table-cell office:value-type="float" office:value="26.83" calcext:value-type="float">
            <text:p>26.83</text:p>
          </table:table-cell>
          <table:table-cell office:value-type="float" office:value="27" calcext:value-type="float">
            <text:p>27</text:p>
          </table:table-cell>
          <table:table-cell office:value-type="float" office:value="25.23" calcext:value-type="float">
            <text:p>25.23</text:p>
          </table:table-cell>
          <table:table-cell office:value-type="float" office:value="25.83" calcext:value-type="float">
            <text:p>25.83</text:p>
          </table:table-cell>
          <table:table-cell office:value-type="float" office:value="2609300" calcext:value-type="float">
            <text:p>2609300</text:p>
          </table:table-cell>
          <table:table-cell office:value-type="float" office:value="25.83" calcext:value-type="float">
            <text:p>25.83</text:p>
          </table:table-cell>
          <table:table-cell table:formula="of:=([.G632]-[.G633])/[.G633]" office:value-type="percentage" office:value="-0.031132783195799" calcext:value-type="percentage">
            <text:p>-3.11%</text:p>
          </table:table-cell>
          <table:table-cell table:number-columns-repeated="4"/>
          <table:table-cell office:value-type="float" office:value="1.96" calcext:value-type="float">
            <text:p>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01</text:p>
          </table:table-cell>
          <table:table-cell office:value-type="float" office:value="27.45" calcext:value-type="float">
            <text:p>27.45</text:p>
          </table:table-cell>
          <table:table-cell office:value-type="float" office:value="28.18" calcext:value-type="float">
            <text:p>28.18</text:p>
          </table:table-cell>
          <table:table-cell office:value-type="float" office:value="26.57" calcext:value-type="float">
            <text:p>26.57</text:p>
          </table:table-cell>
          <table:table-cell office:value-type="float" office:value="26.66" calcext:value-type="float">
            <text:p>26.66</text:p>
          </table:table-cell>
          <table:table-cell office:value-type="float" office:value="2864800" calcext:value-type="float">
            <text:p>2864800</text:p>
          </table:table-cell>
          <table:table-cell office:value-type="float" office:value="26.66" calcext:value-type="float">
            <text:p>26.66</text:p>
          </table:table-cell>
          <table:table-cell table:formula="of:=([.G633]-[.G634])/[.G634]" office:value-type="percentage" office:value="-0.0392792792792793" calcext:value-type="percentage">
            <text:p>-3.93%</text:p>
          </table:table-cell>
          <table:table-cell table:number-columns-repeated="4"/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31</text:p>
          </table:table-cell>
          <table:table-cell office:value-type="float" office:value="26.55" calcext:value-type="float">
            <text:p>26.55</text:p>
          </table:table-cell>
          <table:table-cell office:value-type="float" office:value="28.71" calcext:value-type="float">
            <text:p>28.71</text:p>
          </table:table-cell>
          <table:table-cell office:value-type="float" office:value="26.5" calcext:value-type="float">
            <text:p>26.5</text:p>
          </table:table-cell>
          <table:table-cell office:value-type="float" office:value="27.75" calcext:value-type="float">
            <text:p>27.75</text:p>
          </table:table-cell>
          <table:table-cell office:value-type="float" office:value="11517800" calcext:value-type="float">
            <text:p>11517800</text:p>
          </table:table-cell>
          <table:table-cell office:value-type="float" office:value="27.75" calcext:value-type="float">
            <text:p>27.75</text:p>
          </table:table-cell>
          <table:table-cell table:formula="of:=([.G634]-[.G635])/[.G635]" office:value-type="percentage" office:value="0.170392239561366" calcext:value-type="percentage">
            <text:p>17.04%</text:p>
          </table:table-cell>
          <table:table-cell table:number-columns-repeated="4"/>
          <table:table-cell office:value-type="float" office:value="-1.67" calcext:value-type="float">
            <text:p>-1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30</text:p>
          </table:table-cell>
          <table:table-cell office:value-type="float" office:value="24.11" calcext:value-type="float">
            <text:p>24.11</text:p>
          </table:table-cell>
          <table:table-cell office:value-type="float" office:value="24.49" calcext:value-type="float">
            <text:p>24.49</text:p>
          </table:table-cell>
          <table:table-cell office:value-type="float" office:value="23.01" calcext:value-type="float">
            <text:p>23.01</text:p>
          </table:table-cell>
          <table:table-cell office:value-type="float" office:value="23.71" calcext:value-type="float">
            <text:p>23.71</text:p>
          </table:table-cell>
          <table:table-cell office:value-type="float" office:value="1223300" calcext:value-type="float">
            <text:p>1223300</text:p>
          </table:table-cell>
          <table:table-cell office:value-type="float" office:value="23.71" calcext:value-type="float">
            <text:p>23.71</text:p>
          </table:table-cell>
          <table:table-cell table:formula="of:=([.G635]-[.G636])/[.G636]" office:value-type="percentage" office:value="-0.00877926421404686" calcext:value-type="percentage">
            <text:p>-0.88%</text:p>
          </table:table-cell>
          <table:table-cell table:number-columns-repeated="4"/>
          <table:table-cell office:value-type="float" office:value="-1.06" calcext:value-type="float">
            <text:p>-1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29</text:p>
          </table:table-cell>
          <table:table-cell office:value-type="float" office:value="23.3" calcext:value-type="float">
            <text:p>23.3</text:p>
          </table:table-cell>
          <table:table-cell office:value-type="float" office:value="24" calcext:value-type="float">
            <text:p>24</text:p>
          </table:table-cell>
          <table:table-cell office:value-type="float" office:value="23.21" calcext:value-type="float">
            <text:p>23.21</text:p>
          </table:table-cell>
          <table:table-cell office:value-type="float" office:value="23.92" calcext:value-type="float">
            <text:p>23.92</text:p>
          </table:table-cell>
          <table:table-cell office:value-type="float" office:value="755400" calcext:value-type="float">
            <text:p>755400</text:p>
          </table:table-cell>
          <table:table-cell office:value-type="float" office:value="23.92" calcext:value-type="float">
            <text:p>23.92</text:p>
          </table:table-cell>
          <table:table-cell table:formula="of:=([.G636]-[.G637])/[.G637]" office:value-type="percentage" office:value="0.0288172043010753" calcext:value-type="percentage">
            <text:p>2.88%</text:p>
          </table:table-cell>
          <table:table-cell table:number-columns-repeated="4"/>
          <table:table-cell office:value-type="float" office:value="-0.17" calcext:value-type="float">
            <text:p>-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28</text:p>
          </table:table-cell>
          <table:table-cell office:value-type="float" office:value="22.7" calcext:value-type="float">
            <text:p>22.7</text:p>
          </table:table-cell>
          <table:table-cell office:value-type="float" office:value="23.54" calcext:value-type="float">
            <text:p>23.54</text:p>
          </table:table-cell>
          <table:table-cell office:value-type="float" office:value="22.55" calcext:value-type="float">
            <text:p>22.55</text:p>
          </table:table-cell>
          <table:table-cell office:value-type="float" office:value="23.25" calcext:value-type="float">
            <text:p>23.25</text:p>
          </table:table-cell>
          <table:table-cell office:value-type="float" office:value="1058100" calcext:value-type="float">
            <text:p>1058100</text:p>
          </table:table-cell>
          <table:table-cell office:value-type="float" office:value="23.25" calcext:value-type="float">
            <text:p>23.25</text:p>
          </table:table-cell>
          <table:table-cell table:formula="of:=([.G637]-[.G638])/[.G638]" office:value-type="percentage" office:value="0.021978021978022" calcext:value-type="percentage">
            <text:p>2.20%</text:p>
          </table:table-cell>
          <table:table-cell table:number-columns-repeated="4"/>
          <table:table-cell office:value-type="float" office:value="-1.92" calcext:value-type="float">
            <text:p>-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25</text:p>
          </table:table-cell>
          <table:table-cell office:value-type="float" office:value="22.43" calcext:value-type="float">
            <text:p>22.43</text:p>
          </table:table-cell>
          <table:table-cell office:value-type="float" office:value="23" calcext:value-type="float">
            <text:p>23</text:p>
          </table:table-cell>
          <table:table-cell office:value-type="float" office:value="22.4" calcext:value-type="float">
            <text:p>22.4</text:p>
          </table:table-cell>
          <table:table-cell office:value-type="float" office:value="22.75" calcext:value-type="float">
            <text:p>22.75</text:p>
          </table:table-cell>
          <table:table-cell office:value-type="float" office:value="568000" calcext:value-type="float">
            <text:p>568000</text:p>
          </table:table-cell>
          <table:table-cell office:value-type="float" office:value="22.75" calcext:value-type="float">
            <text:p>22.75</text:p>
          </table:table-cell>
          <table:table-cell table:formula="of:=([.G638]-[.G639])/[.G639]" office:value-type="percentage" office:value="0.0188087774294672" calcext:value-type="percentage">
            <text:p>1.88%</text:p>
          </table:table-cell>
          <table:table-cell table:number-columns-repeated="4"/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24</text:p>
          </table:table-cell>
          <table:table-cell office:value-type="float" office:value="22.14" calcext:value-type="float">
            <text:p>22.14</text:p>
          </table:table-cell>
          <table:table-cell office:value-type="float" office:value="22.38" calcext:value-type="float">
            <text:p>22.38</text:p>
          </table:table-cell>
          <table:table-cell office:value-type="float" office:value="21.98" calcext:value-type="float">
            <text:p>21.98</text:p>
          </table:table-cell>
          <table:table-cell office:value-type="float" office:value="22.33" calcext:value-type="float">
            <text:p>22.33</text:p>
          </table:table-cell>
          <table:table-cell office:value-type="float" office:value="462200" calcext:value-type="float">
            <text:p>462200</text:p>
          </table:table-cell>
          <table:table-cell office:value-type="float" office:value="22.33" calcext:value-type="float">
            <text:p>22.33</text:p>
          </table:table-cell>
          <table:table-cell table:formula="of:=([.G639]-[.G640])/[.G640]" office:value-type="percentage" office:value="0.0054029716343988" calcext:value-type="percentage">
            <text:p>0.54%</text:p>
          </table:table-cell>
          <table:table-cell table:number-columns-repeated="4"/>
          <table:table-cell office:value-type="float" office:value="-0.33" calcext:value-type="float">
            <text:p>-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23</text:p>
          </table:table-cell>
          <table:table-cell office:value-type="float" office:value="22.11" calcext:value-type="float">
            <text:p>22.11</text:p>
          </table:table-cell>
          <table:table-cell office:value-type="float" office:value="22.27" calcext:value-type="float">
            <text:p>22.27</text:p>
          </table:table-cell>
          <table:table-cell office:value-type="float" office:value="21.77" calcext:value-type="float">
            <text:p>21.77</text:p>
          </table:table-cell>
          <table:table-cell office:value-type="float" office:value="22.21" calcext:value-type="float">
            <text:p>22.21</text:p>
          </table:table-cell>
          <table:table-cell office:value-type="float" office:value="422800" calcext:value-type="float">
            <text:p>422800</text:p>
          </table:table-cell>
          <table:table-cell office:value-type="float" office:value="22.21" calcext:value-type="float">
            <text:p>22.21</text:p>
          </table:table-cell>
          <table:table-cell table:formula="of:=([.G640]-[.G641])/[.G641]" office:value-type="percentage" office:value="0.000901306894997727" calcext:value-type="percentage">
            <text:p>0.09%</text:p>
          </table:table-cell>
          <table:table-cell table:number-columns-repeated="4"/>
          <table:table-cell office:value-type="float" office:value="-1.85" calcext:value-type="float">
            <text:p>-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22</text:p>
          </table:table-cell>
          <table:table-cell office:value-type="float" office:value="22.73" calcext:value-type="float">
            <text:p>22.73</text:p>
          </table:table-cell>
          <table:table-cell office:value-type="float" office:value="22.86" calcext:value-type="float">
            <text:p>22.86</text:p>
          </table:table-cell>
          <table:table-cell office:value-type="float" office:value="22" calcext:value-type="float">
            <text:p>22</text:p>
          </table:table-cell>
          <table:table-cell office:value-type="float" office:value="22.19" calcext:value-type="float">
            <text:p>22.19</text:p>
          </table:table-cell>
          <table:table-cell office:value-type="float" office:value="582900" calcext:value-type="float">
            <text:p>582900</text:p>
          </table:table-cell>
          <table:table-cell office:value-type="float" office:value="22.19" calcext:value-type="float">
            <text:p>22.19</text:p>
          </table:table-cell>
          <table:table-cell table:formula="of:=([.G641]-[.G642])/[.G642]" office:value-type="percentage" office:value="-0.0237571491421029" calcext:value-type="percentage">
            <text:p>-2.38%</text:p>
          </table:table-cell>
          <table:table-cell table:number-columns-repeated="4"/>
          <table:table-cell office:value-type="float" office:value="1.06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21</text:p>
          </table:table-cell>
          <table:table-cell table:number-columns-repeated="2" office:value-type="float" office:value="23.05" calcext:value-type="float">
            <text:p>23.05</text:p>
          </table:table-cell>
          <table:table-cell office:value-type="float" office:value="22.54" calcext:value-type="float">
            <text:p>22.54</text:p>
          </table:table-cell>
          <table:table-cell office:value-type="float" office:value="22.73" calcext:value-type="float">
            <text:p>22.73</text:p>
          </table:table-cell>
          <table:table-cell office:value-type="float" office:value="411700" calcext:value-type="float">
            <text:p>411700</text:p>
          </table:table-cell>
          <table:table-cell office:value-type="float" office:value="22.73" calcext:value-type="float">
            <text:p>22.73</text:p>
          </table:table-cell>
          <table:table-cell table:formula="of:=([.G642]-[.G643])/[.G643]" office:value-type="percentage" office:value="-0.0100174216027875" calcext:value-type="percentage">
            <text:p>-1.00%</text:p>
          </table:table-cell>
          <table:table-cell table:number-columns-repeated="4"/>
          <table:table-cell office:value-type="float" office:value="1.92" calcext:value-type="float">
            <text:p>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18</text:p>
          </table:table-cell>
          <table:table-cell table:number-columns-repeated="2" office:value-type="float" office:value="23.19" calcext:value-type="float">
            <text:p>23.19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687900" calcext:value-type="float">
            <text:p>687900</text:p>
          </table:table-cell>
          <table:table-cell office:value-type="float" office:value="22.96" calcext:value-type="float">
            <text:p>22.96</text:p>
          </table:table-cell>
          <table:table-cell table:formula="of:=([.G643]-[.G644])/[.G644]" office:value-type="percentage" office:value="0.00657606313020614" calcext:value-type="percentage">
            <text:p>0.66%</text:p>
          </table:table-cell>
          <table:table-cell table:number-columns-repeated="4"/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17</text:p>
          </table:table-cell>
          <table:table-cell office:value-type="float" office:value="23.24" calcext:value-type="float">
            <text:p>23.24</text:p>
          </table:table-cell>
          <table:table-cell office:value-type="float" office:value="23.43" calcext:value-type="float">
            <text:p>23.43</text:p>
          </table:table-cell>
          <table:table-cell office:value-type="float" office:value="22.64" calcext:value-type="float">
            <text:p>22.64</text:p>
          </table:table-cell>
          <table:table-cell office:value-type="float" office:value="22.81" calcext:value-type="float">
            <text:p>22.81</text:p>
          </table:table-cell>
          <table:table-cell office:value-type="float" office:value="922600" calcext:value-type="float">
            <text:p>922600</text:p>
          </table:table-cell>
          <table:table-cell office:value-type="float" office:value="22.81" calcext:value-type="float">
            <text:p>22.81</text:p>
          </table:table-cell>
          <table:table-cell table:formula="of:=([.G644]-[.G645])/[.G645]" office:value-type="percentage" office:value="-0.000438212094653881" calcext:value-type="percentage">
            <text:p>-0.04%</text:p>
          </table:table-cell>
          <table:table-cell table:number-columns-repeated="4"/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16</text:p>
          </table:table-cell>
          <table:table-cell office:value-type="float" office:value="22.86" calcext:value-type="float">
            <text:p>22.86</text:p>
          </table:table-cell>
          <table:table-cell office:value-type="float" office:value="23.25" calcext:value-type="float">
            <text:p>23.25</text:p>
          </table:table-cell>
          <table:table-cell office:value-type="float" office:value="22.69" calcext:value-type="float">
            <text:p>22.69</text:p>
          </table:table-cell>
          <table:table-cell office:value-type="float" office:value="22.82" calcext:value-type="float">
            <text:p>22.82</text:p>
          </table:table-cell>
          <table:table-cell office:value-type="float" office:value="1169700" calcext:value-type="float">
            <text:p>1169700</text:p>
          </table:table-cell>
          <table:table-cell office:value-type="float" office:value="22.82" calcext:value-type="float">
            <text:p>22.82</text:p>
          </table:table-cell>
          <table:table-cell table:formula="of:=([.G645]-[.G646])/[.G646]" office:value-type="percentage" office:value="-0.00566448801742915" calcext:value-type="percentage">
            <text:p>-0.57%</text:p>
          </table:table-cell>
          <table:table-cell table:number-columns-repeated="4"/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15</text:p>
          </table:table-cell>
          <table:table-cell office:value-type="float" office:value="22.2" calcext:value-type="float">
            <text:p>22.2</text:p>
          </table:table-cell>
          <table:table-cell office:value-type="float" office:value="22.96" calcext:value-type="float">
            <text:p>22.96</text:p>
          </table:table-cell>
          <table:table-cell office:value-type="float" office:value="21.8" calcext:value-type="float">
            <text:p>21.8</text:p>
          </table:table-cell>
          <table:table-cell office:value-type="float" office:value="22.95" calcext:value-type="float">
            <text:p>22.95</text:p>
          </table:table-cell>
          <table:table-cell office:value-type="float" office:value="1318800" calcext:value-type="float">
            <text:p>1318800</text:p>
          </table:table-cell>
          <table:table-cell office:value-type="float" office:value="22.95" calcext:value-type="float">
            <text:p>22.95</text:p>
          </table:table-cell>
          <table:table-cell table:formula="of:=([.G646]-[.G647])/[.G647]" office:value-type="percentage" office:value="-0.0129032258064516" calcext:value-type="percentage">
            <text:p>-1.29%</text:p>
          </table:table-cell>
          <table:table-cell table:number-columns-repeated="4"/>
          <table:table-cell office:value-type="float" office:value="1.94" calcext:value-type="float">
            <text:p>1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14</text:p>
          </table:table-cell>
          <table:table-cell office:value-type="float" office:value="23.82" calcext:value-type="float">
            <text:p>23.82</text:p>
          </table:table-cell>
          <table:table-cell office:value-type="float" office:value="24" calcext:value-type="float">
            <text:p>24</text:p>
          </table:table-cell>
          <table:table-cell office:value-type="float" office:value="23.2" calcext:value-type="float">
            <text:p>23.2</text:p>
          </table:table-cell>
          <table:table-cell office:value-type="float" office:value="23.25" calcext:value-type="float">
            <text:p>23.25</text:p>
          </table:table-cell>
          <table:table-cell office:value-type="float" office:value="1166000" calcext:value-type="float">
            <text:p>1166000</text:p>
          </table:table-cell>
          <table:table-cell office:value-type="float" office:value="23.25" calcext:value-type="float">
            <text:p>23.25</text:p>
          </table:table-cell>
          <table:table-cell table:formula="of:=([.G647]-[.G648])/[.G648]" office:value-type="percentage" office:value="-0.0340673036975488" calcext:value-type="percentage">
            <text:p>-3.41%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11</text:p>
          </table:table-cell>
          <table:table-cell office:value-type="float" office:value="23.85" calcext:value-type="float">
            <text:p>23.85</text:p>
          </table:table-cell>
          <table:table-cell office:value-type="float" office:value="24.25" calcext:value-type="float">
            <text:p>24.25</text:p>
          </table:table-cell>
          <table:table-cell office:value-type="float" office:value="23.53" calcext:value-type="float">
            <text:p>23.53</text:p>
          </table:table-cell>
          <table:table-cell office:value-type="float" office:value="24.07" calcext:value-type="float">
            <text:p>24.07</text:p>
          </table:table-cell>
          <table:table-cell office:value-type="float" office:value="930800" calcext:value-type="float">
            <text:p>930800</text:p>
          </table:table-cell>
          <table:table-cell office:value-type="float" office:value="24.07" calcext:value-type="float">
            <text:p>24.07</text:p>
          </table:table-cell>
          <table:table-cell table:formula="of:=([.G648]-[.G649])/[.G649]" office:value-type="percentage" office:value="0.00249895876718029" calcext:value-type="percentage">
            <text:p>0.25%</text:p>
          </table:table-cell>
          <table:table-cell table:number-columns-repeated="4"/>
          <table:table-cell office:value-type="float" office:value="2.75" calcext:value-type="float">
            <text:p>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10</text:p>
          </table:table-cell>
          <table:table-cell office:value-type="float" office:value="24.44" calcext:value-type="float">
            <text:p>24.44</text:p>
          </table:table-cell>
          <table:table-cell office:value-type="float" office:value="24.49" calcext:value-type="float">
            <text:p>24.49</text:p>
          </table:table-cell>
          <table:table-cell office:value-type="float" office:value="23.73" calcext:value-type="float">
            <text:p>23.73</text:p>
          </table:table-cell>
          <table:table-cell office:value-type="float" office:value="24.01" calcext:value-type="float">
            <text:p>24.01</text:p>
          </table:table-cell>
          <table:table-cell office:value-type="float" office:value="1017000" calcext:value-type="float">
            <text:p>1017000</text:p>
          </table:table-cell>
          <table:table-cell office:value-type="float" office:value="24.01" calcext:value-type="float">
            <text:p>24.01</text:p>
          </table:table-cell>
          <table:table-cell table:formula="of:=([.G649]-[.G650])/[.G650]" office:value-type="percentage" office:value="-0.0287216828478963" calcext:value-type="percentage">
            <text:p>-2.87%</text:p>
          </table:table-cell>
          <table:table-cell table:number-columns-repeated="4"/>
          <table:table-cell office:value-type="float" office:value="-0.03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09</text:p>
          </table:table-cell>
          <table:table-cell office:value-type="float" office:value="24.66" calcext:value-type="float">
            <text:p>24.66</text:p>
          </table:table-cell>
          <table:table-cell office:value-type="float" office:value="24.99" calcext:value-type="float">
            <text:p>24.99</text:p>
          </table:table-cell>
          <table:table-cell office:value-type="float" office:value="24.27" calcext:value-type="float">
            <text:p>24.27</text:p>
          </table:table-cell>
          <table:table-cell office:value-type="float" office:value="24.72" calcext:value-type="float">
            <text:p>24.72</text:p>
          </table:table-cell>
          <table:table-cell office:value-type="float" office:value="924800" calcext:value-type="float">
            <text:p>924800</text:p>
          </table:table-cell>
          <table:table-cell office:value-type="float" office:value="24.72" calcext:value-type="float">
            <text:p>24.72</text:p>
          </table:table-cell>
          <table:table-cell table:formula="of:=([.G650]-[.G651])/[.G651]" office:value-type="percentage" office:value="0.00243309002433085" calcext:value-type="percentage">
            <text:p>0.24%</text:p>
          </table:table-cell>
          <table:table-cell table:number-columns-repeated="4"/>
          <table:table-cell office:value-type="float" office:value="2.84" calcext:value-type="float">
            <text:p>2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08</text:p>
          </table:table-cell>
          <table:table-cell office:value-type="float" office:value="24.6" calcext:value-type="float">
            <text:p>24.6</text:p>
          </table:table-cell>
          <table:table-cell office:value-type="float" office:value="24.96" calcext:value-type="float">
            <text:p>24.96</text:p>
          </table:table-cell>
          <table:table-cell office:value-type="float" office:value="24" calcext:value-type="float">
            <text:p>24</text:p>
          </table:table-cell>
          <table:table-cell office:value-type="float" office:value="24.66" calcext:value-type="float">
            <text:p>24.66</text:p>
          </table:table-cell>
          <table:table-cell office:value-type="float" office:value="1399900" calcext:value-type="float">
            <text:p>1399900</text:p>
          </table:table-cell>
          <table:table-cell office:value-type="float" office:value="24.66" calcext:value-type="float">
            <text:p>24.66</text:p>
          </table:table-cell>
          <table:table-cell table:formula="of:=([.G651]-[.G652])/[.G652]" office:value-type="percentage" office:value="-0.0112269446672013" calcext:value-type="percentage">
            <text:p>-1.12%</text:p>
          </table:table-cell>
          <table:table-cell table:number-columns-repeated="4"/>
          <table:table-cell office:value-type="float" office:value="-0.21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07</text:p>
          </table:table-cell>
          <table:table-cell office:value-type="float" office:value="24.93" calcext:value-type="float">
            <text:p>24.93</text:p>
          </table:table-cell>
          <table:table-cell office:value-type="float" office:value="25.4" calcext:value-type="float">
            <text:p>25.4</text:p>
          </table:table-cell>
          <table:table-cell office:value-type="float" office:value="24.7" calcext:value-type="float">
            <text:p>24.7</text:p>
          </table:table-cell>
          <table:table-cell office:value-type="float" office:value="24.94" calcext:value-type="float">
            <text:p>24.94</text:p>
          </table:table-cell>
          <table:table-cell office:value-type="float" office:value="2033600" calcext:value-type="float">
            <text:p>2033600</text:p>
          </table:table-cell>
          <table:table-cell office:value-type="float" office:value="24.94" calcext:value-type="float">
            <text:p>24.94</text:p>
          </table:table-cell>
          <table:table-cell table:formula="of:=([.G652]-[.G653])/[.G653]" office:value-type="percentage" office:value="-0.000400801603206333" calcext:value-type="percentage">
            <text:p>-0.04%</text:p>
          </table:table-cell>
          <table:table-cell table:number-columns-repeated="4"/>
          <table:table-cell office:value-type="float" office:value="-1.13" calcext:value-type="float">
            <text:p>-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04</text:p>
          </table:table-cell>
          <table:table-cell office:value-type="float" office:value="24.48" calcext:value-type="float">
            <text:p>24.48</text:p>
          </table:table-cell>
          <table:table-cell office:value-type="float" office:value="24.99" calcext:value-type="float">
            <text:p>24.99</text:p>
          </table:table-cell>
          <table:table-cell office:value-type="float" office:value="23.78" calcext:value-type="float">
            <text:p>23.78</text:p>
          </table:table-cell>
          <table:table-cell office:value-type="float" office:value="24.95" calcext:value-type="float">
            <text:p>24.95</text:p>
          </table:table-cell>
          <table:table-cell office:value-type="float" office:value="1580100" calcext:value-type="float">
            <text:p>1580100</text:p>
          </table:table-cell>
          <table:table-cell office:value-type="float" office:value="24.95" calcext:value-type="float">
            <text:p>24.95</text:p>
          </table:table-cell>
          <table:table-cell table:formula="of:=([.G653]-[.G654])/[.G654]" office:value-type="percentage" office:value="0.0242200328407225" calcext:value-type="percentage">
            <text:p>2.42%</text:p>
          </table:table-cell>
          <table:table-cell table:number-columns-repeated="4"/>
          <table:table-cell office:value-type="float" office:value="-0.03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03</text:p>
          </table:table-cell>
          <table:table-cell office:value-type="float" office:value="24.48" calcext:value-type="float">
            <text:p>24.48</text:p>
          </table:table-cell>
          <table:table-cell office:value-type="float" office:value="24.79" calcext:value-type="float">
            <text:p>24.79</text:p>
          </table:table-cell>
          <table:table-cell office:value-type="float" office:value="24.06" calcext:value-type="float">
            <text:p>24.06</text:p>
          </table:table-cell>
          <table:table-cell office:value-type="float" office:value="24.36" calcext:value-type="float">
            <text:p>24.36</text:p>
          </table:table-cell>
          <table:table-cell office:value-type="float" office:value="640200" calcext:value-type="float">
            <text:p>640200</text:p>
          </table:table-cell>
          <table:table-cell office:value-type="float" office:value="24.36" calcext:value-type="float">
            <text:p>24.36</text:p>
          </table:table-cell>
          <table:table-cell table:formula="of:=([.G654]-[.G655])/[.G655]" office:value-type="percentage" office:value="0.0141548709408826" calcext:value-type="percentage">
            <text:p>1.42%</text:p>
          </table:table-cell>
          <table:table-cell table:number-columns-repeated="4"/>
          <table:table-cell office:value-type="float" office:value="2.11" calcext:value-type="float">
            <text:p>2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02</text:p>
          </table:table-cell>
          <table:table-cell office:value-type="float" office:value="23.82" calcext:value-type="float">
            <text:p>23.82</text:p>
          </table:table-cell>
          <table:table-cell office:value-type="float" office:value="24.28" calcext:value-type="float">
            <text:p>24.28</text:p>
          </table:table-cell>
          <table:table-cell office:value-type="float" office:value="23.73" calcext:value-type="float">
            <text:p>23.73</text:p>
          </table:table-cell>
          <table:table-cell office:value-type="float" office:value="24.02" calcext:value-type="float">
            <text:p>24.02</text:p>
          </table:table-cell>
          <table:table-cell office:value-type="float" office:value="663300" calcext:value-type="float">
            <text:p>663300</text:p>
          </table:table-cell>
          <table:table-cell office:value-type="float" office:value="24.02" calcext:value-type="float">
            <text:p>24.02</text:p>
          </table:table-cell>
          <table:table-cell table:formula="of:=([.G655]-[.G656])/[.G656]" office:value-type="percentage" office:value="0.0033416875522138" calcext:value-type="percentage">
            <text:p>0.33%</text:p>
          </table:table-cell>
          <table:table-cell table:number-columns-repeated="4"/>
          <table:table-cell office:value-type="float" office:value="-1.46" calcext:value-type="float">
            <text:p>-1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01</text:p>
          </table:table-cell>
          <table:table-cell office:value-type="float" office:value="24.05" calcext:value-type="float">
            <text:p>24.05</text:p>
          </table:table-cell>
          <table:table-cell office:value-type="float" office:value="24.32" calcext:value-type="float">
            <text:p>24.32</text:p>
          </table:table-cell>
          <table:table-cell office:value-type="float" office:value="23.7" calcext:value-type="float">
            <text:p>23.7</text:p>
          </table:table-cell>
          <table:table-cell office:value-type="float" office:value="23.94" calcext:value-type="float">
            <text:p>23.94</text:p>
          </table:table-cell>
          <table:table-cell office:value-type="float" office:value="1106400" calcext:value-type="float">
            <text:p>1106400</text:p>
          </table:table-cell>
          <table:table-cell office:value-type="float" office:value="23.94" calcext:value-type="float">
            <text:p>23.94</text:p>
          </table:table-cell>
          <table:table-cell table:formula="of:=([.G656]-[.G657])/[.G657]" office:value-type="percentage" office:value="0.0020929259104228" calcext:value-type="percentage">
            <text:p>0.21%</text:p>
          </table:table-cell>
          <table:table-cell table:number-columns-repeated="4"/>
          <table:table-cell office:value-type="float" office:value="1.03" calcext:value-type="float">
            <text:p>1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28</text:p>
          </table:table-cell>
          <table:table-cell office:value-type="float" office:value="23.74" calcext:value-type="float">
            <text:p>23.74</text:p>
          </table:table-cell>
          <table:table-cell office:value-type="float" office:value="24.1" calcext:value-type="float">
            <text:p>24.1</text:p>
          </table:table-cell>
          <table:table-cell office:value-type="float" office:value="23.5" calcext:value-type="float">
            <text:p>23.5</text:p>
          </table:table-cell>
          <table:table-cell office:value-type="float" office:value="23.89" calcext:value-type="float">
            <text:p>23.89</text:p>
          </table:table-cell>
          <table:table-cell office:value-type="float" office:value="1051200" calcext:value-type="float">
            <text:p>1051200</text:p>
          </table:table-cell>
          <table:table-cell office:value-type="float" office:value="23.89" calcext:value-type="float">
            <text:p>23.89</text:p>
          </table:table-cell>
          <table:table-cell table:formula="of:=([.G657]-[.G658])/[.G658]" office:value-type="percentage" office:value="0.0118593816179585" calcext:value-type="percentage">
            <text:p>1.19%</text:p>
          </table:table-cell>
          <table:table-cell table:number-columns-repeated="4"/>
          <table:table-cell office:value-type="float" office:value="2.73" calcext:value-type="float">
            <text:p>2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25</text:p>
          </table:table-cell>
          <table:table-cell office:value-type="float" office:value="22.81" calcext:value-type="float">
            <text:p>22.81</text:p>
          </table:table-cell>
          <table:table-cell office:value-type="float" office:value="23.85" calcext:value-type="float">
            <text:p>23.85</text:p>
          </table:table-cell>
          <table:table-cell office:value-type="float" office:value="22.69" calcext:value-type="float">
            <text:p>22.69</text:p>
          </table:table-cell>
          <table:table-cell office:value-type="float" office:value="23.61" calcext:value-type="float">
            <text:p>23.61</text:p>
          </table:table-cell>
          <table:table-cell office:value-type="float" office:value="1346300" calcext:value-type="float">
            <text:p>1346300</text:p>
          </table:table-cell>
          <table:table-cell office:value-type="float" office:value="23.61" calcext:value-type="float">
            <text:p>23.61</text:p>
          </table:table-cell>
          <table:table-cell table:formula="of:=([.G658]-[.G659])/[.G659]" office:value-type="percentage" office:value="0.047936085219707" calcext:value-type="percentage">
            <text:p>4.79%</text:p>
          </table:table-cell>
          <table:table-cell table:number-columns-repeated="4"/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24</text:p>
          </table:table-cell>
          <table:table-cell office:value-type="float" office:value="21.78" calcext:value-type="float">
            <text:p>21.78</text:p>
          </table:table-cell>
          <table:table-cell office:value-type="float" office:value="22.58" calcext:value-type="float">
            <text:p>22.58</text:p>
          </table:table-cell>
          <table:table-cell office:value-type="float" office:value="21.5" calcext:value-type="float">
            <text:p>21.5</text:p>
          </table:table-cell>
          <table:table-cell office:value-type="float" office:value="22.53" calcext:value-type="float">
            <text:p>22.53</text:p>
          </table:table-cell>
          <table:table-cell office:value-type="float" office:value="1055300" calcext:value-type="float">
            <text:p>1055300</text:p>
          </table:table-cell>
          <table:table-cell office:value-type="float" office:value="22.53" calcext:value-type="float">
            <text:p>22.53</text:p>
          </table:table-cell>
          <table:table-cell table:formula="of:=([.G659]-[.G660])/[.G660]" office:value-type="percentage" office:value="0.0320659642693542" calcext:value-type="percentage">
            <text:p>3.21%</text:p>
          </table:table-cell>
          <table:table-cell table:number-columns-repeated="4"/>
          <table:table-cell office:value-type="float" office:value="-0.61" calcext:value-type="float">
            <text:p>-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23</text:p>
          </table:table-cell>
          <table:table-cell office:value-type="float" office:value="22.18" calcext:value-type="float">
            <text:p>22.18</text:p>
          </table:table-cell>
          <table:table-cell office:value-type="float" office:value="22.5" calcext:value-type="float">
            <text:p>22.5</text:p>
          </table:table-cell>
          <table:table-cell office:value-type="float" office:value="21.11" calcext:value-type="float">
            <text:p>21.11</text:p>
          </table:table-cell>
          <table:table-cell office:value-type="float" office:value="21.83" calcext:value-type="float">
            <text:p>21.83</text:p>
          </table:table-cell>
          <table:table-cell office:value-type="float" office:value="1605600" calcext:value-type="float">
            <text:p>1605600</text:p>
          </table:table-cell>
          <table:table-cell office:value-type="float" office:value="21.83" calcext:value-type="float">
            <text:p>21.83</text:p>
          </table:table-cell>
          <table:table-cell table:formula="of:=([.G660]-[.G661])/[.G661]" office:value-type="percentage" office:value="-0.00182898948331059" calcext:value-type="percentage">
            <text:p>-0.18%</text:p>
          </table:table-cell>
          <table:table-cell table:number-columns-repeated="4"/>
          <table:table-cell office:value-type="float" office:value="-2.09" calcext:value-type="float">
            <text:p>-2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22</text:p>
          </table:table-cell>
          <table:table-cell office:value-type="float" office:value="22.88" calcext:value-type="float">
            <text:p>22.88</text:p>
          </table:table-cell>
          <table:table-cell office:value-type="float" office:value="23" calcext:value-type="float">
            <text:p>23</text:p>
          </table:table-cell>
          <table:table-cell office:value-type="float" office:value="21.78" calcext:value-type="float">
            <text:p>21.78</text:p>
          </table:table-cell>
          <table:table-cell office:value-type="float" office:value="21.87" calcext:value-type="float">
            <text:p>21.87</text:p>
          </table:table-cell>
          <table:table-cell office:value-type="float" office:value="2064600" calcext:value-type="float">
            <text:p>2064600</text:p>
          </table:table-cell>
          <table:table-cell office:value-type="float" office:value="21.87" calcext:value-type="float">
            <text:p>21.87</text:p>
          </table:table-cell>
          <table:table-cell table:formula="of:=([.G661]-[.G662])/[.G662]" office:value-type="percentage" office:value="-0.0565142364106988" calcext:value-type="percentage">
            <text:p>-5.65%</text:p>
          </table:table-cell>
          <table:table-cell table:number-columns-repeated="4"/>
          <table:table-cell office:value-type="float" office:value="-1.38" calcext:value-type="float">
            <text:p>-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18</text:p>
          </table:table-cell>
          <table:table-cell office:value-type="float" office:value="23.33" calcext:value-type="float">
            <text:p>23.33</text:p>
          </table:table-cell>
          <table:table-cell office:value-type="float" office:value="23.49" calcext:value-type="float">
            <text:p>23.49</text:p>
          </table:table-cell>
          <table:table-cell office:value-type="float" office:value="22.96" calcext:value-type="float">
            <text:p>22.96</text:p>
          </table:table-cell>
          <table:table-cell office:value-type="float" office:value="23.18" calcext:value-type="float">
            <text:p>23.18</text:p>
          </table:table-cell>
          <table:table-cell office:value-type="float" office:value="2370700" calcext:value-type="float">
            <text:p>2370700</text:p>
          </table:table-cell>
          <table:table-cell office:value-type="float" office:value="23.18" calcext:value-type="float">
            <text:p>23.18</text:p>
          </table:table-cell>
          <table:table-cell table:formula="of:=([.G662]-[.G663])/[.G663]" office:value-type="percentage" office:value="-0.0177966101694916" calcext:value-type="percentage">
            <text:p>-1.78%</text:p>
          </table:table-cell>
          <table:table-cell table:number-columns-repeated="4"/>
          <table:table-cell office:value-type="float" office:value="1.48" calcext:value-type="float">
            <text:p>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17</text:p>
          </table:table-cell>
          <table:table-cell office:value-type="float" office:value="24.63" calcext:value-type="float">
            <text:p>24.63</text:p>
          </table:table-cell>
          <table:table-cell office:value-type="float" office:value="25.49" calcext:value-type="float">
            <text:p>25.49</text:p>
          </table:table-cell>
          <table:table-cell office:value-type="float" office:value="23.55" calcext:value-type="float">
            <text:p>23.55</text:p>
          </table:table-cell>
          <table:table-cell office:value-type="float" office:value="23.6" calcext:value-type="float">
            <text:p>23.6</text:p>
          </table:table-cell>
          <table:table-cell office:value-type="float" office:value="2618400" calcext:value-type="float">
            <text:p>2618400</text:p>
          </table:table-cell>
          <table:table-cell office:value-type="float" office:value="23.6" calcext:value-type="float">
            <text:p>23.6</text:p>
          </table:table-cell>
          <table:table-cell table:formula="of:=([.G663]-[.G664])/[.G664]" office:value-type="percentage" office:value="-0.0456934896886372" calcext:value-type="percentage">
            <text:p>-4.57%</text:p>
          </table:table-cell>
          <table:table-cell table:number-columns-repeated="4"/>
          <table:table-cell office:value-type="float" office:value="-0.47" calcext:value-type="float">
            <text:p>-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16</text:p>
          </table:table-cell>
          <table:table-cell office:value-type="float" office:value="23.1" calcext:value-type="float">
            <text:p>23.1</text:p>
          </table:table-cell>
          <table:table-cell office:value-type="float" office:value="24.97" calcext:value-type="float">
            <text:p>24.97</text:p>
          </table:table-cell>
          <table:table-cell office:value-type="float" office:value="23.07" calcext:value-type="float">
            <text:p>23.07</text:p>
          </table:table-cell>
          <table:table-cell office:value-type="float" office:value="24.73" calcext:value-type="float">
            <text:p>24.73</text:p>
          </table:table-cell>
          <table:table-cell office:value-type="float" office:value="4115100" calcext:value-type="float">
            <text:p>4115100</text:p>
          </table:table-cell>
          <table:table-cell office:value-type="float" office:value="24.73" calcext:value-type="float">
            <text:p>24.73</text:p>
          </table:table-cell>
          <table:table-cell table:formula="of:=([.G664]-[.G665])/[.G665]" office:value-type="percentage" office:value="0.0827495621716288" calcext:value-type="percentage">
            <text:p>8.27%</text:p>
          </table:table-cell>
          <table:table-cell table:number-columns-repeated="4"/>
          <table:table-cell office:value-type="float" office:value="-3.21" calcext:value-type="float">
            <text:p>-3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15</text:p>
          </table:table-cell>
          <table:table-cell office:value-type="float" office:value="23.01" calcext:value-type="float">
            <text:p>23.01</text:p>
          </table:table-cell>
          <table:table-cell office:value-type="float" office:value="23.17" calcext:value-type="float">
            <text:p>23.17</text:p>
          </table:table-cell>
          <table:table-cell office:value-type="float" office:value="22.56" calcext:value-type="float">
            <text:p>22.56</text:p>
          </table:table-cell>
          <table:table-cell office:value-type="float" office:value="22.84" calcext:value-type="float">
            <text:p>22.84</text:p>
          </table:table-cell>
          <table:table-cell office:value-type="float" office:value="953700" calcext:value-type="float">
            <text:p>953700</text:p>
          </table:table-cell>
          <table:table-cell office:value-type="float" office:value="22.84" calcext:value-type="float">
            <text:p>22.84</text:p>
          </table:table-cell>
          <table:table-cell table:formula="of:=([.G665]-[.G666])/[.G666]" office:value-type="percentage" office:value="-0.0103986135181975" calcext:value-type="percentage">
            <text:p>-1.04%</text:p>
          </table:table-cell>
          <table:table-cell table:number-columns-repeated="4"/>
          <table:table-cell office:value-type="float" office:value="6.05" calcext:value-type="float">
            <text:p>6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14</text:p>
          </table:table-cell>
          <table:table-cell office:value-type="float" office:value="23.64" calcext:value-type="float">
            <text:p>23.64</text:p>
          </table:table-cell>
          <table:table-cell office:value-type="float" office:value="24.14" calcext:value-type="float">
            <text:p>24.14</text:p>
          </table:table-cell>
          <table:table-cell office:value-type="float" office:value="23.05" calcext:value-type="float">
            <text:p>23.05</text:p>
          </table:table-cell>
          <table:table-cell office:value-type="float" office:value="23.08" calcext:value-type="float">
            <text:p>23.08</text:p>
          </table:table-cell>
          <table:table-cell office:value-type="float" office:value="1283100" calcext:value-type="float">
            <text:p>1283100</text:p>
          </table:table-cell>
          <table:table-cell office:value-type="float" office:value="23.08" calcext:value-type="float">
            <text:p>23.08</text:p>
          </table:table-cell>
          <table:table-cell table:formula="of:=([.G666]-[.G667])/[.G667]" office:value-type="percentage" office:value="-0.00731182795698932" calcext:value-type="percentage">
            <text:p>-0.73%</text:p>
          </table:table-cell>
          <table:table-cell table:number-columns-repeated="4"/>
          <table:table-cell office:value-type="float" office:value="-1.88" calcext:value-type="float">
            <text:p>-1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11</text:p>
          </table:table-cell>
          <table:table-cell office:value-type="float" office:value="23.25" calcext:value-type="float">
            <text:p>23.25</text:p>
          </table:table-cell>
          <table:table-cell office:value-type="float" office:value="23.75" calcext:value-type="float">
            <text:p>23.75</text:p>
          </table:table-cell>
          <table:table-cell office:value-type="float" office:value="22.94" calcext:value-type="float">
            <text:p>22.94</text:p>
          </table:table-cell>
          <table:table-cell office:value-type="float" office:value="23.25" calcext:value-type="float">
            <text:p>23.25</text:p>
          </table:table-cell>
          <table:table-cell office:value-type="float" office:value="634500" calcext:value-type="float">
            <text:p>634500</text:p>
          </table:table-cell>
          <table:table-cell office:value-type="float" office:value="23.25" calcext:value-type="float">
            <text:p>23.25</text:p>
          </table:table-cell>
          <table:table-cell table:formula="of:=([.G667]-[.G668])/[.G668]" office:value-type="percentage" office:value="0.00129198966408274" calcext:value-type="percentage">
            <text:p>0.13%</text:p>
          </table:table-cell>
          <table:table-cell table:number-columns-repeated="4"/>
          <table:table-cell office:value-type="float" office:value="-8.77" calcext:value-type="float">
            <text:p>-8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10</text:p>
          </table:table-cell>
          <table:table-cell office:value-type="float" office:value="23.26" calcext:value-type="float">
            <text:p>23.26</text:p>
          </table:table-cell>
          <table:table-cell office:value-type="float" office:value="23.64" calcext:value-type="float">
            <text:p>23.64</text:p>
          </table:table-cell>
          <table:table-cell office:value-type="float" office:value="22.81" calcext:value-type="float">
            <text:p>22.81</text:p>
          </table:table-cell>
          <table:table-cell office:value-type="float" office:value="23.22" calcext:value-type="float">
            <text:p>23.22</text:p>
          </table:table-cell>
          <table:table-cell office:value-type="float" office:value="836100" calcext:value-type="float">
            <text:p>836100</text:p>
          </table:table-cell>
          <table:table-cell office:value-type="float" office:value="23.22" calcext:value-type="float">
            <text:p>23.22</text:p>
          </table:table-cell>
          <table:table-cell table:formula="of:=([.G668]-[.G669])/[.G669]" office:value-type="percentage" office:value="0.000430848772080914" calcext:value-type="percentage">
            <text:p>0.04%</text:p>
          </table:table-cell>
          <table:table-cell table:number-columns-repeated="4"/>
          <table:table-cell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09</text:p>
          </table:table-cell>
          <table:table-cell office:value-type="float" office:value="24.13" calcext:value-type="float">
            <text:p>24.13</text:p>
          </table:table-cell>
          <table:table-cell office:value-type="float" office:value="24.18" calcext:value-type="float">
            <text:p>24.18</text:p>
          </table:table-cell>
          <table:table-cell office:value-type="float" office:value="22.79" calcext:value-type="float">
            <text:p>22.79</text:p>
          </table:table-cell>
          <table:table-cell office:value-type="float" office:value="23.21" calcext:value-type="float">
            <text:p>23.21</text:p>
          </table:table-cell>
          <table:table-cell office:value-type="float" office:value="2635600" calcext:value-type="float">
            <text:p>2635600</text:p>
          </table:table-cell>
          <table:table-cell office:value-type="float" office:value="23.21" calcext:value-type="float">
            <text:p>23.21</text:p>
          </table:table-cell>
          <table:table-cell table:formula="of:=([.G669]-[.G670])/[.G670]" office:value-type="percentage" office:value="-0.0522662311147406" calcext:value-type="percentage">
            <text:p>-5.23%</text:p>
          </table:table-cell>
          <table:table-cell table:number-columns-repeated="4"/>
          <table:table-cell office:value-type="float" office:value="-4.79" calcext:value-type="float">
            <text:p>-4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08</text:p>
          </table:table-cell>
          <table:table-cell office:value-type="float" office:value="23.78" calcext:value-type="float">
            <text:p>23.78</text:p>
          </table:table-cell>
          <table:table-cell office:value-type="float" office:value="25.25" calcext:value-type="float">
            <text:p>25.25</text:p>
          </table:table-cell>
          <table:table-cell office:value-type="float" office:value="23" calcext:value-type="float">
            <text:p>23</text:p>
          </table:table-cell>
          <table:table-cell office:value-type="float" office:value="24.49" calcext:value-type="float">
            <text:p>24.49</text:p>
          </table:table-cell>
          <table:table-cell office:value-type="float" office:value="3504900" calcext:value-type="float">
            <text:p>3504900</text:p>
          </table:table-cell>
          <table:table-cell office:value-type="float" office:value="24.49" calcext:value-type="float">
            <text:p>24.49</text:p>
          </table:table-cell>
          <table:table-cell table:formula="of:=([.G670]-[.G671])/[.G671]" office:value-type="percentage" office:value="0.0615517988729952" calcext:value-type="percentage">
            <text:p>6.16%</text:p>
          </table:table-cell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07</text:p>
          </table:table-cell>
          <table:table-cell table:number-columns-repeated="2" office:value-type="float" office:value="23.26" calcext:value-type="float">
            <text:p>23.26</text:p>
          </table:table-cell>
          <table:table-cell office:value-type="float" office:value="22.88" calcext:value-type="float">
            <text:p>22.88</text:p>
          </table:table-cell>
          <table:table-cell office:value-type="float" office:value="23.07" calcext:value-type="float">
            <text:p>23.07</text:p>
          </table:table-cell>
          <table:table-cell office:value-type="float" office:value="895100" calcext:value-type="float">
            <text:p>895100</text:p>
          </table:table-cell>
          <table:table-cell office:value-type="float" office:value="23.07" calcext:value-type="float">
            <text:p>23.07</text:p>
          </table:table-cell>
          <table:table-cell table:formula="of:=([.G671]-[.G672])/[.G672]" office:value-type="percentage" office:value="-0.0166240409207161" calcext:value-type="percentage">
            <text:p>-1.66%</text:p>
          </table:table-cell>
          <table:table-cell table:number-columns-repeated="4"/>
          <table:table-cell office:value-type="float" office:value="1.95" calcext:value-type="float">
            <text:p>1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04</text:p>
          </table:table-cell>
          <table:table-cell office:value-type="float" office:value="23.44" calcext:value-type="float">
            <text:p>23.44</text:p>
          </table:table-cell>
          <table:table-cell office:value-type="float" office:value="23.67" calcext:value-type="float">
            <text:p>23.67</text:p>
          </table:table-cell>
          <table:table-cell office:value-type="float" office:value="23.22" calcext:value-type="float">
            <text:p>23.22</text:p>
          </table:table-cell>
          <table:table-cell office:value-type="float" office:value="23.46" calcext:value-type="float">
            <text:p>23.46</text:p>
          </table:table-cell>
          <table:table-cell office:value-type="float" office:value="544000" calcext:value-type="float">
            <text:p>544000</text:p>
          </table:table-cell>
          <table:table-cell office:value-type="float" office:value="23.46" calcext:value-type="float">
            <text:p>23.46</text:p>
          </table:table-cell>
          <table:table-cell table:formula="of:=([.G672]-[.G673])/[.G673]" office:value-type="percentage" office:value="-0.00719424460431647" calcext:value-type="percentage">
            <text:p>-0.72%</text:p>
          </table:table-cell>
          <table:table-cell table:number-columns-repeated="4"/>
          <table:table-cell office:value-type="float" office:value="-0.77" calcext:value-type="float">
            <text:p>-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03</text:p>
          </table:table-cell>
          <table:table-cell office:value-type="float" office:value="23.82" calcext:value-type="float">
            <text:p>23.82</text:p>
          </table:table-cell>
          <table:table-cell office:value-type="float" office:value="23.9" calcext:value-type="float">
            <text:p>23.9</text:p>
          </table:table-cell>
          <table:table-cell office:value-type="float" office:value="23.15" calcext:value-type="float">
            <text:p>23.15</text:p>
          </table:table-cell>
          <table:table-cell office:value-type="float" office:value="23.63" calcext:value-type="float">
            <text:p>23.63</text:p>
          </table:table-cell>
          <table:table-cell office:value-type="float" office:value="512000" calcext:value-type="float">
            <text:p>512000</text:p>
          </table:table-cell>
          <table:table-cell office:value-type="float" office:value="23.63" calcext:value-type="float">
            <text:p>23.63</text:p>
          </table:table-cell>
          <table:table-cell table:formula="of:=([.G673]-[.G674])/[.G674]" office:value-type="percentage" office:value="-0.0129490392648288" calcext:value-type="percentage">
            <text:p>-1.29%</text:p>
          </table:table-cell>
          <table:table-cell table:number-columns-repeated="4"/>
          <table:table-cell office:value-type="float" office:value="-0.52" calcext:value-type="float">
            <text:p>-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02</text:p>
          </table:table-cell>
          <table:table-cell office:value-type="float" office:value="24.16" calcext:value-type="float">
            <text:p>24.16</text:p>
          </table:table-cell>
          <table:table-cell office:value-type="float" office:value="24.18" calcext:value-type="float">
            <text:p>24.18</text:p>
          </table:table-cell>
          <table:table-cell office:value-type="float" office:value="23.67" calcext:value-type="float">
            <text:p>23.67</text:p>
          </table:table-cell>
          <table:table-cell office:value-type="float" office:value="23.94" calcext:value-type="float">
            <text:p>23.94</text:p>
          </table:table-cell>
          <table:table-cell office:value-type="float" office:value="569500" calcext:value-type="float">
            <text:p>569500</text:p>
          </table:table-cell>
          <table:table-cell office:value-type="float" office:value="23.94" calcext:value-type="float">
            <text:p>23.94</text:p>
          </table:table-cell>
          <table:table-cell table:formula="of:=([.G674]-[.G675])/[.G675]" office:value-type="percentage" office:value="0.00125470514429114" calcext:value-type="percentage">
            <text:p>0.13%</text:p>
          </table:table-cell>
          <table:table-cell table:number-columns-repeated="4"/>
          <table:table-cell office:value-type="float" office:value="2.68" calcext:value-type="float">
            <text:p>2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01</text:p>
          </table:table-cell>
          <table:table-cell office:value-type="float" office:value="24.31" calcext:value-type="float">
            <text:p>24.31</text:p>
          </table:table-cell>
          <table:table-cell office:value-type="float" office:value="24.73" calcext:value-type="float">
            <text:p>24.73</text:p>
          </table:table-cell>
          <table:table-cell office:value-type="float" office:value="23.54" calcext:value-type="float">
            <text:p>23.54</text:p>
          </table:table-cell>
          <table:table-cell office:value-type="float" office:value="23.91" calcext:value-type="float">
            <text:p>23.91</text:p>
          </table:table-cell>
          <table:table-cell office:value-type="float" office:value="707800" calcext:value-type="float">
            <text:p>707800</text:p>
          </table:table-cell>
          <table:table-cell office:value-type="float" office:value="23.91" calcext:value-type="float">
            <text:p>23.91</text:p>
          </table:table-cell>
          <table:table-cell table:formula="of:=([.G675]-[.G676])/[.G676]" office:value-type="percentage" office:value="-0.00788381742738594" calcext:value-type="percentage">
            <text:p>-0.79%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31</text:p>
          </table:table-cell>
          <table:table-cell office:value-type="float" office:value="24.05" calcext:value-type="float">
            <text:p>24.05</text:p>
          </table:table-cell>
          <table:table-cell office:value-type="float" office:value="24.12" calcext:value-type="float">
            <text:p>24.12</text:p>
          </table:table-cell>
          <table:table-cell office:value-type="float" office:value="23.5" calcext:value-type="float">
            <text:p>23.5</text:p>
          </table:table-cell>
          <table:table-cell office:value-type="float" office:value="24.1" calcext:value-type="float">
            <text:p>24.1</text:p>
          </table:table-cell>
          <table:table-cell office:value-type="float" office:value="830300" calcext:value-type="float">
            <text:p>830300</text:p>
          </table:table-cell>
          <table:table-cell office:value-type="float" office:value="24.1" calcext:value-type="float">
            <text:p>24.1</text:p>
          </table:table-cell>
          <table:table-cell table:formula="of:=([.G676]-[.G677])/[.G677]" office:value-type="percentage" office:value="0.00374843815077051" calcext:value-type="percentage">
            <text:p>0.37%</text:p>
          </table:table-cell>
          <table:table-cell table:number-columns-repeated="4"/>
          <table:table-cell office:value-type="float" office:value="2.84" calcext:value-type="float">
            <text:p>2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28</text:p>
          </table:table-cell>
          <table:table-cell table:number-columns-repeated="2" office:value-type="float" office:value="24.88" calcext:value-type="float">
            <text:p>24.88</text:p>
          </table:table-cell>
          <table:table-cell office:value-type="float" office:value="23.75" calcext:value-type="float">
            <text:p>23.75</text:p>
          </table:table-cell>
          <table:table-cell office:value-type="float" office:value="24.01" calcext:value-type="float">
            <text:p>24.01</text:p>
          </table:table-cell>
          <table:table-cell office:value-type="float" office:value="1048400" calcext:value-type="float">
            <text:p>1048400</text:p>
          </table:table-cell>
          <table:table-cell office:value-type="float" office:value="24.01" calcext:value-type="float">
            <text:p>24.01</text:p>
          </table:table-cell>
          <table:table-cell table:formula="of:=([.G677]-[.G678])/[.G678]" office:value-type="percentage" office:value="-0.0365168539325843" calcext:value-type="percentage">
            <text:p>-3.65%</text:p>
          </table:table-cell>
          <table:table-cell table:number-columns-repeated="4"/>
          <table:table-cell office:value-type="float" office:value="1.43" calcext:value-type="float">
            <text:p>1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27</text:p>
          </table:table-cell>
          <table:table-cell office:value-type="float" office:value="24.74" calcext:value-type="float">
            <text:p>24.74</text:p>
          </table:table-cell>
          <table:table-cell office:value-type="float" office:value="25.08" calcext:value-type="float">
            <text:p>25.08</text:p>
          </table:table-cell>
          <table:table-cell office:value-type="float" office:value="24.53" calcext:value-type="float">
            <text:p>24.53</text:p>
          </table:table-cell>
          <table:table-cell office:value-type="float" office:value="24.92" calcext:value-type="float">
            <text:p>24.92</text:p>
          </table:table-cell>
          <table:table-cell office:value-type="float" office:value="895700" calcext:value-type="float">
            <text:p>895700</text:p>
          </table:table-cell>
          <table:table-cell office:value-type="float" office:value="24.92" calcext:value-type="float">
            <text:p>24.92</text:p>
          </table:table-cell>
          <table:table-cell table:formula="of:=([.G678]-[.G679])/[.G679]" office:value-type="percentage" office:value="0.00686868686868694" calcext:value-type="percentage">
            <text:p>0.69%</text:p>
          </table:table-cell>
          <table:table-cell table:number-columns-repeated="4"/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26</text:p>
          </table:table-cell>
          <table:table-cell office:value-type="float" office:value="24.71" calcext:value-type="float">
            <text:p>24.71</text:p>
          </table:table-cell>
          <table:table-cell office:value-type="float" office:value="24.88" calcext:value-type="float">
            <text:p>24.88</text:p>
          </table:table-cell>
          <table:table-cell office:value-type="float" office:value="24.1" calcext:value-type="float">
            <text:p>24.1</text:p>
          </table:table-cell>
          <table:table-cell office:value-type="float" office:value="24.75" calcext:value-type="float">
            <text:p>24.75</text:p>
          </table:table-cell>
          <table:table-cell office:value-type="float" office:value="1079900" calcext:value-type="float">
            <text:p>1079900</text:p>
          </table:table-cell>
          <table:table-cell office:value-type="float" office:value="24.75" calcext:value-type="float">
            <text:p>24.75</text:p>
          </table:table-cell>
          <table:table-cell table:formula="of:=([.G679]-[.G680])/[.G680]" office:value-type="percentage" office:value="0.00283630470016209" calcext:value-type="percentage">
            <text:p>0.28%</text:p>
          </table:table-cell>
          <table:table-cell table:number-columns-repeated="4"/>
          <table:table-cell office:value-type="float" office:value="1.64" calcext:value-type="float">
            <text:p>1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25</text:p>
          </table:table-cell>
          <table:table-cell office:value-type="float" office:value="24.65" calcext:value-type="float">
            <text:p>24.65</text:p>
          </table:table-cell>
          <table:table-cell office:value-type="float" office:value="24.89" calcext:value-type="float">
            <text:p>24.89</text:p>
          </table:table-cell>
          <table:table-cell office:value-type="float" office:value="24.02" calcext:value-type="float">
            <text:p>24.02</text:p>
          </table:table-cell>
          <table:table-cell office:value-type="float" office:value="24.68" calcext:value-type="float">
            <text:p>24.68</text:p>
          </table:table-cell>
          <table:table-cell office:value-type="float" office:value="1271500" calcext:value-type="float">
            <text:p>1271500</text:p>
          </table:table-cell>
          <table:table-cell office:value-type="float" office:value="24.68" calcext:value-type="float">
            <text:p>24.68</text:p>
          </table:table-cell>
          <table:table-cell table:formula="of:=([.G680]-[.G681])/[.G681]" office:value-type="percentage" office:value="0.00775826868109438" calcext:value-type="percentage">
            <text:p>0.78%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24</text:p>
          </table:table-cell>
          <table:table-cell office:value-type="float" office:value="23.53" calcext:value-type="float">
            <text:p>23.53</text:p>
          </table:table-cell>
          <table:table-cell office:value-type="float" office:value="24.81" calcext:value-type="float">
            <text:p>24.81</text:p>
          </table:table-cell>
          <table:table-cell office:value-type="float" office:value="23.23" calcext:value-type="float">
            <text:p>23.23</text:p>
          </table:table-cell>
          <table:table-cell office:value-type="float" office:value="24.49" calcext:value-type="float">
            <text:p>24.49</text:p>
          </table:table-cell>
          <table:table-cell office:value-type="float" office:value="1645100" calcext:value-type="float">
            <text:p>1645100</text:p>
          </table:table-cell>
          <table:table-cell office:value-type="float" office:value="24.49" calcext:value-type="float">
            <text:p>24.49</text:p>
          </table:table-cell>
          <table:table-cell table:formula="of:=([.G681]-[.G682])/[.G682]" office:value-type="percentage" office:value="0.0629340277777778" calcext:value-type="percentage">
            <text:p>6.29%</text:p>
          </table:table-cell>
          <table:table-cell table:number-columns-repeated="4"/>
          <table:table-cell office:value-type="float" office:value="-0.36" calcext:value-type="float">
            <text:p>-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21</text:p>
          </table:table-cell>
          <table:table-cell office:value-type="float" office:value="23.12" calcext:value-type="float">
            <text:p>23.12</text:p>
          </table:table-cell>
          <table:table-cell office:value-type="float" office:value="23.59" calcext:value-type="float">
            <text:p>23.59</text:p>
          </table:table-cell>
          <table:table-cell office:value-type="float" office:value="22.71" calcext:value-type="float">
            <text:p>22.71</text:p>
          </table:table-cell>
          <table:table-cell office:value-type="float" office:value="23.04" calcext:value-type="float">
            <text:p>23.04</text:p>
          </table:table-cell>
          <table:table-cell office:value-type="float" office:value="1217000" calcext:value-type="float">
            <text:p>1217000</text:p>
          </table:table-cell>
          <table:table-cell office:value-type="float" office:value="23.04" calcext:value-type="float">
            <text:p>23.04</text:p>
          </table:table-cell>
          <table:table-cell table:formula="of:=([.G682]-[.G683])/[.G683]" office:value-type="percentage" office:value="0.0185676392572943" calcext:value-type="percentage">
            <text:p>1.86%</text:p>
          </table:table-cell>
          <table:table-cell table:number-columns-repeated="4"/>
          <table:table-cell office:value-type="float" office:value="-5.46" calcext:value-type="float">
            <text:p>-5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20</text:p>
          </table:table-cell>
          <table:table-cell office:value-type="float" office:value="24.03" calcext:value-type="float">
            <text:p>24.03</text:p>
          </table:table-cell>
          <table:table-cell office:value-type="float" office:value="24.45" calcext:value-type="float">
            <text:p>24.45</text:p>
          </table:table-cell>
          <table:table-cell office:value-type="float" office:value="22.37" calcext:value-type="float">
            <text:p>22.37</text:p>
          </table:table-cell>
          <table:table-cell office:value-type="float" office:value="22.62" calcext:value-type="float">
            <text:p>22.62</text:p>
          </table:table-cell>
          <table:table-cell office:value-type="float" office:value="2279900" calcext:value-type="float">
            <text:p>2279900</text:p>
          </table:table-cell>
          <table:table-cell office:value-type="float" office:value="22.62" calcext:value-type="float">
            <text:p>22.62</text:p>
          </table:table-cell>
          <table:table-cell table:formula="of:=([.G683]-[.G684])/[.G684]" office:value-type="percentage" office:value="-0.0586766541822722" calcext:value-type="percentage">
            <text:p>-5.87%</text:p>
          </table:table-cell>
          <table:table-cell table:number-columns-repeated="4"/>
          <table:table-cell office:value-type="float" office:value="-4.23" calcext:value-type="float">
            <text:p>-4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19</text:p>
          </table:table-cell>
          <table:table-cell office:value-type="float" office:value="25.27" calcext:value-type="float">
            <text:p>25.27</text:p>
          </table:table-cell>
          <table:table-cell office:value-type="float" office:value="25.47" calcext:value-type="float">
            <text:p>25.47</text:p>
          </table:table-cell>
          <table:table-cell office:value-type="float" office:value="23.75" calcext:value-type="float">
            <text:p>23.75</text:p>
          </table:table-cell>
          <table:table-cell office:value-type="float" office:value="24.03" calcext:value-type="float">
            <text:p>24.03</text:p>
          </table:table-cell>
          <table:table-cell office:value-type="float" office:value="2371500" calcext:value-type="float">
            <text:p>2371500</text:p>
          </table:table-cell>
          <table:table-cell office:value-type="float" office:value="24.03" calcext:value-type="float">
            <text:p>24.03</text:p>
          </table:table-cell>
          <table:table-cell table:formula="of:=([.G684]-[.G685])/[.G685]" office:value-type="percentage" office:value="-0.062792511700468" calcext:value-type="percentage">
            <text:p>-6.28%</text:p>
          </table:table-cell>
          <table:table-cell table:number-columns-repeated="4"/>
          <table:table-cell office:value-type="float" office:value="-0.4" calcext:value-type="float">
            <text:p>-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18</text:p>
          </table:table-cell>
          <table:table-cell office:value-type="float" office:value="25.48" calcext:value-type="float">
            <text:p>25.48</text:p>
          </table:table-cell>
          <table:table-cell office:value-type="float" office:value="25.64" calcext:value-type="float">
            <text:p>25.64</text:p>
          </table:table-cell>
          <table:table-cell office:value-type="float" office:value="24.75" calcext:value-type="float">
            <text:p>24.75</text:p>
          </table:table-cell>
          <table:table-cell office:value-type="float" office:value="25.64" calcext:value-type="float">
            <text:p>25.64</text:p>
          </table:table-cell>
          <table:table-cell office:value-type="float" office:value="1621700" calcext:value-type="float">
            <text:p>1621700</text:p>
          </table:table-cell>
          <table:table-cell office:value-type="float" office:value="25.64" calcext:value-type="float">
            <text:p>25.64</text:p>
          </table:table-cell>
          <table:table-cell table:formula="of:=([.G685]-[.G686])/[.G686]" office:value-type="percentage" office:value="-0.00427184466019415" calcext:value-type="percentage">
            <text:p>-0.43%</text:p>
          </table:table-cell>
          <table:table-cell table:number-columns-repeated="4"/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14</text:p>
          </table:table-cell>
          <table:table-cell office:value-type="float" office:value="26.15" calcext:value-type="float">
            <text:p>26.15</text:p>
          </table:table-cell>
          <table:table-cell office:value-type="float" office:value="26.58" calcext:value-type="float">
            <text:p>26.58</text:p>
          </table:table-cell>
          <table:table-cell office:value-type="float" office:value="25.61" calcext:value-type="float">
            <text:p>25.61</text:p>
          </table:table-cell>
          <table:table-cell office:value-type="float" office:value="25.75" calcext:value-type="float">
            <text:p>25.75</text:p>
          </table:table-cell>
          <table:table-cell office:value-type="float" office:value="1192000" calcext:value-type="float">
            <text:p>1192000</text:p>
          </table:table-cell>
          <table:table-cell office:value-type="float" office:value="25.75" calcext:value-type="float">
            <text:p>25.75</text:p>
          </table:table-cell>
          <table:table-cell table:formula="of:=([.G686]-[.G687])/[.G687]" office:value-type="percentage" office:value="-0.0179252479023646" calcext:value-type="percentage">
            <text:p>-1.79%</text:p>
          </table:table-cell>
          <table:table-cell table:number-columns-repeated="4"/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13</text:p>
          </table:table-cell>
          <table:table-cell office:value-type="float" office:value="26.96" calcext:value-type="float">
            <text:p>26.96</text:p>
          </table:table-cell>
          <table:table-cell office:value-type="float" office:value="26.97" calcext:value-type="float">
            <text:p>26.97</text:p>
          </table:table-cell>
          <table:table-cell office:value-type="float" office:value="26.16" calcext:value-type="float">
            <text:p>26.16</text:p>
          </table:table-cell>
          <table:table-cell office:value-type="float" office:value="26.22" calcext:value-type="float">
            <text:p>26.22</text:p>
          </table:table-cell>
          <table:table-cell office:value-type="float" office:value="723600" calcext:value-type="float">
            <text:p>723600</text:p>
          </table:table-cell>
          <table:table-cell office:value-type="float" office:value="26.22" calcext:value-type="float">
            <text:p>26.22</text:p>
          </table:table-cell>
          <table:table-cell table:formula="of:=([.G687]-[.G688])/[.G688]" office:value-type="percentage" office:value="-0.0274480712166173" calcext:value-type="percentage">
            <text:p>-2.74%</text:p>
          </table:table-cell>
          <table:table-cell table:number-columns-repeated="4"/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12</text:p>
          </table:table-cell>
          <table:table-cell office:value-type="float" office:value="27.01" calcext:value-type="float">
            <text:p>27.01</text:p>
          </table:table-cell>
          <table:table-cell office:value-type="float" office:value="27.4" calcext:value-type="float">
            <text:p>27.4</text:p>
          </table:table-cell>
          <table:table-cell office:value-type="float" office:value="26.52" calcext:value-type="float">
            <text:p>26.52</text:p>
          </table:table-cell>
          <table:table-cell office:value-type="float" office:value="26.96" calcext:value-type="float">
            <text:p>26.96</text:p>
          </table:table-cell>
          <table:table-cell office:value-type="float" office:value="964400" calcext:value-type="float">
            <text:p>964400</text:p>
          </table:table-cell>
          <table:table-cell office:value-type="float" office:value="26.96" calcext:value-type="float">
            <text:p>26.96</text:p>
          </table:table-cell>
          <table:table-cell table:formula="of:=([.G688]-[.G689])/[.G689]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.69" calcext:value-type="float">
            <text:p>1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11</text:p>
          </table:table-cell>
          <table:table-cell office:value-type="float" office:value="28.59" calcext:value-type="float">
            <text:p>28.59</text:p>
          </table:table-cell>
          <table:table-cell office:value-type="float" office:value="28.71" calcext:value-type="float">
            <text:p>28.71</text:p>
          </table:table-cell>
          <table:table-cell office:value-type="float" office:value="26.92" calcext:value-type="float">
            <text:p>26.92</text:p>
          </table:table-cell>
          <table:table-cell office:value-type="float" office:value="26.96" calcext:value-type="float">
            <text:p>26.96</text:p>
          </table:table-cell>
          <table:table-cell office:value-type="float" office:value="1710200" calcext:value-type="float">
            <text:p>1710200</text:p>
          </table:table-cell>
          <table:table-cell office:value-type="float" office:value="26.96" calcext:value-type="float">
            <text:p>26.96</text:p>
          </table:table-cell>
          <table:table-cell table:formula="of:=([.G689]-[.G690])/[.G690]" office:value-type="percentage" office:value="-0.0523725834797891" calcext:value-type="percentage">
            <text:p>-5.24%</text:p>
          </table:table-cell>
          <table:table-cell table:number-columns-repeated="4"/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10</text:p>
          </table:table-cell>
          <table:table-cell office:value-type="float" office:value="28.17" calcext:value-type="float">
            <text:p>28.17</text:p>
          </table:table-cell>
          <table:table-cell office:value-type="float" office:value="28.68" calcext:value-type="float">
            <text:p>28.68</text:p>
          </table:table-cell>
          <table:table-cell office:value-type="float" office:value="28.05" calcext:value-type="float">
            <text:p>28.05</text:p>
          </table:table-cell>
          <table:table-cell office:value-type="float" office:value="28.45" calcext:value-type="float">
            <text:p>28.45</text:p>
          </table:table-cell>
          <table:table-cell office:value-type="float" office:value="1342700" calcext:value-type="float">
            <text:p>1342700</text:p>
          </table:table-cell>
          <table:table-cell office:value-type="float" office:value="28.45" calcext:value-type="float">
            <text:p>28.45</text:p>
          </table:table-cell>
          <table:table-cell table:formula="of:=([.G690]-[.G691])/[.G691]" office:value-type="percentage" office:value="0.00743626062322949" calcext:value-type="percentage">
            <text:p>0.74%</text:p>
          </table:table-cell>
          <table:table-cell table:number-columns-repeated="4"/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07</text:p>
          </table:table-cell>
          <table:table-cell office:value-type="float" office:value="28" calcext:value-type="float">
            <text:p>28</text:p>
          </table:table-cell>
          <table:table-cell office:value-type="float" office:value="28.58" calcext:value-type="float">
            <text:p>28.58</text:p>
          </table:table-cell>
          <table:table-cell office:value-type="float" office:value="27.9" calcext:value-type="float">
            <text:p>27.9</text:p>
          </table:table-cell>
          <table:table-cell office:value-type="float" office:value="28.24" calcext:value-type="float">
            <text:p>28.24</text:p>
          </table:table-cell>
          <table:table-cell office:value-type="float" office:value="2247900" calcext:value-type="float">
            <text:p>2247900</text:p>
          </table:table-cell>
          <table:table-cell office:value-type="float" office:value="28.24" calcext:value-type="float">
            <text:p>28.24</text:p>
          </table:table-cell>
          <table:table-cell table:formula="of:=([.G691]-[.G692])/[.G692]" office:value-type="percentage" office:value="0.0129124820659971" calcext:value-type="percentage">
            <text:p>1.29%</text:p>
          </table:table-cell>
          <table:table-cell table:number-columns-repeated="4"/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06</text:p>
          </table:table-cell>
          <table:table-cell office:value-type="float" office:value="26.83" calcext:value-type="float">
            <text:p>26.83</text:p>
          </table:table-cell>
          <table:table-cell office:value-type="float" office:value="28" calcext:value-type="float">
            <text:p>28</text:p>
          </table:table-cell>
          <table:table-cell office:value-type="float" office:value="26.81" calcext:value-type="float">
            <text:p>26.81</text:p>
          </table:table-cell>
          <table:table-cell office:value-type="float" office:value="27.88" calcext:value-type="float">
            <text:p>27.88</text:p>
          </table:table-cell>
          <table:table-cell office:value-type="float" office:value="2061200" calcext:value-type="float">
            <text:p>2061200</text:p>
          </table:table-cell>
          <table:table-cell office:value-type="float" office:value="27.88" calcext:value-type="float">
            <text:p>27.88</text:p>
          </table:table-cell>
          <table:table-cell table:formula="of:=([.G692]-[.G693])/[.G693]" office:value-type="percentage" office:value="0.0391352963101007" calcext:value-type="percentage">
            <text:p>3.91%</text:p>
          </table:table-cell>
          <table:table-cell table:number-columns-repeated="4"/>
          <table:table-cell office:value-type="float" office:value="-0.71" calcext:value-type="float">
            <text:p>-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05</text:p>
          </table:table-cell>
          <table:table-cell office:value-type="float" office:value="26.48" calcext:value-type="float">
            <text:p>26.48</text:p>
          </table:table-cell>
          <table:table-cell office:value-type="float" office:value="26.9" calcext:value-type="float">
            <text:p>26.9</text:p>
          </table:table-cell>
          <table:table-cell office:value-type="float" office:value="26.19" calcext:value-type="float">
            <text:p>26.19</text:p>
          </table:table-cell>
          <table:table-cell office:value-type="float" office:value="26.83" calcext:value-type="float">
            <text:p>26.83</text:p>
          </table:table-cell>
          <table:table-cell office:value-type="float" office:value="1446700" calcext:value-type="float">
            <text:p>1446700</text:p>
          </table:table-cell>
          <table:table-cell office:value-type="float" office:value="26.83" calcext:value-type="float">
            <text:p>26.83</text:p>
          </table:table-cell>
          <table:table-cell table:formula="of:=([.G693]-[.G694])/[.G694]" office:value-type="percentage" office:value="0.00599925009373815" calcext:value-type="percentage">
            <text:p>0.60%</text:p>
          </table:table-cell>
          <table:table-cell table:number-columns-repeated="4"/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04</text:p>
          </table:table-cell>
          <table:table-cell office:value-type="float" office:value="26.66" calcext:value-type="float">
            <text:p>26.66</text:p>
          </table:table-cell>
          <table:table-cell office:value-type="float" office:value="26.95" calcext:value-type="float">
            <text:p>26.95</text:p>
          </table:table-cell>
          <table:table-cell office:value-type="float" office:value="26.02" calcext:value-type="float">
            <text:p>26.02</text:p>
          </table:table-cell>
          <table:table-cell office:value-type="float" office:value="26.67" calcext:value-type="float">
            <text:p>26.67</text:p>
          </table:table-cell>
          <table:table-cell office:value-type="float" office:value="1187400" calcext:value-type="float">
            <text:p>1187400</text:p>
          </table:table-cell>
          <table:table-cell office:value-type="float" office:value="26.67" calcext:value-type="float">
            <text:p>26.67</text:p>
          </table:table-cell>
          <table:table-cell table:formula="of:=([.G694]-[.G695])/[.G695]" office:value-type="percentage" office:value="0.00187828700225397" calcext:value-type="percentage">
            <text:p>0.19%</text:p>
          </table:table-cell>
          <table:table-cell table:number-columns-repeated="4"/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03</text:p>
          </table:table-cell>
          <table:table-cell office:value-type="float" office:value="26.84" calcext:value-type="float">
            <text:p>26.84</text:p>
          </table:table-cell>
          <table:table-cell office:value-type="float" office:value="27" calcext:value-type="float">
            <text:p>27</text:p>
          </table:table-cell>
          <table:table-cell office:value-type="float" office:value="25.9" calcext:value-type="float">
            <text:p>25.9</text:p>
          </table:table-cell>
          <table:table-cell office:value-type="float" office:value="26.62" calcext:value-type="float">
            <text:p>26.62</text:p>
          </table:table-cell>
          <table:table-cell office:value-type="float" office:value="1283000" calcext:value-type="float">
            <text:p>1283000</text:p>
          </table:table-cell>
          <table:table-cell office:value-type="float" office:value="26.62" calcext:value-type="float">
            <text:p>26.62</text:p>
          </table:table-cell>
          <table:table-cell table:formula="of:=([.G695]-[.G696])/[.G696]" office:value-type="percentage" office:value="-0.000375516334960496" calcext:value-type="percentage">
            <text:p>-0.04%</text:p>
          </table:table-cell>
          <table:table-cell table:number-columns-repeated="4"/>
          <table:table-cell office:value-type="float" office:value="-7.31" calcext:value-type="float">
            <text:p>-7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31</text:p>
          </table:table-cell>
          <table:table-cell office:value-type="float" office:value="26.57" calcext:value-type="float">
            <text:p>26.57</text:p>
          </table:table-cell>
          <table:table-cell office:value-type="float" office:value="27.25" calcext:value-type="float">
            <text:p>27.25</text:p>
          </table:table-cell>
          <table:table-cell office:value-type="float" office:value="26.5" calcext:value-type="float">
            <text:p>26.5</text:p>
          </table:table-cell>
          <table:table-cell office:value-type="float" office:value="26.63" calcext:value-type="float">
            <text:p>26.63</text:p>
          </table:table-cell>
          <table:table-cell office:value-type="float" office:value="1417900" calcext:value-type="float">
            <text:p>1417900</text:p>
          </table:table-cell>
          <table:table-cell office:value-type="float" office:value="26.63" calcext:value-type="float">
            <text:p>26.63</text:p>
          </table:table-cell>
          <table:table-cell table:formula="of:=([.G696]-[.G697])/[.G697]" office:value-type="percentage" office:value="0.00490566037735845" calcext:value-type="percentage">
            <text:p>0.49%</text:p>
          </table:table-cell>
          <table:table-cell table:number-columns-repeated="4"/>
          <table:table-cell office:value-type="float" office:value="2.21" calcext:value-type="float">
            <text:p>2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30</text:p>
          </table:table-cell>
          <table:table-cell office:value-type="float" office:value="27.7" calcext:value-type="float">
            <text:p>27.7</text:p>
          </table:table-cell>
          <table:table-cell office:value-type="float" office:value="27.9" calcext:value-type="float">
            <text:p>27.9</text:p>
          </table:table-cell>
          <table:table-cell office:value-type="float" office:value="26.38" calcext:value-type="float">
            <text:p>26.38</text:p>
          </table:table-cell>
          <table:table-cell office:value-type="float" office:value="26.5" calcext:value-type="float">
            <text:p>26.5</text:p>
          </table:table-cell>
          <table:table-cell office:value-type="float" office:value="2041100" calcext:value-type="float">
            <text:p>2041100</text:p>
          </table:table-cell>
          <table:table-cell office:value-type="float" office:value="26.5" calcext:value-type="float">
            <text:p>26.5</text:p>
          </table:table-cell>
          <table:table-cell table:formula="of:=([.G697]-[.G698])/[.G698]" office:value-type="percentage" office:value="-0.0443562928236567" calcext:value-type="percentage">
            <text:p>-4.44%</text:p>
          </table:table-cell>
          <table:table-cell table:number-columns-repeated="4"/>
          <table:table-cell office:value-type="float" office:value="-1.52" calcext:value-type="float">
            <text:p>-1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29</text:p>
          </table:table-cell>
          <table:table-cell office:value-type="float" office:value="27.03" calcext:value-type="float">
            <text:p>27.03</text:p>
          </table:table-cell>
          <table:table-cell office:value-type="float" office:value="28.01" calcext:value-type="float">
            <text:p>28.01</text:p>
          </table:table-cell>
          <table:table-cell office:value-type="float" office:value="26.5" calcext:value-type="float">
            <text:p>26.5</text:p>
          </table:table-cell>
          <table:table-cell office:value-type="float" office:value="27.73" calcext:value-type="float">
            <text:p>27.73</text:p>
          </table:table-cell>
          <table:table-cell office:value-type="float" office:value="3319200" calcext:value-type="float">
            <text:p>3319200</text:p>
          </table:table-cell>
          <table:table-cell office:value-type="float" office:value="27.73" calcext:value-type="float">
            <text:p>27.73</text:p>
          </table:table-cell>
          <table:table-cell table:formula="of:=([.G698]-[.G699])/[.G699]" office:value-type="percentage" office:value="0.0499810677773571" calcext:value-type="percentage">
            <text:p>5.00%</text:p>
          </table:table-cell>
          <table:table-cell table:number-columns-repeated="4"/>
          <table:table-cell office:value-type="float" office:value="1.11" calcext:value-type="float">
            <text:p>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28</text:p>
          </table:table-cell>
          <table:table-cell office:value-type="float" office:value="25.85" calcext:value-type="float">
            <text:p>25.85</text:p>
          </table:table-cell>
          <table:table-cell office:value-type="float" office:value="26.75" calcext:value-type="float">
            <text:p>26.75</text:p>
          </table:table-cell>
          <table:table-cell office:value-type="float" office:value="25" calcext:value-type="float">
            <text:p>25</text:p>
          </table:table-cell>
          <table:table-cell office:value-type="float" office:value="26.41" calcext:value-type="float">
            <text:p>26.41</text:p>
          </table:table-cell>
          <table:table-cell office:value-type="float" office:value="4056300" calcext:value-type="float">
            <text:p>4056300</text:p>
          </table:table-cell>
          <table:table-cell office:value-type="float" office:value="26.41" calcext:value-type="float">
            <text:p>26.41</text:p>
          </table:table-cell>
          <table:table-cell table:formula="of:=([.G699]-[.G700])/[.G700]" office:value-type="percentage" office:value="0.0336594911937377" calcext:value-type="percentage">
            <text:p>3.37%</text:p>
          </table:table-cell>
          <table:table-cell table:number-columns-repeated="4"/>
          <table:table-cell office:value-type="float" office:value="-3.18" calcext:value-type="float">
            <text:p>-3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27</text:p>
          </table:table-cell>
          <table:table-cell office:value-type="float" office:value="28.02" calcext:value-type="float">
            <text:p>28.02</text:p>
          </table:table-cell>
          <table:table-cell office:value-type="float" office:value="28.58" calcext:value-type="float">
            <text:p>28.58</text:p>
          </table:table-cell>
          <table:table-cell office:value-type="float" office:value="25.06" calcext:value-type="float">
            <text:p>25.06</text:p>
          </table:table-cell>
          <table:table-cell office:value-type="float" office:value="25.55" calcext:value-type="float">
            <text:p>25.55</text:p>
          </table:table-cell>
          <table:table-cell office:value-type="float" office:value="9301900" calcext:value-type="float">
            <text:p>9301900</text:p>
          </table:table-cell>
          <table:table-cell office:value-type="float" office:value="25.55" calcext:value-type="float">
            <text:p>25.55</text:p>
          </table:table-cell>
          <table:table-cell table:formula="of:=([.G700]-[.G701])/[.G701]" office:value-type="percentage" office:value="-0.150880691259555" calcext:value-type="percentage">
            <text:p>-15.09%</text:p>
          </table:table-cell>
          <table:table-cell table:number-columns-repeated="4"/>
          <table:table-cell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23</text:p>
          </table:table-cell>
          <table:table-cell office:value-type="float" office:value="31.26" calcext:value-type="float">
            <text:p>31.26</text:p>
          </table:table-cell>
          <table:table-cell office:value-type="float" office:value="32.48" calcext:value-type="float">
            <text:p>32.48</text:p>
          </table:table-cell>
          <table:table-cell office:value-type="float" office:value="29.92" calcext:value-type="float">
            <text:p>29.92</text:p>
          </table:table-cell>
          <table:table-cell office:value-type="float" office:value="30.09" calcext:value-type="float">
            <text:p>30.09</text:p>
          </table:table-cell>
          <table:table-cell office:value-type="float" office:value="1552600" calcext:value-type="float">
            <text:p>1552600</text:p>
          </table:table-cell>
          <table:table-cell office:value-type="float" office:value="30.09" calcext:value-type="float">
            <text:p>30.09</text:p>
          </table:table-cell>
          <table:table-cell table:formula="of:=([.G701]-[.G702])/[.G702]" office:value-type="percentage" office:value="-0.0778424762488508" calcext:value-type="percentage">
            <text:p>-7.78%</text:p>
          </table:table-cell>
          <table:table-cell table:number-columns-repeated="4"/>
          <table:table-cell office:value-type="float" office:value="4.13" calcext:value-type="float">
            <text:p>4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22</text:p>
          </table:table-cell>
          <table:table-cell office:value-type="float" office:value="32.25" calcext:value-type="float">
            <text:p>32.25</text:p>
          </table:table-cell>
          <table:table-cell office:value-type="float" office:value="32.86" calcext:value-type="float">
            <text:p>32.86</text:p>
          </table:table-cell>
          <table:table-cell office:value-type="float" office:value="31.7" calcext:value-type="float">
            <text:p>31.7</text:p>
          </table:table-cell>
          <table:table-cell office:value-type="float" office:value="32.63" calcext:value-type="float">
            <text:p>32.63</text:p>
          </table:table-cell>
          <table:table-cell office:value-type="float" office:value="833300" calcext:value-type="float">
            <text:p>833300</text:p>
          </table:table-cell>
          <table:table-cell office:value-type="float" office:value="32.63" calcext:value-type="float">
            <text:p>32.63</text:p>
          </table:table-cell>
          <table:table-cell table:formula="of:=([.G702]-[.G703])/[.G703]" office:value-type="percentage" office:value="0.0114693118412897" calcext:value-type="percentage">
            <text:p>1.15%</text:p>
          </table:table-cell>
          <table:table-cell table:number-columns-repeated="4"/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21</text:p>
          </table:table-cell>
          <table:table-cell office:value-type="float" office:value="31.8" calcext:value-type="float">
            <text:p>31.8</text:p>
          </table:table-cell>
          <table:table-cell office:value-type="float" office:value="32.69" calcext:value-type="float">
            <text:p>32.69</text:p>
          </table:table-cell>
          <table:table-cell office:value-type="float" office:value="31.71" calcext:value-type="float">
            <text:p>31.71</text:p>
          </table:table-cell>
          <table:table-cell office:value-type="float" office:value="32.26" calcext:value-type="float">
            <text:p>32.26</text:p>
          </table:table-cell>
          <table:table-cell office:value-type="float" office:value="777700" calcext:value-type="float">
            <text:p>777700</text:p>
          </table:table-cell>
          <table:table-cell office:value-type="float" office:value="32.26" calcext:value-type="float">
            <text:p>32.26</text:p>
          </table:table-cell>
          <table:table-cell table:formula="of:=([.G703]-[.G704])/[.G704]" office:value-type="percentage" office:value="0.0176656151419558" calcext:value-type="percentage">
            <text:p>1.77%</text:p>
          </table:table-cell>
          <table:table-cell table:number-columns-repeated="4"/>
          <table:table-cell office:value-type="float" office:value="-1.03" calcext:value-type="float">
            <text:p>-1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20</text:p>
          </table:table-cell>
          <table:table-cell office:value-type="float" office:value="31.64" calcext:value-type="float">
            <text:p>31.64</text:p>
          </table:table-cell>
          <table:table-cell office:value-type="float" office:value="32.19" calcext:value-type="float">
            <text:p>32.19</text:p>
          </table:table-cell>
          <table:table-cell office:value-type="float" office:value="31.26" calcext:value-type="float">
            <text:p>31.26</text:p>
          </table:table-cell>
          <table:table-cell office:value-type="float" office:value="31.7" calcext:value-type="float">
            <text:p>31.7</text:p>
          </table:table-cell>
          <table:table-cell office:value-type="float" office:value="523400" calcext:value-type="float">
            <text:p>523400</text:p>
          </table:table-cell>
          <table:table-cell office:value-type="float" office:value="31.7" calcext:value-type="float">
            <text:p>31.7</text:p>
          </table:table-cell>
          <table:table-cell table:formula="of:=([.G704]-[.G705])/[.G705]" office:value-type="percentage" office:value="0.0108418367346939" calcext:value-type="percentage">
            <text:p>1.08%</text:p>
          </table:table-cell>
          <table:table-cell table:number-columns-repeated="4"/>
          <table:table-cell office:value-type="float" office:value="5.29" calcext:value-type="float">
            <text:p>5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17</text:p>
          </table:table-cell>
          <table:table-cell office:value-type="float" office:value="31.34" calcext:value-type="float">
            <text:p>31.34</text:p>
          </table:table-cell>
          <table:table-cell office:value-type="float" office:value="31.54" calcext:value-type="float">
            <text:p>31.54</text:p>
          </table:table-cell>
          <table:table-cell office:value-type="float" office:value="30.71" calcext:value-type="float">
            <text:p>30.71</text:p>
          </table:table-cell>
          <table:table-cell office:value-type="float" office:value="31.36" calcext:value-type="float">
            <text:p>31.36</text:p>
          </table:table-cell>
          <table:table-cell office:value-type="float" office:value="813000" calcext:value-type="float">
            <text:p>813000</text:p>
          </table:table-cell>
          <table:table-cell office:value-type="float" office:value="31.36" calcext:value-type="float">
            <text:p>31.36</text:p>
          </table:table-cell>
          <table:table-cell table:formula="of:=([.G705]-[.G706])/[.G706]" office:value-type="percentage" office:value="0.017851346965271" calcext:value-type="percentage">
            <text:p>1.79%</text:p>
          </table:table-cell>
          <table:table-cell table:number-columns-repeated="4"/>
          <table:table-cell office:value-type="float" office:value="-0.31" calcext:value-type="float">
            <text:p>-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16</text:p>
          </table:table-cell>
          <table:table-cell office:value-type="float" office:value="30" calcext:value-type="float">
            <text:p>30</text:p>
          </table:table-cell>
          <table:table-cell office:value-type="float" office:value="30.91" calcext:value-type="float">
            <text:p>30.91</text:p>
          </table:table-cell>
          <table:table-cell office:value-type="float" office:value="29.65" calcext:value-type="float">
            <text:p>29.65</text:p>
          </table:table-cell>
          <table:table-cell office:value-type="float" office:value="30.81" calcext:value-type="float">
            <text:p>30.81</text:p>
          </table:table-cell>
          <table:table-cell office:value-type="float" office:value="790100" calcext:value-type="float">
            <text:p>790100</text:p>
          </table:table-cell>
          <table:table-cell office:value-type="float" office:value="30.81" calcext:value-type="float">
            <text:p>30.81</text:p>
          </table:table-cell>
          <table:table-cell table:formula="of:=([.G706]-[.G707])/[.G707]" office:value-type="percentage" office:value="0.0408783783783783" calcext:value-type="percentage">
            <text:p>4.09%</text:p>
          </table:table-cell>
          <table:table-cell table:number-columns-repeated="4"/>
          <table:table-cell office:value-type="float" office:value="3.34" calcext:value-type="float">
            <text:p>3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15</text:p>
          </table:table-cell>
          <table:table-cell office:value-type="float" office:value="28.67" calcext:value-type="float">
            <text:p>28.67</text:p>
          </table:table-cell>
          <table:table-cell office:value-type="float" office:value="29.97" calcext:value-type="float">
            <text:p>29.97</text:p>
          </table:table-cell>
          <table:table-cell office:value-type="float" office:value="28.53" calcext:value-type="float">
            <text:p>28.53</text:p>
          </table:table-cell>
          <table:table-cell office:value-type="float" office:value="29.6" calcext:value-type="float">
            <text:p>29.6</text:p>
          </table:table-cell>
          <table:table-cell office:value-type="float" office:value="742900" calcext:value-type="float">
            <text:p>742900</text:p>
          </table:table-cell>
          <table:table-cell office:value-type="float" office:value="29.6" calcext:value-type="float">
            <text:p>29.6</text:p>
          </table:table-cell>
          <table:table-cell table:formula="of:=([.G707]-[.G708])/[.G708]" office:value-type="percentage" office:value="0.0375043813529618" calcext:value-type="percentage">
            <text:p>3.75%</text:p>
          </table:table-cell>
          <table:table-cell table:number-columns-repeated="4"/>
          <table:table-cell office:value-type="float" office:value="1.83" calcext:value-type="float">
            <text:p>1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14</text:p>
          </table:table-cell>
          <table:table-cell office:value-type="float" office:value="30.29" calcext:value-type="float">
            <text:p>30.29</text:p>
          </table:table-cell>
          <table:table-cell office:value-type="float" office:value="30.39" calcext:value-type="float">
            <text:p>30.39</text:p>
          </table:table-cell>
          <table:table-cell office:value-type="float" office:value="27.76" calcext:value-type="float">
            <text:p>27.76</text:p>
          </table:table-cell>
          <table:table-cell office:value-type="float" office:value="28.53" calcext:value-type="float">
            <text:p>28.53</text:p>
          </table:table-cell>
          <table:table-cell office:value-type="float" office:value="1765700" calcext:value-type="float">
            <text:p>1765700</text:p>
          </table:table-cell>
          <table:table-cell office:value-type="float" office:value="28.53" calcext:value-type="float">
            <text:p>28.53</text:p>
          </table:table-cell>
          <table:table-cell table:formula="of:=([.G708]-[.G709])/[.G709]" office:value-type="percentage" office:value="-0.0661211129296236" calcext:value-type="percentage">
            <text:p>-6.61%</text:p>
          </table:table-cell>
          <table:table-cell table:number-columns-repeated="4"/>
          <table:table-cell office:value-type="float" office:value="4.93" calcext:value-type="float">
            <text:p>4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13</text:p>
          </table:table-cell>
          <table:table-cell office:value-type="float" office:value="31.64" calcext:value-type="float">
            <text:p>31.64</text:p>
          </table:table-cell>
          <table:table-cell office:value-type="float" office:value="31.77" calcext:value-type="float">
            <text:p>31.77</text:p>
          </table:table-cell>
          <table:table-cell office:value-type="float" office:value="30.4" calcext:value-type="float">
            <text:p>30.4</text:p>
          </table:table-cell>
          <table:table-cell office:value-type="float" office:value="30.55" calcext:value-type="float">
            <text:p>30.55</text:p>
          </table:table-cell>
          <table:table-cell office:value-type="float" office:value="410400" calcext:value-type="float">
            <text:p>410400</text:p>
          </table:table-cell>
          <table:table-cell office:value-type="float" office:value="30.55" calcext:value-type="float">
            <text:p>30.55</text:p>
          </table:table-cell>
          <table:table-cell table:formula="of:=([.G709]-[.G710])/[.G710]" office:value-type="percentage" office:value="-0.0307741116751269" calcext:value-type="percentage">
            <text:p>-3.08%</text:p>
          </table:table-cell>
          <table:table-cell table:number-columns-repeated="4"/>
          <table:table-cell office:value-type="float" office:value="1.63" calcext:value-type="float">
            <text:p>1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10</text:p>
          </table:table-cell>
          <table:table-cell office:value-type="float" office:value="32.05" calcext:value-type="float">
            <text:p>32.05</text:p>
          </table:table-cell>
          <table:table-cell office:value-type="float" office:value="32.92" calcext:value-type="float">
            <text:p>32.92</text:p>
          </table:table-cell>
          <table:table-cell office:value-type="float" office:value="31.13" calcext:value-type="float">
            <text:p>31.13</text:p>
          </table:table-cell>
          <table:table-cell office:value-type="float" office:value="31.52" calcext:value-type="float">
            <text:p>31.52</text:p>
          </table:table-cell>
          <table:table-cell office:value-type="float" office:value="429400" calcext:value-type="float">
            <text:p>429400</text:p>
          </table:table-cell>
          <table:table-cell office:value-type="float" office:value="31.52" calcext:value-type="float">
            <text:p>31.52</text:p>
          </table:table-cell>
          <table:table-cell table:formula="of:=([.G710]-[.G711])/[.G711]" office:value-type="percentage" office:value="-0.0165366614664586" calcext:value-type="percentage">
            <text:p>-1.65%</text:p>
          </table:table-cell>
          <table:table-cell table:number-columns-repeated="4"/>
          <table:table-cell office:value-type="float" office:value="-1.14" calcext:value-type="float">
            <text:p>-1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09</text:p>
          </table:table-cell>
          <table:table-cell office:value-type="float" office:value="32.51" calcext:value-type="float">
            <text:p>32.51</text:p>
          </table:table-cell>
          <table:table-cell office:value-type="float" office:value="32.72" calcext:value-type="float">
            <text:p>32.72</text:p>
          </table:table-cell>
          <table:table-cell office:value-type="float" office:value="31.65" calcext:value-type="float">
            <text:p>31.65</text:p>
          </table:table-cell>
          <table:table-cell office:value-type="float" office:value="32.05" calcext:value-type="float">
            <text:p>32.05</text:p>
          </table:table-cell>
          <table:table-cell office:value-type="float" office:value="406000" calcext:value-type="float">
            <text:p>406000</text:p>
          </table:table-cell>
          <table:table-cell office:value-type="float" office:value="32.05" calcext:value-type="float">
            <text:p>32.05</text:p>
          </table:table-cell>
          <table:table-cell table:formula="of:=([.G711]-[.G712])/[.G712]" office:value-type="percentage" office:value="-0.00988569663268459" calcext:value-type="percentage">
            <text:p>-0.99%</text:p>
          </table:table-cell>
          <table:table-cell table:number-columns-repeated="4"/>
          <table:table-cell office:value-type="float" office:value="3.11" calcext:value-type="float">
            <text:p>3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08</text:p>
          </table:table-cell>
          <table:table-cell office:value-type="float" office:value="32.48" calcext:value-type="float">
            <text:p>32.48</text:p>
          </table:table-cell>
          <table:table-cell office:value-type="float" office:value="32.49" calcext:value-type="float">
            <text:p>32.49</text:p>
          </table:table-cell>
          <table:table-cell office:value-type="float" office:value="31.52" calcext:value-type="float">
            <text:p>31.52</text:p>
          </table:table-cell>
          <table:table-cell office:value-type="float" office:value="32.37" calcext:value-type="float">
            <text:p>32.37</text:p>
          </table:table-cell>
          <table:table-cell office:value-type="float" office:value="660000" calcext:value-type="float">
            <text:p>660000</text:p>
          </table:table-cell>
          <table:table-cell office:value-type="float" office:value="32.37" calcext:value-type="float">
            <text:p>32.37</text:p>
          </table:table-cell>
          <table:table-cell table:formula="of:=([.G712]-[.G713])/[.G713]" office:value-type="percentage" office:value="0.0256653992395437" calcext:value-type="percentage">
            <text:p>2.57%</text:p>
          </table:table-cell>
          <table:table-cell table:number-columns-repeated="4"/>
          <table:table-cell office:value-type="float" office:value="-1.54" calcext:value-type="float">
            <text:p>-1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07</text:p>
          </table:table-cell>
          <table:table-cell office:value-type="float" office:value="30.49" calcext:value-type="float">
            <text:p>30.49</text:p>
          </table:table-cell>
          <table:table-cell office:value-type="float" office:value="32.4" calcext:value-type="float">
            <text:p>32.4</text:p>
          </table:table-cell>
          <table:table-cell office:value-type="float" office:value="30.05" calcext:value-type="float">
            <text:p>30.05</text:p>
          </table:table-cell>
          <table:table-cell office:value-type="float" office:value="31.56" calcext:value-type="float">
            <text:p>31.56</text:p>
          </table:table-cell>
          <table:table-cell office:value-type="float" office:value="1311300" calcext:value-type="float">
            <text:p>1311300</text:p>
          </table:table-cell>
          <table:table-cell office:value-type="float" office:value="31.56" calcext:value-type="float">
            <text:p>31.56</text:p>
          </table:table-cell>
          <table:table-cell table:formula="of:=([.G713]-[.G714])/[.G714]" office:value-type="percentage" office:value="0.0412405146816232" calcext:value-type="percentage">
            <text:p>4.12%</text:p>
          </table:table-cell>
          <table:table-cell table:number-columns-repeated="4"/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06</text:p>
          </table:table-cell>
          <table:table-cell office:value-type="float" office:value="31.35" calcext:value-type="float">
            <text:p>31.35</text:p>
          </table:table-cell>
          <table:table-cell office:value-type="float" office:value="31.45" calcext:value-type="float">
            <text:p>31.45</text:p>
          </table:table-cell>
          <table:table-cell office:value-type="float" office:value="29.56" calcext:value-type="float">
            <text:p>29.56</text:p>
          </table:table-cell>
          <table:table-cell office:value-type="float" office:value="30.31" calcext:value-type="float">
            <text:p>30.31</text:p>
          </table:table-cell>
          <table:table-cell office:value-type="float" office:value="1274400" calcext:value-type="float">
            <text:p>1274400</text:p>
          </table:table-cell>
          <table:table-cell office:value-type="float" office:value="30.31" calcext:value-type="float">
            <text:p>30.31</text:p>
          </table:table-cell>
          <table:table-cell table:formula="of:=([.G714]-[.G715])/[.G715]" office:value-type="percentage" office:value="-0.0374722134010797" calcext:value-type="percentage">
            <text:p>-3.75%</text:p>
          </table:table-cell>
          <table:table-cell table:number-columns-repeated="4"/>
          <table:table-cell office:value-type="float" office:value="-1.73" calcext:value-type="float">
            <text:p>-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03</text:p>
          </table:table-cell>
          <table:table-cell office:value-type="float" office:value="32.01" calcext:value-type="float">
            <text:p>32.01</text:p>
          </table:table-cell>
          <table:table-cell office:value-type="float" office:value="32.25" calcext:value-type="float">
            <text:p>32.25</text:p>
          </table:table-cell>
          <table:table-cell office:value-type="float" office:value="30.87" calcext:value-type="float">
            <text:p>30.87</text:p>
          </table:table-cell>
          <table:table-cell office:value-type="float" office:value="31.49" calcext:value-type="float">
            <text:p>31.49</text:p>
          </table:table-cell>
          <table:table-cell office:value-type="float" office:value="1160100" calcext:value-type="float">
            <text:p>1160100</text:p>
          </table:table-cell>
          <table:table-cell office:value-type="float" office:value="31.49" calcext:value-type="float">
            <text:p>31.49</text:p>
          </table:table-cell>
          <table:table-cell table:formula="of:=([.G715]-[.G716])/[.G716]" office:value-type="percentage" office:value="-0.0265842349304483" calcext:value-type="percentage">
            <text:p>-2.66%</text:p>
          </table:table-cell>
          <table:table-cell table:number-columns-repeated="4"/>
          <table:table-cell office:value-type="float" office:value="-1.32" calcext:value-type="float">
            <text:p>-1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02</text:p>
          </table:table-cell>
          <table:table-cell office:value-type="float" office:value="34.01" calcext:value-type="float">
            <text:p>34.01</text:p>
          </table:table-cell>
          <table:table-cell office:value-type="float" office:value="34.3" calcext:value-type="float">
            <text:p>34.3</text:p>
          </table:table-cell>
          <table:table-cell office:value-type="float" office:value="31.2" calcext:value-type="float">
            <text:p>31.2</text:p>
          </table:table-cell>
          <table:table-cell office:value-type="float" office:value="32.35" calcext:value-type="float">
            <text:p>32.35</text:p>
          </table:table-cell>
          <table:table-cell office:value-type="float" office:value="2007000" calcext:value-type="float">
            <text:p>2007000</text:p>
          </table:table-cell>
          <table:table-cell office:value-type="float" office:value="32.35" calcext:value-type="float">
            <text:p>32.35</text:p>
          </table:table-cell>
          <table:table-cell table:formula="of:=([.G716]-[.G717])/[.G717]" office:value-type="percentage" office:value="-0.0582241630276565" calcext:value-type="percentage">
            <text:p>-5.82%</text:p>
          </table:table-cell>
          <table:table-cell table:number-columns-repeated="4"/>
          <table:table-cell office:value-type="float" office:value="1.56" calcext:value-type="float">
            <text:p>1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-01</text:p>
          </table:table-cell>
          <table:table-cell office:value-type="float" office:value="35.87" calcext:value-type="float">
            <text:p>35.87</text:p>
          </table:table-cell>
          <table:table-cell office:value-type="float" office:value="36.42" calcext:value-type="float">
            <text:p>36.42</text:p>
          </table:table-cell>
          <table:table-cell office:value-type="float" office:value="33.45" calcext:value-type="float">
            <text:p>33.45</text:p>
          </table:table-cell>
          <table:table-cell office:value-type="float" office:value="34.35" calcext:value-type="float">
            <text:p>34.35</text:p>
          </table:table-cell>
          <table:table-cell office:value-type="float" office:value="1299200" calcext:value-type="float">
            <text:p>1299200</text:p>
          </table:table-cell>
          <table:table-cell office:value-type="float" office:value="34.35" calcext:value-type="float">
            <text:p>34.35</text:p>
          </table:table-cell>
          <table:table-cell table:formula="of:=([.G717]-[.G718])/[.G718]" office:value-type="percentage" office:value="-0.0277384658930087" calcext:value-type="percentage">
            <text:p>-2.77%</text:p>
          </table:table-cell>
          <table:table-cell table:number-columns-repeated="4"/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30</text:p>
          </table:table-cell>
          <table:table-cell office:value-type="float" office:value="33.74" calcext:value-type="float">
            <text:p>33.74</text:p>
          </table:table-cell>
          <table:table-cell office:value-type="float" office:value="35.33" calcext:value-type="float">
            <text:p>35.33</text:p>
          </table:table-cell>
          <table:table-cell office:value-type="float" office:value="33.41" calcext:value-type="float">
            <text:p>33.41</text:p>
          </table:table-cell>
          <table:table-cell office:value-type="float" office:value="35.33" calcext:value-type="float">
            <text:p>35.33</text:p>
          </table:table-cell>
          <table:table-cell office:value-type="float" office:value="2222600" calcext:value-type="float">
            <text:p>2222600</text:p>
          </table:table-cell>
          <table:table-cell office:value-type="float" office:value="35.33" calcext:value-type="float">
            <text:p>35.33</text:p>
          </table:table-cell>
          <table:table-cell table:formula="of:=([.G718]-[.G719])/[.G719]" office:value-type="percentage" office:value="0.0291290416545296" calcext:value-type="percentage">
            <text:p>2.91%</text:p>
          </table:table-cell>
          <table:table-cell table:number-columns-repeated="4"/>
          <table:table-cell office:value-type="float" office:value="9.07" calcext:value-type="float">
            <text:p>9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29</text:p>
          </table:table-cell>
          <table:table-cell office:value-type="float" office:value="35.41" calcext:value-type="float">
            <text:p>35.41</text:p>
          </table:table-cell>
          <table:table-cell office:value-type="float" office:value="35.95" calcext:value-type="float">
            <text:p>35.95</text:p>
          </table:table-cell>
          <table:table-cell office:value-type="float" office:value="33.33" calcext:value-type="float">
            <text:p>33.33</text:p>
          </table:table-cell>
          <table:table-cell office:value-type="float" office:value="34.33" calcext:value-type="float">
            <text:p>34.33</text:p>
          </table:table-cell>
          <table:table-cell office:value-type="float" office:value="1145600" calcext:value-type="float">
            <text:p>1145600</text:p>
          </table:table-cell>
          <table:table-cell office:value-type="float" office:value="34.33" calcext:value-type="float">
            <text:p>34.33</text:p>
          </table:table-cell>
          <table:table-cell table:formula="of:=([.G719]-[.G720])/[.G720]" office:value-type="percentage" office:value="-0.0280294450736127" calcext:value-type="percentage">
            <text:p>-2.80%</text:p>
          </table:table-cell>
          <table:table-cell table:number-columns-repeated="4"/>
          <table:table-cell office:value-type="float" office:value="-6.71" calcext:value-type="float">
            <text:p>-6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26</text:p>
          </table:table-cell>
          <table:table-cell office:value-type="float" office:value="35.6" calcext:value-type="float">
            <text:p>35.6</text:p>
          </table:table-cell>
          <table:table-cell office:value-type="float" office:value="36" calcext:value-type="float">
            <text:p>36</text:p>
          </table:table-cell>
          <table:table-cell office:value-type="float" office:value="34.75" calcext:value-type="float">
            <text:p>34.75</text:p>
          </table:table-cell>
          <table:table-cell office:value-type="float" office:value="35.32" calcext:value-type="float">
            <text:p>35.32</text:p>
          </table:table-cell>
          <table:table-cell office:value-type="float" office:value="350600" calcext:value-type="float">
            <text:p>350600</text:p>
          </table:table-cell>
          <table:table-cell office:value-type="float" office:value="35.32" calcext:value-type="float">
            <text:p>35.32</text:p>
          </table:table-cell>
          <table:table-cell table:formula="of:=([.G720]-[.G721])/[.G721]" office:value-type="percentage" office:value="-0.00422892585283334" calcext:value-type="percentage">
            <text:p>-0.42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24</text:p>
          </table:table-cell>
          <table:table-cell office:value-type="float" office:value="35.27" calcext:value-type="float">
            <text:p>35.27</text:p>
          </table:table-cell>
          <table:table-cell office:value-type="float" office:value="35.97" calcext:value-type="float">
            <text:p>35.97</text:p>
          </table:table-cell>
          <table:table-cell office:value-type="float" office:value="34.33" calcext:value-type="float">
            <text:p>34.33</text:p>
          </table:table-cell>
          <table:table-cell office:value-type="float" office:value="35.47" calcext:value-type="float">
            <text:p>35.47</text:p>
          </table:table-cell>
          <table:table-cell office:value-type="float" office:value="1425000" calcext:value-type="float">
            <text:p>1425000</text:p>
          </table:table-cell>
          <table:table-cell office:value-type="float" office:value="35.47" calcext:value-type="float">
            <text:p>35.47</text:p>
          </table:table-cell>
          <table:table-cell table:formula="of:=([.G721]-[.G722])/[.G722]" office:value-type="percentage" office:value="0.026034133641886" calcext:value-type="percentage">
            <text:p>2.60%</text:p>
          </table:table-cell>
          <table:table-cell table:number-columns-repeated="4"/>
          <table:table-cell office:value-type="float" office:value="24.4" calcext:value-type="float">
            <text:p>2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23</text:p>
          </table:table-cell>
          <table:table-cell office:value-type="float" office:value="33.29" calcext:value-type="float">
            <text:p>33.29</text:p>
          </table:table-cell>
          <table:table-cell office:value-type="float" office:value="35.68" calcext:value-type="float">
            <text:p>35.68</text:p>
          </table:table-cell>
          <table:table-cell office:value-type="float" office:value="32.19" calcext:value-type="float">
            <text:p>32.19</text:p>
          </table:table-cell>
          <table:table-cell office:value-type="float" office:value="34.57" calcext:value-type="float">
            <text:p>34.57</text:p>
          </table:table-cell>
          <table:table-cell office:value-type="float" office:value="1577800" calcext:value-type="float">
            <text:p>1577800</text:p>
          </table:table-cell>
          <table:table-cell office:value-type="float" office:value="34.57" calcext:value-type="float">
            <text:p>34.57</text:p>
          </table:table-cell>
          <table:table-cell table:formula="of:=([.G722]-[.G723])/[.G723]" office:value-type="percentage" office:value="0.0350299401197605" calcext:value-type="percentage">
            <text:p>3.50%</text:p>
          </table:table-cell>
          <table:table-cell table:number-columns-repeated="4"/>
          <table:table-cell office:value-type="float" office:value="10.61" calcext:value-type="float">
            <text:p>1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22</text:p>
          </table:table-cell>
          <table:table-cell office:value-type="float" office:value="31.57" calcext:value-type="float">
            <text:p>31.57</text:p>
          </table:table-cell>
          <table:table-cell office:value-type="float" office:value="33.45" calcext:value-type="float">
            <text:p>33.45</text:p>
          </table:table-cell>
          <table:table-cell office:value-type="float" office:value="31.5" calcext:value-type="float">
            <text:p>31.5</text:p>
          </table:table-cell>
          <table:table-cell office:value-type="float" office:value="33.4" calcext:value-type="float">
            <text:p>33.4</text:p>
          </table:table-cell>
          <table:table-cell office:value-type="float" office:value="1529700" calcext:value-type="float">
            <text:p>1529700</text:p>
          </table:table-cell>
          <table:table-cell office:value-type="float" office:value="33.4" calcext:value-type="float">
            <text:p>33.4</text:p>
          </table:table-cell>
          <table:table-cell table:formula="of:=([.G723]-[.G724])/[.G724]" office:value-type="percentage" office:value="0.0777670216198774" calcext:value-type="percentage">
            <text:p>7.78%</text:p>
          </table:table-cell>
          <table:table-cell table:number-columns-repeated="4"/>
          <table:table-cell office:value-type="float" office:value="14.38" calcext:value-type="float">
            <text:p>14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19</text:p>
          </table:table-cell>
          <table:table-cell office:value-type="float" office:value="30.16" calcext:value-type="float">
            <text:p>30.16</text:p>
          </table:table-cell>
          <table:table-cell office:value-type="float" office:value="31.37" calcext:value-type="float">
            <text:p>31.37</text:p>
          </table:table-cell>
          <table:table-cell office:value-type="float" office:value="29.7" calcext:value-type="float">
            <text:p>29.7</text:p>
          </table:table-cell>
          <table:table-cell office:value-type="float" office:value="30.99" calcext:value-type="float">
            <text:p>30.99</text:p>
          </table:table-cell>
          <table:table-cell office:value-type="float" office:value="1150500" calcext:value-type="float">
            <text:p>1150500</text:p>
          </table:table-cell>
          <table:table-cell office:value-type="float" office:value="30.99" calcext:value-type="float">
            <text:p>30.99</text:p>
          </table:table-cell>
          <table:table-cell table:formula="of:=([.G724]-[.G725])/[.G725]" office:value-type="percentage" office:value="0.0368016058882569" calcext:value-type="percentage">
            <text:p>3.68%</text:p>
          </table:table-cell>
          <table:table-cell table:number-columns-repeated="4"/>
          <table:table-cell office:value-type="float" office:value="-5.19" calcext:value-type="float">
            <text:p>-5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18</text:p>
          </table:table-cell>
          <table:table-cell office:value-type="float" office:value="30.67" calcext:value-type="float">
            <text:p>30.67</text:p>
          </table:table-cell>
          <table:table-cell office:value-type="float" office:value="30.74" calcext:value-type="float">
            <text:p>30.74</text:p>
          </table:table-cell>
          <table:table-cell office:value-type="float" office:value="28.92" calcext:value-type="float">
            <text:p>28.92</text:p>
          </table:table-cell>
          <table:table-cell office:value-type="float" office:value="29.89" calcext:value-type="float">
            <text:p>29.89</text:p>
          </table:table-cell>
          <table:table-cell office:value-type="float" office:value="956100" calcext:value-type="float">
            <text:p>956100</text:p>
          </table:table-cell>
          <table:table-cell office:value-type="float" office:value="29.89" calcext:value-type="float">
            <text:p>29.89</text:p>
          </table:table-cell>
          <table:table-cell table:formula="of:=([.G725]-[.G726])/[.G726]" office:value-type="percentage" office:value="0.0135639199728722" calcext:value-type="percentage">
            <text:p>1.36%</text:p>
          </table:table-cell>
          <table:table-cell table:number-columns-repeated="4"/>
          <table:table-cell office:value-type="float" office:value="1.92" calcext:value-type="float">
            <text:p>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17</text:p>
          </table:table-cell>
          <table:table-cell office:value-type="float" office:value="30.2" calcext:value-type="float">
            <text:p>30.2</text:p>
          </table:table-cell>
          <table:table-cell office:value-type="float" office:value="30.75" calcext:value-type="float">
            <text:p>30.75</text:p>
          </table:table-cell>
          <table:table-cell office:value-type="float" office:value="28.61" calcext:value-type="float">
            <text:p>28.61</text:p>
          </table:table-cell>
          <table:table-cell office:value-type="float" office:value="29.49" calcext:value-type="float">
            <text:p>29.4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9.49" calcext:value-type="float">
            <text:p>29.49</text:p>
          </table:table-cell>
          <table:table-cell table:formula="of:=([.G726]-[.G727])/[.G727]" office:value-type="percentage" office:value="-0.00606673407482316" calcext:value-type="percentage">
            <text:p>-0.61%</text:p>
          </table:table-cell>
          <table:table-cell table:number-columns-repeated="4"/>
          <table:table-cell office:value-type="float" office:value="8.73" calcext:value-type="float">
            <text:p>8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16</text:p>
          </table:table-cell>
          <table:table-cell office:value-type="float" office:value="31" calcext:value-type="float">
            <text:p>31</text:p>
          </table:table-cell>
          <table:table-cell office:value-type="float" office:value="31.4" calcext:value-type="float">
            <text:p>31.4</text:p>
          </table:table-cell>
          <table:table-cell office:value-type="float" office:value="28.42" calcext:value-type="float">
            <text:p>28.42</text:p>
          </table:table-cell>
          <table:table-cell office:value-type="float" office:value="29.67" calcext:value-type="float">
            <text:p>29.67</text:p>
          </table:table-cell>
          <table:table-cell office:value-type="float" office:value="1347600" calcext:value-type="float">
            <text:p>1347600</text:p>
          </table:table-cell>
          <table:table-cell office:value-type="float" office:value="29.67" calcext:value-type="float">
            <text:p>29.67</text:p>
          </table:table-cell>
          <table:table-cell table:formula="of:=([.G727]-[.G728])/[.G728]" office:value-type="percentage" office:value="-0.0366883116883116" calcext:value-type="percentage">
            <text:p>-3.67%</text:p>
          </table:table-cell>
          <table:table-cell table:number-columns-repeated="4"/>
          <table:table-cell office:value-type="float" office:value="-0.81" calcext:value-type="float">
            <text:p>-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15</text:p>
          </table:table-cell>
          <table:table-cell office:value-type="float" office:value="30.22" calcext:value-type="float">
            <text:p>30.22</text:p>
          </table:table-cell>
          <table:table-cell office:value-type="float" office:value="32.94" calcext:value-type="float">
            <text:p>32.94</text:p>
          </table:table-cell>
          <table:table-cell office:value-type="float" office:value="30.22" calcext:value-type="float">
            <text:p>30.22</text:p>
          </table:table-cell>
          <table:table-cell office:value-type="float" office:value="30.8" calcext:value-type="float">
            <text:p>30.8</text:p>
          </table:table-cell>
          <table:table-cell office:value-type="float" office:value="2622900" calcext:value-type="float">
            <text:p>2622900</text:p>
          </table:table-cell>
          <table:table-cell office:value-type="float" office:value="30.8" calcext:value-type="float">
            <text:p>30.8</text:p>
          </table:table-cell>
          <table:table-cell table:formula="of:=([.G728]-[.G729])/[.G729]" office:value-type="percentage" office:value="0.032171581769437" calcext:value-type="percentage">
            <text:p>3.22%</text:p>
          </table:table-cell>
          <table:table-cell table:number-columns-repeated="4"/>
          <table:table-cell office:value-type="float" office:value="-1.7" calcext:value-type="float">
            <text:p>-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12</text:p>
          </table:table-cell>
          <table:table-cell office:value-type="float" office:value="28.25" calcext:value-type="float">
            <text:p>28.25</text:p>
          </table:table-cell>
          <table:table-cell office:value-type="float" office:value="30.5" calcext:value-type="float">
            <text:p>30.5</text:p>
          </table:table-cell>
          <table:table-cell office:value-type="float" office:value="28.07" calcext:value-type="float">
            <text:p>28.07</text:p>
          </table:table-cell>
          <table:table-cell office:value-type="float" office:value="29.84" calcext:value-type="float">
            <text:p>29.84</text:p>
          </table:table-cell>
          <table:table-cell office:value-type="float" office:value="2729100" calcext:value-type="float">
            <text:p>2729100</text:p>
          </table:table-cell>
          <table:table-cell office:value-type="float" office:value="29.84" calcext:value-type="float">
            <text:p>29.84</text:p>
          </table:table-cell>
          <table:table-cell table:formula="of:=([.G729]-[.G730])/[.G730]" office:value-type="percentage" office:value="0.0641940085592012" calcext:value-type="percentage">
            <text:p>6.42%</text:p>
          </table:table-cell>
          <table:table-cell table:number-columns-repeated="4"/>
          <table:table-cell office:value-type="float" office:value="-2.61" calcext:value-type="float">
            <text:p>-2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11</text:p>
          </table:table-cell>
          <table:table-cell office:value-type="float" office:value="28.6" calcext:value-type="float">
            <text:p>28.6</text:p>
          </table:table-cell>
          <table:table-cell office:value-type="float" office:value="29.1" calcext:value-type="float">
            <text:p>29.1</text:p>
          </table:table-cell>
          <table:table-cell office:value-type="float" office:value="27.33" calcext:value-type="float">
            <text:p>27.33</text:p>
          </table:table-cell>
          <table:table-cell office:value-type="float" office:value="28.04" calcext:value-type="float">
            <text:p>28.04</text:p>
          </table:table-cell>
          <table:table-cell office:value-type="float" office:value="1945300" calcext:value-type="float">
            <text:p>1945300</text:p>
          </table:table-cell>
          <table:table-cell office:value-type="float" office:value="28.04" calcext:value-type="float">
            <text:p>28.04</text:p>
          </table:table-cell>
          <table:table-cell table:formula="of:=([.G730]-[.G731])/[.G731]" office:value-type="percentage" office:value="-0.0449591280653951" calcext:value-type="percentage">
            <text:p>-4.50%</text:p>
          </table:table-cell>
          <table:table-cell table:number-columns-repeated="4"/>
          <table:table-cell office:value-type="float" office:value="-0.4" calcext:value-type="float">
            <text:p>-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10</text:p>
          </table:table-cell>
          <table:table-cell office:value-type="float" office:value="24.48" calcext:value-type="float">
            <text:p>24.48</text:p>
          </table:table-cell>
          <table:table-cell office:value-type="float" office:value="29.97" calcext:value-type="float">
            <text:p>29.97</text:p>
          </table:table-cell>
          <table:table-cell office:value-type="float" office:value="24.05" calcext:value-type="float">
            <text:p>24.05</text:p>
          </table:table-cell>
          <table:table-cell office:value-type="float" office:value="29.36" calcext:value-type="float">
            <text:p>29.36</text:p>
          </table:table-cell>
          <table:table-cell office:value-type="float" office:value="3060500" calcext:value-type="float">
            <text:p>3060500</text:p>
          </table:table-cell>
          <table:table-cell office:value-type="float" office:value="29.36" calcext:value-type="float">
            <text:p>29.36</text:p>
          </table:table-cell>
          <table:table-cell table:formula="of:=([.G731]-[.G732])/[.G732]" office:value-type="percentage" office:value="0.192042224928948" calcext:value-type="percentage">
            <text:p>19.20%</text:p>
          </table:table-cell>
          <table:table-cell table:number-columns-repeated="4"/>
          <table:table-cell office:value-type="float" office:value="6.29" calcext:value-type="float">
            <text:p>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09</text:p>
          </table:table-cell>
          <table:table-cell office:value-type="float" office:value="25" calcext:value-type="float">
            <text:p>25</text:p>
          </table:table-cell>
          <table:table-cell office:value-type="float" office:value="25.69" calcext:value-type="float">
            <text:p>25.69</text:p>
          </table:table-cell>
          <table:table-cell office:value-type="float" office:value="24.05" calcext:value-type="float">
            <text:p>24.05</text:p>
          </table:table-cell>
          <table:table-cell office:value-type="float" office:value="24.63" calcext:value-type="float">
            <text:p>24.63</text:p>
          </table:table-cell>
          <table:table-cell office:value-type="float" office:value="956400" calcext:value-type="float">
            <text:p>956400</text:p>
          </table:table-cell>
          <table:table-cell office:value-type="float" office:value="24.63" calcext:value-type="float">
            <text:p>24.63</text:p>
          </table:table-cell>
          <table:table-cell table:formula="of:=([.G732]-[.G733])/[.G733]" office:value-type="percentage" office:value="-0.0140112089671738" calcext:value-type="percentage">
            <text:p>-1.40%</text:p>
          </table:table-cell>
          <table:table-cell table:number-columns-repeated="4"/>
          <table:table-cell office:value-type="float" office:value="4.69" calcext:value-type="float">
            <text:p>4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08</text:p>
          </table:table-cell>
          <table:table-cell office:value-type="float" office:value="24.5" calcext:value-type="float">
            <text:p>24.5</text:p>
          </table:table-cell>
          <table:table-cell office:value-type="float" office:value="25" calcext:value-type="float">
            <text:p>25</text:p>
          </table:table-cell>
          <table:table-cell office:value-type="float" office:value="24.03" calcext:value-type="float">
            <text:p>24.03</text:p>
          </table:table-cell>
          <table:table-cell office:value-type="float" office:value="24.98" calcext:value-type="float">
            <text:p>24.98</text:p>
          </table:table-cell>
          <table:table-cell office:value-type="float" office:value="509500" calcext:value-type="float">
            <text:p>509500</text:p>
          </table:table-cell>
          <table:table-cell office:value-type="float" office:value="24.98" calcext:value-type="float">
            <text:p>24.98</text:p>
          </table:table-cell>
          <table:table-cell table:formula="of:=([.G733]-[.G734])/[.G734]" office:value-type="percentage" office:value="0.0220949263502455" calcext:value-type="percentage">
            <text:p>2.21%</text:p>
          </table:table-cell>
          <table:table-cell table:number-columns-repeated="4"/>
          <table:table-cell office:value-type="float" office:value="13.65" calcext:value-type="float">
            <text:p>13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05</text:p>
          </table:table-cell>
          <table:table-cell office:value-type="float" office:value="24.87" calcext:value-type="float">
            <text:p>24.87</text:p>
          </table:table-cell>
          <table:table-cell office:value-type="float" office:value="24.97" calcext:value-type="float">
            <text:p>24.97</text:p>
          </table:table-cell>
          <table:table-cell office:value-type="float" office:value="23.72" calcext:value-type="float">
            <text:p>23.72</text:p>
          </table:table-cell>
          <table:table-cell office:value-type="float" office:value="24.44" calcext:value-type="float">
            <text:p>24.44</text:p>
          </table:table-cell>
          <table:table-cell office:value-type="float" office:value="1011000" calcext:value-type="float">
            <text:p>1011000</text:p>
          </table:table-cell>
          <table:table-cell office:value-type="float" office:value="24.44" calcext:value-type="float">
            <text:p>24.44</text:p>
          </table:table-cell>
          <table:table-cell table:formula="of:=([.G734]-[.G735])/[.G735]" office:value-type="percentage" office:value="-0.0184738955823292" calcext:value-type="percentage">
            <text:p>-1.85%</text:p>
          </table:table-cell>
          <table:table-cell table:number-columns-repeated="4"/>
          <table:table-cell office:value-type="float" office:value="-5.17" calcext:value-type="float">
            <text:p>-5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04</text:p>
          </table:table-cell>
          <table:table-cell office:value-type="float" office:value="22.6" calcext:value-type="float">
            <text:p>22.6</text:p>
          </table:table-cell>
          <table:table-cell office:value-type="float" office:value="25.33" calcext:value-type="float">
            <text:p>25.33</text:p>
          </table:table-cell>
          <table:table-cell office:value-type="float" office:value="22.15" calcext:value-type="float">
            <text:p>22.15</text:p>
          </table:table-cell>
          <table:table-cell office:value-type="float" office:value="24.9" calcext:value-type="float">
            <text:p>24.9</text:p>
          </table:table-cell>
          <table:table-cell office:value-type="float" office:value="1874000" calcext:value-type="float">
            <text:p>1874000</text:p>
          </table:table-cell>
          <table:table-cell office:value-type="float" office:value="24.9" calcext:value-type="float">
            <text:p>24.9</text:p>
          </table:table-cell>
          <table:table-cell table:formula="of:=([.G735]-[.G736])/[.G736]" office:value-type="percentage" office:value="0.1437758383096" calcext:value-type="percentage">
            <text:p>14.38%</text:p>
          </table:table-cell>
          <table:table-cell table:number-columns-repeated="4"/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03</text:p>
          </table:table-cell>
          <table:table-cell office:value-type="float" office:value="21.28" calcext:value-type="float">
            <text:p>21.28</text:p>
          </table:table-cell>
          <table:table-cell office:value-type="float" office:value="22.5" calcext:value-type="float">
            <text:p>22.5</text:p>
          </table:table-cell>
          <table:table-cell office:value-type="float" office:value="21.16" calcext:value-type="float">
            <text:p>21.16</text:p>
          </table:table-cell>
          <table:table-cell office:value-type="float" office:value="21.77" calcext:value-type="float">
            <text:p>21.77</text:p>
          </table:table-cell>
          <table:table-cell office:value-type="float" office:value="372600" calcext:value-type="float">
            <text:p>372600</text:p>
          </table:table-cell>
          <table:table-cell office:value-type="float" office:value="21.77" calcext:value-type="float">
            <text:p>21.77</text:p>
          </table:table-cell>
          <table:table-cell table:formula="of:=([.G736]-[.G737])/[.G737]" office:value-type="percentage" office:value="0.0244705882352941" calcext:value-type="percentage">
            <text:p>2.45%</text:p>
          </table:table-cell>
          <table:table-cell table:number-columns-repeated="4"/>
          <table:table-cell office:value-type="float" office:value="-6.85" calcext:value-type="float">
            <text:p>-6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02</text:p>
          </table:table-cell>
          <table:table-cell office:value-type="float" office:value="21.68" calcext:value-type="float">
            <text:p>21.68</text:p>
          </table:table-cell>
          <table:table-cell office:value-type="float" office:value="21.88" calcext:value-type="float">
            <text:p>21.88</text:p>
          </table:table-cell>
          <table:table-cell office:value-type="float" office:value="21.05" calcext:value-type="float">
            <text:p>21.05</text:p>
          </table:table-cell>
          <table:table-cell office:value-type="float" office:value="21.25" calcext:value-type="float">
            <text:p>21.25</text:p>
          </table:table-cell>
          <table:table-cell office:value-type="float" office:value="322500" calcext:value-type="float">
            <text:p>322500</text:p>
          </table:table-cell>
          <table:table-cell office:value-type="float" office:value="21.25" calcext:value-type="float">
            <text:p>21.25</text:p>
          </table:table-cell>
          <table:table-cell table:formula="of:=([.G737]-[.G738])/[.G738]" office:value-type="percentage" office:value="-0.00747314339093882" calcext:value-type="percentage">
            <text:p>-0.75%</text:p>
          </table:table-cell>
          <table:table-cell table:number-columns-repeated="4"/>
          <table:table-cell office:value-type="float" office:value="-5.29" calcext:value-type="float">
            <text:p>-5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1-01</text:p>
          </table:table-cell>
          <table:table-cell office:value-type="float" office:value="21.94" calcext:value-type="float">
            <text:p>21.94</text:p>
          </table:table-cell>
          <table:table-cell office:value-type="float" office:value="22.75" calcext:value-type="float">
            <text:p>22.75</text:p>
          </table:table-cell>
          <table:table-cell office:value-type="float" office:value="21.31" calcext:value-type="float">
            <text:p>21.31</text:p>
          </table:table-cell>
          <table:table-cell office:value-type="float" office:value="21.41" calcext:value-type="float">
            <text:p>21.41</text:p>
          </table:table-cell>
          <table:table-cell office:value-type="float" office:value="455800" calcext:value-type="float">
            <text:p>455800</text:p>
          </table:table-cell>
          <table:table-cell office:value-type="float" office:value="21.41" calcext:value-type="float">
            <text:p>21.41</text:p>
          </table:table-cell>
          <table:table-cell table:formula="of:=([.G738]-[.G739])/[.G739]" office:value-type="percentage" office:value="-0.0196886446886447" calcext:value-type="percentage">
            <text:p>-1.97%</text:p>
          </table:table-cell>
          <table:table-cell table:number-columns-repeated="4"/>
          <table:table-cell office:value-type="float" office:value="2.43" calcext:value-type="float">
            <text:p>2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29</text:p>
          </table:table-cell>
          <table:table-cell office:value-type="float" office:value="21.14" calcext:value-type="float">
            <text:p>21.14</text:p>
          </table:table-cell>
          <table:table-cell office:value-type="float" office:value="21.85" calcext:value-type="float">
            <text:p>21.85</text:p>
          </table:table-cell>
          <table:table-cell office:value-type="float" office:value="21.05" calcext:value-type="float">
            <text:p>21.05</text:p>
          </table:table-cell>
          <table:table-cell office:value-type="float" office:value="21.84" calcext:value-type="float">
            <text:p>21.84</text:p>
          </table:table-cell>
          <table:table-cell office:value-type="float" office:value="280600" calcext:value-type="float">
            <text:p>280600</text:p>
          </table:table-cell>
          <table:table-cell office:value-type="float" office:value="21.84" calcext:value-type="float">
            <text:p>21.84</text:p>
          </table:table-cell>
          <table:table-cell table:formula="of:=([.G739]-[.G740])/[.G740]" office:value-type="percentage" office:value="0.0306748466257668" calcext:value-type="percentage">
            <text:p>3.07%</text:p>
          </table:table-cell>
          <table:table-cell table:number-columns-repeated="4"/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28</text:p>
          </table:table-cell>
          <table:table-cell office:value-type="float" office:value="21.39" calcext:value-type="float">
            <text:p>21.39</text:p>
          </table:table-cell>
          <table:table-cell office:value-type="float" office:value="21.5" calcext:value-type="float">
            <text:p>21.5</text:p>
          </table:table-cell>
          <table:table-cell office:value-type="float" office:value="20.96" calcext:value-type="float">
            <text:p>20.96</text:p>
          </table:table-cell>
          <table:table-cell office:value-type="float" office:value="21.19" calcext:value-type="float">
            <text:p>21.19</text:p>
          </table:table-cell>
          <table:table-cell office:value-type="float" office:value="224200" calcext:value-type="float">
            <text:p>224200</text:p>
          </table:table-cell>
          <table:table-cell office:value-type="float" office:value="21.19" calcext:value-type="float">
            <text:p>21.19</text:p>
          </table:table-cell>
          <table:table-cell table:formula="of:=([.G740]-[.G741])/[.G741]" office:value-type="percentage" office:value="0.00904761904761911" calcext:value-type="percentage">
            <text:p>0.90%</text:p>
          </table:table-cell>
          <table:table-cell table:number-columns-repeated="4"/>
          <table:table-cell office:value-type="float" office:value="2.08" calcext:value-type="float">
            <text:p>2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27</text:p>
          </table:table-cell>
          <table:table-cell office:value-type="float" office:value="21.25" calcext:value-type="float">
            <text:p>21.25</text:p>
          </table:table-cell>
          <table:table-cell office:value-type="float" office:value="21.38" calcext:value-type="float">
            <text:p>21.38</text:p>
          </table:table-cell>
          <table:table-cell office:value-type="float" office:value="20.65" calcext:value-type="float">
            <text:p>20.65</text:p>
          </table:table-cell>
          <table:table-cell office:value-type="float" office:value="21" calcext:value-type="float">
            <text:p>21</text:p>
          </table:table-cell>
          <table:table-cell office:value-type="float" office:value="356500" calcext:value-type="float">
            <text:p>356500</text:p>
          </table:table-cell>
          <table:table-cell office:value-type="float" office:value="21" calcext:value-type="float">
            <text:p>21</text:p>
          </table:table-cell>
          <table:table-cell table:formula="of:=([.G741]-[.G742])/[.G742]" office:value-type="percentage" office:value="-0.0168539325842696" calcext:value-type="percentage">
            <text:p>-1.69%</text:p>
          </table:table-cell>
          <table:table-cell table:number-columns-repeated="4"/>
          <table:table-cell office:value-type="float" office:value="4.82" calcext:value-type="float">
            <text:p>4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26</text:p>
          </table:table-cell>
          <table:table-cell office:value-type="float" office:value="20.8" calcext:value-type="float">
            <text:p>20.8</text:p>
          </table:table-cell>
          <table:table-cell office:value-type="float" office:value="21.87" calcext:value-type="float">
            <text:p>21.87</text:p>
          </table:table-cell>
          <table:table-cell office:value-type="float" office:value="20.51" calcext:value-type="float">
            <text:p>20.51</text:p>
          </table:table-cell>
          <table:table-cell office:value-type="float" office:value="21.36" calcext:value-type="float">
            <text:p>21.36</text:p>
          </table:table-cell>
          <table:table-cell office:value-type="float" office:value="660900" calcext:value-type="float">
            <text:p>660900</text:p>
          </table:table-cell>
          <table:table-cell office:value-type="float" office:value="21.36" calcext:value-type="float">
            <text:p>21.36</text:p>
          </table:table-cell>
          <table:table-cell table:formula="of:=([.G742]-[.G743])/[.G743]" office:value-type="percentage" office:value="0.0244604316546762" calcext:value-type="percentage">
            <text:p>2.45%</text:p>
          </table:table-cell>
          <table:table-cell table:number-columns-repeated="4"/>
          <table:table-cell office:value-type="float" office:value="-1.95" calcext:value-type="float">
            <text:p>-1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25</text:p>
          </table:table-cell>
          <table:table-cell office:value-type="float" office:value="20.94" calcext:value-type="float">
            <text:p>20.94</text:p>
          </table:table-cell>
          <table:table-cell office:value-type="float" office:value="20.98" calcext:value-type="float">
            <text:p>20.98</text:p>
          </table:table-cell>
          <table:table-cell office:value-type="float" office:value="20.73" calcext:value-type="float">
            <text:p>20.73</text:p>
          </table:table-cell>
          <table:table-cell office:value-type="float" office:value="20.85" calcext:value-type="float">
            <text:p>20.85</text:p>
          </table:table-cell>
          <table:table-cell office:value-type="float" office:value="118500" calcext:value-type="float">
            <text:p>118500</text:p>
          </table:table-cell>
          <table:table-cell office:value-type="float" office:value="20.85" calcext:value-type="float">
            <text:p>20.85</text:p>
          </table:table-cell>
          <table:table-cell table:formula="of:=([.G743]-[.G744])/[.G744]" office:value-type="percentage" office:value="0.0062741312741314" calcext:value-type="percentage">
            <text:p>0.63%</text:p>
          </table:table-cell>
          <table:table-cell table:number-columns-repeated="4"/>
          <table:table-cell office:value-type="float" office:value="-5.58" calcext:value-type="float">
            <text:p>-5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22</text:p>
          </table:table-cell>
          <table:table-cell office:value-type="float" office:value="20.68" calcext:value-type="float">
            <text:p>20.68</text:p>
          </table:table-cell>
          <table:table-cell office:value-type="float" office:value="20.93" calcext:value-type="float">
            <text:p>20.93</text:p>
          </table:table-cell>
          <table:table-cell office:value-type="float" office:value="20.55" calcext:value-type="float">
            <text:p>20.55</text:p>
          </table:table-cell>
          <table:table-cell office:value-type="float" office:value="20.72" calcext:value-type="float">
            <text:p>20.72</text:p>
          </table:table-cell>
          <table:table-cell office:value-type="float" office:value="161100" calcext:value-type="float">
            <text:p>161100</text:p>
          </table:table-cell>
          <table:table-cell office:value-type="float" office:value="20.72" calcext:value-type="float">
            <text:p>20.72</text:p>
          </table:table-cell>
          <table:table-cell table:formula="of:=([.G744]-[.G745])/[.G745]" office:value-type="percentage" office:value="-0.00144578313253018" calcext:value-type="percentage">
            <text:p>-0.14%</text:p>
          </table:table-cell>
          <table:table-cell table:number-columns-repeated="4"/>
          <table:table-cell office:value-type="float" office:value="3.45" calcext:value-type="float">
            <text:p>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21</text:p>
          </table:table-cell>
          <table:table-cell office:value-type="float" office:value="20.61" calcext:value-type="float">
            <text:p>20.61</text:p>
          </table:table-cell>
          <table:table-cell office:value-type="float" office:value="20.95" calcext:value-type="float">
            <text:p>20.95</text:p>
          </table:table-cell>
          <table:table-cell office:value-type="float" office:value="20.45" calcext:value-type="float">
            <text:p>20.45</text:p>
          </table:table-cell>
          <table:table-cell office:value-type="float" office:value="20.75" calcext:value-type="float">
            <text:p>20.75</text:p>
          </table:table-cell>
          <table:table-cell office:value-type="float" office:value="417100" calcext:value-type="float">
            <text:p>417100</text:p>
          </table:table-cell>
          <table:table-cell office:value-type="float" office:value="20.75" calcext:value-type="float">
            <text:p>20.75</text:p>
          </table:table-cell>
          <table:table-cell table:formula="of:=([.G745]-[.G746])/[.G746]" office:value-type="percentage" office:value="0.00484261501210661" calcext:value-type="percentage">
            <text:p>0.48%</text:p>
          </table:table-cell>
          <table:table-cell table:number-columns-repeated="4"/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20</text:p>
          </table:table-cell>
          <table:table-cell office:value-type="float" office:value="20.16" calcext:value-type="float">
            <text:p>20.16</text:p>
          </table:table-cell>
          <table:table-cell office:value-type="float" office:value="20.69" calcext:value-type="float">
            <text:p>20.69</text:p>
          </table:table-cell>
          <table:table-cell office:value-type="float" office:value="20.04" calcext:value-type="float">
            <text:p>20.04</text:p>
          </table:table-cell>
          <table:table-cell office:value-type="float" office:value="20.65" calcext:value-type="float">
            <text:p>20.65</text:p>
          </table:table-cell>
          <table:table-cell office:value-type="float" office:value="312500" calcext:value-type="float">
            <text:p>312500</text:p>
          </table:table-cell>
          <table:table-cell office:value-type="float" office:value="20.65" calcext:value-type="float">
            <text:p>20.65</text:p>
          </table:table-cell>
          <table:table-cell table:formula="of:=([.G746]-[.G747])/[.G747]" office:value-type="percentage" office:value="0.0299251870324188" calcext:value-type="percentage">
            <text:p>2.99%</text:p>
          </table:table-cell>
          <table:table-cell table:number-columns-repeated="4"/>
          <table:table-cell office:value-type="float" office:value="2.16" calcext:value-type="float">
            <text:p>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19</text:p>
          </table:table-cell>
          <table:table-cell office:value-type="float" office:value="20.2" calcext:value-type="float">
            <text:p>20.2</text:p>
          </table:table-cell>
          <table:table-cell office:value-type="float" office:value="20.41" calcext:value-type="float">
            <text:p>20.41</text:p>
          </table:table-cell>
          <table:table-cell office:value-type="float" office:value="20" calcext:value-type="float">
            <text:p>20</text:p>
          </table:table-cell>
          <table:table-cell office:value-type="float" office:value="20.05" calcext:value-type="float">
            <text:p>20.05</text:p>
          </table:table-cell>
          <table:table-cell office:value-type="float" office:value="245200" calcext:value-type="float">
            <text:p>245200</text:p>
          </table:table-cell>
          <table:table-cell office:value-type="float" office:value="20.05" calcext:value-type="float">
            <text:p>20.05</text:p>
          </table:table-cell>
          <table:table-cell table:formula="of:=([.G747]-[.G748])/[.G748]" office:value-type="percentage" office:value="-0.00889767671774591" calcext:value-type="percentage">
            <text:p>-0.89%</text:p>
          </table:table-cell>
          <table:table-cell table:number-columns-repeated="4"/>
          <table:table-cell office:value-type="float" office:value="1.89" calcext:value-type="float">
            <text:p>1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18</text:p>
          </table:table-cell>
          <table:table-cell office:value-type="float" office:value="20.52" calcext:value-type="float">
            <text:p>20.52</text:p>
          </table:table-cell>
          <table:table-cell office:value-type="float" office:value="20.64" calcext:value-type="float">
            <text:p>20.64</text:p>
          </table:table-cell>
          <table:table-cell office:value-type="float" office:value="20.22" calcext:value-type="float">
            <text:p>20.22</text:p>
          </table:table-cell>
          <table:table-cell office:value-type="float" office:value="20.23" calcext:value-type="float">
            <text:p>20.23</text:p>
          </table:table-cell>
          <table:table-cell office:value-type="float" office:value="162800" calcext:value-type="float">
            <text:p>162800</text:p>
          </table:table-cell>
          <table:table-cell office:value-type="float" office:value="20.23" calcext:value-type="float">
            <text:p>20.23</text:p>
          </table:table-cell>
          <table:table-cell table:formula="of:=([.G748]-[.G749])/[.G749]" office:value-type="percentage" office:value="-0.0150925024342745" calcext:value-type="percentage">
            <text:p>-1.51%</text:p>
          </table:table-cell>
          <table:table-cell table:number-columns-repeated="4"/>
          <table:table-cell office:value-type="float" office:value="1.16" calcext:value-type="float">
            <text:p>1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15</text:p>
          </table:table-cell>
          <table:table-cell office:value-type="float" office:value="20.89" calcext:value-type="float">
            <text:p>20.89</text:p>
          </table:table-cell>
          <table:table-cell office:value-type="float" office:value="20.9" calcext:value-type="float">
            <text:p>20.9</text:p>
          </table:table-cell>
          <table:table-cell office:value-type="float" office:value="20.25" calcext:value-type="float">
            <text:p>20.25</text:p>
          </table:table-cell>
          <table:table-cell office:value-type="float" office:value="20.54" calcext:value-type="float">
            <text:p>20.54</text:p>
          </table:table-cell>
          <table:table-cell office:value-type="float" office:value="284700" calcext:value-type="float">
            <text:p>284700</text:p>
          </table:table-cell>
          <table:table-cell office:value-type="float" office:value="20.54" calcext:value-type="float">
            <text:p>20.54</text:p>
          </table:table-cell>
          <table:table-cell table:formula="of:=([.G749]-[.G750])/[.G750]" office:value-type="percentage" office:value="-0.0101204819277109" calcext:value-type="percentage">
            <text:p>-1.01%</text:p>
          </table:table-cell>
          <table:table-cell table:number-columns-repeated="4"/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14</text:p>
          </table:table-cell>
          <table:table-cell office:value-type="float" office:value="21" calcext:value-type="float">
            <text:p>21</text:p>
          </table:table-cell>
          <table:table-cell office:value-type="float" office:value="21.03" calcext:value-type="float">
            <text:p>21.03</text:p>
          </table:table-cell>
          <table:table-cell office:value-type="float" office:value="20.4" calcext:value-type="float">
            <text:p>20.4</text:p>
          </table:table-cell>
          <table:table-cell office:value-type="float" office:value="20.75" calcext:value-type="float">
            <text:p>20.75</text:p>
          </table:table-cell>
          <table:table-cell office:value-type="float" office:value="294800" calcext:value-type="float">
            <text:p>294800</text:p>
          </table:table-cell>
          <table:table-cell office:value-type="float" office:value="20.75" calcext:value-type="float">
            <text:p>20.75</text:p>
          </table:table-cell>
          <table:table-cell table:formula="of:=([.G750]-[.G751])/[.G751]" office:value-type="percentage" office:value="0.010223953261928" calcext:value-type="percentage">
            <text:p>1.02%</text:p>
          </table:table-cell>
          <table:table-cell table:number-columns-repeated="4"/>
          <table:table-cell office:value-type="float" office:value="-3.85" calcext:value-type="float">
            <text:p>-3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13</text:p>
          </table:table-cell>
          <table:table-cell office:value-type="float" office:value="20.64" calcext:value-type="float">
            <text:p>20.64</text:p>
          </table:table-cell>
          <table:table-cell office:value-type="float" office:value="20.85" calcext:value-type="float">
            <text:p>20.85</text:p>
          </table:table-cell>
          <table:table-cell office:value-type="float" office:value="20.36" calcext:value-type="float">
            <text:p>20.36</text:p>
          </table:table-cell>
          <table:table-cell office:value-type="float" office:value="20.54" calcext:value-type="float">
            <text:p>20.54</text:p>
          </table:table-cell>
          <table:table-cell office:value-type="float" office:value="318200" calcext:value-type="float">
            <text:p>318200</text:p>
          </table:table-cell>
          <table:table-cell office:value-type="float" office:value="20.54" calcext:value-type="float">
            <text:p>20.54</text:p>
          </table:table-cell>
          <table:table-cell table:formula="of:=([.G751]-[.G752])/[.G752]" office:value-type="percentage" office:value="0.0148221343873518" calcext:value-type="percentage">
            <text:p>1.48%</text:p>
          </table:table-cell>
          <table:table-cell table:number-columns-repeated="4"/>
          <table:table-cell office:value-type="float" office:value="-1.09" calcext:value-type="float">
            <text:p>-1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12</text:p>
          </table:table-cell>
          <table:table-cell office:value-type="float" office:value="20.2" calcext:value-type="float">
            <text:p>20.2</text:p>
          </table:table-cell>
          <table:table-cell office:value-type="float" office:value="20.28" calcext:value-type="float">
            <text:p>20.28</text:p>
          </table:table-cell>
          <table:table-cell office:value-type="float" office:value="20.03" calcext:value-type="float">
            <text:p>20.03</text:p>
          </table:table-cell>
          <table:table-cell office:value-type="float" office:value="20.24" calcext:value-type="float">
            <text:p>20.24</text:p>
          </table:table-cell>
          <table:table-cell office:value-type="float" office:value="244000" calcext:value-type="float">
            <text:p>244000</text:p>
          </table:table-cell>
          <table:table-cell office:value-type="float" office:value="20.24" calcext:value-type="float">
            <text:p>20.24</text:p>
          </table:table-cell>
          <table:table-cell table:formula="of:=([.G752]-[.G753])/[.G753]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.95" calcext:value-type="float">
            <text:p>1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11</text:p>
          </table:table-cell>
          <table:table-cell office:value-type="float" office:value="20.44" calcext:value-type="float">
            <text:p>20.44</text:p>
          </table:table-cell>
          <table:table-cell office:value-type="float" office:value="20.7" calcext:value-type="float">
            <text:p>20.7</text:p>
          </table:table-cell>
          <table:table-cell office:value-type="float" office:value="20.07" calcext:value-type="float">
            <text:p>20.07</text:p>
          </table:table-cell>
          <table:table-cell office:value-type="float" office:value="20.24" calcext:value-type="float">
            <text:p>20.24</text:p>
          </table:table-cell>
          <table:table-cell office:value-type="float" office:value="171200" calcext:value-type="float">
            <text:p>171200</text:p>
          </table:table-cell>
          <table:table-cell office:value-type="float" office:value="20.24" calcext:value-type="float">
            <text:p>20.24</text:p>
          </table:table-cell>
          <table:table-cell table:formula="of:=([.G753]-[.G754])/[.G754]" office:value-type="percentage" office:value="-0.0093000489476261" calcext:value-type="percentage">
            <text:p>-0.93%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08</text:p>
          </table:table-cell>
          <table:table-cell office:value-type="float" office:value="20.43" calcext:value-type="float">
            <text:p>20.43</text:p>
          </table:table-cell>
          <table:table-cell office:value-type="float" office:value="20.79" calcext:value-type="float">
            <text:p>20.79</text:p>
          </table:table-cell>
          <table:table-cell office:value-type="float" office:value="20.39" calcext:value-type="float">
            <text:p>20.39</text:p>
          </table:table-cell>
          <table:table-cell office:value-type="float" office:value="20.43" calcext:value-type="float">
            <text:p>20.43</text:p>
          </table:table-cell>
          <table:table-cell office:value-type="float" office:value="267800" calcext:value-type="float">
            <text:p>267800</text:p>
          </table:table-cell>
          <table:table-cell office:value-type="float" office:value="20.43" calcext:value-type="float">
            <text:p>20.43</text:p>
          </table:table-cell>
          <table:table-cell table:formula="of:=([.G754]-[.G755])/[.G755]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07</text:p>
          </table:table-cell>
          <table:table-cell office:value-type="float" office:value="20.57" calcext:value-type="float">
            <text:p>20.57</text:p>
          </table:table-cell>
          <table:table-cell office:value-type="float" office:value="20.64" calcext:value-type="float">
            <text:p>20.64</text:p>
          </table:table-cell>
          <table:table-cell office:value-type="float" office:value="20.34" calcext:value-type="float">
            <text:p>20.34</text:p>
          </table:table-cell>
          <table:table-cell office:value-type="float" office:value="20.43" calcext:value-type="float">
            <text:p>20.43</text:p>
          </table:table-cell>
          <table:table-cell office:value-type="float" office:value="141000" calcext:value-type="float">
            <text:p>141000</text:p>
          </table:table-cell>
          <table:table-cell office:value-type="float" office:value="20.43" calcext:value-type="float">
            <text:p>20.43</text:p>
          </table:table-cell>
          <table:table-cell table:formula="of:=([.G755]-[.G756])/[.G756]" office:value-type="percentage" office:value="-0.0014662756598241" calcext:value-type="percentage">
            <text:p>-0.15%</text:p>
          </table:table-cell>
          <table:table-cell table:number-columns-repeated="4"/>
          <table:table-cell office:value-type="float" office:value="3.34" calcext:value-type="float">
            <text:p>3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06</text:p>
          </table:table-cell>
          <table:table-cell office:value-type="float" office:value="21.06" calcext:value-type="float">
            <text:p>21.06</text:p>
          </table:table-cell>
          <table:table-cell office:value-type="float" office:value="21.26" calcext:value-type="float">
            <text:p>21.26</text:p>
          </table:table-cell>
          <table:table-cell office:value-type="float" office:value="20.32" calcext:value-type="float">
            <text:p>20.32</text:p>
          </table:table-cell>
          <table:table-cell office:value-type="float" office:value="20.46" calcext:value-type="float">
            <text:p>20.46</text:p>
          </table:table-cell>
          <table:table-cell office:value-type="float" office:value="313400" calcext:value-type="float">
            <text:p>313400</text:p>
          </table:table-cell>
          <table:table-cell office:value-type="float" office:value="20.46" calcext:value-type="float">
            <text:p>20.46</text:p>
          </table:table-cell>
          <table:table-cell table:formula="of:=([.G756]-[.G757])/[.G757]" office:value-type="percentage" office:value="-0.03125" calcext:value-type="percentage">
            <text:p>-3.13%</text:p>
          </table:table-cell>
          <table:table-cell table:number-columns-repeated="4"/>
          <table:table-cell office:value-type="float" office:value="-1.73" calcext:value-type="float">
            <text:p>-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05</text:p>
          </table:table-cell>
          <table:table-cell office:value-type="float" office:value="21.15" calcext:value-type="float">
            <text:p>21.15</text:p>
          </table:table-cell>
          <table:table-cell office:value-type="float" office:value="21.28" calcext:value-type="float">
            <text:p>21.28</text:p>
          </table:table-cell>
          <table:table-cell office:value-type="float" office:value="21.01" calcext:value-type="float">
            <text:p>21.01</text:p>
          </table:table-cell>
          <table:table-cell office:value-type="float" office:value="21.12" calcext:value-type="float">
            <text:p>21.12</text:p>
          </table:table-cell>
          <table:table-cell office:value-type="float" office:value="332000" calcext:value-type="float">
            <text:p>332000</text:p>
          </table:table-cell>
          <table:table-cell office:value-type="float" office:value="21.12" calcext:value-type="float">
            <text:p>21.12</text:p>
          </table:table-cell>
          <table:table-cell table:formula="of:=([.G757]-[.G758])/[.G758]" office:value-type="percentage" office:value="0.00619342544068616" calcext:value-type="percentage">
            <text:p>0.62%</text:p>
          </table:table-cell>
          <table:table-cell table:number-columns-repeated="4"/>
          <table:table-cell office:value-type="float" office:value="9.15" calcext:value-type="float">
            <text:p>9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04</text:p>
          </table:table-cell>
          <table:table-cell office:value-type="float" office:value="20.43" calcext:value-type="float">
            <text:p>20.43</text:p>
          </table:table-cell>
          <table:table-cell office:value-type="float" office:value="21.17" calcext:value-type="float">
            <text:p>21.17</text:p>
          </table:table-cell>
          <table:table-cell office:value-type="float" office:value="20.3" calcext:value-type="float">
            <text:p>20.3</text:p>
          </table:table-cell>
          <table:table-cell office:value-type="float" office:value="20.99" calcext:value-type="float">
            <text:p>20.99</text:p>
          </table:table-cell>
          <table:table-cell office:value-type="float" office:value="643600" calcext:value-type="float">
            <text:p>643600</text:p>
          </table:table-cell>
          <table:table-cell office:value-type="float" office:value="20.99" calcext:value-type="float">
            <text:p>20.99</text:p>
          </table:table-cell>
          <table:table-cell table:formula="of:=([.G758]-[.G759])/[.G759]" office:value-type="percentage" office:value="0.0189320388349513" calcext:value-type="percentage">
            <text:p>1.89%</text:p>
          </table:table-cell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0-01</text:p>
          </table:table-cell>
          <table:table-cell office:value-type="float" office:value="20.69" calcext:value-type="float">
            <text:p>20.69</text:p>
          </table:table-cell>
          <table:table-cell office:value-type="float" office:value="20.75" calcext:value-type="float">
            <text:p>20.75</text:p>
          </table:table-cell>
          <table:table-cell office:value-type="float" office:value="20.31" calcext:value-type="float">
            <text:p>20.31</text:p>
          </table:table-cell>
          <table:table-cell office:value-type="float" office:value="20.6" calcext:value-type="float">
            <text:p>20.6</text:p>
          </table:table-cell>
          <table:table-cell office:value-type="float" office:value="597700" calcext:value-type="float">
            <text:p>597700</text:p>
          </table:table-cell>
          <table:table-cell office:value-type="float" office:value="20.6" calcext:value-type="float">
            <text:p>20.6</text:p>
          </table:table-cell>
          <table:table-cell table:formula="of:=([.G759]-[.G760])/[.G760]" office:value-type="percentage" office:value="0.00930916217540428" calcext:value-type="percentage">
            <text:p>0.93%</text:p>
          </table:table-cell>
          <table:table-cell table:number-columns-repeated="4"/>
          <table:table-cell office:value-type="float" office:value="-2.19" calcext:value-type="float">
            <text:p>-2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30</text:p>
          </table:table-cell>
          <table:table-cell office:value-type="float" office:value="22" calcext:value-type="float">
            <text:p>22</text:p>
          </table:table-cell>
          <table:table-cell office:value-type="float" office:value="22.15" calcext:value-type="float">
            <text:p>22.15</text:p>
          </table:table-cell>
          <table:table-cell office:value-type="float" office:value="20.19" calcext:value-type="float">
            <text:p>20.19</text:p>
          </table:table-cell>
          <table:table-cell office:value-type="float" office:value="20.41" calcext:value-type="float">
            <text:p>20.41</text:p>
          </table:table-cell>
          <table:table-cell office:value-type="float" office:value="2195800" calcext:value-type="float">
            <text:p>2195800</text:p>
          </table:table-cell>
          <table:table-cell office:value-type="float" office:value="20.41" calcext:value-type="float">
            <text:p>20.41</text:p>
          </table:table-cell>
          <table:table-cell table:formula="of:=([.G760]-[.G761])/[.G761]" office:value-type="percentage" office:value="-0.0714285714285714" calcext:value-type="percentage">
            <text:p>-7.14%</text:p>
          </table:table-cell>
          <table:table-cell table:number-columns-repeated="4"/>
          <table:table-cell office:value-type="float" office:value="4.21" calcext:value-type="float">
            <text:p>4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29</text:p>
          </table:table-cell>
          <table:table-cell office:value-type="float" office:value="21.19" calcext:value-type="float">
            <text:p>21.19</text:p>
          </table:table-cell>
          <table:table-cell office:value-type="float" office:value="22.03" calcext:value-type="float">
            <text:p>22.03</text:p>
          </table:table-cell>
          <table:table-cell office:value-type="float" office:value="21.13" calcext:value-type="float">
            <text:p>21.13</text:p>
          </table:table-cell>
          <table:table-cell office:value-type="float" office:value="21.98" calcext:value-type="float">
            <text:p>21.98</text:p>
          </table:table-cell>
          <table:table-cell office:value-type="float" office:value="1969300" calcext:value-type="float">
            <text:p>1969300</text:p>
          </table:table-cell>
          <table:table-cell office:value-type="float" office:value="21.98" calcext:value-type="float">
            <text:p>21.98</text:p>
          </table:table-cell>
          <table:table-cell table:formula="of:=([.G761]-[.G762])/[.G762]" office:value-type="percentage" office:value="0.0271028037383178" calcext:value-type="percentage">
            <text:p>2.71%</text:p>
          </table:table-cell>
          <table:table-cell table:number-columns-repeated="4"/>
          <table:table-cell office:value-type="float" office:value="1.27" calcext:value-type="float">
            <text:p>1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28</text:p>
          </table:table-cell>
          <table:table-cell office:value-type="float" office:value="21.04" calcext:value-type="float">
            <text:p>21.04</text:p>
          </table:table-cell>
          <table:table-cell office:value-type="float" office:value="21.49" calcext:value-type="float">
            <text:p>21.49</text:p>
          </table:table-cell>
          <table:table-cell office:value-type="float" office:value="20.76" calcext:value-type="float">
            <text:p>20.76</text:p>
          </table:table-cell>
          <table:table-cell office:value-type="float" office:value="21.4" calcext:value-type="float">
            <text:p>21.4</text:p>
          </table:table-cell>
          <table:table-cell office:value-type="float" office:value="1214500" calcext:value-type="float">
            <text:p>1214500</text:p>
          </table:table-cell>
          <table:table-cell office:value-type="float" office:value="21.4" calcext:value-type="float">
            <text:p>21.4</text:p>
          </table:table-cell>
          <table:table-cell table:formula="of:=([.G762]-[.G763])/[.G763]" office:value-type="percentage" office:value="0.042377009254749" calcext:value-type="percentage">
            <text:p>4.24%</text:p>
          </table:table-cell>
          <table:table-cell table:number-columns-repeated="4"/>
          <table:table-cell office:value-type="float" office:value="1.51" calcext:value-type="float">
            <text:p>1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27</text:p>
          </table:table-cell>
          <table:table-cell office:value-type="float" office:value="20.4" calcext:value-type="float">
            <text:p>20.4</text:p>
          </table:table-cell>
          <table:table-cell office:value-type="float" office:value="20.81" calcext:value-type="float">
            <text:p>20.81</text:p>
          </table:table-cell>
          <table:table-cell office:value-type="float" office:value="20.05" calcext:value-type="float">
            <text:p>20.05</text:p>
          </table:table-cell>
          <table:table-cell office:value-type="float" office:value="20.53" calcext:value-type="float">
            <text:p>20.53</text:p>
          </table:table-cell>
          <table:table-cell office:value-type="float" office:value="418600" calcext:value-type="float">
            <text:p>418600</text:p>
          </table:table-cell>
          <table:table-cell office:value-type="float" office:value="20.53" calcext:value-type="float">
            <text:p>20.53</text:p>
          </table:table-cell>
          <table:table-cell table:formula="of:=([.G763]-[.G764])/[.G764]" office:value-type="percentage" office:value="0.0213930348258706" calcext:value-type="percentage">
            <text:p>2.14%</text:p>
          </table:table-cell>
          <table:table-cell table:number-columns-repeated="4"/>
          <table:table-cell office:value-type="float" office:value="-0.96" calcext:value-type="float">
            <text:p>-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24</text:p>
          </table:table-cell>
          <table:table-cell office:value-type="float" office:value="19.95" calcext:value-type="float">
            <text:p>19.95</text:p>
          </table:table-cell>
          <table:table-cell office:value-type="float" office:value="20.19" calcext:value-type="float">
            <text:p>20.19</text:p>
          </table:table-cell>
          <table:table-cell office:value-type="float" office:value="19.65" calcext:value-type="float">
            <text:p>19.65</text:p>
          </table:table-cell>
          <table:table-cell office:value-type="float" office:value="20.1" calcext:value-type="float">
            <text:p>20.1</text:p>
          </table:table-cell>
          <table:table-cell office:value-type="float" office:value="578900" calcext:value-type="float">
            <text:p>578900</text:p>
          </table:table-cell>
          <table:table-cell office:value-type="float" office:value="20.1" calcext:value-type="float">
            <text:p>20.1</text:p>
          </table:table-cell>
          <table:table-cell table:formula="of:=([.G764]-[.G765])/[.G765]" office:value-type="percentage" office:value="0.0276073619631903" calcext:value-type="percentage">
            <text:p>2.76%</text:p>
          </table:table-cell>
          <table:table-cell table:number-columns-repeated="4"/>
          <table:table-cell office:value-type="float" office:value="2.73" calcext:value-type="float">
            <text:p>2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23</text:p>
          </table:table-cell>
          <table:table-cell office:value-type="float" office:value="19.89" calcext:value-type="float">
            <text:p>19.89</text:p>
          </table:table-cell>
          <table:table-cell office:value-type="float" office:value="20.14" calcext:value-type="float">
            <text:p>20.14</text:p>
          </table:table-cell>
          <table:table-cell office:value-type="float" office:value="19.5" calcext:value-type="float">
            <text:p>19.5</text:p>
          </table:table-cell>
          <table:table-cell office:value-type="float" office:value="19.56" calcext:value-type="float">
            <text:p>19.56</text:p>
          </table:table-cell>
          <table:table-cell office:value-type="float" office:value="668100" calcext:value-type="float">
            <text:p>668100</text:p>
          </table:table-cell>
          <table:table-cell office:value-type="float" office:value="19.56" calcext:value-type="float">
            <text:p>19.56</text:p>
          </table:table-cell>
          <table:table-cell table:formula="of:=([.G765]-[.G766])/[.G766]" office:value-type="percentage" office:value="-0.0156014091595371" calcext:value-type="percentage">
            <text:p>-1.56%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22</text:p>
          </table:table-cell>
          <table:table-cell office:value-type="float" office:value="20.87" calcext:value-type="float">
            <text:p>20.87</text:p>
          </table:table-cell>
          <table:table-cell office:value-type="float" office:value="20.95" calcext:value-type="float">
            <text:p>20.95</text:p>
          </table:table-cell>
          <table:table-cell office:value-type="float" office:value="19.8" calcext:value-type="float">
            <text:p>19.8</text:p>
          </table:table-cell>
          <table:table-cell office:value-type="float" office:value="19.87" calcext:value-type="float">
            <text:p>19.87</text:p>
          </table:table-cell>
          <table:table-cell office:value-type="float" office:value="962900" calcext:value-type="float">
            <text:p>962900</text:p>
          </table:table-cell>
          <table:table-cell office:value-type="float" office:value="19.87" calcext:value-type="float">
            <text:p>19.87</text:p>
          </table:table-cell>
          <table:table-cell table:formula="of:=([.G766]-[.G767])/[.G767]" office:value-type="percentage" office:value="-0.0433317284545016" calcext:value-type="percentage">
            <text:p>-4.33%</text:p>
          </table:table-cell>
          <table:table-cell table:number-columns-repeated="4"/>
          <table:table-cell office:value-type="float" office:value="-2.03" calcext:value-type="float">
            <text:p>-2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21</text:p>
          </table:table-cell>
          <table:table-cell office:value-type="float" office:value="20.89" calcext:value-type="float">
            <text:p>20.89</text:p>
          </table:table-cell>
          <table:table-cell office:value-type="float" office:value="21.55" calcext:value-type="float">
            <text:p>21.55</text:p>
          </table:table-cell>
          <table:table-cell office:value-type="float" office:value="20.67" calcext:value-type="float">
            <text:p>20.67</text:p>
          </table:table-cell>
          <table:table-cell office:value-type="float" office:value="20.77" calcext:value-type="float">
            <text:p>20.77</text:p>
          </table:table-cell>
          <table:table-cell office:value-type="float" office:value="796000" calcext:value-type="float">
            <text:p>796000</text:p>
          </table:table-cell>
          <table:table-cell office:value-type="float" office:value="20.77" calcext:value-type="float">
            <text:p>20.77</text:p>
          </table:table-cell>
          <table:table-cell table:formula="of:=([.G767]-[.G768])/[.G768]" office:value-type="percentage" office:value="-0.0137701804368471" calcext:value-type="percentage">
            <text:p>-1.38%</text:p>
          </table:table-cell>
          <table:table-cell table:number-columns-repeated="4"/>
          <table:table-cell office:value-type="float" office:value="-14.31" calcext:value-type="float">
            <text:p>-14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20</text:p>
          </table:table-cell>
          <table:table-cell office:value-type="float" office:value="20.67" calcext:value-type="float">
            <text:p>20.67</text:p>
          </table:table-cell>
          <table:table-cell office:value-type="float" office:value="21.35" calcext:value-type="float">
            <text:p>21.35</text:p>
          </table:table-cell>
          <table:table-cell office:value-type="float" office:value="20.16" calcext:value-type="float">
            <text:p>20.16</text:p>
          </table:table-cell>
          <table:table-cell office:value-type="float" office:value="21.06" calcext:value-type="float">
            <text:p>21.06</text:p>
          </table:table-cell>
          <table:table-cell office:value-type="float" office:value="947500" calcext:value-type="float">
            <text:p>947500</text:p>
          </table:table-cell>
          <table:table-cell office:value-type="float" office:value="21.06" calcext:value-type="float">
            <text:p>21.06</text:p>
          </table:table-cell>
          <table:table-cell table:formula="of:=([.G768]-[.G769])/[.G769]" office:value-type="percentage" office:value="0.0410281759762728" calcext:value-type="percentage">
            <text:p>4.10%</text:p>
          </table:table-cell>
          <table:table-cell table:number-columns-repeated="4"/>
          <table:table-cell office:value-type="float" office:value="10.27" calcext:value-type="float">
            <text:p>1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17</text:p>
          </table:table-cell>
          <table:table-cell office:value-type="float" office:value="21.02" calcext:value-type="float">
            <text:p>21.02</text:p>
          </table:table-cell>
          <table:table-cell office:value-type="float" office:value="21.32" calcext:value-type="float">
            <text:p>21.32</text:p>
          </table:table-cell>
          <table:table-cell office:value-type="float" office:value="19.8" calcext:value-type="float">
            <text:p>19.8</text:p>
          </table:table-cell>
          <table:table-cell office:value-type="float" office:value="20.23" calcext:value-type="float">
            <text:p>20.23</text:p>
          </table:table-cell>
          <table:table-cell office:value-type="float" office:value="1198500" calcext:value-type="float">
            <text:p>1198500</text:p>
          </table:table-cell>
          <table:table-cell office:value-type="float" office:value="20.23" calcext:value-type="float">
            <text:p>20.23</text:p>
          </table:table-cell>
          <table:table-cell table:formula="of:=([.G769]-[.G770])/[.G770]" office:value-type="percentage" office:value="-0.0339063992359122" calcext:value-type="percentage">
            <text:p>-3.39%</text:p>
          </table:table-cell>
          <table:table-cell table:number-columns-repeated="4"/>
          <table:table-cell office:value-type="float" office:value="-1.01" calcext:value-type="float">
            <text:p>-1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16</text:p>
          </table:table-cell>
          <table:table-cell office:value-type="float" office:value="22.15" calcext:value-type="float">
            <text:p>22.15</text:p>
          </table:table-cell>
          <table:table-cell office:value-type="float" office:value="23.16" calcext:value-type="float">
            <text:p>23.16</text:p>
          </table:table-cell>
          <table:table-cell office:value-type="float" office:value="20.84" calcext:value-type="float">
            <text:p>20.84</text:p>
          </table:table-cell>
          <table:table-cell office:value-type="float" office:value="20.94" calcext:value-type="float">
            <text:p>20.94</text:p>
          </table:table-cell>
          <table:table-cell office:value-type="float" office:value="2684500" calcext:value-type="float">
            <text:p>2684500</text:p>
          </table:table-cell>
          <table:table-cell office:value-type="float" office:value="20.94" calcext:value-type="float">
            <text:p>20.94</text:p>
          </table:table-cell>
          <table:table-cell table:formula="of:=([.G770]-[.G771])/[.G771]" office:value-type="percentage" office:value="-0.0473157415832575" calcext:value-type="percentage">
            <text:p>-4.73%</text:p>
          </table:table-cell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15</text:p>
          </table:table-cell>
          <table:table-cell office:value-type="float" office:value="20.98" calcext:value-type="float">
            <text:p>20.98</text:p>
          </table:table-cell>
          <table:table-cell office:value-type="float" office:value="22" calcext:value-type="float">
            <text:p>22</text:p>
          </table:table-cell>
          <table:table-cell office:value-type="float" office:value="20.79" calcext:value-type="float">
            <text:p>20.79</text:p>
          </table:table-cell>
          <table:table-cell office:value-type="float" office:value="21.98" calcext:value-type="float">
            <text:p>21.98</text:p>
          </table:table-cell>
          <table:table-cell office:value-type="float" office:value="684600" calcext:value-type="float">
            <text:p>684600</text:p>
          </table:table-cell>
          <table:table-cell office:value-type="float" office:value="21.98" calcext:value-type="float">
            <text:p>21.98</text:p>
          </table:table-cell>
          <table:table-cell table:formula="of:=([.G771]-[.G772])/[.G772]" office:value-type="percentage" office:value="0.0407196969696969" calcext:value-type="percentage">
            <text:p>4.07%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14</text:p>
          </table:table-cell>
          <table:table-cell office:value-type="float" office:value="20.54" calcext:value-type="float">
            <text:p>20.54</text:p>
          </table:table-cell>
          <table:table-cell office:value-type="float" office:value="21.6" calcext:value-type="float">
            <text:p>21.6</text:p>
          </table:table-cell>
          <table:table-cell office:value-type="float" office:value="20.53" calcext:value-type="float">
            <text:p>20.53</text:p>
          </table:table-cell>
          <table:table-cell office:value-type="float" office:value="21.12" calcext:value-type="float">
            <text:p>21.12</text:p>
          </table:table-cell>
          <table:table-cell office:value-type="float" office:value="654700" calcext:value-type="float">
            <text:p>654700</text:p>
          </table:table-cell>
          <table:table-cell office:value-type="float" office:value="21.12" calcext:value-type="float">
            <text:p>21.12</text:p>
          </table:table-cell>
          <table:table-cell table:formula="of:=([.G772]-[.G773])/[.G773]" office:value-type="percentage" office:value="0.0193050193050194" calcext:value-type="percentage">
            <text:p>1.93%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13</text:p>
          </table:table-cell>
          <table:table-cell office:value-type="float" office:value="20.89" calcext:value-type="float">
            <text:p>20.89</text:p>
          </table:table-cell>
          <table:table-cell office:value-type="float" office:value="20.9" calcext:value-type="float">
            <text:p>20.9</text:p>
          </table:table-cell>
          <table:table-cell office:value-type="float" office:value="20.5" calcext:value-type="float">
            <text:p>20.5</text:p>
          </table:table-cell>
          <table:table-cell office:value-type="float" office:value="20.72" calcext:value-type="float">
            <text:p>20.72</text:p>
          </table:table-cell>
          <table:table-cell office:value-type="float" office:value="360800" calcext:value-type="float">
            <text:p>360800</text:p>
          </table:table-cell>
          <table:table-cell office:value-type="float" office:value="20.72" calcext:value-type="float">
            <text:p>20.72</text:p>
          </table:table-cell>
          <table:table-cell table:formula="of:=([.G773]-[.G774])/[.G774]" office:value-type="percentage" office:value="0.0272682201289042" calcext:value-type="percentage">
            <text:p>2.73%</text:p>
          </table:table-cell>
          <table:table-cell table:number-columns-repeated="4"/>
          <table:table-cell office:value-type="float" office:value="-0.85" calcext:value-type="float">
            <text:p>-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10</text:p>
          </table:table-cell>
          <table:table-cell office:value-type="float" office:value="20.75" calcext:value-type="float">
            <text:p>20.75</text:p>
          </table:table-cell>
          <table:table-cell office:value-type="float" office:value="20.93" calcext:value-type="float">
            <text:p>20.93</text:p>
          </table:table-cell>
          <table:table-cell office:value-type="float" office:value="19.76" calcext:value-type="float">
            <text:p>19.76</text:p>
          </table:table-cell>
          <table:table-cell office:value-type="float" office:value="20.17" calcext:value-type="float">
            <text:p>20.17</text:p>
          </table:table-cell>
          <table:table-cell office:value-type="float" office:value="386600" calcext:value-type="float">
            <text:p>386600</text:p>
          </table:table-cell>
          <table:table-cell office:value-type="float" office:value="20.17" calcext:value-type="float">
            <text:p>20.17</text:p>
          </table:table-cell>
          <table:table-cell table:formula="of:=([.G774]-[.G775])/[.G775]" office:value-type="percentage" office:value="-0.0260743602124577" calcext:value-type="percentage">
            <text:p>-2.61%</text:p>
          </table:table-cell>
          <table:table-cell table:number-columns-repeated="4"/>
          <table:table-cell office:value-type="float" office:value="1.95" calcext:value-type="float">
            <text:p>1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09</text:p>
          </table:table-cell>
          <table:table-cell office:value-type="float" office:value="21" calcext:value-type="float">
            <text:p>21</text:p>
          </table:table-cell>
          <table:table-cell office:value-type="float" office:value="21.05" calcext:value-type="float">
            <text:p>21.05</text:p>
          </table:table-cell>
          <table:table-cell office:value-type="float" office:value="20.69" calcext:value-type="float">
            <text:p>20.69</text:p>
          </table:table-cell>
          <table:table-cell office:value-type="float" office:value="20.71" calcext:value-type="float">
            <text:p>20.71</text:p>
          </table:table-cell>
          <table:table-cell office:value-type="float" office:value="376200" calcext:value-type="float">
            <text:p>376200</text:p>
          </table:table-cell>
          <table:table-cell office:value-type="float" office:value="20.71" calcext:value-type="float">
            <text:p>20.71</text:p>
          </table:table-cell>
          <table:table-cell table:formula="of:=([.G775]-[.G776])/[.G776]" office:value-type="percentage" office:value="-0.00909090909090898" calcext:value-type="percentage">
            <text:p>-0.91%</text:p>
          </table:table-cell>
          <table:table-cell table:number-columns-repeated="4"/>
          <table:table-cell office:value-type="float" office:value="4.29" calcext:value-type="float">
            <text:p>4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08</text:p>
          </table:table-cell>
          <table:table-cell office:value-type="float" office:value="20.66" calcext:value-type="float">
            <text:p>20.66</text:p>
          </table:table-cell>
          <table:table-cell office:value-type="float" office:value="20.95" calcext:value-type="float">
            <text:p>20.95</text:p>
          </table:table-cell>
          <table:table-cell office:value-type="float" office:value="20.6" calcext:value-type="float">
            <text:p>20.6</text:p>
          </table:table-cell>
          <table:table-cell office:value-type="float" office:value="20.9" calcext:value-type="float">
            <text:p>20.9</text:p>
          </table:table-cell>
          <table:table-cell office:value-type="float" office:value="288400" calcext:value-type="float">
            <text:p>288400</text:p>
          </table:table-cell>
          <table:table-cell office:value-type="float" office:value="20.9" calcext:value-type="float">
            <text:p>20.9</text:p>
          </table:table-cell>
          <table:table-cell table:formula="of:=([.G776]-[.G777])/[.G777]" office:value-type="percentage" office:value="0.0175267770204479" calcext:value-type="percentage">
            <text:p>1.75%</text:p>
          </table:table-cell>
          <table:table-cell table:number-columns-repeated="4"/>
          <table:table-cell office:value-type="float" office:value="4.04" calcext:value-type="float">
            <text:p>4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07</text:p>
          </table:table-cell>
          <table:table-cell office:value-type="float" office:value="20.61" calcext:value-type="float">
            <text:p>20.61</text:p>
          </table:table-cell>
          <table:table-cell office:value-type="float" office:value="21" calcext:value-type="float">
            <text:p>21</text:p>
          </table:table-cell>
          <table:table-cell office:value-type="float" office:value="20.5" calcext:value-type="float">
            <text:p>20.5</text:p>
          </table:table-cell>
          <table:table-cell office:value-type="float" office:value="20.54" calcext:value-type="float">
            <text:p>20.54</text:p>
          </table:table-cell>
          <table:table-cell office:value-type="float" office:value="243400" calcext:value-type="float">
            <text:p>243400</text:p>
          </table:table-cell>
          <table:table-cell office:value-type="float" office:value="20.54" calcext:value-type="float">
            <text:p>20.54</text:p>
          </table:table-cell>
          <table:table-cell table:formula="of:=([.G777]-[.G778])/[.G778]" office:value-type="percentage" office:value="-0.024228028503563" calcext:value-type="percentage">
            <text:p>-2.42%</text:p>
          </table:table-cell>
          <table:table-cell table:number-columns-repeated="4"/>
          <table:table-cell office:value-type="float" office:value="-2.14" calcext:value-type="float">
            <text:p>-2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03</text:p>
          </table:table-cell>
          <table:table-cell office:value-type="float" office:value="20.87" calcext:value-type="float">
            <text:p>20.87</text:p>
          </table:table-cell>
          <table:table-cell office:value-type="float" office:value="21.3" calcext:value-type="float">
            <text:p>21.3</text:p>
          </table:table-cell>
          <table:table-cell office:value-type="float" office:value="20.66" calcext:value-type="float">
            <text:p>20.66</text:p>
          </table:table-cell>
          <table:table-cell office:value-type="float" office:value="21.05" calcext:value-type="float">
            <text:p>21.05</text:p>
          </table:table-cell>
          <table:table-cell office:value-type="float" office:value="434600" calcext:value-type="float">
            <text:p>434600</text:p>
          </table:table-cell>
          <table:table-cell office:value-type="float" office:value="21.05" calcext:value-type="float">
            <text:p>21.05</text:p>
          </table:table-cell>
          <table:table-cell table:formula="of:=([.G778]-[.G779])/[.G779]" office:value-type="percentage" office:value="-0.000474833808167047" calcext:value-type="percentage">
            <text:p>-0.05%</text:p>
          </table:table-cell>
          <table:table-cell table:number-columns-repeated="4"/>
          <table:table-cell office:value-type="float" office:value="1.93" calcext:value-type="float">
            <text:p>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02</text:p>
          </table:table-cell>
          <table:table-cell office:value-type="float" office:value="20.37" calcext:value-type="float">
            <text:p>20.37</text:p>
          </table:table-cell>
          <table:table-cell office:value-type="float" office:value="21.24" calcext:value-type="float">
            <text:p>21.24</text:p>
          </table:table-cell>
          <table:table-cell office:value-type="float" office:value="20.31" calcext:value-type="float">
            <text:p>20.31</text:p>
          </table:table-cell>
          <table:table-cell office:value-type="float" office:value="21.06" calcext:value-type="float">
            <text:p>21.06</text:p>
          </table:table-cell>
          <table:table-cell office:value-type="float" office:value="487100" calcext:value-type="float">
            <text:p>487100</text:p>
          </table:table-cell>
          <table:table-cell office:value-type="float" office:value="21.06" calcext:value-type="float">
            <text:p>21.06</text:p>
          </table:table-cell>
          <table:table-cell table:formula="of:=([.G779]-[.G780])/[.G780]" office:value-type="percentage" office:value="0.0298288508557457" calcext:value-type="percentage">
            <text:p>2.98%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9-01</text:p>
          </table:table-cell>
          <table:table-cell office:value-type="float" office:value="19.62" calcext:value-type="float">
            <text:p>19.62</text:p>
          </table:table-cell>
          <table:table-cell office:value-type="float" office:value="20.69" calcext:value-type="float">
            <text:p>20.69</text:p>
          </table:table-cell>
          <table:table-cell office:value-type="float" office:value="19.6" calcext:value-type="float">
            <text:p>19.6</text:p>
          </table:table-cell>
          <table:table-cell office:value-type="float" office:value="20.45" calcext:value-type="float">
            <text:p>20.45</text:p>
          </table:table-cell>
          <table:table-cell office:value-type="float" office:value="494900" calcext:value-type="float">
            <text:p>494900</text:p>
          </table:table-cell>
          <table:table-cell office:value-type="float" office:value="20.45" calcext:value-type="float">
            <text:p>20.45</text:p>
          </table:table-cell>
          <table:table-cell table:formula="of:=([.G780]-[.G781])/[.G781]" office:value-type="percentage" office:value="0.049794661190965" calcext:value-type="percentage">
            <text:p>4.98%</text:p>
          </table:table-cell>
          <table:table-cell table:number-columns-repeated="4"/>
          <table:table-cell office:value-type="float" office:value="1.81" calcext:value-type="float">
            <text:p>1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31</text:p>
          </table:table-cell>
          <table:table-cell office:value-type="float" office:value="19.66" calcext:value-type="float">
            <text:p>19.66</text:p>
          </table:table-cell>
          <table:table-cell office:value-type="float" office:value="19.79" calcext:value-type="float">
            <text:p>19.79</text:p>
          </table:table-cell>
          <table:table-cell office:value-type="float" office:value="19.33" calcext:value-type="float">
            <text:p>19.33</text:p>
          </table:table-cell>
          <table:table-cell office:value-type="float" office:value="19.48" calcext:value-type="float">
            <text:p>19.48</text:p>
          </table:table-cell>
          <table:table-cell office:value-type="float" office:value="201100" calcext:value-type="float">
            <text:p>201100</text:p>
          </table:table-cell>
          <table:table-cell office:value-type="float" office:value="19.48" calcext:value-type="float">
            <text:p>19.48</text:p>
          </table:table-cell>
          <table:table-cell table:formula="of:=([.G781]-[.G782])/[.G782]" office:value-type="percentage" office:value="-0.019627579265224" calcext:value-type="percentage">
            <text:p>-1.96%</text:p>
          </table:table-cell>
          <table:table-cell table:number-columns-repeated="4"/>
          <table:table-cell office:value-type="float" office:value="4.84" calcext:value-type="float">
            <text:p>4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30</text:p>
          </table:table-cell>
          <table:table-cell office:value-type="float" office:value="19.7" calcext:value-type="float">
            <text:p>19.7</text:p>
          </table:table-cell>
          <table:table-cell office:value-type="float" office:value="20.19" calcext:value-type="float">
            <text:p>20.19</text:p>
          </table:table-cell>
          <table:table-cell office:value-type="float" office:value="19.61" calcext:value-type="float">
            <text:p>19.61</text:p>
          </table:table-cell>
          <table:table-cell office:value-type="float" office:value="19.87" calcext:value-type="float">
            <text:p>19.87</text:p>
          </table:table-cell>
          <table:table-cell office:value-type="float" office:value="732800" calcext:value-type="float">
            <text:p>732800</text:p>
          </table:table-cell>
          <table:table-cell office:value-type="float" office:value="19.87" calcext:value-type="float">
            <text:p>19.87</text:p>
          </table:table-cell>
          <table:table-cell table:formula="of:=([.G782]-[.G783])/[.G783]" office:value-type="percentage" office:value="0.00862944162436557" calcext:value-type="percentage">
            <text:p>0.86%</text:p>
          </table:table-cell>
          <table:table-cell table:number-columns-repeated="4"/>
          <table:table-cell office:value-type="float" office:value="-1.75" calcext:value-type="float">
            <text:p>-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27</text:p>
          </table:table-cell>
          <table:table-cell office:value-type="float" office:value="19.75" calcext:value-type="float">
            <text:p>19.75</text:p>
          </table:table-cell>
          <table:table-cell office:value-type="float" office:value="19.87" calcext:value-type="float">
            <text:p>19.87</text:p>
          </table:table-cell>
          <table:table-cell office:value-type="float" office:value="19.5" calcext:value-type="float">
            <text:p>19.5</text:p>
          </table:table-cell>
          <table:table-cell office:value-type="float" office:value="19.7" calcext:value-type="float">
            <text:p>19.7</text:p>
          </table:table-cell>
          <table:table-cell office:value-type="float" office:value="379600" calcext:value-type="float">
            <text:p>379600</text:p>
          </table:table-cell>
          <table:table-cell office:value-type="float" office:value="19.7" calcext:value-type="float">
            <text:p>19.7</text:p>
          </table:table-cell>
          <table:table-cell table:formula="of:=([.G783]-[.G784])/[.G784]" office:value-type="percentage" office:value="-0.00253164556962029" calcext:value-type="percentage">
            <text:p>-0.25%</text:p>
          </table:table-cell>
          <table:table-cell table:number-columns-repeated="4"/>
          <table:table-cell office:value-type="float" office:value="-5.57" calcext:value-type="float">
            <text:p>-5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26</text:p>
          </table:table-cell>
          <table:table-cell office:value-type="float" office:value="19.89" calcext:value-type="float">
            <text:p>19.89</text:p>
          </table:table-cell>
          <table:table-cell office:value-type="float" office:value="20.27" calcext:value-type="float">
            <text:p>20.27</text:p>
          </table:table-cell>
          <table:table-cell office:value-type="float" office:value="19.6" calcext:value-type="float">
            <text:p>19.6</text:p>
          </table:table-cell>
          <table:table-cell office:value-type="float" office:value="19.75" calcext:value-type="float">
            <text:p>19.75</text:p>
          </table:table-cell>
          <table:table-cell office:value-type="float" office:value="433800" calcext:value-type="float">
            <text:p>433800</text:p>
          </table:table-cell>
          <table:table-cell office:value-type="float" office:value="19.75" calcext:value-type="float">
            <text:p>19.75</text:p>
          </table:table-cell>
          <table:table-cell table:formula="of:=([.G784]-[.G785])/[.G785]" office:value-type="percentage" office:value="-0.00753768844221098" calcext:value-type="percentage">
            <text:p>-0.75%</text:p>
          </table:table-cell>
          <table:table-cell table:number-columns-repeated="4"/>
          <table:table-cell office:value-type="float" office:value="14.34" calcext:value-type="float">
            <text:p>14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25</text:p>
          </table:table-cell>
          <table:table-cell office:value-type="float" office:value="19.16" calcext:value-type="float">
            <text:p>19.16</text:p>
          </table:table-cell>
          <table:table-cell office:value-type="float" office:value="19.98" calcext:value-type="float">
            <text:p>19.98</text:p>
          </table:table-cell>
          <table:table-cell office:value-type="float" office:value="18.56" calcext:value-type="float">
            <text:p>18.56</text:p>
          </table:table-cell>
          <table:table-cell office:value-type="float" office:value="19.9" calcext:value-type="float">
            <text:p>19.9</text:p>
          </table:table-cell>
          <table:table-cell office:value-type="float" office:value="503300" calcext:value-type="float">
            <text:p>503300</text:p>
          </table:table-cell>
          <table:table-cell office:value-type="float" office:value="19.9" calcext:value-type="float">
            <text:p>19.9</text:p>
          </table:table-cell>
          <table:table-cell table:formula="of:=([.G785]-[.G786])/[.G786]" office:value-type="percentage" office:value="0.0364583333333333" calcext:value-type="percentage">
            <text:p>3.65%</text:p>
          </table:table-cell>
          <table:table-cell table:number-columns-repeated="4"/>
          <table:table-cell office:value-type="float" office:value="-0.31" calcext:value-type="float">
            <text:p>-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24</text:p>
          </table:table-cell>
          <table:table-cell office:value-type="float" office:value="19.25" calcext:value-type="float">
            <text:p>19.25</text:p>
          </table:table-cell>
          <table:table-cell office:value-type="float" office:value="19.71" calcext:value-type="float">
            <text:p>19.71</text:p>
          </table:table-cell>
          <table:table-cell office:value-type="float" office:value="18.95" calcext:value-type="float">
            <text:p>18.95</text:p>
          </table:table-cell>
          <table:table-cell office:value-type="float" office:value="19.2" calcext:value-type="float">
            <text:p>19.2</text:p>
          </table:table-cell>
          <table:table-cell office:value-type="float" office:value="673100" calcext:value-type="float">
            <text:p>673100</text:p>
          </table:table-cell>
          <table:table-cell office:value-type="float" office:value="19.2" calcext:value-type="float">
            <text:p>19.2</text:p>
          </table:table-cell>
          <table:table-cell table:formula="of:=([.G786]-[.G787])/[.G787]" office:value-type="percentage" office:value="-0.0461997019374068" calcext:value-type="percentage">
            <text:p>-4.62%</text:p>
          </table:table-cell>
          <table:table-cell table:number-columns-repeated="4"/>
          <table:table-cell office:value-type="float" office:value="-3.67" calcext:value-type="float">
            <text:p>-3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23</text:p>
          </table:table-cell>
          <table:table-cell office:value-type="float" office:value="19.09" calcext:value-type="float">
            <text:p>19.09</text:p>
          </table:table-cell>
          <table:table-cell office:value-type="float" office:value="20.39" calcext:value-type="float">
            <text:p>20.39</text:p>
          </table:table-cell>
          <table:table-cell office:value-type="float" office:value="19" calcext:value-type="float">
            <text:p>19</text:p>
          </table:table-cell>
          <table:table-cell office:value-type="float" office:value="20.13" calcext:value-type="float">
            <text:p>20.13</text:p>
          </table:table-cell>
          <table:table-cell office:value-type="float" office:value="1088100" calcext:value-type="float">
            <text:p>1088100</text:p>
          </table:table-cell>
          <table:table-cell office:value-type="float" office:value="20.13" calcext:value-type="float">
            <text:p>20.13</text:p>
          </table:table-cell>
          <table:table-cell table:formula="of:=([.G787]-[.G788])/[.G788]" office:value-type="percentage" office:value="0.0539267015706805" calcext:value-type="percentage">
            <text:p>5.39%</text:p>
          </table:table-cell>
          <table:table-cell table:number-columns-repeated="4"/>
          <table:table-cell office:value-type="float" office:value="-1.32" calcext:value-type="float">
            <text:p>-1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20</text:p>
          </table:table-cell>
          <table:table-cell office:value-type="float" office:value="18.65" calcext:value-type="float">
            <text:p>18.65</text:p>
          </table:table-cell>
          <table:table-cell office:value-type="float" office:value="19.11" calcext:value-type="float">
            <text:p>19.11</text:p>
          </table:table-cell>
          <table:table-cell office:value-type="float" office:value="18.51" calcext:value-type="float">
            <text:p>18.51</text:p>
          </table:table-cell>
          <table:table-cell office:value-type="float" office:value="19.1" calcext:value-type="float">
            <text:p>19.1</text:p>
          </table:table-cell>
          <table:table-cell office:value-type="float" office:value="296000" calcext:value-type="float">
            <text:p>296000</text:p>
          </table:table-cell>
          <table:table-cell office:value-type="float" office:value="19.1" calcext:value-type="float">
            <text:p>19.1</text:p>
          </table:table-cell>
          <table:table-cell table:formula="of:=([.G788]-[.G789])/[.G789]" office:value-type="percentage" office:value="0.0164981373070784" calcext:value-type="percentage">
            <text:p>1.65%</text:p>
          </table:table-cell>
          <table:table-cell table:number-columns-repeated="4"/>
          <table:table-cell office:value-type="float" office:value="-4.17" calcext:value-type="float">
            <text:p>-4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19</text:p>
          </table:table-cell>
          <table:table-cell office:value-type="float" office:value="18.54" calcext:value-type="float">
            <text:p>18.54</text:p>
          </table:table-cell>
          <table:table-cell office:value-type="float" office:value="19.25" calcext:value-type="float">
            <text:p>19.25</text:p>
          </table:table-cell>
          <table:table-cell office:value-type="float" office:value="18.33" calcext:value-type="float">
            <text:p>18.33</text:p>
          </table:table-cell>
          <table:table-cell office:value-type="float" office:value="18.79" calcext:value-type="float">
            <text:p>18.79</text:p>
          </table:table-cell>
          <table:table-cell office:value-type="float" office:value="579100" calcext:value-type="float">
            <text:p>579100</text:p>
          </table:table-cell>
          <table:table-cell office:value-type="float" office:value="18.79" calcext:value-type="float">
            <text:p>18.79</text:p>
          </table:table-cell>
          <table:table-cell table:formula="of:=([.G789]-[.G790])/[.G790]" office:value-type="percentage" office:value="0.00106553010122534" calcext:value-type="percentage">
            <text:p>0.11%</text:p>
          </table:table-cell>
          <table:table-cell table:number-columns-repeated="4"/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18</text:p>
          </table:table-cell>
          <table:table-cell table:number-columns-repeated="2" office:value-type="float" office:value="19.59" calcext:value-type="float">
            <text:p>19.59</text:p>
          </table:table-cell>
          <table:table-cell office:value-type="float" office:value="18.6" calcext:value-type="float">
            <text:p>18.6</text:p>
          </table:table-cell>
          <table:table-cell office:value-type="float" office:value="18.77" calcext:value-type="float">
            <text:p>18.77</text:p>
          </table:table-cell>
          <table:table-cell office:value-type="float" office:value="601300" calcext:value-type="float">
            <text:p>601300</text:p>
          </table:table-cell>
          <table:table-cell office:value-type="float" office:value="18.77" calcext:value-type="float">
            <text:p>18.77</text:p>
          </table:table-cell>
          <table:table-cell table:formula="of:=([.G790]-[.G791])/[.G791]" office:value-type="percentage" office:value="-0.0198433420365535" calcext:value-type="percentage">
            <text:p>-1.98%</text:p>
          </table:table-cell>
          <table:table-cell table:number-columns-repeated="4"/>
          <table:table-cell office:value-type="float" office:value="1.67" calcext:value-type="float">
            <text:p>1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17</text:p>
          </table:table-cell>
          <table:table-cell office:value-type="float" office:value="18.96" calcext:value-type="float">
            <text:p>18.96</text:p>
          </table:table-cell>
          <table:table-cell office:value-type="float" office:value="19.4" calcext:value-type="float">
            <text:p>19.4</text:p>
          </table:table-cell>
          <table:table-cell office:value-type="float" office:value="18.78" calcext:value-type="float">
            <text:p>18.78</text:p>
          </table:table-cell>
          <table:table-cell office:value-type="float" office:value="19.15" calcext:value-type="float">
            <text:p>19.15</text:p>
          </table:table-cell>
          <table:table-cell office:value-type="float" office:value="447900" calcext:value-type="float">
            <text:p>447900</text:p>
          </table:table-cell>
          <table:table-cell office:value-type="float" office:value="19.15" calcext:value-type="float">
            <text:p>19.15</text:p>
          </table:table-cell>
          <table:table-cell table:formula="of:=([.G791]-[.G792])/[.G792]" office:value-type="percentage" office:value="0.0197018104366346" calcext:value-type="percentage">
            <text:p>1.97%</text:p>
          </table:table-cell>
          <table:table-cell table:number-columns-repeated="4"/>
          <table:table-cell office:value-type="float" office:value="2.04" calcext:value-type="float">
            <text:p>2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16</text:p>
          </table:table-cell>
          <table:table-cell office:value-type="float" office:value="18.45" calcext:value-type="float">
            <text:p>18.45</text:p>
          </table:table-cell>
          <table:table-cell office:value-type="float" office:value="18.8" calcext:value-type="float">
            <text:p>18.8</text:p>
          </table:table-cell>
          <table:table-cell office:value-type="float" office:value="18.26" calcext:value-type="float">
            <text:p>18.26</text:p>
          </table:table-cell>
          <table:table-cell office:value-type="float" office:value="18.78" calcext:value-type="float">
            <text:p>18.78</text:p>
          </table:table-cell>
          <table:table-cell office:value-type="float" office:value="485800" calcext:value-type="float">
            <text:p>485800</text:p>
          </table:table-cell>
          <table:table-cell office:value-type="float" office:value="18.78" calcext:value-type="float">
            <text:p>18.78</text:p>
          </table:table-cell>
          <table:table-cell table:formula="of:=([.G792]-[.G793])/[.G793]" office:value-type="percentage" office:value="0.0251091703056769" calcext:value-type="percentage">
            <text:p>2.51%</text:p>
          </table:table-cell>
          <table:table-cell table:number-columns-repeated="4"/>
          <table:table-cell office:value-type="float" office:value="3.23" calcext:value-type="float">
            <text:p>3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13</text:p>
          </table:table-cell>
          <table:table-cell office:value-type="float" office:value="18.18" calcext:value-type="float">
            <text:p>18.18</text:p>
          </table:table-cell>
          <table:table-cell office:value-type="float" office:value="18.45" calcext:value-type="float">
            <text:p>18.45</text:p>
          </table:table-cell>
          <table:table-cell office:value-type="float" office:value="17.66" calcext:value-type="float">
            <text:p>17.66</text:p>
          </table:table-cell>
          <table:table-cell office:value-type="float" office:value="18.32" calcext:value-type="float">
            <text:p>18.32</text:p>
          </table:table-cell>
          <table:table-cell office:value-type="float" office:value="634000" calcext:value-type="float">
            <text:p>634000</text:p>
          </table:table-cell>
          <table:table-cell office:value-type="float" office:value="18.32" calcext:value-type="float">
            <text:p>18.32</text:p>
          </table:table-cell>
          <table:table-cell table:formula="of:=([.G793]-[.G794])/[.G794]" office:value-type="percentage" office:value="0.0409090909090908" calcext:value-type="percentage">
            <text:p>4.09%</text:p>
          </table:table-cell>
          <table:table-cell table:number-columns-repeated="4"/>
          <table:table-cell office:value-type="float" office:value="-1.15" calcext:value-type="float">
            <text:p>-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12</text:p>
          </table:table-cell>
          <table:table-cell office:value-type="float" office:value="17.8" calcext:value-type="float">
            <text:p>17.8</text:p>
          </table:table-cell>
          <table:table-cell office:value-type="float" office:value="17.9" calcext:value-type="float">
            <text:p>17.9</text:p>
          </table:table-cell>
          <table:table-cell office:value-type="float" office:value="17.39" calcext:value-type="float">
            <text:p>17.39</text:p>
          </table:table-cell>
          <table:table-cell office:value-type="float" office:value="17.6" calcext:value-type="float">
            <text:p>17.6</text:p>
          </table:table-cell>
          <table:table-cell office:value-type="float" office:value="691000" calcext:value-type="float">
            <text:p>691000</text:p>
          </table:table-cell>
          <table:table-cell office:value-type="float" office:value="17.6" calcext:value-type="float">
            <text:p>17.6</text:p>
          </table:table-cell>
          <table:table-cell table:formula="of:=([.G794]-[.G795])/[.G795]" office:value-type="percentage" office:value="-0.0167597765363127" calcext:value-type="percentage">
            <text:p>-1.68%</text:p>
          </table:table-cell>
          <table:table-cell table:number-columns-repeated="4"/>
          <table:table-cell office:value-type="float" office:value="6.25" calcext:value-type="float">
            <text:p>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11</text:p>
          </table:table-cell>
          <table:table-cell office:value-type="float" office:value="18.69" calcext:value-type="float">
            <text:p>18.69</text:p>
          </table:table-cell>
          <table:table-cell office:value-type="float" office:value="18.88" calcext:value-type="float">
            <text:p>18.88</text:p>
          </table:table-cell>
          <table:table-cell office:value-type="float" office:value="17.85" calcext:value-type="float">
            <text:p>17.85</text:p>
          </table:table-cell>
          <table:table-cell office:value-type="float" office:value="17.9" calcext:value-type="float">
            <text:p>17.9</text:p>
          </table:table-cell>
          <table:table-cell office:value-type="float" office:value="797600" calcext:value-type="float">
            <text:p>797600</text:p>
          </table:table-cell>
          <table:table-cell office:value-type="float" office:value="17.9" calcext:value-type="float">
            <text:p>17.9</text:p>
          </table:table-cell>
          <table:table-cell table:formula="of:=([.G795]-[.G796])/[.G796]" office:value-type="percentage" office:value="-0.0593799264319497" calcext:value-type="percentage">
            <text:p>-5.94%</text:p>
          </table:table-cell>
          <table:table-cell table:number-columns-repeated="4"/>
          <table:table-cell office:value-type="float" office:value="3.02" calcext:value-type="float">
            <text:p>3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10</text:p>
          </table:table-cell>
          <table:table-cell table:number-columns-repeated="2" office:value-type="float" office:value="19.65" calcext:value-type="float">
            <text:p>19.65</text:p>
          </table:table-cell>
          <table:table-cell office:value-type="float" office:value="18.82" calcext:value-type="float">
            <text:p>18.82</text:p>
          </table:table-cell>
          <table:table-cell office:value-type="float" office:value="19.03" calcext:value-type="float">
            <text:p>19.03</text:p>
          </table:table-cell>
          <table:table-cell office:value-type="float" office:value="1281300" calcext:value-type="float">
            <text:p>1281300</text:p>
          </table:table-cell>
          <table:table-cell office:value-type="float" office:value="19.03" calcext:value-type="float">
            <text:p>19.03</text:p>
          </table:table-cell>
          <table:table-cell table:formula="of:=([.G796]-[.G797])/[.G797]" office:value-type="percentage" office:value="-0.0290816326530612" calcext:value-type="percentage">
            <text:p>-2.91%</text:p>
          </table:table-cell>
          <table:table-cell table:number-columns-repeated="4"/>
          <table:table-cell office:value-type="float" office:value="1.47" calcext:value-type="float">
            <text:p>1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09</text:p>
          </table:table-cell>
          <table:table-cell office:value-type="float" office:value="19.9" calcext:value-type="float">
            <text:p>19.9</text:p>
          </table:table-cell>
          <table:table-cell office:value-type="float" office:value="19.98" calcext:value-type="float">
            <text:p>19.98</text:p>
          </table:table-cell>
          <table:table-cell office:value-type="float" office:value="19.45" calcext:value-type="float">
            <text:p>19.45</text:p>
          </table:table-cell>
          <table:table-cell office:value-type="float" office:value="19.6" calcext:value-type="float">
            <text:p>19.6</text:p>
          </table:table-cell>
          <table:table-cell office:value-type="float" office:value="812700" calcext:value-type="float">
            <text:p>812700</text:p>
          </table:table-cell>
          <table:table-cell office:value-type="float" office:value="19.6" calcext:value-type="float">
            <text:p>19.6</text:p>
          </table:table-cell>
          <table:table-cell table:formula="of:=([.G797]-[.G798])/[.G798]" office:value-type="percentage" office:value="0.000510464522715751" calcext:value-type="percentage">
            <text:p>0.05%</text:p>
          </table:table-cell>
          <table:table-cell table:number-columns-repeated="4"/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06</text:p>
          </table:table-cell>
          <table:table-cell office:value-type="float" office:value="20.1" calcext:value-type="float">
            <text:p>20.1</text:p>
          </table:table-cell>
          <table:table-cell office:value-type="float" office:value="20.16" calcext:value-type="float">
            <text:p>20.16</text:p>
          </table:table-cell>
          <table:table-cell office:value-type="float" office:value="19.52" calcext:value-type="float">
            <text:p>19.52</text:p>
          </table:table-cell>
          <table:table-cell office:value-type="float" office:value="19.59" calcext:value-type="float">
            <text:p>19.59</text:p>
          </table:table-cell>
          <table:table-cell office:value-type="float" office:value="741900" calcext:value-type="float">
            <text:p>741900</text:p>
          </table:table-cell>
          <table:table-cell office:value-type="float" office:value="19.59" calcext:value-type="float">
            <text:p>19.59</text:p>
          </table:table-cell>
          <table:table-cell table:formula="of:=([.G798]-[.G799])/[.G799]" office:value-type="percentage" office:value="-0.0420537897310513" calcext:value-type="percentage">
            <text:p>-4.21%</text:p>
          </table:table-cell>
          <table:table-cell table:number-columns-repeated="4"/>
          <table:table-cell office:value-type="float" office:value="-0.34" calcext:value-type="float">
            <text:p>-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05</text:p>
          </table:table-cell>
          <table:table-cell office:value-type="float" office:value="21.54" calcext:value-type="float">
            <text:p>21.54</text:p>
          </table:table-cell>
          <table:table-cell office:value-type="float" office:value="21.55" calcext:value-type="float">
            <text:p>21.55</text:p>
          </table:table-cell>
          <table:table-cell office:value-type="float" office:value="20.05" calcext:value-type="float">
            <text:p>20.05</text:p>
          </table:table-cell>
          <table:table-cell office:value-type="float" office:value="20.45" calcext:value-type="float">
            <text:p>20.45</text:p>
          </table:table-cell>
          <table:table-cell office:value-type="float" office:value="796200" calcext:value-type="float">
            <text:p>796200</text:p>
          </table:table-cell>
          <table:table-cell office:value-type="float" office:value="20.45" calcext:value-type="float">
            <text:p>20.45</text:p>
          </table:table-cell>
          <table:table-cell table:formula="of:=([.G799]-[.G800])/[.G800]" office:value-type="percentage" office:value="-0.0380997177798684" calcext:value-type="percentage">
            <text:p>-3.81%</text:p>
          </table:table-cell>
          <table:table-cell table:number-columns-repeated="4"/>
          <table:table-cell office:value-type="float" office:value="-0.23" calcext:value-type="float">
            <text:p>-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04</text:p>
          </table:table-cell>
          <table:table-cell office:value-type="float" office:value="21.95" calcext:value-type="float">
            <text:p>21.95</text:p>
          </table:table-cell>
          <table:table-cell office:value-type="float" office:value="22.18" calcext:value-type="float">
            <text:p>22.18</text:p>
          </table:table-cell>
          <table:table-cell office:value-type="float" office:value="20.85" calcext:value-type="float">
            <text:p>20.85</text:p>
          </table:table-cell>
          <table:table-cell office:value-type="float" office:value="21.26" calcext:value-type="float">
            <text:p>21.26</text:p>
          </table:table-cell>
          <table:table-cell office:value-type="float" office:value="913000" calcext:value-type="float">
            <text:p>913000</text:p>
          </table:table-cell>
          <table:table-cell office:value-type="float" office:value="21.26" calcext:value-type="float">
            <text:p>21.26</text:p>
          </table:table-cell>
          <table:table-cell table:formula="of:=([.G800]-[.G801])/[.G801]" office:value-type="percentage" office:value="-0.0314350797266514" calcext:value-type="percentage">
            <text:p>-3.14%</text:p>
          </table:table-cell>
          <table:table-cell table:number-columns-repeated="4"/>
          <table:table-cell office:value-type="float" office:value="1.77" calcext:value-type="float">
            <text:p>1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03</text:p>
          </table:table-cell>
          <table:table-cell office:value-type="float" office:value="21" calcext:value-type="float">
            <text:p>21</text:p>
          </table:table-cell>
          <table:table-cell office:value-type="float" office:value="21.95" calcext:value-type="float">
            <text:p>21.95</text:p>
          </table:table-cell>
          <table:table-cell office:value-type="float" office:value="20.82" calcext:value-type="float">
            <text:p>20.82</text:p>
          </table:table-cell>
          <table:table-cell office:value-type="float" office:value="21.95" calcext:value-type="float">
            <text:p>21.95</text:p>
          </table:table-cell>
          <table:table-cell office:value-type="float" office:value="1230500" calcext:value-type="float">
            <text:p>1230500</text:p>
          </table:table-cell>
          <table:table-cell office:value-type="float" office:value="21.95" calcext:value-type="float">
            <text:p>21.95</text:p>
          </table:table-cell>
          <table:table-cell table:formula="of:=([.G801]-[.G802])/[.G802]" office:value-type="percentage" office:value="0.0492351816443594" calcext:value-type="percentage">
            <text:p>4.92%</text:p>
          </table:table-cell>
          <table:table-cell table:number-columns-repeated="4"/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8-02</text:p>
          </table:table-cell>
          <table:table-cell office:value-type="float" office:value="20.5" calcext:value-type="float">
            <text:p>20.5</text:p>
          </table:table-cell>
          <table:table-cell office:value-type="float" office:value="20.97" calcext:value-type="float">
            <text:p>20.97</text:p>
          </table:table-cell>
          <table:table-cell office:value-type="float" office:value="20.33" calcext:value-type="float">
            <text:p>20.33</text:p>
          </table:table-cell>
          <table:table-cell office:value-type="float" office:value="20.92" calcext:value-type="float">
            <text:p>20.92</text:p>
          </table:table-cell>
          <table:table-cell office:value-type="float" office:value="718100" calcext:value-type="float">
            <text:p>718100</text:p>
          </table:table-cell>
          <table:table-cell office:value-type="float" office:value="20.92" calcext:value-type="float">
            <text:p>20.92</text:p>
          </table:table-cell>
          <table:table-cell table:formula="of:=([.G802]-[.G803])/[.G803]" office:value-type="percentage" office:value="0.049147442326981" calcext:value-type="percentage">
            <text:p>4.91%</text:p>
          </table:table-cell>
          <table:table-cell table:number-columns-repeated="4"/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30</text:p>
          </table:table-cell>
          <table:table-cell office:value-type="float" office:value="20.2" calcext:value-type="float">
            <text:p>20.2</text:p>
          </table:table-cell>
          <table:table-cell office:value-type="float" office:value="20.44" calcext:value-type="float">
            <text:p>20.44</text:p>
          </table:table-cell>
          <table:table-cell office:value-type="float" office:value="19.55" calcext:value-type="float">
            <text:p>19.55</text:p>
          </table:table-cell>
          <table:table-cell office:value-type="float" office:value="19.94" calcext:value-type="float">
            <text:p>19.94</text:p>
          </table:table-cell>
          <table:table-cell office:value-type="float" office:value="426900" calcext:value-type="float">
            <text:p>426900</text:p>
          </table:table-cell>
          <table:table-cell office:value-type="float" office:value="19.94" calcext:value-type="float">
            <text:p>19.94</text:p>
          </table:table-cell>
          <table:table-cell table:formula="of:=([.G803]-[.G804])/[.G804]" office:value-type="percentage" office:value="-0.0201474201474202" calcext:value-type="percentage">
            <text:p>-2.01%</text:p>
          </table:table-cell>
          <table:table-cell table:number-columns-repeated="4"/>
          <table:table-cell office:value-type="float" office:value="-0.4" calcext:value-type="float">
            <text:p>-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29</text:p>
          </table:table-cell>
          <table:table-cell office:value-type="float" office:value="20.77" calcext:value-type="float">
            <text:p>20.77</text:p>
          </table:table-cell>
          <table:table-cell office:value-type="float" office:value="20.88" calcext:value-type="float">
            <text:p>20.88</text:p>
          </table:table-cell>
          <table:table-cell office:value-type="float" office:value="20" calcext:value-type="float">
            <text:p>20</text:p>
          </table:table-cell>
          <table:table-cell office:value-type="float" office:value="20.35" calcext:value-type="float">
            <text:p>20.35</text:p>
          </table:table-cell>
          <table:table-cell office:value-type="float" office:value="616000" calcext:value-type="float">
            <text:p>616000</text:p>
          </table:table-cell>
          <table:table-cell office:value-type="float" office:value="20.35" calcext:value-type="float">
            <text:p>20.35</text:p>
          </table:table-cell>
          <table:table-cell table:formula="of:=([.G804]-[.G805])/[.G805]" office:value-type="percentage" office:value="-0.0178571428571427" calcext:value-type="percentage">
            <text:p>-1.79%</text:p>
          </table:table-cell>
          <table:table-cell table:number-columns-repeated="4"/>
          <table:table-cell office:value-type="float" office:value="-1.74" calcext:value-type="float">
            <text:p>-1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28</text:p>
          </table:table-cell>
          <table:table-cell office:value-type="float" office:value="20.55" calcext:value-type="float">
            <text:p>20.55</text:p>
          </table:table-cell>
          <table:table-cell office:value-type="float" office:value="20.9" calcext:value-type="float">
            <text:p>20.9</text:p>
          </table:table-cell>
          <table:table-cell office:value-type="float" office:value="20.51" calcext:value-type="float">
            <text:p>20.51</text:p>
          </table:table-cell>
          <table:table-cell office:value-type="float" office:value="20.72" calcext:value-type="float">
            <text:p>20.72</text:p>
          </table:table-cell>
          <table:table-cell office:value-type="float" office:value="467200" calcext:value-type="float">
            <text:p>467200</text:p>
          </table:table-cell>
          <table:table-cell office:value-type="float" office:value="20.72" calcext:value-type="float">
            <text:p>20.72</text:p>
          </table:table-cell>
          <table:table-cell table:formula="of:=([.G805]-[.G806])/[.G806]" office:value-type="percentage" office:value="0.00827250608272497" calcext:value-type="percentage">
            <text:p>0.83%</text:p>
          </table:table-cell>
          <table:table-cell table:number-columns-repeated="4"/>
          <table:table-cell office:value-type="float" office:value="-3.76" calcext:value-type="float">
            <text:p>-3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27</text:p>
          </table:table-cell>
          <table:table-cell office:value-type="float" office:value="20.91" calcext:value-type="float">
            <text:p>20.91</text:p>
          </table:table-cell>
          <table:table-cell office:value-type="float" office:value="21.18" calcext:value-type="float">
            <text:p>21.18</text:p>
          </table:table-cell>
          <table:table-cell office:value-type="float" office:value="20.26" calcext:value-type="float">
            <text:p>20.26</text:p>
          </table:table-cell>
          <table:table-cell office:value-type="float" office:value="20.55" calcext:value-type="float">
            <text:p>20.55</text:p>
          </table:table-cell>
          <table:table-cell office:value-type="float" office:value="619700" calcext:value-type="float">
            <text:p>619700</text:p>
          </table:table-cell>
          <table:table-cell office:value-type="float" office:value="20.55" calcext:value-type="float">
            <text:p>20.55</text:p>
          </table:table-cell>
          <table:table-cell table:formula="of:=([.G806]-[.G807])/[.G807]" office:value-type="percentage" office:value="-0.0190930787589498" calcext:value-type="percentage">
            <text:p>-1.91%</text:p>
          </table:table-cell>
          <table:table-cell table:number-columns-repeated="4"/>
          <table:table-cell office:value-type="float" office:value="3.53" calcext:value-type="float">
            <text:p>3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26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20.3" calcext:value-type="float">
            <text:p>20.3</text:p>
          </table:table-cell>
          <table:table-cell office:value-type="float" office:value="20.95" calcext:value-type="float">
            <text:p>20.95</text:p>
          </table:table-cell>
          <table:table-cell office:value-type="float" office:value="922200" calcext:value-type="float">
            <text:p>922200</text:p>
          </table:table-cell>
          <table:table-cell office:value-type="float" office:value="20.95" calcext:value-type="float">
            <text:p>20.95</text:p>
          </table:table-cell>
          <table:table-cell table:formula="of:=([.G807]-[.G808])/[.G808]" office:value-type="percentage" office:value="-0.0159699389384688" calcext:value-type="percentage">
            <text:p>-1.60%</text:p>
          </table:table-cell>
          <table:table-cell table:number-columns-repeated="4"/>
          <table:table-cell office:value-type="float" office:value="-1.71" calcext:value-type="float">
            <text:p>-1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23</text:p>
          </table:table-cell>
          <table:table-cell office:value-type="float" office:value="21.19" calcext:value-type="float">
            <text:p>21.19</text:p>
          </table:table-cell>
          <table:table-cell office:value-type="float" office:value="21.56" calcext:value-type="float">
            <text:p>21.56</text:p>
          </table:table-cell>
          <table:table-cell office:value-type="float" office:value="21.06" calcext:value-type="float">
            <text:p>21.06</text:p>
          </table:table-cell>
          <table:table-cell office:value-type="float" office:value="21.29" calcext:value-type="float">
            <text:p>21.29</text:p>
          </table:table-cell>
          <table:table-cell office:value-type="float" office:value="653600" calcext:value-type="float">
            <text:p>653600</text:p>
          </table:table-cell>
          <table:table-cell office:value-type="float" office:value="21.29" calcext:value-type="float">
            <text:p>21.29</text:p>
          </table:table-cell>
          <table:table-cell table:formula="of:=([.G808]-[.G809])/[.G809]" office:value-type="percentage" office:value="0.0138095238095238" calcext:value-type="percentage">
            <text:p>1.38%</text:p>
          </table:table-cell>
          <table:table-cell table:number-columns-repeated="4"/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22</text:p>
          </table:table-cell>
          <table:table-cell office:value-type="float" office:value="20.5" calcext:value-type="float">
            <text:p>20.5</text:p>
          </table:table-cell>
          <table:table-cell office:value-type="float" office:value="21.25" calcext:value-type="float">
            <text:p>21.25</text:p>
          </table:table-cell>
          <table:table-cell office:value-type="float" office:value="20.37" calcext:value-type="float">
            <text:p>20.37</text:p>
          </table:table-cell>
          <table:table-cell office:value-type="float" office:value="21" calcext:value-type="float">
            <text:p>21</text:p>
          </table:table-cell>
          <table:table-cell office:value-type="float" office:value="957800" calcext:value-type="float">
            <text:p>957800</text:p>
          </table:table-cell>
          <table:table-cell office:value-type="float" office:value="21" calcext:value-type="float">
            <text:p>21</text:p>
          </table:table-cell>
          <table:table-cell table:formula="of:=([.G809]-[.G810])/[.G810]" office:value-type="percentage" office:value="0.0385756676557864" calcext:value-type="percentage">
            <text:p>3.86%</text:p>
          </table:table-cell>
          <table:table-cell table:number-columns-repeated="4"/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21</text:p>
          </table:table-cell>
          <table:table-cell office:value-type="float" office:value="20.66" calcext:value-type="float">
            <text:p>20.66</text:p>
          </table:table-cell>
          <table:table-cell office:value-type="float" office:value="20.9" calcext:value-type="float">
            <text:p>20.9</text:p>
          </table:table-cell>
          <table:table-cell office:value-type="float" office:value="19.5" calcext:value-type="float">
            <text:p>19.5</text:p>
          </table:table-cell>
          <table:table-cell office:value-type="float" office:value="20.22" calcext:value-type="float">
            <text:p>20.22</text:p>
          </table:table-cell>
          <table:table-cell office:value-type="float" office:value="1252500" calcext:value-type="float">
            <text:p>1252500</text:p>
          </table:table-cell>
          <table:table-cell office:value-type="float" office:value="20.22" calcext:value-type="float">
            <text:p>20.22</text:p>
          </table:table-cell>
          <table:table-cell table:formula="of:=([.G810]-[.G811])/[.G811]" office:value-type="percentage" office:value="-0.00394088669950748" calcext:value-type="percentage">
            <text:p>-0.39%</text:p>
          </table:table-cell>
          <table:table-cell table:number-columns-repeated="4"/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20</text:p>
          </table:table-cell>
          <table:table-cell table:number-columns-repeated="2" office:value-type="float" office:value="21.85" calcext:value-type="float">
            <text:p>21.85</text:p>
          </table:table-cell>
          <table:table-cell office:value-type="float" office:value="20.05" calcext:value-type="float">
            <text:p>20.05</text:p>
          </table:table-cell>
          <table:table-cell office:value-type="float" office:value="20.3" calcext:value-type="float">
            <text:p>20.3</text:p>
          </table:table-cell>
          <table:table-cell office:value-type="float" office:value="1825300" calcext:value-type="float">
            <text:p>1825300</text:p>
          </table:table-cell>
          <table:table-cell office:value-type="float" office:value="20.3" calcext:value-type="float">
            <text:p>20.3</text:p>
          </table:table-cell>
          <table:table-cell table:formula="of:=([.G811]-[.G812])/[.G812]" office:value-type="percentage" office:value="-0.0734824281150159" calcext:value-type="percentage">
            <text:p>-7.35%</text:p>
          </table:table-cell>
          <table:table-cell table:number-columns-repeated="4"/>
          <table:table-cell office:value-type="float" office:value="-0.21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19</text:p>
          </table:table-cell>
          <table:table-cell office:value-type="float" office:value="21.37" calcext:value-type="float">
            <text:p>21.37</text:p>
          </table:table-cell>
          <table:table-cell office:value-type="float" office:value="22.25" calcext:value-type="float">
            <text:p>22.25</text:p>
          </table:table-cell>
          <table:table-cell office:value-type="float" office:value="20.92" calcext:value-type="float">
            <text:p>20.92</text:p>
          </table:table-cell>
          <table:table-cell office:value-type="float" office:value="21.91" calcext:value-type="float">
            <text:p>21.91</text:p>
          </table:table-cell>
          <table:table-cell office:value-type="float" office:value="2486500" calcext:value-type="float">
            <text:p>2486500</text:p>
          </table:table-cell>
          <table:table-cell office:value-type="float" office:value="21.91" calcext:value-type="float">
            <text:p>21.91</text:p>
          </table:table-cell>
          <table:table-cell table:formula="of:=([.G812]-[.G813])/[.G813]" office:value-type="percentage" office:value="0.061531007751938" calcext:value-type="percentage">
            <text:p>6.15%</text:p>
          </table:table-cell>
          <table:table-cell table:number-columns-repeated="4"/>
          <table:table-cell office:value-type="float" office:value="-0.01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16</text:p>
          </table:table-cell>
          <table:table-cell office:value-type="float" office:value="20.7" calcext:value-type="float">
            <text:p>20.7</text:p>
          </table:table-cell>
          <table:table-cell office:value-type="float" office:value="21.3" calcext:value-type="float">
            <text:p>21.3</text:p>
          </table:table-cell>
          <table:table-cell office:value-type="float" office:value="20.05" calcext:value-type="float">
            <text:p>20.05</text:p>
          </table:table-cell>
          <table:table-cell office:value-type="float" office:value="20.64" calcext:value-type="float">
            <text:p>20.64</text:p>
          </table:table-cell>
          <table:table-cell office:value-type="float" office:value="2621300" calcext:value-type="float">
            <text:p>2621300</text:p>
          </table:table-cell>
          <table:table-cell office:value-type="float" office:value="20.64" calcext:value-type="float">
            <text:p>20.64</text:p>
          </table:table-cell>
          <table:table-cell table:formula="of:=([.G813]-[.G814])/[.G814]" office:value-type="percentage" office:value="0.0377073906485671" calcext:value-type="percentage">
            <text:p>3.77%</text:p>
          </table:table-cell>
          <table:table-cell table:number-columns-repeated="4"/>
          <table:table-cell office:value-type="float" office:value="7.04" calcext:value-type="float">
            <text:p>7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15</text:p>
          </table:table-cell>
          <table:table-cell office:value-type="float" office:value="19.94" calcext:value-type="float">
            <text:p>19.94</text:p>
          </table:table-cell>
          <table:table-cell office:value-type="float" office:value="21.5" calcext:value-type="float">
            <text:p>21.5</text:p>
          </table:table-cell>
          <table:table-cell office:value-type="float" office:value="19" calcext:value-type="float">
            <text:p>19</text:p>
          </table:table-cell>
          <table:table-cell office:value-type="float" office:value="19.89" calcext:value-type="float">
            <text:p>19.89</text:p>
          </table:table-cell>
          <table:table-cell office:value-type="float" office:value="3739800" calcext:value-type="float">
            <text:p>3739800</text:p>
          </table:table-cell>
          <table:table-cell office:value-type="float" office:value="19.89" calcext:value-type="float">
            <text:p>19.89</text:p>
          </table:table-cell>
          <table:table-cell table:formula="of:=([.G814]-[.G815])/[.G815]" office:value-type="percentage" office:value="0.00252016129032262" calcext:value-type="percentage">
            <text:p>0.25%</text:p>
          </table:table-cell>
          <table:table-cell table:number-columns-repeated="4"/>
          <table:table-cell office:value-type="float" office:value="3.07" calcext:value-type="float">
            <text:p>3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14</text:p>
          </table:table-cell>
          <table:table-cell office:value-type="float" office:value="17.94" calcext:value-type="float">
            <text:p>17.94</text:p>
          </table:table-cell>
          <table:table-cell office:value-type="float" office:value="20.15" calcext:value-type="float">
            <text:p>20.15</text:p>
          </table:table-cell>
          <table:table-cell office:value-type="float" office:value="17.76" calcext:value-type="float">
            <text:p>17.76</text:p>
          </table:table-cell>
          <table:table-cell office:value-type="float" office:value="19.84" calcext:value-type="float">
            <text:p>19.84</text:p>
          </table:table-cell>
          <table:table-cell office:value-type="float" office:value="4195200" calcext:value-type="float">
            <text:p>4195200</text:p>
          </table:table-cell>
          <table:table-cell office:value-type="float" office:value="19.84" calcext:value-type="float">
            <text:p>19.84</text:p>
          </table:table-cell>
          <table:table-cell table:formula="of:=([.G815]-[.G816])/[.G816]" office:value-type="percentage" office:value="0.093715545755237" calcext:value-type="percentage">
            <text:p>9.37%</text:p>
          </table:table-cell>
          <table:table-cell table:number-columns-repeated="4"/>
          <table:table-cell office:value-type="float" office:value="-1.24" calcext:value-type="float">
            <text:p>-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13</text:p>
          </table:table-cell>
          <table:table-cell office:value-type="float" office:value="17.39" calcext:value-type="float">
            <text:p>17.39</text:p>
          </table:table-cell>
          <table:table-cell office:value-type="float" office:value="18.64" calcext:value-type="float">
            <text:p>18.64</text:p>
          </table:table-cell>
          <table:table-cell office:value-type="float" office:value="16.9" calcext:value-type="float">
            <text:p>16.9</text:p>
          </table:table-cell>
          <table:table-cell office:value-type="float" office:value="18.14" calcext:value-type="float">
            <text:p>18.14</text:p>
          </table:table-cell>
          <table:table-cell office:value-type="float" office:value="2680100" calcext:value-type="float">
            <text:p>2680100</text:p>
          </table:table-cell>
          <table:table-cell office:value-type="float" office:value="18.14" calcext:value-type="float">
            <text:p>18.14</text:p>
          </table:table-cell>
          <table:table-cell table:formula="of:=([.G816]-[.G817])/[.G817]" office:value-type="percentage" office:value="0.0639296187683284" calcext:value-type="percentage">
            <text:p>6.39%</text:p>
          </table:table-cell>
          <table:table-cell table:number-columns-repeated="4"/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12</text:p>
          </table:table-cell>
          <table:table-cell office:value-type="float" office:value="17.95" calcext:value-type="float">
            <text:p>17.95</text:p>
          </table:table-cell>
          <table:table-cell office:value-type="float" office:value="18.07" calcext:value-type="float">
            <text:p>18.07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2202500" calcext:value-type="float">
            <text:p>2202500</text:p>
          </table:table-cell>
          <table:table-cell office:value-type="float" office:value="17.05" calcext:value-type="float">
            <text:p>17.05</text:p>
          </table:table-cell>
          <table:table-cell table:formula="of:=([.G817]-[.G818])/[.G818]" office:value-type="percentage" office:value="-0.0201149425287355" calcext:value-type="percentage">
            <text:p>-2.01%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09</text:p>
          </table:table-cell>
          <table:table-cell office:value-type="float" office:value="17.58" calcext:value-type="float">
            <text:p>17.58</text:p>
          </table:table-cell>
          <table:table-cell office:value-type="float" office:value="17.9" calcext:value-type="float">
            <text:p>17.9</text:p>
          </table:table-cell>
          <table:table-cell office:value-type="float" office:value="16.55" calcext:value-type="float">
            <text:p>16.55</text:p>
          </table:table-cell>
          <table:table-cell office:value-type="float" office:value="17.4" calcext:value-type="float">
            <text:p>17.4</text:p>
          </table:table-cell>
          <table:table-cell office:value-type="float" office:value="4050600" calcext:value-type="float">
            <text:p>4050600</text:p>
          </table:table-cell>
          <table:table-cell office:value-type="float" office:value="17.4" calcext:value-type="float">
            <text:p>17.4</text:p>
          </table:table-cell>
          <table:table-cell table:formula="of:=([.G818]-[.G819])/[.G819]" office:value-type="percentage" office:value="-0.00343642611683862" calcext:value-type="percentage">
            <text:p>-0.34%</text:p>
          </table:table-cell>
          <table:table-cell table:number-columns-repeated="4"/>
          <table:table-cell office:value-type="float" office:value="1.84" calcext:value-type="float">
            <text:p>1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08</text:p>
          </table:table-cell>
          <table:table-cell office:value-type="float" office:value="16.14" calcext:value-type="float">
            <text:p>16.14</text:p>
          </table:table-cell>
          <table:table-cell office:value-type="float" office:value="17.52" calcext:value-type="float">
            <text:p>17.52</text:p>
          </table:table-cell>
          <table:table-cell office:value-type="float" office:value="15.57" calcext:value-type="float">
            <text:p>15.57</text:p>
          </table:table-cell>
          <table:table-cell office:value-type="float" office:value="17.46" calcext:value-type="float">
            <text:p>17.46</text:p>
          </table:table-cell>
          <table:table-cell office:value-type="float" office:value="7711400" calcext:value-type="float">
            <text:p>7711400</text:p>
          </table:table-cell>
          <table:table-cell office:value-type="float" office:value="17.46" calcext:value-type="float">
            <text:p>17.46</text:p>
          </table:table-cell>
          <table:table-cell table:formula="of:=([.G819]-[.G820])/[.G820]" office:value-type="percentage" office:value="0.105063291139241" calcext:value-type="percentage">
            <text:p>10.51%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07</text:p>
          </table:table-cell>
          <table:table-cell office:value-type="float" office:value="16.4" calcext:value-type="float">
            <text:p>16.4</text:p>
          </table:table-cell>
          <table:table-cell office:value-type="float" office:value="16.63" calcext:value-type="float">
            <text:p>16.63</text:p>
          </table:table-cell>
          <table:table-cell office:value-type="float" office:value="14.98" calcext:value-type="float">
            <text:p>14.98</text:p>
          </table:table-cell>
          <table:table-cell office:value-type="float" office:value="15.8" calcext:value-type="float">
            <text:p>15.8</text:p>
          </table:table-cell>
          <table:table-cell office:value-type="float" office:value="6921700" calcext:value-type="float">
            <text:p>6921700</text:p>
          </table:table-cell>
          <table:table-cell office:value-type="float" office:value="15.8" calcext:value-type="float">
            <text:p>15.8</text:p>
          </table:table-cell>
          <table:table-cell table:formula="of:=([.G820]-[.G821])/[.G821]" office:value-type="percentage" office:value="-0.0192427063935443" calcext:value-type="percentage">
            <text:p>-1.92%</text:p>
          </table:table-cell>
          <table:table-cell table:number-columns-repeated="4"/>
          <table:table-cell office:value-type="float" office:value="1.29" calcext:value-type="float">
            <text:p>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0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.83" calcext:value-type="float">
            <text:p>15.83</text:p>
          </table:table-cell>
          <table:table-cell office:value-type="float" office:value="16.11" calcext:value-type="float">
            <text:p>16.11</text:p>
          </table:table-cell>
          <table:table-cell office:value-type="float" office:value="6866900" calcext:value-type="float">
            <text:p>6866900</text:p>
          </table:table-cell>
          <table:table-cell office:value-type="float" office:value="16.11" calcext:value-type="float">
            <text:p>16.11</text:p>
          </table:table-cell>
          <table:table-cell table:formula="of:=([.G821]-[.G822])/[.G822]" office:value-type="percentage" office:value="-0.1609375" calcext:value-type="percentage">
            <text:p>-16.09%</text:p>
          </table:table-cell>
          <table:table-cell table:number-columns-repeated="4"/>
          <table:table-cell office:value-type="float" office:value="-0.19" calcext:value-type="float">
            <text:p>-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02</text:p>
          </table:table-cell>
          <table:table-cell office:value-type="float" office:value="23" calcext:value-type="float">
            <text:p>23</text:p>
          </table:table-cell>
          <table:table-cell office:value-type="float" office:value="23.1" calcext:value-type="float">
            <text:p>23.1</text:p>
          </table:table-cell>
          <table:table-cell office:value-type="float" office:value="18.71" calcext:value-type="float">
            <text:p>18.71</text:p>
          </table:table-cell>
          <table:table-cell office:value-type="float" office:value="19.2" calcext:value-type="float">
            <text:p>19.2</text:p>
          </table:table-cell>
          <table:table-cell office:value-type="float" office:value="5139800" calcext:value-type="float">
            <text:p>5139800</text:p>
          </table:table-cell>
          <table:table-cell office:value-type="float" office:value="19.2" calcext:value-type="float">
            <text:p>19.2</text:p>
          </table:table-cell>
          <table:table-cell table:formula="of:=([.G822]-[.G823])/[.G823]" office:value-type="percentage" office:value="-0.12568306010929" calcext:value-type="percentage">
            <text:p>-12.57%</text:p>
          </table:table-cell>
          <table:table-cell table:number-columns-repeated="4"/>
          <table:table-cell office:value-type="float" office:value="-6.24" calcext:value-type="float">
            <text:p>-6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7-01</text:p>
          </table:table-cell>
          <table:table-cell office:value-type="float" office:value="25" calcext:value-type="float">
            <text:p>25</text:p>
          </table:table-cell>
          <table:table-cell office:value-type="float" office:value="25.92" calcext:value-type="float">
            <text:p>25.92</text:p>
          </table:table-cell>
          <table:table-cell office:value-type="float" office:value="20.27" calcext:value-type="float">
            <text:p>20.27</text:p>
          </table:table-cell>
          <table:table-cell office:value-type="float" office:value="21.96" calcext:value-type="float">
            <text:p>21.96</text:p>
          </table:table-cell>
          <table:table-cell office:value-type="float" office:value="8218800" calcext:value-type="float">
            <text:p>8218800</text:p>
          </table:table-cell>
          <table:table-cell office:value-type="float" office:value="21.96" calcext:value-type="float">
            <text:p>21.96</text:p>
          </table:table-cell>
          <table:table-cell table:formula="of:=([.G823]-[.G824])/[.G824]" office:value-type="percentage" office:value="-0.078472513638271" calcext:value-type="percentage">
            <text:p>-7.85%</text:p>
          </table:table-cell>
          <table:table-cell table:number-columns-repeated="4"/>
          <table:table-cell office:value-type="float" office:value="-4.22" calcext:value-type="float">
            <text:p>-4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6-30</text:p>
          </table:table-cell>
          <table:table-cell office:value-type="float" office:value="25.79" calcext:value-type="float">
            <text:p>25.79</text:p>
          </table:table-cell>
          <table:table-cell office:value-type="float" office:value="30.42" calcext:value-type="float">
            <text:p>30.42</text:p>
          </table:table-cell>
          <table:table-cell office:value-type="float" office:value="23.3" calcext:value-type="float">
            <text:p>23.3</text:p>
          </table:table-cell>
          <table:table-cell office:value-type="float" office:value="23.83" calcext:value-type="float">
            <text:p>23.83</text:p>
          </table:table-cell>
          <table:table-cell office:value-type="float" office:value="17187100" calcext:value-type="float">
            <text:p>17187100</text:p>
          </table:table-cell>
          <table:table-cell office:value-type="float" office:value="23.83" calcext:value-type="float">
            <text:p>23.83</text:p>
          </table:table-cell>
          <table:table-cell table:formula="of:=([.G824]-[.G825])/[.G825]" office:value-type="percentage" office:value="-0.00251151109250742" calcext:value-type="percentage">
            <text:p>-0.25%</text:p>
          </table:table-cell>
          <table:table-cell table:number-columns-repeated="4"/>
          <table:table-cell office:value-type="float" office:value="4.43" calcext:value-type="float">
            <text:p>4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6-2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7.54" calcext:value-type="float">
            <text:p>17.54</text:p>
          </table:table-cell>
          <table:table-cell office:value-type="float" office:value="23.89" calcext:value-type="float">
            <text:p>23.89</text:p>
          </table:table-cell>
          <table:table-cell office:value-type="float" office:value="18766300" calcext:value-type="float">
            <text:p>18766300</text:p>
          </table:table-cell>
          <table:table-cell office:value-type="float" office:value="23.89" calcext:value-type="float">
            <text:p>23.89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7T20:56:52.858892000</dc:date>
    <meta:document-statistic meta:table-count="1" meta:cell-count="7432" meta:object-count="0"/>
    <meta:generator>LibreOffice/4.1.2.3$MacOSX_x86 LibreOffice_project/40b2d7fde7e8d2d7bc5a449dc65df4d08a7dd38</meta:generator>
  </office:meta>
</office:document-meta>
</file>